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417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0.5866in"/>
    </style:style>
    <style:style style:name="co6" style:family="table-column">
      <style:table-column-properties fo:break-before="auto" style:column-width="1.0146in"/>
    </style:style>
    <style:style style:name="co7" style:family="table-column">
      <style:table-column-properties fo:break-before="auto" style:column-width="0.8791in"/>
    </style:style>
    <style:style style:name="co8" style:family="table-column">
      <style:table-column-properties fo:break-before="auto" style:column-width="0.6654in"/>
    </style:style>
    <style:style style:name="co9" style:family="table-column">
      <style:table-column-properties fo:break-before="auto" style:column-width="0.4165in"/>
    </style:style>
    <style:style style:name="co10" style:family="table-column">
      <style:table-column-properties fo:break-before="auto" style:column-width="1.0717in"/>
    </style:style>
    <style:style style:name="co11" style:family="table-column">
      <style:table-column-properties fo:break-before="auto" style:column-width="1.0043in"/>
    </style:style>
    <style:style style:name="co12" style:family="table-column">
      <style:table-column-properties fo:break-before="auto" style:column-width="1.3535in"/>
    </style:style>
    <style:style style:name="co13" style:family="table-column">
      <style:table-column-properties fo:break-before="auto" style:column-width="1.1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6ff03"/>
    </style:style>
    <style:style style:name="ce4" style:family="table-cell" style:parent-style-name="Default">
      <style:table-cell-properties fo:background-color="#ffca28"/>
    </style:style>
    <style:style style:name="ce7" style:family="table-cell" style:parent-style-name="Default">
      <style:table-cell-properties fo:background-color="#cddc39"/>
    </style:style>
    <style:style style:name="ce8" style:family="table-cell" style:parent-style-name="Default">
      <style:table-cell-properties fo:background-color="#ffc107"/>
    </style:style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ackground-color="#ffb66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MCLK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FPRE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FDIV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Div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Freq. MCLK in</text:p>
          </table:table-cell>
          <table:table-cell table:formula="of:=1000000*[.N1]" office:value-type="float" office:value="53200000" calcext:value-type="float">
            <text:p>53200000</text:p>
          </table:table-cell>
          <table:table-cell office:value-type="float" office:value="53.2" calcext:value-type="float">
            <text:p>53.2</text:p>
          </table:table-cell>
          <table:table-cell office:value-type="string" calcext:value-type="string">
            <text:p>FreqPAL</text:p>
          </table:table-cell>
          <table:table-cell office:value-type="float" office:value="17.734475" calcext:value-type="float">
            <text:p>17.734475</text:p>
          </table:table-cell>
          <table:table-cell office:value-type="string" calcext:value-type="string">
            <text:p>FreqNTSC</text:p>
          </table:table-cell>
          <table:table-cell office:value-type="float" office:value="14.31818" calcext:value-type="float">
            <text:p>14.31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I$3]+([.A2]*[.$I$2])" office:value-type="float" office:value="30720000" calcext:value-type="float">
            <text:p>30720000</text:p>
          </table:table-cell>
          <table:table-cell table:formula="of:=ROUND([.B2]/1000;0)" office:value-type="float" office:value="30720" calcext:value-type="float">
            <text:p>30720</text:p>
          </table:table-cell>
          <table:table-cell table:formula="of:=[.B2]/[.$I$4]" office:value-type="float" office:value="7680000" calcext:value-type="float">
            <text:p>7680000</text:p>
          </table:table-cell>
          <table:table-cell table:formula="of:=ROUND([.D2]/1000;0)" office:value-type="float" office:value="7680" calcext:value-type="float">
            <text:p>7680</text:p>
          </table:table-cell>
          <table:table-cell table:formula="of:=[.D2]/([.$I$1]+1)" office:value-type="float" office:value="480000" calcext:value-type="float">
            <text:p>480000</text:p>
          </table:table-cell>
          <table:table-cell table:formula="of:=ROUND([.F2]/1000;2)" office:value-type="float" office:value="480" calcext:value-type="float">
            <text:p>480</text:p>
          </table:table-cell>
          <table:table-cell office:value-type="string" calcext:value-type="string">
            <text:p>Step [Hz]</text:p>
          </table:table-cell>
          <table:table-cell table:style-name="ce4" office:value-type="float" office:value="5000" calcext:value-type="float">
            <text:p>5000</text:p>
          </table:table-cell>
          <table:table-cell table:number-columns-repeated="2"/>
          <table:table-cell office:value-type="string" calcext:value-type="string">
            <text:p>Freq. CPU</text:p>
          </table:table-cell>
          <table:table-cell office:value-type="float" office:value="894.88625" calcext:value-type="float">
            <text:p>894.88625</text:p>
          </table:table-cell>
          <table:table-cell/>
          <table:table-cell office:value-type="string" calcext:value-type="string">
            <text:p>ColorburstPAL</text:p>
          </table:table-cell>
          <table:table-cell table:formula="of:=ROUND([.P1]/4;6)" office:value-type="float" office:value="4.433619" calcext:value-type="float">
            <text:p>4.433619</text:p>
          </table:table-cell>
          <table:table-cell office:value-type="string" calcext:value-type="string">
            <text:p>ColorburstNTSC</text:p>
          </table:table-cell>
          <table:table-cell table:formula="of:=ROUND([.R1]/4;6)" office:value-type="float" office:value="3.579545" calcext:value-type="float">
            <text:p>3.579545</text:p>
          </table:table-cell>
        </table:table-row>
        <table:table-row table:style-name="ro1">
          <table:table-cell table:formula="of:=1+[.A2]" office:value-type="float" office:value="1" calcext:value-type="float">
            <text:p>1</text:p>
          </table:table-cell>
          <table:table-cell table:formula="of:=[.$I$3]+([.A3]*[.$I$2])" office:value-type="float" office:value="30725000" calcext:value-type="float">
            <text:p>30725000</text:p>
          </table:table-cell>
          <table:table-cell table:formula="of:=ROUND([.B3]/1000;0)" office:value-type="float" office:value="30725" calcext:value-type="float">
            <text:p>30725</text:p>
          </table:table-cell>
          <table:table-cell table:formula="of:=[.B3]/[.$I$4]" office:value-type="float" office:value="7681250" calcext:value-type="float">
            <text:p>7681250</text:p>
          </table:table-cell>
          <table:table-cell table:formula="of:=ROUND([.D3]/1000;0)" office:value-type="float" office:value="7681" calcext:value-type="float">
            <text:p>7681</text:p>
          </table:table-cell>
          <table:table-cell table:formula="of:=[.D3]/([.$I$1]+1)" office:value-type="float" office:value="480078.125" calcext:value-type="float">
            <text:p>480078.125</text:p>
          </table:table-cell>
          <table:table-cell table:formula="of:=ROUND([.F3]/1000;2)" office:value-type="float" office:value="480.08" calcext:value-type="float">
            <text:p>480.08</text:p>
          </table:table-cell>
          <table:table-cell office:value-type="string" calcext:value-type="string">
            <text:p>Min Freq [Hz]</text:p>
          </table:table-cell>
          <table:table-cell table:style-name="ce4" table:formula="of:=[.I6]*([.I5]+18)" office:value-type="float" office:value="30720000" calcext:value-type="float">
            <text:p>30720000</text:p>
          </table:table-cell>
          <table:table-cell table:number-columns-repeated="5"/>
          <table:table-cell office:value-type="string" calcext:value-type="string">
            <text:p>C64/C128</text:p>
          </table:table-cell>
          <table:table-cell table:formula="of:=ROUND([.$P$1]/18;6)" office:value-type="float" office:value="0.985249" calcext:value-type="float">
            <text:p>0.985249</text:p>
          </table:table-cell>
          <table:table-cell/>
          <table:table-cell table:formula="of:=ROUND([.$R$1]/14;6)" office:value-type="float" office:value="1.022727" calcext:value-type="float">
            <text:p>1.022727</text:p>
          </table:table-cell>
        </table:table-row>
        <table:table-row table:style-name="ro1">
          <table:table-cell table:formula="of:=1+[.A3]" office:value-type="float" office:value="2" calcext:value-type="float">
            <text:p>2</text:p>
          </table:table-cell>
          <table:table-cell table:formula="of:=[.$I$3]+([.A4]*[.$I$2])" office:value-type="float" office:value="30730000" calcext:value-type="float">
            <text:p>30730000</text:p>
          </table:table-cell>
          <table:table-cell table:formula="of:=ROUND([.B4]/1000;0)" office:value-type="float" office:value="30730" calcext:value-type="float">
            <text:p>30730</text:p>
          </table:table-cell>
          <table:table-cell table:formula="of:=[.B4]/[.$I$4]" office:value-type="float" office:value="7682500" calcext:value-type="float">
            <text:p>7682500</text:p>
          </table:table-cell>
          <table:table-cell table:formula="of:=ROUND([.D4]/1000;0)" office:value-type="float" office:value="7683" calcext:value-type="float">
            <text:p>7683</text:p>
          </table:table-cell>
          <table:table-cell table:formula="of:=[.D4]/([.$I$1]+1)" office:value-type="float" office:value="480156.25" calcext:value-type="float">
            <text:p>480156.25</text:p>
          </table:table-cell>
          <table:table-cell table:formula="of:=ROUND([.F4]/1000;2)" office:value-type="float" office:value="480.16" calcext:value-type="float">
            <text:p>480.16</text:p>
          </table:table-cell>
          <table:table-cell office:value-type="string" calcext:value-type="string">
            <text:p>Prescaler0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(can be 1,2,4,8)</text:p>
          </table:table-cell>
          <table:table-cell table:number-columns-repeated="4"/>
          <table:table-cell office:value-type="string" calcext:value-type="string">
            <text:p>Vic20</text:p>
          </table:table-cell>
          <table:table-cell table:formula="of:=ROUND([.$P$1]/16;6)" office:value-type="float" office:value="1.108405" calcext:value-type="float">
            <text:p>1.108405</text:p>
          </table:table-cell>
          <table:table-cell/>
          <table:table-cell table:formula="of:=ROUND([.$R$1]/14;6)" office:value-type="float" office:value="1.022727" calcext:value-type="float">
            <text:p>1.022727</text:p>
          </table:table-cell>
        </table:table-row>
        <table:table-row table:style-name="ro1">
          <table:table-cell table:formula="of:=1+[.A4]" office:value-type="float" office:value="3" calcext:value-type="float">
            <text:p>3</text:p>
          </table:table-cell>
          <table:table-cell table:formula="of:=[.$I$3]+([.A5]*[.$I$2])" office:value-type="float" office:value="30735000" calcext:value-type="float">
            <text:p>30735000</text:p>
          </table:table-cell>
          <table:table-cell table:formula="of:=ROUND([.B5]/1000;0)" office:value-type="float" office:value="30735" calcext:value-type="float">
            <text:p>30735</text:p>
          </table:table-cell>
          <table:table-cell table:formula="of:=[.B5]/[.$I$4]" office:value-type="float" office:value="7683750" calcext:value-type="float">
            <text:p>7683750</text:p>
          </table:table-cell>
          <table:table-cell table:formula="of:=ROUND([.D5]/1000;0)" office:value-type="float" office:value="7684" calcext:value-type="float">
            <text:p>7684</text:p>
          </table:table-cell>
          <table:table-cell table:formula="of:=[.D5]/([.$I$1]+1)" office:value-type="float" office:value="480234.375" calcext:value-type="float">
            <text:p>480234.375</text:p>
          </table:table-cell>
          <table:table-cell table:formula="of:=ROUND([.F5]/1000;2)" office:value-type="float" office:value="480.23" calcext:value-type="float">
            <text:p>480.23</text:p>
          </table:table-cell>
          <table:table-cell office:value-type="string" calcext:value-type="string">
            <text:p>Offset</text:p>
          </table:table-cell>
          <table:table-cell table:style-name="ce1" office:value-type="float" office:value="-6" calcext:value-type="float">
            <text:p>-6</text:p>
          </table:table-cell>
          <table:table-cell table:number-columns-repeated="5"/>
          <table:table-cell office:value-type="string" calcext:value-type="string">
            <text:p>C16/C116/+4</text:p>
          </table:table-cell>
          <table:table-cell table:formula="of:=ROUND([.$P$1]/20;6)" office:value-type="float" office:value="0.886724" calcext:value-type="float">
            <text:p>0.886724</text:p>
          </table:table-cell>
          <table:table-cell/>
          <table:table-cell table:formula="of:=ROUND([.$R$1]/16;6)" office:value-type="float" office:value="0.894886" calcext:value-type="float">
            <text:p>0.894886</text:p>
          </table:table-cell>
        </table:table-row>
        <table:table-row table:style-name="ro1">
          <table:table-cell table:formula="of:=1+[.A5]" office:value-type="float" office:value="4" calcext:value-type="float">
            <text:p>4</text:p>
          </table:table-cell>
          <table:table-cell table:formula="of:=[.$I$3]+([.A6]*[.$I$2])" office:value-type="float" office:value="30740000" calcext:value-type="float">
            <text:p>30740000</text:p>
          </table:table-cell>
          <table:table-cell table:formula="of:=ROUND([.B6]/1000;0)" office:value-type="float" office:value="30740" calcext:value-type="float">
            <text:p>30740</text:p>
          </table:table-cell>
          <table:table-cell table:formula="of:=[.B6]/[.$I$4]" office:value-type="float" office:value="7685000" calcext:value-type="float">
            <text:p>7685000</text:p>
          </table:table-cell>
          <table:table-cell table:formula="of:=ROUND([.D6]/1000;0)" office:value-type="float" office:value="7685" calcext:value-type="float">
            <text:p>7685</text:p>
          </table:table-cell>
          <table:table-cell table:formula="of:=[.D6]/([.$I$1]+1)" office:value-type="float" office:value="480312.5" calcext:value-type="float">
            <text:p>480312.5</text:p>
          </table:table-cell>
          <table:table-cell table:formula="of:=ROUND([.F6]/1000;2)" office:value-type="float" office:value="480.31" calcext:value-type="float">
            <text:p>480.31</text:p>
          </table:table-cell>
          <table:table-cell office:value-type="string" calcext:value-type="string">
            <text:p>O Size</text:p>
          </table:table-cell>
          <table:table-cell table:style-name="ce4" table:formula="of:=2560000" office:value-type="float" office:value="2560000" calcext:value-type="float">
            <text:p>2560000</text:p>
          </table:table-cell>
          <table:table-cell table:number-columns-repeated="9"/>
        </table:table-row>
        <table:table-row table:style-name="ro1">
          <table:table-cell table:formula="of:=1+[.A6]" office:value-type="float" office:value="5" calcext:value-type="float">
            <text:p>5</text:p>
          </table:table-cell>
          <table:table-cell table:formula="of:=[.$I$3]+([.A7]*[.$I$2])" office:value-type="float" office:value="30745000" calcext:value-type="float">
            <text:p>30745000</text:p>
          </table:table-cell>
          <table:table-cell table:formula="of:=ROUND([.B7]/1000;0)" office:value-type="float" office:value="30745" calcext:value-type="float">
            <text:p>30745</text:p>
          </table:table-cell>
          <table:table-cell table:formula="of:=[.B7]/[.$I$4]" office:value-type="float" office:value="7686250" calcext:value-type="float">
            <text:p>7686250</text:p>
          </table:table-cell>
          <table:table-cell table:formula="of:=ROUND([.D7]/1000;0)" office:value-type="float" office:value="7686" calcext:value-type="float">
            <text:p>7686</text:p>
          </table:table-cell>
          <table:table-cell table:formula="of:=[.D7]/([.$I$1]+1)" office:value-type="float" office:value="480390.625" calcext:value-type="float">
            <text:p>480390.625</text:p>
          </table:table-cell>
          <table:table-cell table:formula="of:=ROUND([.F7]/1000;2)" office:value-type="float" office:value="480.39" calcext:value-type="float">
            <text:p>480.39</text:p>
          </table:table-cell>
          <table:table-cell table:number-columns-repeated="11"/>
        </table:table-row>
        <table:table-row table:style-name="ro1">
          <table:table-cell table:formula="of:=1+[.A7]" office:value-type="float" office:value="6" calcext:value-type="float">
            <text:p>6</text:p>
          </table:table-cell>
          <table:table-cell table:formula="of:=[.$I$3]+([.A8]*[.$I$2])" office:value-type="float" office:value="30750000" calcext:value-type="float">
            <text:p>30750000</text:p>
          </table:table-cell>
          <table:table-cell table:formula="of:=ROUND([.B8]/1000;0)" office:value-type="float" office:value="30750" calcext:value-type="float">
            <text:p>30750</text:p>
          </table:table-cell>
          <table:table-cell table:formula="of:=[.B8]/[.$I$4]" office:value-type="float" office:value="7687500" calcext:value-type="float">
            <text:p>7687500</text:p>
          </table:table-cell>
          <table:table-cell table:formula="of:=ROUND([.D8]/1000;0)" office:value-type="float" office:value="7688" calcext:value-type="float">
            <text:p>7688</text:p>
          </table:table-cell>
          <table:table-cell table:formula="of:=[.D8]/([.$I$1]+1)" office:value-type="float" office:value="480468.75" calcext:value-type="float">
            <text:p>480468.75</text:p>
          </table:table-cell>
          <table:table-cell table:formula="of:=ROUND([.F8]/1000;2)" office:value-type="float" office:value="480.47" calcext:value-type="float">
            <text:p>480.47</text:p>
          </table:table-cell>
          <table:table-cell office:value-type="string" calcext:value-type="string">
            <text:p>Prescaler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uitable Frq BAUD</text:p>
          </table:table-cell>
          <table:table-cell/>
          <table:table-cell office:value-type="string" calcext:value-type="string">
            <text:p>Suitable Freq:</text:p>
          </table:table-cell>
          <table:table-cell/>
          <table:table-cell office:value-type="string" calcext:value-type="string">
            <text:p>Suitable Freq:</text:p>
          </table:table-cell>
          <table:table-cell/>
        </table:table-row>
        <table:table-row table:style-name="ro1">
          <table:table-cell table:formula="of:=1+[.A8]" office:value-type="float" office:value="7" calcext:value-type="float">
            <text:p>7</text:p>
          </table:table-cell>
          <table:table-cell table:formula="of:=[.$I$3]+([.A9]*[.$I$2])" office:value-type="float" office:value="30755000" calcext:value-type="float">
            <text:p>30755000</text:p>
          </table:table-cell>
          <table:table-cell table:formula="of:=ROUND([.B9]/1000;0)" office:value-type="float" office:value="30755" calcext:value-type="float">
            <text:p>30755</text:p>
          </table:table-cell>
          <table:table-cell table:formula="of:=[.B9]/[.$I$4]" office:value-type="float" office:value="7688750" calcext:value-type="float">
            <text:p>7688750</text:p>
          </table:table-cell>
          <table:table-cell table:formula="of:=ROUND([.D9]/1000;0)" office:value-type="float" office:value="7689" calcext:value-type="float">
            <text:p>7689</text:p>
          </table:table-cell>
          <table:table-cell table:formula="of:=[.D9]/([.$I$1]+1)" office:value-type="float" office:value="480546.875" calcext:value-type="float">
            <text:p>480546.875</text:p>
          </table:table-cell>
          <table:table-cell table:formula="of:=ROUND([.F9]/1000;2)" office:value-type="float" office:value="480.55" calcext:value-type="float">
            <text:p>480.55</text:p>
          </table:table-cell>
          <table:table-cell office:value-type="string" calcext:value-type="string">
            <text:p>DAC</text:p>
          </table:table-cell>
          <table:table-cell table:style-name="ce7" office:value-type="float" office:value="123" calcext:value-type="float">
            <text:p>123</text:p>
          </table:table-cell>
          <table:table-cell table:number-columns-repeated="3"/>
          <table:table-cell office:value-type="float" office:value="22.1184" calcext:value-type="float">
            <text:p>22.1184</text:p>
          </table:table-cell>
          <table:table-cell/>
          <table:table-cell office:value-type="float" office:value="53.203425" calcext:value-type="float">
            <text:p>53.203425</text:p>
          </table:table-cell>
          <table:table-cell/>
          <table:table-cell office:value-type="float" office:value="57.27272" calcext:value-type="float">
            <text:p>57.27272</text:p>
          </table:table-cell>
          <table:table-cell/>
        </table:table-row>
        <table:table-row table:style-name="ro1">
          <table:table-cell table:formula="of:=1+[.A9]" office:value-type="float" office:value="8" calcext:value-type="float">
            <text:p>8</text:p>
          </table:table-cell>
          <table:table-cell table:formula="of:=[.$I$3]+([.A10]*[.$I$2])" office:value-type="float" office:value="30760000" calcext:value-type="float">
            <text:p>30760000</text:p>
          </table:table-cell>
          <table:table-cell table:formula="of:=ROUND([.B10]/1000;0)" office:value-type="float" office:value="30760" calcext:value-type="float">
            <text:p>30760</text:p>
          </table:table-cell>
          <table:table-cell table:formula="of:=[.B10]/[.$I$4]" office:value-type="float" office:value="7690000" calcext:value-type="float">
            <text:p>7690000</text:p>
          </table:table-cell>
          <table:table-cell table:formula="of:=ROUND([.D10]/1000;0)" office:value-type="float" office:value="7690" calcext:value-type="float">
            <text:p>7690</text:p>
          </table:table-cell>
          <table:table-cell table:formula="of:=[.D10]/([.$I$1]+1)" office:value-type="float" office:value="480625" calcext:value-type="float">
            <text:p>480625</text:p>
          </table:table-cell>
          <table:table-cell table:formula="of:=ROUND([.F10]/1000;2)" office:value-type="float" office:value="480.63" calcext:value-type="float">
            <text:p>480.63</text:p>
          </table:table-cell>
          <table:table-cell office:value-type="string" calcext:value-type="string">
            <text:p>TimerFreq</text:p>
          </table:table-cell>
          <table:table-cell table:style-name="ce8" table:formula="of:=([.I6]*([.I5]+18)+5000*[.I9])" office:value-type="float" office:value="31335000" calcext:value-type="float">
            <text:p>31335000</text:p>
          </table:table-cell>
          <table:table-cell table:number-columns-repeated="3"/>
          <table:table-cell table:formula="of:=[.M9]/2" office:value-type="float" office:value="11.0592" calcext:value-type="float">
            <text:p>11.0592</text:p>
          </table:table-cell>
          <table:table-cell/>
          <table:table-cell office:value-type="float" office:value="43.35" calcext:value-type="float">
            <text:p>43.35</text:p>
          </table:table-cell>
          <table:table-cell/>
          <table:table-cell office:value-type="float" office:value="42.95454" calcext:value-type="float">
            <text:p>42.95454</text:p>
          </table:table-cell>
          <table:table-cell/>
        </table:table-row>
        <table:table-row table:style-name="ro1">
          <table:table-cell table:formula="of:=1+[.A10]" office:value-type="float" office:value="9" calcext:value-type="float">
            <text:p>9</text:p>
          </table:table-cell>
          <table:table-cell table:formula="of:=[.$I$3]+([.A11]*[.$I$2])" office:value-type="float" office:value="30765000" calcext:value-type="float">
            <text:p>30765000</text:p>
          </table:table-cell>
          <table:table-cell table:formula="of:=ROUND([.B11]/1000;0)" office:value-type="float" office:value="30765" calcext:value-type="float">
            <text:p>30765</text:p>
          </table:table-cell>
          <table:table-cell table:formula="of:=[.B11]/[.$I$4]" office:value-type="float" office:value="7691250" calcext:value-type="float">
            <text:p>7691250</text:p>
          </table:table-cell>
          <table:table-cell table:formula="of:=ROUND([.D11]/1000;0)" office:value-type="float" office:value="7691" calcext:value-type="float">
            <text:p>7691</text:p>
          </table:table-cell>
          <table:table-cell table:formula="of:=[.D11]/([.$I$1]+1)" office:value-type="float" office:value="480703.125" calcext:value-type="float">
            <text:p>480703.125</text:p>
          </table:table-cell>
          <table:table-cell table:formula="of:=ROUND([.F11]/1000;2)" office:value-type="float" office:value="480.7" calcext:value-type="float">
            <text:p>480.7</text:p>
          </table:table-cell>
          <table:table-cell office:value-type="string" calcext:value-type="string">
            <text:p>Freq0</text:p>
          </table:table-cell>
          <table:table-cell table:style-name="ce8" table:formula="of:=[.I10]/[.I4]" office:value-type="float" office:value="7833750" calcext:value-type="float">
            <text:p>7833750</text:p>
          </table:table-cell>
          <table:table-cell table:formula="of:=[.I11]/8" office:value-type="float" office:value="979218.75" calcext:value-type="float">
            <text:p>979218.75</text:p>
          </table:table-cell>
          <table:table-cell office:value-type="string" calcext:value-type="string">
            <text:p>Fck/8</text:p>
          </table:table-cell>
          <table:table-cell table:number-columns-repeated="3"/>
          <table:table-cell office:value-type="float" office:value="35.468952" calcext:value-type="float">
            <text:p>35.468952</text:p>
          </table:table-cell>
          <table:table-cell/>
          <table:table-cell office:value-type="float" office:value="28.636363" calcext:value-type="float">
            <text:p>28.636363</text:p>
          </table:table-cell>
          <table:table-cell/>
        </table:table-row>
        <table:table-row table:style-name="ro1">
          <table:table-cell table:formula="of:=1+[.A11]" office:value-type="float" office:value="10" calcext:value-type="float">
            <text:p>10</text:p>
          </table:table-cell>
          <table:table-cell table:formula="of:=[.$I$3]+([.A12]*[.$I$2])" office:value-type="float" office:value="30770000" calcext:value-type="float">
            <text:p>30770000</text:p>
          </table:table-cell>
          <table:table-cell table:formula="of:=ROUND([.B12]/1000;0)" office:value-type="float" office:value="30770" calcext:value-type="float">
            <text:p>30770</text:p>
          </table:table-cell>
          <table:table-cell table:formula="of:=[.B12]/[.$I$4]" office:value-type="float" office:value="7692500" calcext:value-type="float">
            <text:p>7692500</text:p>
          </table:table-cell>
          <table:table-cell table:formula="of:=ROUND([.D12]/1000;0)" office:value-type="float" office:value="7693" calcext:value-type="float">
            <text:p>7693</text:p>
          </table:table-cell>
          <table:table-cell table:formula="of:=[.D12]/([.$I$1]+1)" office:value-type="float" office:value="480781.25" calcext:value-type="float">
            <text:p>480781.25</text:p>
          </table:table-cell>
          <table:table-cell table:formula="of:=ROUND([.F12]/1000;2)" office:value-type="float" office:value="480.78" calcext:value-type="float">
            <text:p>480.78</text:p>
          </table:table-cell>
          <table:table-cell office:value-type="string" calcext:value-type="string">
            <text:p>Freq1</text:p>
          </table:table-cell>
          <table:table-cell table:style-name="ce8" table:formula="of:=[.I10]/(([.I1]+2)*[.I8])" office:value-type="float" office:value="1843235.29411765" calcext:value-type="float">
            <text:p>1843235.29411765</text:p>
          </table:table-cell>
          <table:table-cell table:number-columns-repeated="5"/>
          <table:table-cell office:value-type="float" office:value="17.734475" calcext:value-type="float">
            <text:p>17.734475</text:p>
          </table:table-cell>
          <table:table-cell/>
          <table:table-cell office:value-type="float" office:value="14.31818" calcext:value-type="float">
            <text:p>14.31818</text:p>
          </table:table-cell>
          <table:table-cell/>
        </table:table-row>
        <table:table-row table:style-name="ro1">
          <table:table-cell table:formula="of:=1+[.A12]" office:value-type="float" office:value="11" calcext:value-type="float">
            <text:p>11</text:p>
          </table:table-cell>
          <table:table-cell table:formula="of:=[.$I$3]+([.A13]*[.$I$2])" office:value-type="float" office:value="30775000" calcext:value-type="float">
            <text:p>30775000</text:p>
          </table:table-cell>
          <table:table-cell table:formula="of:=ROUND([.B13]/1000;0)" office:value-type="float" office:value="30775" calcext:value-type="float">
            <text:p>30775</text:p>
          </table:table-cell>
          <table:table-cell table:formula="of:=[.B13]/[.$I$4]" office:value-type="float" office:value="7693750" calcext:value-type="float">
            <text:p>7693750</text:p>
          </table:table-cell>
          <table:table-cell table:formula="of:=ROUND([.D13]/1000;0)" office:value-type="float" office:value="7694" calcext:value-type="float">
            <text:p>7694</text:p>
          </table:table-cell>
          <table:table-cell table:formula="of:=[.D13]/([.$I$1]+1)" office:value-type="float" office:value="480859.375" calcext:value-type="float">
            <text:p>480859.375</text:p>
          </table:table-cell>
          <table:table-cell table:formula="of:=ROUND([.F13]/1000;2)" office:value-type="float" office:value="480.86" calcext:value-type="float">
            <text:p>480.86</text:p>
          </table:table-cell>
          <table:table-cell table:number-columns-repeated="6"/>
          <table:table-cell office:value-type="string" calcext:value-type="string">
            <text:p>freq Serial</text:p>
          </table:table-cell>
          <table:table-cell office:value-type="string" calcext:value-type="string">
            <text:p>freq PAL</text:p>
          </table:table-cell>
          <table:table-cell office:value-type="string" calcext:value-type="string">
            <text:p>freq NTSC</text:p>
          </table:table-cell>
          <table:table-cell table:number-columns-repeated="2"/>
        </table:table-row>
        <table:table-row table:style-name="ro1">
          <table:table-cell table:formula="of:=1+[.A13]" office:value-type="float" office:value="12" calcext:value-type="float">
            <text:p>12</text:p>
          </table:table-cell>
          <table:table-cell table:formula="of:=[.$I$3]+([.A14]*[.$I$2])" office:value-type="float" office:value="30780000" calcext:value-type="float">
            <text:p>30780000</text:p>
          </table:table-cell>
          <table:table-cell table:formula="of:=ROUND([.B14]/1000;0)" office:value-type="float" office:value="30780" calcext:value-type="float">
            <text:p>30780</text:p>
          </table:table-cell>
          <table:table-cell table:formula="of:=[.B14]/[.$I$4]" office:value-type="float" office:value="7695000" calcext:value-type="float">
            <text:p>7695000</text:p>
          </table:table-cell>
          <table:table-cell table:formula="of:=ROUND([.D14]/1000;0)" office:value-type="float" office:value="7695" calcext:value-type="float">
            <text:p>7695</text:p>
          </table:table-cell>
          <table:table-cell table:formula="of:=[.D14]/([.$I$1]+1)" office:value-type="float" office:value="480937.5" calcext:value-type="float">
            <text:p>480937.5</text:p>
          </table:table-cell>
          <table:table-cell table:formula="of:=ROUND([.F14]/1000;2)" office:value-type="float" office:value="480.94" calcext:value-type="float">
            <text:p>480.94</text:p>
          </table:table-cell>
          <table:table-cell table:number-columns-repeated="11"/>
        </table:table-row>
        <table:table-row table:style-name="ro1">
          <table:table-cell table:formula="of:=1+[.A14]" office:value-type="float" office:value="13" calcext:value-type="float">
            <text:p>13</text:p>
          </table:table-cell>
          <table:table-cell table:formula="of:=[.$I$3]+([.A15]*[.$I$2])" office:value-type="float" office:value="30785000" calcext:value-type="float">
            <text:p>30785000</text:p>
          </table:table-cell>
          <table:table-cell table:formula="of:=ROUND([.B15]/1000;0)" office:value-type="float" office:value="30785" calcext:value-type="float">
            <text:p>30785</text:p>
          </table:table-cell>
          <table:table-cell table:formula="of:=[.B15]/[.$I$4]" office:value-type="float" office:value="7696250" calcext:value-type="float">
            <text:p>7696250</text:p>
          </table:table-cell>
          <table:table-cell table:formula="of:=ROUND([.D15]/1000;0)" office:value-type="float" office:value="7696" calcext:value-type="float">
            <text:p>7696</text:p>
          </table:table-cell>
          <table:table-cell table:formula="of:=[.D15]/([.$I$1]+1)" office:value-type="float" office:value="481015.625" calcext:value-type="float">
            <text:p>481015.625</text:p>
          </table:table-cell>
          <table:table-cell table:formula="of:=ROUND([.F15]/1000;2)" office:value-type="float" office:value="481.02" calcext:value-type="float">
            <text:p>481.02</text:p>
          </table:table-cell>
          <table:table-cell table:number-columns-repeated="11"/>
        </table:table-row>
        <table:table-row table:style-name="ro1">
          <table:table-cell table:formula="of:=1+[.A15]" office:value-type="float" office:value="14" calcext:value-type="float">
            <text:p>14</text:p>
          </table:table-cell>
          <table:table-cell table:formula="of:=[.$I$3]+([.A16]*[.$I$2])" office:value-type="float" office:value="30790000" calcext:value-type="float">
            <text:p>30790000</text:p>
          </table:table-cell>
          <table:table-cell table:formula="of:=ROUND([.B16]/1000;0)" office:value-type="float" office:value="30790" calcext:value-type="float">
            <text:p>30790</text:p>
          </table:table-cell>
          <table:table-cell table:formula="of:=[.B16]/[.$I$4]" office:value-type="float" office:value="7697500" calcext:value-type="float">
            <text:p>7697500</text:p>
          </table:table-cell>
          <table:table-cell table:formula="of:=ROUND([.D16]/1000;0)" office:value-type="float" office:value="7698" calcext:value-type="float">
            <text:p>7698</text:p>
          </table:table-cell>
          <table:table-cell table:formula="of:=[.D16]/([.$I$1]+1)" office:value-type="float" office:value="481093.75" calcext:value-type="float">
            <text:p>481093.75</text:p>
          </table:table-cell>
          <table:table-cell table:formula="of:=ROUND([.F16]/1000;2)" office:value-type="float" office:value="481.09" calcext:value-type="float">
            <text:p>481.09</text:p>
          </table:table-cell>
          <table:table-cell table:number-columns-repeated="5"/>
          <table:table-cell office:value-type="string" calcext:value-type="string">
            <text:p>DIV4</text:p>
          </table:table-cell>
          <table:table-cell table:formula="of:=[.N17]/2" office:value-type="float" office:value="1.8432" calcext:value-type="float">
            <text:p>1.8432</text:p>
          </table:table-cell>
          <table:table-cell table:formula="of:=[.O17]/2" office:value-type="float" office:value="1.1084046875" calcext:value-type="float">
            <text:p>1.1084046875</text:p>
          </table:table-cell>
          <table:table-cell table:formula="of:=[.P17]/2" office:value-type="float" office:value="0.89488625" calcext:value-type="float">
            <text:p>0.89488625</text:p>
          </table:table-cell>
          <table:table-cell table:number-columns-repeated="2"/>
        </table:table-row>
        <table:table-row table:style-name="ro1">
          <table:table-cell table:formula="of:=1+[.A16]" office:value-type="float" office:value="15" calcext:value-type="float">
            <text:p>15</text:p>
          </table:table-cell>
          <table:table-cell table:formula="of:=[.$I$3]+([.A17]*[.$I$2])" office:value-type="float" office:value="30795000" calcext:value-type="float">
            <text:p>30795000</text:p>
          </table:table-cell>
          <table:table-cell table:formula="of:=ROUND([.B17]/1000;0)" office:value-type="float" office:value="30795" calcext:value-type="float">
            <text:p>30795</text:p>
          </table:table-cell>
          <table:table-cell table:formula="of:=[.B17]/[.$I$4]" office:value-type="float" office:value="7698750" calcext:value-type="float">
            <text:p>7698750</text:p>
          </table:table-cell>
          <table:table-cell table:formula="of:=ROUND([.D17]/1000;0)" office:value-type="float" office:value="7699" calcext:value-type="float">
            <text:p>7699</text:p>
          </table:table-cell>
          <table:table-cell table:formula="of:=[.D17]/([.$I$1]+1)" office:value-type="float" office:value="481171.875" calcext:value-type="float">
            <text:p>481171.875</text:p>
          </table:table-cell>
          <table:table-cell table:formula="of:=ROUND([.F17]/1000;2)" office:value-type="float" office:value="481.17" calcext:value-type="float">
            <text:p>481.17</text:p>
          </table:table-cell>
          <table:table-cell table:number-columns-repeated="5"/>
          <table:table-cell office:value-type="string" calcext:value-type="string">
            <text:p>DIV2</text:p>
          </table:table-cell>
          <table:table-cell table:formula="of:=[.N18]/2" office:value-type="float" office:value="3.6864" calcext:value-type="float">
            <text:p>3.6864</text:p>
          </table:table-cell>
          <table:table-cell table:formula="of:=[.O18]/2" office:value-type="float" office:value="2.216809375" calcext:value-type="float">
            <text:p>2.216809375</text:p>
          </table:table-cell>
          <table:table-cell table:formula="of:=[.P18]/2" office:value-type="float" office:value="1.7897725" calcext:value-type="float">
            <text:p>1.7897725</text:p>
          </table:table-cell>
          <table:table-cell table:number-columns-repeated="2"/>
        </table:table-row>
        <table:table-row table:style-name="ro1">
          <table:table-cell table:formula="of:=1+[.A17]" office:value-type="float" office:value="16" calcext:value-type="float">
            <text:p>16</text:p>
          </table:table-cell>
          <table:table-cell table:formula="of:=[.$I$3]+([.A18]*[.$I$2])" office:value-type="float" office:value="30800000" calcext:value-type="float">
            <text:p>30800000</text:p>
          </table:table-cell>
          <table:table-cell table:formula="of:=ROUND([.B18]/1000;0)" office:value-type="float" office:value="30800" calcext:value-type="float">
            <text:p>30800</text:p>
          </table:table-cell>
          <table:table-cell table:formula="of:=[.B18]/[.$I$4]" office:value-type="float" office:value="7700000" calcext:value-type="float">
            <text:p>7700000</text:p>
          </table:table-cell>
          <table:table-cell table:formula="of:=ROUND([.D18]/1000;0)" office:value-type="float" office:value="7700" calcext:value-type="float">
            <text:p>7700</text:p>
          </table:table-cell>
          <table:table-cell table:formula="of:=[.D18]/([.$I$1]+1)" office:value-type="float" office:value="481250" calcext:value-type="float">
            <text:p>481250</text:p>
          </table:table-cell>
          <table:table-cell table:formula="of:=ROUND([.F18]/1000;2)" office:value-type="float" office:value="481.25" calcext:value-type="float">
            <text:p>481.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" office:value-type="float" office:value="7.3728" calcext:value-type="float">
            <text:p>7.3728</text:p>
          </table:table-cell>
          <table:table-cell table:style-name="ce2" office:value-type="float" office:value="4.43361875" calcext:value-type="float">
            <text:p>4.43361875</text:p>
          </table:table-cell>
          <table:table-cell table:style-name="ce2" office:value-type="float" office:value="3.579545" calcext:value-type="float">
            <text:p>3.579545</text:p>
          </table:table-cell>
          <table:table-cell table:number-columns-repeated="2"/>
        </table:table-row>
        <table:table-row table:style-name="ro1">
          <table:table-cell table:formula="of:=1+[.A18]" office:value-type="float" office:value="17" calcext:value-type="float">
            <text:p>17</text:p>
          </table:table-cell>
          <table:table-cell table:formula="of:=[.$I$3]+([.A19]*[.$I$2])" office:value-type="float" office:value="30805000" calcext:value-type="float">
            <text:p>30805000</text:p>
          </table:table-cell>
          <table:table-cell table:formula="of:=ROUND([.B19]/1000;0)" office:value-type="float" office:value="30805" calcext:value-type="float">
            <text:p>30805</text:p>
          </table:table-cell>
          <table:table-cell table:formula="of:=[.B19]/[.$I$4]" office:value-type="float" office:value="7701250" calcext:value-type="float">
            <text:p>7701250</text:p>
          </table:table-cell>
          <table:table-cell table:formula="of:=ROUND([.D19]/1000;0)" office:value-type="float" office:value="7701" calcext:value-type="float">
            <text:p>7701</text:p>
          </table:table-cell>
          <table:table-cell table:formula="of:=[.D19]/([.$I$1]+1)" office:value-type="float" office:value="481328.125" calcext:value-type="float">
            <text:p>481328.125</text:p>
          </table:table-cell>
          <table:table-cell table:formula="of:=ROUND([.F19]/1000;2)" office:value-type="float" office:value="481.33" calcext:value-type="float">
            <text:p>481.33</text:p>
          </table:table-cell>
          <table:table-cell table:number-columns-repeated="5"/>
          <table:table-cell table:formula="of:=1+[.M18]" office:value-type="float" office:value="2" calcext:value-type="float">
            <text:p>2</text:p>
          </table:table-cell>
          <table:table-cell table:style-name="ce2" table:formula="of:=[.N$18]*[.$M19]" office:value-type="float" office:value="14.7456" calcext:value-type="float">
            <text:p>14.7456</text:p>
          </table:table-cell>
          <table:table-cell table:style-name="ce3" table:formula="of:=[.O$18]*[.$M19]" office:value-type="float" office:value="8.8672375" calcext:value-type="float">
            <text:p>8.8672375</text:p>
          </table:table-cell>
          <table:table-cell table:style-name="ce2" table:formula="of:=[.P$18]*[.$M19]" office:value-type="float" office:value="7.15909" calcext:value-type="float">
            <text:p>7.15909</text:p>
          </table:table-cell>
          <table:table-cell table:number-columns-repeated="2"/>
        </table:table-row>
        <table:table-row table:style-name="ro1">
          <table:table-cell table:formula="of:=1+[.A19]" office:value-type="float" office:value="18" calcext:value-type="float">
            <text:p>18</text:p>
          </table:table-cell>
          <table:table-cell table:formula="of:=[.$I$3]+([.A20]*[.$I$2])" office:value-type="float" office:value="30810000" calcext:value-type="float">
            <text:p>30810000</text:p>
          </table:table-cell>
          <table:table-cell table:formula="of:=ROUND([.B20]/1000;0)" office:value-type="float" office:value="30810" calcext:value-type="float">
            <text:p>30810</text:p>
          </table:table-cell>
          <table:table-cell table:formula="of:=[.B20]/[.$I$4]" office:value-type="float" office:value="7702500" calcext:value-type="float">
            <text:p>7702500</text:p>
          </table:table-cell>
          <table:table-cell table:formula="of:=ROUND([.D20]/1000;0)" office:value-type="float" office:value="7703" calcext:value-type="float">
            <text:p>7703</text:p>
          </table:table-cell>
          <table:table-cell table:formula="of:=[.D20]/([.$I$1]+1)" office:value-type="float" office:value="481406.25" calcext:value-type="float">
            <text:p>481406.25</text:p>
          </table:table-cell>
          <table:table-cell table:formula="of:=ROUND([.F20]/1000;2)" office:value-type="float" office:value="481.41" calcext:value-type="float">
            <text:p>481.41</text:p>
          </table:table-cell>
          <table:table-cell table:number-columns-repeated="5"/>
          <table:table-cell table:formula="of:=1+[.M19]" office:value-type="float" office:value="3" calcext:value-type="float">
            <text:p>3</text:p>
          </table:table-cell>
          <table:table-cell table:style-name="ce2" table:formula="of:=[.N$18]*[.$M20]" office:value-type="float" office:value="22.1184" calcext:value-type="float">
            <text:p>22.1184</text:p>
          </table:table-cell>
          <table:table-cell table:style-name="ce2" table:formula="of:=[.O$18]*[.$M20]" office:value-type="float" office:value="13.30085625" calcext:value-type="float">
            <text:p>13.30085625</text:p>
          </table:table-cell>
          <table:table-cell table:style-name="ce3" table:formula="of:=[.P$18]*[.$M20]" office:value-type="float" office:value="10.738635" calcext:value-type="float">
            <text:p>10.738635</text:p>
          </table:table-cell>
          <table:table-cell table:number-columns-repeated="2"/>
        </table:table-row>
        <table:table-row table:style-name="ro1">
          <table:table-cell table:formula="of:=1+[.A20]" office:value-type="float" office:value="19" calcext:value-type="float">
            <text:p>19</text:p>
          </table:table-cell>
          <table:table-cell table:formula="of:=[.$I$3]+([.A21]*[.$I$2])" office:value-type="float" office:value="30815000" calcext:value-type="float">
            <text:p>30815000</text:p>
          </table:table-cell>
          <table:table-cell table:formula="of:=ROUND([.B21]/1000;0)" office:value-type="float" office:value="30815" calcext:value-type="float">
            <text:p>30815</text:p>
          </table:table-cell>
          <table:table-cell table:formula="of:=[.B21]/[.$I$4]" office:value-type="float" office:value="7703750" calcext:value-type="float">
            <text:p>7703750</text:p>
          </table:table-cell>
          <table:table-cell table:formula="of:=ROUND([.D21]/1000;0)" office:value-type="float" office:value="7704" calcext:value-type="float">
            <text:p>7704</text:p>
          </table:table-cell>
          <table:table-cell table:formula="of:=[.D21]/([.$I$1]+1)" office:value-type="float" office:value="481484.375" calcext:value-type="float">
            <text:p>481484.375</text:p>
          </table:table-cell>
          <table:table-cell table:formula="of:=ROUND([.F21]/1000;2)" office:value-type="float" office:value="481.48" calcext:value-type="float">
            <text:p>481.48</text:p>
          </table:table-cell>
          <table:table-cell table:number-columns-repeated="5"/>
          <table:table-cell table:formula="of:=1+[.M20]" office:value-type="float" office:value="4" calcext:value-type="float">
            <text:p>4</text:p>
          </table:table-cell>
          <table:table-cell table:style-name="ce2" table:formula="of:=[.N$18]*[.$M21]" office:value-type="float" office:value="29.4912" calcext:value-type="float">
            <text:p>29.4912</text:p>
          </table:table-cell>
          <table:table-cell table:style-name="ce2" table:formula="of:=[.O$18]*[.$M21]" office:value-type="float" office:value="17.734475" calcext:value-type="float">
            <text:p>17.734475</text:p>
          </table:table-cell>
          <table:table-cell table:style-name="ce2" table:formula="of:=[.P$18]*[.$M21]" office:value-type="float" office:value="14.31818" calcext:value-type="float">
            <text:p>14.31818</text:p>
          </table:table-cell>
          <table:table-cell table:number-columns-repeated="2"/>
        </table:table-row>
        <table:table-row table:style-name="ro1">
          <table:table-cell table:formula="of:=1+[.A21]" office:value-type="float" office:value="20" calcext:value-type="float">
            <text:p>20</text:p>
          </table:table-cell>
          <table:table-cell table:formula="of:=[.$I$3]+([.A22]*[.$I$2])" office:value-type="float" office:value="30820000" calcext:value-type="float">
            <text:p>30820000</text:p>
          </table:table-cell>
          <table:table-cell table:formula="of:=ROUND([.B22]/1000;0)" office:value-type="float" office:value="30820" calcext:value-type="float">
            <text:p>30820</text:p>
          </table:table-cell>
          <table:table-cell table:formula="of:=[.B22]/[.$I$4]" office:value-type="float" office:value="7705000" calcext:value-type="float">
            <text:p>7705000</text:p>
          </table:table-cell>
          <table:table-cell table:formula="of:=ROUND([.D22]/1000;0)" office:value-type="float" office:value="7705" calcext:value-type="float">
            <text:p>7705</text:p>
          </table:table-cell>
          <table:table-cell table:formula="of:=[.D22]/([.$I$1]+1)" office:value-type="float" office:value="481562.5" calcext:value-type="float">
            <text:p>481562.5</text:p>
          </table:table-cell>
          <table:table-cell table:formula="of:=ROUND([.F22]/1000;2)" office:value-type="float" office:value="481.56" calcext:value-type="float">
            <text:p>481.56</text:p>
          </table:table-cell>
          <table:table-cell table:number-columns-repeated="5"/>
          <table:table-cell table:formula="of:=1+[.M21]" office:value-type="float" office:value="5" calcext:value-type="float">
            <text:p>5</text:p>
          </table:table-cell>
          <table:table-cell table:style-name="ce2" table:formula="of:=[.N$18]*[.$M22]" office:value-type="float" office:value="36.864" calcext:value-type="float">
            <text:p>36.864</text:p>
          </table:table-cell>
          <table:table-cell table:style-name="ce3" table:formula="of:=[.O$18]*[.$M22]" office:value-type="float" office:value="22.16809375" calcext:value-type="float">
            <text:p>22.16809375</text:p>
          </table:table-cell>
          <table:table-cell table:style-name="ce3" table:formula="of:=[.P$18]*[.$M22]" office:value-type="float" office:value="17.897725" calcext:value-type="float">
            <text:p>17.897725</text:p>
          </table:table-cell>
          <table:table-cell table:number-columns-repeated="2"/>
        </table:table-row>
        <table:table-row table:style-name="ro1">
          <table:table-cell table:formula="of:=1+[.A22]" office:value-type="float" office:value="21" calcext:value-type="float">
            <text:p>21</text:p>
          </table:table-cell>
          <table:table-cell table:formula="of:=[.$I$3]+([.A23]*[.$I$2])" office:value-type="float" office:value="30825000" calcext:value-type="float">
            <text:p>30825000</text:p>
          </table:table-cell>
          <table:table-cell table:formula="of:=ROUND([.B23]/1000;0)" office:value-type="float" office:value="30825" calcext:value-type="float">
            <text:p>30825</text:p>
          </table:table-cell>
          <table:table-cell table:formula="of:=[.B23]/[.$I$4]" office:value-type="float" office:value="7706250" calcext:value-type="float">
            <text:p>7706250</text:p>
          </table:table-cell>
          <table:table-cell table:formula="of:=ROUND([.D23]/1000;0)" office:value-type="float" office:value="7706" calcext:value-type="float">
            <text:p>7706</text:p>
          </table:table-cell>
          <table:table-cell table:formula="of:=[.D23]/([.$I$1]+1)" office:value-type="float" office:value="481640.625" calcext:value-type="float">
            <text:p>481640.625</text:p>
          </table:table-cell>
          <table:table-cell table:formula="of:=ROUND([.F23]/1000;2)" office:value-type="float" office:value="481.64" calcext:value-type="float">
            <text:p>481.64</text:p>
          </table:table-cell>
          <table:table-cell table:number-columns-repeated="5"/>
          <table:table-cell table:formula="of:=1+[.M22]" office:value-type="float" office:value="6" calcext:value-type="float">
            <text:p>6</text:p>
          </table:table-cell>
          <table:table-cell table:style-name="ce2" table:formula="of:=[.N$18]*[.$M23]" office:value-type="float" office:value="44.2368" calcext:value-type="float">
            <text:p>44.2368</text:p>
          </table:table-cell>
          <table:table-cell table:style-name="ce2" table:formula="of:=[.O$18]*[.$M23]" office:value-type="float" office:value="26.6017125" calcext:value-type="float">
            <text:p>26.6017125</text:p>
          </table:table-cell>
          <table:table-cell table:style-name="ce3" table:formula="of:=[.P$18]*[.$M23]" office:value-type="float" office:value="21.47727" calcext:value-type="float">
            <text:p>21.47727</text:p>
          </table:table-cell>
          <table:table-cell table:number-columns-repeated="2"/>
        </table:table-row>
        <table:table-row table:style-name="ro1">
          <table:table-cell table:formula="of:=1+[.A23]" office:value-type="float" office:value="22" calcext:value-type="float">
            <text:p>22</text:p>
          </table:table-cell>
          <table:table-cell table:formula="of:=[.$I$3]+([.A24]*[.$I$2])" office:value-type="float" office:value="30830000" calcext:value-type="float">
            <text:p>30830000</text:p>
          </table:table-cell>
          <table:table-cell table:formula="of:=ROUND([.B24]/1000;0)" office:value-type="float" office:value="30830" calcext:value-type="float">
            <text:p>30830</text:p>
          </table:table-cell>
          <table:table-cell table:formula="of:=[.B24]/[.$I$4]" office:value-type="float" office:value="7707500" calcext:value-type="float">
            <text:p>7707500</text:p>
          </table:table-cell>
          <table:table-cell table:formula="of:=ROUND([.D24]/1000;0)" office:value-type="float" office:value="7708" calcext:value-type="float">
            <text:p>7708</text:p>
          </table:table-cell>
          <table:table-cell table:formula="of:=[.D24]/([.$I$1]+1)" office:value-type="float" office:value="481718.75" calcext:value-type="float">
            <text:p>481718.75</text:p>
          </table:table-cell>
          <table:table-cell table:formula="of:=ROUND([.F24]/1000;2)" office:value-type="float" office:value="481.72" calcext:value-type="float">
            <text:p>481.72</text:p>
          </table:table-cell>
          <table:table-cell table:number-columns-repeated="5"/>
          <table:table-cell table:formula="of:=1+[.M23]" office:value-type="float" office:value="7" calcext:value-type="float">
            <text:p>7</text:p>
          </table:table-cell>
          <table:table-cell table:style-name="ce2" table:formula="of:=[.N$18]*[.$M24]" office:value-type="float" office:value="51.6096" calcext:value-type="float">
            <text:p>51.6096</text:p>
          </table:table-cell>
          <table:table-cell table:style-name="ce3" table:formula="of:=[.O$18]*[.$M24]" office:value-type="float" office:value="31.03533125" calcext:value-type="float">
            <text:p>31.03533125</text:p>
          </table:table-cell>
          <table:table-cell table:style-name="ce3" table:formula="of:=[.P$18]*[.$M24]" office:value-type="float" office:value="25.056815" calcext:value-type="float">
            <text:p>25.056815</text:p>
          </table:table-cell>
          <table:table-cell table:number-columns-repeated="2"/>
        </table:table-row>
        <table:table-row table:style-name="ro1">
          <table:table-cell table:formula="of:=1+[.A24]" office:value-type="float" office:value="23" calcext:value-type="float">
            <text:p>23</text:p>
          </table:table-cell>
          <table:table-cell table:formula="of:=[.$I$3]+([.A25]*[.$I$2])" office:value-type="float" office:value="30835000" calcext:value-type="float">
            <text:p>30835000</text:p>
          </table:table-cell>
          <table:table-cell table:formula="of:=ROUND([.B25]/1000;0)" office:value-type="float" office:value="30835" calcext:value-type="float">
            <text:p>30835</text:p>
          </table:table-cell>
          <table:table-cell table:formula="of:=[.B25]/[.$I$4]" office:value-type="float" office:value="7708750" calcext:value-type="float">
            <text:p>7708750</text:p>
          </table:table-cell>
          <table:table-cell table:formula="of:=ROUND([.D25]/1000;0)" office:value-type="float" office:value="7709" calcext:value-type="float">
            <text:p>7709</text:p>
          </table:table-cell>
          <table:table-cell table:formula="of:=[.D25]/([.$I$1]+1)" office:value-type="float" office:value="481796.875" calcext:value-type="float">
            <text:p>481796.875</text:p>
          </table:table-cell>
          <table:table-cell table:formula="of:=ROUND([.F25]/1000;2)" office:value-type="float" office:value="481.8" calcext:value-type="float">
            <text:p>481.8</text:p>
          </table:table-cell>
          <table:table-cell table:number-columns-repeated="5"/>
          <table:table-cell table:formula="of:=1+[.M24]" office:value-type="float" office:value="8" calcext:value-type="float">
            <text:p>8</text:p>
          </table:table-cell>
          <table:table-cell table:style-name="ce2" table:formula="of:=[.N$18]*[.$M25]" office:value-type="float" office:value="58.9824" calcext:value-type="float">
            <text:p>58.9824</text:p>
          </table:table-cell>
          <table:table-cell table:style-name="ce2" table:formula="of:=[.O$18]*[.$M25]" office:value-type="float" office:value="35.46895" calcext:value-type="float">
            <text:p>35.46895</text:p>
          </table:table-cell>
          <table:table-cell table:style-name="ce2" table:formula="of:=[.P$18]*[.$M25]" office:value-type="float" office:value="28.63636" calcext:value-type="float">
            <text:p>28.63636</text:p>
          </table:table-cell>
          <table:table-cell table:number-columns-repeated="2"/>
        </table:table-row>
        <table:table-row table:style-name="ro1">
          <table:table-cell table:formula="of:=1+[.A25]" office:value-type="float" office:value="24" calcext:value-type="float">
            <text:p>24</text:p>
          </table:table-cell>
          <table:table-cell table:formula="of:=[.$I$3]+([.A26]*[.$I$2])" office:value-type="float" office:value="30840000" calcext:value-type="float">
            <text:p>30840000</text:p>
          </table:table-cell>
          <table:table-cell table:formula="of:=ROUND([.B26]/1000;0)" office:value-type="float" office:value="30840" calcext:value-type="float">
            <text:p>30840</text:p>
          </table:table-cell>
          <table:table-cell table:formula="of:=[.B26]/[.$I$4]" office:value-type="float" office:value="7710000" calcext:value-type="float">
            <text:p>7710000</text:p>
          </table:table-cell>
          <table:table-cell table:formula="of:=ROUND([.D26]/1000;0)" office:value-type="float" office:value="7710" calcext:value-type="float">
            <text:p>7710</text:p>
          </table:table-cell>
          <table:table-cell table:formula="of:=[.D26]/([.$I$1]+1)" office:value-type="float" office:value="481875" calcext:value-type="float">
            <text:p>481875</text:p>
          </table:table-cell>
          <table:table-cell table:formula="of:=ROUND([.F26]/1000;2)" office:value-type="float" office:value="481.88" calcext:value-type="float">
            <text:p>481.88</text:p>
          </table:table-cell>
          <table:table-cell table:number-columns-repeated="5"/>
          <table:table-cell table:formula="of:=1+[.M25]" office:value-type="float" office:value="9" calcext:value-type="float">
            <text:p>9</text:p>
          </table:table-cell>
          <table:table-cell table:style-name="ce2" table:formula="of:=[.N$18]*[.$M26]" office:value-type="float" office:value="66.3552" calcext:value-type="float">
            <text:p>66.3552</text:p>
          </table:table-cell>
          <table:table-cell table:style-name="ce3" table:formula="of:=[.O$18]*[.$M26]" office:value-type="float" office:value="39.90256875" calcext:value-type="float">
            <text:p>39.90256875</text:p>
          </table:table-cell>
          <table:table-cell table:style-name="ce3" table:formula="of:=[.P$18]*[.$M26]" office:value-type="float" office:value="32.215905" calcext:value-type="float">
            <text:p>32.215905</text:p>
          </table:table-cell>
          <table:table-cell table:number-columns-repeated="2"/>
        </table:table-row>
        <table:table-row table:style-name="ro1">
          <table:table-cell table:formula="of:=1+[.A26]" office:value-type="float" office:value="25" calcext:value-type="float">
            <text:p>25</text:p>
          </table:table-cell>
          <table:table-cell table:formula="of:=[.$I$3]+([.A27]*[.$I$2])" office:value-type="float" office:value="30845000" calcext:value-type="float">
            <text:p>30845000</text:p>
          </table:table-cell>
          <table:table-cell table:formula="of:=ROUND([.B27]/1000;0)" office:value-type="float" office:value="30845" calcext:value-type="float">
            <text:p>30845</text:p>
          </table:table-cell>
          <table:table-cell table:formula="of:=[.B27]/[.$I$4]" office:value-type="float" office:value="7711250" calcext:value-type="float">
            <text:p>7711250</text:p>
          </table:table-cell>
          <table:table-cell table:formula="of:=ROUND([.D27]/1000;0)" office:value-type="float" office:value="7711" calcext:value-type="float">
            <text:p>7711</text:p>
          </table:table-cell>
          <table:table-cell table:formula="of:=[.D27]/([.$I$1]+1)" office:value-type="float" office:value="481953.125" calcext:value-type="float">
            <text:p>481953.125</text:p>
          </table:table-cell>
          <table:table-cell table:formula="of:=ROUND([.F27]/1000;2)" office:value-type="float" office:value="481.95" calcext:value-type="float">
            <text:p>481.95</text:p>
          </table:table-cell>
          <table:table-cell table:number-columns-repeated="5"/>
          <table:table-cell table:formula="of:=1+[.M26]" office:value-type="float" office:value="10" calcext:value-type="float">
            <text:p>10</text:p>
          </table:table-cell>
          <table:table-cell table:style-name="ce2" table:formula="of:=[.N$18]*[.$M27]" office:value-type="float" office:value="73.728" calcext:value-type="float">
            <text:p>73.728</text:p>
          </table:table-cell>
          <table:table-cell table:style-name="ce3" table:formula="of:=[.O$18]*[.$M27]" office:value-type="float" office:value="44.3361875" calcext:value-type="float">
            <text:p>44.3361875</text:p>
          </table:table-cell>
          <table:table-cell table:style-name="ce3" table:formula="of:=[.P$18]*[.$M27]" office:value-type="float" office:value="35.79545" calcext:value-type="float">
            <text:p>35.79545</text:p>
          </table:table-cell>
          <table:table-cell table:number-columns-repeated="2"/>
        </table:table-row>
        <table:table-row table:style-name="ro1">
          <table:table-cell table:formula="of:=1+[.A27]" office:value-type="float" office:value="26" calcext:value-type="float">
            <text:p>26</text:p>
          </table:table-cell>
          <table:table-cell table:formula="of:=[.$I$3]+([.A28]*[.$I$2])" office:value-type="float" office:value="30850000" calcext:value-type="float">
            <text:p>30850000</text:p>
          </table:table-cell>
          <table:table-cell table:formula="of:=ROUND([.B28]/1000;0)" office:value-type="float" office:value="30850" calcext:value-type="float">
            <text:p>30850</text:p>
          </table:table-cell>
          <table:table-cell table:formula="of:=[.B28]/[.$I$4]" office:value-type="float" office:value="7712500" calcext:value-type="float">
            <text:p>7712500</text:p>
          </table:table-cell>
          <table:table-cell table:formula="of:=ROUND([.D28]/1000;0)" office:value-type="float" office:value="7713" calcext:value-type="float">
            <text:p>7713</text:p>
          </table:table-cell>
          <table:table-cell table:formula="of:=[.D28]/([.$I$1]+1)" office:value-type="float" office:value="482031.25" calcext:value-type="float">
            <text:p>482031.25</text:p>
          </table:table-cell>
          <table:table-cell table:formula="of:=ROUND([.F28]/1000;2)" office:value-type="float" office:value="482.03" calcext:value-type="float">
            <text:p>482.03</text:p>
          </table:table-cell>
          <table:table-cell table:number-columns-repeated="5"/>
          <table:table-cell table:formula="of:=1+[.M27]" office:value-type="float" office:value="11" calcext:value-type="float">
            <text:p>11</text:p>
          </table:table-cell>
          <table:table-cell table:formula="of:=[.N$18]*[.$M28]" office:value-type="float" office:value="81.1008" calcext:value-type="float">
            <text:p>81.1008</text:p>
          </table:table-cell>
          <table:table-cell table:style-name="ce3" table:formula="of:=[.O$18]*[.$M28]" office:value-type="float" office:value="48.76980625" calcext:value-type="float">
            <text:p>48.76980625</text:p>
          </table:table-cell>
          <table:table-cell table:style-name="ce3" table:formula="of:=[.P$18]*[.$M28]" office:value-type="float" office:value="39.374995" calcext:value-type="float">
            <text:p>39.374995</text:p>
          </table:table-cell>
          <table:table-cell table:number-columns-repeated="2"/>
        </table:table-row>
        <table:table-row table:style-name="ro1">
          <table:table-cell table:formula="of:=1+[.A28]" office:value-type="float" office:value="27" calcext:value-type="float">
            <text:p>27</text:p>
          </table:table-cell>
          <table:table-cell table:formula="of:=[.$I$3]+([.A29]*[.$I$2])" office:value-type="float" office:value="30855000" calcext:value-type="float">
            <text:p>30855000</text:p>
          </table:table-cell>
          <table:table-cell table:formula="of:=ROUND([.B29]/1000;0)" office:value-type="float" office:value="30855" calcext:value-type="float">
            <text:p>30855</text:p>
          </table:table-cell>
          <table:table-cell table:formula="of:=[.B29]/[.$I$4]" office:value-type="float" office:value="7713750" calcext:value-type="float">
            <text:p>7713750</text:p>
          </table:table-cell>
          <table:table-cell table:formula="of:=ROUND([.D29]/1000;0)" office:value-type="float" office:value="7714" calcext:value-type="float">
            <text:p>7714</text:p>
          </table:table-cell>
          <table:table-cell table:formula="of:=[.D29]/([.$I$1]+1)" office:value-type="float" office:value="482109.375" calcext:value-type="float">
            <text:p>482109.375</text:p>
          </table:table-cell>
          <table:table-cell table:formula="of:=ROUND([.F29]/1000;2)" office:value-type="float" office:value="482.11" calcext:value-type="float">
            <text:p>482.11</text:p>
          </table:table-cell>
          <table:table-cell table:number-columns-repeated="5"/>
          <table:table-cell table:formula="of:=1+[.M28]" office:value-type="float" office:value="12" calcext:value-type="float">
            <text:p>12</text:p>
          </table:table-cell>
          <table:table-cell table:formula="of:=[.N$18]*[.$M29]" office:value-type="float" office:value="88.4736" calcext:value-type="float">
            <text:p>88.4736</text:p>
          </table:table-cell>
          <table:table-cell table:style-name="ce2" table:formula="of:=[.O$18]*[.$M29]" office:value-type="float" office:value="53.203425" calcext:value-type="float">
            <text:p>53.203425</text:p>
          </table:table-cell>
          <table:table-cell table:style-name="ce2" table:formula="of:=[.P$18]*[.$M29]" office:value-type="float" office:value="42.95454" calcext:value-type="float">
            <text:p>42.95454</text:p>
          </table:table-cell>
          <table:table-cell table:number-columns-repeated="2"/>
        </table:table-row>
        <table:table-row table:style-name="ro1">
          <table:table-cell table:formula="of:=1+[.A29]" office:value-type="float" office:value="28" calcext:value-type="float">
            <text:p>28</text:p>
          </table:table-cell>
          <table:table-cell table:formula="of:=[.$I$3]+([.A30]*[.$I$2])" office:value-type="float" office:value="30860000" calcext:value-type="float">
            <text:p>30860000</text:p>
          </table:table-cell>
          <table:table-cell table:formula="of:=ROUND([.B30]/1000;0)" office:value-type="float" office:value="30860" calcext:value-type="float">
            <text:p>30860</text:p>
          </table:table-cell>
          <table:table-cell table:formula="of:=[.B30]/[.$I$4]" office:value-type="float" office:value="7715000" calcext:value-type="float">
            <text:p>7715000</text:p>
          </table:table-cell>
          <table:table-cell table:formula="of:=ROUND([.D30]/1000;0)" office:value-type="float" office:value="7715" calcext:value-type="float">
            <text:p>7715</text:p>
          </table:table-cell>
          <table:table-cell table:formula="of:=[.D30]/([.$I$1]+1)" office:value-type="float" office:value="482187.5" calcext:value-type="float">
            <text:p>482187.5</text:p>
          </table:table-cell>
          <table:table-cell table:formula="of:=ROUND([.F30]/1000;2)" office:value-type="float" office:value="482.19" calcext:value-type="float">
            <text:p>482.19</text:p>
          </table:table-cell>
          <table:table-cell table:number-columns-repeated="5"/>
          <table:table-cell table:formula="of:=1+[.M29]" office:value-type="float" office:value="13" calcext:value-type="float">
            <text:p>13</text:p>
          </table:table-cell>
          <table:table-cell table:formula="of:=[.N$18]*[.$M30]" office:value-type="float" office:value="95.8464" calcext:value-type="float">
            <text:p>95.8464</text:p>
          </table:table-cell>
          <table:table-cell table:style-name="ce3" table:formula="of:=[.O$18]*[.$M30]" office:value-type="float" office:value="57.63704375" calcext:value-type="float">
            <text:p>57.63704375</text:p>
          </table:table-cell>
          <table:table-cell table:style-name="ce3" table:formula="of:=[.P$18]*[.$M30]" office:value-type="float" office:value="46.534085" calcext:value-type="float">
            <text:p>46.534085</text:p>
          </table:table-cell>
          <table:table-cell table:number-columns-repeated="2"/>
        </table:table-row>
        <table:table-row table:style-name="ro1">
          <table:table-cell table:formula="of:=1+[.A30]" office:value-type="float" office:value="29" calcext:value-type="float">
            <text:p>29</text:p>
          </table:table-cell>
          <table:table-cell table:formula="of:=[.$I$3]+([.A31]*[.$I$2])" office:value-type="float" office:value="30865000" calcext:value-type="float">
            <text:p>30865000</text:p>
          </table:table-cell>
          <table:table-cell table:formula="of:=ROUND([.B31]/1000;0)" office:value-type="float" office:value="30865" calcext:value-type="float">
            <text:p>30865</text:p>
          </table:table-cell>
          <table:table-cell table:formula="of:=[.B31]/[.$I$4]" office:value-type="float" office:value="7716250" calcext:value-type="float">
            <text:p>7716250</text:p>
          </table:table-cell>
          <table:table-cell table:formula="of:=ROUND([.D31]/1000;0)" office:value-type="float" office:value="7716" calcext:value-type="float">
            <text:p>7716</text:p>
          </table:table-cell>
          <table:table-cell table:formula="of:=[.D31]/([.$I$1]+1)" office:value-type="float" office:value="482265.625" calcext:value-type="float">
            <text:p>482265.625</text:p>
          </table:table-cell>
          <table:table-cell table:formula="of:=ROUND([.F31]/1000;2)" office:value-type="float" office:value="482.27" calcext:value-type="float">
            <text:p>482.27</text:p>
          </table:table-cell>
          <table:table-cell table:number-columns-repeated="5"/>
          <table:table-cell table:formula="of:=1+[.M30]" office:value-type="float" office:value="14" calcext:value-type="float">
            <text:p>14</text:p>
          </table:table-cell>
          <table:table-cell table:formula="of:=[.N$18]*[.$M31]" office:value-type="float" office:value="103.2192" calcext:value-type="float">
            <text:p>103.2192</text:p>
          </table:table-cell>
          <table:table-cell table:style-name="ce3" table:formula="of:=[.O$18]*[.$M31]" office:value-type="float" office:value="62.0706625" calcext:value-type="float">
            <text:p>62.0706625</text:p>
          </table:table-cell>
          <table:table-cell table:style-name="ce2" table:formula="of:=[.P$18]*[.$M31]" office:value-type="float" office:value="50.11363" calcext:value-type="float">
            <text:p>50.11363</text:p>
          </table:table-cell>
          <table:table-cell table:number-columns-repeated="2"/>
        </table:table-row>
        <table:table-row table:style-name="ro1">
          <table:table-cell table:formula="of:=1+[.A31]" office:value-type="float" office:value="30" calcext:value-type="float">
            <text:p>30</text:p>
          </table:table-cell>
          <table:table-cell table:formula="of:=[.$I$3]+([.A32]*[.$I$2])" office:value-type="float" office:value="30870000" calcext:value-type="float">
            <text:p>30870000</text:p>
          </table:table-cell>
          <table:table-cell table:formula="of:=ROUND([.B32]/1000;0)" office:value-type="float" office:value="30870" calcext:value-type="float">
            <text:p>30870</text:p>
          </table:table-cell>
          <table:table-cell table:formula="of:=[.B32]/[.$I$4]" office:value-type="float" office:value="7717500" calcext:value-type="float">
            <text:p>7717500</text:p>
          </table:table-cell>
          <table:table-cell table:formula="of:=ROUND([.D32]/1000;0)" office:value-type="float" office:value="7718" calcext:value-type="float">
            <text:p>7718</text:p>
          </table:table-cell>
          <table:table-cell table:formula="of:=[.D32]/([.$I$1]+1)" office:value-type="float" office:value="482343.75" calcext:value-type="float">
            <text:p>482343.75</text:p>
          </table:table-cell>
          <table:table-cell table:formula="of:=ROUND([.F32]/1000;2)" office:value-type="float" office:value="482.34" calcext:value-type="float">
            <text:p>482.34</text:p>
          </table:table-cell>
          <table:table-cell table:number-columns-repeated="5"/>
          <table:table-cell table:formula="of:=1+[.M31]" office:value-type="float" office:value="15" calcext:value-type="float">
            <text:p>15</text:p>
          </table:table-cell>
          <table:table-cell table:formula="of:=[.N$18]*[.$M32]" office:value-type="float" office:value="110.592" calcext:value-type="float">
            <text:p>110.592</text:p>
          </table:table-cell>
          <table:table-cell table:style-name="ce3" table:formula="of:=[.O$18]*[.$M32]" office:value-type="float" office:value="66.50428125" calcext:value-type="float">
            <text:p>66.50428125</text:p>
          </table:table-cell>
          <table:table-cell table:style-name="ce3" table:formula="of:=[.P$18]*[.$M32]" office:value-type="float" office:value="53.693175" calcext:value-type="float">
            <text:p>53.693175</text:p>
          </table:table-cell>
          <table:table-cell table:number-columns-repeated="2"/>
        </table:table-row>
        <table:table-row table:style-name="ro1">
          <table:table-cell table:formula="of:=1+[.A32]" office:value-type="float" office:value="31" calcext:value-type="float">
            <text:p>31</text:p>
          </table:table-cell>
          <table:table-cell table:formula="of:=[.$I$3]+([.A33]*[.$I$2])" office:value-type="float" office:value="30875000" calcext:value-type="float">
            <text:p>30875000</text:p>
          </table:table-cell>
          <table:table-cell table:formula="of:=ROUND([.B33]/1000;0)" office:value-type="float" office:value="30875" calcext:value-type="float">
            <text:p>30875</text:p>
          </table:table-cell>
          <table:table-cell table:formula="of:=[.B33]/[.$I$4]" office:value-type="float" office:value="7718750" calcext:value-type="float">
            <text:p>7718750</text:p>
          </table:table-cell>
          <table:table-cell table:formula="of:=ROUND([.D33]/1000;0)" office:value-type="float" office:value="7719" calcext:value-type="float">
            <text:p>7719</text:p>
          </table:table-cell>
          <table:table-cell table:formula="of:=[.D33]/([.$I$1]+1)" office:value-type="float" office:value="482421.875" calcext:value-type="float">
            <text:p>482421.875</text:p>
          </table:table-cell>
          <table:table-cell table:formula="of:=ROUND([.F33]/1000;2)" office:value-type="float" office:value="482.42" calcext:value-type="float">
            <text:p>482.42</text:p>
          </table:table-cell>
          <table:table-cell table:number-columns-repeated="5"/>
          <table:table-cell table:formula="of:=1+[.M32]" office:value-type="float" office:value="16" calcext:value-type="float">
            <text:p>16</text:p>
          </table:table-cell>
          <table:table-cell table:formula="of:=[.N$18]*[.$M33]" office:value-type="float" office:value="117.9648" calcext:value-type="float">
            <text:p>117.9648</text:p>
          </table:table-cell>
          <table:table-cell table:style-name="ce3" table:formula="of:=[.O$18]*[.$M33]" office:value-type="float" office:value="70.9379" calcext:value-type="float">
            <text:p>70.9379</text:p>
          </table:table-cell>
          <table:table-cell table:style-name="ce2" table:formula="of:=[.P$18]*[.$M33]" office:value-type="float" office:value="57.27272" calcext:value-type="float">
            <text:p>57.27272</text:p>
          </table:table-cell>
          <table:table-cell table:number-columns-repeated="2"/>
        </table:table-row>
        <table:table-row table:style-name="ro1">
          <table:table-cell table:formula="of:=1+[.A33]" office:value-type="float" office:value="32" calcext:value-type="float">
            <text:p>32</text:p>
          </table:table-cell>
          <table:table-cell table:formula="of:=[.$I$3]+([.A34]*[.$I$2])" office:value-type="float" office:value="30880000" calcext:value-type="float">
            <text:p>30880000</text:p>
          </table:table-cell>
          <table:table-cell table:formula="of:=ROUND([.B34]/1000;0)" office:value-type="float" office:value="30880" calcext:value-type="float">
            <text:p>30880</text:p>
          </table:table-cell>
          <table:table-cell table:formula="of:=[.B34]/[.$I$4]" office:value-type="float" office:value="7720000" calcext:value-type="float">
            <text:p>7720000</text:p>
          </table:table-cell>
          <table:table-cell table:formula="of:=ROUND([.D34]/1000;0)" office:value-type="float" office:value="7720" calcext:value-type="float">
            <text:p>7720</text:p>
          </table:table-cell>
          <table:table-cell table:formula="of:=[.D34]/([.$I$1]+1)" office:value-type="float" office:value="482500" calcext:value-type="float">
            <text:p>482500</text:p>
          </table:table-cell>
          <table:table-cell table:formula="of:=ROUND([.F34]/1000;2)" office:value-type="float" office:value="482.5" calcext:value-type="float">
            <text:p>482.5</text:p>
          </table:table-cell>
          <table:table-cell table:number-columns-repeated="5"/>
          <table:table-cell table:formula="of:=1+[.M33]" office:value-type="float" office:value="17" calcext:value-type="float">
            <text:p>17</text:p>
          </table:table-cell>
          <table:table-cell table:formula="of:=[.N$18]*[.$M34]" office:value-type="float" office:value="125.3376" calcext:value-type="float">
            <text:p>125.3376</text:p>
          </table:table-cell>
          <table:table-cell table:style-name="ce3" table:formula="of:=[.O$18]*[.$M34]" office:value-type="float" office:value="75.37151875" calcext:value-type="float">
            <text:p>75.37151875</text:p>
          </table:table-cell>
          <table:table-cell table:style-name="ce3" table:formula="of:=[.P$18]*[.$M34]" office:value-type="float" office:value="60.852265" calcext:value-type="float">
            <text:p>60.852265</text:p>
          </table:table-cell>
          <table:table-cell table:number-columns-repeated="2"/>
        </table:table-row>
        <table:table-row table:style-name="ro1">
          <table:table-cell table:formula="of:=1+[.A34]" office:value-type="float" office:value="33" calcext:value-type="float">
            <text:p>33</text:p>
          </table:table-cell>
          <table:table-cell table:formula="of:=[.$I$3]+([.A35]*[.$I$2])" office:value-type="float" office:value="30885000" calcext:value-type="float">
            <text:p>30885000</text:p>
          </table:table-cell>
          <table:table-cell table:formula="of:=ROUND([.B35]/1000;0)" office:value-type="float" office:value="30885" calcext:value-type="float">
            <text:p>30885</text:p>
          </table:table-cell>
          <table:table-cell table:formula="of:=[.B35]/[.$I$4]" office:value-type="float" office:value="7721250" calcext:value-type="float">
            <text:p>7721250</text:p>
          </table:table-cell>
          <table:table-cell table:formula="of:=ROUND([.D35]/1000;0)" office:value-type="float" office:value="7721" calcext:value-type="float">
            <text:p>7721</text:p>
          </table:table-cell>
          <table:table-cell table:formula="of:=[.D35]/([.$I$1]+1)" office:value-type="float" office:value="482578.125" calcext:value-type="float">
            <text:p>482578.125</text:p>
          </table:table-cell>
          <table:table-cell table:formula="of:=ROUND([.F35]/1000;2)" office:value-type="float" office:value="482.58" calcext:value-type="float">
            <text:p>482.58</text:p>
          </table:table-cell>
          <table:table-cell table:number-columns-repeated="5"/>
          <table:table-cell table:formula="of:=1+[.M34]" office:value-type="float" office:value="18" calcext:value-type="float">
            <text:p>18</text:p>
          </table:table-cell>
          <table:table-cell table:formula="of:=[.N$18]*[.$M35]" office:value-type="float" office:value="132.7104" calcext:value-type="float">
            <text:p>132.7104</text:p>
          </table:table-cell>
          <table:table-cell table:formula="of:=[.O$18]*[.$M35]" office:value-type="float" office:value="79.8051375" calcext:value-type="float">
            <text:p>79.8051375</text:p>
          </table:table-cell>
          <table:table-cell table:style-name="ce3" table:formula="of:=[.P$18]*[.$M35]" office:value-type="float" office:value="64.43181" calcext:value-type="float">
            <text:p>64.43181</text:p>
          </table:table-cell>
          <table:table-cell table:number-columns-repeated="2"/>
        </table:table-row>
        <table:table-row table:style-name="ro1">
          <table:table-cell table:formula="of:=1+[.A35]" office:value-type="float" office:value="34" calcext:value-type="float">
            <text:p>34</text:p>
          </table:table-cell>
          <table:table-cell table:formula="of:=[.$I$3]+([.A36]*[.$I$2])" office:value-type="float" office:value="30890000" calcext:value-type="float">
            <text:p>30890000</text:p>
          </table:table-cell>
          <table:table-cell table:formula="of:=ROUND([.B36]/1000;0)" office:value-type="float" office:value="30890" calcext:value-type="float">
            <text:p>30890</text:p>
          </table:table-cell>
          <table:table-cell table:formula="of:=[.B36]/[.$I$4]" office:value-type="float" office:value="7722500" calcext:value-type="float">
            <text:p>7722500</text:p>
          </table:table-cell>
          <table:table-cell table:formula="of:=ROUND([.D36]/1000;0)" office:value-type="float" office:value="7723" calcext:value-type="float">
            <text:p>7723</text:p>
          </table:table-cell>
          <table:table-cell table:formula="of:=[.D36]/([.$I$1]+1)" office:value-type="float" office:value="482656.25" calcext:value-type="float">
            <text:p>482656.25</text:p>
          </table:table-cell>
          <table:table-cell table:formula="of:=ROUND([.F36]/1000;2)" office:value-type="float" office:value="482.66" calcext:value-type="float">
            <text:p>482.66</text:p>
          </table:table-cell>
          <table:table-cell table:number-columns-repeated="5"/>
          <table:table-cell table:formula="of:=1+[.M35]" office:value-type="float" office:value="19" calcext:value-type="float">
            <text:p>19</text:p>
          </table:table-cell>
          <table:table-cell table:formula="of:=[.N$18]*[.$M36]" office:value-type="float" office:value="140.0832" calcext:value-type="float">
            <text:p>140.0832</text:p>
          </table:table-cell>
          <table:table-cell table:formula="of:=[.O$18]*[.$M36]" office:value-type="float" office:value="84.23875625" calcext:value-type="float">
            <text:p>84.23875625</text:p>
          </table:table-cell>
          <table:table-cell table:style-name="ce3" table:formula="of:=[.P$18]*[.$M36]" office:value-type="float" office:value="68.011355" calcext:value-type="float">
            <text:p>68.011355</text:p>
          </table:table-cell>
          <table:table-cell table:number-columns-repeated="2"/>
        </table:table-row>
        <table:table-row table:style-name="ro1">
          <table:table-cell table:formula="of:=1+[.A36]" office:value-type="float" office:value="35" calcext:value-type="float">
            <text:p>35</text:p>
          </table:table-cell>
          <table:table-cell table:formula="of:=[.$I$3]+([.A37]*[.$I$2])" office:value-type="float" office:value="30895000" calcext:value-type="float">
            <text:p>30895000</text:p>
          </table:table-cell>
          <table:table-cell table:formula="of:=ROUND([.B37]/1000;0)" office:value-type="float" office:value="30895" calcext:value-type="float">
            <text:p>30895</text:p>
          </table:table-cell>
          <table:table-cell table:formula="of:=[.B37]/[.$I$4]" office:value-type="float" office:value="7723750" calcext:value-type="float">
            <text:p>7723750</text:p>
          </table:table-cell>
          <table:table-cell table:formula="of:=ROUND([.D37]/1000;0)" office:value-type="float" office:value="7724" calcext:value-type="float">
            <text:p>7724</text:p>
          </table:table-cell>
          <table:table-cell table:formula="of:=[.D37]/([.$I$1]+1)" office:value-type="float" office:value="482734.375" calcext:value-type="float">
            <text:p>482734.375</text:p>
          </table:table-cell>
          <table:table-cell table:formula="of:=ROUND([.F37]/1000;2)" office:value-type="float" office:value="482.73" calcext:value-type="float">
            <text:p>482.73</text:p>
          </table:table-cell>
          <table:table-cell table:number-columns-repeated="5"/>
          <table:table-cell table:formula="of:=1+[.M36]" office:value-type="float" office:value="20" calcext:value-type="float">
            <text:p>20</text:p>
          </table:table-cell>
          <table:table-cell table:formula="of:=[.N$18]*[.$M37]" office:value-type="float" office:value="147.456" calcext:value-type="float">
            <text:p>147.456</text:p>
          </table:table-cell>
          <table:table-cell table:formula="of:=[.O$18]*[.$M37]" office:value-type="float" office:value="88.672375" calcext:value-type="float">
            <text:p>88.672375</text:p>
          </table:table-cell>
          <table:table-cell table:style-name="ce3" table:formula="of:=[.P$18]*[.$M37]" office:value-type="float" office:value="71.5909" calcext:value-type="float">
            <text:p>71.5909</text:p>
          </table:table-cell>
          <table:table-cell table:number-columns-repeated="2"/>
        </table:table-row>
        <table:table-row table:style-name="ro1">
          <table:table-cell table:formula="of:=1+[.A37]" office:value-type="float" office:value="36" calcext:value-type="float">
            <text:p>36</text:p>
          </table:table-cell>
          <table:table-cell table:formula="of:=[.$I$3]+([.A38]*[.$I$2])" office:value-type="float" office:value="30900000" calcext:value-type="float">
            <text:p>30900000</text:p>
          </table:table-cell>
          <table:table-cell table:formula="of:=ROUND([.B38]/1000;0)" office:value-type="float" office:value="30900" calcext:value-type="float">
            <text:p>30900</text:p>
          </table:table-cell>
          <table:table-cell table:formula="of:=[.B38]/[.$I$4]" office:value-type="float" office:value="7725000" calcext:value-type="float">
            <text:p>7725000</text:p>
          </table:table-cell>
          <table:table-cell table:formula="of:=ROUND([.D38]/1000;0)" office:value-type="float" office:value="7725" calcext:value-type="float">
            <text:p>7725</text:p>
          </table:table-cell>
          <table:table-cell table:formula="of:=[.D38]/([.$I$1]+1)" office:value-type="float" office:value="482812.5" calcext:value-type="float">
            <text:p>482812.5</text:p>
          </table:table-cell>
          <table:table-cell table:formula="of:=ROUND([.F38]/1000;2)" office:value-type="float" office:value="482.81" calcext:value-type="float">
            <text:p>482.81</text:p>
          </table:table-cell>
          <table:table-cell table:number-columns-repeated="5"/>
          <table:table-cell table:formula="of:=1+[.M37]" office:value-type="float" office:value="21" calcext:value-type="float">
            <text:p>21</text:p>
          </table:table-cell>
          <table:table-cell table:formula="of:=[.N$18]*[.$M38]" office:value-type="float" office:value="154.8288" calcext:value-type="float">
            <text:p>154.8288</text:p>
          </table:table-cell>
          <table:table-cell table:formula="of:=[.O$18]*[.$M38]" office:value-type="float" office:value="93.10599375" calcext:value-type="float">
            <text:p>93.10599375</text:p>
          </table:table-cell>
          <table:table-cell table:style-name="ce3" table:formula="of:=[.P$18]*[.$M38]" office:value-type="float" office:value="75.170445" calcext:value-type="float">
            <text:p>75.170445</text:p>
          </table:table-cell>
          <table:table-cell table:number-columns-repeated="2"/>
        </table:table-row>
        <table:table-row table:style-name="ro1">
          <table:table-cell table:formula="of:=1+[.A38]" office:value-type="float" office:value="37" calcext:value-type="float">
            <text:p>37</text:p>
          </table:table-cell>
          <table:table-cell table:formula="of:=[.$I$3]+([.A39]*[.$I$2])" office:value-type="float" office:value="30905000" calcext:value-type="float">
            <text:p>30905000</text:p>
          </table:table-cell>
          <table:table-cell table:formula="of:=ROUND([.B39]/1000;0)" office:value-type="float" office:value="30905" calcext:value-type="float">
            <text:p>30905</text:p>
          </table:table-cell>
          <table:table-cell table:formula="of:=[.B39]/[.$I$4]" office:value-type="float" office:value="7726250" calcext:value-type="float">
            <text:p>7726250</text:p>
          </table:table-cell>
          <table:table-cell table:formula="of:=ROUND([.D39]/1000;0)" office:value-type="float" office:value="7726" calcext:value-type="float">
            <text:p>7726</text:p>
          </table:table-cell>
          <table:table-cell table:formula="of:=[.D39]/([.$I$1]+1)" office:value-type="float" office:value="482890.625" calcext:value-type="float">
            <text:p>482890.625</text:p>
          </table:table-cell>
          <table:table-cell table:formula="of:=ROUND([.F39]/1000;2)" office:value-type="float" office:value="482.89" calcext:value-type="float">
            <text:p>482.89</text:p>
          </table:table-cell>
          <table:table-cell table:number-columns-repeated="5"/>
          <table:table-cell table:formula="of:=1+[.M38]" office:value-type="float" office:value="22" calcext:value-type="float">
            <text:p>22</text:p>
          </table:table-cell>
          <table:table-cell table:formula="of:=[.N$18]*[.$M39]" office:value-type="float" office:value="162.2016" calcext:value-type="float">
            <text:p>162.2016</text:p>
          </table:table-cell>
          <table:table-cell table:formula="of:=[.O$18]*[.$M39]" office:value-type="float" office:value="97.5396125" calcext:value-type="float">
            <text:p>97.5396125</text:p>
          </table:table-cell>
          <table:table-cell table:formula="of:=[.P$18]*[.$M39]" office:value-type="float" office:value="78.74999" calcext:value-type="float">
            <text:p>78.74999</text:p>
          </table:table-cell>
          <table:table-cell table:number-columns-repeated="2"/>
        </table:table-row>
        <table:table-row table:style-name="ro1">
          <table:table-cell table:formula="of:=1+[.A39]" office:value-type="float" office:value="38" calcext:value-type="float">
            <text:p>38</text:p>
          </table:table-cell>
          <table:table-cell table:formula="of:=[.$I$3]+([.A40]*[.$I$2])" office:value-type="float" office:value="30910000" calcext:value-type="float">
            <text:p>30910000</text:p>
          </table:table-cell>
          <table:table-cell table:formula="of:=ROUND([.B40]/1000;0)" office:value-type="float" office:value="30910" calcext:value-type="float">
            <text:p>30910</text:p>
          </table:table-cell>
          <table:table-cell table:formula="of:=[.B40]/[.$I$4]" office:value-type="float" office:value="7727500" calcext:value-type="float">
            <text:p>7727500</text:p>
          </table:table-cell>
          <table:table-cell table:formula="of:=ROUND([.D40]/1000;0)" office:value-type="float" office:value="7728" calcext:value-type="float">
            <text:p>7728</text:p>
          </table:table-cell>
          <table:table-cell table:formula="of:=[.D40]/([.$I$1]+1)" office:value-type="float" office:value="482968.75" calcext:value-type="float">
            <text:p>482968.75</text:p>
          </table:table-cell>
          <table:table-cell table:formula="of:=ROUND([.F40]/1000;2)" office:value-type="float" office:value="482.97" calcext:value-type="float">
            <text:p>482.97</text:p>
          </table:table-cell>
          <table:table-cell table:number-columns-repeated="5"/>
          <table:table-cell table:formula="of:=1+[.M39]" office:value-type="float" office:value="23" calcext:value-type="float">
            <text:p>23</text:p>
          </table:table-cell>
          <table:table-cell table:formula="of:=[.N$18]*[.$M40]" office:value-type="float" office:value="169.5744" calcext:value-type="float">
            <text:p>169.5744</text:p>
          </table:table-cell>
          <table:table-cell table:formula="of:=[.O$18]*[.$M40]" office:value-type="float" office:value="101.97323125" calcext:value-type="float">
            <text:p>101.97323125</text:p>
          </table:table-cell>
          <table:table-cell table:formula="of:=[.P$18]*[.$M40]" office:value-type="float" office:value="82.329535" calcext:value-type="float">
            <text:p>82.329535</text:p>
          </table:table-cell>
          <table:table-cell table:number-columns-repeated="2"/>
        </table:table-row>
        <table:table-row table:style-name="ro1">
          <table:table-cell table:formula="of:=1+[.A40]" office:value-type="float" office:value="39" calcext:value-type="float">
            <text:p>39</text:p>
          </table:table-cell>
          <table:table-cell table:formula="of:=[.$I$3]+([.A41]*[.$I$2])" office:value-type="float" office:value="30915000" calcext:value-type="float">
            <text:p>30915000</text:p>
          </table:table-cell>
          <table:table-cell table:formula="of:=ROUND([.B41]/1000;0)" office:value-type="float" office:value="30915" calcext:value-type="float">
            <text:p>30915</text:p>
          </table:table-cell>
          <table:table-cell table:formula="of:=[.B41]/[.$I$4]" office:value-type="float" office:value="7728750" calcext:value-type="float">
            <text:p>7728750</text:p>
          </table:table-cell>
          <table:table-cell table:formula="of:=ROUND([.D41]/1000;0)" office:value-type="float" office:value="7729" calcext:value-type="float">
            <text:p>7729</text:p>
          </table:table-cell>
          <table:table-cell table:formula="of:=[.D41]/([.$I$1]+1)" office:value-type="float" office:value="483046.875" calcext:value-type="float">
            <text:p>483046.875</text:p>
          </table:table-cell>
          <table:table-cell table:formula="of:=ROUND([.F41]/1000;2)" office:value-type="float" office:value="483.05" calcext:value-type="float">
            <text:p>483.05</text:p>
          </table:table-cell>
          <table:table-cell table:number-columns-repeated="11"/>
        </table:table-row>
        <table:table-row table:style-name="ro1">
          <table:table-cell table:formula="of:=1+[.A41]" office:value-type="float" office:value="40" calcext:value-type="float">
            <text:p>40</text:p>
          </table:table-cell>
          <table:table-cell table:formula="of:=[.$I$3]+([.A42]*[.$I$2])" office:value-type="float" office:value="30920000" calcext:value-type="float">
            <text:p>30920000</text:p>
          </table:table-cell>
          <table:table-cell table:formula="of:=ROUND([.B42]/1000;0)" office:value-type="float" office:value="30920" calcext:value-type="float">
            <text:p>30920</text:p>
          </table:table-cell>
          <table:table-cell table:formula="of:=[.B42]/[.$I$4]" office:value-type="float" office:value="7730000" calcext:value-type="float">
            <text:p>7730000</text:p>
          </table:table-cell>
          <table:table-cell table:formula="of:=ROUND([.D42]/1000;0)" office:value-type="float" office:value="7730" calcext:value-type="float">
            <text:p>7730</text:p>
          </table:table-cell>
          <table:table-cell table:formula="of:=[.D42]/([.$I$1]+1)" office:value-type="float" office:value="483125" calcext:value-type="float">
            <text:p>483125</text:p>
          </table:table-cell>
          <table:table-cell table:formula="of:=ROUND([.F42]/1000;2)" office:value-type="float" office:value="483.13" calcext:value-type="float">
            <text:p>483.13</text:p>
          </table:table-cell>
          <table:table-cell table:number-columns-repeated="2"/>
          <table:table-cell office:value-type="string" calcext:value-type="string">
            <text:p>DAC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ctual freq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 ppm</text:p>
          </table:table-cell>
          <table:table-cell office:value-type="string" calcext:value-type="string">
            <text:p>MCLK (33-66MHz)</text:p>
          </table:table-cell>
          <table:table-cell table:number-columns-repeated="2"/>
        </table:table-row>
        <table:table-row table:style-name="ro1">
          <table:table-cell table:formula="of:=1+[.A42]" office:value-type="float" office:value="41" calcext:value-type="float">
            <text:p>41</text:p>
          </table:table-cell>
          <table:table-cell table:formula="of:=[.$I$3]+([.A43]*[.$I$2])" office:value-type="float" office:value="30925000" calcext:value-type="float">
            <text:p>30925000</text:p>
          </table:table-cell>
          <table:table-cell table:formula="of:=ROUND([.B43]/1000;0)" office:value-type="float" office:value="30925" calcext:value-type="float">
            <text:p>30925</text:p>
          </table:table-cell>
          <table:table-cell table:formula="of:=[.B43]/[.$I$4]" office:value-type="float" office:value="7731250" calcext:value-type="float">
            <text:p>7731250</text:p>
          </table:table-cell>
          <table:table-cell table:formula="of:=ROUND([.D43]/1000;0)" office:value-type="float" office:value="7731" calcext:value-type="float">
            <text:p>7731</text:p>
          </table:table-cell>
          <table:table-cell table:formula="of:=[.D43]/([.$I$1]+1)" office:value-type="float" office:value="483203.125" calcext:value-type="float">
            <text:p>483203.125</text:p>
          </table:table-cell>
          <table:table-cell table:formula="of:=ROUND([.F43]/1000;2)" office:value-type="float" office:value="483.2" calcext:value-type="float">
            <text:p>483.2</text:p>
          </table:table-cell>
          <table:table-cell/>
          <table:table-cell table:style-name="ce2" office:value-type="float" office:value="4.43361875" calcext:value-type="float">
            <text:p>4.43361875</text:p>
          </table:table-cell>
          <table:table-cell office:value-type="float" office:value="438" calcext:value-type="float">
            <text:p>438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table:formula="of:=([.$I$6]*([.K43]+18)+([.J43]*[.$I$2]))/[.L43]/1000000" office:value-type="float" office:value="4.43375" calcext:value-type="float">
            <text:p>4.43375</text:p>
          </table:table-cell>
          <table:table-cell table:formula="of:=[.M43]-[.I43]" office:value-type="float" office:value="0.000131249999999916" calcext:value-type="float">
            <text:p>0.00013125</text:p>
          </table:table-cell>
          <table:table-cell table:formula="of:=[.N43]/([.I43]/1000000)" office:value-type="float" office:value="29.6033573026359" calcext:value-type="float">
            <text:p>29.6033573026359</text:p>
          </table:table-cell>
          <table:table-cell table:formula="of:=([.$I$6]*([.K43]+18)+([.J43]*[.$I$2]))/1000000" office:value-type="float" office:value="35.47" calcext:value-type="float">
            <text:p>35.47</text:p>
          </table:table-cell>
          <table:table-cell table:number-columns-repeated="2"/>
        </table:table-row>
        <table:table-row table:style-name="ro1">
          <table:table-cell table:formula="of:=1+[.A43]" office:value-type="float" office:value="42" calcext:value-type="float">
            <text:p>42</text:p>
          </table:table-cell>
          <table:table-cell table:formula="of:=[.$I$3]+([.A44]*[.$I$2])" office:value-type="float" office:value="30930000" calcext:value-type="float">
            <text:p>30930000</text:p>
          </table:table-cell>
          <table:table-cell table:formula="of:=ROUND([.B44]/1000;0)" office:value-type="float" office:value="30930" calcext:value-type="float">
            <text:p>30930</text:p>
          </table:table-cell>
          <table:table-cell table:formula="of:=[.B44]/[.$I$4]" office:value-type="float" office:value="7732500" calcext:value-type="float">
            <text:p>7732500</text:p>
          </table:table-cell>
          <table:table-cell table:formula="of:=ROUND([.D44]/1000;0)" office:value-type="float" office:value="7733" calcext:value-type="float">
            <text:p>7733</text:p>
          </table:table-cell>
          <table:table-cell table:formula="of:=[.D44]/([.$I$1]+1)" office:value-type="float" office:value="483281.25" calcext:value-type="float">
            <text:p>483281.25</text:p>
          </table:table-cell>
          <table:table-cell table:formula="of:=ROUND([.F44]/1000;2)" office:value-type="float" office:value="483.28" calcext:value-type="float">
            <text:p>483.28</text:p>
          </table:table-cell>
          <table:table-cell/>
          <table:table-cell table:style-name="ce2" office:value-type="float" office:value="3.579545" calcext:value-type="float">
            <text:p>3.579545</text:p>
          </table:table-cell>
          <table:table-cell office:value-type="float" office:value="95" calcext:value-type="float">
            <text:p>95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table:formula="of:=([.$I$6]*([.K44]+18)+([.J44]*[.$I$2]))/[.L44]/1000000" office:value-type="float" office:value="3.579375" calcext:value-type="float">
            <text:p>3.579375</text:p>
          </table:table-cell>
          <table:table-cell table:formula="of:=[.M44]-[.I44]" office:value-type="float" office:value="-0.000169999999999781" calcext:value-type="float">
            <text:p>-0.00017</text:p>
          </table:table-cell>
          <table:table-cell table:formula="of:=[.N44]/([.I44]/1000000)" office:value-type="float" office:value="-47.4920695227414" calcext:value-type="float">
            <text:p>-47.4920695227414</text:p>
          </table:table-cell>
          <table:table-cell table:formula="of:=([.$I$6]*([.K44]+18)+([.J44]*[.$I$2]))/1000000" office:value-type="float" office:value="28.635" calcext:value-type="float">
            <text:p>28.635</text:p>
          </table:table-cell>
          <table:table-cell table:number-columns-repeated="2"/>
        </table:table-row>
        <table:table-row table:style-name="ro1">
          <table:table-cell table:formula="of:=1+[.A44]" office:value-type="float" office:value="43" calcext:value-type="float">
            <text:p>43</text:p>
          </table:table-cell>
          <table:table-cell table:formula="of:=[.$I$3]+([.A45]*[.$I$2])" office:value-type="float" office:value="30935000" calcext:value-type="float">
            <text:p>30935000</text:p>
          </table:table-cell>
          <table:table-cell table:formula="of:=ROUND([.B45]/1000;0)" office:value-type="float" office:value="30935" calcext:value-type="float">
            <text:p>30935</text:p>
          </table:table-cell>
          <table:table-cell table:formula="of:=[.B45]/[.$I$4]" office:value-type="float" office:value="7733750" calcext:value-type="float">
            <text:p>7733750</text:p>
          </table:table-cell>
          <table:table-cell table:formula="of:=ROUND([.D45]/1000;0)" office:value-type="float" office:value="7734" calcext:value-type="float">
            <text:p>7734</text:p>
          </table:table-cell>
          <table:table-cell table:formula="of:=[.D45]/([.$I$1]+1)" office:value-type="float" office:value="483359.375" calcext:value-type="float">
            <text:p>483359.375</text:p>
          </table:table-cell>
          <table:table-cell table:formula="of:=ROUND([.F45]/1000;2)" office:value-type="float" office:value="483.36" calcext:value-type="float">
            <text:p>483.36</text:p>
          </table:table-cell>
          <table:table-cell/>
          <table:table-cell table:style-name="ce2" office:value-type="float" office:value="7.3728" calcext:value-type="float">
            <text:p>7.372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[.$I$6]*([.K45]+18)+([.J45]*[.$I$2]))/[.L45]/1000000" office:value-type="float" office:value="7.3725" calcext:value-type="float">
            <text:p>7.3725</text:p>
          </table:table-cell>
          <table:table-cell table:formula="of:=[.M45]-[.I45]" office:value-type="float" office:value="-0.000300000000000189" calcext:value-type="float">
            <text:p>-0.0003</text:p>
          </table:table-cell>
          <table:table-cell table:formula="of:=[.N45]/([.I45]/1000000)" office:value-type="float" office:value="-40.6901041666923" calcext:value-type="float">
            <text:p>-40.6901041666923</text:p>
          </table:table-cell>
          <table:table-cell table:formula="of:=([.$I$6]*([.K45]+18)+([.J45]*[.$I$2]))/1000000" office:value-type="float" office:value="58.98" calcext:value-type="float">
            <text:p>58.98</text:p>
          </table:table-cell>
          <table:table-cell table:number-columns-repeated="2"/>
        </table:table-row>
        <table:table-row table:style-name="ro1">
          <table:table-cell table:formula="of:=1+[.A45]" office:value-type="float" office:value="44" calcext:value-type="float">
            <text:p>44</text:p>
          </table:table-cell>
          <table:table-cell table:formula="of:=[.$I$3]+([.A46]*[.$I$2])" office:value-type="float" office:value="30940000" calcext:value-type="float">
            <text:p>30940000</text:p>
          </table:table-cell>
          <table:table-cell table:formula="of:=ROUND([.B46]/1000;0)" office:value-type="float" office:value="30940" calcext:value-type="float">
            <text:p>30940</text:p>
          </table:table-cell>
          <table:table-cell table:formula="of:=[.B46]/[.$I$4]" office:value-type="float" office:value="7735000" calcext:value-type="float">
            <text:p>7735000</text:p>
          </table:table-cell>
          <table:table-cell table:formula="of:=ROUND([.D46]/1000;0)" office:value-type="float" office:value="7735" calcext:value-type="float">
            <text:p>7735</text:p>
          </table:table-cell>
          <table:table-cell table:formula="of:=[.D46]/([.$I$1]+1)" office:value-type="float" office:value="483437.5" calcext:value-type="float">
            <text:p>483437.5</text:p>
          </table:table-cell>
          <table:table-cell table:formula="of:=ROUND([.F46]/1000;2)" office:value-type="float" office:value="483.44" calcext:value-type="float">
            <text:p>483.44</text:p>
          </table:table-cell>
          <table:table-cell/>
          <table:table-cell table:style-name="ce2" office:value-type="float" office:value="7.3728" calcext:value-type="float">
            <text:p>7.3728</text:p>
          </table:table-cell>
          <table:table-cell office:value-type="float" office:value="230" calcext:value-type="float">
            <text:p>230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table:formula="of:=([.$I$6]*([.K46]+18)+([.J46]*[.$I$2]))/[.L46]/1000000" office:value-type="float" office:value="7.3275" calcext:value-type="float">
            <text:p>7.3275</text:p>
          </table:table-cell>
          <table:table-cell table:formula="of:=[.M46]-[.I46]" office:value-type="float" office:value="-0.0453000000000001" calcext:value-type="float">
            <text:p>-0.0453</text:p>
          </table:table-cell>
          <table:table-cell table:formula="of:=[.N46]/([.I46]/1000000)" office:value-type="float" office:value="-6144.20572916668" calcext:value-type="float">
            <text:p>-6144.20572916668</text:p>
          </table:table-cell>
          <table:table-cell table:formula="of:=([.$I$6]*([.K46]+18)+([.J46]*[.$I$2]))/1000000" office:value-type="float" office:value="29.31" calcext:value-type="float">
            <text:p>29.31</text:p>
          </table:table-cell>
          <table:table-cell table:number-columns-repeated="2"/>
        </table:table-row>
        <table:table-row table:style-name="ro1">
          <table:table-cell table:formula="of:=1+[.A46]" office:value-type="float" office:value="45" calcext:value-type="float">
            <text:p>45</text:p>
          </table:table-cell>
          <table:table-cell table:formula="of:=[.$I$3]+([.A47]*[.$I$2])" office:value-type="float" office:value="30945000" calcext:value-type="float">
            <text:p>30945000</text:p>
          </table:table-cell>
          <table:table-cell table:formula="of:=ROUND([.B47]/1000;0)" office:value-type="float" office:value="30945" calcext:value-type="float">
            <text:p>30945</text:p>
          </table:table-cell>
          <table:table-cell table:formula="of:=[.B47]/[.$I$4]" office:value-type="float" office:value="7736250" calcext:value-type="float">
            <text:p>7736250</text:p>
          </table:table-cell>
          <table:table-cell table:formula="of:=ROUND([.D47]/1000;0)" office:value-type="float" office:value="7736" calcext:value-type="float">
            <text:p>7736</text:p>
          </table:table-cell>
          <table:table-cell table:formula="of:=[.D47]/([.$I$1]+1)" office:value-type="float" office:value="483515.625" calcext:value-type="float">
            <text:p>483515.625</text:p>
          </table:table-cell>
          <table:table-cell table:formula="of:=ROUND([.F47]/1000;2)" office:value-type="float" office:value="483.52" calcext:value-type="float">
            <text:p>483.52</text:p>
          </table:table-cell>
          <table:table-cell table:number-columns-repeated="11"/>
        </table:table-row>
        <table:table-row table:style-name="ro1">
          <table:table-cell table:formula="of:=1+[.A47]" office:value-type="float" office:value="46" calcext:value-type="float">
            <text:p>46</text:p>
          </table:table-cell>
          <table:table-cell table:formula="of:=[.$I$3]+([.A48]*[.$I$2])" office:value-type="float" office:value="30950000" calcext:value-type="float">
            <text:p>30950000</text:p>
          </table:table-cell>
          <table:table-cell table:formula="of:=ROUND([.B48]/1000;0)" office:value-type="float" office:value="30950" calcext:value-type="float">
            <text:p>30950</text:p>
          </table:table-cell>
          <table:table-cell table:formula="of:=[.B48]/[.$I$4]" office:value-type="float" office:value="7737500" calcext:value-type="float">
            <text:p>7737500</text:p>
          </table:table-cell>
          <table:table-cell table:formula="of:=ROUND([.D48]/1000;0)" office:value-type="float" office:value="7738" calcext:value-type="float">
            <text:p>7738</text:p>
          </table:table-cell>
          <table:table-cell table:formula="of:=[.D48]/([.$I$1]+1)" office:value-type="float" office:value="483593.75" calcext:value-type="float">
            <text:p>483593.75</text:p>
          </table:table-cell>
          <table:table-cell table:formula="of:=ROUND([.F48]/1000;2)" office:value-type="float" office:value="483.59" calcext:value-type="float">
            <text:p>483.59</text:p>
          </table:table-cell>
          <table:table-cell table:number-columns-repeated="11"/>
        </table:table-row>
        <table:table-row table:style-name="ro1">
          <table:table-cell table:formula="of:=1+[.A48]" office:value-type="float" office:value="47" calcext:value-type="float">
            <text:p>47</text:p>
          </table:table-cell>
          <table:table-cell table:formula="of:=[.$I$3]+([.A49]*[.$I$2])" office:value-type="float" office:value="30955000" calcext:value-type="float">
            <text:p>30955000</text:p>
          </table:table-cell>
          <table:table-cell table:formula="of:=ROUND([.B49]/1000;0)" office:value-type="float" office:value="30955" calcext:value-type="float">
            <text:p>30955</text:p>
          </table:table-cell>
          <table:table-cell table:formula="of:=[.B49]/[.$I$4]" office:value-type="float" office:value="7738750" calcext:value-type="float">
            <text:p>7738750</text:p>
          </table:table-cell>
          <table:table-cell table:formula="of:=ROUND([.D49]/1000;0)" office:value-type="float" office:value="7739" calcext:value-type="float">
            <text:p>7739</text:p>
          </table:table-cell>
          <table:table-cell table:formula="of:=[.D49]/([.$I$1]+1)" office:value-type="float" office:value="483671.875" calcext:value-type="float">
            <text:p>483671.875</text:p>
          </table:table-cell>
          <table:table-cell table:formula="of:=ROUND([.F49]/1000;2)" office:value-type="float" office:value="483.67" calcext:value-type="float">
            <text:p>483.67</text:p>
          </table:table-cell>
          <table:table-cell table:number-columns-repeated="11"/>
        </table:table-row>
        <table:table-row table:style-name="ro1">
          <table:table-cell table:formula="of:=1+[.A49]" office:value-type="float" office:value="48" calcext:value-type="float">
            <text:p>48</text:p>
          </table:table-cell>
          <table:table-cell table:formula="of:=[.$I$3]+([.A50]*[.$I$2])" office:value-type="float" office:value="30960000" calcext:value-type="float">
            <text:p>30960000</text:p>
          </table:table-cell>
          <table:table-cell table:formula="of:=ROUND([.B50]/1000;0)" office:value-type="float" office:value="30960" calcext:value-type="float">
            <text:p>30960</text:p>
          </table:table-cell>
          <table:table-cell table:formula="of:=[.B50]/[.$I$4]" office:value-type="float" office:value="7740000" calcext:value-type="float">
            <text:p>7740000</text:p>
          </table:table-cell>
          <table:table-cell table:formula="of:=ROUND([.D50]/1000;0)" office:value-type="float" office:value="7740" calcext:value-type="float">
            <text:p>7740</text:p>
          </table:table-cell>
          <table:table-cell table:formula="of:=[.D50]/([.$I$1]+1)" office:value-type="float" office:value="483750" calcext:value-type="float">
            <text:p>483750</text:p>
          </table:table-cell>
          <table:table-cell table:formula="of:=ROUND([.F50]/1000;2)" office:value-type="float" office:value="483.75" calcext:value-type="float">
            <text:p>483.75</text:p>
          </table:table-cell>
          <table:table-cell table:number-columns-repeated="11"/>
        </table:table-row>
        <table:table-row table:style-name="ro1">
          <table:table-cell table:formula="of:=1+[.A50]" office:value-type="float" office:value="49" calcext:value-type="float">
            <text:p>49</text:p>
          </table:table-cell>
          <table:table-cell table:formula="of:=[.$I$3]+([.A51]*[.$I$2])" office:value-type="float" office:value="30965000" calcext:value-type="float">
            <text:p>30965000</text:p>
          </table:table-cell>
          <table:table-cell table:formula="of:=ROUND([.B51]/1000;0)" office:value-type="float" office:value="30965" calcext:value-type="float">
            <text:p>30965</text:p>
          </table:table-cell>
          <table:table-cell table:formula="of:=[.B51]/[.$I$4]" office:value-type="float" office:value="7741250" calcext:value-type="float">
            <text:p>7741250</text:p>
          </table:table-cell>
          <table:table-cell table:formula="of:=ROUND([.D51]/1000;0)" office:value-type="float" office:value="7741" calcext:value-type="float">
            <text:p>7741</text:p>
          </table:table-cell>
          <table:table-cell table:formula="of:=[.D51]/([.$I$1]+1)" office:value-type="float" office:value="483828.125" calcext:value-type="float">
            <text:p>483828.125</text:p>
          </table:table-cell>
          <table:table-cell table:formula="of:=ROUND([.F51]/1000;2)" office:value-type="float" office:value="483.83" calcext:value-type="float">
            <text:p>483.83</text:p>
          </table:table-cell>
          <table:table-cell table:number-columns-repeated="11"/>
        </table:table-row>
        <table:table-row table:style-name="ro1">
          <table:table-cell table:formula="of:=1+[.A51]" office:value-type="float" office:value="50" calcext:value-type="float">
            <text:p>50</text:p>
          </table:table-cell>
          <table:table-cell table:formula="of:=[.$I$3]+([.A52]*[.$I$2])" office:value-type="float" office:value="30970000" calcext:value-type="float">
            <text:p>30970000</text:p>
          </table:table-cell>
          <table:table-cell table:formula="of:=ROUND([.B52]/1000;0)" office:value-type="float" office:value="30970" calcext:value-type="float">
            <text:p>30970</text:p>
          </table:table-cell>
          <table:table-cell table:formula="of:=[.B52]/[.$I$4]" office:value-type="float" office:value="7742500" calcext:value-type="float">
            <text:p>7742500</text:p>
          </table:table-cell>
          <table:table-cell table:formula="of:=ROUND([.D52]/1000;0)" office:value-type="float" office:value="7743" calcext:value-type="float">
            <text:p>7743</text:p>
          </table:table-cell>
          <table:table-cell table:formula="of:=[.D52]/([.$I$1]+1)" office:value-type="float" office:value="483906.25" calcext:value-type="float">
            <text:p>483906.25</text:p>
          </table:table-cell>
          <table:table-cell table:formula="of:=ROUND([.F52]/1000;2)" office:value-type="float" office:value="483.91" calcext:value-type="float">
            <text:p>483.91</text:p>
          </table:table-cell>
          <table:table-cell table:number-columns-repeated="11"/>
        </table:table-row>
        <table:table-row table:style-name="ro1">
          <table:table-cell table:formula="of:=1+[.A52]" office:value-type="float" office:value="51" calcext:value-type="float">
            <text:p>51</text:p>
          </table:table-cell>
          <table:table-cell table:formula="of:=[.$I$3]+([.A53]*[.$I$2])" office:value-type="float" office:value="30975000" calcext:value-type="float">
            <text:p>30975000</text:p>
          </table:table-cell>
          <table:table-cell table:formula="of:=ROUND([.B53]/1000;0)" office:value-type="float" office:value="30975" calcext:value-type="float">
            <text:p>30975</text:p>
          </table:table-cell>
          <table:table-cell table:formula="of:=[.B53]/[.$I$4]" office:value-type="float" office:value="7743750" calcext:value-type="float">
            <text:p>7743750</text:p>
          </table:table-cell>
          <table:table-cell table:formula="of:=ROUND([.D53]/1000;0)" office:value-type="float" office:value="7744" calcext:value-type="float">
            <text:p>7744</text:p>
          </table:table-cell>
          <table:table-cell table:formula="of:=[.D53]/([.$I$1]+1)" office:value-type="float" office:value="483984.375" calcext:value-type="float">
            <text:p>483984.375</text:p>
          </table:table-cell>
          <table:table-cell table:formula="of:=ROUND([.F53]/1000;2)" office:value-type="float" office:value="483.98" calcext:value-type="float">
            <text:p>483.98</text:p>
          </table:table-cell>
          <table:table-cell table:number-columns-repeated="11"/>
        </table:table-row>
        <table:table-row table:style-name="ro1">
          <table:table-cell table:formula="of:=1+[.A53]" office:value-type="float" office:value="52" calcext:value-type="float">
            <text:p>52</text:p>
          </table:table-cell>
          <table:table-cell table:formula="of:=[.$I$3]+([.A54]*[.$I$2])" office:value-type="float" office:value="30980000" calcext:value-type="float">
            <text:p>30980000</text:p>
          </table:table-cell>
          <table:table-cell table:formula="of:=ROUND([.B54]/1000;0)" office:value-type="float" office:value="30980" calcext:value-type="float">
            <text:p>30980</text:p>
          </table:table-cell>
          <table:table-cell table:formula="of:=[.B54]/[.$I$4]" office:value-type="float" office:value="7745000" calcext:value-type="float">
            <text:p>7745000</text:p>
          </table:table-cell>
          <table:table-cell table:formula="of:=ROUND([.D54]/1000;0)" office:value-type="float" office:value="7745" calcext:value-type="float">
            <text:p>7745</text:p>
          </table:table-cell>
          <table:table-cell table:formula="of:=[.D54]/([.$I$1]+1)" office:value-type="float" office:value="484062.5" calcext:value-type="float">
            <text:p>484062.5</text:p>
          </table:table-cell>
          <table:table-cell table:formula="of:=ROUND([.F54]/1000;2)" office:value-type="float" office:value="484.06" calcext:value-type="float">
            <text:p>484.06</text:p>
          </table:table-cell>
          <table:table-cell table:number-columns-repeated="11"/>
        </table:table-row>
        <table:table-row table:style-name="ro1">
          <table:table-cell table:formula="of:=1+[.A54]" office:value-type="float" office:value="53" calcext:value-type="float">
            <text:p>53</text:p>
          </table:table-cell>
          <table:table-cell table:formula="of:=[.$I$3]+([.A55]*[.$I$2])" office:value-type="float" office:value="30985000" calcext:value-type="float">
            <text:p>30985000</text:p>
          </table:table-cell>
          <table:table-cell table:formula="of:=ROUND([.B55]/1000;0)" office:value-type="float" office:value="30985" calcext:value-type="float">
            <text:p>30985</text:p>
          </table:table-cell>
          <table:table-cell table:formula="of:=[.B55]/[.$I$4]" office:value-type="float" office:value="7746250" calcext:value-type="float">
            <text:p>7746250</text:p>
          </table:table-cell>
          <table:table-cell table:formula="of:=ROUND([.D55]/1000;0)" office:value-type="float" office:value="7746" calcext:value-type="float">
            <text:p>7746</text:p>
          </table:table-cell>
          <table:table-cell table:formula="of:=[.D55]/([.$I$1]+1)" office:value-type="float" office:value="484140.625" calcext:value-type="float">
            <text:p>484140.625</text:p>
          </table:table-cell>
          <table:table-cell table:formula="of:=ROUND([.F55]/1000;2)" office:value-type="float" office:value="484.14" calcext:value-type="float">
            <text:p>484.14</text:p>
          </table:table-cell>
          <table:table-cell table:number-columns-repeated="11"/>
        </table:table-row>
        <table:table-row table:style-name="ro1">
          <table:table-cell table:formula="of:=1+[.A55]" office:value-type="float" office:value="54" calcext:value-type="float">
            <text:p>54</text:p>
          </table:table-cell>
          <table:table-cell table:formula="of:=[.$I$3]+([.A56]*[.$I$2])" office:value-type="float" office:value="30990000" calcext:value-type="float">
            <text:p>30990000</text:p>
          </table:table-cell>
          <table:table-cell table:formula="of:=ROUND([.B56]/1000;0)" office:value-type="float" office:value="30990" calcext:value-type="float">
            <text:p>30990</text:p>
          </table:table-cell>
          <table:table-cell table:formula="of:=[.B56]/[.$I$4]" office:value-type="float" office:value="7747500" calcext:value-type="float">
            <text:p>7747500</text:p>
          </table:table-cell>
          <table:table-cell table:formula="of:=ROUND([.D56]/1000;0)" office:value-type="float" office:value="7748" calcext:value-type="float">
            <text:p>7748</text:p>
          </table:table-cell>
          <table:table-cell table:formula="of:=[.D56]/([.$I$1]+1)" office:value-type="float" office:value="484218.75" calcext:value-type="float">
            <text:p>484218.75</text:p>
          </table:table-cell>
          <table:table-cell table:formula="of:=ROUND([.F56]/1000;2)" office:value-type="float" office:value="484.22" calcext:value-type="float">
            <text:p>484.22</text:p>
          </table:table-cell>
          <table:table-cell table:number-columns-repeated="11"/>
        </table:table-row>
        <table:table-row table:style-name="ro1">
          <table:table-cell table:formula="of:=1+[.A56]" office:value-type="float" office:value="55" calcext:value-type="float">
            <text:p>55</text:p>
          </table:table-cell>
          <table:table-cell table:formula="of:=[.$I$3]+([.A57]*[.$I$2])" office:value-type="float" office:value="30995000" calcext:value-type="float">
            <text:p>30995000</text:p>
          </table:table-cell>
          <table:table-cell table:formula="of:=ROUND([.B57]/1000;0)" office:value-type="float" office:value="30995" calcext:value-type="float">
            <text:p>30995</text:p>
          </table:table-cell>
          <table:table-cell table:formula="of:=[.B57]/[.$I$4]" office:value-type="float" office:value="7748750" calcext:value-type="float">
            <text:p>7748750</text:p>
          </table:table-cell>
          <table:table-cell table:formula="of:=ROUND([.D57]/1000;0)" office:value-type="float" office:value="7749" calcext:value-type="float">
            <text:p>7749</text:p>
          </table:table-cell>
          <table:table-cell table:formula="of:=[.D57]/([.$I$1]+1)" office:value-type="float" office:value="484296.875" calcext:value-type="float">
            <text:p>484296.875</text:p>
          </table:table-cell>
          <table:table-cell table:formula="of:=ROUND([.F57]/1000;2)" office:value-type="float" office:value="484.3" calcext:value-type="float">
            <text:p>484.3</text:p>
          </table:table-cell>
          <table:table-cell table:number-columns-repeated="11"/>
        </table:table-row>
        <table:table-row table:style-name="ro1">
          <table:table-cell table:formula="of:=1+[.A57]" office:value-type="float" office:value="56" calcext:value-type="float">
            <text:p>56</text:p>
          </table:table-cell>
          <table:table-cell table:formula="of:=[.$I$3]+([.A58]*[.$I$2])" office:value-type="float" office:value="31000000" calcext:value-type="float">
            <text:p>31000000</text:p>
          </table:table-cell>
          <table:table-cell table:formula="of:=ROUND([.B58]/1000;0)" office:value-type="float" office:value="31000" calcext:value-type="float">
            <text:p>31000</text:p>
          </table:table-cell>
          <table:table-cell table:formula="of:=[.B58]/[.$I$4]" office:value-type="float" office:value="7750000" calcext:value-type="float">
            <text:p>7750000</text:p>
          </table:table-cell>
          <table:table-cell table:formula="of:=ROUND([.D58]/1000;0)" office:value-type="float" office:value="7750" calcext:value-type="float">
            <text:p>7750</text:p>
          </table:table-cell>
          <table:table-cell table:formula="of:=[.D58]/([.$I$1]+1)" office:value-type="float" office:value="484375" calcext:value-type="float">
            <text:p>484375</text:p>
          </table:table-cell>
          <table:table-cell table:formula="of:=ROUND([.F58]/1000;2)" office:value-type="float" office:value="484.38" calcext:value-type="float">
            <text:p>484.38</text:p>
          </table:table-cell>
          <table:table-cell table:number-columns-repeated="11"/>
        </table:table-row>
        <table:table-row table:style-name="ro1">
          <table:table-cell table:formula="of:=1+[.A58]" office:value-type="float" office:value="57" calcext:value-type="float">
            <text:p>57</text:p>
          </table:table-cell>
          <table:table-cell table:formula="of:=[.$I$3]+([.A59]*[.$I$2])" office:value-type="float" office:value="31005000" calcext:value-type="float">
            <text:p>31005000</text:p>
          </table:table-cell>
          <table:table-cell table:formula="of:=ROUND([.B59]/1000;0)" office:value-type="float" office:value="31005" calcext:value-type="float">
            <text:p>31005</text:p>
          </table:table-cell>
          <table:table-cell table:formula="of:=[.B59]/[.$I$4]" office:value-type="float" office:value="7751250" calcext:value-type="float">
            <text:p>7751250</text:p>
          </table:table-cell>
          <table:table-cell table:formula="of:=ROUND([.D59]/1000;0)" office:value-type="float" office:value="7751" calcext:value-type="float">
            <text:p>7751</text:p>
          </table:table-cell>
          <table:table-cell table:formula="of:=[.D59]/([.$I$1]+1)" office:value-type="float" office:value="484453.125" calcext:value-type="float">
            <text:p>484453.125</text:p>
          </table:table-cell>
          <table:table-cell table:formula="of:=ROUND([.F59]/1000;2)" office:value-type="float" office:value="484.45" calcext:value-type="float">
            <text:p>484.45</text:p>
          </table:table-cell>
          <table:table-cell table:number-columns-repeated="11"/>
        </table:table-row>
        <table:table-row table:style-name="ro1">
          <table:table-cell table:formula="of:=1+[.A59]" office:value-type="float" office:value="58" calcext:value-type="float">
            <text:p>58</text:p>
          </table:table-cell>
          <table:table-cell table:formula="of:=[.$I$3]+([.A60]*[.$I$2])" office:value-type="float" office:value="31010000" calcext:value-type="float">
            <text:p>31010000</text:p>
          </table:table-cell>
          <table:table-cell table:formula="of:=ROUND([.B60]/1000;0)" office:value-type="float" office:value="31010" calcext:value-type="float">
            <text:p>31010</text:p>
          </table:table-cell>
          <table:table-cell table:formula="of:=[.B60]/[.$I$4]" office:value-type="float" office:value="7752500" calcext:value-type="float">
            <text:p>7752500</text:p>
          </table:table-cell>
          <table:table-cell table:formula="of:=ROUND([.D60]/1000;0)" office:value-type="float" office:value="7753" calcext:value-type="float">
            <text:p>7753</text:p>
          </table:table-cell>
          <table:table-cell table:formula="of:=[.D60]/([.$I$1]+1)" office:value-type="float" office:value="484531.25" calcext:value-type="float">
            <text:p>484531.25</text:p>
          </table:table-cell>
          <table:table-cell table:formula="of:=ROUND([.F60]/1000;2)" office:value-type="float" office:value="484.53" calcext:value-type="float">
            <text:p>484.53</text:p>
          </table:table-cell>
          <table:table-cell table:number-columns-repeated="11"/>
        </table:table-row>
        <table:table-row table:style-name="ro1">
          <table:table-cell table:formula="of:=1+[.A60]" office:value-type="float" office:value="59" calcext:value-type="float">
            <text:p>59</text:p>
          </table:table-cell>
          <table:table-cell table:formula="of:=[.$I$3]+([.A61]*[.$I$2])" office:value-type="float" office:value="31015000" calcext:value-type="float">
            <text:p>31015000</text:p>
          </table:table-cell>
          <table:table-cell table:formula="of:=ROUND([.B61]/1000;0)" office:value-type="float" office:value="31015" calcext:value-type="float">
            <text:p>31015</text:p>
          </table:table-cell>
          <table:table-cell table:formula="of:=[.B61]/[.$I$4]" office:value-type="float" office:value="7753750" calcext:value-type="float">
            <text:p>7753750</text:p>
          </table:table-cell>
          <table:table-cell table:formula="of:=ROUND([.D61]/1000;0)" office:value-type="float" office:value="7754" calcext:value-type="float">
            <text:p>7754</text:p>
          </table:table-cell>
          <table:table-cell table:formula="of:=[.D61]/([.$I$1]+1)" office:value-type="float" office:value="484609.375" calcext:value-type="float">
            <text:p>484609.375</text:p>
          </table:table-cell>
          <table:table-cell table:formula="of:=ROUND([.F61]/1000;2)" office:value-type="float" office:value="484.61" calcext:value-type="float">
            <text:p>484.61</text:p>
          </table:table-cell>
          <table:table-cell table:number-columns-repeated="11"/>
        </table:table-row>
        <table:table-row table:style-name="ro1">
          <table:table-cell table:formula="of:=1+[.A61]" office:value-type="float" office:value="60" calcext:value-type="float">
            <text:p>60</text:p>
          </table:table-cell>
          <table:table-cell table:formula="of:=[.$I$3]+([.A62]*[.$I$2])" office:value-type="float" office:value="31020000" calcext:value-type="float">
            <text:p>31020000</text:p>
          </table:table-cell>
          <table:table-cell table:formula="of:=ROUND([.B62]/1000;0)" office:value-type="float" office:value="31020" calcext:value-type="float">
            <text:p>31020</text:p>
          </table:table-cell>
          <table:table-cell table:formula="of:=[.B62]/[.$I$4]" office:value-type="float" office:value="7755000" calcext:value-type="float">
            <text:p>7755000</text:p>
          </table:table-cell>
          <table:table-cell table:formula="of:=ROUND([.D62]/1000;0)" office:value-type="float" office:value="7755" calcext:value-type="float">
            <text:p>7755</text:p>
          </table:table-cell>
          <table:table-cell table:formula="of:=[.D62]/([.$I$1]+1)" office:value-type="float" office:value="484687.5" calcext:value-type="float">
            <text:p>484687.5</text:p>
          </table:table-cell>
          <table:table-cell table:formula="of:=ROUND([.F62]/1000;2)" office:value-type="float" office:value="484.69" calcext:value-type="float">
            <text:p>484.69</text:p>
          </table:table-cell>
          <table:table-cell table:number-columns-repeated="11"/>
        </table:table-row>
        <table:table-row table:style-name="ro1">
          <table:table-cell table:formula="of:=1+[.A62]" office:value-type="float" office:value="61" calcext:value-type="float">
            <text:p>61</text:p>
          </table:table-cell>
          <table:table-cell table:formula="of:=[.$I$3]+([.A63]*[.$I$2])" office:value-type="float" office:value="31025000" calcext:value-type="float">
            <text:p>31025000</text:p>
          </table:table-cell>
          <table:table-cell table:formula="of:=ROUND([.B63]/1000;0)" office:value-type="float" office:value="31025" calcext:value-type="float">
            <text:p>31025</text:p>
          </table:table-cell>
          <table:table-cell table:formula="of:=[.B63]/[.$I$4]" office:value-type="float" office:value="7756250" calcext:value-type="float">
            <text:p>7756250</text:p>
          </table:table-cell>
          <table:table-cell table:formula="of:=ROUND([.D63]/1000;0)" office:value-type="float" office:value="7756" calcext:value-type="float">
            <text:p>7756</text:p>
          </table:table-cell>
          <table:table-cell table:formula="of:=[.D63]/([.$I$1]+1)" office:value-type="float" office:value="484765.625" calcext:value-type="float">
            <text:p>484765.625</text:p>
          </table:table-cell>
          <table:table-cell table:formula="of:=ROUND([.F63]/1000;2)" office:value-type="float" office:value="484.77" calcext:value-type="float">
            <text:p>484.77</text:p>
          </table:table-cell>
          <table:table-cell table:number-columns-repeated="11"/>
        </table:table-row>
        <table:table-row table:style-name="ro1">
          <table:table-cell table:formula="of:=1+[.A63]" office:value-type="float" office:value="62" calcext:value-type="float">
            <text:p>62</text:p>
          </table:table-cell>
          <table:table-cell table:formula="of:=[.$I$3]+([.A64]*[.$I$2])" office:value-type="float" office:value="31030000" calcext:value-type="float">
            <text:p>31030000</text:p>
          </table:table-cell>
          <table:table-cell table:formula="of:=ROUND([.B64]/1000;0)" office:value-type="float" office:value="31030" calcext:value-type="float">
            <text:p>31030</text:p>
          </table:table-cell>
          <table:table-cell table:formula="of:=[.B64]/[.$I$4]" office:value-type="float" office:value="7757500" calcext:value-type="float">
            <text:p>7757500</text:p>
          </table:table-cell>
          <table:table-cell table:formula="of:=ROUND([.D64]/1000;0)" office:value-type="float" office:value="7758" calcext:value-type="float">
            <text:p>7758</text:p>
          </table:table-cell>
          <table:table-cell table:formula="of:=[.D64]/([.$I$1]+1)" office:value-type="float" office:value="484843.75" calcext:value-type="float">
            <text:p>484843.75</text:p>
          </table:table-cell>
          <table:table-cell table:formula="of:=ROUND([.F64]/1000;2)" office:value-type="float" office:value="484.84" calcext:value-type="float">
            <text:p>484.84</text:p>
          </table:table-cell>
          <table:table-cell table:number-columns-repeated="11"/>
        </table:table-row>
        <table:table-row table:style-name="ro1">
          <table:table-cell table:formula="of:=1+[.A64]" office:value-type="float" office:value="63" calcext:value-type="float">
            <text:p>63</text:p>
          </table:table-cell>
          <table:table-cell table:formula="of:=[.$I$3]+([.A65]*[.$I$2])" office:value-type="float" office:value="31035000" calcext:value-type="float">
            <text:p>31035000</text:p>
          </table:table-cell>
          <table:table-cell table:formula="of:=ROUND([.B65]/1000;0)" office:value-type="float" office:value="31035" calcext:value-type="float">
            <text:p>31035</text:p>
          </table:table-cell>
          <table:table-cell table:formula="of:=[.B65]/[.$I$4]" office:value-type="float" office:value="7758750" calcext:value-type="float">
            <text:p>7758750</text:p>
          </table:table-cell>
          <table:table-cell table:formula="of:=ROUND([.D65]/1000;0)" office:value-type="float" office:value="7759" calcext:value-type="float">
            <text:p>7759</text:p>
          </table:table-cell>
          <table:table-cell table:formula="of:=[.D65]/([.$I$1]+1)" office:value-type="float" office:value="484921.875" calcext:value-type="float">
            <text:p>484921.875</text:p>
          </table:table-cell>
          <table:table-cell table:formula="of:=ROUND([.F65]/1000;2)" office:value-type="float" office:value="484.92" calcext:value-type="float">
            <text:p>484.92</text:p>
          </table:table-cell>
          <table:table-cell table:number-columns-repeated="11"/>
        </table:table-row>
        <table:table-row table:style-name="ro1">
          <table:table-cell table:formula="of:=1+[.A65]" office:value-type="float" office:value="64" calcext:value-type="float">
            <text:p>64</text:p>
          </table:table-cell>
          <table:table-cell table:formula="of:=[.$I$3]+([.A66]*[.$I$2])" office:value-type="float" office:value="31040000" calcext:value-type="float">
            <text:p>31040000</text:p>
          </table:table-cell>
          <table:table-cell table:formula="of:=ROUND([.B66]/1000;0)" office:value-type="float" office:value="31040" calcext:value-type="float">
            <text:p>31040</text:p>
          </table:table-cell>
          <table:table-cell table:formula="of:=[.B66]/[.$I$4]" office:value-type="float" office:value="7760000" calcext:value-type="float">
            <text:p>7760000</text:p>
          </table:table-cell>
          <table:table-cell table:formula="of:=ROUND([.D66]/1000;0)" office:value-type="float" office:value="7760" calcext:value-type="float">
            <text:p>7760</text:p>
          </table:table-cell>
          <table:table-cell table:formula="of:=[.D66]/([.$I$1]+1)" office:value-type="float" office:value="485000" calcext:value-type="float">
            <text:p>485000</text:p>
          </table:table-cell>
          <table:table-cell table:formula="of:=ROUND([.F66]/1000;2)" office:value-type="float" office:value="485" calcext:value-type="float">
            <text:p>485</text:p>
          </table:table-cell>
          <table:table-cell table:number-columns-repeated="11"/>
        </table:table-row>
        <table:table-row table:style-name="ro1">
          <table:table-cell table:formula="of:=1+[.A66]" office:value-type="float" office:value="65" calcext:value-type="float">
            <text:p>65</text:p>
          </table:table-cell>
          <table:table-cell table:formula="of:=[.$I$3]+([.A67]*[.$I$2])" office:value-type="float" office:value="31045000" calcext:value-type="float">
            <text:p>31045000</text:p>
          </table:table-cell>
          <table:table-cell table:formula="of:=ROUND([.B67]/1000;0)" office:value-type="float" office:value="31045" calcext:value-type="float">
            <text:p>31045</text:p>
          </table:table-cell>
          <table:table-cell table:formula="of:=[.B67]/[.$I$4]" office:value-type="float" office:value="7761250" calcext:value-type="float">
            <text:p>7761250</text:p>
          </table:table-cell>
          <table:table-cell table:formula="of:=ROUND([.D67]/1000;0)" office:value-type="float" office:value="7761" calcext:value-type="float">
            <text:p>7761</text:p>
          </table:table-cell>
          <table:table-cell table:formula="of:=[.D67]/([.$I$1]+1)" office:value-type="float" office:value="485078.125" calcext:value-type="float">
            <text:p>485078.125</text:p>
          </table:table-cell>
          <table:table-cell table:formula="of:=ROUND([.F67]/1000;2)" office:value-type="float" office:value="485.08" calcext:value-type="float">
            <text:p>485.08</text:p>
          </table:table-cell>
          <table:table-cell table:number-columns-repeated="11"/>
        </table:table-row>
        <table:table-row table:style-name="ro1">
          <table:table-cell table:formula="of:=1+[.A67]" office:value-type="float" office:value="66" calcext:value-type="float">
            <text:p>66</text:p>
          </table:table-cell>
          <table:table-cell table:formula="of:=[.$I$3]+([.A68]*[.$I$2])" office:value-type="float" office:value="31050000" calcext:value-type="float">
            <text:p>31050000</text:p>
          </table:table-cell>
          <table:table-cell table:formula="of:=ROUND([.B68]/1000;0)" office:value-type="float" office:value="31050" calcext:value-type="float">
            <text:p>31050</text:p>
          </table:table-cell>
          <table:table-cell table:formula="of:=[.B68]/[.$I$4]" office:value-type="float" office:value="7762500" calcext:value-type="float">
            <text:p>7762500</text:p>
          </table:table-cell>
          <table:table-cell table:formula="of:=ROUND([.D68]/1000;0)" office:value-type="float" office:value="7763" calcext:value-type="float">
            <text:p>7763</text:p>
          </table:table-cell>
          <table:table-cell table:formula="of:=[.D68]/([.$I$1]+1)" office:value-type="float" office:value="485156.25" calcext:value-type="float">
            <text:p>485156.25</text:p>
          </table:table-cell>
          <table:table-cell table:formula="of:=ROUND([.F68]/1000;2)" office:value-type="float" office:value="485.16" calcext:value-type="float">
            <text:p>485.16</text:p>
          </table:table-cell>
          <table:table-cell table:number-columns-repeated="11"/>
        </table:table-row>
        <table:table-row table:style-name="ro1">
          <table:table-cell table:formula="of:=1+[.A68]" office:value-type="float" office:value="67" calcext:value-type="float">
            <text:p>67</text:p>
          </table:table-cell>
          <table:table-cell table:formula="of:=[.$I$3]+([.A69]*[.$I$2])" office:value-type="float" office:value="31055000" calcext:value-type="float">
            <text:p>31055000</text:p>
          </table:table-cell>
          <table:table-cell table:formula="of:=ROUND([.B69]/1000;0)" office:value-type="float" office:value="31055" calcext:value-type="float">
            <text:p>31055</text:p>
          </table:table-cell>
          <table:table-cell table:formula="of:=[.B69]/[.$I$4]" office:value-type="float" office:value="7763750" calcext:value-type="float">
            <text:p>7763750</text:p>
          </table:table-cell>
          <table:table-cell table:formula="of:=ROUND([.D69]/1000;0)" office:value-type="float" office:value="7764" calcext:value-type="float">
            <text:p>7764</text:p>
          </table:table-cell>
          <table:table-cell table:formula="of:=[.D69]/([.$I$1]+1)" office:value-type="float" office:value="485234.375" calcext:value-type="float">
            <text:p>485234.375</text:p>
          </table:table-cell>
          <table:table-cell table:formula="of:=ROUND([.F69]/1000;2)" office:value-type="float" office:value="485.23" calcext:value-type="float">
            <text:p>485.23</text:p>
          </table:table-cell>
          <table:table-cell table:number-columns-repeated="11"/>
        </table:table-row>
        <table:table-row table:style-name="ro1">
          <table:table-cell table:formula="of:=1+[.A69]" office:value-type="float" office:value="68" calcext:value-type="float">
            <text:p>68</text:p>
          </table:table-cell>
          <table:table-cell table:formula="of:=[.$I$3]+([.A70]*[.$I$2])" office:value-type="float" office:value="31060000" calcext:value-type="float">
            <text:p>31060000</text:p>
          </table:table-cell>
          <table:table-cell table:formula="of:=ROUND([.B70]/1000;0)" office:value-type="float" office:value="31060" calcext:value-type="float">
            <text:p>31060</text:p>
          </table:table-cell>
          <table:table-cell table:formula="of:=[.B70]/[.$I$4]" office:value-type="float" office:value="7765000" calcext:value-type="float">
            <text:p>7765000</text:p>
          </table:table-cell>
          <table:table-cell table:formula="of:=ROUND([.D70]/1000;0)" office:value-type="float" office:value="7765" calcext:value-type="float">
            <text:p>7765</text:p>
          </table:table-cell>
          <table:table-cell table:formula="of:=[.D70]/([.$I$1]+1)" office:value-type="float" office:value="485312.5" calcext:value-type="float">
            <text:p>485312.5</text:p>
          </table:table-cell>
          <table:table-cell table:formula="of:=ROUND([.F70]/1000;2)" office:value-type="float" office:value="485.31" calcext:value-type="float">
            <text:p>485.31</text:p>
          </table:table-cell>
          <table:table-cell table:number-columns-repeated="11"/>
        </table:table-row>
        <table:table-row table:style-name="ro1">
          <table:table-cell table:formula="of:=1+[.A70]" office:value-type="float" office:value="69" calcext:value-type="float">
            <text:p>69</text:p>
          </table:table-cell>
          <table:table-cell table:formula="of:=[.$I$3]+([.A71]*[.$I$2])" office:value-type="float" office:value="31065000" calcext:value-type="float">
            <text:p>31065000</text:p>
          </table:table-cell>
          <table:table-cell table:formula="of:=ROUND([.B71]/1000;0)" office:value-type="float" office:value="31065" calcext:value-type="float">
            <text:p>31065</text:p>
          </table:table-cell>
          <table:table-cell table:formula="of:=[.B71]/[.$I$4]" office:value-type="float" office:value="7766250" calcext:value-type="float">
            <text:p>7766250</text:p>
          </table:table-cell>
          <table:table-cell table:formula="of:=ROUND([.D71]/1000;0)" office:value-type="float" office:value="7766" calcext:value-type="float">
            <text:p>7766</text:p>
          </table:table-cell>
          <table:table-cell table:formula="of:=[.D71]/([.$I$1]+1)" office:value-type="float" office:value="485390.625" calcext:value-type="float">
            <text:p>485390.625</text:p>
          </table:table-cell>
          <table:table-cell table:formula="of:=ROUND([.F71]/1000;2)" office:value-type="float" office:value="485.39" calcext:value-type="float">
            <text:p>485.39</text:p>
          </table:table-cell>
          <table:table-cell table:number-columns-repeated="11"/>
        </table:table-row>
        <table:table-row table:style-name="ro1">
          <table:table-cell table:formula="of:=1+[.A71]" office:value-type="float" office:value="70" calcext:value-type="float">
            <text:p>70</text:p>
          </table:table-cell>
          <table:table-cell table:formula="of:=[.$I$3]+([.A72]*[.$I$2])" office:value-type="float" office:value="31070000" calcext:value-type="float">
            <text:p>31070000</text:p>
          </table:table-cell>
          <table:table-cell table:formula="of:=ROUND([.B72]/1000;0)" office:value-type="float" office:value="31070" calcext:value-type="float">
            <text:p>31070</text:p>
          </table:table-cell>
          <table:table-cell table:formula="of:=[.B72]/[.$I$4]" office:value-type="float" office:value="7767500" calcext:value-type="float">
            <text:p>7767500</text:p>
          </table:table-cell>
          <table:table-cell table:formula="of:=ROUND([.D72]/1000;0)" office:value-type="float" office:value="7768" calcext:value-type="float">
            <text:p>7768</text:p>
          </table:table-cell>
          <table:table-cell table:formula="of:=[.D72]/([.$I$1]+1)" office:value-type="float" office:value="485468.75" calcext:value-type="float">
            <text:p>485468.75</text:p>
          </table:table-cell>
          <table:table-cell table:formula="of:=ROUND([.F72]/1000;2)" office:value-type="float" office:value="485.47" calcext:value-type="float">
            <text:p>485.47</text:p>
          </table:table-cell>
          <table:table-cell table:number-columns-repeated="11"/>
        </table:table-row>
        <table:table-row table:style-name="ro1">
          <table:table-cell table:formula="of:=1+[.A72]" office:value-type="float" office:value="71" calcext:value-type="float">
            <text:p>71</text:p>
          </table:table-cell>
          <table:table-cell table:formula="of:=[.$I$3]+([.A73]*[.$I$2])" office:value-type="float" office:value="31075000" calcext:value-type="float">
            <text:p>31075000</text:p>
          </table:table-cell>
          <table:table-cell table:formula="of:=ROUND([.B73]/1000;0)" office:value-type="float" office:value="31075" calcext:value-type="float">
            <text:p>31075</text:p>
          </table:table-cell>
          <table:table-cell table:formula="of:=[.B73]/[.$I$4]" office:value-type="float" office:value="7768750" calcext:value-type="float">
            <text:p>7768750</text:p>
          </table:table-cell>
          <table:table-cell table:formula="of:=ROUND([.D73]/1000;0)" office:value-type="float" office:value="7769" calcext:value-type="float">
            <text:p>7769</text:p>
          </table:table-cell>
          <table:table-cell table:formula="of:=[.D73]/([.$I$1]+1)" office:value-type="float" office:value="485546.875" calcext:value-type="float">
            <text:p>485546.875</text:p>
          </table:table-cell>
          <table:table-cell table:formula="of:=ROUND([.F73]/1000;2)" office:value-type="float" office:value="485.55" calcext:value-type="float">
            <text:p>485.55</text:p>
          </table:table-cell>
          <table:table-cell table:number-columns-repeated="11"/>
        </table:table-row>
        <table:table-row table:style-name="ro1">
          <table:table-cell table:formula="of:=1+[.A73]" office:value-type="float" office:value="72" calcext:value-type="float">
            <text:p>72</text:p>
          </table:table-cell>
          <table:table-cell table:formula="of:=[.$I$3]+([.A74]*[.$I$2])" office:value-type="float" office:value="31080000" calcext:value-type="float">
            <text:p>31080000</text:p>
          </table:table-cell>
          <table:table-cell table:formula="of:=ROUND([.B74]/1000;0)" office:value-type="float" office:value="31080" calcext:value-type="float">
            <text:p>31080</text:p>
          </table:table-cell>
          <table:table-cell table:formula="of:=[.B74]/[.$I$4]" office:value-type="float" office:value="7770000" calcext:value-type="float">
            <text:p>7770000</text:p>
          </table:table-cell>
          <table:table-cell table:formula="of:=ROUND([.D74]/1000;0)" office:value-type="float" office:value="7770" calcext:value-type="float">
            <text:p>7770</text:p>
          </table:table-cell>
          <table:table-cell table:formula="of:=[.D74]/([.$I$1]+1)" office:value-type="float" office:value="485625" calcext:value-type="float">
            <text:p>485625</text:p>
          </table:table-cell>
          <table:table-cell table:formula="of:=ROUND([.F74]/1000;2)" office:value-type="float" office:value="485.63" calcext:value-type="float">
            <text:p>485.63</text:p>
          </table:table-cell>
          <table:table-cell table:number-columns-repeated="11"/>
        </table:table-row>
        <table:table-row table:style-name="ro1">
          <table:table-cell table:formula="of:=1+[.A74]" office:value-type="float" office:value="73" calcext:value-type="float">
            <text:p>73</text:p>
          </table:table-cell>
          <table:table-cell table:formula="of:=[.$I$3]+([.A75]*[.$I$2])" office:value-type="float" office:value="31085000" calcext:value-type="float">
            <text:p>31085000</text:p>
          </table:table-cell>
          <table:table-cell table:formula="of:=ROUND([.B75]/1000;0)" office:value-type="float" office:value="31085" calcext:value-type="float">
            <text:p>31085</text:p>
          </table:table-cell>
          <table:table-cell table:formula="of:=[.B75]/[.$I$4]" office:value-type="float" office:value="7771250" calcext:value-type="float">
            <text:p>7771250</text:p>
          </table:table-cell>
          <table:table-cell table:formula="of:=ROUND([.D75]/1000;0)" office:value-type="float" office:value="7771" calcext:value-type="float">
            <text:p>7771</text:p>
          </table:table-cell>
          <table:table-cell table:formula="of:=[.D75]/([.$I$1]+1)" office:value-type="float" office:value="485703.125" calcext:value-type="float">
            <text:p>485703.125</text:p>
          </table:table-cell>
          <table:table-cell table:formula="of:=ROUND([.F75]/1000;2)" office:value-type="float" office:value="485.7" calcext:value-type="float">
            <text:p>485.7</text:p>
          </table:table-cell>
          <table:table-cell table:number-columns-repeated="11"/>
        </table:table-row>
        <table:table-row table:style-name="ro1">
          <table:table-cell table:formula="of:=1+[.A75]" office:value-type="float" office:value="74" calcext:value-type="float">
            <text:p>74</text:p>
          </table:table-cell>
          <table:table-cell table:formula="of:=[.$I$3]+([.A76]*[.$I$2])" office:value-type="float" office:value="31090000" calcext:value-type="float">
            <text:p>31090000</text:p>
          </table:table-cell>
          <table:table-cell table:formula="of:=ROUND([.B76]/1000;0)" office:value-type="float" office:value="31090" calcext:value-type="float">
            <text:p>31090</text:p>
          </table:table-cell>
          <table:table-cell table:formula="of:=[.B76]/[.$I$4]" office:value-type="float" office:value="7772500" calcext:value-type="float">
            <text:p>7772500</text:p>
          </table:table-cell>
          <table:table-cell table:formula="of:=ROUND([.D76]/1000;0)" office:value-type="float" office:value="7773" calcext:value-type="float">
            <text:p>7773</text:p>
          </table:table-cell>
          <table:table-cell table:formula="of:=[.D76]/([.$I$1]+1)" office:value-type="float" office:value="485781.25" calcext:value-type="float">
            <text:p>485781.25</text:p>
          </table:table-cell>
          <table:table-cell table:formula="of:=ROUND([.F76]/1000;2)" office:value-type="float" office:value="485.78" calcext:value-type="float">
            <text:p>485.78</text:p>
          </table:table-cell>
          <table:table-cell table:number-columns-repeated="11"/>
        </table:table-row>
        <table:table-row table:style-name="ro1">
          <table:table-cell table:formula="of:=1+[.A76]" office:value-type="float" office:value="75" calcext:value-type="float">
            <text:p>75</text:p>
          </table:table-cell>
          <table:table-cell table:formula="of:=[.$I$3]+([.A77]*[.$I$2])" office:value-type="float" office:value="31095000" calcext:value-type="float">
            <text:p>31095000</text:p>
          </table:table-cell>
          <table:table-cell table:formula="of:=ROUND([.B77]/1000;0)" office:value-type="float" office:value="31095" calcext:value-type="float">
            <text:p>31095</text:p>
          </table:table-cell>
          <table:table-cell table:formula="of:=[.B77]/[.$I$4]" office:value-type="float" office:value="7773750" calcext:value-type="float">
            <text:p>7773750</text:p>
          </table:table-cell>
          <table:table-cell table:formula="of:=ROUND([.D77]/1000;0)" office:value-type="float" office:value="7774" calcext:value-type="float">
            <text:p>7774</text:p>
          </table:table-cell>
          <table:table-cell table:formula="of:=[.D77]/([.$I$1]+1)" office:value-type="float" office:value="485859.375" calcext:value-type="float">
            <text:p>485859.375</text:p>
          </table:table-cell>
          <table:table-cell table:formula="of:=ROUND([.F77]/1000;2)" office:value-type="float" office:value="485.86" calcext:value-type="float">
            <text:p>485.86</text:p>
          </table:table-cell>
          <table:table-cell table:number-columns-repeated="11"/>
        </table:table-row>
        <table:table-row table:style-name="ro1">
          <table:table-cell table:formula="of:=1+[.A77]" office:value-type="float" office:value="76" calcext:value-type="float">
            <text:p>76</text:p>
          </table:table-cell>
          <table:table-cell table:formula="of:=[.$I$3]+([.A78]*[.$I$2])" office:value-type="float" office:value="31100000" calcext:value-type="float">
            <text:p>31100000</text:p>
          </table:table-cell>
          <table:table-cell table:formula="of:=ROUND([.B78]/1000;0)" office:value-type="float" office:value="31100" calcext:value-type="float">
            <text:p>31100</text:p>
          </table:table-cell>
          <table:table-cell table:formula="of:=[.B78]/[.$I$4]" office:value-type="float" office:value="7775000" calcext:value-type="float">
            <text:p>7775000</text:p>
          </table:table-cell>
          <table:table-cell table:formula="of:=ROUND([.D78]/1000;0)" office:value-type="float" office:value="7775" calcext:value-type="float">
            <text:p>7775</text:p>
          </table:table-cell>
          <table:table-cell table:formula="of:=[.D78]/([.$I$1]+1)" office:value-type="float" office:value="485937.5" calcext:value-type="float">
            <text:p>485937.5</text:p>
          </table:table-cell>
          <table:table-cell table:formula="of:=ROUND([.F78]/1000;2)" office:value-type="float" office:value="485.94" calcext:value-type="float">
            <text:p>485.94</text:p>
          </table:table-cell>
          <table:table-cell table:number-columns-repeated="11"/>
        </table:table-row>
        <table:table-row table:style-name="ro1">
          <table:table-cell table:formula="of:=1+[.A78]" office:value-type="float" office:value="77" calcext:value-type="float">
            <text:p>77</text:p>
          </table:table-cell>
          <table:table-cell table:formula="of:=[.$I$3]+([.A79]*[.$I$2])" office:value-type="float" office:value="31105000" calcext:value-type="float">
            <text:p>31105000</text:p>
          </table:table-cell>
          <table:table-cell table:formula="of:=ROUND([.B79]/1000;0)" office:value-type="float" office:value="31105" calcext:value-type="float">
            <text:p>31105</text:p>
          </table:table-cell>
          <table:table-cell table:formula="of:=[.B79]/[.$I$4]" office:value-type="float" office:value="7776250" calcext:value-type="float">
            <text:p>7776250</text:p>
          </table:table-cell>
          <table:table-cell table:formula="of:=ROUND([.D79]/1000;0)" office:value-type="float" office:value="7776" calcext:value-type="float">
            <text:p>7776</text:p>
          </table:table-cell>
          <table:table-cell table:formula="of:=[.D79]/([.$I$1]+1)" office:value-type="float" office:value="486015.625" calcext:value-type="float">
            <text:p>486015.625</text:p>
          </table:table-cell>
          <table:table-cell table:formula="of:=ROUND([.F79]/1000;2)" office:value-type="float" office:value="486.02" calcext:value-type="float">
            <text:p>486.02</text:p>
          </table:table-cell>
          <table:table-cell table:number-columns-repeated="11"/>
        </table:table-row>
        <table:table-row table:style-name="ro1">
          <table:table-cell table:formula="of:=1+[.A79]" office:value-type="float" office:value="78" calcext:value-type="float">
            <text:p>78</text:p>
          </table:table-cell>
          <table:table-cell table:formula="of:=[.$I$3]+([.A80]*[.$I$2])" office:value-type="float" office:value="31110000" calcext:value-type="float">
            <text:p>31110000</text:p>
          </table:table-cell>
          <table:table-cell table:formula="of:=ROUND([.B80]/1000;0)" office:value-type="float" office:value="31110" calcext:value-type="float">
            <text:p>31110</text:p>
          </table:table-cell>
          <table:table-cell table:formula="of:=[.B80]/[.$I$4]" office:value-type="float" office:value="7777500" calcext:value-type="float">
            <text:p>7777500</text:p>
          </table:table-cell>
          <table:table-cell table:formula="of:=ROUND([.D80]/1000;0)" office:value-type="float" office:value="7778" calcext:value-type="float">
            <text:p>7778</text:p>
          </table:table-cell>
          <table:table-cell table:formula="of:=[.D80]/([.$I$1]+1)" office:value-type="float" office:value="486093.75" calcext:value-type="float">
            <text:p>486093.75</text:p>
          </table:table-cell>
          <table:table-cell table:formula="of:=ROUND([.F80]/1000;2)" office:value-type="float" office:value="486.09" calcext:value-type="float">
            <text:p>486.09</text:p>
          </table:table-cell>
          <table:table-cell table:number-columns-repeated="11"/>
        </table:table-row>
        <table:table-row table:style-name="ro1">
          <table:table-cell table:formula="of:=1+[.A80]" office:value-type="float" office:value="79" calcext:value-type="float">
            <text:p>79</text:p>
          </table:table-cell>
          <table:table-cell table:formula="of:=[.$I$3]+([.A81]*[.$I$2])" office:value-type="float" office:value="31115000" calcext:value-type="float">
            <text:p>31115000</text:p>
          </table:table-cell>
          <table:table-cell table:formula="of:=ROUND([.B81]/1000;0)" office:value-type="float" office:value="31115" calcext:value-type="float">
            <text:p>31115</text:p>
          </table:table-cell>
          <table:table-cell table:formula="of:=[.B81]/[.$I$4]" office:value-type="float" office:value="7778750" calcext:value-type="float">
            <text:p>7778750</text:p>
          </table:table-cell>
          <table:table-cell table:formula="of:=ROUND([.D81]/1000;0)" office:value-type="float" office:value="7779" calcext:value-type="float">
            <text:p>7779</text:p>
          </table:table-cell>
          <table:table-cell table:formula="of:=[.D81]/([.$I$1]+1)" office:value-type="float" office:value="486171.875" calcext:value-type="float">
            <text:p>486171.875</text:p>
          </table:table-cell>
          <table:table-cell table:formula="of:=ROUND([.F81]/1000;2)" office:value-type="float" office:value="486.17" calcext:value-type="float">
            <text:p>486.17</text:p>
          </table:table-cell>
          <table:table-cell table:number-columns-repeated="11"/>
        </table:table-row>
        <table:table-row table:style-name="ro1">
          <table:table-cell table:formula="of:=1+[.A81]" office:value-type="float" office:value="80" calcext:value-type="float">
            <text:p>80</text:p>
          </table:table-cell>
          <table:table-cell table:formula="of:=[.$I$3]+([.A82]*[.$I$2])" office:value-type="float" office:value="31120000" calcext:value-type="float">
            <text:p>31120000</text:p>
          </table:table-cell>
          <table:table-cell table:formula="of:=ROUND([.B82]/1000;0)" office:value-type="float" office:value="31120" calcext:value-type="float">
            <text:p>31120</text:p>
          </table:table-cell>
          <table:table-cell table:formula="of:=[.B82]/[.$I$4]" office:value-type="float" office:value="7780000" calcext:value-type="float">
            <text:p>7780000</text:p>
          </table:table-cell>
          <table:table-cell table:formula="of:=ROUND([.D82]/1000;0)" office:value-type="float" office:value="7780" calcext:value-type="float">
            <text:p>7780</text:p>
          </table:table-cell>
          <table:table-cell table:formula="of:=[.D82]/([.$I$1]+1)" office:value-type="float" office:value="486250" calcext:value-type="float">
            <text:p>486250</text:p>
          </table:table-cell>
          <table:table-cell table:formula="of:=ROUND([.F82]/1000;2)" office:value-type="float" office:value="486.25" calcext:value-type="float">
            <text:p>486.25</text:p>
          </table:table-cell>
          <table:table-cell table:number-columns-repeated="11"/>
        </table:table-row>
        <table:table-row table:style-name="ro1">
          <table:table-cell table:formula="of:=1+[.A82]" office:value-type="float" office:value="81" calcext:value-type="float">
            <text:p>81</text:p>
          </table:table-cell>
          <table:table-cell table:formula="of:=[.$I$3]+([.A83]*[.$I$2])" office:value-type="float" office:value="31125000" calcext:value-type="float">
            <text:p>31125000</text:p>
          </table:table-cell>
          <table:table-cell table:formula="of:=ROUND([.B83]/1000;0)" office:value-type="float" office:value="31125" calcext:value-type="float">
            <text:p>31125</text:p>
          </table:table-cell>
          <table:table-cell table:formula="of:=[.B83]/[.$I$4]" office:value-type="float" office:value="7781250" calcext:value-type="float">
            <text:p>7781250</text:p>
          </table:table-cell>
          <table:table-cell table:formula="of:=ROUND([.D83]/1000;0)" office:value-type="float" office:value="7781" calcext:value-type="float">
            <text:p>7781</text:p>
          </table:table-cell>
          <table:table-cell table:formula="of:=[.D83]/([.$I$1]+1)" office:value-type="float" office:value="486328.125" calcext:value-type="float">
            <text:p>486328.125</text:p>
          </table:table-cell>
          <table:table-cell table:formula="of:=ROUND([.F83]/1000;2)" office:value-type="float" office:value="486.33" calcext:value-type="float">
            <text:p>486.33</text:p>
          </table:table-cell>
          <table:table-cell table:number-columns-repeated="11"/>
        </table:table-row>
        <table:table-row table:style-name="ro1">
          <table:table-cell table:formula="of:=1+[.A83]" office:value-type="float" office:value="82" calcext:value-type="float">
            <text:p>82</text:p>
          </table:table-cell>
          <table:table-cell table:formula="of:=[.$I$3]+([.A84]*[.$I$2])" office:value-type="float" office:value="31130000" calcext:value-type="float">
            <text:p>31130000</text:p>
          </table:table-cell>
          <table:table-cell table:formula="of:=ROUND([.B84]/1000;0)" office:value-type="float" office:value="31130" calcext:value-type="float">
            <text:p>31130</text:p>
          </table:table-cell>
          <table:table-cell table:formula="of:=[.B84]/[.$I$4]" office:value-type="float" office:value="7782500" calcext:value-type="float">
            <text:p>7782500</text:p>
          </table:table-cell>
          <table:table-cell table:formula="of:=ROUND([.D84]/1000;0)" office:value-type="float" office:value="7783" calcext:value-type="float">
            <text:p>7783</text:p>
          </table:table-cell>
          <table:table-cell table:formula="of:=[.D84]/([.$I$1]+1)" office:value-type="float" office:value="486406.25" calcext:value-type="float">
            <text:p>486406.25</text:p>
          </table:table-cell>
          <table:table-cell table:formula="of:=ROUND([.F84]/1000;2)" office:value-type="float" office:value="486.41" calcext:value-type="float">
            <text:p>486.41</text:p>
          </table:table-cell>
          <table:table-cell table:number-columns-repeated="11"/>
        </table:table-row>
        <table:table-row table:style-name="ro1">
          <table:table-cell table:formula="of:=1+[.A84]" office:value-type="float" office:value="83" calcext:value-type="float">
            <text:p>83</text:p>
          </table:table-cell>
          <table:table-cell table:formula="of:=[.$I$3]+([.A85]*[.$I$2])" office:value-type="float" office:value="31135000" calcext:value-type="float">
            <text:p>31135000</text:p>
          </table:table-cell>
          <table:table-cell table:formula="of:=ROUND([.B85]/1000;0)" office:value-type="float" office:value="31135" calcext:value-type="float">
            <text:p>31135</text:p>
          </table:table-cell>
          <table:table-cell table:formula="of:=[.B85]/[.$I$4]" office:value-type="float" office:value="7783750" calcext:value-type="float">
            <text:p>7783750</text:p>
          </table:table-cell>
          <table:table-cell table:formula="of:=ROUND([.D85]/1000;0)" office:value-type="float" office:value="7784" calcext:value-type="float">
            <text:p>7784</text:p>
          </table:table-cell>
          <table:table-cell table:formula="of:=[.D85]/([.$I$1]+1)" office:value-type="float" office:value="486484.375" calcext:value-type="float">
            <text:p>486484.375</text:p>
          </table:table-cell>
          <table:table-cell table:formula="of:=ROUND([.F85]/1000;2)" office:value-type="float" office:value="486.48" calcext:value-type="float">
            <text:p>486.48</text:p>
          </table:table-cell>
          <table:table-cell table:number-columns-repeated="11"/>
        </table:table-row>
        <table:table-row table:style-name="ro1">
          <table:table-cell table:formula="of:=1+[.A85]" office:value-type="float" office:value="84" calcext:value-type="float">
            <text:p>84</text:p>
          </table:table-cell>
          <table:table-cell table:formula="of:=[.$I$3]+([.A86]*[.$I$2])" office:value-type="float" office:value="31140000" calcext:value-type="float">
            <text:p>31140000</text:p>
          </table:table-cell>
          <table:table-cell table:formula="of:=ROUND([.B86]/1000;0)" office:value-type="float" office:value="31140" calcext:value-type="float">
            <text:p>31140</text:p>
          </table:table-cell>
          <table:table-cell table:formula="of:=[.B86]/[.$I$4]" office:value-type="float" office:value="7785000" calcext:value-type="float">
            <text:p>7785000</text:p>
          </table:table-cell>
          <table:table-cell table:formula="of:=ROUND([.D86]/1000;0)" office:value-type="float" office:value="7785" calcext:value-type="float">
            <text:p>7785</text:p>
          </table:table-cell>
          <table:table-cell table:formula="of:=[.D86]/([.$I$1]+1)" office:value-type="float" office:value="486562.5" calcext:value-type="float">
            <text:p>486562.5</text:p>
          </table:table-cell>
          <table:table-cell table:formula="of:=ROUND([.F86]/1000;2)" office:value-type="float" office:value="486.56" calcext:value-type="float">
            <text:p>486.56</text:p>
          </table:table-cell>
          <table:table-cell table:number-columns-repeated="11"/>
        </table:table-row>
        <table:table-row table:style-name="ro1">
          <table:table-cell table:formula="of:=1+[.A86]" office:value-type="float" office:value="85" calcext:value-type="float">
            <text:p>85</text:p>
          </table:table-cell>
          <table:table-cell table:formula="of:=[.$I$3]+([.A87]*[.$I$2])" office:value-type="float" office:value="31145000" calcext:value-type="float">
            <text:p>31145000</text:p>
          </table:table-cell>
          <table:table-cell table:formula="of:=ROUND([.B87]/1000;0)" office:value-type="float" office:value="31145" calcext:value-type="float">
            <text:p>31145</text:p>
          </table:table-cell>
          <table:table-cell table:formula="of:=[.B87]/[.$I$4]" office:value-type="float" office:value="7786250" calcext:value-type="float">
            <text:p>7786250</text:p>
          </table:table-cell>
          <table:table-cell table:formula="of:=ROUND([.D87]/1000;0)" office:value-type="float" office:value="7786" calcext:value-type="float">
            <text:p>7786</text:p>
          </table:table-cell>
          <table:table-cell table:formula="of:=[.D87]/([.$I$1]+1)" office:value-type="float" office:value="486640.625" calcext:value-type="float">
            <text:p>486640.625</text:p>
          </table:table-cell>
          <table:table-cell table:formula="of:=ROUND([.F87]/1000;2)" office:value-type="float" office:value="486.64" calcext:value-type="float">
            <text:p>486.64</text:p>
          </table:table-cell>
          <table:table-cell table:number-columns-repeated="11"/>
        </table:table-row>
        <table:table-row table:style-name="ro1">
          <table:table-cell table:formula="of:=1+[.A87]" office:value-type="float" office:value="86" calcext:value-type="float">
            <text:p>86</text:p>
          </table:table-cell>
          <table:table-cell table:formula="of:=[.$I$3]+([.A88]*[.$I$2])" office:value-type="float" office:value="31150000" calcext:value-type="float">
            <text:p>31150000</text:p>
          </table:table-cell>
          <table:table-cell table:formula="of:=ROUND([.B88]/1000;0)" office:value-type="float" office:value="31150" calcext:value-type="float">
            <text:p>31150</text:p>
          </table:table-cell>
          <table:table-cell table:formula="of:=[.B88]/[.$I$4]" office:value-type="float" office:value="7787500" calcext:value-type="float">
            <text:p>7787500</text:p>
          </table:table-cell>
          <table:table-cell table:formula="of:=ROUND([.D88]/1000;0)" office:value-type="float" office:value="7788" calcext:value-type="float">
            <text:p>7788</text:p>
          </table:table-cell>
          <table:table-cell table:formula="of:=[.D88]/([.$I$1]+1)" office:value-type="float" office:value="486718.75" calcext:value-type="float">
            <text:p>486718.75</text:p>
          </table:table-cell>
          <table:table-cell table:formula="of:=ROUND([.F88]/1000;2)" office:value-type="float" office:value="486.72" calcext:value-type="float">
            <text:p>486.72</text:p>
          </table:table-cell>
          <table:table-cell table:number-columns-repeated="11"/>
        </table:table-row>
        <table:table-row table:style-name="ro1">
          <table:table-cell table:formula="of:=1+[.A88]" office:value-type="float" office:value="87" calcext:value-type="float">
            <text:p>87</text:p>
          </table:table-cell>
          <table:table-cell table:formula="of:=[.$I$3]+([.A89]*[.$I$2])" office:value-type="float" office:value="31155000" calcext:value-type="float">
            <text:p>31155000</text:p>
          </table:table-cell>
          <table:table-cell table:formula="of:=ROUND([.B89]/1000;0)" office:value-type="float" office:value="31155" calcext:value-type="float">
            <text:p>31155</text:p>
          </table:table-cell>
          <table:table-cell table:formula="of:=[.B89]/[.$I$4]" office:value-type="float" office:value="7788750" calcext:value-type="float">
            <text:p>7788750</text:p>
          </table:table-cell>
          <table:table-cell table:formula="of:=ROUND([.D89]/1000;0)" office:value-type="float" office:value="7789" calcext:value-type="float">
            <text:p>7789</text:p>
          </table:table-cell>
          <table:table-cell table:formula="of:=[.D89]/([.$I$1]+1)" office:value-type="float" office:value="486796.875" calcext:value-type="float">
            <text:p>486796.875</text:p>
          </table:table-cell>
          <table:table-cell table:formula="of:=ROUND([.F89]/1000;2)" office:value-type="float" office:value="486.8" calcext:value-type="float">
            <text:p>486.8</text:p>
          </table:table-cell>
          <table:table-cell table:number-columns-repeated="11"/>
        </table:table-row>
        <table:table-row table:style-name="ro1">
          <table:table-cell table:formula="of:=1+[.A89]" office:value-type="float" office:value="88" calcext:value-type="float">
            <text:p>88</text:p>
          </table:table-cell>
          <table:table-cell table:formula="of:=[.$I$3]+([.A90]*[.$I$2])" office:value-type="float" office:value="31160000" calcext:value-type="float">
            <text:p>31160000</text:p>
          </table:table-cell>
          <table:table-cell table:formula="of:=ROUND([.B90]/1000;0)" office:value-type="float" office:value="31160" calcext:value-type="float">
            <text:p>31160</text:p>
          </table:table-cell>
          <table:table-cell table:formula="of:=[.B90]/[.$I$4]" office:value-type="float" office:value="7790000" calcext:value-type="float">
            <text:p>7790000</text:p>
          </table:table-cell>
          <table:table-cell table:formula="of:=ROUND([.D90]/1000;0)" office:value-type="float" office:value="7790" calcext:value-type="float">
            <text:p>7790</text:p>
          </table:table-cell>
          <table:table-cell table:formula="of:=[.D90]/([.$I$1]+1)" office:value-type="float" office:value="486875" calcext:value-type="float">
            <text:p>486875</text:p>
          </table:table-cell>
          <table:table-cell table:formula="of:=ROUND([.F90]/1000;2)" office:value-type="float" office:value="486.88" calcext:value-type="float">
            <text:p>486.88</text:p>
          </table:table-cell>
          <table:table-cell table:number-columns-repeated="11"/>
        </table:table-row>
        <table:table-row table:style-name="ro1">
          <table:table-cell table:formula="of:=1+[.A90]" office:value-type="float" office:value="89" calcext:value-type="float">
            <text:p>89</text:p>
          </table:table-cell>
          <table:table-cell table:formula="of:=[.$I$3]+([.A91]*[.$I$2])" office:value-type="float" office:value="31165000" calcext:value-type="float">
            <text:p>31165000</text:p>
          </table:table-cell>
          <table:table-cell table:formula="of:=ROUND([.B91]/1000;0)" office:value-type="float" office:value="31165" calcext:value-type="float">
            <text:p>31165</text:p>
          </table:table-cell>
          <table:table-cell table:formula="of:=[.B91]/[.$I$4]" office:value-type="float" office:value="7791250" calcext:value-type="float">
            <text:p>7791250</text:p>
          </table:table-cell>
          <table:table-cell table:formula="of:=ROUND([.D91]/1000;0)" office:value-type="float" office:value="7791" calcext:value-type="float">
            <text:p>7791</text:p>
          </table:table-cell>
          <table:table-cell table:formula="of:=[.D91]/([.$I$1]+1)" office:value-type="float" office:value="486953.125" calcext:value-type="float">
            <text:p>486953.125</text:p>
          </table:table-cell>
          <table:table-cell table:formula="of:=ROUND([.F91]/1000;2)" office:value-type="float" office:value="486.95" calcext:value-type="float">
            <text:p>486.95</text:p>
          </table:table-cell>
          <table:table-cell table:number-columns-repeated="11"/>
        </table:table-row>
        <table:table-row table:style-name="ro1">
          <table:table-cell table:formula="of:=1+[.A91]" office:value-type="float" office:value="90" calcext:value-type="float">
            <text:p>90</text:p>
          </table:table-cell>
          <table:table-cell table:formula="of:=[.$I$3]+([.A92]*[.$I$2])" office:value-type="float" office:value="31170000" calcext:value-type="float">
            <text:p>31170000</text:p>
          </table:table-cell>
          <table:table-cell table:formula="of:=ROUND([.B92]/1000;0)" office:value-type="float" office:value="31170" calcext:value-type="float">
            <text:p>31170</text:p>
          </table:table-cell>
          <table:table-cell table:formula="of:=[.B92]/[.$I$4]" office:value-type="float" office:value="7792500" calcext:value-type="float">
            <text:p>7792500</text:p>
          </table:table-cell>
          <table:table-cell table:formula="of:=ROUND([.D92]/1000;0)" office:value-type="float" office:value="7793" calcext:value-type="float">
            <text:p>7793</text:p>
          </table:table-cell>
          <table:table-cell table:formula="of:=[.D92]/([.$I$1]+1)" office:value-type="float" office:value="487031.25" calcext:value-type="float">
            <text:p>487031.25</text:p>
          </table:table-cell>
          <table:table-cell table:formula="of:=ROUND([.F92]/1000;2)" office:value-type="float" office:value="487.03" calcext:value-type="float">
            <text:p>487.03</text:p>
          </table:table-cell>
          <table:table-cell table:number-columns-repeated="11"/>
        </table:table-row>
        <table:table-row table:style-name="ro1">
          <table:table-cell table:formula="of:=1+[.A92]" office:value-type="float" office:value="91" calcext:value-type="float">
            <text:p>91</text:p>
          </table:table-cell>
          <table:table-cell table:formula="of:=[.$I$3]+([.A93]*[.$I$2])" office:value-type="float" office:value="31175000" calcext:value-type="float">
            <text:p>31175000</text:p>
          </table:table-cell>
          <table:table-cell table:formula="of:=ROUND([.B93]/1000;0)" office:value-type="float" office:value="31175" calcext:value-type="float">
            <text:p>31175</text:p>
          </table:table-cell>
          <table:table-cell table:formula="of:=[.B93]/[.$I$4]" office:value-type="float" office:value="7793750" calcext:value-type="float">
            <text:p>7793750</text:p>
          </table:table-cell>
          <table:table-cell table:formula="of:=ROUND([.D93]/1000;0)" office:value-type="float" office:value="7794" calcext:value-type="float">
            <text:p>7794</text:p>
          </table:table-cell>
          <table:table-cell table:formula="of:=[.D93]/([.$I$1]+1)" office:value-type="float" office:value="487109.375" calcext:value-type="float">
            <text:p>487109.375</text:p>
          </table:table-cell>
          <table:table-cell table:formula="of:=ROUND([.F93]/1000;2)" office:value-type="float" office:value="487.11" calcext:value-type="float">
            <text:p>487.11</text:p>
          </table:table-cell>
          <table:table-cell table:number-columns-repeated="11"/>
        </table:table-row>
        <table:table-row table:style-name="ro1">
          <table:table-cell table:formula="of:=1+[.A93]" office:value-type="float" office:value="92" calcext:value-type="float">
            <text:p>92</text:p>
          </table:table-cell>
          <table:table-cell table:formula="of:=[.$I$3]+([.A94]*[.$I$2])" office:value-type="float" office:value="31180000" calcext:value-type="float">
            <text:p>31180000</text:p>
          </table:table-cell>
          <table:table-cell table:formula="of:=ROUND([.B94]/1000;0)" office:value-type="float" office:value="31180" calcext:value-type="float">
            <text:p>31180</text:p>
          </table:table-cell>
          <table:table-cell table:formula="of:=[.B94]/[.$I$4]" office:value-type="float" office:value="7795000" calcext:value-type="float">
            <text:p>7795000</text:p>
          </table:table-cell>
          <table:table-cell table:formula="of:=ROUND([.D94]/1000;0)" office:value-type="float" office:value="7795" calcext:value-type="float">
            <text:p>7795</text:p>
          </table:table-cell>
          <table:table-cell table:formula="of:=[.D94]/([.$I$1]+1)" office:value-type="float" office:value="487187.5" calcext:value-type="float">
            <text:p>487187.5</text:p>
          </table:table-cell>
          <table:table-cell table:formula="of:=ROUND([.F94]/1000;2)" office:value-type="float" office:value="487.19" calcext:value-type="float">
            <text:p>487.19</text:p>
          </table:table-cell>
          <table:table-cell table:number-columns-repeated="11"/>
        </table:table-row>
        <table:table-row table:style-name="ro1">
          <table:table-cell table:formula="of:=1+[.A94]" office:value-type="float" office:value="93" calcext:value-type="float">
            <text:p>93</text:p>
          </table:table-cell>
          <table:table-cell table:formula="of:=[.$I$3]+([.A95]*[.$I$2])" office:value-type="float" office:value="31185000" calcext:value-type="float">
            <text:p>31185000</text:p>
          </table:table-cell>
          <table:table-cell table:formula="of:=ROUND([.B95]/1000;0)" office:value-type="float" office:value="31185" calcext:value-type="float">
            <text:p>31185</text:p>
          </table:table-cell>
          <table:table-cell table:formula="of:=[.B95]/[.$I$4]" office:value-type="float" office:value="7796250" calcext:value-type="float">
            <text:p>7796250</text:p>
          </table:table-cell>
          <table:table-cell table:formula="of:=ROUND([.D95]/1000;0)" office:value-type="float" office:value="7796" calcext:value-type="float">
            <text:p>7796</text:p>
          </table:table-cell>
          <table:table-cell table:formula="of:=[.D95]/([.$I$1]+1)" office:value-type="float" office:value="487265.625" calcext:value-type="float">
            <text:p>487265.625</text:p>
          </table:table-cell>
          <table:table-cell table:formula="of:=ROUND([.F95]/1000;2)" office:value-type="float" office:value="487.27" calcext:value-type="float">
            <text:p>487.27</text:p>
          </table:table-cell>
          <table:table-cell table:number-columns-repeated="11"/>
        </table:table-row>
        <table:table-row table:style-name="ro1">
          <table:table-cell table:formula="of:=1+[.A95]" office:value-type="float" office:value="94" calcext:value-type="float">
            <text:p>94</text:p>
          </table:table-cell>
          <table:table-cell table:formula="of:=[.$I$3]+([.A96]*[.$I$2])" office:value-type="float" office:value="31190000" calcext:value-type="float">
            <text:p>31190000</text:p>
          </table:table-cell>
          <table:table-cell table:formula="of:=ROUND([.B96]/1000;0)" office:value-type="float" office:value="31190" calcext:value-type="float">
            <text:p>31190</text:p>
          </table:table-cell>
          <table:table-cell table:formula="of:=[.B96]/[.$I$4]" office:value-type="float" office:value="7797500" calcext:value-type="float">
            <text:p>7797500</text:p>
          </table:table-cell>
          <table:table-cell table:formula="of:=ROUND([.D96]/1000;0)" office:value-type="float" office:value="7798" calcext:value-type="float">
            <text:p>7798</text:p>
          </table:table-cell>
          <table:table-cell table:formula="of:=[.D96]/([.$I$1]+1)" office:value-type="float" office:value="487343.75" calcext:value-type="float">
            <text:p>487343.75</text:p>
          </table:table-cell>
          <table:table-cell table:formula="of:=ROUND([.F96]/1000;2)" office:value-type="float" office:value="487.34" calcext:value-type="float">
            <text:p>487.34</text:p>
          </table:table-cell>
          <table:table-cell table:number-columns-repeated="11"/>
        </table:table-row>
        <table:table-row table:style-name="ro1">
          <table:table-cell table:formula="of:=1+[.A96]" office:value-type="float" office:value="95" calcext:value-type="float">
            <text:p>95</text:p>
          </table:table-cell>
          <table:table-cell table:formula="of:=[.$I$3]+([.A97]*[.$I$2])" office:value-type="float" office:value="31195000" calcext:value-type="float">
            <text:p>31195000</text:p>
          </table:table-cell>
          <table:table-cell table:formula="of:=ROUND([.B97]/1000;0)" office:value-type="float" office:value="31195" calcext:value-type="float">
            <text:p>31195</text:p>
          </table:table-cell>
          <table:table-cell table:formula="of:=[.B97]/[.$I$4]" office:value-type="float" office:value="7798750" calcext:value-type="float">
            <text:p>7798750</text:p>
          </table:table-cell>
          <table:table-cell table:formula="of:=ROUND([.D97]/1000;0)" office:value-type="float" office:value="7799" calcext:value-type="float">
            <text:p>7799</text:p>
          </table:table-cell>
          <table:table-cell table:formula="of:=[.D97]/([.$I$1]+1)" office:value-type="float" office:value="487421.875" calcext:value-type="float">
            <text:p>487421.875</text:p>
          </table:table-cell>
          <table:table-cell table:formula="of:=ROUND([.F97]/1000;2)" office:value-type="float" office:value="487.42" calcext:value-type="float">
            <text:p>487.42</text:p>
          </table:table-cell>
          <table:table-cell table:number-columns-repeated="11"/>
        </table:table-row>
        <table:table-row table:style-name="ro1">
          <table:table-cell table:formula="of:=1+[.A97]" office:value-type="float" office:value="96" calcext:value-type="float">
            <text:p>96</text:p>
          </table:table-cell>
          <table:table-cell table:formula="of:=[.$I$3]+([.A98]*[.$I$2])" office:value-type="float" office:value="31200000" calcext:value-type="float">
            <text:p>31200000</text:p>
          </table:table-cell>
          <table:table-cell table:formula="of:=ROUND([.B98]/1000;0)" office:value-type="float" office:value="31200" calcext:value-type="float">
            <text:p>31200</text:p>
          </table:table-cell>
          <table:table-cell table:formula="of:=[.B98]/[.$I$4]" office:value-type="float" office:value="7800000" calcext:value-type="float">
            <text:p>7800000</text:p>
          </table:table-cell>
          <table:table-cell table:formula="of:=ROUND([.D98]/1000;0)" office:value-type="float" office:value="7800" calcext:value-type="float">
            <text:p>7800</text:p>
          </table:table-cell>
          <table:table-cell table:formula="of:=[.D98]/([.$I$1]+1)" office:value-type="float" office:value="487500" calcext:value-type="float">
            <text:p>487500</text:p>
          </table:table-cell>
          <table:table-cell table:formula="of:=ROUND([.F98]/1000;2)" office:value-type="float" office:value="487.5" calcext:value-type="float">
            <text:p>487.5</text:p>
          </table:table-cell>
          <table:table-cell table:number-columns-repeated="11"/>
        </table:table-row>
        <table:table-row table:style-name="ro1">
          <table:table-cell table:formula="of:=1+[.A98]" office:value-type="float" office:value="97" calcext:value-type="float">
            <text:p>97</text:p>
          </table:table-cell>
          <table:table-cell table:formula="of:=[.$I$3]+([.A99]*[.$I$2])" office:value-type="float" office:value="31205000" calcext:value-type="float">
            <text:p>31205000</text:p>
          </table:table-cell>
          <table:table-cell table:formula="of:=ROUND([.B99]/1000;0)" office:value-type="float" office:value="31205" calcext:value-type="float">
            <text:p>31205</text:p>
          </table:table-cell>
          <table:table-cell table:formula="of:=[.B99]/[.$I$4]" office:value-type="float" office:value="7801250" calcext:value-type="float">
            <text:p>7801250</text:p>
          </table:table-cell>
          <table:table-cell table:formula="of:=ROUND([.D99]/1000;0)" office:value-type="float" office:value="7801" calcext:value-type="float">
            <text:p>7801</text:p>
          </table:table-cell>
          <table:table-cell table:formula="of:=[.D99]/([.$I$1]+1)" office:value-type="float" office:value="487578.125" calcext:value-type="float">
            <text:p>487578.125</text:p>
          </table:table-cell>
          <table:table-cell table:formula="of:=ROUND([.F99]/1000;2)" office:value-type="float" office:value="487.58" calcext:value-type="float">
            <text:p>487.58</text:p>
          </table:table-cell>
          <table:table-cell table:number-columns-repeated="11"/>
        </table:table-row>
        <table:table-row table:style-name="ro1">
          <table:table-cell table:formula="of:=1+[.A99]" office:value-type="float" office:value="98" calcext:value-type="float">
            <text:p>98</text:p>
          </table:table-cell>
          <table:table-cell table:formula="of:=[.$I$3]+([.A100]*[.$I$2])" office:value-type="float" office:value="31210000" calcext:value-type="float">
            <text:p>31210000</text:p>
          </table:table-cell>
          <table:table-cell table:formula="of:=ROUND([.B100]/1000;0)" office:value-type="float" office:value="31210" calcext:value-type="float">
            <text:p>31210</text:p>
          </table:table-cell>
          <table:table-cell table:formula="of:=[.B100]/[.$I$4]" office:value-type="float" office:value="7802500" calcext:value-type="float">
            <text:p>7802500</text:p>
          </table:table-cell>
          <table:table-cell table:formula="of:=ROUND([.D100]/1000;0)" office:value-type="float" office:value="7803" calcext:value-type="float">
            <text:p>7803</text:p>
          </table:table-cell>
          <table:table-cell table:formula="of:=[.D100]/([.$I$1]+1)" office:value-type="float" office:value="487656.25" calcext:value-type="float">
            <text:p>487656.25</text:p>
          </table:table-cell>
          <table:table-cell table:formula="of:=ROUND([.F100]/1000;2)" office:value-type="float" office:value="487.66" calcext:value-type="float">
            <text:p>487.66</text:p>
          </table:table-cell>
          <table:table-cell table:number-columns-repeated="11"/>
        </table:table-row>
        <table:table-row table:style-name="ro1">
          <table:table-cell table:formula="of:=1+[.A100]" office:value-type="float" office:value="99" calcext:value-type="float">
            <text:p>99</text:p>
          </table:table-cell>
          <table:table-cell table:formula="of:=[.$I$3]+([.A101]*[.$I$2])" office:value-type="float" office:value="31215000" calcext:value-type="float">
            <text:p>31215000</text:p>
          </table:table-cell>
          <table:table-cell table:formula="of:=ROUND([.B101]/1000;0)" office:value-type="float" office:value="31215" calcext:value-type="float">
            <text:p>31215</text:p>
          </table:table-cell>
          <table:table-cell table:formula="of:=[.B101]/[.$I$4]" office:value-type="float" office:value="7803750" calcext:value-type="float">
            <text:p>7803750</text:p>
          </table:table-cell>
          <table:table-cell table:formula="of:=ROUND([.D101]/1000;0)" office:value-type="float" office:value="7804" calcext:value-type="float">
            <text:p>7804</text:p>
          </table:table-cell>
          <table:table-cell table:formula="of:=[.D101]/([.$I$1]+1)" office:value-type="float" office:value="487734.375" calcext:value-type="float">
            <text:p>487734.375</text:p>
          </table:table-cell>
          <table:table-cell table:formula="of:=ROUND([.F101]/1000;2)" office:value-type="float" office:value="487.73" calcext:value-type="float">
            <text:p>487.73</text:p>
          </table:table-cell>
          <table:table-cell table:number-columns-repeated="11"/>
        </table:table-row>
        <table:table-row table:style-name="ro1">
          <table:table-cell table:formula="of:=1+[.A101]" office:value-type="float" office:value="100" calcext:value-type="float">
            <text:p>100</text:p>
          </table:table-cell>
          <table:table-cell table:formula="of:=[.$I$3]+([.A102]*[.$I$2])" office:value-type="float" office:value="31220000" calcext:value-type="float">
            <text:p>31220000</text:p>
          </table:table-cell>
          <table:table-cell table:formula="of:=ROUND([.B102]/1000;0)" office:value-type="float" office:value="31220" calcext:value-type="float">
            <text:p>31220</text:p>
          </table:table-cell>
          <table:table-cell table:formula="of:=[.B102]/[.$I$4]" office:value-type="float" office:value="7805000" calcext:value-type="float">
            <text:p>7805000</text:p>
          </table:table-cell>
          <table:table-cell table:formula="of:=ROUND([.D102]/1000;0)" office:value-type="float" office:value="7805" calcext:value-type="float">
            <text:p>7805</text:p>
          </table:table-cell>
          <table:table-cell table:formula="of:=[.D102]/([.$I$1]+1)" office:value-type="float" office:value="487812.5" calcext:value-type="float">
            <text:p>487812.5</text:p>
          </table:table-cell>
          <table:table-cell table:formula="of:=ROUND([.F102]/1000;2)" office:value-type="float" office:value="487.81" calcext:value-type="float">
            <text:p>487.81</text:p>
          </table:table-cell>
          <table:table-cell table:number-columns-repeated="11"/>
        </table:table-row>
        <table:table-row table:style-name="ro1">
          <table:table-cell table:formula="of:=1+[.A102]" office:value-type="float" office:value="101" calcext:value-type="float">
            <text:p>101</text:p>
          </table:table-cell>
          <table:table-cell table:formula="of:=[.$I$3]+([.A103]*[.$I$2])" office:value-type="float" office:value="31225000" calcext:value-type="float">
            <text:p>31225000</text:p>
          </table:table-cell>
          <table:table-cell table:formula="of:=ROUND([.B103]/1000;0)" office:value-type="float" office:value="31225" calcext:value-type="float">
            <text:p>31225</text:p>
          </table:table-cell>
          <table:table-cell table:formula="of:=[.B103]/[.$I$4]" office:value-type="float" office:value="7806250" calcext:value-type="float">
            <text:p>7806250</text:p>
          </table:table-cell>
          <table:table-cell table:formula="of:=ROUND([.D103]/1000;0)" office:value-type="float" office:value="7806" calcext:value-type="float">
            <text:p>7806</text:p>
          </table:table-cell>
          <table:table-cell table:formula="of:=[.D103]/([.$I$1]+1)" office:value-type="float" office:value="487890.625" calcext:value-type="float">
            <text:p>487890.625</text:p>
          </table:table-cell>
          <table:table-cell table:formula="of:=ROUND([.F103]/1000;2)" office:value-type="float" office:value="487.89" calcext:value-type="float">
            <text:p>487.89</text:p>
          </table:table-cell>
          <table:table-cell table:number-columns-repeated="11"/>
        </table:table-row>
        <table:table-row table:style-name="ro1">
          <table:table-cell table:formula="of:=1+[.A103]" office:value-type="float" office:value="102" calcext:value-type="float">
            <text:p>102</text:p>
          </table:table-cell>
          <table:table-cell table:formula="of:=[.$I$3]+([.A104]*[.$I$2])" office:value-type="float" office:value="31230000" calcext:value-type="float">
            <text:p>31230000</text:p>
          </table:table-cell>
          <table:table-cell table:formula="of:=ROUND([.B104]/1000;0)" office:value-type="float" office:value="31230" calcext:value-type="float">
            <text:p>31230</text:p>
          </table:table-cell>
          <table:table-cell table:formula="of:=[.B104]/[.$I$4]" office:value-type="float" office:value="7807500" calcext:value-type="float">
            <text:p>7807500</text:p>
          </table:table-cell>
          <table:table-cell table:formula="of:=ROUND([.D104]/1000;0)" office:value-type="float" office:value="7808" calcext:value-type="float">
            <text:p>7808</text:p>
          </table:table-cell>
          <table:table-cell table:formula="of:=[.D104]/([.$I$1]+1)" office:value-type="float" office:value="487968.75" calcext:value-type="float">
            <text:p>487968.75</text:p>
          </table:table-cell>
          <table:table-cell table:formula="of:=ROUND([.F104]/1000;2)" office:value-type="float" office:value="487.97" calcext:value-type="float">
            <text:p>487.97</text:p>
          </table:table-cell>
          <table:table-cell table:number-columns-repeated="11"/>
        </table:table-row>
        <table:table-row table:style-name="ro1">
          <table:table-cell table:formula="of:=1+[.A104]" office:value-type="float" office:value="103" calcext:value-type="float">
            <text:p>103</text:p>
          </table:table-cell>
          <table:table-cell table:formula="of:=[.$I$3]+([.A105]*[.$I$2])" office:value-type="float" office:value="31235000" calcext:value-type="float">
            <text:p>31235000</text:p>
          </table:table-cell>
          <table:table-cell table:formula="of:=ROUND([.B105]/1000;0)" office:value-type="float" office:value="31235" calcext:value-type="float">
            <text:p>31235</text:p>
          </table:table-cell>
          <table:table-cell table:formula="of:=[.B105]/[.$I$4]" office:value-type="float" office:value="7808750" calcext:value-type="float">
            <text:p>7808750</text:p>
          </table:table-cell>
          <table:table-cell table:formula="of:=ROUND([.D105]/1000;0)" office:value-type="float" office:value="7809" calcext:value-type="float">
            <text:p>7809</text:p>
          </table:table-cell>
          <table:table-cell table:formula="of:=[.D105]/([.$I$1]+1)" office:value-type="float" office:value="488046.875" calcext:value-type="float">
            <text:p>488046.875</text:p>
          </table:table-cell>
          <table:table-cell table:formula="of:=ROUND([.F105]/1000;2)" office:value-type="float" office:value="488.05" calcext:value-type="float">
            <text:p>488.05</text:p>
          </table:table-cell>
          <table:table-cell table:number-columns-repeated="11"/>
        </table:table-row>
        <table:table-row table:style-name="ro1">
          <table:table-cell table:formula="of:=1+[.A105]" office:value-type="float" office:value="104" calcext:value-type="float">
            <text:p>104</text:p>
          </table:table-cell>
          <table:table-cell table:formula="of:=[.$I$3]+([.A106]*[.$I$2])" office:value-type="float" office:value="31240000" calcext:value-type="float">
            <text:p>31240000</text:p>
          </table:table-cell>
          <table:table-cell table:formula="of:=ROUND([.B106]/1000;0)" office:value-type="float" office:value="31240" calcext:value-type="float">
            <text:p>31240</text:p>
          </table:table-cell>
          <table:table-cell table:formula="of:=[.B106]/[.$I$4]" office:value-type="float" office:value="7810000" calcext:value-type="float">
            <text:p>7810000</text:p>
          </table:table-cell>
          <table:table-cell table:formula="of:=ROUND([.D106]/1000;0)" office:value-type="float" office:value="7810" calcext:value-type="float">
            <text:p>7810</text:p>
          </table:table-cell>
          <table:table-cell table:formula="of:=[.D106]/([.$I$1]+1)" office:value-type="float" office:value="488125" calcext:value-type="float">
            <text:p>488125</text:p>
          </table:table-cell>
          <table:table-cell table:formula="of:=ROUND([.F106]/1000;2)" office:value-type="float" office:value="488.13" calcext:value-type="float">
            <text:p>488.13</text:p>
          </table:table-cell>
          <table:table-cell table:number-columns-repeated="11"/>
        </table:table-row>
        <table:table-row table:style-name="ro1">
          <table:table-cell table:formula="of:=1+[.A106]" office:value-type="float" office:value="105" calcext:value-type="float">
            <text:p>105</text:p>
          </table:table-cell>
          <table:table-cell table:formula="of:=[.$I$3]+([.A107]*[.$I$2])" office:value-type="float" office:value="31245000" calcext:value-type="float">
            <text:p>31245000</text:p>
          </table:table-cell>
          <table:table-cell table:formula="of:=ROUND([.B107]/1000;0)" office:value-type="float" office:value="31245" calcext:value-type="float">
            <text:p>31245</text:p>
          </table:table-cell>
          <table:table-cell table:formula="of:=[.B107]/[.$I$4]" office:value-type="float" office:value="7811250" calcext:value-type="float">
            <text:p>7811250</text:p>
          </table:table-cell>
          <table:table-cell table:formula="of:=ROUND([.D107]/1000;0)" office:value-type="float" office:value="7811" calcext:value-type="float">
            <text:p>7811</text:p>
          </table:table-cell>
          <table:table-cell table:formula="of:=[.D107]/([.$I$1]+1)" office:value-type="float" office:value="488203.125" calcext:value-type="float">
            <text:p>488203.125</text:p>
          </table:table-cell>
          <table:table-cell table:formula="of:=ROUND([.F107]/1000;2)" office:value-type="float" office:value="488.2" calcext:value-type="float">
            <text:p>488.2</text:p>
          </table:table-cell>
          <table:table-cell table:number-columns-repeated="11"/>
        </table:table-row>
        <table:table-row table:style-name="ro1">
          <table:table-cell table:formula="of:=1+[.A107]" office:value-type="float" office:value="106" calcext:value-type="float">
            <text:p>106</text:p>
          </table:table-cell>
          <table:table-cell table:formula="of:=[.$I$3]+([.A108]*[.$I$2])" office:value-type="float" office:value="31250000" calcext:value-type="float">
            <text:p>31250000</text:p>
          </table:table-cell>
          <table:table-cell table:formula="of:=ROUND([.B108]/1000;0)" office:value-type="float" office:value="31250" calcext:value-type="float">
            <text:p>31250</text:p>
          </table:table-cell>
          <table:table-cell table:formula="of:=[.B108]/[.$I$4]" office:value-type="float" office:value="7812500" calcext:value-type="float">
            <text:p>7812500</text:p>
          </table:table-cell>
          <table:table-cell table:formula="of:=ROUND([.D108]/1000;0)" office:value-type="float" office:value="7813" calcext:value-type="float">
            <text:p>7813</text:p>
          </table:table-cell>
          <table:table-cell table:formula="of:=[.D108]/([.$I$1]+1)" office:value-type="float" office:value="488281.25" calcext:value-type="float">
            <text:p>488281.25</text:p>
          </table:table-cell>
          <table:table-cell table:formula="of:=ROUND([.F108]/1000;2)" office:value-type="float" office:value="488.28" calcext:value-type="float">
            <text:p>488.28</text:p>
          </table:table-cell>
          <table:table-cell table:number-columns-repeated="11"/>
        </table:table-row>
        <table:table-row table:style-name="ro1">
          <table:table-cell table:formula="of:=1+[.A108]" office:value-type="float" office:value="107" calcext:value-type="float">
            <text:p>107</text:p>
          </table:table-cell>
          <table:table-cell table:formula="of:=[.$I$3]+([.A109]*[.$I$2])" office:value-type="float" office:value="31255000" calcext:value-type="float">
            <text:p>31255000</text:p>
          </table:table-cell>
          <table:table-cell table:formula="of:=ROUND([.B109]/1000;0)" office:value-type="float" office:value="31255" calcext:value-type="float">
            <text:p>31255</text:p>
          </table:table-cell>
          <table:table-cell table:formula="of:=[.B109]/[.$I$4]" office:value-type="float" office:value="7813750" calcext:value-type="float">
            <text:p>7813750</text:p>
          </table:table-cell>
          <table:table-cell table:formula="of:=ROUND([.D109]/1000;0)" office:value-type="float" office:value="7814" calcext:value-type="float">
            <text:p>7814</text:p>
          </table:table-cell>
          <table:table-cell table:formula="of:=[.D109]/([.$I$1]+1)" office:value-type="float" office:value="488359.375" calcext:value-type="float">
            <text:p>488359.375</text:p>
          </table:table-cell>
          <table:table-cell table:formula="of:=ROUND([.F109]/1000;2)" office:value-type="float" office:value="488.36" calcext:value-type="float">
            <text:p>488.36</text:p>
          </table:table-cell>
          <table:table-cell table:number-columns-repeated="11"/>
        </table:table-row>
        <table:table-row table:style-name="ro1">
          <table:table-cell table:formula="of:=1+[.A109]" office:value-type="float" office:value="108" calcext:value-type="float">
            <text:p>108</text:p>
          </table:table-cell>
          <table:table-cell table:formula="of:=[.$I$3]+([.A110]*[.$I$2])" office:value-type="float" office:value="31260000" calcext:value-type="float">
            <text:p>31260000</text:p>
          </table:table-cell>
          <table:table-cell table:formula="of:=ROUND([.B110]/1000;0)" office:value-type="float" office:value="31260" calcext:value-type="float">
            <text:p>31260</text:p>
          </table:table-cell>
          <table:table-cell table:formula="of:=[.B110]/[.$I$4]" office:value-type="float" office:value="7815000" calcext:value-type="float">
            <text:p>7815000</text:p>
          </table:table-cell>
          <table:table-cell table:formula="of:=ROUND([.D110]/1000;0)" office:value-type="float" office:value="7815" calcext:value-type="float">
            <text:p>7815</text:p>
          </table:table-cell>
          <table:table-cell table:formula="of:=[.D110]/([.$I$1]+1)" office:value-type="float" office:value="488437.5" calcext:value-type="float">
            <text:p>488437.5</text:p>
          </table:table-cell>
          <table:table-cell table:formula="of:=ROUND([.F110]/1000;2)" office:value-type="float" office:value="488.44" calcext:value-type="float">
            <text:p>488.44</text:p>
          </table:table-cell>
          <table:table-cell table:number-columns-repeated="11"/>
        </table:table-row>
        <table:table-row table:style-name="ro1">
          <table:table-cell table:formula="of:=1+[.A110]" office:value-type="float" office:value="109" calcext:value-type="float">
            <text:p>109</text:p>
          </table:table-cell>
          <table:table-cell table:formula="of:=[.$I$3]+([.A111]*[.$I$2])" office:value-type="float" office:value="31265000" calcext:value-type="float">
            <text:p>31265000</text:p>
          </table:table-cell>
          <table:table-cell table:formula="of:=ROUND([.B111]/1000;0)" office:value-type="float" office:value="31265" calcext:value-type="float">
            <text:p>31265</text:p>
          </table:table-cell>
          <table:table-cell table:formula="of:=[.B111]/[.$I$4]" office:value-type="float" office:value="7816250" calcext:value-type="float">
            <text:p>7816250</text:p>
          </table:table-cell>
          <table:table-cell table:formula="of:=ROUND([.D111]/1000;0)" office:value-type="float" office:value="7816" calcext:value-type="float">
            <text:p>7816</text:p>
          </table:table-cell>
          <table:table-cell table:formula="of:=[.D111]/([.$I$1]+1)" office:value-type="float" office:value="488515.625" calcext:value-type="float">
            <text:p>488515.625</text:p>
          </table:table-cell>
          <table:table-cell table:formula="of:=ROUND([.F111]/1000;2)" office:value-type="float" office:value="488.52" calcext:value-type="float">
            <text:p>488.52</text:p>
          </table:table-cell>
          <table:table-cell table:number-columns-repeated="11"/>
        </table:table-row>
        <table:table-row table:style-name="ro1">
          <table:table-cell table:formula="of:=1+[.A111]" office:value-type="float" office:value="110" calcext:value-type="float">
            <text:p>110</text:p>
          </table:table-cell>
          <table:table-cell table:formula="of:=[.$I$3]+([.A112]*[.$I$2])" office:value-type="float" office:value="31270000" calcext:value-type="float">
            <text:p>31270000</text:p>
          </table:table-cell>
          <table:table-cell table:formula="of:=ROUND([.B112]/1000;0)" office:value-type="float" office:value="31270" calcext:value-type="float">
            <text:p>31270</text:p>
          </table:table-cell>
          <table:table-cell table:formula="of:=[.B112]/[.$I$4]" office:value-type="float" office:value="7817500" calcext:value-type="float">
            <text:p>7817500</text:p>
          </table:table-cell>
          <table:table-cell table:formula="of:=ROUND([.D112]/1000;0)" office:value-type="float" office:value="7818" calcext:value-type="float">
            <text:p>7818</text:p>
          </table:table-cell>
          <table:table-cell table:formula="of:=[.D112]/([.$I$1]+1)" office:value-type="float" office:value="488593.75" calcext:value-type="float">
            <text:p>488593.75</text:p>
          </table:table-cell>
          <table:table-cell table:formula="of:=ROUND([.F112]/1000;2)" office:value-type="float" office:value="488.59" calcext:value-type="float">
            <text:p>488.59</text:p>
          </table:table-cell>
          <table:table-cell table:number-columns-repeated="11"/>
        </table:table-row>
        <table:table-row table:style-name="ro1">
          <table:table-cell table:formula="of:=1+[.A112]" office:value-type="float" office:value="111" calcext:value-type="float">
            <text:p>111</text:p>
          </table:table-cell>
          <table:table-cell table:formula="of:=[.$I$3]+([.A113]*[.$I$2])" office:value-type="float" office:value="31275000" calcext:value-type="float">
            <text:p>31275000</text:p>
          </table:table-cell>
          <table:table-cell table:formula="of:=ROUND([.B113]/1000;0)" office:value-type="float" office:value="31275" calcext:value-type="float">
            <text:p>31275</text:p>
          </table:table-cell>
          <table:table-cell table:formula="of:=[.B113]/[.$I$4]" office:value-type="float" office:value="7818750" calcext:value-type="float">
            <text:p>7818750</text:p>
          </table:table-cell>
          <table:table-cell table:formula="of:=ROUND([.D113]/1000;0)" office:value-type="float" office:value="7819" calcext:value-type="float">
            <text:p>7819</text:p>
          </table:table-cell>
          <table:table-cell table:formula="of:=[.D113]/([.$I$1]+1)" office:value-type="float" office:value="488671.875" calcext:value-type="float">
            <text:p>488671.875</text:p>
          </table:table-cell>
          <table:table-cell table:formula="of:=ROUND([.F113]/1000;2)" office:value-type="float" office:value="488.67" calcext:value-type="float">
            <text:p>488.67</text:p>
          </table:table-cell>
          <table:table-cell table:number-columns-repeated="11"/>
        </table:table-row>
        <table:table-row table:style-name="ro1">
          <table:table-cell table:formula="of:=1+[.A113]" office:value-type="float" office:value="112" calcext:value-type="float">
            <text:p>112</text:p>
          </table:table-cell>
          <table:table-cell table:formula="of:=[.$I$3]+([.A114]*[.$I$2])" office:value-type="float" office:value="31280000" calcext:value-type="float">
            <text:p>31280000</text:p>
          </table:table-cell>
          <table:table-cell table:formula="of:=ROUND([.B114]/1000;0)" office:value-type="float" office:value="31280" calcext:value-type="float">
            <text:p>31280</text:p>
          </table:table-cell>
          <table:table-cell table:formula="of:=[.B114]/[.$I$4]" office:value-type="float" office:value="7820000" calcext:value-type="float">
            <text:p>7820000</text:p>
          </table:table-cell>
          <table:table-cell table:formula="of:=ROUND([.D114]/1000;0)" office:value-type="float" office:value="7820" calcext:value-type="float">
            <text:p>7820</text:p>
          </table:table-cell>
          <table:table-cell table:formula="of:=[.D114]/([.$I$1]+1)" office:value-type="float" office:value="488750" calcext:value-type="float">
            <text:p>488750</text:p>
          </table:table-cell>
          <table:table-cell table:formula="of:=ROUND([.F114]/1000;2)" office:value-type="float" office:value="488.75" calcext:value-type="float">
            <text:p>488.75</text:p>
          </table:table-cell>
          <table:table-cell table:number-columns-repeated="11"/>
        </table:table-row>
        <table:table-row table:style-name="ro1">
          <table:table-cell table:formula="of:=1+[.A114]" office:value-type="float" office:value="113" calcext:value-type="float">
            <text:p>113</text:p>
          </table:table-cell>
          <table:table-cell table:formula="of:=[.$I$3]+([.A115]*[.$I$2])" office:value-type="float" office:value="31285000" calcext:value-type="float">
            <text:p>31285000</text:p>
          </table:table-cell>
          <table:table-cell table:formula="of:=ROUND([.B115]/1000;0)" office:value-type="float" office:value="31285" calcext:value-type="float">
            <text:p>31285</text:p>
          </table:table-cell>
          <table:table-cell table:formula="of:=[.B115]/[.$I$4]" office:value-type="float" office:value="7821250" calcext:value-type="float">
            <text:p>7821250</text:p>
          </table:table-cell>
          <table:table-cell table:formula="of:=ROUND([.D115]/1000;0)" office:value-type="float" office:value="7821" calcext:value-type="float">
            <text:p>7821</text:p>
          </table:table-cell>
          <table:table-cell table:formula="of:=[.D115]/([.$I$1]+1)" office:value-type="float" office:value="488828.125" calcext:value-type="float">
            <text:p>488828.125</text:p>
          </table:table-cell>
          <table:table-cell table:formula="of:=ROUND([.F115]/1000;2)" office:value-type="float" office:value="488.83" calcext:value-type="float">
            <text:p>488.83</text:p>
          </table:table-cell>
          <table:table-cell table:number-columns-repeated="11"/>
        </table:table-row>
        <table:table-row table:style-name="ro1">
          <table:table-cell table:formula="of:=1+[.A115]" office:value-type="float" office:value="114" calcext:value-type="float">
            <text:p>114</text:p>
          </table:table-cell>
          <table:table-cell table:formula="of:=[.$I$3]+([.A116]*[.$I$2])" office:value-type="float" office:value="31290000" calcext:value-type="float">
            <text:p>31290000</text:p>
          </table:table-cell>
          <table:table-cell table:formula="of:=ROUND([.B116]/1000;0)" office:value-type="float" office:value="31290" calcext:value-type="float">
            <text:p>31290</text:p>
          </table:table-cell>
          <table:table-cell table:formula="of:=[.B116]/[.$I$4]" office:value-type="float" office:value="7822500" calcext:value-type="float">
            <text:p>7822500</text:p>
          </table:table-cell>
          <table:table-cell table:formula="of:=ROUND([.D116]/1000;0)" office:value-type="float" office:value="7823" calcext:value-type="float">
            <text:p>7823</text:p>
          </table:table-cell>
          <table:table-cell table:formula="of:=[.D116]/([.$I$1]+1)" office:value-type="float" office:value="488906.25" calcext:value-type="float">
            <text:p>488906.25</text:p>
          </table:table-cell>
          <table:table-cell table:formula="of:=ROUND([.F116]/1000;2)" office:value-type="float" office:value="488.91" calcext:value-type="float">
            <text:p>488.91</text:p>
          </table:table-cell>
          <table:table-cell table:number-columns-repeated="11"/>
        </table:table-row>
        <table:table-row table:style-name="ro1">
          <table:table-cell table:formula="of:=1+[.A116]" office:value-type="float" office:value="115" calcext:value-type="float">
            <text:p>115</text:p>
          </table:table-cell>
          <table:table-cell table:formula="of:=[.$I$3]+([.A117]*[.$I$2])" office:value-type="float" office:value="31295000" calcext:value-type="float">
            <text:p>31295000</text:p>
          </table:table-cell>
          <table:table-cell table:formula="of:=ROUND([.B117]/1000;0)" office:value-type="float" office:value="31295" calcext:value-type="float">
            <text:p>31295</text:p>
          </table:table-cell>
          <table:table-cell table:formula="of:=[.B117]/[.$I$4]" office:value-type="float" office:value="7823750" calcext:value-type="float">
            <text:p>7823750</text:p>
          </table:table-cell>
          <table:table-cell table:formula="of:=ROUND([.D117]/1000;0)" office:value-type="float" office:value="7824" calcext:value-type="float">
            <text:p>7824</text:p>
          </table:table-cell>
          <table:table-cell table:formula="of:=[.D117]/([.$I$1]+1)" office:value-type="float" office:value="488984.375" calcext:value-type="float">
            <text:p>488984.375</text:p>
          </table:table-cell>
          <table:table-cell table:formula="of:=ROUND([.F117]/1000;2)" office:value-type="float" office:value="488.98" calcext:value-type="float">
            <text:p>488.98</text:p>
          </table:table-cell>
          <table:table-cell table:number-columns-repeated="11"/>
        </table:table-row>
        <table:table-row table:style-name="ro1">
          <table:table-cell table:formula="of:=1+[.A117]" office:value-type="float" office:value="116" calcext:value-type="float">
            <text:p>116</text:p>
          </table:table-cell>
          <table:table-cell table:formula="of:=[.$I$3]+([.A118]*[.$I$2])" office:value-type="float" office:value="31300000" calcext:value-type="float">
            <text:p>31300000</text:p>
          </table:table-cell>
          <table:table-cell table:formula="of:=ROUND([.B118]/1000;0)" office:value-type="float" office:value="31300" calcext:value-type="float">
            <text:p>31300</text:p>
          </table:table-cell>
          <table:table-cell table:formula="of:=[.B118]/[.$I$4]" office:value-type="float" office:value="7825000" calcext:value-type="float">
            <text:p>7825000</text:p>
          </table:table-cell>
          <table:table-cell table:formula="of:=ROUND([.D118]/1000;0)" office:value-type="float" office:value="7825" calcext:value-type="float">
            <text:p>7825</text:p>
          </table:table-cell>
          <table:table-cell table:formula="of:=[.D118]/([.$I$1]+1)" office:value-type="float" office:value="489062.5" calcext:value-type="float">
            <text:p>489062.5</text:p>
          </table:table-cell>
          <table:table-cell table:formula="of:=ROUND([.F118]/1000;2)" office:value-type="float" office:value="489.06" calcext:value-type="float">
            <text:p>489.06</text:p>
          </table:table-cell>
          <table:table-cell table:number-columns-repeated="11"/>
        </table:table-row>
        <table:table-row table:style-name="ro1">
          <table:table-cell table:formula="of:=1+[.A118]" office:value-type="float" office:value="117" calcext:value-type="float">
            <text:p>117</text:p>
          </table:table-cell>
          <table:table-cell table:formula="of:=[.$I$3]+([.A119]*[.$I$2])" office:value-type="float" office:value="31305000" calcext:value-type="float">
            <text:p>31305000</text:p>
          </table:table-cell>
          <table:table-cell table:formula="of:=ROUND([.B119]/1000;0)" office:value-type="float" office:value="31305" calcext:value-type="float">
            <text:p>31305</text:p>
          </table:table-cell>
          <table:table-cell table:formula="of:=[.B119]/[.$I$4]" office:value-type="float" office:value="7826250" calcext:value-type="float">
            <text:p>7826250</text:p>
          </table:table-cell>
          <table:table-cell table:formula="of:=ROUND([.D119]/1000;0)" office:value-type="float" office:value="7826" calcext:value-type="float">
            <text:p>7826</text:p>
          </table:table-cell>
          <table:table-cell table:formula="of:=[.D119]/([.$I$1]+1)" office:value-type="float" office:value="489140.625" calcext:value-type="float">
            <text:p>489140.625</text:p>
          </table:table-cell>
          <table:table-cell table:formula="of:=ROUND([.F119]/1000;2)" office:value-type="float" office:value="489.14" calcext:value-type="float">
            <text:p>489.14</text:p>
          </table:table-cell>
          <table:table-cell table:number-columns-repeated="11"/>
        </table:table-row>
        <table:table-row table:style-name="ro1">
          <table:table-cell table:formula="of:=1+[.A119]" office:value-type="float" office:value="118" calcext:value-type="float">
            <text:p>118</text:p>
          </table:table-cell>
          <table:table-cell table:formula="of:=[.$I$3]+([.A120]*[.$I$2])" office:value-type="float" office:value="31310000" calcext:value-type="float">
            <text:p>31310000</text:p>
          </table:table-cell>
          <table:table-cell table:formula="of:=ROUND([.B120]/1000;0)" office:value-type="float" office:value="31310" calcext:value-type="float">
            <text:p>31310</text:p>
          </table:table-cell>
          <table:table-cell table:formula="of:=[.B120]/[.$I$4]" office:value-type="float" office:value="7827500" calcext:value-type="float">
            <text:p>7827500</text:p>
          </table:table-cell>
          <table:table-cell table:formula="of:=ROUND([.D120]/1000;0)" office:value-type="float" office:value="7828" calcext:value-type="float">
            <text:p>7828</text:p>
          </table:table-cell>
          <table:table-cell table:formula="of:=[.D120]/([.$I$1]+1)" office:value-type="float" office:value="489218.75" calcext:value-type="float">
            <text:p>489218.75</text:p>
          </table:table-cell>
          <table:table-cell table:formula="of:=ROUND([.F120]/1000;2)" office:value-type="float" office:value="489.22" calcext:value-type="float">
            <text:p>489.22</text:p>
          </table:table-cell>
          <table:table-cell table:number-columns-repeated="11"/>
        </table:table-row>
        <table:table-row table:style-name="ro1">
          <table:table-cell table:formula="of:=1+[.A120]" office:value-type="float" office:value="119" calcext:value-type="float">
            <text:p>119</text:p>
          </table:table-cell>
          <table:table-cell table:formula="of:=[.$I$3]+([.A121]*[.$I$2])" office:value-type="float" office:value="31315000" calcext:value-type="float">
            <text:p>31315000</text:p>
          </table:table-cell>
          <table:table-cell table:formula="of:=ROUND([.B121]/1000;0)" office:value-type="float" office:value="31315" calcext:value-type="float">
            <text:p>31315</text:p>
          </table:table-cell>
          <table:table-cell table:formula="of:=[.B121]/[.$I$4]" office:value-type="float" office:value="7828750" calcext:value-type="float">
            <text:p>7828750</text:p>
          </table:table-cell>
          <table:table-cell table:formula="of:=ROUND([.D121]/1000;0)" office:value-type="float" office:value="7829" calcext:value-type="float">
            <text:p>7829</text:p>
          </table:table-cell>
          <table:table-cell table:formula="of:=[.D121]/([.$I$1]+1)" office:value-type="float" office:value="489296.875" calcext:value-type="float">
            <text:p>489296.875</text:p>
          </table:table-cell>
          <table:table-cell table:formula="of:=ROUND([.F121]/1000;2)" office:value-type="float" office:value="489.3" calcext:value-type="float">
            <text:p>489.3</text:p>
          </table:table-cell>
          <table:table-cell table:number-columns-repeated="11"/>
        </table:table-row>
        <table:table-row table:style-name="ro1">
          <table:table-cell table:formula="of:=1+[.A121]" office:value-type="float" office:value="120" calcext:value-type="float">
            <text:p>120</text:p>
          </table:table-cell>
          <table:table-cell table:formula="of:=[.$I$3]+([.A122]*[.$I$2])" office:value-type="float" office:value="31320000" calcext:value-type="float">
            <text:p>31320000</text:p>
          </table:table-cell>
          <table:table-cell table:formula="of:=ROUND([.B122]/1000;0)" office:value-type="float" office:value="31320" calcext:value-type="float">
            <text:p>31320</text:p>
          </table:table-cell>
          <table:table-cell table:formula="of:=[.B122]/[.$I$4]" office:value-type="float" office:value="7830000" calcext:value-type="float">
            <text:p>7830000</text:p>
          </table:table-cell>
          <table:table-cell table:formula="of:=ROUND([.D122]/1000;0)" office:value-type="float" office:value="7830" calcext:value-type="float">
            <text:p>7830</text:p>
          </table:table-cell>
          <table:table-cell table:formula="of:=[.D122]/([.$I$1]+1)" office:value-type="float" office:value="489375" calcext:value-type="float">
            <text:p>489375</text:p>
          </table:table-cell>
          <table:table-cell table:formula="of:=ROUND([.F122]/1000;2)" office:value-type="float" office:value="489.38" calcext:value-type="float">
            <text:p>489.38</text:p>
          </table:table-cell>
          <table:table-cell table:number-columns-repeated="11"/>
        </table:table-row>
        <table:table-row table:style-name="ro1">
          <table:table-cell table:formula="of:=1+[.A122]" office:value-type="float" office:value="121" calcext:value-type="float">
            <text:p>121</text:p>
          </table:table-cell>
          <table:table-cell table:formula="of:=[.$I$3]+([.A123]*[.$I$2])" office:value-type="float" office:value="31325000" calcext:value-type="float">
            <text:p>31325000</text:p>
          </table:table-cell>
          <table:table-cell table:formula="of:=ROUND([.B123]/1000;0)" office:value-type="float" office:value="31325" calcext:value-type="float">
            <text:p>31325</text:p>
          </table:table-cell>
          <table:table-cell table:formula="of:=[.B123]/[.$I$4]" office:value-type="float" office:value="7831250" calcext:value-type="float">
            <text:p>7831250</text:p>
          </table:table-cell>
          <table:table-cell table:formula="of:=ROUND([.D123]/1000;0)" office:value-type="float" office:value="7831" calcext:value-type="float">
            <text:p>7831</text:p>
          </table:table-cell>
          <table:table-cell table:formula="of:=[.D123]/([.$I$1]+1)" office:value-type="float" office:value="489453.125" calcext:value-type="float">
            <text:p>489453.125</text:p>
          </table:table-cell>
          <table:table-cell table:formula="of:=ROUND([.F123]/1000;2)" office:value-type="float" office:value="489.45" calcext:value-type="float">
            <text:p>489.45</text:p>
          </table:table-cell>
          <table:table-cell table:number-columns-repeated="11"/>
        </table:table-row>
        <table:table-row table:style-name="ro1">
          <table:table-cell table:formula="of:=1+[.A123]" office:value-type="float" office:value="122" calcext:value-type="float">
            <text:p>122</text:p>
          </table:table-cell>
          <table:table-cell table:formula="of:=[.$I$3]+([.A124]*[.$I$2])" office:value-type="float" office:value="31330000" calcext:value-type="float">
            <text:p>31330000</text:p>
          </table:table-cell>
          <table:table-cell table:formula="of:=ROUND([.B124]/1000;0)" office:value-type="float" office:value="31330" calcext:value-type="float">
            <text:p>31330</text:p>
          </table:table-cell>
          <table:table-cell table:formula="of:=[.B124]/[.$I$4]" office:value-type="float" office:value="7832500" calcext:value-type="float">
            <text:p>7832500</text:p>
          </table:table-cell>
          <table:table-cell table:formula="of:=ROUND([.D124]/1000;0)" office:value-type="float" office:value="7833" calcext:value-type="float">
            <text:p>7833</text:p>
          </table:table-cell>
          <table:table-cell table:formula="of:=[.D124]/([.$I$1]+1)" office:value-type="float" office:value="489531.25" calcext:value-type="float">
            <text:p>489531.25</text:p>
          </table:table-cell>
          <table:table-cell table:formula="of:=ROUND([.F124]/1000;2)" office:value-type="float" office:value="489.53" calcext:value-type="float">
            <text:p>489.53</text:p>
          </table:table-cell>
          <table:table-cell table:number-columns-repeated="11"/>
        </table:table-row>
        <table:table-row table:style-name="ro1">
          <table:table-cell table:formula="of:=1+[.A124]" office:value-type="float" office:value="123" calcext:value-type="float">
            <text:p>123</text:p>
          </table:table-cell>
          <table:table-cell table:formula="of:=[.$I$3]+([.A125]*[.$I$2])" office:value-type="float" office:value="31335000" calcext:value-type="float">
            <text:p>31335000</text:p>
          </table:table-cell>
          <table:table-cell table:formula="of:=ROUND([.B125]/1000;0)" office:value-type="float" office:value="31335" calcext:value-type="float">
            <text:p>31335</text:p>
          </table:table-cell>
          <table:table-cell table:formula="of:=[.B125]/[.$I$4]" office:value-type="float" office:value="7833750" calcext:value-type="float">
            <text:p>7833750</text:p>
          </table:table-cell>
          <table:table-cell table:formula="of:=ROUND([.D125]/1000;0)" office:value-type="float" office:value="7834" calcext:value-type="float">
            <text:p>7834</text:p>
          </table:table-cell>
          <table:table-cell table:formula="of:=[.D125]/([.$I$1]+1)" office:value-type="float" office:value="489609.375" calcext:value-type="float">
            <text:p>489609.375</text:p>
          </table:table-cell>
          <table:table-cell table:formula="of:=ROUND([.F125]/1000;2)" office:value-type="float" office:value="489.61" calcext:value-type="float">
            <text:p>489.61</text:p>
          </table:table-cell>
          <table:table-cell table:number-columns-repeated="11"/>
        </table:table-row>
        <table:table-row table:style-name="ro1">
          <table:table-cell table:formula="of:=1+[.A125]" office:value-type="float" office:value="124" calcext:value-type="float">
            <text:p>124</text:p>
          </table:table-cell>
          <table:table-cell table:formula="of:=[.$I$3]+([.A126]*[.$I$2])" office:value-type="float" office:value="31340000" calcext:value-type="float">
            <text:p>31340000</text:p>
          </table:table-cell>
          <table:table-cell table:formula="of:=ROUND([.B126]/1000;0)" office:value-type="float" office:value="31340" calcext:value-type="float">
            <text:p>31340</text:p>
          </table:table-cell>
          <table:table-cell table:formula="of:=[.B126]/[.$I$4]" office:value-type="float" office:value="7835000" calcext:value-type="float">
            <text:p>7835000</text:p>
          </table:table-cell>
          <table:table-cell table:formula="of:=ROUND([.D126]/1000;0)" office:value-type="float" office:value="7835" calcext:value-type="float">
            <text:p>7835</text:p>
          </table:table-cell>
          <table:table-cell table:formula="of:=[.D126]/([.$I$1]+1)" office:value-type="float" office:value="489687.5" calcext:value-type="float">
            <text:p>489687.5</text:p>
          </table:table-cell>
          <table:table-cell table:formula="of:=ROUND([.F126]/1000;2)" office:value-type="float" office:value="489.69" calcext:value-type="float">
            <text:p>489.69</text:p>
          </table:table-cell>
          <table:table-cell table:number-columns-repeated="11"/>
        </table:table-row>
        <table:table-row table:style-name="ro1">
          <table:table-cell table:formula="of:=1+[.A126]" office:value-type="float" office:value="125" calcext:value-type="float">
            <text:p>125</text:p>
          </table:table-cell>
          <table:table-cell table:formula="of:=[.$I$3]+([.A127]*[.$I$2])" office:value-type="float" office:value="31345000" calcext:value-type="float">
            <text:p>31345000</text:p>
          </table:table-cell>
          <table:table-cell table:formula="of:=ROUND([.B127]/1000;0)" office:value-type="float" office:value="31345" calcext:value-type="float">
            <text:p>31345</text:p>
          </table:table-cell>
          <table:table-cell table:formula="of:=[.B127]/[.$I$4]" office:value-type="float" office:value="7836250" calcext:value-type="float">
            <text:p>7836250</text:p>
          </table:table-cell>
          <table:table-cell table:formula="of:=ROUND([.D127]/1000;0)" office:value-type="float" office:value="7836" calcext:value-type="float">
            <text:p>7836</text:p>
          </table:table-cell>
          <table:table-cell table:formula="of:=[.D127]/([.$I$1]+1)" office:value-type="float" office:value="489765.625" calcext:value-type="float">
            <text:p>489765.625</text:p>
          </table:table-cell>
          <table:table-cell table:formula="of:=ROUND([.F127]/1000;2)" office:value-type="float" office:value="489.77" calcext:value-type="float">
            <text:p>489.77</text:p>
          </table:table-cell>
          <table:table-cell table:number-columns-repeated="11"/>
        </table:table-row>
        <table:table-row table:style-name="ro1">
          <table:table-cell table:formula="of:=1+[.A127]" office:value-type="float" office:value="126" calcext:value-type="float">
            <text:p>126</text:p>
          </table:table-cell>
          <table:table-cell table:formula="of:=[.$I$3]+([.A128]*[.$I$2])" office:value-type="float" office:value="31350000" calcext:value-type="float">
            <text:p>31350000</text:p>
          </table:table-cell>
          <table:table-cell table:formula="of:=ROUND([.B128]/1000;0)" office:value-type="float" office:value="31350" calcext:value-type="float">
            <text:p>31350</text:p>
          </table:table-cell>
          <table:table-cell table:formula="of:=[.B128]/[.$I$4]" office:value-type="float" office:value="7837500" calcext:value-type="float">
            <text:p>7837500</text:p>
          </table:table-cell>
          <table:table-cell table:formula="of:=ROUND([.D128]/1000;0)" office:value-type="float" office:value="7838" calcext:value-type="float">
            <text:p>7838</text:p>
          </table:table-cell>
          <table:table-cell table:formula="of:=[.D128]/([.$I$1]+1)" office:value-type="float" office:value="489843.75" calcext:value-type="float">
            <text:p>489843.75</text:p>
          </table:table-cell>
          <table:table-cell table:formula="of:=ROUND([.F128]/1000;2)" office:value-type="float" office:value="489.84" calcext:value-type="float">
            <text:p>489.84</text:p>
          </table:table-cell>
          <table:table-cell table:number-columns-repeated="11"/>
        </table:table-row>
        <table:table-row table:style-name="ro1">
          <table:table-cell table:formula="of:=1+[.A128]" office:value-type="float" office:value="127" calcext:value-type="float">
            <text:p>127</text:p>
          </table:table-cell>
          <table:table-cell table:formula="of:=[.$I$3]+([.A129]*[.$I$2])" office:value-type="float" office:value="31355000" calcext:value-type="float">
            <text:p>31355000</text:p>
          </table:table-cell>
          <table:table-cell table:formula="of:=ROUND([.B129]/1000;0)" office:value-type="float" office:value="31355" calcext:value-type="float">
            <text:p>31355</text:p>
          </table:table-cell>
          <table:table-cell table:formula="of:=[.B129]/[.$I$4]" office:value-type="float" office:value="7838750" calcext:value-type="float">
            <text:p>7838750</text:p>
          </table:table-cell>
          <table:table-cell table:formula="of:=ROUND([.D129]/1000;0)" office:value-type="float" office:value="7839" calcext:value-type="float">
            <text:p>7839</text:p>
          </table:table-cell>
          <table:table-cell table:formula="of:=[.D129]/([.$I$1]+1)" office:value-type="float" office:value="489921.875" calcext:value-type="float">
            <text:p>489921.875</text:p>
          </table:table-cell>
          <table:table-cell table:formula="of:=ROUND([.F129]/1000;2)" office:value-type="float" office:value="489.92" calcext:value-type="float">
            <text:p>489.92</text:p>
          </table:table-cell>
          <table:table-cell table:number-columns-repeated="11"/>
        </table:table-row>
        <table:table-row table:style-name="ro1">
          <table:table-cell table:formula="of:=1+[.A129]" office:value-type="float" office:value="128" calcext:value-type="float">
            <text:p>128</text:p>
          </table:table-cell>
          <table:table-cell table:formula="of:=[.$I$3]+([.A130]*[.$I$2])" office:value-type="float" office:value="31360000" calcext:value-type="float">
            <text:p>31360000</text:p>
          </table:table-cell>
          <table:table-cell table:formula="of:=ROUND([.B130]/1000;0)" office:value-type="float" office:value="31360" calcext:value-type="float">
            <text:p>31360</text:p>
          </table:table-cell>
          <table:table-cell table:formula="of:=[.B130]/[.$I$4]" office:value-type="float" office:value="7840000" calcext:value-type="float">
            <text:p>7840000</text:p>
          </table:table-cell>
          <table:table-cell table:formula="of:=ROUND([.D130]/1000;0)" office:value-type="float" office:value="7840" calcext:value-type="float">
            <text:p>7840</text:p>
          </table:table-cell>
          <table:table-cell table:formula="of:=[.D130]/([.$I$1]+1)" office:value-type="float" office:value="490000" calcext:value-type="float">
            <text:p>490000</text:p>
          </table:table-cell>
          <table:table-cell table:formula="of:=ROUND([.F130]/1000;2)" office:value-type="float" office:value="490" calcext:value-type="float">
            <text:p>490</text:p>
          </table:table-cell>
          <table:table-cell table:number-columns-repeated="11"/>
        </table:table-row>
        <table:table-row table:style-name="ro1">
          <table:table-cell table:formula="of:=1+[.A130]" office:value-type="float" office:value="129" calcext:value-type="float">
            <text:p>129</text:p>
          </table:table-cell>
          <table:table-cell table:formula="of:=[.$I$3]+([.A131]*[.$I$2])" office:value-type="float" office:value="31365000" calcext:value-type="float">
            <text:p>31365000</text:p>
          </table:table-cell>
          <table:table-cell table:formula="of:=ROUND([.B131]/1000;0)" office:value-type="float" office:value="31365" calcext:value-type="float">
            <text:p>31365</text:p>
          </table:table-cell>
          <table:table-cell table:formula="of:=[.B131]/[.$I$4]" office:value-type="float" office:value="7841250" calcext:value-type="float">
            <text:p>7841250</text:p>
          </table:table-cell>
          <table:table-cell table:formula="of:=ROUND([.D131]/1000;0)" office:value-type="float" office:value="7841" calcext:value-type="float">
            <text:p>7841</text:p>
          </table:table-cell>
          <table:table-cell table:formula="of:=[.D131]/([.$I$1]+1)" office:value-type="float" office:value="490078.125" calcext:value-type="float">
            <text:p>490078.125</text:p>
          </table:table-cell>
          <table:table-cell table:formula="of:=ROUND([.F131]/1000;2)" office:value-type="float" office:value="490.08" calcext:value-type="float">
            <text:p>490.08</text:p>
          </table:table-cell>
          <table:table-cell table:number-columns-repeated="11"/>
        </table:table-row>
        <table:table-row table:style-name="ro1">
          <table:table-cell table:formula="of:=1+[.A131]" office:value-type="float" office:value="130" calcext:value-type="float">
            <text:p>130</text:p>
          </table:table-cell>
          <table:table-cell table:formula="of:=[.$I$3]+([.A132]*[.$I$2])" office:value-type="float" office:value="31370000" calcext:value-type="float">
            <text:p>31370000</text:p>
          </table:table-cell>
          <table:table-cell table:formula="of:=ROUND([.B132]/1000;0)" office:value-type="float" office:value="31370" calcext:value-type="float">
            <text:p>31370</text:p>
          </table:table-cell>
          <table:table-cell table:formula="of:=[.B132]/[.$I$4]" office:value-type="float" office:value="7842500" calcext:value-type="float">
            <text:p>7842500</text:p>
          </table:table-cell>
          <table:table-cell table:formula="of:=ROUND([.D132]/1000;0)" office:value-type="float" office:value="7843" calcext:value-type="float">
            <text:p>7843</text:p>
          </table:table-cell>
          <table:table-cell table:formula="of:=[.D132]/([.$I$1]+1)" office:value-type="float" office:value="490156.25" calcext:value-type="float">
            <text:p>490156.25</text:p>
          </table:table-cell>
          <table:table-cell table:formula="of:=ROUND([.F132]/1000;2)" office:value-type="float" office:value="490.16" calcext:value-type="float">
            <text:p>490.16</text:p>
          </table:table-cell>
          <table:table-cell table:number-columns-repeated="11"/>
        </table:table-row>
        <table:table-row table:style-name="ro1">
          <table:table-cell table:formula="of:=1+[.A132]" office:value-type="float" office:value="131" calcext:value-type="float">
            <text:p>131</text:p>
          </table:table-cell>
          <table:table-cell table:formula="of:=[.$I$3]+([.A133]*[.$I$2])" office:value-type="float" office:value="31375000" calcext:value-type="float">
            <text:p>31375000</text:p>
          </table:table-cell>
          <table:table-cell table:formula="of:=ROUND([.B133]/1000;0)" office:value-type="float" office:value="31375" calcext:value-type="float">
            <text:p>31375</text:p>
          </table:table-cell>
          <table:table-cell table:formula="of:=[.B133]/[.$I$4]" office:value-type="float" office:value="7843750" calcext:value-type="float">
            <text:p>7843750</text:p>
          </table:table-cell>
          <table:table-cell table:formula="of:=ROUND([.D133]/1000;0)" office:value-type="float" office:value="7844" calcext:value-type="float">
            <text:p>7844</text:p>
          </table:table-cell>
          <table:table-cell table:formula="of:=[.D133]/([.$I$1]+1)" office:value-type="float" office:value="490234.375" calcext:value-type="float">
            <text:p>490234.375</text:p>
          </table:table-cell>
          <table:table-cell table:formula="of:=ROUND([.F133]/1000;2)" office:value-type="float" office:value="490.23" calcext:value-type="float">
            <text:p>490.23</text:p>
          </table:table-cell>
          <table:table-cell table:number-columns-repeated="11"/>
        </table:table-row>
        <table:table-row table:style-name="ro1">
          <table:table-cell table:formula="of:=1+[.A133]" office:value-type="float" office:value="132" calcext:value-type="float">
            <text:p>132</text:p>
          </table:table-cell>
          <table:table-cell table:formula="of:=[.$I$3]+([.A134]*[.$I$2])" office:value-type="float" office:value="31380000" calcext:value-type="float">
            <text:p>31380000</text:p>
          </table:table-cell>
          <table:table-cell table:formula="of:=ROUND([.B134]/1000;0)" office:value-type="float" office:value="31380" calcext:value-type="float">
            <text:p>31380</text:p>
          </table:table-cell>
          <table:table-cell table:formula="of:=[.B134]/[.$I$4]" office:value-type="float" office:value="7845000" calcext:value-type="float">
            <text:p>7845000</text:p>
          </table:table-cell>
          <table:table-cell table:formula="of:=ROUND([.D134]/1000;0)" office:value-type="float" office:value="7845" calcext:value-type="float">
            <text:p>7845</text:p>
          </table:table-cell>
          <table:table-cell table:formula="of:=[.D134]/([.$I$1]+1)" office:value-type="float" office:value="490312.5" calcext:value-type="float">
            <text:p>490312.5</text:p>
          </table:table-cell>
          <table:table-cell table:formula="of:=ROUND([.F134]/1000;2)" office:value-type="float" office:value="490.31" calcext:value-type="float">
            <text:p>490.31</text:p>
          </table:table-cell>
          <table:table-cell table:number-columns-repeated="11"/>
        </table:table-row>
        <table:table-row table:style-name="ro1">
          <table:table-cell table:formula="of:=1+[.A134]" office:value-type="float" office:value="133" calcext:value-type="float">
            <text:p>133</text:p>
          </table:table-cell>
          <table:table-cell table:formula="of:=[.$I$3]+([.A135]*[.$I$2])" office:value-type="float" office:value="31385000" calcext:value-type="float">
            <text:p>31385000</text:p>
          </table:table-cell>
          <table:table-cell table:formula="of:=ROUND([.B135]/1000;0)" office:value-type="float" office:value="31385" calcext:value-type="float">
            <text:p>31385</text:p>
          </table:table-cell>
          <table:table-cell table:formula="of:=[.B135]/[.$I$4]" office:value-type="float" office:value="7846250" calcext:value-type="float">
            <text:p>7846250</text:p>
          </table:table-cell>
          <table:table-cell table:formula="of:=ROUND([.D135]/1000;0)" office:value-type="float" office:value="7846" calcext:value-type="float">
            <text:p>7846</text:p>
          </table:table-cell>
          <table:table-cell table:formula="of:=[.D135]/([.$I$1]+1)" office:value-type="float" office:value="490390.625" calcext:value-type="float">
            <text:p>490390.625</text:p>
          </table:table-cell>
          <table:table-cell table:formula="of:=ROUND([.F135]/1000;2)" office:value-type="float" office:value="490.39" calcext:value-type="float">
            <text:p>490.39</text:p>
          </table:table-cell>
          <table:table-cell table:number-columns-repeated="11"/>
        </table:table-row>
        <table:table-row table:style-name="ro1">
          <table:table-cell table:formula="of:=1+[.A135]" office:value-type="float" office:value="134" calcext:value-type="float">
            <text:p>134</text:p>
          </table:table-cell>
          <table:table-cell table:formula="of:=[.$I$3]+([.A136]*[.$I$2])" office:value-type="float" office:value="31390000" calcext:value-type="float">
            <text:p>31390000</text:p>
          </table:table-cell>
          <table:table-cell table:formula="of:=ROUND([.B136]/1000;0)" office:value-type="float" office:value="31390" calcext:value-type="float">
            <text:p>31390</text:p>
          </table:table-cell>
          <table:table-cell table:formula="of:=[.B136]/[.$I$4]" office:value-type="float" office:value="7847500" calcext:value-type="float">
            <text:p>7847500</text:p>
          </table:table-cell>
          <table:table-cell table:formula="of:=ROUND([.D136]/1000;0)" office:value-type="float" office:value="7848" calcext:value-type="float">
            <text:p>7848</text:p>
          </table:table-cell>
          <table:table-cell table:formula="of:=[.D136]/([.$I$1]+1)" office:value-type="float" office:value="490468.75" calcext:value-type="float">
            <text:p>490468.75</text:p>
          </table:table-cell>
          <table:table-cell table:formula="of:=ROUND([.F136]/1000;2)" office:value-type="float" office:value="490.47" calcext:value-type="float">
            <text:p>490.47</text:p>
          </table:table-cell>
          <table:table-cell table:number-columns-repeated="11"/>
        </table:table-row>
        <table:table-row table:style-name="ro1">
          <table:table-cell table:formula="of:=1+[.A136]" office:value-type="float" office:value="135" calcext:value-type="float">
            <text:p>135</text:p>
          </table:table-cell>
          <table:table-cell table:formula="of:=[.$I$3]+([.A137]*[.$I$2])" office:value-type="float" office:value="31395000" calcext:value-type="float">
            <text:p>31395000</text:p>
          </table:table-cell>
          <table:table-cell table:formula="of:=ROUND([.B137]/1000;0)" office:value-type="float" office:value="31395" calcext:value-type="float">
            <text:p>31395</text:p>
          </table:table-cell>
          <table:table-cell table:formula="of:=[.B137]/[.$I$4]" office:value-type="float" office:value="7848750" calcext:value-type="float">
            <text:p>7848750</text:p>
          </table:table-cell>
          <table:table-cell table:formula="of:=ROUND([.D137]/1000;0)" office:value-type="float" office:value="7849" calcext:value-type="float">
            <text:p>7849</text:p>
          </table:table-cell>
          <table:table-cell table:formula="of:=[.D137]/([.$I$1]+1)" office:value-type="float" office:value="490546.875" calcext:value-type="float">
            <text:p>490546.875</text:p>
          </table:table-cell>
          <table:table-cell table:formula="of:=ROUND([.F137]/1000;2)" office:value-type="float" office:value="490.55" calcext:value-type="float">
            <text:p>490.55</text:p>
          </table:table-cell>
          <table:table-cell table:number-columns-repeated="11"/>
        </table:table-row>
        <table:table-row table:style-name="ro1">
          <table:table-cell table:formula="of:=1+[.A137]" office:value-type="float" office:value="136" calcext:value-type="float">
            <text:p>136</text:p>
          </table:table-cell>
          <table:table-cell table:formula="of:=[.$I$3]+([.A138]*[.$I$2])" office:value-type="float" office:value="31400000" calcext:value-type="float">
            <text:p>31400000</text:p>
          </table:table-cell>
          <table:table-cell table:formula="of:=ROUND([.B138]/1000;0)" office:value-type="float" office:value="31400" calcext:value-type="float">
            <text:p>31400</text:p>
          </table:table-cell>
          <table:table-cell table:formula="of:=[.B138]/[.$I$4]" office:value-type="float" office:value="7850000" calcext:value-type="float">
            <text:p>7850000</text:p>
          </table:table-cell>
          <table:table-cell table:formula="of:=ROUND([.D138]/1000;0)" office:value-type="float" office:value="7850" calcext:value-type="float">
            <text:p>7850</text:p>
          </table:table-cell>
          <table:table-cell table:formula="of:=[.D138]/([.$I$1]+1)" office:value-type="float" office:value="490625" calcext:value-type="float">
            <text:p>490625</text:p>
          </table:table-cell>
          <table:table-cell table:formula="of:=ROUND([.F138]/1000;2)" office:value-type="float" office:value="490.63" calcext:value-type="float">
            <text:p>490.63</text:p>
          </table:table-cell>
          <table:table-cell table:number-columns-repeated="11"/>
        </table:table-row>
        <table:table-row table:style-name="ro1">
          <table:table-cell table:formula="of:=1+[.A138]" office:value-type="float" office:value="137" calcext:value-type="float">
            <text:p>137</text:p>
          </table:table-cell>
          <table:table-cell table:formula="of:=[.$I$3]+([.A139]*[.$I$2])" office:value-type="float" office:value="31405000" calcext:value-type="float">
            <text:p>31405000</text:p>
          </table:table-cell>
          <table:table-cell table:formula="of:=ROUND([.B139]/1000;0)" office:value-type="float" office:value="31405" calcext:value-type="float">
            <text:p>31405</text:p>
          </table:table-cell>
          <table:table-cell table:formula="of:=[.B139]/[.$I$4]" office:value-type="float" office:value="7851250" calcext:value-type="float">
            <text:p>7851250</text:p>
          </table:table-cell>
          <table:table-cell table:formula="of:=ROUND([.D139]/1000;0)" office:value-type="float" office:value="7851" calcext:value-type="float">
            <text:p>7851</text:p>
          </table:table-cell>
          <table:table-cell table:formula="of:=[.D139]/([.$I$1]+1)" office:value-type="float" office:value="490703.125" calcext:value-type="float">
            <text:p>490703.125</text:p>
          </table:table-cell>
          <table:table-cell table:formula="of:=ROUND([.F139]/1000;2)" office:value-type="float" office:value="490.7" calcext:value-type="float">
            <text:p>490.7</text:p>
          </table:table-cell>
          <table:table-cell table:number-columns-repeated="11"/>
        </table:table-row>
        <table:table-row table:style-name="ro1">
          <table:table-cell table:formula="of:=1+[.A139]" office:value-type="float" office:value="138" calcext:value-type="float">
            <text:p>138</text:p>
          </table:table-cell>
          <table:table-cell table:formula="of:=[.$I$3]+([.A140]*[.$I$2])" office:value-type="float" office:value="31410000" calcext:value-type="float">
            <text:p>31410000</text:p>
          </table:table-cell>
          <table:table-cell table:formula="of:=ROUND([.B140]/1000;0)" office:value-type="float" office:value="31410" calcext:value-type="float">
            <text:p>31410</text:p>
          </table:table-cell>
          <table:table-cell table:formula="of:=[.B140]/[.$I$4]" office:value-type="float" office:value="7852500" calcext:value-type="float">
            <text:p>7852500</text:p>
          </table:table-cell>
          <table:table-cell table:formula="of:=ROUND([.D140]/1000;0)" office:value-type="float" office:value="7853" calcext:value-type="float">
            <text:p>7853</text:p>
          </table:table-cell>
          <table:table-cell table:formula="of:=[.D140]/([.$I$1]+1)" office:value-type="float" office:value="490781.25" calcext:value-type="float">
            <text:p>490781.25</text:p>
          </table:table-cell>
          <table:table-cell table:formula="of:=ROUND([.F140]/1000;2)" office:value-type="float" office:value="490.78" calcext:value-type="float">
            <text:p>490.78</text:p>
          </table:table-cell>
          <table:table-cell table:number-columns-repeated="11"/>
        </table:table-row>
        <table:table-row table:style-name="ro1">
          <table:table-cell table:formula="of:=1+[.A140]" office:value-type="float" office:value="139" calcext:value-type="float">
            <text:p>139</text:p>
          </table:table-cell>
          <table:table-cell table:formula="of:=[.$I$3]+([.A141]*[.$I$2])" office:value-type="float" office:value="31415000" calcext:value-type="float">
            <text:p>31415000</text:p>
          </table:table-cell>
          <table:table-cell table:formula="of:=ROUND([.B141]/1000;0)" office:value-type="float" office:value="31415" calcext:value-type="float">
            <text:p>31415</text:p>
          </table:table-cell>
          <table:table-cell table:formula="of:=[.B141]/[.$I$4]" office:value-type="float" office:value="7853750" calcext:value-type="float">
            <text:p>7853750</text:p>
          </table:table-cell>
          <table:table-cell table:formula="of:=ROUND([.D141]/1000;0)" office:value-type="float" office:value="7854" calcext:value-type="float">
            <text:p>7854</text:p>
          </table:table-cell>
          <table:table-cell table:formula="of:=[.D141]/([.$I$1]+1)" office:value-type="float" office:value="490859.375" calcext:value-type="float">
            <text:p>490859.375</text:p>
          </table:table-cell>
          <table:table-cell table:formula="of:=ROUND([.F141]/1000;2)" office:value-type="float" office:value="490.86" calcext:value-type="float">
            <text:p>490.86</text:p>
          </table:table-cell>
          <table:table-cell table:number-columns-repeated="11"/>
        </table:table-row>
        <table:table-row table:style-name="ro1">
          <table:table-cell table:formula="of:=1+[.A141]" office:value-type="float" office:value="140" calcext:value-type="float">
            <text:p>140</text:p>
          </table:table-cell>
          <table:table-cell table:formula="of:=[.$I$3]+([.A142]*[.$I$2])" office:value-type="float" office:value="31420000" calcext:value-type="float">
            <text:p>31420000</text:p>
          </table:table-cell>
          <table:table-cell table:formula="of:=ROUND([.B142]/1000;0)" office:value-type="float" office:value="31420" calcext:value-type="float">
            <text:p>31420</text:p>
          </table:table-cell>
          <table:table-cell table:formula="of:=[.B142]/[.$I$4]" office:value-type="float" office:value="7855000" calcext:value-type="float">
            <text:p>7855000</text:p>
          </table:table-cell>
          <table:table-cell table:formula="of:=ROUND([.D142]/1000;0)" office:value-type="float" office:value="7855" calcext:value-type="float">
            <text:p>7855</text:p>
          </table:table-cell>
          <table:table-cell table:formula="of:=[.D142]/([.$I$1]+1)" office:value-type="float" office:value="490937.5" calcext:value-type="float">
            <text:p>490937.5</text:p>
          </table:table-cell>
          <table:table-cell table:formula="of:=ROUND([.F142]/1000;2)" office:value-type="float" office:value="490.94" calcext:value-type="float">
            <text:p>490.94</text:p>
          </table:table-cell>
          <table:table-cell table:number-columns-repeated="11"/>
        </table:table-row>
        <table:table-row table:style-name="ro1">
          <table:table-cell table:formula="of:=1+[.A142]" office:value-type="float" office:value="141" calcext:value-type="float">
            <text:p>141</text:p>
          </table:table-cell>
          <table:table-cell table:formula="of:=[.$I$3]+([.A143]*[.$I$2])" office:value-type="float" office:value="31425000" calcext:value-type="float">
            <text:p>31425000</text:p>
          </table:table-cell>
          <table:table-cell table:formula="of:=ROUND([.B143]/1000;0)" office:value-type="float" office:value="31425" calcext:value-type="float">
            <text:p>31425</text:p>
          </table:table-cell>
          <table:table-cell table:formula="of:=[.B143]/[.$I$4]" office:value-type="float" office:value="7856250" calcext:value-type="float">
            <text:p>7856250</text:p>
          </table:table-cell>
          <table:table-cell table:formula="of:=ROUND([.D143]/1000;0)" office:value-type="float" office:value="7856" calcext:value-type="float">
            <text:p>7856</text:p>
          </table:table-cell>
          <table:table-cell table:formula="of:=[.D143]/([.$I$1]+1)" office:value-type="float" office:value="491015.625" calcext:value-type="float">
            <text:p>491015.625</text:p>
          </table:table-cell>
          <table:table-cell table:formula="of:=ROUND([.F143]/1000;2)" office:value-type="float" office:value="491.02" calcext:value-type="float">
            <text:p>491.02</text:p>
          </table:table-cell>
          <table:table-cell table:number-columns-repeated="11"/>
        </table:table-row>
        <table:table-row table:style-name="ro1">
          <table:table-cell table:formula="of:=1+[.A143]" office:value-type="float" office:value="142" calcext:value-type="float">
            <text:p>142</text:p>
          </table:table-cell>
          <table:table-cell table:formula="of:=[.$I$3]+([.A144]*[.$I$2])" office:value-type="float" office:value="31430000" calcext:value-type="float">
            <text:p>31430000</text:p>
          </table:table-cell>
          <table:table-cell table:formula="of:=ROUND([.B144]/1000;0)" office:value-type="float" office:value="31430" calcext:value-type="float">
            <text:p>31430</text:p>
          </table:table-cell>
          <table:table-cell table:formula="of:=[.B144]/[.$I$4]" office:value-type="float" office:value="7857500" calcext:value-type="float">
            <text:p>7857500</text:p>
          </table:table-cell>
          <table:table-cell table:formula="of:=ROUND([.D144]/1000;0)" office:value-type="float" office:value="7858" calcext:value-type="float">
            <text:p>7858</text:p>
          </table:table-cell>
          <table:table-cell table:formula="of:=[.D144]/([.$I$1]+1)" office:value-type="float" office:value="491093.75" calcext:value-type="float">
            <text:p>491093.75</text:p>
          </table:table-cell>
          <table:table-cell table:formula="of:=ROUND([.F144]/1000;2)" office:value-type="float" office:value="491.09" calcext:value-type="float">
            <text:p>491.09</text:p>
          </table:table-cell>
          <table:table-cell table:number-columns-repeated="11"/>
        </table:table-row>
        <table:table-row table:style-name="ro1">
          <table:table-cell table:formula="of:=1+[.A144]" office:value-type="float" office:value="143" calcext:value-type="float">
            <text:p>143</text:p>
          </table:table-cell>
          <table:table-cell table:formula="of:=[.$I$3]+([.A145]*[.$I$2])" office:value-type="float" office:value="31435000" calcext:value-type="float">
            <text:p>31435000</text:p>
          </table:table-cell>
          <table:table-cell table:formula="of:=ROUND([.B145]/1000;0)" office:value-type="float" office:value="31435" calcext:value-type="float">
            <text:p>31435</text:p>
          </table:table-cell>
          <table:table-cell table:formula="of:=[.B145]/[.$I$4]" office:value-type="float" office:value="7858750" calcext:value-type="float">
            <text:p>7858750</text:p>
          </table:table-cell>
          <table:table-cell table:formula="of:=ROUND([.D145]/1000;0)" office:value-type="float" office:value="7859" calcext:value-type="float">
            <text:p>7859</text:p>
          </table:table-cell>
          <table:table-cell table:formula="of:=[.D145]/([.$I$1]+1)" office:value-type="float" office:value="491171.875" calcext:value-type="float">
            <text:p>491171.875</text:p>
          </table:table-cell>
          <table:table-cell table:formula="of:=ROUND([.F145]/1000;2)" office:value-type="float" office:value="491.17" calcext:value-type="float">
            <text:p>491.17</text:p>
          </table:table-cell>
          <table:table-cell table:number-columns-repeated="11"/>
        </table:table-row>
        <table:table-row table:style-name="ro1">
          <table:table-cell table:formula="of:=1+[.A145]" office:value-type="float" office:value="144" calcext:value-type="float">
            <text:p>144</text:p>
          </table:table-cell>
          <table:table-cell table:formula="of:=[.$I$3]+([.A146]*[.$I$2])" office:value-type="float" office:value="31440000" calcext:value-type="float">
            <text:p>31440000</text:p>
          </table:table-cell>
          <table:table-cell table:formula="of:=ROUND([.B146]/1000;0)" office:value-type="float" office:value="31440" calcext:value-type="float">
            <text:p>31440</text:p>
          </table:table-cell>
          <table:table-cell table:formula="of:=[.B146]/[.$I$4]" office:value-type="float" office:value="7860000" calcext:value-type="float">
            <text:p>7860000</text:p>
          </table:table-cell>
          <table:table-cell table:formula="of:=ROUND([.D146]/1000;0)" office:value-type="float" office:value="7860" calcext:value-type="float">
            <text:p>7860</text:p>
          </table:table-cell>
          <table:table-cell table:formula="of:=[.D146]/([.$I$1]+1)" office:value-type="float" office:value="491250" calcext:value-type="float">
            <text:p>491250</text:p>
          </table:table-cell>
          <table:table-cell table:formula="of:=ROUND([.F146]/1000;2)" office:value-type="float" office:value="491.25" calcext:value-type="float">
            <text:p>491.25</text:p>
          </table:table-cell>
          <table:table-cell table:number-columns-repeated="11"/>
        </table:table-row>
        <table:table-row table:style-name="ro1">
          <table:table-cell table:formula="of:=1+[.A146]" office:value-type="float" office:value="145" calcext:value-type="float">
            <text:p>145</text:p>
          </table:table-cell>
          <table:table-cell table:formula="of:=[.$I$3]+([.A147]*[.$I$2])" office:value-type="float" office:value="31445000" calcext:value-type="float">
            <text:p>31445000</text:p>
          </table:table-cell>
          <table:table-cell table:formula="of:=ROUND([.B147]/1000;0)" office:value-type="float" office:value="31445" calcext:value-type="float">
            <text:p>31445</text:p>
          </table:table-cell>
          <table:table-cell table:formula="of:=[.B147]/[.$I$4]" office:value-type="float" office:value="7861250" calcext:value-type="float">
            <text:p>7861250</text:p>
          </table:table-cell>
          <table:table-cell table:formula="of:=ROUND([.D147]/1000;0)" office:value-type="float" office:value="7861" calcext:value-type="float">
            <text:p>7861</text:p>
          </table:table-cell>
          <table:table-cell table:formula="of:=[.D147]/([.$I$1]+1)" office:value-type="float" office:value="491328.125" calcext:value-type="float">
            <text:p>491328.125</text:p>
          </table:table-cell>
          <table:table-cell table:formula="of:=ROUND([.F147]/1000;2)" office:value-type="float" office:value="491.33" calcext:value-type="float">
            <text:p>491.33</text:p>
          </table:table-cell>
          <table:table-cell table:number-columns-repeated="11"/>
        </table:table-row>
        <table:table-row table:style-name="ro1">
          <table:table-cell table:formula="of:=1+[.A147]" office:value-type="float" office:value="146" calcext:value-type="float">
            <text:p>146</text:p>
          </table:table-cell>
          <table:table-cell table:formula="of:=[.$I$3]+([.A148]*[.$I$2])" office:value-type="float" office:value="31450000" calcext:value-type="float">
            <text:p>31450000</text:p>
          </table:table-cell>
          <table:table-cell table:formula="of:=ROUND([.B148]/1000;0)" office:value-type="float" office:value="31450" calcext:value-type="float">
            <text:p>31450</text:p>
          </table:table-cell>
          <table:table-cell table:formula="of:=[.B148]/[.$I$4]" office:value-type="float" office:value="7862500" calcext:value-type="float">
            <text:p>7862500</text:p>
          </table:table-cell>
          <table:table-cell table:formula="of:=ROUND([.D148]/1000;0)" office:value-type="float" office:value="7863" calcext:value-type="float">
            <text:p>7863</text:p>
          </table:table-cell>
          <table:table-cell table:formula="of:=[.D148]/([.$I$1]+1)" office:value-type="float" office:value="491406.25" calcext:value-type="float">
            <text:p>491406.25</text:p>
          </table:table-cell>
          <table:table-cell table:formula="of:=ROUND([.F148]/1000;2)" office:value-type="float" office:value="491.41" calcext:value-type="float">
            <text:p>491.41</text:p>
          </table:table-cell>
          <table:table-cell table:number-columns-repeated="11"/>
        </table:table-row>
        <table:table-row table:style-name="ro1">
          <table:table-cell table:formula="of:=1+[.A148]" office:value-type="float" office:value="147" calcext:value-type="float">
            <text:p>147</text:p>
          </table:table-cell>
          <table:table-cell table:formula="of:=[.$I$3]+([.A149]*[.$I$2])" office:value-type="float" office:value="31455000" calcext:value-type="float">
            <text:p>31455000</text:p>
          </table:table-cell>
          <table:table-cell table:formula="of:=ROUND([.B149]/1000;0)" office:value-type="float" office:value="31455" calcext:value-type="float">
            <text:p>31455</text:p>
          </table:table-cell>
          <table:table-cell table:formula="of:=[.B149]/[.$I$4]" office:value-type="float" office:value="7863750" calcext:value-type="float">
            <text:p>7863750</text:p>
          </table:table-cell>
          <table:table-cell table:formula="of:=ROUND([.D149]/1000;0)" office:value-type="float" office:value="7864" calcext:value-type="float">
            <text:p>7864</text:p>
          </table:table-cell>
          <table:table-cell table:formula="of:=[.D149]/([.$I$1]+1)" office:value-type="float" office:value="491484.375" calcext:value-type="float">
            <text:p>491484.375</text:p>
          </table:table-cell>
          <table:table-cell table:formula="of:=ROUND([.F149]/1000;2)" office:value-type="float" office:value="491.48" calcext:value-type="float">
            <text:p>491.48</text:p>
          </table:table-cell>
          <table:table-cell table:number-columns-repeated="11"/>
        </table:table-row>
        <table:table-row table:style-name="ro1">
          <table:table-cell table:formula="of:=1+[.A149]" office:value-type="float" office:value="148" calcext:value-type="float">
            <text:p>148</text:p>
          </table:table-cell>
          <table:table-cell table:formula="of:=[.$I$3]+([.A150]*[.$I$2])" office:value-type="float" office:value="31460000" calcext:value-type="float">
            <text:p>31460000</text:p>
          </table:table-cell>
          <table:table-cell table:formula="of:=ROUND([.B150]/1000;0)" office:value-type="float" office:value="31460" calcext:value-type="float">
            <text:p>31460</text:p>
          </table:table-cell>
          <table:table-cell table:formula="of:=[.B150]/[.$I$4]" office:value-type="float" office:value="7865000" calcext:value-type="float">
            <text:p>7865000</text:p>
          </table:table-cell>
          <table:table-cell table:formula="of:=ROUND([.D150]/1000;0)" office:value-type="float" office:value="7865" calcext:value-type="float">
            <text:p>7865</text:p>
          </table:table-cell>
          <table:table-cell table:formula="of:=[.D150]/([.$I$1]+1)" office:value-type="float" office:value="491562.5" calcext:value-type="float">
            <text:p>491562.5</text:p>
          </table:table-cell>
          <table:table-cell table:formula="of:=ROUND([.F150]/1000;2)" office:value-type="float" office:value="491.56" calcext:value-type="float">
            <text:p>491.56</text:p>
          </table:table-cell>
          <table:table-cell table:number-columns-repeated="11"/>
        </table:table-row>
        <table:table-row table:style-name="ro1">
          <table:table-cell table:formula="of:=1+[.A150]" office:value-type="float" office:value="149" calcext:value-type="float">
            <text:p>149</text:p>
          </table:table-cell>
          <table:table-cell table:formula="of:=[.$I$3]+([.A151]*[.$I$2])" office:value-type="float" office:value="31465000" calcext:value-type="float">
            <text:p>31465000</text:p>
          </table:table-cell>
          <table:table-cell table:formula="of:=ROUND([.B151]/1000;0)" office:value-type="float" office:value="31465" calcext:value-type="float">
            <text:p>31465</text:p>
          </table:table-cell>
          <table:table-cell table:formula="of:=[.B151]/[.$I$4]" office:value-type="float" office:value="7866250" calcext:value-type="float">
            <text:p>7866250</text:p>
          </table:table-cell>
          <table:table-cell table:formula="of:=ROUND([.D151]/1000;0)" office:value-type="float" office:value="7866" calcext:value-type="float">
            <text:p>7866</text:p>
          </table:table-cell>
          <table:table-cell table:formula="of:=[.D151]/([.$I$1]+1)" office:value-type="float" office:value="491640.625" calcext:value-type="float">
            <text:p>491640.625</text:p>
          </table:table-cell>
          <table:table-cell table:formula="of:=ROUND([.F151]/1000;2)" office:value-type="float" office:value="491.64" calcext:value-type="float">
            <text:p>491.64</text:p>
          </table:table-cell>
          <table:table-cell table:number-columns-repeated="11"/>
        </table:table-row>
        <table:table-row table:style-name="ro1">
          <table:table-cell table:formula="of:=1+[.A151]" office:value-type="float" office:value="150" calcext:value-type="float">
            <text:p>150</text:p>
          </table:table-cell>
          <table:table-cell table:formula="of:=[.$I$3]+([.A152]*[.$I$2])" office:value-type="float" office:value="31470000" calcext:value-type="float">
            <text:p>31470000</text:p>
          </table:table-cell>
          <table:table-cell table:formula="of:=ROUND([.B152]/1000;0)" office:value-type="float" office:value="31470" calcext:value-type="float">
            <text:p>31470</text:p>
          </table:table-cell>
          <table:table-cell table:formula="of:=[.B152]/[.$I$4]" office:value-type="float" office:value="7867500" calcext:value-type="float">
            <text:p>7867500</text:p>
          </table:table-cell>
          <table:table-cell table:formula="of:=ROUND([.D152]/1000;0)" office:value-type="float" office:value="7868" calcext:value-type="float">
            <text:p>7868</text:p>
          </table:table-cell>
          <table:table-cell table:formula="of:=[.D152]/([.$I$1]+1)" office:value-type="float" office:value="491718.75" calcext:value-type="float">
            <text:p>491718.75</text:p>
          </table:table-cell>
          <table:table-cell table:formula="of:=ROUND([.F152]/1000;2)" office:value-type="float" office:value="491.72" calcext:value-type="float">
            <text:p>491.72</text:p>
          </table:table-cell>
          <table:table-cell table:number-columns-repeated="11"/>
        </table:table-row>
        <table:table-row table:style-name="ro1">
          <table:table-cell table:formula="of:=1+[.A152]" office:value-type="float" office:value="151" calcext:value-type="float">
            <text:p>151</text:p>
          </table:table-cell>
          <table:table-cell table:formula="of:=[.$I$3]+([.A153]*[.$I$2])" office:value-type="float" office:value="31475000" calcext:value-type="float">
            <text:p>31475000</text:p>
          </table:table-cell>
          <table:table-cell table:formula="of:=ROUND([.B153]/1000;0)" office:value-type="float" office:value="31475" calcext:value-type="float">
            <text:p>31475</text:p>
          </table:table-cell>
          <table:table-cell table:formula="of:=[.B153]/[.$I$4]" office:value-type="float" office:value="7868750" calcext:value-type="float">
            <text:p>7868750</text:p>
          </table:table-cell>
          <table:table-cell table:formula="of:=ROUND([.D153]/1000;0)" office:value-type="float" office:value="7869" calcext:value-type="float">
            <text:p>7869</text:p>
          </table:table-cell>
          <table:table-cell table:formula="of:=[.D153]/([.$I$1]+1)" office:value-type="float" office:value="491796.875" calcext:value-type="float">
            <text:p>491796.875</text:p>
          </table:table-cell>
          <table:table-cell table:formula="of:=ROUND([.F153]/1000;2)" office:value-type="float" office:value="491.8" calcext:value-type="float">
            <text:p>491.8</text:p>
          </table:table-cell>
          <table:table-cell table:number-columns-repeated="11"/>
        </table:table-row>
        <table:table-row table:style-name="ro1">
          <table:table-cell table:formula="of:=1+[.A153]" office:value-type="float" office:value="152" calcext:value-type="float">
            <text:p>152</text:p>
          </table:table-cell>
          <table:table-cell table:formula="of:=[.$I$3]+([.A154]*[.$I$2])" office:value-type="float" office:value="31480000" calcext:value-type="float">
            <text:p>31480000</text:p>
          </table:table-cell>
          <table:table-cell table:formula="of:=ROUND([.B154]/1000;0)" office:value-type="float" office:value="31480" calcext:value-type="float">
            <text:p>31480</text:p>
          </table:table-cell>
          <table:table-cell table:formula="of:=[.B154]/[.$I$4]" office:value-type="float" office:value="7870000" calcext:value-type="float">
            <text:p>7870000</text:p>
          </table:table-cell>
          <table:table-cell table:formula="of:=ROUND([.D154]/1000;0)" office:value-type="float" office:value="7870" calcext:value-type="float">
            <text:p>7870</text:p>
          </table:table-cell>
          <table:table-cell table:formula="of:=[.D154]/([.$I$1]+1)" office:value-type="float" office:value="491875" calcext:value-type="float">
            <text:p>491875</text:p>
          </table:table-cell>
          <table:table-cell table:formula="of:=ROUND([.F154]/1000;2)" office:value-type="float" office:value="491.88" calcext:value-type="float">
            <text:p>491.88</text:p>
          </table:table-cell>
          <table:table-cell table:number-columns-repeated="11"/>
        </table:table-row>
        <table:table-row table:style-name="ro1">
          <table:table-cell table:formula="of:=1+[.A154]" office:value-type="float" office:value="153" calcext:value-type="float">
            <text:p>153</text:p>
          </table:table-cell>
          <table:table-cell table:formula="of:=[.$I$3]+([.A155]*[.$I$2])" office:value-type="float" office:value="31485000" calcext:value-type="float">
            <text:p>31485000</text:p>
          </table:table-cell>
          <table:table-cell table:formula="of:=ROUND([.B155]/1000;0)" office:value-type="float" office:value="31485" calcext:value-type="float">
            <text:p>31485</text:p>
          </table:table-cell>
          <table:table-cell table:formula="of:=[.B155]/[.$I$4]" office:value-type="float" office:value="7871250" calcext:value-type="float">
            <text:p>7871250</text:p>
          </table:table-cell>
          <table:table-cell table:formula="of:=ROUND([.D155]/1000;0)" office:value-type="float" office:value="7871" calcext:value-type="float">
            <text:p>7871</text:p>
          </table:table-cell>
          <table:table-cell table:formula="of:=[.D155]/([.$I$1]+1)" office:value-type="float" office:value="491953.125" calcext:value-type="float">
            <text:p>491953.125</text:p>
          </table:table-cell>
          <table:table-cell table:formula="of:=ROUND([.F155]/1000;2)" office:value-type="float" office:value="491.95" calcext:value-type="float">
            <text:p>491.95</text:p>
          </table:table-cell>
          <table:table-cell table:number-columns-repeated="11"/>
        </table:table-row>
        <table:table-row table:style-name="ro1">
          <table:table-cell table:formula="of:=1+[.A155]" office:value-type="float" office:value="154" calcext:value-type="float">
            <text:p>154</text:p>
          </table:table-cell>
          <table:table-cell table:formula="of:=[.$I$3]+([.A156]*[.$I$2])" office:value-type="float" office:value="31490000" calcext:value-type="float">
            <text:p>31490000</text:p>
          </table:table-cell>
          <table:table-cell table:formula="of:=ROUND([.B156]/1000;0)" office:value-type="float" office:value="31490" calcext:value-type="float">
            <text:p>31490</text:p>
          </table:table-cell>
          <table:table-cell table:formula="of:=[.B156]/[.$I$4]" office:value-type="float" office:value="7872500" calcext:value-type="float">
            <text:p>7872500</text:p>
          </table:table-cell>
          <table:table-cell table:formula="of:=ROUND([.D156]/1000;0)" office:value-type="float" office:value="7873" calcext:value-type="float">
            <text:p>7873</text:p>
          </table:table-cell>
          <table:table-cell table:formula="of:=[.D156]/([.$I$1]+1)" office:value-type="float" office:value="492031.25" calcext:value-type="float">
            <text:p>492031.25</text:p>
          </table:table-cell>
          <table:table-cell table:formula="of:=ROUND([.F156]/1000;2)" office:value-type="float" office:value="492.03" calcext:value-type="float">
            <text:p>492.03</text:p>
          </table:table-cell>
          <table:table-cell table:number-columns-repeated="11"/>
        </table:table-row>
        <table:table-row table:style-name="ro1">
          <table:table-cell table:formula="of:=1+[.A156]" office:value-type="float" office:value="155" calcext:value-type="float">
            <text:p>155</text:p>
          </table:table-cell>
          <table:table-cell table:formula="of:=[.$I$3]+([.A157]*[.$I$2])" office:value-type="float" office:value="31495000" calcext:value-type="float">
            <text:p>31495000</text:p>
          </table:table-cell>
          <table:table-cell table:formula="of:=ROUND([.B157]/1000;0)" office:value-type="float" office:value="31495" calcext:value-type="float">
            <text:p>31495</text:p>
          </table:table-cell>
          <table:table-cell table:formula="of:=[.B157]/[.$I$4]" office:value-type="float" office:value="7873750" calcext:value-type="float">
            <text:p>7873750</text:p>
          </table:table-cell>
          <table:table-cell table:formula="of:=ROUND([.D157]/1000;0)" office:value-type="float" office:value="7874" calcext:value-type="float">
            <text:p>7874</text:p>
          </table:table-cell>
          <table:table-cell table:formula="of:=[.D157]/([.$I$1]+1)" office:value-type="float" office:value="492109.375" calcext:value-type="float">
            <text:p>492109.375</text:p>
          </table:table-cell>
          <table:table-cell table:formula="of:=ROUND([.F157]/1000;2)" office:value-type="float" office:value="492.11" calcext:value-type="float">
            <text:p>492.11</text:p>
          </table:table-cell>
          <table:table-cell table:number-columns-repeated="11"/>
        </table:table-row>
        <table:table-row table:style-name="ro1">
          <table:table-cell table:formula="of:=1+[.A157]" office:value-type="float" office:value="156" calcext:value-type="float">
            <text:p>156</text:p>
          </table:table-cell>
          <table:table-cell table:formula="of:=[.$I$3]+([.A158]*[.$I$2])" office:value-type="float" office:value="31500000" calcext:value-type="float">
            <text:p>31500000</text:p>
          </table:table-cell>
          <table:table-cell table:formula="of:=ROUND([.B158]/1000;0)" office:value-type="float" office:value="31500" calcext:value-type="float">
            <text:p>31500</text:p>
          </table:table-cell>
          <table:table-cell table:formula="of:=[.B158]/[.$I$4]" office:value-type="float" office:value="7875000" calcext:value-type="float">
            <text:p>7875000</text:p>
          </table:table-cell>
          <table:table-cell table:formula="of:=ROUND([.D158]/1000;0)" office:value-type="float" office:value="7875" calcext:value-type="float">
            <text:p>7875</text:p>
          </table:table-cell>
          <table:table-cell table:formula="of:=[.D158]/([.$I$1]+1)" office:value-type="float" office:value="492187.5" calcext:value-type="float">
            <text:p>492187.5</text:p>
          </table:table-cell>
          <table:table-cell table:formula="of:=ROUND([.F158]/1000;2)" office:value-type="float" office:value="492.19" calcext:value-type="float">
            <text:p>492.19</text:p>
          </table:table-cell>
          <table:table-cell table:number-columns-repeated="11"/>
        </table:table-row>
        <table:table-row table:style-name="ro1">
          <table:table-cell table:formula="of:=1+[.A158]" office:value-type="float" office:value="157" calcext:value-type="float">
            <text:p>157</text:p>
          </table:table-cell>
          <table:table-cell table:formula="of:=[.$I$3]+([.A159]*[.$I$2])" office:value-type="float" office:value="31505000" calcext:value-type="float">
            <text:p>31505000</text:p>
          </table:table-cell>
          <table:table-cell table:formula="of:=ROUND([.B159]/1000;0)" office:value-type="float" office:value="31505" calcext:value-type="float">
            <text:p>31505</text:p>
          </table:table-cell>
          <table:table-cell table:formula="of:=[.B159]/[.$I$4]" office:value-type="float" office:value="7876250" calcext:value-type="float">
            <text:p>7876250</text:p>
          </table:table-cell>
          <table:table-cell table:formula="of:=ROUND([.D159]/1000;0)" office:value-type="float" office:value="7876" calcext:value-type="float">
            <text:p>7876</text:p>
          </table:table-cell>
          <table:table-cell table:formula="of:=[.D159]/([.$I$1]+1)" office:value-type="float" office:value="492265.625" calcext:value-type="float">
            <text:p>492265.625</text:p>
          </table:table-cell>
          <table:table-cell table:formula="of:=ROUND([.F159]/1000;2)" office:value-type="float" office:value="492.27" calcext:value-type="float">
            <text:p>492.27</text:p>
          </table:table-cell>
          <table:table-cell table:number-columns-repeated="11"/>
        </table:table-row>
        <table:table-row table:style-name="ro1">
          <table:table-cell table:formula="of:=1+[.A159]" office:value-type="float" office:value="158" calcext:value-type="float">
            <text:p>158</text:p>
          </table:table-cell>
          <table:table-cell table:formula="of:=[.$I$3]+([.A160]*[.$I$2])" office:value-type="float" office:value="31510000" calcext:value-type="float">
            <text:p>31510000</text:p>
          </table:table-cell>
          <table:table-cell table:formula="of:=ROUND([.B160]/1000;0)" office:value-type="float" office:value="31510" calcext:value-type="float">
            <text:p>31510</text:p>
          </table:table-cell>
          <table:table-cell table:formula="of:=[.B160]/[.$I$4]" office:value-type="float" office:value="7877500" calcext:value-type="float">
            <text:p>7877500</text:p>
          </table:table-cell>
          <table:table-cell table:formula="of:=ROUND([.D160]/1000;0)" office:value-type="float" office:value="7878" calcext:value-type="float">
            <text:p>7878</text:p>
          </table:table-cell>
          <table:table-cell table:formula="of:=[.D160]/([.$I$1]+1)" office:value-type="float" office:value="492343.75" calcext:value-type="float">
            <text:p>492343.75</text:p>
          </table:table-cell>
          <table:table-cell table:formula="of:=ROUND([.F160]/1000;2)" office:value-type="float" office:value="492.34" calcext:value-type="float">
            <text:p>492.34</text:p>
          </table:table-cell>
          <table:table-cell table:number-columns-repeated="11"/>
        </table:table-row>
        <table:table-row table:style-name="ro1">
          <table:table-cell table:formula="of:=1+[.A160]" office:value-type="float" office:value="159" calcext:value-type="float">
            <text:p>159</text:p>
          </table:table-cell>
          <table:table-cell table:formula="of:=[.$I$3]+([.A161]*[.$I$2])" office:value-type="float" office:value="31515000" calcext:value-type="float">
            <text:p>31515000</text:p>
          </table:table-cell>
          <table:table-cell table:formula="of:=ROUND([.B161]/1000;0)" office:value-type="float" office:value="31515" calcext:value-type="float">
            <text:p>31515</text:p>
          </table:table-cell>
          <table:table-cell table:formula="of:=[.B161]/[.$I$4]" office:value-type="float" office:value="7878750" calcext:value-type="float">
            <text:p>7878750</text:p>
          </table:table-cell>
          <table:table-cell table:formula="of:=ROUND([.D161]/1000;0)" office:value-type="float" office:value="7879" calcext:value-type="float">
            <text:p>7879</text:p>
          </table:table-cell>
          <table:table-cell table:formula="of:=[.D161]/([.$I$1]+1)" office:value-type="float" office:value="492421.875" calcext:value-type="float">
            <text:p>492421.875</text:p>
          </table:table-cell>
          <table:table-cell table:formula="of:=ROUND([.F161]/1000;2)" office:value-type="float" office:value="492.42" calcext:value-type="float">
            <text:p>492.42</text:p>
          </table:table-cell>
          <table:table-cell table:number-columns-repeated="11"/>
        </table:table-row>
        <table:table-row table:style-name="ro1">
          <table:table-cell table:formula="of:=1+[.A161]" office:value-type="float" office:value="160" calcext:value-type="float">
            <text:p>160</text:p>
          </table:table-cell>
          <table:table-cell table:formula="of:=[.$I$3]+([.A162]*[.$I$2])" office:value-type="float" office:value="31520000" calcext:value-type="float">
            <text:p>31520000</text:p>
          </table:table-cell>
          <table:table-cell table:formula="of:=ROUND([.B162]/1000;0)" office:value-type="float" office:value="31520" calcext:value-type="float">
            <text:p>31520</text:p>
          </table:table-cell>
          <table:table-cell table:formula="of:=[.B162]/[.$I$4]" office:value-type="float" office:value="7880000" calcext:value-type="float">
            <text:p>7880000</text:p>
          </table:table-cell>
          <table:table-cell table:formula="of:=ROUND([.D162]/1000;0)" office:value-type="float" office:value="7880" calcext:value-type="float">
            <text:p>7880</text:p>
          </table:table-cell>
          <table:table-cell table:formula="of:=[.D162]/([.$I$1]+1)" office:value-type="float" office:value="492500" calcext:value-type="float">
            <text:p>492500</text:p>
          </table:table-cell>
          <table:table-cell table:formula="of:=ROUND([.F162]/1000;2)" office:value-type="float" office:value="492.5" calcext:value-type="float">
            <text:p>492.5</text:p>
          </table:table-cell>
          <table:table-cell table:number-columns-repeated="11"/>
        </table:table-row>
        <table:table-row table:style-name="ro1">
          <table:table-cell table:formula="of:=1+[.A162]" office:value-type="float" office:value="161" calcext:value-type="float">
            <text:p>161</text:p>
          </table:table-cell>
          <table:table-cell table:formula="of:=[.$I$3]+([.A163]*[.$I$2])" office:value-type="float" office:value="31525000" calcext:value-type="float">
            <text:p>31525000</text:p>
          </table:table-cell>
          <table:table-cell table:formula="of:=ROUND([.B163]/1000;0)" office:value-type="float" office:value="31525" calcext:value-type="float">
            <text:p>31525</text:p>
          </table:table-cell>
          <table:table-cell table:formula="of:=[.B163]/[.$I$4]" office:value-type="float" office:value="7881250" calcext:value-type="float">
            <text:p>7881250</text:p>
          </table:table-cell>
          <table:table-cell table:formula="of:=ROUND([.D163]/1000;0)" office:value-type="float" office:value="7881" calcext:value-type="float">
            <text:p>7881</text:p>
          </table:table-cell>
          <table:table-cell table:formula="of:=[.D163]/([.$I$1]+1)" office:value-type="float" office:value="492578.125" calcext:value-type="float">
            <text:p>492578.125</text:p>
          </table:table-cell>
          <table:table-cell table:formula="of:=ROUND([.F163]/1000;2)" office:value-type="float" office:value="492.58" calcext:value-type="float">
            <text:p>492.58</text:p>
          </table:table-cell>
          <table:table-cell table:number-columns-repeated="11"/>
        </table:table-row>
        <table:table-row table:style-name="ro1">
          <table:table-cell table:formula="of:=1+[.A163]" office:value-type="float" office:value="162" calcext:value-type="float">
            <text:p>162</text:p>
          </table:table-cell>
          <table:table-cell table:formula="of:=[.$I$3]+([.A164]*[.$I$2])" office:value-type="float" office:value="31530000" calcext:value-type="float">
            <text:p>31530000</text:p>
          </table:table-cell>
          <table:table-cell table:formula="of:=ROUND([.B164]/1000;0)" office:value-type="float" office:value="31530" calcext:value-type="float">
            <text:p>31530</text:p>
          </table:table-cell>
          <table:table-cell table:formula="of:=[.B164]/[.$I$4]" office:value-type="float" office:value="7882500" calcext:value-type="float">
            <text:p>7882500</text:p>
          </table:table-cell>
          <table:table-cell table:formula="of:=ROUND([.D164]/1000;0)" office:value-type="float" office:value="7883" calcext:value-type="float">
            <text:p>7883</text:p>
          </table:table-cell>
          <table:table-cell table:formula="of:=[.D164]/([.$I$1]+1)" office:value-type="float" office:value="492656.25" calcext:value-type="float">
            <text:p>492656.25</text:p>
          </table:table-cell>
          <table:table-cell table:formula="of:=ROUND([.F164]/1000;2)" office:value-type="float" office:value="492.66" calcext:value-type="float">
            <text:p>492.66</text:p>
          </table:table-cell>
          <table:table-cell table:number-columns-repeated="11"/>
        </table:table-row>
        <table:table-row table:style-name="ro1">
          <table:table-cell table:formula="of:=1+[.A164]" office:value-type="float" office:value="163" calcext:value-type="float">
            <text:p>163</text:p>
          </table:table-cell>
          <table:table-cell table:formula="of:=[.$I$3]+([.A165]*[.$I$2])" office:value-type="float" office:value="31535000" calcext:value-type="float">
            <text:p>31535000</text:p>
          </table:table-cell>
          <table:table-cell table:formula="of:=ROUND([.B165]/1000;0)" office:value-type="float" office:value="31535" calcext:value-type="float">
            <text:p>31535</text:p>
          </table:table-cell>
          <table:table-cell table:formula="of:=[.B165]/[.$I$4]" office:value-type="float" office:value="7883750" calcext:value-type="float">
            <text:p>7883750</text:p>
          </table:table-cell>
          <table:table-cell table:formula="of:=ROUND([.D165]/1000;0)" office:value-type="float" office:value="7884" calcext:value-type="float">
            <text:p>7884</text:p>
          </table:table-cell>
          <table:table-cell table:formula="of:=[.D165]/([.$I$1]+1)" office:value-type="float" office:value="492734.375" calcext:value-type="float">
            <text:p>492734.375</text:p>
          </table:table-cell>
          <table:table-cell table:formula="of:=ROUND([.F165]/1000;2)" office:value-type="float" office:value="492.73" calcext:value-type="float">
            <text:p>492.73</text:p>
          </table:table-cell>
          <table:table-cell table:number-columns-repeated="11"/>
        </table:table-row>
        <table:table-row table:style-name="ro1">
          <table:table-cell table:formula="of:=1+[.A165]" office:value-type="float" office:value="164" calcext:value-type="float">
            <text:p>164</text:p>
          </table:table-cell>
          <table:table-cell table:formula="of:=[.$I$3]+([.A166]*[.$I$2])" office:value-type="float" office:value="31540000" calcext:value-type="float">
            <text:p>31540000</text:p>
          </table:table-cell>
          <table:table-cell table:formula="of:=ROUND([.B166]/1000;0)" office:value-type="float" office:value="31540" calcext:value-type="float">
            <text:p>31540</text:p>
          </table:table-cell>
          <table:table-cell table:formula="of:=[.B166]/[.$I$4]" office:value-type="float" office:value="7885000" calcext:value-type="float">
            <text:p>7885000</text:p>
          </table:table-cell>
          <table:table-cell table:formula="of:=ROUND([.D166]/1000;0)" office:value-type="float" office:value="7885" calcext:value-type="float">
            <text:p>7885</text:p>
          </table:table-cell>
          <table:table-cell table:formula="of:=[.D166]/([.$I$1]+1)" office:value-type="float" office:value="492812.5" calcext:value-type="float">
            <text:p>492812.5</text:p>
          </table:table-cell>
          <table:table-cell table:formula="of:=ROUND([.F166]/1000;2)" office:value-type="float" office:value="492.81" calcext:value-type="float">
            <text:p>492.81</text:p>
          </table:table-cell>
          <table:table-cell table:number-columns-repeated="11"/>
        </table:table-row>
        <table:table-row table:style-name="ro1">
          <table:table-cell table:formula="of:=1+[.A166]" office:value-type="float" office:value="165" calcext:value-type="float">
            <text:p>165</text:p>
          </table:table-cell>
          <table:table-cell table:formula="of:=[.$I$3]+([.A167]*[.$I$2])" office:value-type="float" office:value="31545000" calcext:value-type="float">
            <text:p>31545000</text:p>
          </table:table-cell>
          <table:table-cell table:formula="of:=ROUND([.B167]/1000;0)" office:value-type="float" office:value="31545" calcext:value-type="float">
            <text:p>31545</text:p>
          </table:table-cell>
          <table:table-cell table:formula="of:=[.B167]/[.$I$4]" office:value-type="float" office:value="7886250" calcext:value-type="float">
            <text:p>7886250</text:p>
          </table:table-cell>
          <table:table-cell table:formula="of:=ROUND([.D167]/1000;0)" office:value-type="float" office:value="7886" calcext:value-type="float">
            <text:p>7886</text:p>
          </table:table-cell>
          <table:table-cell table:formula="of:=[.D167]/([.$I$1]+1)" office:value-type="float" office:value="492890.625" calcext:value-type="float">
            <text:p>492890.625</text:p>
          </table:table-cell>
          <table:table-cell table:formula="of:=ROUND([.F167]/1000;2)" office:value-type="float" office:value="492.89" calcext:value-type="float">
            <text:p>492.89</text:p>
          </table:table-cell>
          <table:table-cell table:number-columns-repeated="11"/>
        </table:table-row>
        <table:table-row table:style-name="ro1">
          <table:table-cell table:formula="of:=1+[.A167]" office:value-type="float" office:value="166" calcext:value-type="float">
            <text:p>166</text:p>
          </table:table-cell>
          <table:table-cell table:formula="of:=[.$I$3]+([.A168]*[.$I$2])" office:value-type="float" office:value="31550000" calcext:value-type="float">
            <text:p>31550000</text:p>
          </table:table-cell>
          <table:table-cell table:formula="of:=ROUND([.B168]/1000;0)" office:value-type="float" office:value="31550" calcext:value-type="float">
            <text:p>31550</text:p>
          </table:table-cell>
          <table:table-cell table:formula="of:=[.B168]/[.$I$4]" office:value-type="float" office:value="7887500" calcext:value-type="float">
            <text:p>7887500</text:p>
          </table:table-cell>
          <table:table-cell table:formula="of:=ROUND([.D168]/1000;0)" office:value-type="float" office:value="7888" calcext:value-type="float">
            <text:p>7888</text:p>
          </table:table-cell>
          <table:table-cell table:formula="of:=[.D168]/([.$I$1]+1)" office:value-type="float" office:value="492968.75" calcext:value-type="float">
            <text:p>492968.75</text:p>
          </table:table-cell>
          <table:table-cell table:formula="of:=ROUND([.F168]/1000;2)" office:value-type="float" office:value="492.97" calcext:value-type="float">
            <text:p>492.97</text:p>
          </table:table-cell>
          <table:table-cell table:number-columns-repeated="11"/>
        </table:table-row>
        <table:table-row table:style-name="ro1">
          <table:table-cell table:formula="of:=1+[.A168]" office:value-type="float" office:value="167" calcext:value-type="float">
            <text:p>167</text:p>
          </table:table-cell>
          <table:table-cell table:formula="of:=[.$I$3]+([.A169]*[.$I$2])" office:value-type="float" office:value="31555000" calcext:value-type="float">
            <text:p>31555000</text:p>
          </table:table-cell>
          <table:table-cell table:formula="of:=ROUND([.B169]/1000;0)" office:value-type="float" office:value="31555" calcext:value-type="float">
            <text:p>31555</text:p>
          </table:table-cell>
          <table:table-cell table:formula="of:=[.B169]/[.$I$4]" office:value-type="float" office:value="7888750" calcext:value-type="float">
            <text:p>7888750</text:p>
          </table:table-cell>
          <table:table-cell table:formula="of:=ROUND([.D169]/1000;0)" office:value-type="float" office:value="7889" calcext:value-type="float">
            <text:p>7889</text:p>
          </table:table-cell>
          <table:table-cell table:formula="of:=[.D169]/([.$I$1]+1)" office:value-type="float" office:value="493046.875" calcext:value-type="float">
            <text:p>493046.875</text:p>
          </table:table-cell>
          <table:table-cell table:formula="of:=ROUND([.F169]/1000;2)" office:value-type="float" office:value="493.05" calcext:value-type="float">
            <text:p>493.05</text:p>
          </table:table-cell>
          <table:table-cell table:number-columns-repeated="11"/>
        </table:table-row>
        <table:table-row table:style-name="ro1">
          <table:table-cell table:formula="of:=1+[.A169]" office:value-type="float" office:value="168" calcext:value-type="float">
            <text:p>168</text:p>
          </table:table-cell>
          <table:table-cell table:formula="of:=[.$I$3]+([.A170]*[.$I$2])" office:value-type="float" office:value="31560000" calcext:value-type="float">
            <text:p>31560000</text:p>
          </table:table-cell>
          <table:table-cell table:formula="of:=ROUND([.B170]/1000;0)" office:value-type="float" office:value="31560" calcext:value-type="float">
            <text:p>31560</text:p>
          </table:table-cell>
          <table:table-cell table:formula="of:=[.B170]/[.$I$4]" office:value-type="float" office:value="7890000" calcext:value-type="float">
            <text:p>7890000</text:p>
          </table:table-cell>
          <table:table-cell table:formula="of:=ROUND([.D170]/1000;0)" office:value-type="float" office:value="7890" calcext:value-type="float">
            <text:p>7890</text:p>
          </table:table-cell>
          <table:table-cell table:formula="of:=[.D170]/([.$I$1]+1)" office:value-type="float" office:value="493125" calcext:value-type="float">
            <text:p>493125</text:p>
          </table:table-cell>
          <table:table-cell table:formula="of:=ROUND([.F170]/1000;2)" office:value-type="float" office:value="493.13" calcext:value-type="float">
            <text:p>493.13</text:p>
          </table:table-cell>
          <table:table-cell table:number-columns-repeated="11"/>
        </table:table-row>
        <table:table-row table:style-name="ro1">
          <table:table-cell table:formula="of:=1+[.A170]" office:value-type="float" office:value="169" calcext:value-type="float">
            <text:p>169</text:p>
          </table:table-cell>
          <table:table-cell table:formula="of:=[.$I$3]+([.A171]*[.$I$2])" office:value-type="float" office:value="31565000" calcext:value-type="float">
            <text:p>31565000</text:p>
          </table:table-cell>
          <table:table-cell table:formula="of:=ROUND([.B171]/1000;0)" office:value-type="float" office:value="31565" calcext:value-type="float">
            <text:p>31565</text:p>
          </table:table-cell>
          <table:table-cell table:formula="of:=[.B171]/[.$I$4]" office:value-type="float" office:value="7891250" calcext:value-type="float">
            <text:p>7891250</text:p>
          </table:table-cell>
          <table:table-cell table:formula="of:=ROUND([.D171]/1000;0)" office:value-type="float" office:value="7891" calcext:value-type="float">
            <text:p>7891</text:p>
          </table:table-cell>
          <table:table-cell table:formula="of:=[.D171]/([.$I$1]+1)" office:value-type="float" office:value="493203.125" calcext:value-type="float">
            <text:p>493203.125</text:p>
          </table:table-cell>
          <table:table-cell table:formula="of:=ROUND([.F171]/1000;2)" office:value-type="float" office:value="493.2" calcext:value-type="float">
            <text:p>493.2</text:p>
          </table:table-cell>
          <table:table-cell table:number-columns-repeated="11"/>
        </table:table-row>
        <table:table-row table:style-name="ro1">
          <table:table-cell table:formula="of:=1+[.A171]" office:value-type="float" office:value="170" calcext:value-type="float">
            <text:p>170</text:p>
          </table:table-cell>
          <table:table-cell table:formula="of:=[.$I$3]+([.A172]*[.$I$2])" office:value-type="float" office:value="31570000" calcext:value-type="float">
            <text:p>31570000</text:p>
          </table:table-cell>
          <table:table-cell table:formula="of:=ROUND([.B172]/1000;0)" office:value-type="float" office:value="31570" calcext:value-type="float">
            <text:p>31570</text:p>
          </table:table-cell>
          <table:table-cell table:formula="of:=[.B172]/[.$I$4]" office:value-type="float" office:value="7892500" calcext:value-type="float">
            <text:p>7892500</text:p>
          </table:table-cell>
          <table:table-cell table:formula="of:=ROUND([.D172]/1000;0)" office:value-type="float" office:value="7893" calcext:value-type="float">
            <text:p>7893</text:p>
          </table:table-cell>
          <table:table-cell table:formula="of:=[.D172]/([.$I$1]+1)" office:value-type="float" office:value="493281.25" calcext:value-type="float">
            <text:p>493281.25</text:p>
          </table:table-cell>
          <table:table-cell table:formula="of:=ROUND([.F172]/1000;2)" office:value-type="float" office:value="493.28" calcext:value-type="float">
            <text:p>493.28</text:p>
          </table:table-cell>
          <table:table-cell table:number-columns-repeated="11"/>
        </table:table-row>
        <table:table-row table:style-name="ro1">
          <table:table-cell table:formula="of:=1+[.A172]" office:value-type="float" office:value="171" calcext:value-type="float">
            <text:p>171</text:p>
          </table:table-cell>
          <table:table-cell table:formula="of:=[.$I$3]+([.A173]*[.$I$2])" office:value-type="float" office:value="31575000" calcext:value-type="float">
            <text:p>31575000</text:p>
          </table:table-cell>
          <table:table-cell table:formula="of:=ROUND([.B173]/1000;0)" office:value-type="float" office:value="31575" calcext:value-type="float">
            <text:p>31575</text:p>
          </table:table-cell>
          <table:table-cell table:formula="of:=[.B173]/[.$I$4]" office:value-type="float" office:value="7893750" calcext:value-type="float">
            <text:p>7893750</text:p>
          </table:table-cell>
          <table:table-cell table:formula="of:=ROUND([.D173]/1000;0)" office:value-type="float" office:value="7894" calcext:value-type="float">
            <text:p>7894</text:p>
          </table:table-cell>
          <table:table-cell table:formula="of:=[.D173]/([.$I$1]+1)" office:value-type="float" office:value="493359.375" calcext:value-type="float">
            <text:p>493359.375</text:p>
          </table:table-cell>
          <table:table-cell table:formula="of:=ROUND([.F173]/1000;2)" office:value-type="float" office:value="493.36" calcext:value-type="float">
            <text:p>493.36</text:p>
          </table:table-cell>
          <table:table-cell table:number-columns-repeated="11"/>
        </table:table-row>
        <table:table-row table:style-name="ro1">
          <table:table-cell table:formula="of:=1+[.A173]" office:value-type="float" office:value="172" calcext:value-type="float">
            <text:p>172</text:p>
          </table:table-cell>
          <table:table-cell table:formula="of:=[.$I$3]+([.A174]*[.$I$2])" office:value-type="float" office:value="31580000" calcext:value-type="float">
            <text:p>31580000</text:p>
          </table:table-cell>
          <table:table-cell table:formula="of:=ROUND([.B174]/1000;0)" office:value-type="float" office:value="31580" calcext:value-type="float">
            <text:p>31580</text:p>
          </table:table-cell>
          <table:table-cell table:formula="of:=[.B174]/[.$I$4]" office:value-type="float" office:value="7895000" calcext:value-type="float">
            <text:p>7895000</text:p>
          </table:table-cell>
          <table:table-cell table:formula="of:=ROUND([.D174]/1000;0)" office:value-type="float" office:value="7895" calcext:value-type="float">
            <text:p>7895</text:p>
          </table:table-cell>
          <table:table-cell table:formula="of:=[.D174]/([.$I$1]+1)" office:value-type="float" office:value="493437.5" calcext:value-type="float">
            <text:p>493437.5</text:p>
          </table:table-cell>
          <table:table-cell table:formula="of:=ROUND([.F174]/1000;2)" office:value-type="float" office:value="493.44" calcext:value-type="float">
            <text:p>493.44</text:p>
          </table:table-cell>
          <table:table-cell table:number-columns-repeated="11"/>
        </table:table-row>
        <table:table-row table:style-name="ro1">
          <table:table-cell table:formula="of:=1+[.A174]" office:value-type="float" office:value="173" calcext:value-type="float">
            <text:p>173</text:p>
          </table:table-cell>
          <table:table-cell table:formula="of:=[.$I$3]+([.A175]*[.$I$2])" office:value-type="float" office:value="31585000" calcext:value-type="float">
            <text:p>31585000</text:p>
          </table:table-cell>
          <table:table-cell table:formula="of:=ROUND([.B175]/1000;0)" office:value-type="float" office:value="31585" calcext:value-type="float">
            <text:p>31585</text:p>
          </table:table-cell>
          <table:table-cell table:formula="of:=[.B175]/[.$I$4]" office:value-type="float" office:value="7896250" calcext:value-type="float">
            <text:p>7896250</text:p>
          </table:table-cell>
          <table:table-cell table:formula="of:=ROUND([.D175]/1000;0)" office:value-type="float" office:value="7896" calcext:value-type="float">
            <text:p>7896</text:p>
          </table:table-cell>
          <table:table-cell table:formula="of:=[.D175]/([.$I$1]+1)" office:value-type="float" office:value="493515.625" calcext:value-type="float">
            <text:p>493515.625</text:p>
          </table:table-cell>
          <table:table-cell table:formula="of:=ROUND([.F175]/1000;2)" office:value-type="float" office:value="493.52" calcext:value-type="float">
            <text:p>493.52</text:p>
          </table:table-cell>
          <table:table-cell table:number-columns-repeated="11"/>
        </table:table-row>
        <table:table-row table:style-name="ro1">
          <table:table-cell table:formula="of:=1+[.A175]" office:value-type="float" office:value="174" calcext:value-type="float">
            <text:p>174</text:p>
          </table:table-cell>
          <table:table-cell table:formula="of:=[.$I$3]+([.A176]*[.$I$2])" office:value-type="float" office:value="31590000" calcext:value-type="float">
            <text:p>31590000</text:p>
          </table:table-cell>
          <table:table-cell table:formula="of:=ROUND([.B176]/1000;0)" office:value-type="float" office:value="31590" calcext:value-type="float">
            <text:p>31590</text:p>
          </table:table-cell>
          <table:table-cell table:formula="of:=[.B176]/[.$I$4]" office:value-type="float" office:value="7897500" calcext:value-type="float">
            <text:p>7897500</text:p>
          </table:table-cell>
          <table:table-cell table:formula="of:=ROUND([.D176]/1000;0)" office:value-type="float" office:value="7898" calcext:value-type="float">
            <text:p>7898</text:p>
          </table:table-cell>
          <table:table-cell table:formula="of:=[.D176]/([.$I$1]+1)" office:value-type="float" office:value="493593.75" calcext:value-type="float">
            <text:p>493593.75</text:p>
          </table:table-cell>
          <table:table-cell table:formula="of:=ROUND([.F176]/1000;2)" office:value-type="float" office:value="493.59" calcext:value-type="float">
            <text:p>493.59</text:p>
          </table:table-cell>
          <table:table-cell table:number-columns-repeated="11"/>
        </table:table-row>
        <table:table-row table:style-name="ro1">
          <table:table-cell table:formula="of:=1+[.A176]" office:value-type="float" office:value="175" calcext:value-type="float">
            <text:p>175</text:p>
          </table:table-cell>
          <table:table-cell table:formula="of:=[.$I$3]+([.A177]*[.$I$2])" office:value-type="float" office:value="31595000" calcext:value-type="float">
            <text:p>31595000</text:p>
          </table:table-cell>
          <table:table-cell table:formula="of:=ROUND([.B177]/1000;0)" office:value-type="float" office:value="31595" calcext:value-type="float">
            <text:p>31595</text:p>
          </table:table-cell>
          <table:table-cell table:formula="of:=[.B177]/[.$I$4]" office:value-type="float" office:value="7898750" calcext:value-type="float">
            <text:p>7898750</text:p>
          </table:table-cell>
          <table:table-cell table:formula="of:=ROUND([.D177]/1000;0)" office:value-type="float" office:value="7899" calcext:value-type="float">
            <text:p>7899</text:p>
          </table:table-cell>
          <table:table-cell table:formula="of:=[.D177]/([.$I$1]+1)" office:value-type="float" office:value="493671.875" calcext:value-type="float">
            <text:p>493671.875</text:p>
          </table:table-cell>
          <table:table-cell table:formula="of:=ROUND([.F177]/1000;2)" office:value-type="float" office:value="493.67" calcext:value-type="float">
            <text:p>493.67</text:p>
          </table:table-cell>
          <table:table-cell table:number-columns-repeated="11"/>
        </table:table-row>
        <table:table-row table:style-name="ro1">
          <table:table-cell table:formula="of:=1+[.A177]" office:value-type="float" office:value="176" calcext:value-type="float">
            <text:p>176</text:p>
          </table:table-cell>
          <table:table-cell table:formula="of:=[.$I$3]+([.A178]*[.$I$2])" office:value-type="float" office:value="31600000" calcext:value-type="float">
            <text:p>31600000</text:p>
          </table:table-cell>
          <table:table-cell table:formula="of:=ROUND([.B178]/1000;0)" office:value-type="float" office:value="31600" calcext:value-type="float">
            <text:p>31600</text:p>
          </table:table-cell>
          <table:table-cell table:formula="of:=[.B178]/[.$I$4]" office:value-type="float" office:value="7900000" calcext:value-type="float">
            <text:p>7900000</text:p>
          </table:table-cell>
          <table:table-cell table:formula="of:=ROUND([.D178]/1000;0)" office:value-type="float" office:value="7900" calcext:value-type="float">
            <text:p>7900</text:p>
          </table:table-cell>
          <table:table-cell table:formula="of:=[.D178]/([.$I$1]+1)" office:value-type="float" office:value="493750" calcext:value-type="float">
            <text:p>493750</text:p>
          </table:table-cell>
          <table:table-cell table:formula="of:=ROUND([.F178]/1000;2)" office:value-type="float" office:value="493.75" calcext:value-type="float">
            <text:p>493.75</text:p>
          </table:table-cell>
          <table:table-cell table:number-columns-repeated="11"/>
        </table:table-row>
        <table:table-row table:style-name="ro1">
          <table:table-cell table:formula="of:=1+[.A178]" office:value-type="float" office:value="177" calcext:value-type="float">
            <text:p>177</text:p>
          </table:table-cell>
          <table:table-cell table:formula="of:=[.$I$3]+([.A179]*[.$I$2])" office:value-type="float" office:value="31605000" calcext:value-type="float">
            <text:p>31605000</text:p>
          </table:table-cell>
          <table:table-cell table:formula="of:=ROUND([.B179]/1000;0)" office:value-type="float" office:value="31605" calcext:value-type="float">
            <text:p>31605</text:p>
          </table:table-cell>
          <table:table-cell table:formula="of:=[.B179]/[.$I$4]" office:value-type="float" office:value="7901250" calcext:value-type="float">
            <text:p>7901250</text:p>
          </table:table-cell>
          <table:table-cell table:formula="of:=ROUND([.D179]/1000;0)" office:value-type="float" office:value="7901" calcext:value-type="float">
            <text:p>7901</text:p>
          </table:table-cell>
          <table:table-cell table:formula="of:=[.D179]/([.$I$1]+1)" office:value-type="float" office:value="493828.125" calcext:value-type="float">
            <text:p>493828.125</text:p>
          </table:table-cell>
          <table:table-cell table:formula="of:=ROUND([.F179]/1000;2)" office:value-type="float" office:value="493.83" calcext:value-type="float">
            <text:p>493.83</text:p>
          </table:table-cell>
          <table:table-cell table:number-columns-repeated="11"/>
        </table:table-row>
        <table:table-row table:style-name="ro1">
          <table:table-cell table:formula="of:=1+[.A179]" office:value-type="float" office:value="178" calcext:value-type="float">
            <text:p>178</text:p>
          </table:table-cell>
          <table:table-cell table:formula="of:=[.$I$3]+([.A180]*[.$I$2])" office:value-type="float" office:value="31610000" calcext:value-type="float">
            <text:p>31610000</text:p>
          </table:table-cell>
          <table:table-cell table:formula="of:=ROUND([.B180]/1000;0)" office:value-type="float" office:value="31610" calcext:value-type="float">
            <text:p>31610</text:p>
          </table:table-cell>
          <table:table-cell table:formula="of:=[.B180]/[.$I$4]" office:value-type="float" office:value="7902500" calcext:value-type="float">
            <text:p>7902500</text:p>
          </table:table-cell>
          <table:table-cell table:formula="of:=ROUND([.D180]/1000;0)" office:value-type="float" office:value="7903" calcext:value-type="float">
            <text:p>7903</text:p>
          </table:table-cell>
          <table:table-cell table:formula="of:=[.D180]/([.$I$1]+1)" office:value-type="float" office:value="493906.25" calcext:value-type="float">
            <text:p>493906.25</text:p>
          </table:table-cell>
          <table:table-cell table:formula="of:=ROUND([.F180]/1000;2)" office:value-type="float" office:value="493.91" calcext:value-type="float">
            <text:p>493.91</text:p>
          </table:table-cell>
          <table:table-cell table:number-columns-repeated="11"/>
        </table:table-row>
        <table:table-row table:style-name="ro1">
          <table:table-cell table:formula="of:=1+[.A180]" office:value-type="float" office:value="179" calcext:value-type="float">
            <text:p>179</text:p>
          </table:table-cell>
          <table:table-cell table:formula="of:=[.$I$3]+([.A181]*[.$I$2])" office:value-type="float" office:value="31615000" calcext:value-type="float">
            <text:p>31615000</text:p>
          </table:table-cell>
          <table:table-cell table:formula="of:=ROUND([.B181]/1000;0)" office:value-type="float" office:value="31615" calcext:value-type="float">
            <text:p>31615</text:p>
          </table:table-cell>
          <table:table-cell table:formula="of:=[.B181]/[.$I$4]" office:value-type="float" office:value="7903750" calcext:value-type="float">
            <text:p>7903750</text:p>
          </table:table-cell>
          <table:table-cell table:formula="of:=ROUND([.D181]/1000;0)" office:value-type="float" office:value="7904" calcext:value-type="float">
            <text:p>7904</text:p>
          </table:table-cell>
          <table:table-cell table:formula="of:=[.D181]/([.$I$1]+1)" office:value-type="float" office:value="493984.375" calcext:value-type="float">
            <text:p>493984.375</text:p>
          </table:table-cell>
          <table:table-cell table:formula="of:=ROUND([.F181]/1000;2)" office:value-type="float" office:value="493.98" calcext:value-type="float">
            <text:p>493.98</text:p>
          </table:table-cell>
          <table:table-cell table:number-columns-repeated="11"/>
        </table:table-row>
        <table:table-row table:style-name="ro1">
          <table:table-cell table:formula="of:=1+[.A181]" office:value-type="float" office:value="180" calcext:value-type="float">
            <text:p>180</text:p>
          </table:table-cell>
          <table:table-cell table:formula="of:=[.$I$3]+([.A182]*[.$I$2])" office:value-type="float" office:value="31620000" calcext:value-type="float">
            <text:p>31620000</text:p>
          </table:table-cell>
          <table:table-cell table:formula="of:=ROUND([.B182]/1000;0)" office:value-type="float" office:value="31620" calcext:value-type="float">
            <text:p>31620</text:p>
          </table:table-cell>
          <table:table-cell table:formula="of:=[.B182]/[.$I$4]" office:value-type="float" office:value="7905000" calcext:value-type="float">
            <text:p>7905000</text:p>
          </table:table-cell>
          <table:table-cell table:formula="of:=ROUND([.D182]/1000;0)" office:value-type="float" office:value="7905" calcext:value-type="float">
            <text:p>7905</text:p>
          </table:table-cell>
          <table:table-cell table:formula="of:=[.D182]/([.$I$1]+1)" office:value-type="float" office:value="494062.5" calcext:value-type="float">
            <text:p>494062.5</text:p>
          </table:table-cell>
          <table:table-cell table:formula="of:=ROUND([.F182]/1000;2)" office:value-type="float" office:value="494.06" calcext:value-type="float">
            <text:p>494.06</text:p>
          </table:table-cell>
          <table:table-cell table:number-columns-repeated="11"/>
        </table:table-row>
        <table:table-row table:style-name="ro1">
          <table:table-cell table:formula="of:=1+[.A182]" office:value-type="float" office:value="181" calcext:value-type="float">
            <text:p>181</text:p>
          </table:table-cell>
          <table:table-cell table:formula="of:=[.$I$3]+([.A183]*[.$I$2])" office:value-type="float" office:value="31625000" calcext:value-type="float">
            <text:p>31625000</text:p>
          </table:table-cell>
          <table:table-cell table:formula="of:=ROUND([.B183]/1000;0)" office:value-type="float" office:value="31625" calcext:value-type="float">
            <text:p>31625</text:p>
          </table:table-cell>
          <table:table-cell table:formula="of:=[.B183]/[.$I$4]" office:value-type="float" office:value="7906250" calcext:value-type="float">
            <text:p>7906250</text:p>
          </table:table-cell>
          <table:table-cell table:formula="of:=ROUND([.D183]/1000;0)" office:value-type="float" office:value="7906" calcext:value-type="float">
            <text:p>7906</text:p>
          </table:table-cell>
          <table:table-cell table:formula="of:=[.D183]/([.$I$1]+1)" office:value-type="float" office:value="494140.625" calcext:value-type="float">
            <text:p>494140.625</text:p>
          </table:table-cell>
          <table:table-cell table:formula="of:=ROUND([.F183]/1000;2)" office:value-type="float" office:value="494.14" calcext:value-type="float">
            <text:p>494.14</text:p>
          </table:table-cell>
          <table:table-cell table:number-columns-repeated="11"/>
        </table:table-row>
        <table:table-row table:style-name="ro1">
          <table:table-cell table:formula="of:=1+[.A183]" office:value-type="float" office:value="182" calcext:value-type="float">
            <text:p>182</text:p>
          </table:table-cell>
          <table:table-cell table:formula="of:=[.$I$3]+([.A184]*[.$I$2])" office:value-type="float" office:value="31630000" calcext:value-type="float">
            <text:p>31630000</text:p>
          </table:table-cell>
          <table:table-cell table:formula="of:=ROUND([.B184]/1000;0)" office:value-type="float" office:value="31630" calcext:value-type="float">
            <text:p>31630</text:p>
          </table:table-cell>
          <table:table-cell table:formula="of:=[.B184]/[.$I$4]" office:value-type="float" office:value="7907500" calcext:value-type="float">
            <text:p>7907500</text:p>
          </table:table-cell>
          <table:table-cell table:formula="of:=ROUND([.D184]/1000;0)" office:value-type="float" office:value="7908" calcext:value-type="float">
            <text:p>7908</text:p>
          </table:table-cell>
          <table:table-cell table:formula="of:=[.D184]/([.$I$1]+1)" office:value-type="float" office:value="494218.75" calcext:value-type="float">
            <text:p>494218.75</text:p>
          </table:table-cell>
          <table:table-cell table:formula="of:=ROUND([.F184]/1000;2)" office:value-type="float" office:value="494.22" calcext:value-type="float">
            <text:p>494.22</text:p>
          </table:table-cell>
          <table:table-cell table:number-columns-repeated="11"/>
        </table:table-row>
        <table:table-row table:style-name="ro1">
          <table:table-cell table:formula="of:=1+[.A184]" office:value-type="float" office:value="183" calcext:value-type="float">
            <text:p>183</text:p>
          </table:table-cell>
          <table:table-cell table:formula="of:=[.$I$3]+([.A185]*[.$I$2])" office:value-type="float" office:value="31635000" calcext:value-type="float">
            <text:p>31635000</text:p>
          </table:table-cell>
          <table:table-cell table:formula="of:=ROUND([.B185]/1000;0)" office:value-type="float" office:value="31635" calcext:value-type="float">
            <text:p>31635</text:p>
          </table:table-cell>
          <table:table-cell table:formula="of:=[.B185]/[.$I$4]" office:value-type="float" office:value="7908750" calcext:value-type="float">
            <text:p>7908750</text:p>
          </table:table-cell>
          <table:table-cell table:formula="of:=ROUND([.D185]/1000;0)" office:value-type="float" office:value="7909" calcext:value-type="float">
            <text:p>7909</text:p>
          </table:table-cell>
          <table:table-cell table:formula="of:=[.D185]/([.$I$1]+1)" office:value-type="float" office:value="494296.875" calcext:value-type="float">
            <text:p>494296.875</text:p>
          </table:table-cell>
          <table:table-cell table:formula="of:=ROUND([.F185]/1000;2)" office:value-type="float" office:value="494.3" calcext:value-type="float">
            <text:p>494.3</text:p>
          </table:table-cell>
          <table:table-cell table:number-columns-repeated="11"/>
        </table:table-row>
        <table:table-row table:style-name="ro1">
          <table:table-cell table:formula="of:=1+[.A185]" office:value-type="float" office:value="184" calcext:value-type="float">
            <text:p>184</text:p>
          </table:table-cell>
          <table:table-cell table:formula="of:=[.$I$3]+([.A186]*[.$I$2])" office:value-type="float" office:value="31640000" calcext:value-type="float">
            <text:p>31640000</text:p>
          </table:table-cell>
          <table:table-cell table:formula="of:=ROUND([.B186]/1000;0)" office:value-type="float" office:value="31640" calcext:value-type="float">
            <text:p>31640</text:p>
          </table:table-cell>
          <table:table-cell table:formula="of:=[.B186]/[.$I$4]" office:value-type="float" office:value="7910000" calcext:value-type="float">
            <text:p>7910000</text:p>
          </table:table-cell>
          <table:table-cell table:formula="of:=ROUND([.D186]/1000;0)" office:value-type="float" office:value="7910" calcext:value-type="float">
            <text:p>7910</text:p>
          </table:table-cell>
          <table:table-cell table:formula="of:=[.D186]/([.$I$1]+1)" office:value-type="float" office:value="494375" calcext:value-type="float">
            <text:p>494375</text:p>
          </table:table-cell>
          <table:table-cell table:formula="of:=ROUND([.F186]/1000;2)" office:value-type="float" office:value="494.38" calcext:value-type="float">
            <text:p>494.38</text:p>
          </table:table-cell>
          <table:table-cell table:number-columns-repeated="11"/>
        </table:table-row>
        <table:table-row table:style-name="ro1">
          <table:table-cell table:formula="of:=1+[.A186]" office:value-type="float" office:value="185" calcext:value-type="float">
            <text:p>185</text:p>
          </table:table-cell>
          <table:table-cell table:formula="of:=[.$I$3]+([.A187]*[.$I$2])" office:value-type="float" office:value="31645000" calcext:value-type="float">
            <text:p>31645000</text:p>
          </table:table-cell>
          <table:table-cell table:formula="of:=ROUND([.B187]/1000;0)" office:value-type="float" office:value="31645" calcext:value-type="float">
            <text:p>31645</text:p>
          </table:table-cell>
          <table:table-cell table:formula="of:=[.B187]/[.$I$4]" office:value-type="float" office:value="7911250" calcext:value-type="float">
            <text:p>7911250</text:p>
          </table:table-cell>
          <table:table-cell table:formula="of:=ROUND([.D187]/1000;0)" office:value-type="float" office:value="7911" calcext:value-type="float">
            <text:p>7911</text:p>
          </table:table-cell>
          <table:table-cell table:formula="of:=[.D187]/([.$I$1]+1)" office:value-type="float" office:value="494453.125" calcext:value-type="float">
            <text:p>494453.125</text:p>
          </table:table-cell>
          <table:table-cell table:formula="of:=ROUND([.F187]/1000;2)" office:value-type="float" office:value="494.45" calcext:value-type="float">
            <text:p>494.45</text:p>
          </table:table-cell>
          <table:table-cell table:number-columns-repeated="11"/>
        </table:table-row>
        <table:table-row table:style-name="ro1">
          <table:table-cell table:formula="of:=1+[.A187]" office:value-type="float" office:value="186" calcext:value-type="float">
            <text:p>186</text:p>
          </table:table-cell>
          <table:table-cell table:formula="of:=[.$I$3]+([.A188]*[.$I$2])" office:value-type="float" office:value="31650000" calcext:value-type="float">
            <text:p>31650000</text:p>
          </table:table-cell>
          <table:table-cell table:formula="of:=ROUND([.B188]/1000;0)" office:value-type="float" office:value="31650" calcext:value-type="float">
            <text:p>31650</text:p>
          </table:table-cell>
          <table:table-cell table:formula="of:=[.B188]/[.$I$4]" office:value-type="float" office:value="7912500" calcext:value-type="float">
            <text:p>7912500</text:p>
          </table:table-cell>
          <table:table-cell table:formula="of:=ROUND([.D188]/1000;0)" office:value-type="float" office:value="7913" calcext:value-type="float">
            <text:p>7913</text:p>
          </table:table-cell>
          <table:table-cell table:formula="of:=[.D188]/([.$I$1]+1)" office:value-type="float" office:value="494531.25" calcext:value-type="float">
            <text:p>494531.25</text:p>
          </table:table-cell>
          <table:table-cell table:formula="of:=ROUND([.F188]/1000;2)" office:value-type="float" office:value="494.53" calcext:value-type="float">
            <text:p>494.53</text:p>
          </table:table-cell>
          <table:table-cell table:number-columns-repeated="11"/>
        </table:table-row>
        <table:table-row table:style-name="ro1">
          <table:table-cell table:formula="of:=1+[.A188]" office:value-type="float" office:value="187" calcext:value-type="float">
            <text:p>187</text:p>
          </table:table-cell>
          <table:table-cell table:formula="of:=[.$I$3]+([.A189]*[.$I$2])" office:value-type="float" office:value="31655000" calcext:value-type="float">
            <text:p>31655000</text:p>
          </table:table-cell>
          <table:table-cell table:formula="of:=ROUND([.B189]/1000;0)" office:value-type="float" office:value="31655" calcext:value-type="float">
            <text:p>31655</text:p>
          </table:table-cell>
          <table:table-cell table:formula="of:=[.B189]/[.$I$4]" office:value-type="float" office:value="7913750" calcext:value-type="float">
            <text:p>7913750</text:p>
          </table:table-cell>
          <table:table-cell table:formula="of:=ROUND([.D189]/1000;0)" office:value-type="float" office:value="7914" calcext:value-type="float">
            <text:p>7914</text:p>
          </table:table-cell>
          <table:table-cell table:formula="of:=[.D189]/([.$I$1]+1)" office:value-type="float" office:value="494609.375" calcext:value-type="float">
            <text:p>494609.375</text:p>
          </table:table-cell>
          <table:table-cell table:formula="of:=ROUND([.F189]/1000;2)" office:value-type="float" office:value="494.61" calcext:value-type="float">
            <text:p>494.61</text:p>
          </table:table-cell>
          <table:table-cell table:number-columns-repeated="11"/>
        </table:table-row>
        <table:table-row table:style-name="ro1">
          <table:table-cell table:formula="of:=1+[.A189]" office:value-type="float" office:value="188" calcext:value-type="float">
            <text:p>188</text:p>
          </table:table-cell>
          <table:table-cell table:formula="of:=[.$I$3]+([.A190]*[.$I$2])" office:value-type="float" office:value="31660000" calcext:value-type="float">
            <text:p>31660000</text:p>
          </table:table-cell>
          <table:table-cell table:formula="of:=ROUND([.B190]/1000;0)" office:value-type="float" office:value="31660" calcext:value-type="float">
            <text:p>31660</text:p>
          </table:table-cell>
          <table:table-cell table:formula="of:=[.B190]/[.$I$4]" office:value-type="float" office:value="7915000" calcext:value-type="float">
            <text:p>7915000</text:p>
          </table:table-cell>
          <table:table-cell table:formula="of:=ROUND([.D190]/1000;0)" office:value-type="float" office:value="7915" calcext:value-type="float">
            <text:p>7915</text:p>
          </table:table-cell>
          <table:table-cell table:formula="of:=[.D190]/([.$I$1]+1)" office:value-type="float" office:value="494687.5" calcext:value-type="float">
            <text:p>494687.5</text:p>
          </table:table-cell>
          <table:table-cell table:formula="of:=ROUND([.F190]/1000;2)" office:value-type="float" office:value="494.69" calcext:value-type="float">
            <text:p>494.69</text:p>
          </table:table-cell>
          <table:table-cell table:number-columns-repeated="11"/>
        </table:table-row>
        <table:table-row table:style-name="ro1">
          <table:table-cell table:formula="of:=1+[.A190]" office:value-type="float" office:value="189" calcext:value-type="float">
            <text:p>189</text:p>
          </table:table-cell>
          <table:table-cell table:formula="of:=[.$I$3]+([.A191]*[.$I$2])" office:value-type="float" office:value="31665000" calcext:value-type="float">
            <text:p>31665000</text:p>
          </table:table-cell>
          <table:table-cell table:formula="of:=ROUND([.B191]/1000;0)" office:value-type="float" office:value="31665" calcext:value-type="float">
            <text:p>31665</text:p>
          </table:table-cell>
          <table:table-cell table:formula="of:=[.B191]/[.$I$4]" office:value-type="float" office:value="7916250" calcext:value-type="float">
            <text:p>7916250</text:p>
          </table:table-cell>
          <table:table-cell table:formula="of:=ROUND([.D191]/1000;0)" office:value-type="float" office:value="7916" calcext:value-type="float">
            <text:p>7916</text:p>
          </table:table-cell>
          <table:table-cell table:formula="of:=[.D191]/([.$I$1]+1)" office:value-type="float" office:value="494765.625" calcext:value-type="float">
            <text:p>494765.625</text:p>
          </table:table-cell>
          <table:table-cell table:formula="of:=ROUND([.F191]/1000;2)" office:value-type="float" office:value="494.77" calcext:value-type="float">
            <text:p>494.77</text:p>
          </table:table-cell>
          <table:table-cell table:number-columns-repeated="11"/>
        </table:table-row>
        <table:table-row table:style-name="ro1">
          <table:table-cell table:formula="of:=1+[.A191]" office:value-type="float" office:value="190" calcext:value-type="float">
            <text:p>190</text:p>
          </table:table-cell>
          <table:table-cell table:formula="of:=[.$I$3]+([.A192]*[.$I$2])" office:value-type="float" office:value="31670000" calcext:value-type="float">
            <text:p>31670000</text:p>
          </table:table-cell>
          <table:table-cell table:formula="of:=ROUND([.B192]/1000;0)" office:value-type="float" office:value="31670" calcext:value-type="float">
            <text:p>31670</text:p>
          </table:table-cell>
          <table:table-cell table:formula="of:=[.B192]/[.$I$4]" office:value-type="float" office:value="7917500" calcext:value-type="float">
            <text:p>7917500</text:p>
          </table:table-cell>
          <table:table-cell table:formula="of:=ROUND([.D192]/1000;0)" office:value-type="float" office:value="7918" calcext:value-type="float">
            <text:p>7918</text:p>
          </table:table-cell>
          <table:table-cell table:formula="of:=[.D192]/([.$I$1]+1)" office:value-type="float" office:value="494843.75" calcext:value-type="float">
            <text:p>494843.75</text:p>
          </table:table-cell>
          <table:table-cell table:formula="of:=ROUND([.F192]/1000;2)" office:value-type="float" office:value="494.84" calcext:value-type="float">
            <text:p>494.84</text:p>
          </table:table-cell>
          <table:table-cell table:number-columns-repeated="11"/>
        </table:table-row>
        <table:table-row table:style-name="ro1">
          <table:table-cell table:formula="of:=1+[.A192]" office:value-type="float" office:value="191" calcext:value-type="float">
            <text:p>191</text:p>
          </table:table-cell>
          <table:table-cell table:formula="of:=[.$I$3]+([.A193]*[.$I$2])" office:value-type="float" office:value="31675000" calcext:value-type="float">
            <text:p>31675000</text:p>
          </table:table-cell>
          <table:table-cell table:formula="of:=ROUND([.B193]/1000;0)" office:value-type="float" office:value="31675" calcext:value-type="float">
            <text:p>31675</text:p>
          </table:table-cell>
          <table:table-cell table:formula="of:=[.B193]/[.$I$4]" office:value-type="float" office:value="7918750" calcext:value-type="float">
            <text:p>7918750</text:p>
          </table:table-cell>
          <table:table-cell table:formula="of:=ROUND([.D193]/1000;0)" office:value-type="float" office:value="7919" calcext:value-type="float">
            <text:p>7919</text:p>
          </table:table-cell>
          <table:table-cell table:formula="of:=[.D193]/([.$I$1]+1)" office:value-type="float" office:value="494921.875" calcext:value-type="float">
            <text:p>494921.875</text:p>
          </table:table-cell>
          <table:table-cell table:formula="of:=ROUND([.F193]/1000;2)" office:value-type="float" office:value="494.92" calcext:value-type="float">
            <text:p>494.92</text:p>
          </table:table-cell>
          <table:table-cell table:number-columns-repeated="11"/>
        </table:table-row>
        <table:table-row table:style-name="ro1">
          <table:table-cell table:formula="of:=1+[.A193]" office:value-type="float" office:value="192" calcext:value-type="float">
            <text:p>192</text:p>
          </table:table-cell>
          <table:table-cell table:formula="of:=[.$I$3]+([.A194]*[.$I$2])" office:value-type="float" office:value="31680000" calcext:value-type="float">
            <text:p>31680000</text:p>
          </table:table-cell>
          <table:table-cell table:formula="of:=ROUND([.B194]/1000;0)" office:value-type="float" office:value="31680" calcext:value-type="float">
            <text:p>31680</text:p>
          </table:table-cell>
          <table:table-cell table:formula="of:=[.B194]/[.$I$4]" office:value-type="float" office:value="7920000" calcext:value-type="float">
            <text:p>7920000</text:p>
          </table:table-cell>
          <table:table-cell table:formula="of:=ROUND([.D194]/1000;0)" office:value-type="float" office:value="7920" calcext:value-type="float">
            <text:p>7920</text:p>
          </table:table-cell>
          <table:table-cell table:formula="of:=[.D194]/([.$I$1]+1)" office:value-type="float" office:value="495000" calcext:value-type="float">
            <text:p>495000</text:p>
          </table:table-cell>
          <table:table-cell table:formula="of:=ROUND([.F194]/1000;2)" office:value-type="float" office:value="495" calcext:value-type="float">
            <text:p>495</text:p>
          </table:table-cell>
          <table:table-cell table:number-columns-repeated="11"/>
        </table:table-row>
        <table:table-row table:style-name="ro1">
          <table:table-cell table:formula="of:=1+[.A194]" office:value-type="float" office:value="193" calcext:value-type="float">
            <text:p>193</text:p>
          </table:table-cell>
          <table:table-cell table:formula="of:=[.$I$3]+([.A195]*[.$I$2])" office:value-type="float" office:value="31685000" calcext:value-type="float">
            <text:p>31685000</text:p>
          </table:table-cell>
          <table:table-cell table:formula="of:=ROUND([.B195]/1000;0)" office:value-type="float" office:value="31685" calcext:value-type="float">
            <text:p>31685</text:p>
          </table:table-cell>
          <table:table-cell table:formula="of:=[.B195]/[.$I$4]" office:value-type="float" office:value="7921250" calcext:value-type="float">
            <text:p>7921250</text:p>
          </table:table-cell>
          <table:table-cell table:formula="of:=ROUND([.D195]/1000;0)" office:value-type="float" office:value="7921" calcext:value-type="float">
            <text:p>7921</text:p>
          </table:table-cell>
          <table:table-cell table:formula="of:=[.D195]/([.$I$1]+1)" office:value-type="float" office:value="495078.125" calcext:value-type="float">
            <text:p>495078.125</text:p>
          </table:table-cell>
          <table:table-cell table:formula="of:=ROUND([.F195]/1000;2)" office:value-type="float" office:value="495.08" calcext:value-type="float">
            <text:p>495.08</text:p>
          </table:table-cell>
          <table:table-cell table:number-columns-repeated="11"/>
        </table:table-row>
        <table:table-row table:style-name="ro1">
          <table:table-cell table:formula="of:=1+[.A195]" office:value-type="float" office:value="194" calcext:value-type="float">
            <text:p>194</text:p>
          </table:table-cell>
          <table:table-cell table:formula="of:=[.$I$3]+([.A196]*[.$I$2])" office:value-type="float" office:value="31690000" calcext:value-type="float">
            <text:p>31690000</text:p>
          </table:table-cell>
          <table:table-cell table:formula="of:=ROUND([.B196]/1000;0)" office:value-type="float" office:value="31690" calcext:value-type="float">
            <text:p>31690</text:p>
          </table:table-cell>
          <table:table-cell table:formula="of:=[.B196]/[.$I$4]" office:value-type="float" office:value="7922500" calcext:value-type="float">
            <text:p>7922500</text:p>
          </table:table-cell>
          <table:table-cell table:formula="of:=ROUND([.D196]/1000;0)" office:value-type="float" office:value="7923" calcext:value-type="float">
            <text:p>7923</text:p>
          </table:table-cell>
          <table:table-cell table:formula="of:=[.D196]/([.$I$1]+1)" office:value-type="float" office:value="495156.25" calcext:value-type="float">
            <text:p>495156.25</text:p>
          </table:table-cell>
          <table:table-cell table:formula="of:=ROUND([.F196]/1000;2)" office:value-type="float" office:value="495.16" calcext:value-type="float">
            <text:p>495.16</text:p>
          </table:table-cell>
          <table:table-cell table:number-columns-repeated="11"/>
        </table:table-row>
        <table:table-row table:style-name="ro1">
          <table:table-cell table:formula="of:=1+[.A196]" office:value-type="float" office:value="195" calcext:value-type="float">
            <text:p>195</text:p>
          </table:table-cell>
          <table:table-cell table:formula="of:=[.$I$3]+([.A197]*[.$I$2])" office:value-type="float" office:value="31695000" calcext:value-type="float">
            <text:p>31695000</text:p>
          </table:table-cell>
          <table:table-cell table:formula="of:=ROUND([.B197]/1000;0)" office:value-type="float" office:value="31695" calcext:value-type="float">
            <text:p>31695</text:p>
          </table:table-cell>
          <table:table-cell table:formula="of:=[.B197]/[.$I$4]" office:value-type="float" office:value="7923750" calcext:value-type="float">
            <text:p>7923750</text:p>
          </table:table-cell>
          <table:table-cell table:formula="of:=ROUND([.D197]/1000;0)" office:value-type="float" office:value="7924" calcext:value-type="float">
            <text:p>7924</text:p>
          </table:table-cell>
          <table:table-cell table:formula="of:=[.D197]/([.$I$1]+1)" office:value-type="float" office:value="495234.375" calcext:value-type="float">
            <text:p>495234.375</text:p>
          </table:table-cell>
          <table:table-cell table:formula="of:=ROUND([.F197]/1000;2)" office:value-type="float" office:value="495.23" calcext:value-type="float">
            <text:p>495.23</text:p>
          </table:table-cell>
          <table:table-cell table:number-columns-repeated="11"/>
        </table:table-row>
        <table:table-row table:style-name="ro1">
          <table:table-cell table:formula="of:=1+[.A197]" office:value-type="float" office:value="196" calcext:value-type="float">
            <text:p>196</text:p>
          </table:table-cell>
          <table:table-cell table:formula="of:=[.$I$3]+([.A198]*[.$I$2])" office:value-type="float" office:value="31700000" calcext:value-type="float">
            <text:p>31700000</text:p>
          </table:table-cell>
          <table:table-cell table:formula="of:=ROUND([.B198]/1000;0)" office:value-type="float" office:value="31700" calcext:value-type="float">
            <text:p>31700</text:p>
          </table:table-cell>
          <table:table-cell table:formula="of:=[.B198]/[.$I$4]" office:value-type="float" office:value="7925000" calcext:value-type="float">
            <text:p>7925000</text:p>
          </table:table-cell>
          <table:table-cell table:formula="of:=ROUND([.D198]/1000;0)" office:value-type="float" office:value="7925" calcext:value-type="float">
            <text:p>7925</text:p>
          </table:table-cell>
          <table:table-cell table:formula="of:=[.D198]/([.$I$1]+1)" office:value-type="float" office:value="495312.5" calcext:value-type="float">
            <text:p>495312.5</text:p>
          </table:table-cell>
          <table:table-cell table:formula="of:=ROUND([.F198]/1000;2)" office:value-type="float" office:value="495.31" calcext:value-type="float">
            <text:p>495.31</text:p>
          </table:table-cell>
          <table:table-cell table:number-columns-repeated="11"/>
        </table:table-row>
        <table:table-row table:style-name="ro1">
          <table:table-cell table:formula="of:=1+[.A198]" office:value-type="float" office:value="197" calcext:value-type="float">
            <text:p>197</text:p>
          </table:table-cell>
          <table:table-cell table:formula="of:=[.$I$3]+([.A199]*[.$I$2])" office:value-type="float" office:value="31705000" calcext:value-type="float">
            <text:p>31705000</text:p>
          </table:table-cell>
          <table:table-cell table:formula="of:=ROUND([.B199]/1000;0)" office:value-type="float" office:value="31705" calcext:value-type="float">
            <text:p>31705</text:p>
          </table:table-cell>
          <table:table-cell table:formula="of:=[.B199]/[.$I$4]" office:value-type="float" office:value="7926250" calcext:value-type="float">
            <text:p>7926250</text:p>
          </table:table-cell>
          <table:table-cell table:formula="of:=ROUND([.D199]/1000;0)" office:value-type="float" office:value="7926" calcext:value-type="float">
            <text:p>7926</text:p>
          </table:table-cell>
          <table:table-cell table:formula="of:=[.D199]/([.$I$1]+1)" office:value-type="float" office:value="495390.625" calcext:value-type="float">
            <text:p>495390.625</text:p>
          </table:table-cell>
          <table:table-cell table:formula="of:=ROUND([.F199]/1000;2)" office:value-type="float" office:value="495.39" calcext:value-type="float">
            <text:p>495.39</text:p>
          </table:table-cell>
          <table:table-cell table:number-columns-repeated="11"/>
        </table:table-row>
        <table:table-row table:style-name="ro1">
          <table:table-cell table:formula="of:=1+[.A199]" office:value-type="float" office:value="198" calcext:value-type="float">
            <text:p>198</text:p>
          </table:table-cell>
          <table:table-cell table:formula="of:=[.$I$3]+([.A200]*[.$I$2])" office:value-type="float" office:value="31710000" calcext:value-type="float">
            <text:p>31710000</text:p>
          </table:table-cell>
          <table:table-cell table:formula="of:=ROUND([.B200]/1000;0)" office:value-type="float" office:value="31710" calcext:value-type="float">
            <text:p>31710</text:p>
          </table:table-cell>
          <table:table-cell table:formula="of:=[.B200]/[.$I$4]" office:value-type="float" office:value="7927500" calcext:value-type="float">
            <text:p>7927500</text:p>
          </table:table-cell>
          <table:table-cell table:formula="of:=ROUND([.D200]/1000;0)" office:value-type="float" office:value="7928" calcext:value-type="float">
            <text:p>7928</text:p>
          </table:table-cell>
          <table:table-cell table:formula="of:=[.D200]/([.$I$1]+1)" office:value-type="float" office:value="495468.75" calcext:value-type="float">
            <text:p>495468.75</text:p>
          </table:table-cell>
          <table:table-cell table:formula="of:=ROUND([.F200]/1000;2)" office:value-type="float" office:value="495.47" calcext:value-type="float">
            <text:p>495.47</text:p>
          </table:table-cell>
          <table:table-cell table:number-columns-repeated="11"/>
        </table:table-row>
        <table:table-row table:style-name="ro1">
          <table:table-cell table:formula="of:=1+[.A200]" office:value-type="float" office:value="199" calcext:value-type="float">
            <text:p>199</text:p>
          </table:table-cell>
          <table:table-cell table:formula="of:=[.$I$3]+([.A201]*[.$I$2])" office:value-type="float" office:value="31715000" calcext:value-type="float">
            <text:p>31715000</text:p>
          </table:table-cell>
          <table:table-cell table:formula="of:=ROUND([.B201]/1000;0)" office:value-type="float" office:value="31715" calcext:value-type="float">
            <text:p>31715</text:p>
          </table:table-cell>
          <table:table-cell table:formula="of:=[.B201]/[.$I$4]" office:value-type="float" office:value="7928750" calcext:value-type="float">
            <text:p>7928750</text:p>
          </table:table-cell>
          <table:table-cell table:formula="of:=ROUND([.D201]/1000;0)" office:value-type="float" office:value="7929" calcext:value-type="float">
            <text:p>7929</text:p>
          </table:table-cell>
          <table:table-cell table:formula="of:=[.D201]/([.$I$1]+1)" office:value-type="float" office:value="495546.875" calcext:value-type="float">
            <text:p>495546.875</text:p>
          </table:table-cell>
          <table:table-cell table:formula="of:=ROUND([.F201]/1000;2)" office:value-type="float" office:value="495.55" calcext:value-type="float">
            <text:p>495.55</text:p>
          </table:table-cell>
          <table:table-cell table:number-columns-repeated="11"/>
        </table:table-row>
        <table:table-row table:style-name="ro1">
          <table:table-cell table:formula="of:=1+[.A201]" office:value-type="float" office:value="200" calcext:value-type="float">
            <text:p>200</text:p>
          </table:table-cell>
          <table:table-cell table:formula="of:=[.$I$3]+([.A202]*[.$I$2])" office:value-type="float" office:value="31720000" calcext:value-type="float">
            <text:p>31720000</text:p>
          </table:table-cell>
          <table:table-cell table:formula="of:=ROUND([.B202]/1000;0)" office:value-type="float" office:value="31720" calcext:value-type="float">
            <text:p>31720</text:p>
          </table:table-cell>
          <table:table-cell table:formula="of:=[.B202]/[.$I$4]" office:value-type="float" office:value="7930000" calcext:value-type="float">
            <text:p>7930000</text:p>
          </table:table-cell>
          <table:table-cell table:formula="of:=ROUND([.D202]/1000;0)" office:value-type="float" office:value="7930" calcext:value-type="float">
            <text:p>7930</text:p>
          </table:table-cell>
          <table:table-cell table:formula="of:=[.D202]/([.$I$1]+1)" office:value-type="float" office:value="495625" calcext:value-type="float">
            <text:p>495625</text:p>
          </table:table-cell>
          <table:table-cell table:formula="of:=ROUND([.F202]/1000;2)" office:value-type="float" office:value="495.63" calcext:value-type="float">
            <text:p>495.63</text:p>
          </table:table-cell>
          <table:table-cell table:number-columns-repeated="11"/>
        </table:table-row>
        <table:table-row table:style-name="ro1">
          <table:table-cell table:formula="of:=1+[.A202]" office:value-type="float" office:value="201" calcext:value-type="float">
            <text:p>201</text:p>
          </table:table-cell>
          <table:table-cell table:formula="of:=[.$I$3]+([.A203]*[.$I$2])" office:value-type="float" office:value="31725000" calcext:value-type="float">
            <text:p>31725000</text:p>
          </table:table-cell>
          <table:table-cell table:formula="of:=ROUND([.B203]/1000;0)" office:value-type="float" office:value="31725" calcext:value-type="float">
            <text:p>31725</text:p>
          </table:table-cell>
          <table:table-cell table:formula="of:=[.B203]/[.$I$4]" office:value-type="float" office:value="7931250" calcext:value-type="float">
            <text:p>7931250</text:p>
          </table:table-cell>
          <table:table-cell table:formula="of:=ROUND([.D203]/1000;0)" office:value-type="float" office:value="7931" calcext:value-type="float">
            <text:p>7931</text:p>
          </table:table-cell>
          <table:table-cell table:formula="of:=[.D203]/([.$I$1]+1)" office:value-type="float" office:value="495703.125" calcext:value-type="float">
            <text:p>495703.125</text:p>
          </table:table-cell>
          <table:table-cell table:formula="of:=ROUND([.F203]/1000;2)" office:value-type="float" office:value="495.7" calcext:value-type="float">
            <text:p>495.7</text:p>
          </table:table-cell>
          <table:table-cell table:number-columns-repeated="11"/>
        </table:table-row>
        <table:table-row table:style-name="ro1">
          <table:table-cell table:formula="of:=1+[.A203]" office:value-type="float" office:value="202" calcext:value-type="float">
            <text:p>202</text:p>
          </table:table-cell>
          <table:table-cell table:formula="of:=[.$I$3]+([.A204]*[.$I$2])" office:value-type="float" office:value="31730000" calcext:value-type="float">
            <text:p>31730000</text:p>
          </table:table-cell>
          <table:table-cell table:formula="of:=ROUND([.B204]/1000;0)" office:value-type="float" office:value="31730" calcext:value-type="float">
            <text:p>31730</text:p>
          </table:table-cell>
          <table:table-cell table:formula="of:=[.B204]/[.$I$4]" office:value-type="float" office:value="7932500" calcext:value-type="float">
            <text:p>7932500</text:p>
          </table:table-cell>
          <table:table-cell table:formula="of:=ROUND([.D204]/1000;0)" office:value-type="float" office:value="7933" calcext:value-type="float">
            <text:p>7933</text:p>
          </table:table-cell>
          <table:table-cell table:formula="of:=[.D204]/([.$I$1]+1)" office:value-type="float" office:value="495781.25" calcext:value-type="float">
            <text:p>495781.25</text:p>
          </table:table-cell>
          <table:table-cell table:formula="of:=ROUND([.F204]/1000;2)" office:value-type="float" office:value="495.78" calcext:value-type="float">
            <text:p>495.78</text:p>
          </table:table-cell>
          <table:table-cell table:number-columns-repeated="11"/>
        </table:table-row>
        <table:table-row table:style-name="ro1">
          <table:table-cell table:formula="of:=1+[.A204]" office:value-type="float" office:value="203" calcext:value-type="float">
            <text:p>203</text:p>
          </table:table-cell>
          <table:table-cell table:formula="of:=[.$I$3]+([.A205]*[.$I$2])" office:value-type="float" office:value="31735000" calcext:value-type="float">
            <text:p>31735000</text:p>
          </table:table-cell>
          <table:table-cell table:formula="of:=ROUND([.B205]/1000;0)" office:value-type="float" office:value="31735" calcext:value-type="float">
            <text:p>31735</text:p>
          </table:table-cell>
          <table:table-cell table:formula="of:=[.B205]/[.$I$4]" office:value-type="float" office:value="7933750" calcext:value-type="float">
            <text:p>7933750</text:p>
          </table:table-cell>
          <table:table-cell table:formula="of:=ROUND([.D205]/1000;0)" office:value-type="float" office:value="7934" calcext:value-type="float">
            <text:p>7934</text:p>
          </table:table-cell>
          <table:table-cell table:formula="of:=[.D205]/([.$I$1]+1)" office:value-type="float" office:value="495859.375" calcext:value-type="float">
            <text:p>495859.375</text:p>
          </table:table-cell>
          <table:table-cell table:formula="of:=ROUND([.F205]/1000;2)" office:value-type="float" office:value="495.86" calcext:value-type="float">
            <text:p>495.86</text:p>
          </table:table-cell>
          <table:table-cell table:number-columns-repeated="11"/>
        </table:table-row>
        <table:table-row table:style-name="ro1">
          <table:table-cell table:formula="of:=1+[.A205]" office:value-type="float" office:value="204" calcext:value-type="float">
            <text:p>204</text:p>
          </table:table-cell>
          <table:table-cell table:formula="of:=[.$I$3]+([.A206]*[.$I$2])" office:value-type="float" office:value="31740000" calcext:value-type="float">
            <text:p>31740000</text:p>
          </table:table-cell>
          <table:table-cell table:formula="of:=ROUND([.B206]/1000;0)" office:value-type="float" office:value="31740" calcext:value-type="float">
            <text:p>31740</text:p>
          </table:table-cell>
          <table:table-cell table:formula="of:=[.B206]/[.$I$4]" office:value-type="float" office:value="7935000" calcext:value-type="float">
            <text:p>7935000</text:p>
          </table:table-cell>
          <table:table-cell table:formula="of:=ROUND([.D206]/1000;0)" office:value-type="float" office:value="7935" calcext:value-type="float">
            <text:p>7935</text:p>
          </table:table-cell>
          <table:table-cell table:formula="of:=[.D206]/([.$I$1]+1)" office:value-type="float" office:value="495937.5" calcext:value-type="float">
            <text:p>495937.5</text:p>
          </table:table-cell>
          <table:table-cell table:formula="of:=ROUND([.F206]/1000;2)" office:value-type="float" office:value="495.94" calcext:value-type="float">
            <text:p>495.94</text:p>
          </table:table-cell>
          <table:table-cell table:number-columns-repeated="11"/>
        </table:table-row>
        <table:table-row table:style-name="ro1">
          <table:table-cell table:formula="of:=1+[.A206]" office:value-type="float" office:value="205" calcext:value-type="float">
            <text:p>205</text:p>
          </table:table-cell>
          <table:table-cell table:formula="of:=[.$I$3]+([.A207]*[.$I$2])" office:value-type="float" office:value="31745000" calcext:value-type="float">
            <text:p>31745000</text:p>
          </table:table-cell>
          <table:table-cell table:formula="of:=ROUND([.B207]/1000;0)" office:value-type="float" office:value="31745" calcext:value-type="float">
            <text:p>31745</text:p>
          </table:table-cell>
          <table:table-cell table:formula="of:=[.B207]/[.$I$4]" office:value-type="float" office:value="7936250" calcext:value-type="float">
            <text:p>7936250</text:p>
          </table:table-cell>
          <table:table-cell table:formula="of:=ROUND([.D207]/1000;0)" office:value-type="float" office:value="7936" calcext:value-type="float">
            <text:p>7936</text:p>
          </table:table-cell>
          <table:table-cell table:formula="of:=[.D207]/([.$I$1]+1)" office:value-type="float" office:value="496015.625" calcext:value-type="float">
            <text:p>496015.625</text:p>
          </table:table-cell>
          <table:table-cell table:formula="of:=ROUND([.F207]/1000;2)" office:value-type="float" office:value="496.02" calcext:value-type="float">
            <text:p>496.02</text:p>
          </table:table-cell>
          <table:table-cell table:number-columns-repeated="11"/>
        </table:table-row>
        <table:table-row table:style-name="ro1">
          <table:table-cell table:formula="of:=1+[.A207]" office:value-type="float" office:value="206" calcext:value-type="float">
            <text:p>206</text:p>
          </table:table-cell>
          <table:table-cell table:formula="of:=[.$I$3]+([.A208]*[.$I$2])" office:value-type="float" office:value="31750000" calcext:value-type="float">
            <text:p>31750000</text:p>
          </table:table-cell>
          <table:table-cell table:formula="of:=ROUND([.B208]/1000;0)" office:value-type="float" office:value="31750" calcext:value-type="float">
            <text:p>31750</text:p>
          </table:table-cell>
          <table:table-cell table:formula="of:=[.B208]/[.$I$4]" office:value-type="float" office:value="7937500" calcext:value-type="float">
            <text:p>7937500</text:p>
          </table:table-cell>
          <table:table-cell table:formula="of:=ROUND([.D208]/1000;0)" office:value-type="float" office:value="7938" calcext:value-type="float">
            <text:p>7938</text:p>
          </table:table-cell>
          <table:table-cell table:formula="of:=[.D208]/([.$I$1]+1)" office:value-type="float" office:value="496093.75" calcext:value-type="float">
            <text:p>496093.75</text:p>
          </table:table-cell>
          <table:table-cell table:formula="of:=ROUND([.F208]/1000;2)" office:value-type="float" office:value="496.09" calcext:value-type="float">
            <text:p>496.09</text:p>
          </table:table-cell>
          <table:table-cell table:number-columns-repeated="11"/>
        </table:table-row>
        <table:table-row table:style-name="ro1">
          <table:table-cell table:formula="of:=1+[.A208]" office:value-type="float" office:value="207" calcext:value-type="float">
            <text:p>207</text:p>
          </table:table-cell>
          <table:table-cell table:formula="of:=[.$I$3]+([.A209]*[.$I$2])" office:value-type="float" office:value="31755000" calcext:value-type="float">
            <text:p>31755000</text:p>
          </table:table-cell>
          <table:table-cell table:formula="of:=ROUND([.B209]/1000;0)" office:value-type="float" office:value="31755" calcext:value-type="float">
            <text:p>31755</text:p>
          </table:table-cell>
          <table:table-cell table:formula="of:=[.B209]/[.$I$4]" office:value-type="float" office:value="7938750" calcext:value-type="float">
            <text:p>7938750</text:p>
          </table:table-cell>
          <table:table-cell table:formula="of:=ROUND([.D209]/1000;0)" office:value-type="float" office:value="7939" calcext:value-type="float">
            <text:p>7939</text:p>
          </table:table-cell>
          <table:table-cell table:formula="of:=[.D209]/([.$I$1]+1)" office:value-type="float" office:value="496171.875" calcext:value-type="float">
            <text:p>496171.875</text:p>
          </table:table-cell>
          <table:table-cell table:formula="of:=ROUND([.F209]/1000;2)" office:value-type="float" office:value="496.17" calcext:value-type="float">
            <text:p>496.17</text:p>
          </table:table-cell>
          <table:table-cell table:number-columns-repeated="11"/>
        </table:table-row>
        <table:table-row table:style-name="ro1">
          <table:table-cell table:formula="of:=1+[.A209]" office:value-type="float" office:value="208" calcext:value-type="float">
            <text:p>208</text:p>
          </table:table-cell>
          <table:table-cell table:formula="of:=[.$I$3]+([.A210]*[.$I$2])" office:value-type="float" office:value="31760000" calcext:value-type="float">
            <text:p>31760000</text:p>
          </table:table-cell>
          <table:table-cell table:formula="of:=ROUND([.B210]/1000;0)" office:value-type="float" office:value="31760" calcext:value-type="float">
            <text:p>31760</text:p>
          </table:table-cell>
          <table:table-cell table:formula="of:=[.B210]/[.$I$4]" office:value-type="float" office:value="7940000" calcext:value-type="float">
            <text:p>7940000</text:p>
          </table:table-cell>
          <table:table-cell table:formula="of:=ROUND([.D210]/1000;0)" office:value-type="float" office:value="7940" calcext:value-type="float">
            <text:p>7940</text:p>
          </table:table-cell>
          <table:table-cell table:formula="of:=[.D210]/([.$I$1]+1)" office:value-type="float" office:value="496250" calcext:value-type="float">
            <text:p>496250</text:p>
          </table:table-cell>
          <table:table-cell table:formula="of:=ROUND([.F210]/1000;2)" office:value-type="float" office:value="496.25" calcext:value-type="float">
            <text:p>496.25</text:p>
          </table:table-cell>
          <table:table-cell table:number-columns-repeated="11"/>
        </table:table-row>
        <table:table-row table:style-name="ro1">
          <table:table-cell table:formula="of:=1+[.A210]" office:value-type="float" office:value="209" calcext:value-type="float">
            <text:p>209</text:p>
          </table:table-cell>
          <table:table-cell table:formula="of:=[.$I$3]+([.A211]*[.$I$2])" office:value-type="float" office:value="31765000" calcext:value-type="float">
            <text:p>31765000</text:p>
          </table:table-cell>
          <table:table-cell table:formula="of:=ROUND([.B211]/1000;0)" office:value-type="float" office:value="31765" calcext:value-type="float">
            <text:p>31765</text:p>
          </table:table-cell>
          <table:table-cell table:formula="of:=[.B211]/[.$I$4]" office:value-type="float" office:value="7941250" calcext:value-type="float">
            <text:p>7941250</text:p>
          </table:table-cell>
          <table:table-cell table:formula="of:=ROUND([.D211]/1000;0)" office:value-type="float" office:value="7941" calcext:value-type="float">
            <text:p>7941</text:p>
          </table:table-cell>
          <table:table-cell table:formula="of:=[.D211]/([.$I$1]+1)" office:value-type="float" office:value="496328.125" calcext:value-type="float">
            <text:p>496328.125</text:p>
          </table:table-cell>
          <table:table-cell table:formula="of:=ROUND([.F211]/1000;2)" office:value-type="float" office:value="496.33" calcext:value-type="float">
            <text:p>496.33</text:p>
          </table:table-cell>
          <table:table-cell table:number-columns-repeated="11"/>
        </table:table-row>
        <table:table-row table:style-name="ro1">
          <table:table-cell table:formula="of:=1+[.A211]" office:value-type="float" office:value="210" calcext:value-type="float">
            <text:p>210</text:p>
          </table:table-cell>
          <table:table-cell table:formula="of:=[.$I$3]+([.A212]*[.$I$2])" office:value-type="float" office:value="31770000" calcext:value-type="float">
            <text:p>31770000</text:p>
          </table:table-cell>
          <table:table-cell table:formula="of:=ROUND([.B212]/1000;0)" office:value-type="float" office:value="31770" calcext:value-type="float">
            <text:p>31770</text:p>
          </table:table-cell>
          <table:table-cell table:formula="of:=[.B212]/[.$I$4]" office:value-type="float" office:value="7942500" calcext:value-type="float">
            <text:p>7942500</text:p>
          </table:table-cell>
          <table:table-cell table:formula="of:=ROUND([.D212]/1000;0)" office:value-type="float" office:value="7943" calcext:value-type="float">
            <text:p>7943</text:p>
          </table:table-cell>
          <table:table-cell table:formula="of:=[.D212]/([.$I$1]+1)" office:value-type="float" office:value="496406.25" calcext:value-type="float">
            <text:p>496406.25</text:p>
          </table:table-cell>
          <table:table-cell table:formula="of:=ROUND([.F212]/1000;2)" office:value-type="float" office:value="496.41" calcext:value-type="float">
            <text:p>496.41</text:p>
          </table:table-cell>
          <table:table-cell table:number-columns-repeated="11"/>
        </table:table-row>
        <table:table-row table:style-name="ro1">
          <table:table-cell table:formula="of:=1+[.A212]" office:value-type="float" office:value="211" calcext:value-type="float">
            <text:p>211</text:p>
          </table:table-cell>
          <table:table-cell table:formula="of:=[.$I$3]+([.A213]*[.$I$2])" office:value-type="float" office:value="31775000" calcext:value-type="float">
            <text:p>31775000</text:p>
          </table:table-cell>
          <table:table-cell table:formula="of:=ROUND([.B213]/1000;0)" office:value-type="float" office:value="31775" calcext:value-type="float">
            <text:p>31775</text:p>
          </table:table-cell>
          <table:table-cell table:formula="of:=[.B213]/[.$I$4]" office:value-type="float" office:value="7943750" calcext:value-type="float">
            <text:p>7943750</text:p>
          </table:table-cell>
          <table:table-cell table:formula="of:=ROUND([.D213]/1000;0)" office:value-type="float" office:value="7944" calcext:value-type="float">
            <text:p>7944</text:p>
          </table:table-cell>
          <table:table-cell table:formula="of:=[.D213]/([.$I$1]+1)" office:value-type="float" office:value="496484.375" calcext:value-type="float">
            <text:p>496484.375</text:p>
          </table:table-cell>
          <table:table-cell table:formula="of:=ROUND([.F213]/1000;2)" office:value-type="float" office:value="496.48" calcext:value-type="float">
            <text:p>496.48</text:p>
          </table:table-cell>
          <table:table-cell table:number-columns-repeated="11"/>
        </table:table-row>
        <table:table-row table:style-name="ro1">
          <table:table-cell table:formula="of:=1+[.A213]" office:value-type="float" office:value="212" calcext:value-type="float">
            <text:p>212</text:p>
          </table:table-cell>
          <table:table-cell table:formula="of:=[.$I$3]+([.A214]*[.$I$2])" office:value-type="float" office:value="31780000" calcext:value-type="float">
            <text:p>31780000</text:p>
          </table:table-cell>
          <table:table-cell table:formula="of:=ROUND([.B214]/1000;0)" office:value-type="float" office:value="31780" calcext:value-type="float">
            <text:p>31780</text:p>
          </table:table-cell>
          <table:table-cell table:formula="of:=[.B214]/[.$I$4]" office:value-type="float" office:value="7945000" calcext:value-type="float">
            <text:p>7945000</text:p>
          </table:table-cell>
          <table:table-cell table:formula="of:=ROUND([.D214]/1000;0)" office:value-type="float" office:value="7945" calcext:value-type="float">
            <text:p>7945</text:p>
          </table:table-cell>
          <table:table-cell table:formula="of:=[.D214]/([.$I$1]+1)" office:value-type="float" office:value="496562.5" calcext:value-type="float">
            <text:p>496562.5</text:p>
          </table:table-cell>
          <table:table-cell table:formula="of:=ROUND([.F214]/1000;2)" office:value-type="float" office:value="496.56" calcext:value-type="float">
            <text:p>496.56</text:p>
          </table:table-cell>
          <table:table-cell table:number-columns-repeated="11"/>
        </table:table-row>
        <table:table-row table:style-name="ro1">
          <table:table-cell table:formula="of:=1+[.A214]" office:value-type="float" office:value="213" calcext:value-type="float">
            <text:p>213</text:p>
          </table:table-cell>
          <table:table-cell table:formula="of:=[.$I$3]+([.A215]*[.$I$2])" office:value-type="float" office:value="31785000" calcext:value-type="float">
            <text:p>31785000</text:p>
          </table:table-cell>
          <table:table-cell table:formula="of:=ROUND([.B215]/1000;0)" office:value-type="float" office:value="31785" calcext:value-type="float">
            <text:p>31785</text:p>
          </table:table-cell>
          <table:table-cell table:formula="of:=[.B215]/[.$I$4]" office:value-type="float" office:value="7946250" calcext:value-type="float">
            <text:p>7946250</text:p>
          </table:table-cell>
          <table:table-cell table:formula="of:=ROUND([.D215]/1000;0)" office:value-type="float" office:value="7946" calcext:value-type="float">
            <text:p>7946</text:p>
          </table:table-cell>
          <table:table-cell table:formula="of:=[.D215]/([.$I$1]+1)" office:value-type="float" office:value="496640.625" calcext:value-type="float">
            <text:p>496640.625</text:p>
          </table:table-cell>
          <table:table-cell table:formula="of:=ROUND([.F215]/1000;2)" office:value-type="float" office:value="496.64" calcext:value-type="float">
            <text:p>496.64</text:p>
          </table:table-cell>
          <table:table-cell table:number-columns-repeated="11"/>
        </table:table-row>
        <table:table-row table:style-name="ro1">
          <table:table-cell table:formula="of:=1+[.A215]" office:value-type="float" office:value="214" calcext:value-type="float">
            <text:p>214</text:p>
          </table:table-cell>
          <table:table-cell table:formula="of:=[.$I$3]+([.A216]*[.$I$2])" office:value-type="float" office:value="31790000" calcext:value-type="float">
            <text:p>31790000</text:p>
          </table:table-cell>
          <table:table-cell table:formula="of:=ROUND([.B216]/1000;0)" office:value-type="float" office:value="31790" calcext:value-type="float">
            <text:p>31790</text:p>
          </table:table-cell>
          <table:table-cell table:formula="of:=[.B216]/[.$I$4]" office:value-type="float" office:value="7947500" calcext:value-type="float">
            <text:p>7947500</text:p>
          </table:table-cell>
          <table:table-cell table:formula="of:=ROUND([.D216]/1000;0)" office:value-type="float" office:value="7948" calcext:value-type="float">
            <text:p>7948</text:p>
          </table:table-cell>
          <table:table-cell table:formula="of:=[.D216]/([.$I$1]+1)" office:value-type="float" office:value="496718.75" calcext:value-type="float">
            <text:p>496718.75</text:p>
          </table:table-cell>
          <table:table-cell table:formula="of:=ROUND([.F216]/1000;2)" office:value-type="float" office:value="496.72" calcext:value-type="float">
            <text:p>496.72</text:p>
          </table:table-cell>
          <table:table-cell table:number-columns-repeated="11"/>
        </table:table-row>
        <table:table-row table:style-name="ro1">
          <table:table-cell table:formula="of:=1+[.A216]" office:value-type="float" office:value="215" calcext:value-type="float">
            <text:p>215</text:p>
          </table:table-cell>
          <table:table-cell table:formula="of:=[.$I$3]+([.A217]*[.$I$2])" office:value-type="float" office:value="31795000" calcext:value-type="float">
            <text:p>31795000</text:p>
          </table:table-cell>
          <table:table-cell table:formula="of:=ROUND([.B217]/1000;0)" office:value-type="float" office:value="31795" calcext:value-type="float">
            <text:p>31795</text:p>
          </table:table-cell>
          <table:table-cell table:formula="of:=[.B217]/[.$I$4]" office:value-type="float" office:value="7948750" calcext:value-type="float">
            <text:p>7948750</text:p>
          </table:table-cell>
          <table:table-cell table:formula="of:=ROUND([.D217]/1000;0)" office:value-type="float" office:value="7949" calcext:value-type="float">
            <text:p>7949</text:p>
          </table:table-cell>
          <table:table-cell table:formula="of:=[.D217]/([.$I$1]+1)" office:value-type="float" office:value="496796.875" calcext:value-type="float">
            <text:p>496796.875</text:p>
          </table:table-cell>
          <table:table-cell table:formula="of:=ROUND([.F217]/1000;2)" office:value-type="float" office:value="496.8" calcext:value-type="float">
            <text:p>496.8</text:p>
          </table:table-cell>
          <table:table-cell table:number-columns-repeated="11"/>
        </table:table-row>
        <table:table-row table:style-name="ro1">
          <table:table-cell table:formula="of:=1+[.A217]" office:value-type="float" office:value="216" calcext:value-type="float">
            <text:p>216</text:p>
          </table:table-cell>
          <table:table-cell table:formula="of:=[.$I$3]+([.A218]*[.$I$2])" office:value-type="float" office:value="31800000" calcext:value-type="float">
            <text:p>31800000</text:p>
          </table:table-cell>
          <table:table-cell table:formula="of:=ROUND([.B218]/1000;0)" office:value-type="float" office:value="31800" calcext:value-type="float">
            <text:p>31800</text:p>
          </table:table-cell>
          <table:table-cell table:formula="of:=[.B218]/[.$I$4]" office:value-type="float" office:value="7950000" calcext:value-type="float">
            <text:p>7950000</text:p>
          </table:table-cell>
          <table:table-cell table:formula="of:=ROUND([.D218]/1000;0)" office:value-type="float" office:value="7950" calcext:value-type="float">
            <text:p>7950</text:p>
          </table:table-cell>
          <table:table-cell table:formula="of:=[.D218]/([.$I$1]+1)" office:value-type="float" office:value="496875" calcext:value-type="float">
            <text:p>496875</text:p>
          </table:table-cell>
          <table:table-cell table:formula="of:=ROUND([.F218]/1000;2)" office:value-type="float" office:value="496.88" calcext:value-type="float">
            <text:p>496.88</text:p>
          </table:table-cell>
          <table:table-cell table:number-columns-repeated="11"/>
        </table:table-row>
        <table:table-row table:style-name="ro1">
          <table:table-cell table:formula="of:=1+[.A218]" office:value-type="float" office:value="217" calcext:value-type="float">
            <text:p>217</text:p>
          </table:table-cell>
          <table:table-cell table:formula="of:=[.$I$3]+([.A219]*[.$I$2])" office:value-type="float" office:value="31805000" calcext:value-type="float">
            <text:p>31805000</text:p>
          </table:table-cell>
          <table:table-cell table:formula="of:=ROUND([.B219]/1000;0)" office:value-type="float" office:value="31805" calcext:value-type="float">
            <text:p>31805</text:p>
          </table:table-cell>
          <table:table-cell table:formula="of:=[.B219]/[.$I$4]" office:value-type="float" office:value="7951250" calcext:value-type="float">
            <text:p>7951250</text:p>
          </table:table-cell>
          <table:table-cell table:formula="of:=ROUND([.D219]/1000;0)" office:value-type="float" office:value="7951" calcext:value-type="float">
            <text:p>7951</text:p>
          </table:table-cell>
          <table:table-cell table:formula="of:=[.D219]/([.$I$1]+1)" office:value-type="float" office:value="496953.125" calcext:value-type="float">
            <text:p>496953.125</text:p>
          </table:table-cell>
          <table:table-cell table:formula="of:=ROUND([.F219]/1000;2)" office:value-type="float" office:value="496.95" calcext:value-type="float">
            <text:p>496.95</text:p>
          </table:table-cell>
          <table:table-cell table:number-columns-repeated="11"/>
        </table:table-row>
        <table:table-row table:style-name="ro1">
          <table:table-cell table:formula="of:=1+[.A219]" office:value-type="float" office:value="218" calcext:value-type="float">
            <text:p>218</text:p>
          </table:table-cell>
          <table:table-cell table:formula="of:=[.$I$3]+([.A220]*[.$I$2])" office:value-type="float" office:value="31810000" calcext:value-type="float">
            <text:p>31810000</text:p>
          </table:table-cell>
          <table:table-cell table:formula="of:=ROUND([.B220]/1000;0)" office:value-type="float" office:value="31810" calcext:value-type="float">
            <text:p>31810</text:p>
          </table:table-cell>
          <table:table-cell table:formula="of:=[.B220]/[.$I$4]" office:value-type="float" office:value="7952500" calcext:value-type="float">
            <text:p>7952500</text:p>
          </table:table-cell>
          <table:table-cell table:formula="of:=ROUND([.D220]/1000;0)" office:value-type="float" office:value="7953" calcext:value-type="float">
            <text:p>7953</text:p>
          </table:table-cell>
          <table:table-cell table:formula="of:=[.D220]/([.$I$1]+1)" office:value-type="float" office:value="497031.25" calcext:value-type="float">
            <text:p>497031.25</text:p>
          </table:table-cell>
          <table:table-cell table:formula="of:=ROUND([.F220]/1000;2)" office:value-type="float" office:value="497.03" calcext:value-type="float">
            <text:p>497.03</text:p>
          </table:table-cell>
          <table:table-cell table:number-columns-repeated="11"/>
        </table:table-row>
        <table:table-row table:style-name="ro1">
          <table:table-cell table:formula="of:=1+[.A220]" office:value-type="float" office:value="219" calcext:value-type="float">
            <text:p>219</text:p>
          </table:table-cell>
          <table:table-cell table:formula="of:=[.$I$3]+([.A221]*[.$I$2])" office:value-type="float" office:value="31815000" calcext:value-type="float">
            <text:p>31815000</text:p>
          </table:table-cell>
          <table:table-cell table:formula="of:=ROUND([.B221]/1000;0)" office:value-type="float" office:value="31815" calcext:value-type="float">
            <text:p>31815</text:p>
          </table:table-cell>
          <table:table-cell table:formula="of:=[.B221]/[.$I$4]" office:value-type="float" office:value="7953750" calcext:value-type="float">
            <text:p>7953750</text:p>
          </table:table-cell>
          <table:table-cell table:formula="of:=ROUND([.D221]/1000;0)" office:value-type="float" office:value="7954" calcext:value-type="float">
            <text:p>7954</text:p>
          </table:table-cell>
          <table:table-cell table:formula="of:=[.D221]/([.$I$1]+1)" office:value-type="float" office:value="497109.375" calcext:value-type="float">
            <text:p>497109.375</text:p>
          </table:table-cell>
          <table:table-cell table:formula="of:=ROUND([.F221]/1000;2)" office:value-type="float" office:value="497.11" calcext:value-type="float">
            <text:p>497.11</text:p>
          </table:table-cell>
          <table:table-cell table:number-columns-repeated="11"/>
        </table:table-row>
        <table:table-row table:style-name="ro1">
          <table:table-cell table:formula="of:=1+[.A221]" office:value-type="float" office:value="220" calcext:value-type="float">
            <text:p>220</text:p>
          </table:table-cell>
          <table:table-cell table:formula="of:=[.$I$3]+([.A222]*[.$I$2])" office:value-type="float" office:value="31820000" calcext:value-type="float">
            <text:p>31820000</text:p>
          </table:table-cell>
          <table:table-cell table:formula="of:=ROUND([.B222]/1000;0)" office:value-type="float" office:value="31820" calcext:value-type="float">
            <text:p>31820</text:p>
          </table:table-cell>
          <table:table-cell table:formula="of:=[.B222]/[.$I$4]" office:value-type="float" office:value="7955000" calcext:value-type="float">
            <text:p>7955000</text:p>
          </table:table-cell>
          <table:table-cell table:formula="of:=ROUND([.D222]/1000;0)" office:value-type="float" office:value="7955" calcext:value-type="float">
            <text:p>7955</text:p>
          </table:table-cell>
          <table:table-cell table:formula="of:=[.D222]/([.$I$1]+1)" office:value-type="float" office:value="497187.5" calcext:value-type="float">
            <text:p>497187.5</text:p>
          </table:table-cell>
          <table:table-cell table:formula="of:=ROUND([.F222]/1000;2)" office:value-type="float" office:value="497.19" calcext:value-type="float">
            <text:p>497.19</text:p>
          </table:table-cell>
          <table:table-cell table:number-columns-repeated="11"/>
        </table:table-row>
        <table:table-row table:style-name="ro1">
          <table:table-cell table:formula="of:=1+[.A222]" office:value-type="float" office:value="221" calcext:value-type="float">
            <text:p>221</text:p>
          </table:table-cell>
          <table:table-cell table:formula="of:=[.$I$3]+([.A223]*[.$I$2])" office:value-type="float" office:value="31825000" calcext:value-type="float">
            <text:p>31825000</text:p>
          </table:table-cell>
          <table:table-cell table:formula="of:=ROUND([.B223]/1000;0)" office:value-type="float" office:value="31825" calcext:value-type="float">
            <text:p>31825</text:p>
          </table:table-cell>
          <table:table-cell table:formula="of:=[.B223]/[.$I$4]" office:value-type="float" office:value="7956250" calcext:value-type="float">
            <text:p>7956250</text:p>
          </table:table-cell>
          <table:table-cell table:formula="of:=ROUND([.D223]/1000;0)" office:value-type="float" office:value="7956" calcext:value-type="float">
            <text:p>7956</text:p>
          </table:table-cell>
          <table:table-cell table:formula="of:=[.D223]/([.$I$1]+1)" office:value-type="float" office:value="497265.625" calcext:value-type="float">
            <text:p>497265.625</text:p>
          </table:table-cell>
          <table:table-cell table:formula="of:=ROUND([.F223]/1000;2)" office:value-type="float" office:value="497.27" calcext:value-type="float">
            <text:p>497.27</text:p>
          </table:table-cell>
          <table:table-cell table:number-columns-repeated="11"/>
        </table:table-row>
        <table:table-row table:style-name="ro1">
          <table:table-cell table:formula="of:=1+[.A223]" office:value-type="float" office:value="222" calcext:value-type="float">
            <text:p>222</text:p>
          </table:table-cell>
          <table:table-cell table:formula="of:=[.$I$3]+([.A224]*[.$I$2])" office:value-type="float" office:value="31830000" calcext:value-type="float">
            <text:p>31830000</text:p>
          </table:table-cell>
          <table:table-cell table:formula="of:=ROUND([.B224]/1000;0)" office:value-type="float" office:value="31830" calcext:value-type="float">
            <text:p>31830</text:p>
          </table:table-cell>
          <table:table-cell table:formula="of:=[.B224]/[.$I$4]" office:value-type="float" office:value="7957500" calcext:value-type="float">
            <text:p>7957500</text:p>
          </table:table-cell>
          <table:table-cell table:formula="of:=ROUND([.D224]/1000;0)" office:value-type="float" office:value="7958" calcext:value-type="float">
            <text:p>7958</text:p>
          </table:table-cell>
          <table:table-cell table:formula="of:=[.D224]/([.$I$1]+1)" office:value-type="float" office:value="497343.75" calcext:value-type="float">
            <text:p>497343.75</text:p>
          </table:table-cell>
          <table:table-cell table:formula="of:=ROUND([.F224]/1000;2)" office:value-type="float" office:value="497.34" calcext:value-type="float">
            <text:p>497.34</text:p>
          </table:table-cell>
          <table:table-cell table:number-columns-repeated="11"/>
        </table:table-row>
        <table:table-row table:style-name="ro1">
          <table:table-cell table:formula="of:=1+[.A224]" office:value-type="float" office:value="223" calcext:value-type="float">
            <text:p>223</text:p>
          </table:table-cell>
          <table:table-cell table:formula="of:=[.$I$3]+([.A225]*[.$I$2])" office:value-type="float" office:value="31835000" calcext:value-type="float">
            <text:p>31835000</text:p>
          </table:table-cell>
          <table:table-cell table:formula="of:=ROUND([.B225]/1000;0)" office:value-type="float" office:value="31835" calcext:value-type="float">
            <text:p>31835</text:p>
          </table:table-cell>
          <table:table-cell table:formula="of:=[.B225]/[.$I$4]" office:value-type="float" office:value="7958750" calcext:value-type="float">
            <text:p>7958750</text:p>
          </table:table-cell>
          <table:table-cell table:formula="of:=ROUND([.D225]/1000;0)" office:value-type="float" office:value="7959" calcext:value-type="float">
            <text:p>7959</text:p>
          </table:table-cell>
          <table:table-cell table:formula="of:=[.D225]/([.$I$1]+1)" office:value-type="float" office:value="497421.875" calcext:value-type="float">
            <text:p>497421.875</text:p>
          </table:table-cell>
          <table:table-cell table:formula="of:=ROUND([.F225]/1000;2)" office:value-type="float" office:value="497.42" calcext:value-type="float">
            <text:p>497.42</text:p>
          </table:table-cell>
          <table:table-cell table:number-columns-repeated="11"/>
        </table:table-row>
        <table:table-row table:style-name="ro1">
          <table:table-cell table:formula="of:=1+[.A225]" office:value-type="float" office:value="224" calcext:value-type="float">
            <text:p>224</text:p>
          </table:table-cell>
          <table:table-cell table:formula="of:=[.$I$3]+([.A226]*[.$I$2])" office:value-type="float" office:value="31840000" calcext:value-type="float">
            <text:p>31840000</text:p>
          </table:table-cell>
          <table:table-cell table:formula="of:=ROUND([.B226]/1000;0)" office:value-type="float" office:value="31840" calcext:value-type="float">
            <text:p>31840</text:p>
          </table:table-cell>
          <table:table-cell table:formula="of:=[.B226]/[.$I$4]" office:value-type="float" office:value="7960000" calcext:value-type="float">
            <text:p>7960000</text:p>
          </table:table-cell>
          <table:table-cell table:formula="of:=ROUND([.D226]/1000;0)" office:value-type="float" office:value="7960" calcext:value-type="float">
            <text:p>7960</text:p>
          </table:table-cell>
          <table:table-cell table:formula="of:=[.D226]/([.$I$1]+1)" office:value-type="float" office:value="497500" calcext:value-type="float">
            <text:p>497500</text:p>
          </table:table-cell>
          <table:table-cell table:formula="of:=ROUND([.F226]/1000;2)" office:value-type="float" office:value="497.5" calcext:value-type="float">
            <text:p>497.5</text:p>
          </table:table-cell>
          <table:table-cell table:number-columns-repeated="11"/>
        </table:table-row>
        <table:table-row table:style-name="ro1">
          <table:table-cell table:formula="of:=1+[.A226]" office:value-type="float" office:value="225" calcext:value-type="float">
            <text:p>225</text:p>
          </table:table-cell>
          <table:table-cell table:formula="of:=[.$I$3]+([.A227]*[.$I$2])" office:value-type="float" office:value="31845000" calcext:value-type="float">
            <text:p>31845000</text:p>
          </table:table-cell>
          <table:table-cell table:formula="of:=ROUND([.B227]/1000;0)" office:value-type="float" office:value="31845" calcext:value-type="float">
            <text:p>31845</text:p>
          </table:table-cell>
          <table:table-cell table:formula="of:=[.B227]/[.$I$4]" office:value-type="float" office:value="7961250" calcext:value-type="float">
            <text:p>7961250</text:p>
          </table:table-cell>
          <table:table-cell table:formula="of:=ROUND([.D227]/1000;0)" office:value-type="float" office:value="7961" calcext:value-type="float">
            <text:p>7961</text:p>
          </table:table-cell>
          <table:table-cell table:formula="of:=[.D227]/([.$I$1]+1)" office:value-type="float" office:value="497578.125" calcext:value-type="float">
            <text:p>497578.125</text:p>
          </table:table-cell>
          <table:table-cell table:formula="of:=ROUND([.F227]/1000;2)" office:value-type="float" office:value="497.58" calcext:value-type="float">
            <text:p>497.58</text:p>
          </table:table-cell>
          <table:table-cell table:number-columns-repeated="11"/>
        </table:table-row>
        <table:table-row table:style-name="ro1">
          <table:table-cell table:formula="of:=1+[.A227]" office:value-type="float" office:value="226" calcext:value-type="float">
            <text:p>226</text:p>
          </table:table-cell>
          <table:table-cell table:formula="of:=[.$I$3]+([.A228]*[.$I$2])" office:value-type="float" office:value="31850000" calcext:value-type="float">
            <text:p>31850000</text:p>
          </table:table-cell>
          <table:table-cell table:formula="of:=ROUND([.B228]/1000;0)" office:value-type="float" office:value="31850" calcext:value-type="float">
            <text:p>31850</text:p>
          </table:table-cell>
          <table:table-cell table:formula="of:=[.B228]/[.$I$4]" office:value-type="float" office:value="7962500" calcext:value-type="float">
            <text:p>7962500</text:p>
          </table:table-cell>
          <table:table-cell table:formula="of:=ROUND([.D228]/1000;0)" office:value-type="float" office:value="7963" calcext:value-type="float">
            <text:p>7963</text:p>
          </table:table-cell>
          <table:table-cell table:formula="of:=[.D228]/([.$I$1]+1)" office:value-type="float" office:value="497656.25" calcext:value-type="float">
            <text:p>497656.25</text:p>
          </table:table-cell>
          <table:table-cell table:formula="of:=ROUND([.F228]/1000;2)" office:value-type="float" office:value="497.66" calcext:value-type="float">
            <text:p>497.66</text:p>
          </table:table-cell>
          <table:table-cell table:number-columns-repeated="11"/>
        </table:table-row>
        <table:table-row table:style-name="ro1">
          <table:table-cell table:formula="of:=1+[.A228]" office:value-type="float" office:value="227" calcext:value-type="float">
            <text:p>227</text:p>
          </table:table-cell>
          <table:table-cell table:formula="of:=[.$I$3]+([.A229]*[.$I$2])" office:value-type="float" office:value="31855000" calcext:value-type="float">
            <text:p>31855000</text:p>
          </table:table-cell>
          <table:table-cell table:formula="of:=ROUND([.B229]/1000;0)" office:value-type="float" office:value="31855" calcext:value-type="float">
            <text:p>31855</text:p>
          </table:table-cell>
          <table:table-cell table:formula="of:=[.B229]/[.$I$4]" office:value-type="float" office:value="7963750" calcext:value-type="float">
            <text:p>7963750</text:p>
          </table:table-cell>
          <table:table-cell table:formula="of:=ROUND([.D229]/1000;0)" office:value-type="float" office:value="7964" calcext:value-type="float">
            <text:p>7964</text:p>
          </table:table-cell>
          <table:table-cell table:formula="of:=[.D229]/([.$I$1]+1)" office:value-type="float" office:value="497734.375" calcext:value-type="float">
            <text:p>497734.375</text:p>
          </table:table-cell>
          <table:table-cell table:formula="of:=ROUND([.F229]/1000;2)" office:value-type="float" office:value="497.73" calcext:value-type="float">
            <text:p>497.73</text:p>
          </table:table-cell>
          <table:table-cell table:number-columns-repeated="11"/>
        </table:table-row>
        <table:table-row table:style-name="ro1">
          <table:table-cell table:formula="of:=1+[.A229]" office:value-type="float" office:value="228" calcext:value-type="float">
            <text:p>228</text:p>
          </table:table-cell>
          <table:table-cell table:formula="of:=[.$I$3]+([.A230]*[.$I$2])" office:value-type="float" office:value="31860000" calcext:value-type="float">
            <text:p>31860000</text:p>
          </table:table-cell>
          <table:table-cell table:formula="of:=ROUND([.B230]/1000;0)" office:value-type="float" office:value="31860" calcext:value-type="float">
            <text:p>31860</text:p>
          </table:table-cell>
          <table:table-cell table:formula="of:=[.B230]/[.$I$4]" office:value-type="float" office:value="7965000" calcext:value-type="float">
            <text:p>7965000</text:p>
          </table:table-cell>
          <table:table-cell table:formula="of:=ROUND([.D230]/1000;0)" office:value-type="float" office:value="7965" calcext:value-type="float">
            <text:p>7965</text:p>
          </table:table-cell>
          <table:table-cell table:formula="of:=[.D230]/([.$I$1]+1)" office:value-type="float" office:value="497812.5" calcext:value-type="float">
            <text:p>497812.5</text:p>
          </table:table-cell>
          <table:table-cell table:formula="of:=ROUND([.F230]/1000;2)" office:value-type="float" office:value="497.81" calcext:value-type="float">
            <text:p>497.81</text:p>
          </table:table-cell>
          <table:table-cell table:number-columns-repeated="11"/>
        </table:table-row>
        <table:table-row table:style-name="ro1">
          <table:table-cell table:formula="of:=1+[.A230]" office:value-type="float" office:value="229" calcext:value-type="float">
            <text:p>229</text:p>
          </table:table-cell>
          <table:table-cell table:formula="of:=[.$I$3]+([.A231]*[.$I$2])" office:value-type="float" office:value="31865000" calcext:value-type="float">
            <text:p>31865000</text:p>
          </table:table-cell>
          <table:table-cell table:formula="of:=ROUND([.B231]/1000;0)" office:value-type="float" office:value="31865" calcext:value-type="float">
            <text:p>31865</text:p>
          </table:table-cell>
          <table:table-cell table:formula="of:=[.B231]/[.$I$4]" office:value-type="float" office:value="7966250" calcext:value-type="float">
            <text:p>7966250</text:p>
          </table:table-cell>
          <table:table-cell table:formula="of:=ROUND([.D231]/1000;0)" office:value-type="float" office:value="7966" calcext:value-type="float">
            <text:p>7966</text:p>
          </table:table-cell>
          <table:table-cell table:formula="of:=[.D231]/([.$I$1]+1)" office:value-type="float" office:value="497890.625" calcext:value-type="float">
            <text:p>497890.625</text:p>
          </table:table-cell>
          <table:table-cell table:formula="of:=ROUND([.F231]/1000;2)" office:value-type="float" office:value="497.89" calcext:value-type="float">
            <text:p>497.89</text:p>
          </table:table-cell>
          <table:table-cell table:number-columns-repeated="11"/>
        </table:table-row>
        <table:table-row table:style-name="ro1">
          <table:table-cell table:formula="of:=1+[.A231]" office:value-type="float" office:value="230" calcext:value-type="float">
            <text:p>230</text:p>
          </table:table-cell>
          <table:table-cell table:formula="of:=[.$I$3]+([.A232]*[.$I$2])" office:value-type="float" office:value="31870000" calcext:value-type="float">
            <text:p>31870000</text:p>
          </table:table-cell>
          <table:table-cell table:formula="of:=ROUND([.B232]/1000;0)" office:value-type="float" office:value="31870" calcext:value-type="float">
            <text:p>31870</text:p>
          </table:table-cell>
          <table:table-cell table:formula="of:=[.B232]/[.$I$4]" office:value-type="float" office:value="7967500" calcext:value-type="float">
            <text:p>7967500</text:p>
          </table:table-cell>
          <table:table-cell table:formula="of:=ROUND([.D232]/1000;0)" office:value-type="float" office:value="7968" calcext:value-type="float">
            <text:p>7968</text:p>
          </table:table-cell>
          <table:table-cell table:formula="of:=[.D232]/([.$I$1]+1)" office:value-type="float" office:value="497968.75" calcext:value-type="float">
            <text:p>497968.75</text:p>
          </table:table-cell>
          <table:table-cell table:formula="of:=ROUND([.F232]/1000;2)" office:value-type="float" office:value="497.97" calcext:value-type="float">
            <text:p>497.97</text:p>
          </table:table-cell>
          <table:table-cell table:number-columns-repeated="11"/>
        </table:table-row>
        <table:table-row table:style-name="ro1">
          <table:table-cell table:formula="of:=1+[.A232]" office:value-type="float" office:value="231" calcext:value-type="float">
            <text:p>231</text:p>
          </table:table-cell>
          <table:table-cell table:formula="of:=[.$I$3]+([.A233]*[.$I$2])" office:value-type="float" office:value="31875000" calcext:value-type="float">
            <text:p>31875000</text:p>
          </table:table-cell>
          <table:table-cell table:formula="of:=ROUND([.B233]/1000;0)" office:value-type="float" office:value="31875" calcext:value-type="float">
            <text:p>31875</text:p>
          </table:table-cell>
          <table:table-cell table:formula="of:=[.B233]/[.$I$4]" office:value-type="float" office:value="7968750" calcext:value-type="float">
            <text:p>7968750</text:p>
          </table:table-cell>
          <table:table-cell table:formula="of:=ROUND([.D233]/1000;0)" office:value-type="float" office:value="7969" calcext:value-type="float">
            <text:p>7969</text:p>
          </table:table-cell>
          <table:table-cell table:formula="of:=[.D233]/([.$I$1]+1)" office:value-type="float" office:value="498046.875" calcext:value-type="float">
            <text:p>498046.875</text:p>
          </table:table-cell>
          <table:table-cell table:formula="of:=ROUND([.F233]/1000;2)" office:value-type="float" office:value="498.05" calcext:value-type="float">
            <text:p>498.05</text:p>
          </table:table-cell>
          <table:table-cell table:number-columns-repeated="11"/>
        </table:table-row>
        <table:table-row table:style-name="ro1">
          <table:table-cell table:formula="of:=1+[.A233]" office:value-type="float" office:value="232" calcext:value-type="float">
            <text:p>232</text:p>
          </table:table-cell>
          <table:table-cell table:formula="of:=[.$I$3]+([.A234]*[.$I$2])" office:value-type="float" office:value="31880000" calcext:value-type="float">
            <text:p>31880000</text:p>
          </table:table-cell>
          <table:table-cell table:formula="of:=ROUND([.B234]/1000;0)" office:value-type="float" office:value="31880" calcext:value-type="float">
            <text:p>31880</text:p>
          </table:table-cell>
          <table:table-cell table:formula="of:=[.B234]/[.$I$4]" office:value-type="float" office:value="7970000" calcext:value-type="float">
            <text:p>7970000</text:p>
          </table:table-cell>
          <table:table-cell table:formula="of:=ROUND([.D234]/1000;0)" office:value-type="float" office:value="7970" calcext:value-type="float">
            <text:p>7970</text:p>
          </table:table-cell>
          <table:table-cell table:formula="of:=[.D234]/([.$I$1]+1)" office:value-type="float" office:value="498125" calcext:value-type="float">
            <text:p>498125</text:p>
          </table:table-cell>
          <table:table-cell table:formula="of:=ROUND([.F234]/1000;2)" office:value-type="float" office:value="498.13" calcext:value-type="float">
            <text:p>498.13</text:p>
          </table:table-cell>
          <table:table-cell table:number-columns-repeated="11"/>
        </table:table-row>
        <table:table-row table:style-name="ro1">
          <table:table-cell table:formula="of:=1+[.A234]" office:value-type="float" office:value="233" calcext:value-type="float">
            <text:p>233</text:p>
          </table:table-cell>
          <table:table-cell table:formula="of:=[.$I$3]+([.A235]*[.$I$2])" office:value-type="float" office:value="31885000" calcext:value-type="float">
            <text:p>31885000</text:p>
          </table:table-cell>
          <table:table-cell table:formula="of:=ROUND([.B235]/1000;0)" office:value-type="float" office:value="31885" calcext:value-type="float">
            <text:p>31885</text:p>
          </table:table-cell>
          <table:table-cell table:formula="of:=[.B235]/[.$I$4]" office:value-type="float" office:value="7971250" calcext:value-type="float">
            <text:p>7971250</text:p>
          </table:table-cell>
          <table:table-cell table:formula="of:=ROUND([.D235]/1000;0)" office:value-type="float" office:value="7971" calcext:value-type="float">
            <text:p>7971</text:p>
          </table:table-cell>
          <table:table-cell table:formula="of:=[.D235]/([.$I$1]+1)" office:value-type="float" office:value="498203.125" calcext:value-type="float">
            <text:p>498203.125</text:p>
          </table:table-cell>
          <table:table-cell table:formula="of:=ROUND([.F235]/1000;2)" office:value-type="float" office:value="498.2" calcext:value-type="float">
            <text:p>498.2</text:p>
          </table:table-cell>
          <table:table-cell table:number-columns-repeated="11"/>
        </table:table-row>
        <table:table-row table:style-name="ro1">
          <table:table-cell table:formula="of:=1+[.A235]" office:value-type="float" office:value="234" calcext:value-type="float">
            <text:p>234</text:p>
          </table:table-cell>
          <table:table-cell table:formula="of:=[.$I$3]+([.A236]*[.$I$2])" office:value-type="float" office:value="31890000" calcext:value-type="float">
            <text:p>31890000</text:p>
          </table:table-cell>
          <table:table-cell table:formula="of:=ROUND([.B236]/1000;0)" office:value-type="float" office:value="31890" calcext:value-type="float">
            <text:p>31890</text:p>
          </table:table-cell>
          <table:table-cell table:formula="of:=[.B236]/[.$I$4]" office:value-type="float" office:value="7972500" calcext:value-type="float">
            <text:p>7972500</text:p>
          </table:table-cell>
          <table:table-cell table:formula="of:=ROUND([.D236]/1000;0)" office:value-type="float" office:value="7973" calcext:value-type="float">
            <text:p>7973</text:p>
          </table:table-cell>
          <table:table-cell table:formula="of:=[.D236]/([.$I$1]+1)" office:value-type="float" office:value="498281.25" calcext:value-type="float">
            <text:p>498281.25</text:p>
          </table:table-cell>
          <table:table-cell table:formula="of:=ROUND([.F236]/1000;2)" office:value-type="float" office:value="498.28" calcext:value-type="float">
            <text:p>498.28</text:p>
          </table:table-cell>
          <table:table-cell table:number-columns-repeated="11"/>
        </table:table-row>
        <table:table-row table:style-name="ro1">
          <table:table-cell table:formula="of:=1+[.A236]" office:value-type="float" office:value="235" calcext:value-type="float">
            <text:p>235</text:p>
          </table:table-cell>
          <table:table-cell table:formula="of:=[.$I$3]+([.A237]*[.$I$2])" office:value-type="float" office:value="31895000" calcext:value-type="float">
            <text:p>31895000</text:p>
          </table:table-cell>
          <table:table-cell table:formula="of:=ROUND([.B237]/1000;0)" office:value-type="float" office:value="31895" calcext:value-type="float">
            <text:p>31895</text:p>
          </table:table-cell>
          <table:table-cell table:formula="of:=[.B237]/[.$I$4]" office:value-type="float" office:value="7973750" calcext:value-type="float">
            <text:p>7973750</text:p>
          </table:table-cell>
          <table:table-cell table:formula="of:=ROUND([.D237]/1000;0)" office:value-type="float" office:value="7974" calcext:value-type="float">
            <text:p>7974</text:p>
          </table:table-cell>
          <table:table-cell table:formula="of:=[.D237]/([.$I$1]+1)" office:value-type="float" office:value="498359.375" calcext:value-type="float">
            <text:p>498359.375</text:p>
          </table:table-cell>
          <table:table-cell table:formula="of:=ROUND([.F237]/1000;2)" office:value-type="float" office:value="498.36" calcext:value-type="float">
            <text:p>498.36</text:p>
          </table:table-cell>
          <table:table-cell table:number-columns-repeated="11"/>
        </table:table-row>
        <table:table-row table:style-name="ro1">
          <table:table-cell table:formula="of:=1+[.A237]" office:value-type="float" office:value="236" calcext:value-type="float">
            <text:p>236</text:p>
          </table:table-cell>
          <table:table-cell table:formula="of:=[.$I$3]+([.A238]*[.$I$2])" office:value-type="float" office:value="31900000" calcext:value-type="float">
            <text:p>31900000</text:p>
          </table:table-cell>
          <table:table-cell table:formula="of:=ROUND([.B238]/1000;0)" office:value-type="float" office:value="31900" calcext:value-type="float">
            <text:p>31900</text:p>
          </table:table-cell>
          <table:table-cell table:formula="of:=[.B238]/[.$I$4]" office:value-type="float" office:value="7975000" calcext:value-type="float">
            <text:p>7975000</text:p>
          </table:table-cell>
          <table:table-cell table:formula="of:=ROUND([.D238]/1000;0)" office:value-type="float" office:value="7975" calcext:value-type="float">
            <text:p>7975</text:p>
          </table:table-cell>
          <table:table-cell table:formula="of:=[.D238]/([.$I$1]+1)" office:value-type="float" office:value="498437.5" calcext:value-type="float">
            <text:p>498437.5</text:p>
          </table:table-cell>
          <table:table-cell table:formula="of:=ROUND([.F238]/1000;2)" office:value-type="float" office:value="498.44" calcext:value-type="float">
            <text:p>498.44</text:p>
          </table:table-cell>
          <table:table-cell table:number-columns-repeated="11"/>
        </table:table-row>
        <table:table-row table:style-name="ro1">
          <table:table-cell table:formula="of:=1+[.A238]" office:value-type="float" office:value="237" calcext:value-type="float">
            <text:p>237</text:p>
          </table:table-cell>
          <table:table-cell table:formula="of:=[.$I$3]+([.A239]*[.$I$2])" office:value-type="float" office:value="31905000" calcext:value-type="float">
            <text:p>31905000</text:p>
          </table:table-cell>
          <table:table-cell table:formula="of:=ROUND([.B239]/1000;0)" office:value-type="float" office:value="31905" calcext:value-type="float">
            <text:p>31905</text:p>
          </table:table-cell>
          <table:table-cell table:formula="of:=[.B239]/[.$I$4]" office:value-type="float" office:value="7976250" calcext:value-type="float">
            <text:p>7976250</text:p>
          </table:table-cell>
          <table:table-cell table:formula="of:=ROUND([.D239]/1000;0)" office:value-type="float" office:value="7976" calcext:value-type="float">
            <text:p>7976</text:p>
          </table:table-cell>
          <table:table-cell table:formula="of:=[.D239]/([.$I$1]+1)" office:value-type="float" office:value="498515.625" calcext:value-type="float">
            <text:p>498515.625</text:p>
          </table:table-cell>
          <table:table-cell table:formula="of:=ROUND([.F239]/1000;2)" office:value-type="float" office:value="498.52" calcext:value-type="float">
            <text:p>498.52</text:p>
          </table:table-cell>
          <table:table-cell table:number-columns-repeated="11"/>
        </table:table-row>
        <table:table-row table:style-name="ro1">
          <table:table-cell table:formula="of:=1+[.A239]" office:value-type="float" office:value="238" calcext:value-type="float">
            <text:p>238</text:p>
          </table:table-cell>
          <table:table-cell table:formula="of:=[.$I$3]+([.A240]*[.$I$2])" office:value-type="float" office:value="31910000" calcext:value-type="float">
            <text:p>31910000</text:p>
          </table:table-cell>
          <table:table-cell table:formula="of:=ROUND([.B240]/1000;0)" office:value-type="float" office:value="31910" calcext:value-type="float">
            <text:p>31910</text:p>
          </table:table-cell>
          <table:table-cell table:formula="of:=[.B240]/[.$I$4]" office:value-type="float" office:value="7977500" calcext:value-type="float">
            <text:p>7977500</text:p>
          </table:table-cell>
          <table:table-cell table:formula="of:=ROUND([.D240]/1000;0)" office:value-type="float" office:value="7978" calcext:value-type="float">
            <text:p>7978</text:p>
          </table:table-cell>
          <table:table-cell table:formula="of:=[.D240]/([.$I$1]+1)" office:value-type="float" office:value="498593.75" calcext:value-type="float">
            <text:p>498593.75</text:p>
          </table:table-cell>
          <table:table-cell table:formula="of:=ROUND([.F240]/1000;2)" office:value-type="float" office:value="498.59" calcext:value-type="float">
            <text:p>498.59</text:p>
          </table:table-cell>
          <table:table-cell table:number-columns-repeated="11"/>
        </table:table-row>
        <table:table-row table:style-name="ro1">
          <table:table-cell table:formula="of:=1+[.A240]" office:value-type="float" office:value="239" calcext:value-type="float">
            <text:p>239</text:p>
          </table:table-cell>
          <table:table-cell table:formula="of:=[.$I$3]+([.A241]*[.$I$2])" office:value-type="float" office:value="31915000" calcext:value-type="float">
            <text:p>31915000</text:p>
          </table:table-cell>
          <table:table-cell table:formula="of:=ROUND([.B241]/1000;0)" office:value-type="float" office:value="31915" calcext:value-type="float">
            <text:p>31915</text:p>
          </table:table-cell>
          <table:table-cell table:formula="of:=[.B241]/[.$I$4]" office:value-type="float" office:value="7978750" calcext:value-type="float">
            <text:p>7978750</text:p>
          </table:table-cell>
          <table:table-cell table:formula="of:=ROUND([.D241]/1000;0)" office:value-type="float" office:value="7979" calcext:value-type="float">
            <text:p>7979</text:p>
          </table:table-cell>
          <table:table-cell table:formula="of:=[.D241]/([.$I$1]+1)" office:value-type="float" office:value="498671.875" calcext:value-type="float">
            <text:p>498671.875</text:p>
          </table:table-cell>
          <table:table-cell table:formula="of:=ROUND([.F241]/1000;2)" office:value-type="float" office:value="498.67" calcext:value-type="float">
            <text:p>498.67</text:p>
          </table:table-cell>
          <table:table-cell table:number-columns-repeated="11"/>
        </table:table-row>
        <table:table-row table:style-name="ro1">
          <table:table-cell table:formula="of:=1+[.A241]" office:value-type="float" office:value="240" calcext:value-type="float">
            <text:p>240</text:p>
          </table:table-cell>
          <table:table-cell table:formula="of:=[.$I$3]+([.A242]*[.$I$2])" office:value-type="float" office:value="31920000" calcext:value-type="float">
            <text:p>31920000</text:p>
          </table:table-cell>
          <table:table-cell table:formula="of:=ROUND([.B242]/1000;0)" office:value-type="float" office:value="31920" calcext:value-type="float">
            <text:p>31920</text:p>
          </table:table-cell>
          <table:table-cell table:formula="of:=[.B242]/[.$I$4]" office:value-type="float" office:value="7980000" calcext:value-type="float">
            <text:p>7980000</text:p>
          </table:table-cell>
          <table:table-cell table:formula="of:=ROUND([.D242]/1000;0)" office:value-type="float" office:value="7980" calcext:value-type="float">
            <text:p>7980</text:p>
          </table:table-cell>
          <table:table-cell table:formula="of:=[.D242]/([.$I$1]+1)" office:value-type="float" office:value="498750" calcext:value-type="float">
            <text:p>498750</text:p>
          </table:table-cell>
          <table:table-cell table:formula="of:=ROUND([.F242]/1000;2)" office:value-type="float" office:value="498.75" calcext:value-type="float">
            <text:p>498.75</text:p>
          </table:table-cell>
          <table:table-cell table:number-columns-repeated="11"/>
        </table:table-row>
        <table:table-row table:style-name="ro1">
          <table:table-cell table:formula="of:=1+[.A242]" office:value-type="float" office:value="241" calcext:value-type="float">
            <text:p>241</text:p>
          </table:table-cell>
          <table:table-cell table:formula="of:=[.$I$3]+([.A243]*[.$I$2])" office:value-type="float" office:value="31925000" calcext:value-type="float">
            <text:p>31925000</text:p>
          </table:table-cell>
          <table:table-cell table:formula="of:=ROUND([.B243]/1000;0)" office:value-type="float" office:value="31925" calcext:value-type="float">
            <text:p>31925</text:p>
          </table:table-cell>
          <table:table-cell table:formula="of:=[.B243]/[.$I$4]" office:value-type="float" office:value="7981250" calcext:value-type="float">
            <text:p>7981250</text:p>
          </table:table-cell>
          <table:table-cell table:formula="of:=ROUND([.D243]/1000;0)" office:value-type="float" office:value="7981" calcext:value-type="float">
            <text:p>7981</text:p>
          </table:table-cell>
          <table:table-cell table:formula="of:=[.D243]/([.$I$1]+1)" office:value-type="float" office:value="498828.125" calcext:value-type="float">
            <text:p>498828.125</text:p>
          </table:table-cell>
          <table:table-cell table:formula="of:=ROUND([.F243]/1000;2)" office:value-type="float" office:value="498.83" calcext:value-type="float">
            <text:p>498.83</text:p>
          </table:table-cell>
          <table:table-cell table:number-columns-repeated="11"/>
        </table:table-row>
        <table:table-row table:style-name="ro1">
          <table:table-cell table:formula="of:=1+[.A243]" office:value-type="float" office:value="242" calcext:value-type="float">
            <text:p>242</text:p>
          </table:table-cell>
          <table:table-cell table:formula="of:=[.$I$3]+([.A244]*[.$I$2])" office:value-type="float" office:value="31930000" calcext:value-type="float">
            <text:p>31930000</text:p>
          </table:table-cell>
          <table:table-cell table:formula="of:=ROUND([.B244]/1000;0)" office:value-type="float" office:value="31930" calcext:value-type="float">
            <text:p>31930</text:p>
          </table:table-cell>
          <table:table-cell table:formula="of:=[.B244]/[.$I$4]" office:value-type="float" office:value="7982500" calcext:value-type="float">
            <text:p>7982500</text:p>
          </table:table-cell>
          <table:table-cell table:formula="of:=ROUND([.D244]/1000;0)" office:value-type="float" office:value="7983" calcext:value-type="float">
            <text:p>7983</text:p>
          </table:table-cell>
          <table:table-cell table:formula="of:=[.D244]/([.$I$1]+1)" office:value-type="float" office:value="498906.25" calcext:value-type="float">
            <text:p>498906.25</text:p>
          </table:table-cell>
          <table:table-cell table:formula="of:=ROUND([.F244]/1000;2)" office:value-type="float" office:value="498.91" calcext:value-type="float">
            <text:p>498.91</text:p>
          </table:table-cell>
          <table:table-cell table:number-columns-repeated="11"/>
        </table:table-row>
        <table:table-row table:style-name="ro1">
          <table:table-cell table:formula="of:=1+[.A244]" office:value-type="float" office:value="243" calcext:value-type="float">
            <text:p>243</text:p>
          </table:table-cell>
          <table:table-cell table:formula="of:=[.$I$3]+([.A245]*[.$I$2])" office:value-type="float" office:value="31935000" calcext:value-type="float">
            <text:p>31935000</text:p>
          </table:table-cell>
          <table:table-cell table:formula="of:=ROUND([.B245]/1000;0)" office:value-type="float" office:value="31935" calcext:value-type="float">
            <text:p>31935</text:p>
          </table:table-cell>
          <table:table-cell table:formula="of:=[.B245]/[.$I$4]" office:value-type="float" office:value="7983750" calcext:value-type="float">
            <text:p>7983750</text:p>
          </table:table-cell>
          <table:table-cell table:formula="of:=ROUND([.D245]/1000;0)" office:value-type="float" office:value="7984" calcext:value-type="float">
            <text:p>7984</text:p>
          </table:table-cell>
          <table:table-cell table:formula="of:=[.D245]/([.$I$1]+1)" office:value-type="float" office:value="498984.375" calcext:value-type="float">
            <text:p>498984.375</text:p>
          </table:table-cell>
          <table:table-cell table:formula="of:=ROUND([.F245]/1000;2)" office:value-type="float" office:value="498.98" calcext:value-type="float">
            <text:p>498.98</text:p>
          </table:table-cell>
          <table:table-cell table:number-columns-repeated="11"/>
        </table:table-row>
        <table:table-row table:style-name="ro1">
          <table:table-cell table:formula="of:=1+[.A245]" office:value-type="float" office:value="244" calcext:value-type="float">
            <text:p>244</text:p>
          </table:table-cell>
          <table:table-cell table:formula="of:=[.$I$3]+([.A246]*[.$I$2])" office:value-type="float" office:value="31940000" calcext:value-type="float">
            <text:p>31940000</text:p>
          </table:table-cell>
          <table:table-cell table:formula="of:=ROUND([.B246]/1000;0)" office:value-type="float" office:value="31940" calcext:value-type="float">
            <text:p>31940</text:p>
          </table:table-cell>
          <table:table-cell table:formula="of:=[.B246]/[.$I$4]" office:value-type="float" office:value="7985000" calcext:value-type="float">
            <text:p>7985000</text:p>
          </table:table-cell>
          <table:table-cell table:formula="of:=ROUND([.D246]/1000;0)" office:value-type="float" office:value="7985" calcext:value-type="float">
            <text:p>7985</text:p>
          </table:table-cell>
          <table:table-cell table:formula="of:=[.D246]/([.$I$1]+1)" office:value-type="float" office:value="499062.5" calcext:value-type="float">
            <text:p>499062.5</text:p>
          </table:table-cell>
          <table:table-cell table:formula="of:=ROUND([.F246]/1000;2)" office:value-type="float" office:value="499.06" calcext:value-type="float">
            <text:p>499.06</text:p>
          </table:table-cell>
          <table:table-cell table:number-columns-repeated="11"/>
        </table:table-row>
        <table:table-row table:style-name="ro1">
          <table:table-cell table:formula="of:=1+[.A246]" office:value-type="float" office:value="245" calcext:value-type="float">
            <text:p>245</text:p>
          </table:table-cell>
          <table:table-cell table:formula="of:=[.$I$3]+([.A247]*[.$I$2])" office:value-type="float" office:value="31945000" calcext:value-type="float">
            <text:p>31945000</text:p>
          </table:table-cell>
          <table:table-cell table:formula="of:=ROUND([.B247]/1000;0)" office:value-type="float" office:value="31945" calcext:value-type="float">
            <text:p>31945</text:p>
          </table:table-cell>
          <table:table-cell table:formula="of:=[.B247]/[.$I$4]" office:value-type="float" office:value="7986250" calcext:value-type="float">
            <text:p>7986250</text:p>
          </table:table-cell>
          <table:table-cell table:formula="of:=ROUND([.D247]/1000;0)" office:value-type="float" office:value="7986" calcext:value-type="float">
            <text:p>7986</text:p>
          </table:table-cell>
          <table:table-cell table:formula="of:=[.D247]/([.$I$1]+1)" office:value-type="float" office:value="499140.625" calcext:value-type="float">
            <text:p>499140.625</text:p>
          </table:table-cell>
          <table:table-cell table:formula="of:=ROUND([.F247]/1000;2)" office:value-type="float" office:value="499.14" calcext:value-type="float">
            <text:p>499.14</text:p>
          </table:table-cell>
          <table:table-cell table:number-columns-repeated="11"/>
        </table:table-row>
        <table:table-row table:style-name="ro1">
          <table:table-cell table:formula="of:=1+[.A247]" office:value-type="float" office:value="246" calcext:value-type="float">
            <text:p>246</text:p>
          </table:table-cell>
          <table:table-cell table:formula="of:=[.$I$3]+([.A248]*[.$I$2])" office:value-type="float" office:value="31950000" calcext:value-type="float">
            <text:p>31950000</text:p>
          </table:table-cell>
          <table:table-cell table:formula="of:=ROUND([.B248]/1000;0)" office:value-type="float" office:value="31950" calcext:value-type="float">
            <text:p>31950</text:p>
          </table:table-cell>
          <table:table-cell table:formula="of:=[.B248]/[.$I$4]" office:value-type="float" office:value="7987500" calcext:value-type="float">
            <text:p>7987500</text:p>
          </table:table-cell>
          <table:table-cell table:formula="of:=ROUND([.D248]/1000;0)" office:value-type="float" office:value="7988" calcext:value-type="float">
            <text:p>7988</text:p>
          </table:table-cell>
          <table:table-cell table:formula="of:=[.D248]/([.$I$1]+1)" office:value-type="float" office:value="499218.75" calcext:value-type="float">
            <text:p>499218.75</text:p>
          </table:table-cell>
          <table:table-cell table:formula="of:=ROUND([.F248]/1000;2)" office:value-type="float" office:value="499.22" calcext:value-type="float">
            <text:p>499.22</text:p>
          </table:table-cell>
          <table:table-cell table:number-columns-repeated="11"/>
        </table:table-row>
        <table:table-row table:style-name="ro1">
          <table:table-cell table:formula="of:=1+[.A248]" office:value-type="float" office:value="247" calcext:value-type="float">
            <text:p>247</text:p>
          </table:table-cell>
          <table:table-cell table:formula="of:=[.$I$3]+([.A249]*[.$I$2])" office:value-type="float" office:value="31955000" calcext:value-type="float">
            <text:p>31955000</text:p>
          </table:table-cell>
          <table:table-cell table:formula="of:=ROUND([.B249]/1000;0)" office:value-type="float" office:value="31955" calcext:value-type="float">
            <text:p>31955</text:p>
          </table:table-cell>
          <table:table-cell table:formula="of:=[.B249]/[.$I$4]" office:value-type="float" office:value="7988750" calcext:value-type="float">
            <text:p>7988750</text:p>
          </table:table-cell>
          <table:table-cell table:formula="of:=ROUND([.D249]/1000;0)" office:value-type="float" office:value="7989" calcext:value-type="float">
            <text:p>7989</text:p>
          </table:table-cell>
          <table:table-cell table:formula="of:=[.D249]/([.$I$1]+1)" office:value-type="float" office:value="499296.875" calcext:value-type="float">
            <text:p>499296.875</text:p>
          </table:table-cell>
          <table:table-cell table:formula="of:=ROUND([.F249]/1000;2)" office:value-type="float" office:value="499.3" calcext:value-type="float">
            <text:p>499.3</text:p>
          </table:table-cell>
          <table:table-cell table:number-columns-repeated="11"/>
        </table:table-row>
        <table:table-row table:style-name="ro1">
          <table:table-cell table:formula="of:=1+[.A249]" office:value-type="float" office:value="248" calcext:value-type="float">
            <text:p>248</text:p>
          </table:table-cell>
          <table:table-cell table:formula="of:=[.$I$3]+([.A250]*[.$I$2])" office:value-type="float" office:value="31960000" calcext:value-type="float">
            <text:p>31960000</text:p>
          </table:table-cell>
          <table:table-cell table:formula="of:=ROUND([.B250]/1000;0)" office:value-type="float" office:value="31960" calcext:value-type="float">
            <text:p>31960</text:p>
          </table:table-cell>
          <table:table-cell table:formula="of:=[.B250]/[.$I$4]" office:value-type="float" office:value="7990000" calcext:value-type="float">
            <text:p>7990000</text:p>
          </table:table-cell>
          <table:table-cell table:formula="of:=ROUND([.D250]/1000;0)" office:value-type="float" office:value="7990" calcext:value-type="float">
            <text:p>7990</text:p>
          </table:table-cell>
          <table:table-cell table:formula="of:=[.D250]/([.$I$1]+1)" office:value-type="float" office:value="499375" calcext:value-type="float">
            <text:p>499375</text:p>
          </table:table-cell>
          <table:table-cell table:formula="of:=ROUND([.F250]/1000;2)" office:value-type="float" office:value="499.38" calcext:value-type="float">
            <text:p>499.38</text:p>
          </table:table-cell>
          <table:table-cell table:number-columns-repeated="11"/>
        </table:table-row>
        <table:table-row table:style-name="ro1">
          <table:table-cell table:formula="of:=1+[.A250]" office:value-type="float" office:value="249" calcext:value-type="float">
            <text:p>249</text:p>
          </table:table-cell>
          <table:table-cell table:formula="of:=[.$I$3]+([.A251]*[.$I$2])" office:value-type="float" office:value="31965000" calcext:value-type="float">
            <text:p>31965000</text:p>
          </table:table-cell>
          <table:table-cell table:formula="of:=ROUND([.B251]/1000;0)" office:value-type="float" office:value="31965" calcext:value-type="float">
            <text:p>31965</text:p>
          </table:table-cell>
          <table:table-cell table:formula="of:=[.B251]/[.$I$4]" office:value-type="float" office:value="7991250" calcext:value-type="float">
            <text:p>7991250</text:p>
          </table:table-cell>
          <table:table-cell table:formula="of:=ROUND([.D251]/1000;0)" office:value-type="float" office:value="7991" calcext:value-type="float">
            <text:p>7991</text:p>
          </table:table-cell>
          <table:table-cell table:formula="of:=[.D251]/([.$I$1]+1)" office:value-type="float" office:value="499453.125" calcext:value-type="float">
            <text:p>499453.125</text:p>
          </table:table-cell>
          <table:table-cell table:formula="of:=ROUND([.F251]/1000;2)" office:value-type="float" office:value="499.45" calcext:value-type="float">
            <text:p>499.45</text:p>
          </table:table-cell>
          <table:table-cell table:number-columns-repeated="11"/>
        </table:table-row>
        <table:table-row table:style-name="ro1">
          <table:table-cell table:formula="of:=1+[.A251]" office:value-type="float" office:value="250" calcext:value-type="float">
            <text:p>250</text:p>
          </table:table-cell>
          <table:table-cell table:formula="of:=[.$I$3]+([.A252]*[.$I$2])" office:value-type="float" office:value="31970000" calcext:value-type="float">
            <text:p>31970000</text:p>
          </table:table-cell>
          <table:table-cell table:formula="of:=ROUND([.B252]/1000;0)" office:value-type="float" office:value="31970" calcext:value-type="float">
            <text:p>31970</text:p>
          </table:table-cell>
          <table:table-cell table:formula="of:=[.B252]/[.$I$4]" office:value-type="float" office:value="7992500" calcext:value-type="float">
            <text:p>7992500</text:p>
          </table:table-cell>
          <table:table-cell table:formula="of:=ROUND([.D252]/1000;0)" office:value-type="float" office:value="7993" calcext:value-type="float">
            <text:p>7993</text:p>
          </table:table-cell>
          <table:table-cell table:formula="of:=[.D252]/([.$I$1]+1)" office:value-type="float" office:value="499531.25" calcext:value-type="float">
            <text:p>499531.25</text:p>
          </table:table-cell>
          <table:table-cell table:formula="of:=ROUND([.F252]/1000;2)" office:value-type="float" office:value="499.53" calcext:value-type="float">
            <text:p>499.53</text:p>
          </table:table-cell>
          <table:table-cell table:number-columns-repeated="11"/>
        </table:table-row>
        <table:table-row table:style-name="ro1">
          <table:table-cell table:formula="of:=1+[.A252]" office:value-type="float" office:value="251" calcext:value-type="float">
            <text:p>251</text:p>
          </table:table-cell>
          <table:table-cell table:formula="of:=[.$I$3]+([.A253]*[.$I$2])" office:value-type="float" office:value="31975000" calcext:value-type="float">
            <text:p>31975000</text:p>
          </table:table-cell>
          <table:table-cell table:formula="of:=ROUND([.B253]/1000;0)" office:value-type="float" office:value="31975" calcext:value-type="float">
            <text:p>31975</text:p>
          </table:table-cell>
          <table:table-cell table:formula="of:=[.B253]/[.$I$4]" office:value-type="float" office:value="7993750" calcext:value-type="float">
            <text:p>7993750</text:p>
          </table:table-cell>
          <table:table-cell table:formula="of:=ROUND([.D253]/1000;0)" office:value-type="float" office:value="7994" calcext:value-type="float">
            <text:p>7994</text:p>
          </table:table-cell>
          <table:table-cell table:formula="of:=[.D253]/([.$I$1]+1)" office:value-type="float" office:value="499609.375" calcext:value-type="float">
            <text:p>499609.375</text:p>
          </table:table-cell>
          <table:table-cell table:formula="of:=ROUND([.F253]/1000;2)" office:value-type="float" office:value="499.61" calcext:value-type="float">
            <text:p>499.61</text:p>
          </table:table-cell>
          <table:table-cell table:number-columns-repeated="11"/>
        </table:table-row>
        <table:table-row table:style-name="ro1">
          <table:table-cell table:formula="of:=1+[.A253]" office:value-type="float" office:value="252" calcext:value-type="float">
            <text:p>252</text:p>
          </table:table-cell>
          <table:table-cell table:formula="of:=[.$I$3]+([.A254]*[.$I$2])" office:value-type="float" office:value="31980000" calcext:value-type="float">
            <text:p>31980000</text:p>
          </table:table-cell>
          <table:table-cell table:formula="of:=ROUND([.B254]/1000;0)" office:value-type="float" office:value="31980" calcext:value-type="float">
            <text:p>31980</text:p>
          </table:table-cell>
          <table:table-cell table:formula="of:=[.B254]/[.$I$4]" office:value-type="float" office:value="7995000" calcext:value-type="float">
            <text:p>7995000</text:p>
          </table:table-cell>
          <table:table-cell table:formula="of:=ROUND([.D254]/1000;0)" office:value-type="float" office:value="7995" calcext:value-type="float">
            <text:p>7995</text:p>
          </table:table-cell>
          <table:table-cell table:formula="of:=[.D254]/([.$I$1]+1)" office:value-type="float" office:value="499687.5" calcext:value-type="float">
            <text:p>499687.5</text:p>
          </table:table-cell>
          <table:table-cell table:formula="of:=ROUND([.F254]/1000;2)" office:value-type="float" office:value="499.69" calcext:value-type="float">
            <text:p>499.69</text:p>
          </table:table-cell>
          <table:table-cell table:number-columns-repeated="11"/>
        </table:table-row>
        <table:table-row table:style-name="ro1">
          <table:table-cell table:formula="of:=1+[.A254]" office:value-type="float" office:value="253" calcext:value-type="float">
            <text:p>253</text:p>
          </table:table-cell>
          <table:table-cell table:formula="of:=[.$I$3]+([.A255]*[.$I$2])" office:value-type="float" office:value="31985000" calcext:value-type="float">
            <text:p>31985000</text:p>
          </table:table-cell>
          <table:table-cell table:formula="of:=ROUND([.B255]/1000;0)" office:value-type="float" office:value="31985" calcext:value-type="float">
            <text:p>31985</text:p>
          </table:table-cell>
          <table:table-cell table:formula="of:=[.B255]/[.$I$4]" office:value-type="float" office:value="7996250" calcext:value-type="float">
            <text:p>7996250</text:p>
          </table:table-cell>
          <table:table-cell table:formula="of:=ROUND([.D255]/1000;0)" office:value-type="float" office:value="7996" calcext:value-type="float">
            <text:p>7996</text:p>
          </table:table-cell>
          <table:table-cell table:formula="of:=[.D255]/([.$I$1]+1)" office:value-type="float" office:value="499765.625" calcext:value-type="float">
            <text:p>499765.625</text:p>
          </table:table-cell>
          <table:table-cell table:formula="of:=ROUND([.F255]/1000;2)" office:value-type="float" office:value="499.77" calcext:value-type="float">
            <text:p>499.77</text:p>
          </table:table-cell>
          <table:table-cell table:number-columns-repeated="11"/>
        </table:table-row>
        <table:table-row table:style-name="ro1">
          <table:table-cell table:formula="of:=1+[.A255]" office:value-type="float" office:value="254" calcext:value-type="float">
            <text:p>254</text:p>
          </table:table-cell>
          <table:table-cell table:formula="of:=[.$I$3]+([.A256]*[.$I$2])" office:value-type="float" office:value="31990000" calcext:value-type="float">
            <text:p>31990000</text:p>
          </table:table-cell>
          <table:table-cell table:formula="of:=ROUND([.B256]/1000;0)" office:value-type="float" office:value="31990" calcext:value-type="float">
            <text:p>31990</text:p>
          </table:table-cell>
          <table:table-cell table:formula="of:=[.B256]/[.$I$4]" office:value-type="float" office:value="7997500" calcext:value-type="float">
            <text:p>7997500</text:p>
          </table:table-cell>
          <table:table-cell table:formula="of:=ROUND([.D256]/1000;0)" office:value-type="float" office:value="7998" calcext:value-type="float">
            <text:p>7998</text:p>
          </table:table-cell>
          <table:table-cell table:formula="of:=[.D256]/([.$I$1]+1)" office:value-type="float" office:value="499843.75" calcext:value-type="float">
            <text:p>499843.75</text:p>
          </table:table-cell>
          <table:table-cell table:formula="of:=ROUND([.F256]/1000;2)" office:value-type="float" office:value="499.84" calcext:value-type="float">
            <text:p>499.84</text:p>
          </table:table-cell>
          <table:table-cell table:number-columns-repeated="11"/>
        </table:table-row>
        <table:table-row table:style-name="ro1">
          <table:table-cell table:formula="of:=1+[.A256]" office:value-type="float" office:value="255" calcext:value-type="float">
            <text:p>255</text:p>
          </table:table-cell>
          <table:table-cell table:formula="of:=[.$I$3]+([.A257]*[.$I$2])" office:value-type="float" office:value="31995000" calcext:value-type="float">
            <text:p>31995000</text:p>
          </table:table-cell>
          <table:table-cell table:formula="of:=ROUND([.B257]/1000;0)" office:value-type="float" office:value="31995" calcext:value-type="float">
            <text:p>31995</text:p>
          </table:table-cell>
          <table:table-cell table:formula="of:=[.B257]/[.$I$4]" office:value-type="float" office:value="7998750" calcext:value-type="float">
            <text:p>7998750</text:p>
          </table:table-cell>
          <table:table-cell table:formula="of:=ROUND([.D257]/1000;0)" office:value-type="float" office:value="7999" calcext:value-type="float">
            <text:p>7999</text:p>
          </table:table-cell>
          <table:table-cell table:formula="of:=[.D257]/([.$I$1]+1)" office:value-type="float" office:value="499921.875" calcext:value-type="float">
            <text:p>499921.875</text:p>
          </table:table-cell>
          <table:table-cell table:formula="of:=ROUND([.F257]/1000;2)" office:value-type="float" office:value="499.92" calcext:value-type="float">
            <text:p>499.92</text:p>
          </table:table-cell>
          <table:table-cell table:number-columns-repeated="11"/>
        </table:table-row>
        <table:table-row table:style-name="ro1">
          <table:table-cell table:formula="of:=1+[.A257]" office:value-type="float" office:value="256" calcext:value-type="float">
            <text:p>256</text:p>
          </table:table-cell>
          <table:table-cell table:formula="of:=[.$I$3]+([.A258]*[.$I$2])" office:value-type="float" office:value="32000000" calcext:value-type="float">
            <text:p>32000000</text:p>
          </table:table-cell>
          <table:table-cell table:formula="of:=ROUND([.B258]/1000;0)" office:value-type="float" office:value="32000" calcext:value-type="float">
            <text:p>32000</text:p>
          </table:table-cell>
          <table:table-cell table:formula="of:=[.B258]/[.$I$4]" office:value-type="float" office:value="8000000" calcext:value-type="float">
            <text:p>8000000</text:p>
          </table:table-cell>
          <table:table-cell table:formula="of:=ROUND([.D258]/1000;0)" office:value-type="float" office:value="8000" calcext:value-type="float">
            <text:p>8000</text:p>
          </table:table-cell>
          <table:table-cell table:formula="of:=[.D258]/([.$I$1]+1)" office:value-type="float" office:value="500000" calcext:value-type="float">
            <text:p>500000</text:p>
          </table:table-cell>
          <table:table-cell table:formula="of:=ROUND([.F258]/1000;2)"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table:formula="of:=1+[.A258]" office:value-type="float" office:value="257" calcext:value-type="float">
            <text:p>257</text:p>
          </table:table-cell>
          <table:table-cell table:formula="of:=[.$I$3]+([.A259]*[.$I$2])" office:value-type="float" office:value="32005000" calcext:value-type="float">
            <text:p>32005000</text:p>
          </table:table-cell>
          <table:table-cell table:formula="of:=ROUND([.B259]/1000;0)" office:value-type="float" office:value="32005" calcext:value-type="float">
            <text:p>32005</text:p>
          </table:table-cell>
          <table:table-cell table:formula="of:=[.B259]/[.$I$4]" office:value-type="float" office:value="8001250" calcext:value-type="float">
            <text:p>8001250</text:p>
          </table:table-cell>
          <table:table-cell table:formula="of:=ROUND([.D259]/1000;0)" office:value-type="float" office:value="8001" calcext:value-type="float">
            <text:p>8001</text:p>
          </table:table-cell>
          <table:table-cell table:formula="of:=[.D259]/([.$I$1]+1)" office:value-type="float" office:value="500078.125" calcext:value-type="float">
            <text:p>500078.125</text:p>
          </table:table-cell>
          <table:table-cell table:formula="of:=ROUND([.F259]/1000;2)" office:value-type="float" office:value="500.08" calcext:value-type="float">
            <text:p>500.08</text:p>
          </table:table-cell>
          <table:table-cell table:number-columns-repeated="11"/>
        </table:table-row>
        <table:table-row table:style-name="ro1">
          <table:table-cell table:formula="of:=1+[.A259]" office:value-type="float" office:value="258" calcext:value-type="float">
            <text:p>258</text:p>
          </table:table-cell>
          <table:table-cell table:formula="of:=[.$I$3]+([.A260]*[.$I$2])" office:value-type="float" office:value="32010000" calcext:value-type="float">
            <text:p>32010000</text:p>
          </table:table-cell>
          <table:table-cell table:formula="of:=ROUND([.B260]/1000;0)" office:value-type="float" office:value="32010" calcext:value-type="float">
            <text:p>32010</text:p>
          </table:table-cell>
          <table:table-cell table:formula="of:=[.B260]/[.$I$4]" office:value-type="float" office:value="8002500" calcext:value-type="float">
            <text:p>8002500</text:p>
          </table:table-cell>
          <table:table-cell table:formula="of:=ROUND([.D260]/1000;0)" office:value-type="float" office:value="8003" calcext:value-type="float">
            <text:p>8003</text:p>
          </table:table-cell>
          <table:table-cell table:formula="of:=[.D260]/([.$I$1]+1)" office:value-type="float" office:value="500156.25" calcext:value-type="float">
            <text:p>500156.25</text:p>
          </table:table-cell>
          <table:table-cell table:formula="of:=ROUND([.F260]/1000;2)" office:value-type="float" office:value="500.16" calcext:value-type="float">
            <text:p>500.16</text:p>
          </table:table-cell>
          <table:table-cell table:number-columns-repeated="11"/>
        </table:table-row>
        <table:table-row table:style-name="ro1">
          <table:table-cell table:formula="of:=1+[.A260]" office:value-type="float" office:value="259" calcext:value-type="float">
            <text:p>259</text:p>
          </table:table-cell>
          <table:table-cell table:formula="of:=[.$I$3]+([.A261]*[.$I$2])" office:value-type="float" office:value="32015000" calcext:value-type="float">
            <text:p>32015000</text:p>
          </table:table-cell>
          <table:table-cell table:formula="of:=ROUND([.B261]/1000;0)" office:value-type="float" office:value="32015" calcext:value-type="float">
            <text:p>32015</text:p>
          </table:table-cell>
          <table:table-cell table:formula="of:=[.B261]/[.$I$4]" office:value-type="float" office:value="8003750" calcext:value-type="float">
            <text:p>8003750</text:p>
          </table:table-cell>
          <table:table-cell table:formula="of:=ROUND([.D261]/1000;0)" office:value-type="float" office:value="8004" calcext:value-type="float">
            <text:p>8004</text:p>
          </table:table-cell>
          <table:table-cell table:formula="of:=[.D261]/([.$I$1]+1)" office:value-type="float" office:value="500234.375" calcext:value-type="float">
            <text:p>500234.375</text:p>
          </table:table-cell>
          <table:table-cell table:formula="of:=ROUND([.F261]/1000;2)" office:value-type="float" office:value="500.23" calcext:value-type="float">
            <text:p>500.23</text:p>
          </table:table-cell>
          <table:table-cell table:number-columns-repeated="11"/>
        </table:table-row>
        <table:table-row table:style-name="ro1">
          <table:table-cell table:formula="of:=1+[.A261]" office:value-type="float" office:value="260" calcext:value-type="float">
            <text:p>260</text:p>
          </table:table-cell>
          <table:table-cell table:formula="of:=[.$I$3]+([.A262]*[.$I$2])" office:value-type="float" office:value="32020000" calcext:value-type="float">
            <text:p>32020000</text:p>
          </table:table-cell>
          <table:table-cell table:formula="of:=ROUND([.B262]/1000;0)" office:value-type="float" office:value="32020" calcext:value-type="float">
            <text:p>32020</text:p>
          </table:table-cell>
          <table:table-cell table:formula="of:=[.B262]/[.$I$4]" office:value-type="float" office:value="8005000" calcext:value-type="float">
            <text:p>8005000</text:p>
          </table:table-cell>
          <table:table-cell table:formula="of:=ROUND([.D262]/1000;0)" office:value-type="float" office:value="8005" calcext:value-type="float">
            <text:p>8005</text:p>
          </table:table-cell>
          <table:table-cell table:formula="of:=[.D262]/([.$I$1]+1)" office:value-type="float" office:value="500312.5" calcext:value-type="float">
            <text:p>500312.5</text:p>
          </table:table-cell>
          <table:table-cell table:formula="of:=ROUND([.F262]/1000;2)" office:value-type="float" office:value="500.31" calcext:value-type="float">
            <text:p>500.31</text:p>
          </table:table-cell>
          <table:table-cell table:number-columns-repeated="11"/>
        </table:table-row>
        <table:table-row table:style-name="ro1">
          <table:table-cell table:formula="of:=1+[.A262]" office:value-type="float" office:value="261" calcext:value-type="float">
            <text:p>261</text:p>
          </table:table-cell>
          <table:table-cell table:formula="of:=[.$I$3]+([.A263]*[.$I$2])" office:value-type="float" office:value="32025000" calcext:value-type="float">
            <text:p>32025000</text:p>
          </table:table-cell>
          <table:table-cell table:formula="of:=ROUND([.B263]/1000;0)" office:value-type="float" office:value="32025" calcext:value-type="float">
            <text:p>32025</text:p>
          </table:table-cell>
          <table:table-cell table:formula="of:=[.B263]/[.$I$4]" office:value-type="float" office:value="8006250" calcext:value-type="float">
            <text:p>8006250</text:p>
          </table:table-cell>
          <table:table-cell table:formula="of:=ROUND([.D263]/1000;0)" office:value-type="float" office:value="8006" calcext:value-type="float">
            <text:p>8006</text:p>
          </table:table-cell>
          <table:table-cell table:formula="of:=[.D263]/([.$I$1]+1)" office:value-type="float" office:value="500390.625" calcext:value-type="float">
            <text:p>500390.625</text:p>
          </table:table-cell>
          <table:table-cell table:formula="of:=ROUND([.F263]/1000;2)" office:value-type="float" office:value="500.39" calcext:value-type="float">
            <text:p>500.39</text:p>
          </table:table-cell>
          <table:table-cell table:number-columns-repeated="11"/>
        </table:table-row>
        <table:table-row table:style-name="ro1">
          <table:table-cell table:formula="of:=1+[.A263]" office:value-type="float" office:value="262" calcext:value-type="float">
            <text:p>262</text:p>
          </table:table-cell>
          <table:table-cell table:formula="of:=[.$I$3]+([.A264]*[.$I$2])" office:value-type="float" office:value="32030000" calcext:value-type="float">
            <text:p>32030000</text:p>
          </table:table-cell>
          <table:table-cell table:formula="of:=ROUND([.B264]/1000;0)" office:value-type="float" office:value="32030" calcext:value-type="float">
            <text:p>32030</text:p>
          </table:table-cell>
          <table:table-cell table:formula="of:=[.B264]/[.$I$4]" office:value-type="float" office:value="8007500" calcext:value-type="float">
            <text:p>8007500</text:p>
          </table:table-cell>
          <table:table-cell table:formula="of:=ROUND([.D264]/1000;0)" office:value-type="float" office:value="8008" calcext:value-type="float">
            <text:p>8008</text:p>
          </table:table-cell>
          <table:table-cell table:formula="of:=[.D264]/([.$I$1]+1)" office:value-type="float" office:value="500468.75" calcext:value-type="float">
            <text:p>500468.75</text:p>
          </table:table-cell>
          <table:table-cell table:formula="of:=ROUND([.F264]/1000;2)" office:value-type="float" office:value="500.47" calcext:value-type="float">
            <text:p>500.47</text:p>
          </table:table-cell>
          <table:table-cell table:number-columns-repeated="11"/>
        </table:table-row>
        <table:table-row table:style-name="ro1">
          <table:table-cell table:formula="of:=1+[.A264]" office:value-type="float" office:value="263" calcext:value-type="float">
            <text:p>263</text:p>
          </table:table-cell>
          <table:table-cell table:formula="of:=[.$I$3]+([.A265]*[.$I$2])" office:value-type="float" office:value="32035000" calcext:value-type="float">
            <text:p>32035000</text:p>
          </table:table-cell>
          <table:table-cell table:formula="of:=ROUND([.B265]/1000;0)" office:value-type="float" office:value="32035" calcext:value-type="float">
            <text:p>32035</text:p>
          </table:table-cell>
          <table:table-cell table:formula="of:=[.B265]/[.$I$4]" office:value-type="float" office:value="8008750" calcext:value-type="float">
            <text:p>8008750</text:p>
          </table:table-cell>
          <table:table-cell table:formula="of:=ROUND([.D265]/1000;0)" office:value-type="float" office:value="8009" calcext:value-type="float">
            <text:p>8009</text:p>
          </table:table-cell>
          <table:table-cell table:formula="of:=[.D265]/([.$I$1]+1)" office:value-type="float" office:value="500546.875" calcext:value-type="float">
            <text:p>500546.875</text:p>
          </table:table-cell>
          <table:table-cell table:formula="of:=ROUND([.F265]/1000;2)" office:value-type="float" office:value="500.55" calcext:value-type="float">
            <text:p>500.55</text:p>
          </table:table-cell>
          <table:table-cell table:number-columns-repeated="11"/>
        </table:table-row>
        <table:table-row table:style-name="ro1">
          <table:table-cell table:formula="of:=1+[.A265]" office:value-type="float" office:value="264" calcext:value-type="float">
            <text:p>264</text:p>
          </table:table-cell>
          <table:table-cell table:formula="of:=[.$I$3]+([.A266]*[.$I$2])" office:value-type="float" office:value="32040000" calcext:value-type="float">
            <text:p>32040000</text:p>
          </table:table-cell>
          <table:table-cell table:formula="of:=ROUND([.B266]/1000;0)" office:value-type="float" office:value="32040" calcext:value-type="float">
            <text:p>32040</text:p>
          </table:table-cell>
          <table:table-cell table:formula="of:=[.B266]/[.$I$4]" office:value-type="float" office:value="8010000" calcext:value-type="float">
            <text:p>8010000</text:p>
          </table:table-cell>
          <table:table-cell table:formula="of:=ROUND([.D266]/1000;0)" office:value-type="float" office:value="8010" calcext:value-type="float">
            <text:p>8010</text:p>
          </table:table-cell>
          <table:table-cell table:formula="of:=[.D266]/([.$I$1]+1)" office:value-type="float" office:value="500625" calcext:value-type="float">
            <text:p>500625</text:p>
          </table:table-cell>
          <table:table-cell table:formula="of:=ROUND([.F266]/1000;2)" office:value-type="float" office:value="500.63" calcext:value-type="float">
            <text:p>500.63</text:p>
          </table:table-cell>
          <table:table-cell table:number-columns-repeated="11"/>
        </table:table-row>
        <table:table-row table:style-name="ro1">
          <table:table-cell table:formula="of:=1+[.A266]" office:value-type="float" office:value="265" calcext:value-type="float">
            <text:p>265</text:p>
          </table:table-cell>
          <table:table-cell table:formula="of:=[.$I$3]+([.A267]*[.$I$2])" office:value-type="float" office:value="32045000" calcext:value-type="float">
            <text:p>32045000</text:p>
          </table:table-cell>
          <table:table-cell table:formula="of:=ROUND([.B267]/1000;0)" office:value-type="float" office:value="32045" calcext:value-type="float">
            <text:p>32045</text:p>
          </table:table-cell>
          <table:table-cell table:formula="of:=[.B267]/[.$I$4]" office:value-type="float" office:value="8011250" calcext:value-type="float">
            <text:p>8011250</text:p>
          </table:table-cell>
          <table:table-cell table:formula="of:=ROUND([.D267]/1000;0)" office:value-type="float" office:value="8011" calcext:value-type="float">
            <text:p>8011</text:p>
          </table:table-cell>
          <table:table-cell table:formula="of:=[.D267]/([.$I$1]+1)" office:value-type="float" office:value="500703.125" calcext:value-type="float">
            <text:p>500703.125</text:p>
          </table:table-cell>
          <table:table-cell table:formula="of:=ROUND([.F267]/1000;2)" office:value-type="float" office:value="500.7" calcext:value-type="float">
            <text:p>500.7</text:p>
          </table:table-cell>
          <table:table-cell table:number-columns-repeated="11"/>
        </table:table-row>
        <table:table-row table:style-name="ro1">
          <table:table-cell table:formula="of:=1+[.A267]" office:value-type="float" office:value="266" calcext:value-type="float">
            <text:p>266</text:p>
          </table:table-cell>
          <table:table-cell table:formula="of:=[.$I$3]+([.A268]*[.$I$2])" office:value-type="float" office:value="32050000" calcext:value-type="float">
            <text:p>32050000</text:p>
          </table:table-cell>
          <table:table-cell table:formula="of:=ROUND([.B268]/1000;0)" office:value-type="float" office:value="32050" calcext:value-type="float">
            <text:p>32050</text:p>
          </table:table-cell>
          <table:table-cell table:formula="of:=[.B268]/[.$I$4]" office:value-type="float" office:value="8012500" calcext:value-type="float">
            <text:p>8012500</text:p>
          </table:table-cell>
          <table:table-cell table:formula="of:=ROUND([.D268]/1000;0)" office:value-type="float" office:value="8013" calcext:value-type="float">
            <text:p>8013</text:p>
          </table:table-cell>
          <table:table-cell table:formula="of:=[.D268]/([.$I$1]+1)" office:value-type="float" office:value="500781.25" calcext:value-type="float">
            <text:p>500781.25</text:p>
          </table:table-cell>
          <table:table-cell table:formula="of:=ROUND([.F268]/1000;2)" office:value-type="float" office:value="500.78" calcext:value-type="float">
            <text:p>500.78</text:p>
          </table:table-cell>
          <table:table-cell table:number-columns-repeated="11"/>
        </table:table-row>
        <table:table-row table:style-name="ro1">
          <table:table-cell table:formula="of:=1+[.A268]" office:value-type="float" office:value="267" calcext:value-type="float">
            <text:p>267</text:p>
          </table:table-cell>
          <table:table-cell table:formula="of:=[.$I$3]+([.A269]*[.$I$2])" office:value-type="float" office:value="32055000" calcext:value-type="float">
            <text:p>32055000</text:p>
          </table:table-cell>
          <table:table-cell table:formula="of:=ROUND([.B269]/1000;0)" office:value-type="float" office:value="32055" calcext:value-type="float">
            <text:p>32055</text:p>
          </table:table-cell>
          <table:table-cell table:formula="of:=[.B269]/[.$I$4]" office:value-type="float" office:value="8013750" calcext:value-type="float">
            <text:p>8013750</text:p>
          </table:table-cell>
          <table:table-cell table:formula="of:=ROUND([.D269]/1000;0)" office:value-type="float" office:value="8014" calcext:value-type="float">
            <text:p>8014</text:p>
          </table:table-cell>
          <table:table-cell table:formula="of:=[.D269]/([.$I$1]+1)" office:value-type="float" office:value="500859.375" calcext:value-type="float">
            <text:p>500859.375</text:p>
          </table:table-cell>
          <table:table-cell table:formula="of:=ROUND([.F269]/1000;2)" office:value-type="float" office:value="500.86" calcext:value-type="float">
            <text:p>500.86</text:p>
          </table:table-cell>
          <table:table-cell table:number-columns-repeated="11"/>
        </table:table-row>
        <table:table-row table:style-name="ro1">
          <table:table-cell table:formula="of:=1+[.A269]" office:value-type="float" office:value="268" calcext:value-type="float">
            <text:p>268</text:p>
          </table:table-cell>
          <table:table-cell table:formula="of:=[.$I$3]+([.A270]*[.$I$2])" office:value-type="float" office:value="32060000" calcext:value-type="float">
            <text:p>32060000</text:p>
          </table:table-cell>
          <table:table-cell table:formula="of:=ROUND([.B270]/1000;0)" office:value-type="float" office:value="32060" calcext:value-type="float">
            <text:p>32060</text:p>
          </table:table-cell>
          <table:table-cell table:formula="of:=[.B270]/[.$I$4]" office:value-type="float" office:value="8015000" calcext:value-type="float">
            <text:p>8015000</text:p>
          </table:table-cell>
          <table:table-cell table:formula="of:=ROUND([.D270]/1000;0)" office:value-type="float" office:value="8015" calcext:value-type="float">
            <text:p>8015</text:p>
          </table:table-cell>
          <table:table-cell table:formula="of:=[.D270]/([.$I$1]+1)" office:value-type="float" office:value="500937.5" calcext:value-type="float">
            <text:p>500937.5</text:p>
          </table:table-cell>
          <table:table-cell table:formula="of:=ROUND([.F270]/1000;2)" office:value-type="float" office:value="500.94" calcext:value-type="float">
            <text:p>500.94</text:p>
          </table:table-cell>
          <table:table-cell table:number-columns-repeated="11"/>
        </table:table-row>
        <table:table-row table:style-name="ro1">
          <table:table-cell table:formula="of:=1+[.A270]" office:value-type="float" office:value="269" calcext:value-type="float">
            <text:p>269</text:p>
          </table:table-cell>
          <table:table-cell table:formula="of:=[.$I$3]+([.A271]*[.$I$2])" office:value-type="float" office:value="32065000" calcext:value-type="float">
            <text:p>32065000</text:p>
          </table:table-cell>
          <table:table-cell table:formula="of:=ROUND([.B271]/1000;0)" office:value-type="float" office:value="32065" calcext:value-type="float">
            <text:p>32065</text:p>
          </table:table-cell>
          <table:table-cell table:formula="of:=[.B271]/[.$I$4]" office:value-type="float" office:value="8016250" calcext:value-type="float">
            <text:p>8016250</text:p>
          </table:table-cell>
          <table:table-cell table:formula="of:=ROUND([.D271]/1000;0)" office:value-type="float" office:value="8016" calcext:value-type="float">
            <text:p>8016</text:p>
          </table:table-cell>
          <table:table-cell table:formula="of:=[.D271]/([.$I$1]+1)" office:value-type="float" office:value="501015.625" calcext:value-type="float">
            <text:p>501015.625</text:p>
          </table:table-cell>
          <table:table-cell table:formula="of:=ROUND([.F271]/1000;2)" office:value-type="float" office:value="501.02" calcext:value-type="float">
            <text:p>501.02</text:p>
          </table:table-cell>
          <table:table-cell table:number-columns-repeated="11"/>
        </table:table-row>
        <table:table-row table:style-name="ro1">
          <table:table-cell table:formula="of:=1+[.A271]" office:value-type="float" office:value="270" calcext:value-type="float">
            <text:p>270</text:p>
          </table:table-cell>
          <table:table-cell table:formula="of:=[.$I$3]+([.A272]*[.$I$2])" office:value-type="float" office:value="32070000" calcext:value-type="float">
            <text:p>32070000</text:p>
          </table:table-cell>
          <table:table-cell table:formula="of:=ROUND([.B272]/1000;0)" office:value-type="float" office:value="32070" calcext:value-type="float">
            <text:p>32070</text:p>
          </table:table-cell>
          <table:table-cell table:formula="of:=[.B272]/[.$I$4]" office:value-type="float" office:value="8017500" calcext:value-type="float">
            <text:p>8017500</text:p>
          </table:table-cell>
          <table:table-cell table:formula="of:=ROUND([.D272]/1000;0)" office:value-type="float" office:value="8018" calcext:value-type="float">
            <text:p>8018</text:p>
          </table:table-cell>
          <table:table-cell table:formula="of:=[.D272]/([.$I$1]+1)" office:value-type="float" office:value="501093.75" calcext:value-type="float">
            <text:p>501093.75</text:p>
          </table:table-cell>
          <table:table-cell table:formula="of:=ROUND([.F272]/1000;2)" office:value-type="float" office:value="501.09" calcext:value-type="float">
            <text:p>501.09</text:p>
          </table:table-cell>
          <table:table-cell table:number-columns-repeated="11"/>
        </table:table-row>
        <table:table-row table:style-name="ro1">
          <table:table-cell table:formula="of:=1+[.A272]" office:value-type="float" office:value="271" calcext:value-type="float">
            <text:p>271</text:p>
          </table:table-cell>
          <table:table-cell table:formula="of:=[.$I$3]+([.A273]*[.$I$2])" office:value-type="float" office:value="32075000" calcext:value-type="float">
            <text:p>32075000</text:p>
          </table:table-cell>
          <table:table-cell table:formula="of:=ROUND([.B273]/1000;0)" office:value-type="float" office:value="32075" calcext:value-type="float">
            <text:p>32075</text:p>
          </table:table-cell>
          <table:table-cell table:formula="of:=[.B273]/[.$I$4]" office:value-type="float" office:value="8018750" calcext:value-type="float">
            <text:p>8018750</text:p>
          </table:table-cell>
          <table:table-cell table:formula="of:=ROUND([.D273]/1000;0)" office:value-type="float" office:value="8019" calcext:value-type="float">
            <text:p>8019</text:p>
          </table:table-cell>
          <table:table-cell table:formula="of:=[.D273]/([.$I$1]+1)" office:value-type="float" office:value="501171.875" calcext:value-type="float">
            <text:p>501171.875</text:p>
          </table:table-cell>
          <table:table-cell table:formula="of:=ROUND([.F273]/1000;2)" office:value-type="float" office:value="501.17" calcext:value-type="float">
            <text:p>501.17</text:p>
          </table:table-cell>
          <table:table-cell table:number-columns-repeated="11"/>
        </table:table-row>
        <table:table-row table:style-name="ro1">
          <table:table-cell table:formula="of:=1+[.A273]" office:value-type="float" office:value="272" calcext:value-type="float">
            <text:p>272</text:p>
          </table:table-cell>
          <table:table-cell table:formula="of:=[.$I$3]+([.A274]*[.$I$2])" office:value-type="float" office:value="32080000" calcext:value-type="float">
            <text:p>32080000</text:p>
          </table:table-cell>
          <table:table-cell table:formula="of:=ROUND([.B274]/1000;0)" office:value-type="float" office:value="32080" calcext:value-type="float">
            <text:p>32080</text:p>
          </table:table-cell>
          <table:table-cell table:formula="of:=[.B274]/[.$I$4]" office:value-type="float" office:value="8020000" calcext:value-type="float">
            <text:p>8020000</text:p>
          </table:table-cell>
          <table:table-cell table:formula="of:=ROUND([.D274]/1000;0)" office:value-type="float" office:value="8020" calcext:value-type="float">
            <text:p>8020</text:p>
          </table:table-cell>
          <table:table-cell table:formula="of:=[.D274]/([.$I$1]+1)" office:value-type="float" office:value="501250" calcext:value-type="float">
            <text:p>501250</text:p>
          </table:table-cell>
          <table:table-cell table:formula="of:=ROUND([.F274]/1000;2)" office:value-type="float" office:value="501.25" calcext:value-type="float">
            <text:p>501.25</text:p>
          </table:table-cell>
          <table:table-cell table:number-columns-repeated="11"/>
        </table:table-row>
        <table:table-row table:style-name="ro1">
          <table:table-cell table:formula="of:=1+[.A274]" office:value-type="float" office:value="273" calcext:value-type="float">
            <text:p>273</text:p>
          </table:table-cell>
          <table:table-cell table:formula="of:=[.$I$3]+([.A275]*[.$I$2])" office:value-type="float" office:value="32085000" calcext:value-type="float">
            <text:p>32085000</text:p>
          </table:table-cell>
          <table:table-cell table:formula="of:=ROUND([.B275]/1000;0)" office:value-type="float" office:value="32085" calcext:value-type="float">
            <text:p>32085</text:p>
          </table:table-cell>
          <table:table-cell table:formula="of:=[.B275]/[.$I$4]" office:value-type="float" office:value="8021250" calcext:value-type="float">
            <text:p>8021250</text:p>
          </table:table-cell>
          <table:table-cell table:formula="of:=ROUND([.D275]/1000;0)" office:value-type="float" office:value="8021" calcext:value-type="float">
            <text:p>8021</text:p>
          </table:table-cell>
          <table:table-cell table:formula="of:=[.D275]/([.$I$1]+1)" office:value-type="float" office:value="501328.125" calcext:value-type="float">
            <text:p>501328.125</text:p>
          </table:table-cell>
          <table:table-cell table:formula="of:=ROUND([.F275]/1000;2)" office:value-type="float" office:value="501.33" calcext:value-type="float">
            <text:p>501.33</text:p>
          </table:table-cell>
          <table:table-cell table:number-columns-repeated="11"/>
        </table:table-row>
        <table:table-row table:style-name="ro1">
          <table:table-cell table:formula="of:=1+[.A275]" office:value-type="float" office:value="274" calcext:value-type="float">
            <text:p>274</text:p>
          </table:table-cell>
          <table:table-cell table:formula="of:=[.$I$3]+([.A276]*[.$I$2])" office:value-type="float" office:value="32090000" calcext:value-type="float">
            <text:p>32090000</text:p>
          </table:table-cell>
          <table:table-cell table:formula="of:=ROUND([.B276]/1000;0)" office:value-type="float" office:value="32090" calcext:value-type="float">
            <text:p>32090</text:p>
          </table:table-cell>
          <table:table-cell table:formula="of:=[.B276]/[.$I$4]" office:value-type="float" office:value="8022500" calcext:value-type="float">
            <text:p>8022500</text:p>
          </table:table-cell>
          <table:table-cell table:formula="of:=ROUND([.D276]/1000;0)" office:value-type="float" office:value="8023" calcext:value-type="float">
            <text:p>8023</text:p>
          </table:table-cell>
          <table:table-cell table:formula="of:=[.D276]/([.$I$1]+1)" office:value-type="float" office:value="501406.25" calcext:value-type="float">
            <text:p>501406.25</text:p>
          </table:table-cell>
          <table:table-cell table:formula="of:=ROUND([.F276]/1000;2)" office:value-type="float" office:value="501.41" calcext:value-type="float">
            <text:p>501.41</text:p>
          </table:table-cell>
          <table:table-cell table:number-columns-repeated="11"/>
        </table:table-row>
        <table:table-row table:style-name="ro1">
          <table:table-cell table:formula="of:=1+[.A276]" office:value-type="float" office:value="275" calcext:value-type="float">
            <text:p>275</text:p>
          </table:table-cell>
          <table:table-cell table:formula="of:=[.$I$3]+([.A277]*[.$I$2])" office:value-type="float" office:value="32095000" calcext:value-type="float">
            <text:p>32095000</text:p>
          </table:table-cell>
          <table:table-cell table:formula="of:=ROUND([.B277]/1000;0)" office:value-type="float" office:value="32095" calcext:value-type="float">
            <text:p>32095</text:p>
          </table:table-cell>
          <table:table-cell table:formula="of:=[.B277]/[.$I$4]" office:value-type="float" office:value="8023750" calcext:value-type="float">
            <text:p>8023750</text:p>
          </table:table-cell>
          <table:table-cell table:formula="of:=ROUND([.D277]/1000;0)" office:value-type="float" office:value="8024" calcext:value-type="float">
            <text:p>8024</text:p>
          </table:table-cell>
          <table:table-cell table:formula="of:=[.D277]/([.$I$1]+1)" office:value-type="float" office:value="501484.375" calcext:value-type="float">
            <text:p>501484.375</text:p>
          </table:table-cell>
          <table:table-cell table:formula="of:=ROUND([.F277]/1000;2)" office:value-type="float" office:value="501.48" calcext:value-type="float">
            <text:p>501.48</text:p>
          </table:table-cell>
          <table:table-cell table:number-columns-repeated="11"/>
        </table:table-row>
        <table:table-row table:style-name="ro1">
          <table:table-cell table:formula="of:=1+[.A277]" office:value-type="float" office:value="276" calcext:value-type="float">
            <text:p>276</text:p>
          </table:table-cell>
          <table:table-cell table:formula="of:=[.$I$3]+([.A278]*[.$I$2])" office:value-type="float" office:value="32100000" calcext:value-type="float">
            <text:p>32100000</text:p>
          </table:table-cell>
          <table:table-cell table:formula="of:=ROUND([.B278]/1000;0)" office:value-type="float" office:value="32100" calcext:value-type="float">
            <text:p>32100</text:p>
          </table:table-cell>
          <table:table-cell table:formula="of:=[.B278]/[.$I$4]" office:value-type="float" office:value="8025000" calcext:value-type="float">
            <text:p>8025000</text:p>
          </table:table-cell>
          <table:table-cell table:formula="of:=ROUND([.D278]/1000;0)" office:value-type="float" office:value="8025" calcext:value-type="float">
            <text:p>8025</text:p>
          </table:table-cell>
          <table:table-cell table:formula="of:=[.D278]/([.$I$1]+1)" office:value-type="float" office:value="501562.5" calcext:value-type="float">
            <text:p>501562.5</text:p>
          </table:table-cell>
          <table:table-cell table:formula="of:=ROUND([.F278]/1000;2)" office:value-type="float" office:value="501.56" calcext:value-type="float">
            <text:p>501.56</text:p>
          </table:table-cell>
          <table:table-cell table:number-columns-repeated="11"/>
        </table:table-row>
        <table:table-row table:style-name="ro1">
          <table:table-cell table:formula="of:=1+[.A278]" office:value-type="float" office:value="277" calcext:value-type="float">
            <text:p>277</text:p>
          </table:table-cell>
          <table:table-cell table:formula="of:=[.$I$3]+([.A279]*[.$I$2])" office:value-type="float" office:value="32105000" calcext:value-type="float">
            <text:p>32105000</text:p>
          </table:table-cell>
          <table:table-cell table:formula="of:=ROUND([.B279]/1000;0)" office:value-type="float" office:value="32105" calcext:value-type="float">
            <text:p>32105</text:p>
          </table:table-cell>
          <table:table-cell table:formula="of:=[.B279]/[.$I$4]" office:value-type="float" office:value="8026250" calcext:value-type="float">
            <text:p>8026250</text:p>
          </table:table-cell>
          <table:table-cell table:formula="of:=ROUND([.D279]/1000;0)" office:value-type="float" office:value="8026" calcext:value-type="float">
            <text:p>8026</text:p>
          </table:table-cell>
          <table:table-cell table:formula="of:=[.D279]/([.$I$1]+1)" office:value-type="float" office:value="501640.625" calcext:value-type="float">
            <text:p>501640.625</text:p>
          </table:table-cell>
          <table:table-cell table:formula="of:=ROUND([.F279]/1000;2)" office:value-type="float" office:value="501.64" calcext:value-type="float">
            <text:p>501.64</text:p>
          </table:table-cell>
          <table:table-cell table:number-columns-repeated="11"/>
        </table:table-row>
        <table:table-row table:style-name="ro1">
          <table:table-cell table:formula="of:=1+[.A279]" office:value-type="float" office:value="278" calcext:value-type="float">
            <text:p>278</text:p>
          </table:table-cell>
          <table:table-cell table:formula="of:=[.$I$3]+([.A280]*[.$I$2])" office:value-type="float" office:value="32110000" calcext:value-type="float">
            <text:p>32110000</text:p>
          </table:table-cell>
          <table:table-cell table:formula="of:=ROUND([.B280]/1000;0)" office:value-type="float" office:value="32110" calcext:value-type="float">
            <text:p>32110</text:p>
          </table:table-cell>
          <table:table-cell table:formula="of:=[.B280]/[.$I$4]" office:value-type="float" office:value="8027500" calcext:value-type="float">
            <text:p>8027500</text:p>
          </table:table-cell>
          <table:table-cell table:formula="of:=ROUND([.D280]/1000;0)" office:value-type="float" office:value="8028" calcext:value-type="float">
            <text:p>8028</text:p>
          </table:table-cell>
          <table:table-cell table:formula="of:=[.D280]/([.$I$1]+1)" office:value-type="float" office:value="501718.75" calcext:value-type="float">
            <text:p>501718.75</text:p>
          </table:table-cell>
          <table:table-cell table:formula="of:=ROUND([.F280]/1000;2)" office:value-type="float" office:value="501.72" calcext:value-type="float">
            <text:p>501.72</text:p>
          </table:table-cell>
          <table:table-cell table:number-columns-repeated="11"/>
        </table:table-row>
        <table:table-row table:style-name="ro1">
          <table:table-cell table:formula="of:=1+[.A280]" office:value-type="float" office:value="279" calcext:value-type="float">
            <text:p>279</text:p>
          </table:table-cell>
          <table:table-cell table:formula="of:=[.$I$3]+([.A281]*[.$I$2])" office:value-type="float" office:value="32115000" calcext:value-type="float">
            <text:p>32115000</text:p>
          </table:table-cell>
          <table:table-cell table:formula="of:=ROUND([.B281]/1000;0)" office:value-type="float" office:value="32115" calcext:value-type="float">
            <text:p>32115</text:p>
          </table:table-cell>
          <table:table-cell table:formula="of:=[.B281]/[.$I$4]" office:value-type="float" office:value="8028750" calcext:value-type="float">
            <text:p>8028750</text:p>
          </table:table-cell>
          <table:table-cell table:formula="of:=ROUND([.D281]/1000;0)" office:value-type="float" office:value="8029" calcext:value-type="float">
            <text:p>8029</text:p>
          </table:table-cell>
          <table:table-cell table:formula="of:=[.D281]/([.$I$1]+1)" office:value-type="float" office:value="501796.875" calcext:value-type="float">
            <text:p>501796.875</text:p>
          </table:table-cell>
          <table:table-cell table:formula="of:=ROUND([.F281]/1000;2)" office:value-type="float" office:value="501.8" calcext:value-type="float">
            <text:p>501.8</text:p>
          </table:table-cell>
          <table:table-cell table:number-columns-repeated="11"/>
        </table:table-row>
        <table:table-row table:style-name="ro1">
          <table:table-cell table:formula="of:=1+[.A281]" office:value-type="float" office:value="280" calcext:value-type="float">
            <text:p>280</text:p>
          </table:table-cell>
          <table:table-cell table:formula="of:=[.$I$3]+([.A282]*[.$I$2])" office:value-type="float" office:value="32120000" calcext:value-type="float">
            <text:p>32120000</text:p>
          </table:table-cell>
          <table:table-cell table:formula="of:=ROUND([.B282]/1000;0)" office:value-type="float" office:value="32120" calcext:value-type="float">
            <text:p>32120</text:p>
          </table:table-cell>
          <table:table-cell table:formula="of:=[.B282]/[.$I$4]" office:value-type="float" office:value="8030000" calcext:value-type="float">
            <text:p>8030000</text:p>
          </table:table-cell>
          <table:table-cell table:formula="of:=ROUND([.D282]/1000;0)" office:value-type="float" office:value="8030" calcext:value-type="float">
            <text:p>8030</text:p>
          </table:table-cell>
          <table:table-cell table:formula="of:=[.D282]/([.$I$1]+1)" office:value-type="float" office:value="501875" calcext:value-type="float">
            <text:p>501875</text:p>
          </table:table-cell>
          <table:table-cell table:formula="of:=ROUND([.F282]/1000;2)" office:value-type="float" office:value="501.88" calcext:value-type="float">
            <text:p>501.88</text:p>
          </table:table-cell>
          <table:table-cell table:number-columns-repeated="11"/>
        </table:table-row>
        <table:table-row table:style-name="ro1">
          <table:table-cell table:formula="of:=1+[.A282]" office:value-type="float" office:value="281" calcext:value-type="float">
            <text:p>281</text:p>
          </table:table-cell>
          <table:table-cell table:formula="of:=[.$I$3]+([.A283]*[.$I$2])" office:value-type="float" office:value="32125000" calcext:value-type="float">
            <text:p>32125000</text:p>
          </table:table-cell>
          <table:table-cell table:formula="of:=ROUND([.B283]/1000;0)" office:value-type="float" office:value="32125" calcext:value-type="float">
            <text:p>32125</text:p>
          </table:table-cell>
          <table:table-cell table:formula="of:=[.B283]/[.$I$4]" office:value-type="float" office:value="8031250" calcext:value-type="float">
            <text:p>8031250</text:p>
          </table:table-cell>
          <table:table-cell table:formula="of:=ROUND([.D283]/1000;0)" office:value-type="float" office:value="8031" calcext:value-type="float">
            <text:p>8031</text:p>
          </table:table-cell>
          <table:table-cell table:formula="of:=[.D283]/([.$I$1]+1)" office:value-type="float" office:value="501953.125" calcext:value-type="float">
            <text:p>501953.125</text:p>
          </table:table-cell>
          <table:table-cell table:formula="of:=ROUND([.F283]/1000;2)" office:value-type="float" office:value="501.95" calcext:value-type="float">
            <text:p>501.95</text:p>
          </table:table-cell>
          <table:table-cell table:number-columns-repeated="11"/>
        </table:table-row>
        <table:table-row table:style-name="ro1">
          <table:table-cell table:formula="of:=1+[.A283]" office:value-type="float" office:value="282" calcext:value-type="float">
            <text:p>282</text:p>
          </table:table-cell>
          <table:table-cell table:formula="of:=[.$I$3]+([.A284]*[.$I$2])" office:value-type="float" office:value="32130000" calcext:value-type="float">
            <text:p>32130000</text:p>
          </table:table-cell>
          <table:table-cell table:formula="of:=ROUND([.B284]/1000;0)" office:value-type="float" office:value="32130" calcext:value-type="float">
            <text:p>32130</text:p>
          </table:table-cell>
          <table:table-cell table:formula="of:=[.B284]/[.$I$4]" office:value-type="float" office:value="8032500" calcext:value-type="float">
            <text:p>8032500</text:p>
          </table:table-cell>
          <table:table-cell table:formula="of:=ROUND([.D284]/1000;0)" office:value-type="float" office:value="8033" calcext:value-type="float">
            <text:p>8033</text:p>
          </table:table-cell>
          <table:table-cell table:formula="of:=[.D284]/([.$I$1]+1)" office:value-type="float" office:value="502031.25" calcext:value-type="float">
            <text:p>502031.25</text:p>
          </table:table-cell>
          <table:table-cell table:formula="of:=ROUND([.F284]/1000;2)" office:value-type="float" office:value="502.03" calcext:value-type="float">
            <text:p>502.03</text:p>
          </table:table-cell>
          <table:table-cell table:number-columns-repeated="11"/>
        </table:table-row>
        <table:table-row table:style-name="ro1">
          <table:table-cell table:formula="of:=1+[.A284]" office:value-type="float" office:value="283" calcext:value-type="float">
            <text:p>283</text:p>
          </table:table-cell>
          <table:table-cell table:formula="of:=[.$I$3]+([.A285]*[.$I$2])" office:value-type="float" office:value="32135000" calcext:value-type="float">
            <text:p>32135000</text:p>
          </table:table-cell>
          <table:table-cell table:formula="of:=ROUND([.B285]/1000;0)" office:value-type="float" office:value="32135" calcext:value-type="float">
            <text:p>32135</text:p>
          </table:table-cell>
          <table:table-cell table:formula="of:=[.B285]/[.$I$4]" office:value-type="float" office:value="8033750" calcext:value-type="float">
            <text:p>8033750</text:p>
          </table:table-cell>
          <table:table-cell table:formula="of:=ROUND([.D285]/1000;0)" office:value-type="float" office:value="8034" calcext:value-type="float">
            <text:p>8034</text:p>
          </table:table-cell>
          <table:table-cell table:formula="of:=[.D285]/([.$I$1]+1)" office:value-type="float" office:value="502109.375" calcext:value-type="float">
            <text:p>502109.375</text:p>
          </table:table-cell>
          <table:table-cell table:formula="of:=ROUND([.F285]/1000;2)" office:value-type="float" office:value="502.11" calcext:value-type="float">
            <text:p>502.11</text:p>
          </table:table-cell>
          <table:table-cell table:number-columns-repeated="11"/>
        </table:table-row>
        <table:table-row table:style-name="ro1">
          <table:table-cell table:formula="of:=1+[.A285]" office:value-type="float" office:value="284" calcext:value-type="float">
            <text:p>284</text:p>
          </table:table-cell>
          <table:table-cell table:formula="of:=[.$I$3]+([.A286]*[.$I$2])" office:value-type="float" office:value="32140000" calcext:value-type="float">
            <text:p>32140000</text:p>
          </table:table-cell>
          <table:table-cell table:formula="of:=ROUND([.B286]/1000;0)" office:value-type="float" office:value="32140" calcext:value-type="float">
            <text:p>32140</text:p>
          </table:table-cell>
          <table:table-cell table:formula="of:=[.B286]/[.$I$4]" office:value-type="float" office:value="8035000" calcext:value-type="float">
            <text:p>8035000</text:p>
          </table:table-cell>
          <table:table-cell table:formula="of:=ROUND([.D286]/1000;0)" office:value-type="float" office:value="8035" calcext:value-type="float">
            <text:p>8035</text:p>
          </table:table-cell>
          <table:table-cell table:formula="of:=[.D286]/([.$I$1]+1)" office:value-type="float" office:value="502187.5" calcext:value-type="float">
            <text:p>502187.5</text:p>
          </table:table-cell>
          <table:table-cell table:formula="of:=ROUND([.F286]/1000;2)" office:value-type="float" office:value="502.19" calcext:value-type="float">
            <text:p>502.19</text:p>
          </table:table-cell>
          <table:table-cell table:number-columns-repeated="11"/>
        </table:table-row>
        <table:table-row table:style-name="ro1">
          <table:table-cell table:formula="of:=1+[.A286]" office:value-type="float" office:value="285" calcext:value-type="float">
            <text:p>285</text:p>
          </table:table-cell>
          <table:table-cell table:formula="of:=[.$I$3]+([.A287]*[.$I$2])" office:value-type="float" office:value="32145000" calcext:value-type="float">
            <text:p>32145000</text:p>
          </table:table-cell>
          <table:table-cell table:formula="of:=ROUND([.B287]/1000;0)" office:value-type="float" office:value="32145" calcext:value-type="float">
            <text:p>32145</text:p>
          </table:table-cell>
          <table:table-cell table:formula="of:=[.B287]/[.$I$4]" office:value-type="float" office:value="8036250" calcext:value-type="float">
            <text:p>8036250</text:p>
          </table:table-cell>
          <table:table-cell table:formula="of:=ROUND([.D287]/1000;0)" office:value-type="float" office:value="8036" calcext:value-type="float">
            <text:p>8036</text:p>
          </table:table-cell>
          <table:table-cell table:formula="of:=[.D287]/([.$I$1]+1)" office:value-type="float" office:value="502265.625" calcext:value-type="float">
            <text:p>502265.625</text:p>
          </table:table-cell>
          <table:table-cell table:formula="of:=ROUND([.F287]/1000;2)" office:value-type="float" office:value="502.27" calcext:value-type="float">
            <text:p>502.27</text:p>
          </table:table-cell>
          <table:table-cell table:number-columns-repeated="11"/>
        </table:table-row>
        <table:table-row table:style-name="ro1">
          <table:table-cell table:formula="of:=1+[.A287]" office:value-type="float" office:value="286" calcext:value-type="float">
            <text:p>286</text:p>
          </table:table-cell>
          <table:table-cell table:formula="of:=[.$I$3]+([.A288]*[.$I$2])" office:value-type="float" office:value="32150000" calcext:value-type="float">
            <text:p>32150000</text:p>
          </table:table-cell>
          <table:table-cell table:formula="of:=ROUND([.B288]/1000;0)" office:value-type="float" office:value="32150" calcext:value-type="float">
            <text:p>32150</text:p>
          </table:table-cell>
          <table:table-cell table:formula="of:=[.B288]/[.$I$4]" office:value-type="float" office:value="8037500" calcext:value-type="float">
            <text:p>8037500</text:p>
          </table:table-cell>
          <table:table-cell table:formula="of:=ROUND([.D288]/1000;0)" office:value-type="float" office:value="8038" calcext:value-type="float">
            <text:p>8038</text:p>
          </table:table-cell>
          <table:table-cell table:formula="of:=[.D288]/([.$I$1]+1)" office:value-type="float" office:value="502343.75" calcext:value-type="float">
            <text:p>502343.75</text:p>
          </table:table-cell>
          <table:table-cell table:formula="of:=ROUND([.F288]/1000;2)" office:value-type="float" office:value="502.34" calcext:value-type="float">
            <text:p>502.34</text:p>
          </table:table-cell>
          <table:table-cell table:number-columns-repeated="11"/>
        </table:table-row>
        <table:table-row table:style-name="ro1">
          <table:table-cell table:formula="of:=1+[.A288]" office:value-type="float" office:value="287" calcext:value-type="float">
            <text:p>287</text:p>
          </table:table-cell>
          <table:table-cell table:formula="of:=[.$I$3]+([.A289]*[.$I$2])" office:value-type="float" office:value="32155000" calcext:value-type="float">
            <text:p>32155000</text:p>
          </table:table-cell>
          <table:table-cell table:formula="of:=ROUND([.B289]/1000;0)" office:value-type="float" office:value="32155" calcext:value-type="float">
            <text:p>32155</text:p>
          </table:table-cell>
          <table:table-cell table:formula="of:=[.B289]/[.$I$4]" office:value-type="float" office:value="8038750" calcext:value-type="float">
            <text:p>8038750</text:p>
          </table:table-cell>
          <table:table-cell table:formula="of:=ROUND([.D289]/1000;0)" office:value-type="float" office:value="8039" calcext:value-type="float">
            <text:p>8039</text:p>
          </table:table-cell>
          <table:table-cell table:formula="of:=[.D289]/([.$I$1]+1)" office:value-type="float" office:value="502421.875" calcext:value-type="float">
            <text:p>502421.875</text:p>
          </table:table-cell>
          <table:table-cell table:formula="of:=ROUND([.F289]/1000;2)" office:value-type="float" office:value="502.42" calcext:value-type="float">
            <text:p>502.42</text:p>
          </table:table-cell>
          <table:table-cell table:number-columns-repeated="11"/>
        </table:table-row>
        <table:table-row table:style-name="ro1">
          <table:table-cell table:formula="of:=1+[.A289]" office:value-type="float" office:value="288" calcext:value-type="float">
            <text:p>288</text:p>
          </table:table-cell>
          <table:table-cell table:formula="of:=[.$I$3]+([.A290]*[.$I$2])" office:value-type="float" office:value="32160000" calcext:value-type="float">
            <text:p>32160000</text:p>
          </table:table-cell>
          <table:table-cell table:formula="of:=ROUND([.B290]/1000;0)" office:value-type="float" office:value="32160" calcext:value-type="float">
            <text:p>32160</text:p>
          </table:table-cell>
          <table:table-cell table:formula="of:=[.B290]/[.$I$4]" office:value-type="float" office:value="8040000" calcext:value-type="float">
            <text:p>8040000</text:p>
          </table:table-cell>
          <table:table-cell table:formula="of:=ROUND([.D290]/1000;0)" office:value-type="float" office:value="8040" calcext:value-type="float">
            <text:p>8040</text:p>
          </table:table-cell>
          <table:table-cell table:formula="of:=[.D290]/([.$I$1]+1)" office:value-type="float" office:value="502500" calcext:value-type="float">
            <text:p>502500</text:p>
          </table:table-cell>
          <table:table-cell table:formula="of:=ROUND([.F290]/1000;2)" office:value-type="float" office:value="502.5" calcext:value-type="float">
            <text:p>502.5</text:p>
          </table:table-cell>
          <table:table-cell table:number-columns-repeated="11"/>
        </table:table-row>
        <table:table-row table:style-name="ro1">
          <table:table-cell table:formula="of:=1+[.A290]" office:value-type="float" office:value="289" calcext:value-type="float">
            <text:p>289</text:p>
          </table:table-cell>
          <table:table-cell table:formula="of:=[.$I$3]+([.A291]*[.$I$2])" office:value-type="float" office:value="32165000" calcext:value-type="float">
            <text:p>32165000</text:p>
          </table:table-cell>
          <table:table-cell table:formula="of:=ROUND([.B291]/1000;0)" office:value-type="float" office:value="32165" calcext:value-type="float">
            <text:p>32165</text:p>
          </table:table-cell>
          <table:table-cell table:formula="of:=[.B291]/[.$I$4]" office:value-type="float" office:value="8041250" calcext:value-type="float">
            <text:p>8041250</text:p>
          </table:table-cell>
          <table:table-cell table:formula="of:=ROUND([.D291]/1000;0)" office:value-type="float" office:value="8041" calcext:value-type="float">
            <text:p>8041</text:p>
          </table:table-cell>
          <table:table-cell table:formula="of:=[.D291]/([.$I$1]+1)" office:value-type="float" office:value="502578.125" calcext:value-type="float">
            <text:p>502578.125</text:p>
          </table:table-cell>
          <table:table-cell table:formula="of:=ROUND([.F291]/1000;2)" office:value-type="float" office:value="502.58" calcext:value-type="float">
            <text:p>502.58</text:p>
          </table:table-cell>
          <table:table-cell table:number-columns-repeated="11"/>
        </table:table-row>
        <table:table-row table:style-name="ro1">
          <table:table-cell table:formula="of:=1+[.A291]" office:value-type="float" office:value="290" calcext:value-type="float">
            <text:p>290</text:p>
          </table:table-cell>
          <table:table-cell table:formula="of:=[.$I$3]+([.A292]*[.$I$2])" office:value-type="float" office:value="32170000" calcext:value-type="float">
            <text:p>32170000</text:p>
          </table:table-cell>
          <table:table-cell table:formula="of:=ROUND([.B292]/1000;0)" office:value-type="float" office:value="32170" calcext:value-type="float">
            <text:p>32170</text:p>
          </table:table-cell>
          <table:table-cell table:formula="of:=[.B292]/[.$I$4]" office:value-type="float" office:value="8042500" calcext:value-type="float">
            <text:p>8042500</text:p>
          </table:table-cell>
          <table:table-cell table:formula="of:=ROUND([.D292]/1000;0)" office:value-type="float" office:value="8043" calcext:value-type="float">
            <text:p>8043</text:p>
          </table:table-cell>
          <table:table-cell table:formula="of:=[.D292]/([.$I$1]+1)" office:value-type="float" office:value="502656.25" calcext:value-type="float">
            <text:p>502656.25</text:p>
          </table:table-cell>
          <table:table-cell table:formula="of:=ROUND([.F292]/1000;2)" office:value-type="float" office:value="502.66" calcext:value-type="float">
            <text:p>502.66</text:p>
          </table:table-cell>
          <table:table-cell table:number-columns-repeated="11"/>
        </table:table-row>
        <table:table-row table:style-name="ro1">
          <table:table-cell table:formula="of:=1+[.A292]" office:value-type="float" office:value="291" calcext:value-type="float">
            <text:p>291</text:p>
          </table:table-cell>
          <table:table-cell table:formula="of:=[.$I$3]+([.A293]*[.$I$2])" office:value-type="float" office:value="32175000" calcext:value-type="float">
            <text:p>32175000</text:p>
          </table:table-cell>
          <table:table-cell table:formula="of:=ROUND([.B293]/1000;0)" office:value-type="float" office:value="32175" calcext:value-type="float">
            <text:p>32175</text:p>
          </table:table-cell>
          <table:table-cell table:formula="of:=[.B293]/[.$I$4]" office:value-type="float" office:value="8043750" calcext:value-type="float">
            <text:p>8043750</text:p>
          </table:table-cell>
          <table:table-cell table:formula="of:=ROUND([.D293]/1000;0)" office:value-type="float" office:value="8044" calcext:value-type="float">
            <text:p>8044</text:p>
          </table:table-cell>
          <table:table-cell table:formula="of:=[.D293]/([.$I$1]+1)" office:value-type="float" office:value="502734.375" calcext:value-type="float">
            <text:p>502734.375</text:p>
          </table:table-cell>
          <table:table-cell table:formula="of:=ROUND([.F293]/1000;2)" office:value-type="float" office:value="502.73" calcext:value-type="float">
            <text:p>502.73</text:p>
          </table:table-cell>
          <table:table-cell table:number-columns-repeated="11"/>
        </table:table-row>
        <table:table-row table:style-name="ro1">
          <table:table-cell table:formula="of:=1+[.A293]" office:value-type="float" office:value="292" calcext:value-type="float">
            <text:p>292</text:p>
          </table:table-cell>
          <table:table-cell table:formula="of:=[.$I$3]+([.A294]*[.$I$2])" office:value-type="float" office:value="32180000" calcext:value-type="float">
            <text:p>32180000</text:p>
          </table:table-cell>
          <table:table-cell table:formula="of:=ROUND([.B294]/1000;0)" office:value-type="float" office:value="32180" calcext:value-type="float">
            <text:p>32180</text:p>
          </table:table-cell>
          <table:table-cell table:formula="of:=[.B294]/[.$I$4]" office:value-type="float" office:value="8045000" calcext:value-type="float">
            <text:p>8045000</text:p>
          </table:table-cell>
          <table:table-cell table:formula="of:=ROUND([.D294]/1000;0)" office:value-type="float" office:value="8045" calcext:value-type="float">
            <text:p>8045</text:p>
          </table:table-cell>
          <table:table-cell table:formula="of:=[.D294]/([.$I$1]+1)" office:value-type="float" office:value="502812.5" calcext:value-type="float">
            <text:p>502812.5</text:p>
          </table:table-cell>
          <table:table-cell table:formula="of:=ROUND([.F294]/1000;2)" office:value-type="float" office:value="502.81" calcext:value-type="float">
            <text:p>502.81</text:p>
          </table:table-cell>
          <table:table-cell table:number-columns-repeated="11"/>
        </table:table-row>
        <table:table-row table:style-name="ro1">
          <table:table-cell table:formula="of:=1+[.A294]" office:value-type="float" office:value="293" calcext:value-type="float">
            <text:p>293</text:p>
          </table:table-cell>
          <table:table-cell table:formula="of:=[.$I$3]+([.A295]*[.$I$2])" office:value-type="float" office:value="32185000" calcext:value-type="float">
            <text:p>32185000</text:p>
          </table:table-cell>
          <table:table-cell table:formula="of:=ROUND([.B295]/1000;0)" office:value-type="float" office:value="32185" calcext:value-type="float">
            <text:p>32185</text:p>
          </table:table-cell>
          <table:table-cell table:formula="of:=[.B295]/[.$I$4]" office:value-type="float" office:value="8046250" calcext:value-type="float">
            <text:p>8046250</text:p>
          </table:table-cell>
          <table:table-cell table:formula="of:=ROUND([.D295]/1000;0)" office:value-type="float" office:value="8046" calcext:value-type="float">
            <text:p>8046</text:p>
          </table:table-cell>
          <table:table-cell table:formula="of:=[.D295]/([.$I$1]+1)" office:value-type="float" office:value="502890.625" calcext:value-type="float">
            <text:p>502890.625</text:p>
          </table:table-cell>
          <table:table-cell table:formula="of:=ROUND([.F295]/1000;2)" office:value-type="float" office:value="502.89" calcext:value-type="float">
            <text:p>502.89</text:p>
          </table:table-cell>
          <table:table-cell table:number-columns-repeated="11"/>
        </table:table-row>
        <table:table-row table:style-name="ro1">
          <table:table-cell table:formula="of:=1+[.A295]" office:value-type="float" office:value="294" calcext:value-type="float">
            <text:p>294</text:p>
          </table:table-cell>
          <table:table-cell table:formula="of:=[.$I$3]+([.A296]*[.$I$2])" office:value-type="float" office:value="32190000" calcext:value-type="float">
            <text:p>32190000</text:p>
          </table:table-cell>
          <table:table-cell table:formula="of:=ROUND([.B296]/1000;0)" office:value-type="float" office:value="32190" calcext:value-type="float">
            <text:p>32190</text:p>
          </table:table-cell>
          <table:table-cell table:formula="of:=[.B296]/[.$I$4]" office:value-type="float" office:value="8047500" calcext:value-type="float">
            <text:p>8047500</text:p>
          </table:table-cell>
          <table:table-cell table:formula="of:=ROUND([.D296]/1000;0)" office:value-type="float" office:value="8048" calcext:value-type="float">
            <text:p>8048</text:p>
          </table:table-cell>
          <table:table-cell table:formula="of:=[.D296]/([.$I$1]+1)" office:value-type="float" office:value="502968.75" calcext:value-type="float">
            <text:p>502968.75</text:p>
          </table:table-cell>
          <table:table-cell table:formula="of:=ROUND([.F296]/1000;2)" office:value-type="float" office:value="502.97" calcext:value-type="float">
            <text:p>502.97</text:p>
          </table:table-cell>
          <table:table-cell table:number-columns-repeated="11"/>
        </table:table-row>
        <table:table-row table:style-name="ro1">
          <table:table-cell table:formula="of:=1+[.A296]" office:value-type="float" office:value="295" calcext:value-type="float">
            <text:p>295</text:p>
          </table:table-cell>
          <table:table-cell table:formula="of:=[.$I$3]+([.A297]*[.$I$2])" office:value-type="float" office:value="32195000" calcext:value-type="float">
            <text:p>32195000</text:p>
          </table:table-cell>
          <table:table-cell table:formula="of:=ROUND([.B297]/1000;0)" office:value-type="float" office:value="32195" calcext:value-type="float">
            <text:p>32195</text:p>
          </table:table-cell>
          <table:table-cell table:formula="of:=[.B297]/[.$I$4]" office:value-type="float" office:value="8048750" calcext:value-type="float">
            <text:p>8048750</text:p>
          </table:table-cell>
          <table:table-cell table:formula="of:=ROUND([.D297]/1000;0)" office:value-type="float" office:value="8049" calcext:value-type="float">
            <text:p>8049</text:p>
          </table:table-cell>
          <table:table-cell table:formula="of:=[.D297]/([.$I$1]+1)" office:value-type="float" office:value="503046.875" calcext:value-type="float">
            <text:p>503046.875</text:p>
          </table:table-cell>
          <table:table-cell table:formula="of:=ROUND([.F297]/1000;2)" office:value-type="float" office:value="503.05" calcext:value-type="float">
            <text:p>503.05</text:p>
          </table:table-cell>
          <table:table-cell table:number-columns-repeated="11"/>
        </table:table-row>
        <table:table-row table:style-name="ro1">
          <table:table-cell table:formula="of:=1+[.A297]" office:value-type="float" office:value="296" calcext:value-type="float">
            <text:p>296</text:p>
          </table:table-cell>
          <table:table-cell table:formula="of:=[.$I$3]+([.A298]*[.$I$2])" office:value-type="float" office:value="32200000" calcext:value-type="float">
            <text:p>32200000</text:p>
          </table:table-cell>
          <table:table-cell table:formula="of:=ROUND([.B298]/1000;0)" office:value-type="float" office:value="32200" calcext:value-type="float">
            <text:p>32200</text:p>
          </table:table-cell>
          <table:table-cell table:formula="of:=[.B298]/[.$I$4]" office:value-type="float" office:value="8050000" calcext:value-type="float">
            <text:p>8050000</text:p>
          </table:table-cell>
          <table:table-cell table:formula="of:=ROUND([.D298]/1000;0)" office:value-type="float" office:value="8050" calcext:value-type="float">
            <text:p>8050</text:p>
          </table:table-cell>
          <table:table-cell table:formula="of:=[.D298]/([.$I$1]+1)" office:value-type="float" office:value="503125" calcext:value-type="float">
            <text:p>503125</text:p>
          </table:table-cell>
          <table:table-cell table:formula="of:=ROUND([.F298]/1000;2)" office:value-type="float" office:value="503.13" calcext:value-type="float">
            <text:p>503.13</text:p>
          </table:table-cell>
          <table:table-cell table:number-columns-repeated="11"/>
        </table:table-row>
        <table:table-row table:style-name="ro1">
          <table:table-cell table:formula="of:=1+[.A298]" office:value-type="float" office:value="297" calcext:value-type="float">
            <text:p>297</text:p>
          </table:table-cell>
          <table:table-cell table:formula="of:=[.$I$3]+([.A299]*[.$I$2])" office:value-type="float" office:value="32205000" calcext:value-type="float">
            <text:p>32205000</text:p>
          </table:table-cell>
          <table:table-cell table:formula="of:=ROUND([.B299]/1000;0)" office:value-type="float" office:value="32205" calcext:value-type="float">
            <text:p>32205</text:p>
          </table:table-cell>
          <table:table-cell table:formula="of:=[.B299]/[.$I$4]" office:value-type="float" office:value="8051250" calcext:value-type="float">
            <text:p>8051250</text:p>
          </table:table-cell>
          <table:table-cell table:formula="of:=ROUND([.D299]/1000;0)" office:value-type="float" office:value="8051" calcext:value-type="float">
            <text:p>8051</text:p>
          </table:table-cell>
          <table:table-cell table:formula="of:=[.D299]/([.$I$1]+1)" office:value-type="float" office:value="503203.125" calcext:value-type="float">
            <text:p>503203.125</text:p>
          </table:table-cell>
          <table:table-cell table:formula="of:=ROUND([.F299]/1000;2)" office:value-type="float" office:value="503.2" calcext:value-type="float">
            <text:p>503.2</text:p>
          </table:table-cell>
          <table:table-cell table:number-columns-repeated="11"/>
        </table:table-row>
        <table:table-row table:style-name="ro1">
          <table:table-cell table:formula="of:=1+[.A299]" office:value-type="float" office:value="298" calcext:value-type="float">
            <text:p>298</text:p>
          </table:table-cell>
          <table:table-cell table:formula="of:=[.$I$3]+([.A300]*[.$I$2])" office:value-type="float" office:value="32210000" calcext:value-type="float">
            <text:p>32210000</text:p>
          </table:table-cell>
          <table:table-cell table:formula="of:=ROUND([.B300]/1000;0)" office:value-type="float" office:value="32210" calcext:value-type="float">
            <text:p>32210</text:p>
          </table:table-cell>
          <table:table-cell table:formula="of:=[.B300]/[.$I$4]" office:value-type="float" office:value="8052500" calcext:value-type="float">
            <text:p>8052500</text:p>
          </table:table-cell>
          <table:table-cell table:formula="of:=ROUND([.D300]/1000;0)" office:value-type="float" office:value="8053" calcext:value-type="float">
            <text:p>8053</text:p>
          </table:table-cell>
          <table:table-cell table:formula="of:=[.D300]/([.$I$1]+1)" office:value-type="float" office:value="503281.25" calcext:value-type="float">
            <text:p>503281.25</text:p>
          </table:table-cell>
          <table:table-cell table:formula="of:=ROUND([.F300]/1000;2)" office:value-type="float" office:value="503.28" calcext:value-type="float">
            <text:p>503.28</text:p>
          </table:table-cell>
          <table:table-cell table:number-columns-repeated="11"/>
        </table:table-row>
        <table:table-row table:style-name="ro1">
          <table:table-cell table:formula="of:=1+[.A300]" office:value-type="float" office:value="299" calcext:value-type="float">
            <text:p>299</text:p>
          </table:table-cell>
          <table:table-cell table:formula="of:=[.$I$3]+([.A301]*[.$I$2])" office:value-type="float" office:value="32215000" calcext:value-type="float">
            <text:p>32215000</text:p>
          </table:table-cell>
          <table:table-cell table:formula="of:=ROUND([.B301]/1000;0)" office:value-type="float" office:value="32215" calcext:value-type="float">
            <text:p>32215</text:p>
          </table:table-cell>
          <table:table-cell table:formula="of:=[.B301]/[.$I$4]" office:value-type="float" office:value="8053750" calcext:value-type="float">
            <text:p>8053750</text:p>
          </table:table-cell>
          <table:table-cell table:formula="of:=ROUND([.D301]/1000;0)" office:value-type="float" office:value="8054" calcext:value-type="float">
            <text:p>8054</text:p>
          </table:table-cell>
          <table:table-cell table:formula="of:=[.D301]/([.$I$1]+1)" office:value-type="float" office:value="503359.375" calcext:value-type="float">
            <text:p>503359.375</text:p>
          </table:table-cell>
          <table:table-cell table:formula="of:=ROUND([.F301]/1000;2)" office:value-type="float" office:value="503.36" calcext:value-type="float">
            <text:p>503.36</text:p>
          </table:table-cell>
          <table:table-cell table:number-columns-repeated="11"/>
        </table:table-row>
        <table:table-row table:style-name="ro1">
          <table:table-cell table:formula="of:=1+[.A301]" office:value-type="float" office:value="300" calcext:value-type="float">
            <text:p>300</text:p>
          </table:table-cell>
          <table:table-cell table:formula="of:=[.$I$3]+([.A302]*[.$I$2])" office:value-type="float" office:value="32220000" calcext:value-type="float">
            <text:p>32220000</text:p>
          </table:table-cell>
          <table:table-cell table:formula="of:=ROUND([.B302]/1000;0)" office:value-type="float" office:value="32220" calcext:value-type="float">
            <text:p>32220</text:p>
          </table:table-cell>
          <table:table-cell table:formula="of:=[.B302]/[.$I$4]" office:value-type="float" office:value="8055000" calcext:value-type="float">
            <text:p>8055000</text:p>
          </table:table-cell>
          <table:table-cell table:formula="of:=ROUND([.D302]/1000;0)" office:value-type="float" office:value="8055" calcext:value-type="float">
            <text:p>8055</text:p>
          </table:table-cell>
          <table:table-cell table:formula="of:=[.D302]/([.$I$1]+1)" office:value-type="float" office:value="503437.5" calcext:value-type="float">
            <text:p>503437.5</text:p>
          </table:table-cell>
          <table:table-cell table:formula="of:=ROUND([.F302]/1000;2)" office:value-type="float" office:value="503.44" calcext:value-type="float">
            <text:p>503.44</text:p>
          </table:table-cell>
          <table:table-cell table:number-columns-repeated="11"/>
        </table:table-row>
        <table:table-row table:style-name="ro1">
          <table:table-cell table:formula="of:=1+[.A302]" office:value-type="float" office:value="301" calcext:value-type="float">
            <text:p>301</text:p>
          </table:table-cell>
          <table:table-cell table:formula="of:=[.$I$3]+([.A303]*[.$I$2])" office:value-type="float" office:value="32225000" calcext:value-type="float">
            <text:p>32225000</text:p>
          </table:table-cell>
          <table:table-cell table:formula="of:=ROUND([.B303]/1000;0)" office:value-type="float" office:value="32225" calcext:value-type="float">
            <text:p>32225</text:p>
          </table:table-cell>
          <table:table-cell table:formula="of:=[.B303]/[.$I$4]" office:value-type="float" office:value="8056250" calcext:value-type="float">
            <text:p>8056250</text:p>
          </table:table-cell>
          <table:table-cell table:formula="of:=ROUND([.D303]/1000;0)" office:value-type="float" office:value="8056" calcext:value-type="float">
            <text:p>8056</text:p>
          </table:table-cell>
          <table:table-cell table:formula="of:=[.D303]/([.$I$1]+1)" office:value-type="float" office:value="503515.625" calcext:value-type="float">
            <text:p>503515.625</text:p>
          </table:table-cell>
          <table:table-cell table:formula="of:=ROUND([.F303]/1000;2)" office:value-type="float" office:value="503.52" calcext:value-type="float">
            <text:p>503.52</text:p>
          </table:table-cell>
          <table:table-cell table:number-columns-repeated="11"/>
        </table:table-row>
        <table:table-row table:style-name="ro1">
          <table:table-cell table:formula="of:=1+[.A303]" office:value-type="float" office:value="302" calcext:value-type="float">
            <text:p>302</text:p>
          </table:table-cell>
          <table:table-cell table:formula="of:=[.$I$3]+([.A304]*[.$I$2])" office:value-type="float" office:value="32230000" calcext:value-type="float">
            <text:p>32230000</text:p>
          </table:table-cell>
          <table:table-cell table:formula="of:=ROUND([.B304]/1000;0)" office:value-type="float" office:value="32230" calcext:value-type="float">
            <text:p>32230</text:p>
          </table:table-cell>
          <table:table-cell table:formula="of:=[.B304]/[.$I$4]" office:value-type="float" office:value="8057500" calcext:value-type="float">
            <text:p>8057500</text:p>
          </table:table-cell>
          <table:table-cell table:formula="of:=ROUND([.D304]/1000;0)" office:value-type="float" office:value="8058" calcext:value-type="float">
            <text:p>8058</text:p>
          </table:table-cell>
          <table:table-cell table:formula="of:=[.D304]/([.$I$1]+1)" office:value-type="float" office:value="503593.75" calcext:value-type="float">
            <text:p>503593.75</text:p>
          </table:table-cell>
          <table:table-cell table:formula="of:=ROUND([.F304]/1000;2)" office:value-type="float" office:value="503.59" calcext:value-type="float">
            <text:p>503.59</text:p>
          </table:table-cell>
          <table:table-cell table:number-columns-repeated="11"/>
        </table:table-row>
        <table:table-row table:style-name="ro1">
          <table:table-cell table:formula="of:=1+[.A304]" office:value-type="float" office:value="303" calcext:value-type="float">
            <text:p>303</text:p>
          </table:table-cell>
          <table:table-cell table:formula="of:=[.$I$3]+([.A305]*[.$I$2])" office:value-type="float" office:value="32235000" calcext:value-type="float">
            <text:p>32235000</text:p>
          </table:table-cell>
          <table:table-cell table:formula="of:=ROUND([.B305]/1000;0)" office:value-type="float" office:value="32235" calcext:value-type="float">
            <text:p>32235</text:p>
          </table:table-cell>
          <table:table-cell table:formula="of:=[.B305]/[.$I$4]" office:value-type="float" office:value="8058750" calcext:value-type="float">
            <text:p>8058750</text:p>
          </table:table-cell>
          <table:table-cell table:formula="of:=ROUND([.D305]/1000;0)" office:value-type="float" office:value="8059" calcext:value-type="float">
            <text:p>8059</text:p>
          </table:table-cell>
          <table:table-cell table:formula="of:=[.D305]/([.$I$1]+1)" office:value-type="float" office:value="503671.875" calcext:value-type="float">
            <text:p>503671.875</text:p>
          </table:table-cell>
          <table:table-cell table:formula="of:=ROUND([.F305]/1000;2)" office:value-type="float" office:value="503.67" calcext:value-type="float">
            <text:p>503.67</text:p>
          </table:table-cell>
          <table:table-cell table:number-columns-repeated="11"/>
        </table:table-row>
        <table:table-row table:style-name="ro1">
          <table:table-cell table:formula="of:=1+[.A305]" office:value-type="float" office:value="304" calcext:value-type="float">
            <text:p>304</text:p>
          </table:table-cell>
          <table:table-cell table:formula="of:=[.$I$3]+([.A306]*[.$I$2])" office:value-type="float" office:value="32240000" calcext:value-type="float">
            <text:p>32240000</text:p>
          </table:table-cell>
          <table:table-cell table:formula="of:=ROUND([.B306]/1000;0)" office:value-type="float" office:value="32240" calcext:value-type="float">
            <text:p>32240</text:p>
          </table:table-cell>
          <table:table-cell table:formula="of:=[.B306]/[.$I$4]" office:value-type="float" office:value="8060000" calcext:value-type="float">
            <text:p>8060000</text:p>
          </table:table-cell>
          <table:table-cell table:formula="of:=ROUND([.D306]/1000;0)" office:value-type="float" office:value="8060" calcext:value-type="float">
            <text:p>8060</text:p>
          </table:table-cell>
          <table:table-cell table:formula="of:=[.D306]/([.$I$1]+1)" office:value-type="float" office:value="503750" calcext:value-type="float">
            <text:p>503750</text:p>
          </table:table-cell>
          <table:table-cell table:formula="of:=ROUND([.F306]/1000;2)" office:value-type="float" office:value="503.75" calcext:value-type="float">
            <text:p>503.75</text:p>
          </table:table-cell>
          <table:table-cell table:number-columns-repeated="11"/>
        </table:table-row>
        <table:table-row table:style-name="ro1">
          <table:table-cell table:formula="of:=1+[.A306]" office:value-type="float" office:value="305" calcext:value-type="float">
            <text:p>305</text:p>
          </table:table-cell>
          <table:table-cell table:formula="of:=[.$I$3]+([.A307]*[.$I$2])" office:value-type="float" office:value="32245000" calcext:value-type="float">
            <text:p>32245000</text:p>
          </table:table-cell>
          <table:table-cell table:formula="of:=ROUND([.B307]/1000;0)" office:value-type="float" office:value="32245" calcext:value-type="float">
            <text:p>32245</text:p>
          </table:table-cell>
          <table:table-cell table:formula="of:=[.B307]/[.$I$4]" office:value-type="float" office:value="8061250" calcext:value-type="float">
            <text:p>8061250</text:p>
          </table:table-cell>
          <table:table-cell table:formula="of:=ROUND([.D307]/1000;0)" office:value-type="float" office:value="8061" calcext:value-type="float">
            <text:p>8061</text:p>
          </table:table-cell>
          <table:table-cell table:formula="of:=[.D307]/([.$I$1]+1)" office:value-type="float" office:value="503828.125" calcext:value-type="float">
            <text:p>503828.125</text:p>
          </table:table-cell>
          <table:table-cell table:formula="of:=ROUND([.F307]/1000;2)" office:value-type="float" office:value="503.83" calcext:value-type="float">
            <text:p>503.83</text:p>
          </table:table-cell>
          <table:table-cell table:number-columns-repeated="11"/>
        </table:table-row>
        <table:table-row table:style-name="ro1">
          <table:table-cell table:formula="of:=1+[.A307]" office:value-type="float" office:value="306" calcext:value-type="float">
            <text:p>306</text:p>
          </table:table-cell>
          <table:table-cell table:formula="of:=[.$I$3]+([.A308]*[.$I$2])" office:value-type="float" office:value="32250000" calcext:value-type="float">
            <text:p>32250000</text:p>
          </table:table-cell>
          <table:table-cell table:formula="of:=ROUND([.B308]/1000;0)" office:value-type="float" office:value="32250" calcext:value-type="float">
            <text:p>32250</text:p>
          </table:table-cell>
          <table:table-cell table:formula="of:=[.B308]/[.$I$4]" office:value-type="float" office:value="8062500" calcext:value-type="float">
            <text:p>8062500</text:p>
          </table:table-cell>
          <table:table-cell table:formula="of:=ROUND([.D308]/1000;0)" office:value-type="float" office:value="8063" calcext:value-type="float">
            <text:p>8063</text:p>
          </table:table-cell>
          <table:table-cell table:formula="of:=[.D308]/([.$I$1]+1)" office:value-type="float" office:value="503906.25" calcext:value-type="float">
            <text:p>503906.25</text:p>
          </table:table-cell>
          <table:table-cell table:formula="of:=ROUND([.F308]/1000;2)" office:value-type="float" office:value="503.91" calcext:value-type="float">
            <text:p>503.91</text:p>
          </table:table-cell>
          <table:table-cell table:number-columns-repeated="11"/>
        </table:table-row>
        <table:table-row table:style-name="ro1">
          <table:table-cell table:formula="of:=1+[.A308]" office:value-type="float" office:value="307" calcext:value-type="float">
            <text:p>307</text:p>
          </table:table-cell>
          <table:table-cell table:formula="of:=[.$I$3]+([.A309]*[.$I$2])" office:value-type="float" office:value="32255000" calcext:value-type="float">
            <text:p>32255000</text:p>
          </table:table-cell>
          <table:table-cell table:formula="of:=ROUND([.B309]/1000;0)" office:value-type="float" office:value="32255" calcext:value-type="float">
            <text:p>32255</text:p>
          </table:table-cell>
          <table:table-cell table:formula="of:=[.B309]/[.$I$4]" office:value-type="float" office:value="8063750" calcext:value-type="float">
            <text:p>8063750</text:p>
          </table:table-cell>
          <table:table-cell table:formula="of:=ROUND([.D309]/1000;0)" office:value-type="float" office:value="8064" calcext:value-type="float">
            <text:p>8064</text:p>
          </table:table-cell>
          <table:table-cell table:formula="of:=[.D309]/([.$I$1]+1)" office:value-type="float" office:value="503984.375" calcext:value-type="float">
            <text:p>503984.375</text:p>
          </table:table-cell>
          <table:table-cell table:formula="of:=ROUND([.F309]/1000;2)" office:value-type="float" office:value="503.98" calcext:value-type="float">
            <text:p>503.98</text:p>
          </table:table-cell>
          <table:table-cell table:number-columns-repeated="11"/>
        </table:table-row>
        <table:table-row table:style-name="ro1">
          <table:table-cell table:formula="of:=1+[.A309]" office:value-type="float" office:value="308" calcext:value-type="float">
            <text:p>308</text:p>
          </table:table-cell>
          <table:table-cell table:formula="of:=[.$I$3]+([.A310]*[.$I$2])" office:value-type="float" office:value="32260000" calcext:value-type="float">
            <text:p>32260000</text:p>
          </table:table-cell>
          <table:table-cell table:formula="of:=ROUND([.B310]/1000;0)" office:value-type="float" office:value="32260" calcext:value-type="float">
            <text:p>32260</text:p>
          </table:table-cell>
          <table:table-cell table:formula="of:=[.B310]/[.$I$4]" office:value-type="float" office:value="8065000" calcext:value-type="float">
            <text:p>8065000</text:p>
          </table:table-cell>
          <table:table-cell table:formula="of:=ROUND([.D310]/1000;0)" office:value-type="float" office:value="8065" calcext:value-type="float">
            <text:p>8065</text:p>
          </table:table-cell>
          <table:table-cell table:formula="of:=[.D310]/([.$I$1]+1)" office:value-type="float" office:value="504062.5" calcext:value-type="float">
            <text:p>504062.5</text:p>
          </table:table-cell>
          <table:table-cell table:formula="of:=ROUND([.F310]/1000;2)" office:value-type="float" office:value="504.06" calcext:value-type="float">
            <text:p>504.06</text:p>
          </table:table-cell>
          <table:table-cell table:number-columns-repeated="11"/>
        </table:table-row>
        <table:table-row table:style-name="ro1">
          <table:table-cell table:formula="of:=1+[.A310]" office:value-type="float" office:value="309" calcext:value-type="float">
            <text:p>309</text:p>
          </table:table-cell>
          <table:table-cell table:formula="of:=[.$I$3]+([.A311]*[.$I$2])" office:value-type="float" office:value="32265000" calcext:value-type="float">
            <text:p>32265000</text:p>
          </table:table-cell>
          <table:table-cell table:formula="of:=ROUND([.B311]/1000;0)" office:value-type="float" office:value="32265" calcext:value-type="float">
            <text:p>32265</text:p>
          </table:table-cell>
          <table:table-cell table:formula="of:=[.B311]/[.$I$4]" office:value-type="float" office:value="8066250" calcext:value-type="float">
            <text:p>8066250</text:p>
          </table:table-cell>
          <table:table-cell table:formula="of:=ROUND([.D311]/1000;0)" office:value-type="float" office:value="8066" calcext:value-type="float">
            <text:p>8066</text:p>
          </table:table-cell>
          <table:table-cell table:formula="of:=[.D311]/([.$I$1]+1)" office:value-type="float" office:value="504140.625" calcext:value-type="float">
            <text:p>504140.625</text:p>
          </table:table-cell>
          <table:table-cell table:formula="of:=ROUND([.F311]/1000;2)" office:value-type="float" office:value="504.14" calcext:value-type="float">
            <text:p>504.14</text:p>
          </table:table-cell>
          <table:table-cell table:number-columns-repeated="11"/>
        </table:table-row>
        <table:table-row table:style-name="ro1">
          <table:table-cell table:formula="of:=1+[.A311]" office:value-type="float" office:value="310" calcext:value-type="float">
            <text:p>310</text:p>
          </table:table-cell>
          <table:table-cell table:formula="of:=[.$I$3]+([.A312]*[.$I$2])" office:value-type="float" office:value="32270000" calcext:value-type="float">
            <text:p>32270000</text:p>
          </table:table-cell>
          <table:table-cell table:formula="of:=ROUND([.B312]/1000;0)" office:value-type="float" office:value="32270" calcext:value-type="float">
            <text:p>32270</text:p>
          </table:table-cell>
          <table:table-cell table:formula="of:=[.B312]/[.$I$4]" office:value-type="float" office:value="8067500" calcext:value-type="float">
            <text:p>8067500</text:p>
          </table:table-cell>
          <table:table-cell table:formula="of:=ROUND([.D312]/1000;0)" office:value-type="float" office:value="8068" calcext:value-type="float">
            <text:p>8068</text:p>
          </table:table-cell>
          <table:table-cell table:formula="of:=[.D312]/([.$I$1]+1)" office:value-type="float" office:value="504218.75" calcext:value-type="float">
            <text:p>504218.75</text:p>
          </table:table-cell>
          <table:table-cell table:formula="of:=ROUND([.F312]/1000;2)" office:value-type="float" office:value="504.22" calcext:value-type="float">
            <text:p>504.22</text:p>
          </table:table-cell>
          <table:table-cell table:number-columns-repeated="11"/>
        </table:table-row>
        <table:table-row table:style-name="ro1">
          <table:table-cell table:formula="of:=1+[.A312]" office:value-type="float" office:value="311" calcext:value-type="float">
            <text:p>311</text:p>
          </table:table-cell>
          <table:table-cell table:formula="of:=[.$I$3]+([.A313]*[.$I$2])" office:value-type="float" office:value="32275000" calcext:value-type="float">
            <text:p>32275000</text:p>
          </table:table-cell>
          <table:table-cell table:formula="of:=ROUND([.B313]/1000;0)" office:value-type="float" office:value="32275" calcext:value-type="float">
            <text:p>32275</text:p>
          </table:table-cell>
          <table:table-cell table:formula="of:=[.B313]/[.$I$4]" office:value-type="float" office:value="8068750" calcext:value-type="float">
            <text:p>8068750</text:p>
          </table:table-cell>
          <table:table-cell table:formula="of:=ROUND([.D313]/1000;0)" office:value-type="float" office:value="8069" calcext:value-type="float">
            <text:p>8069</text:p>
          </table:table-cell>
          <table:table-cell table:formula="of:=[.D313]/([.$I$1]+1)" office:value-type="float" office:value="504296.875" calcext:value-type="float">
            <text:p>504296.875</text:p>
          </table:table-cell>
          <table:table-cell table:formula="of:=ROUND([.F313]/1000;2)" office:value-type="float" office:value="504.3" calcext:value-type="float">
            <text:p>504.3</text:p>
          </table:table-cell>
          <table:table-cell table:number-columns-repeated="11"/>
        </table:table-row>
        <table:table-row table:style-name="ro1">
          <table:table-cell table:formula="of:=1+[.A313]" office:value-type="float" office:value="312" calcext:value-type="float">
            <text:p>312</text:p>
          </table:table-cell>
          <table:table-cell table:formula="of:=[.$I$3]+([.A314]*[.$I$2])" office:value-type="float" office:value="32280000" calcext:value-type="float">
            <text:p>32280000</text:p>
          </table:table-cell>
          <table:table-cell table:formula="of:=ROUND([.B314]/1000;0)" office:value-type="float" office:value="32280" calcext:value-type="float">
            <text:p>32280</text:p>
          </table:table-cell>
          <table:table-cell table:formula="of:=[.B314]/[.$I$4]" office:value-type="float" office:value="8070000" calcext:value-type="float">
            <text:p>8070000</text:p>
          </table:table-cell>
          <table:table-cell table:formula="of:=ROUND([.D314]/1000;0)" office:value-type="float" office:value="8070" calcext:value-type="float">
            <text:p>8070</text:p>
          </table:table-cell>
          <table:table-cell table:formula="of:=[.D314]/([.$I$1]+1)" office:value-type="float" office:value="504375" calcext:value-type="float">
            <text:p>504375</text:p>
          </table:table-cell>
          <table:table-cell table:formula="of:=ROUND([.F314]/1000;2)" office:value-type="float" office:value="504.38" calcext:value-type="float">
            <text:p>504.38</text:p>
          </table:table-cell>
          <table:table-cell table:number-columns-repeated="11"/>
        </table:table-row>
        <table:table-row table:style-name="ro1">
          <table:table-cell table:formula="of:=1+[.A314]" office:value-type="float" office:value="313" calcext:value-type="float">
            <text:p>313</text:p>
          </table:table-cell>
          <table:table-cell table:formula="of:=[.$I$3]+([.A315]*[.$I$2])" office:value-type="float" office:value="32285000" calcext:value-type="float">
            <text:p>32285000</text:p>
          </table:table-cell>
          <table:table-cell table:formula="of:=ROUND([.B315]/1000;0)" office:value-type="float" office:value="32285" calcext:value-type="float">
            <text:p>32285</text:p>
          </table:table-cell>
          <table:table-cell table:formula="of:=[.B315]/[.$I$4]" office:value-type="float" office:value="8071250" calcext:value-type="float">
            <text:p>8071250</text:p>
          </table:table-cell>
          <table:table-cell table:formula="of:=ROUND([.D315]/1000;0)" office:value-type="float" office:value="8071" calcext:value-type="float">
            <text:p>8071</text:p>
          </table:table-cell>
          <table:table-cell table:formula="of:=[.D315]/([.$I$1]+1)" office:value-type="float" office:value="504453.125" calcext:value-type="float">
            <text:p>504453.125</text:p>
          </table:table-cell>
          <table:table-cell table:formula="of:=ROUND([.F315]/1000;2)" office:value-type="float" office:value="504.45" calcext:value-type="float">
            <text:p>504.45</text:p>
          </table:table-cell>
          <table:table-cell table:number-columns-repeated="11"/>
        </table:table-row>
        <table:table-row table:style-name="ro1">
          <table:table-cell table:formula="of:=1+[.A315]" office:value-type="float" office:value="314" calcext:value-type="float">
            <text:p>314</text:p>
          </table:table-cell>
          <table:table-cell table:formula="of:=[.$I$3]+([.A316]*[.$I$2])" office:value-type="float" office:value="32290000" calcext:value-type="float">
            <text:p>32290000</text:p>
          </table:table-cell>
          <table:table-cell table:formula="of:=ROUND([.B316]/1000;0)" office:value-type="float" office:value="32290" calcext:value-type="float">
            <text:p>32290</text:p>
          </table:table-cell>
          <table:table-cell table:formula="of:=[.B316]/[.$I$4]" office:value-type="float" office:value="8072500" calcext:value-type="float">
            <text:p>8072500</text:p>
          </table:table-cell>
          <table:table-cell table:formula="of:=ROUND([.D316]/1000;0)" office:value-type="float" office:value="8073" calcext:value-type="float">
            <text:p>8073</text:p>
          </table:table-cell>
          <table:table-cell table:formula="of:=[.D316]/([.$I$1]+1)" office:value-type="float" office:value="504531.25" calcext:value-type="float">
            <text:p>504531.25</text:p>
          </table:table-cell>
          <table:table-cell table:formula="of:=ROUND([.F316]/1000;2)" office:value-type="float" office:value="504.53" calcext:value-type="float">
            <text:p>504.53</text:p>
          </table:table-cell>
          <table:table-cell table:number-columns-repeated="11"/>
        </table:table-row>
        <table:table-row table:style-name="ro1">
          <table:table-cell table:formula="of:=1+[.A316]" office:value-type="float" office:value="315" calcext:value-type="float">
            <text:p>315</text:p>
          </table:table-cell>
          <table:table-cell table:formula="of:=[.$I$3]+([.A317]*[.$I$2])" office:value-type="float" office:value="32295000" calcext:value-type="float">
            <text:p>32295000</text:p>
          </table:table-cell>
          <table:table-cell table:formula="of:=ROUND([.B317]/1000;0)" office:value-type="float" office:value="32295" calcext:value-type="float">
            <text:p>32295</text:p>
          </table:table-cell>
          <table:table-cell table:formula="of:=[.B317]/[.$I$4]" office:value-type="float" office:value="8073750" calcext:value-type="float">
            <text:p>8073750</text:p>
          </table:table-cell>
          <table:table-cell table:formula="of:=ROUND([.D317]/1000;0)" office:value-type="float" office:value="8074" calcext:value-type="float">
            <text:p>8074</text:p>
          </table:table-cell>
          <table:table-cell table:formula="of:=[.D317]/([.$I$1]+1)" office:value-type="float" office:value="504609.375" calcext:value-type="float">
            <text:p>504609.375</text:p>
          </table:table-cell>
          <table:table-cell table:formula="of:=ROUND([.F317]/1000;2)" office:value-type="float" office:value="504.61" calcext:value-type="float">
            <text:p>504.61</text:p>
          </table:table-cell>
          <table:table-cell table:number-columns-repeated="11"/>
        </table:table-row>
        <table:table-row table:style-name="ro1">
          <table:table-cell table:formula="of:=1+[.A317]" office:value-type="float" office:value="316" calcext:value-type="float">
            <text:p>316</text:p>
          </table:table-cell>
          <table:table-cell table:formula="of:=[.$I$3]+([.A318]*[.$I$2])" office:value-type="float" office:value="32300000" calcext:value-type="float">
            <text:p>32300000</text:p>
          </table:table-cell>
          <table:table-cell table:formula="of:=ROUND([.B318]/1000;0)" office:value-type="float" office:value="32300" calcext:value-type="float">
            <text:p>32300</text:p>
          </table:table-cell>
          <table:table-cell table:formula="of:=[.B318]/[.$I$4]" office:value-type="float" office:value="8075000" calcext:value-type="float">
            <text:p>8075000</text:p>
          </table:table-cell>
          <table:table-cell table:formula="of:=ROUND([.D318]/1000;0)" office:value-type="float" office:value="8075" calcext:value-type="float">
            <text:p>8075</text:p>
          </table:table-cell>
          <table:table-cell table:formula="of:=[.D318]/([.$I$1]+1)" office:value-type="float" office:value="504687.5" calcext:value-type="float">
            <text:p>504687.5</text:p>
          </table:table-cell>
          <table:table-cell table:formula="of:=ROUND([.F318]/1000;2)" office:value-type="float" office:value="504.69" calcext:value-type="float">
            <text:p>504.69</text:p>
          </table:table-cell>
          <table:table-cell table:number-columns-repeated="11"/>
        </table:table-row>
        <table:table-row table:style-name="ro1">
          <table:table-cell table:formula="of:=1+[.A318]" office:value-type="float" office:value="317" calcext:value-type="float">
            <text:p>317</text:p>
          </table:table-cell>
          <table:table-cell table:formula="of:=[.$I$3]+([.A319]*[.$I$2])" office:value-type="float" office:value="32305000" calcext:value-type="float">
            <text:p>32305000</text:p>
          </table:table-cell>
          <table:table-cell table:formula="of:=ROUND([.B319]/1000;0)" office:value-type="float" office:value="32305" calcext:value-type="float">
            <text:p>32305</text:p>
          </table:table-cell>
          <table:table-cell table:formula="of:=[.B319]/[.$I$4]" office:value-type="float" office:value="8076250" calcext:value-type="float">
            <text:p>8076250</text:p>
          </table:table-cell>
          <table:table-cell table:formula="of:=ROUND([.D319]/1000;0)" office:value-type="float" office:value="8076" calcext:value-type="float">
            <text:p>8076</text:p>
          </table:table-cell>
          <table:table-cell table:formula="of:=[.D319]/([.$I$1]+1)" office:value-type="float" office:value="504765.625" calcext:value-type="float">
            <text:p>504765.625</text:p>
          </table:table-cell>
          <table:table-cell table:formula="of:=ROUND([.F319]/1000;2)" office:value-type="float" office:value="504.77" calcext:value-type="float">
            <text:p>504.77</text:p>
          </table:table-cell>
          <table:table-cell table:number-columns-repeated="11"/>
        </table:table-row>
        <table:table-row table:style-name="ro1">
          <table:table-cell table:formula="of:=1+[.A319]" office:value-type="float" office:value="318" calcext:value-type="float">
            <text:p>318</text:p>
          </table:table-cell>
          <table:table-cell table:formula="of:=[.$I$3]+([.A320]*[.$I$2])" office:value-type="float" office:value="32310000" calcext:value-type="float">
            <text:p>32310000</text:p>
          </table:table-cell>
          <table:table-cell table:formula="of:=ROUND([.B320]/1000;0)" office:value-type="float" office:value="32310" calcext:value-type="float">
            <text:p>32310</text:p>
          </table:table-cell>
          <table:table-cell table:formula="of:=[.B320]/[.$I$4]" office:value-type="float" office:value="8077500" calcext:value-type="float">
            <text:p>8077500</text:p>
          </table:table-cell>
          <table:table-cell table:formula="of:=ROUND([.D320]/1000;0)" office:value-type="float" office:value="8078" calcext:value-type="float">
            <text:p>8078</text:p>
          </table:table-cell>
          <table:table-cell table:formula="of:=[.D320]/([.$I$1]+1)" office:value-type="float" office:value="504843.75" calcext:value-type="float">
            <text:p>504843.75</text:p>
          </table:table-cell>
          <table:table-cell table:formula="of:=ROUND([.F320]/1000;2)" office:value-type="float" office:value="504.84" calcext:value-type="float">
            <text:p>504.84</text:p>
          </table:table-cell>
          <table:table-cell table:number-columns-repeated="11"/>
        </table:table-row>
        <table:table-row table:style-name="ro1">
          <table:table-cell table:formula="of:=1+[.A320]" office:value-type="float" office:value="319" calcext:value-type="float">
            <text:p>319</text:p>
          </table:table-cell>
          <table:table-cell table:formula="of:=[.$I$3]+([.A321]*[.$I$2])" office:value-type="float" office:value="32315000" calcext:value-type="float">
            <text:p>32315000</text:p>
          </table:table-cell>
          <table:table-cell table:formula="of:=ROUND([.B321]/1000;0)" office:value-type="float" office:value="32315" calcext:value-type="float">
            <text:p>32315</text:p>
          </table:table-cell>
          <table:table-cell table:formula="of:=[.B321]/[.$I$4]" office:value-type="float" office:value="8078750" calcext:value-type="float">
            <text:p>8078750</text:p>
          </table:table-cell>
          <table:table-cell table:formula="of:=ROUND([.D321]/1000;0)" office:value-type="float" office:value="8079" calcext:value-type="float">
            <text:p>8079</text:p>
          </table:table-cell>
          <table:table-cell table:formula="of:=[.D321]/([.$I$1]+1)" office:value-type="float" office:value="504921.875" calcext:value-type="float">
            <text:p>504921.875</text:p>
          </table:table-cell>
          <table:table-cell table:formula="of:=ROUND([.F321]/1000;2)" office:value-type="float" office:value="504.92" calcext:value-type="float">
            <text:p>504.92</text:p>
          </table:table-cell>
          <table:table-cell table:number-columns-repeated="11"/>
        </table:table-row>
        <table:table-row table:style-name="ro1">
          <table:table-cell table:formula="of:=1+[.A321]" office:value-type="float" office:value="320" calcext:value-type="float">
            <text:p>320</text:p>
          </table:table-cell>
          <table:table-cell table:formula="of:=[.$I$3]+([.A322]*[.$I$2])" office:value-type="float" office:value="32320000" calcext:value-type="float">
            <text:p>32320000</text:p>
          </table:table-cell>
          <table:table-cell table:formula="of:=ROUND([.B322]/1000;0)" office:value-type="float" office:value="32320" calcext:value-type="float">
            <text:p>32320</text:p>
          </table:table-cell>
          <table:table-cell table:formula="of:=[.B322]/[.$I$4]" office:value-type="float" office:value="8080000" calcext:value-type="float">
            <text:p>8080000</text:p>
          </table:table-cell>
          <table:table-cell table:formula="of:=ROUND([.D322]/1000;0)" office:value-type="float" office:value="8080" calcext:value-type="float">
            <text:p>8080</text:p>
          </table:table-cell>
          <table:table-cell table:formula="of:=[.D322]/([.$I$1]+1)" office:value-type="float" office:value="505000" calcext:value-type="float">
            <text:p>505000</text:p>
          </table:table-cell>
          <table:table-cell table:formula="of:=ROUND([.F322]/1000;2)" office:value-type="float" office:value="505" calcext:value-type="float">
            <text:p>505</text:p>
          </table:table-cell>
          <table:table-cell table:number-columns-repeated="11"/>
        </table:table-row>
        <table:table-row table:style-name="ro1">
          <table:table-cell table:formula="of:=1+[.A322]" office:value-type="float" office:value="321" calcext:value-type="float">
            <text:p>321</text:p>
          </table:table-cell>
          <table:table-cell table:formula="of:=[.$I$3]+([.A323]*[.$I$2])" office:value-type="float" office:value="32325000" calcext:value-type="float">
            <text:p>32325000</text:p>
          </table:table-cell>
          <table:table-cell table:formula="of:=ROUND([.B323]/1000;0)" office:value-type="float" office:value="32325" calcext:value-type="float">
            <text:p>32325</text:p>
          </table:table-cell>
          <table:table-cell table:formula="of:=[.B323]/[.$I$4]" office:value-type="float" office:value="8081250" calcext:value-type="float">
            <text:p>8081250</text:p>
          </table:table-cell>
          <table:table-cell table:formula="of:=ROUND([.D323]/1000;0)" office:value-type="float" office:value="8081" calcext:value-type="float">
            <text:p>8081</text:p>
          </table:table-cell>
          <table:table-cell table:formula="of:=[.D323]/([.$I$1]+1)" office:value-type="float" office:value="505078.125" calcext:value-type="float">
            <text:p>505078.125</text:p>
          </table:table-cell>
          <table:table-cell table:formula="of:=ROUND([.F323]/1000;2)" office:value-type="float" office:value="505.08" calcext:value-type="float">
            <text:p>505.08</text:p>
          </table:table-cell>
          <table:table-cell table:number-columns-repeated="11"/>
        </table:table-row>
        <table:table-row table:style-name="ro1">
          <table:table-cell table:formula="of:=1+[.A323]" office:value-type="float" office:value="322" calcext:value-type="float">
            <text:p>322</text:p>
          </table:table-cell>
          <table:table-cell table:formula="of:=[.$I$3]+([.A324]*[.$I$2])" office:value-type="float" office:value="32330000" calcext:value-type="float">
            <text:p>32330000</text:p>
          </table:table-cell>
          <table:table-cell table:formula="of:=ROUND([.B324]/1000;0)" office:value-type="float" office:value="32330" calcext:value-type="float">
            <text:p>32330</text:p>
          </table:table-cell>
          <table:table-cell table:formula="of:=[.B324]/[.$I$4]" office:value-type="float" office:value="8082500" calcext:value-type="float">
            <text:p>8082500</text:p>
          </table:table-cell>
          <table:table-cell table:formula="of:=ROUND([.D324]/1000;0)" office:value-type="float" office:value="8083" calcext:value-type="float">
            <text:p>8083</text:p>
          </table:table-cell>
          <table:table-cell table:formula="of:=[.D324]/([.$I$1]+1)" office:value-type="float" office:value="505156.25" calcext:value-type="float">
            <text:p>505156.25</text:p>
          </table:table-cell>
          <table:table-cell table:formula="of:=ROUND([.F324]/1000;2)" office:value-type="float" office:value="505.16" calcext:value-type="float">
            <text:p>505.16</text:p>
          </table:table-cell>
          <table:table-cell table:number-columns-repeated="11"/>
        </table:table-row>
        <table:table-row table:style-name="ro1">
          <table:table-cell table:formula="of:=1+[.A324]" office:value-type="float" office:value="323" calcext:value-type="float">
            <text:p>323</text:p>
          </table:table-cell>
          <table:table-cell table:formula="of:=[.$I$3]+([.A325]*[.$I$2])" office:value-type="float" office:value="32335000" calcext:value-type="float">
            <text:p>32335000</text:p>
          </table:table-cell>
          <table:table-cell table:formula="of:=ROUND([.B325]/1000;0)" office:value-type="float" office:value="32335" calcext:value-type="float">
            <text:p>32335</text:p>
          </table:table-cell>
          <table:table-cell table:formula="of:=[.B325]/[.$I$4]" office:value-type="float" office:value="8083750" calcext:value-type="float">
            <text:p>8083750</text:p>
          </table:table-cell>
          <table:table-cell table:formula="of:=ROUND([.D325]/1000;0)" office:value-type="float" office:value="8084" calcext:value-type="float">
            <text:p>8084</text:p>
          </table:table-cell>
          <table:table-cell table:formula="of:=[.D325]/([.$I$1]+1)" office:value-type="float" office:value="505234.375" calcext:value-type="float">
            <text:p>505234.375</text:p>
          </table:table-cell>
          <table:table-cell table:formula="of:=ROUND([.F325]/1000;2)" office:value-type="float" office:value="505.23" calcext:value-type="float">
            <text:p>505.23</text:p>
          </table:table-cell>
          <table:table-cell table:number-columns-repeated="11"/>
        </table:table-row>
        <table:table-row table:style-name="ro1">
          <table:table-cell table:formula="of:=1+[.A325]" office:value-type="float" office:value="324" calcext:value-type="float">
            <text:p>324</text:p>
          </table:table-cell>
          <table:table-cell table:formula="of:=[.$I$3]+([.A326]*[.$I$2])" office:value-type="float" office:value="32340000" calcext:value-type="float">
            <text:p>32340000</text:p>
          </table:table-cell>
          <table:table-cell table:formula="of:=ROUND([.B326]/1000;0)" office:value-type="float" office:value="32340" calcext:value-type="float">
            <text:p>32340</text:p>
          </table:table-cell>
          <table:table-cell table:formula="of:=[.B326]/[.$I$4]" office:value-type="float" office:value="8085000" calcext:value-type="float">
            <text:p>8085000</text:p>
          </table:table-cell>
          <table:table-cell table:formula="of:=ROUND([.D326]/1000;0)" office:value-type="float" office:value="8085" calcext:value-type="float">
            <text:p>8085</text:p>
          </table:table-cell>
          <table:table-cell table:formula="of:=[.D326]/([.$I$1]+1)" office:value-type="float" office:value="505312.5" calcext:value-type="float">
            <text:p>505312.5</text:p>
          </table:table-cell>
          <table:table-cell table:formula="of:=ROUND([.F326]/1000;2)" office:value-type="float" office:value="505.31" calcext:value-type="float">
            <text:p>505.31</text:p>
          </table:table-cell>
          <table:table-cell table:number-columns-repeated="11"/>
        </table:table-row>
        <table:table-row table:style-name="ro1">
          <table:table-cell table:formula="of:=1+[.A326]" office:value-type="float" office:value="325" calcext:value-type="float">
            <text:p>325</text:p>
          </table:table-cell>
          <table:table-cell table:formula="of:=[.$I$3]+([.A327]*[.$I$2])" office:value-type="float" office:value="32345000" calcext:value-type="float">
            <text:p>32345000</text:p>
          </table:table-cell>
          <table:table-cell table:formula="of:=ROUND([.B327]/1000;0)" office:value-type="float" office:value="32345" calcext:value-type="float">
            <text:p>32345</text:p>
          </table:table-cell>
          <table:table-cell table:formula="of:=[.B327]/[.$I$4]" office:value-type="float" office:value="8086250" calcext:value-type="float">
            <text:p>8086250</text:p>
          </table:table-cell>
          <table:table-cell table:formula="of:=ROUND([.D327]/1000;0)" office:value-type="float" office:value="8086" calcext:value-type="float">
            <text:p>8086</text:p>
          </table:table-cell>
          <table:table-cell table:formula="of:=[.D327]/([.$I$1]+1)" office:value-type="float" office:value="505390.625" calcext:value-type="float">
            <text:p>505390.625</text:p>
          </table:table-cell>
          <table:table-cell table:formula="of:=ROUND([.F327]/1000;2)" office:value-type="float" office:value="505.39" calcext:value-type="float">
            <text:p>505.39</text:p>
          </table:table-cell>
          <table:table-cell table:number-columns-repeated="11"/>
        </table:table-row>
        <table:table-row table:style-name="ro1">
          <table:table-cell table:formula="of:=1+[.A327]" office:value-type="float" office:value="326" calcext:value-type="float">
            <text:p>326</text:p>
          </table:table-cell>
          <table:table-cell table:formula="of:=[.$I$3]+([.A328]*[.$I$2])" office:value-type="float" office:value="32350000" calcext:value-type="float">
            <text:p>32350000</text:p>
          </table:table-cell>
          <table:table-cell table:formula="of:=ROUND([.B328]/1000;0)" office:value-type="float" office:value="32350" calcext:value-type="float">
            <text:p>32350</text:p>
          </table:table-cell>
          <table:table-cell table:formula="of:=[.B328]/[.$I$4]" office:value-type="float" office:value="8087500" calcext:value-type="float">
            <text:p>8087500</text:p>
          </table:table-cell>
          <table:table-cell table:formula="of:=ROUND([.D328]/1000;0)" office:value-type="float" office:value="8088" calcext:value-type="float">
            <text:p>8088</text:p>
          </table:table-cell>
          <table:table-cell table:formula="of:=[.D328]/([.$I$1]+1)" office:value-type="float" office:value="505468.75" calcext:value-type="float">
            <text:p>505468.75</text:p>
          </table:table-cell>
          <table:table-cell table:formula="of:=ROUND([.F328]/1000;2)" office:value-type="float" office:value="505.47" calcext:value-type="float">
            <text:p>505.47</text:p>
          </table:table-cell>
          <table:table-cell table:number-columns-repeated="11"/>
        </table:table-row>
        <table:table-row table:style-name="ro1">
          <table:table-cell table:formula="of:=1+[.A328]" office:value-type="float" office:value="327" calcext:value-type="float">
            <text:p>327</text:p>
          </table:table-cell>
          <table:table-cell table:formula="of:=[.$I$3]+([.A329]*[.$I$2])" office:value-type="float" office:value="32355000" calcext:value-type="float">
            <text:p>32355000</text:p>
          </table:table-cell>
          <table:table-cell table:formula="of:=ROUND([.B329]/1000;0)" office:value-type="float" office:value="32355" calcext:value-type="float">
            <text:p>32355</text:p>
          </table:table-cell>
          <table:table-cell table:formula="of:=[.B329]/[.$I$4]" office:value-type="float" office:value="8088750" calcext:value-type="float">
            <text:p>8088750</text:p>
          </table:table-cell>
          <table:table-cell table:formula="of:=ROUND([.D329]/1000;0)" office:value-type="float" office:value="8089" calcext:value-type="float">
            <text:p>8089</text:p>
          </table:table-cell>
          <table:table-cell table:formula="of:=[.D329]/([.$I$1]+1)" office:value-type="float" office:value="505546.875" calcext:value-type="float">
            <text:p>505546.875</text:p>
          </table:table-cell>
          <table:table-cell table:formula="of:=ROUND([.F329]/1000;2)" office:value-type="float" office:value="505.55" calcext:value-type="float">
            <text:p>505.55</text:p>
          </table:table-cell>
          <table:table-cell table:number-columns-repeated="11"/>
        </table:table-row>
        <table:table-row table:style-name="ro1">
          <table:table-cell table:formula="of:=1+[.A329]" office:value-type="float" office:value="328" calcext:value-type="float">
            <text:p>328</text:p>
          </table:table-cell>
          <table:table-cell table:formula="of:=[.$I$3]+([.A330]*[.$I$2])" office:value-type="float" office:value="32360000" calcext:value-type="float">
            <text:p>32360000</text:p>
          </table:table-cell>
          <table:table-cell table:formula="of:=ROUND([.B330]/1000;0)" office:value-type="float" office:value="32360" calcext:value-type="float">
            <text:p>32360</text:p>
          </table:table-cell>
          <table:table-cell table:formula="of:=[.B330]/[.$I$4]" office:value-type="float" office:value="8090000" calcext:value-type="float">
            <text:p>8090000</text:p>
          </table:table-cell>
          <table:table-cell table:formula="of:=ROUND([.D330]/1000;0)" office:value-type="float" office:value="8090" calcext:value-type="float">
            <text:p>8090</text:p>
          </table:table-cell>
          <table:table-cell table:formula="of:=[.D330]/([.$I$1]+1)" office:value-type="float" office:value="505625" calcext:value-type="float">
            <text:p>505625</text:p>
          </table:table-cell>
          <table:table-cell table:formula="of:=ROUND([.F330]/1000;2)" office:value-type="float" office:value="505.63" calcext:value-type="float">
            <text:p>505.63</text:p>
          </table:table-cell>
          <table:table-cell table:number-columns-repeated="11"/>
        </table:table-row>
        <table:table-row table:style-name="ro1">
          <table:table-cell table:formula="of:=1+[.A330]" office:value-type="float" office:value="329" calcext:value-type="float">
            <text:p>329</text:p>
          </table:table-cell>
          <table:table-cell table:formula="of:=[.$I$3]+([.A331]*[.$I$2])" office:value-type="float" office:value="32365000" calcext:value-type="float">
            <text:p>32365000</text:p>
          </table:table-cell>
          <table:table-cell table:formula="of:=ROUND([.B331]/1000;0)" office:value-type="float" office:value="32365" calcext:value-type="float">
            <text:p>32365</text:p>
          </table:table-cell>
          <table:table-cell table:formula="of:=[.B331]/[.$I$4]" office:value-type="float" office:value="8091250" calcext:value-type="float">
            <text:p>8091250</text:p>
          </table:table-cell>
          <table:table-cell table:formula="of:=ROUND([.D331]/1000;0)" office:value-type="float" office:value="8091" calcext:value-type="float">
            <text:p>8091</text:p>
          </table:table-cell>
          <table:table-cell table:formula="of:=[.D331]/([.$I$1]+1)" office:value-type="float" office:value="505703.125" calcext:value-type="float">
            <text:p>505703.125</text:p>
          </table:table-cell>
          <table:table-cell table:formula="of:=ROUND([.F331]/1000;2)" office:value-type="float" office:value="505.7" calcext:value-type="float">
            <text:p>505.7</text:p>
          </table:table-cell>
          <table:table-cell table:number-columns-repeated="11"/>
        </table:table-row>
        <table:table-row table:style-name="ro1">
          <table:table-cell table:formula="of:=1+[.A331]" office:value-type="float" office:value="330" calcext:value-type="float">
            <text:p>330</text:p>
          </table:table-cell>
          <table:table-cell table:formula="of:=[.$I$3]+([.A332]*[.$I$2])" office:value-type="float" office:value="32370000" calcext:value-type="float">
            <text:p>32370000</text:p>
          </table:table-cell>
          <table:table-cell table:formula="of:=ROUND([.B332]/1000;0)" office:value-type="float" office:value="32370" calcext:value-type="float">
            <text:p>32370</text:p>
          </table:table-cell>
          <table:table-cell table:formula="of:=[.B332]/[.$I$4]" office:value-type="float" office:value="8092500" calcext:value-type="float">
            <text:p>8092500</text:p>
          </table:table-cell>
          <table:table-cell table:formula="of:=ROUND([.D332]/1000;0)" office:value-type="float" office:value="8093" calcext:value-type="float">
            <text:p>8093</text:p>
          </table:table-cell>
          <table:table-cell table:formula="of:=[.D332]/([.$I$1]+1)" office:value-type="float" office:value="505781.25" calcext:value-type="float">
            <text:p>505781.25</text:p>
          </table:table-cell>
          <table:table-cell table:formula="of:=ROUND([.F332]/1000;2)" office:value-type="float" office:value="505.78" calcext:value-type="float">
            <text:p>505.78</text:p>
          </table:table-cell>
          <table:table-cell table:number-columns-repeated="11"/>
        </table:table-row>
        <table:table-row table:style-name="ro1">
          <table:table-cell table:formula="of:=1+[.A332]" office:value-type="float" office:value="331" calcext:value-type="float">
            <text:p>331</text:p>
          </table:table-cell>
          <table:table-cell table:formula="of:=[.$I$3]+([.A333]*[.$I$2])" office:value-type="float" office:value="32375000" calcext:value-type="float">
            <text:p>32375000</text:p>
          </table:table-cell>
          <table:table-cell table:formula="of:=ROUND([.B333]/1000;0)" office:value-type="float" office:value="32375" calcext:value-type="float">
            <text:p>32375</text:p>
          </table:table-cell>
          <table:table-cell table:formula="of:=[.B333]/[.$I$4]" office:value-type="float" office:value="8093750" calcext:value-type="float">
            <text:p>8093750</text:p>
          </table:table-cell>
          <table:table-cell table:formula="of:=ROUND([.D333]/1000;0)" office:value-type="float" office:value="8094" calcext:value-type="float">
            <text:p>8094</text:p>
          </table:table-cell>
          <table:table-cell table:formula="of:=[.D333]/([.$I$1]+1)" office:value-type="float" office:value="505859.375" calcext:value-type="float">
            <text:p>505859.375</text:p>
          </table:table-cell>
          <table:table-cell table:formula="of:=ROUND([.F333]/1000;2)" office:value-type="float" office:value="505.86" calcext:value-type="float">
            <text:p>505.86</text:p>
          </table:table-cell>
          <table:table-cell table:number-columns-repeated="11"/>
        </table:table-row>
        <table:table-row table:style-name="ro1">
          <table:table-cell table:formula="of:=1+[.A333]" office:value-type="float" office:value="332" calcext:value-type="float">
            <text:p>332</text:p>
          </table:table-cell>
          <table:table-cell table:formula="of:=[.$I$3]+([.A334]*[.$I$2])" office:value-type="float" office:value="32380000" calcext:value-type="float">
            <text:p>32380000</text:p>
          </table:table-cell>
          <table:table-cell table:formula="of:=ROUND([.B334]/1000;0)" office:value-type="float" office:value="32380" calcext:value-type="float">
            <text:p>32380</text:p>
          </table:table-cell>
          <table:table-cell table:formula="of:=[.B334]/[.$I$4]" office:value-type="float" office:value="8095000" calcext:value-type="float">
            <text:p>8095000</text:p>
          </table:table-cell>
          <table:table-cell table:formula="of:=ROUND([.D334]/1000;0)" office:value-type="float" office:value="8095" calcext:value-type="float">
            <text:p>8095</text:p>
          </table:table-cell>
          <table:table-cell table:formula="of:=[.D334]/([.$I$1]+1)" office:value-type="float" office:value="505937.5" calcext:value-type="float">
            <text:p>505937.5</text:p>
          </table:table-cell>
          <table:table-cell table:formula="of:=ROUND([.F334]/1000;2)" office:value-type="float" office:value="505.94" calcext:value-type="float">
            <text:p>505.94</text:p>
          </table:table-cell>
          <table:table-cell table:number-columns-repeated="11"/>
        </table:table-row>
        <table:table-row table:style-name="ro1">
          <table:table-cell table:formula="of:=1+[.A334]" office:value-type="float" office:value="333" calcext:value-type="float">
            <text:p>333</text:p>
          </table:table-cell>
          <table:table-cell table:formula="of:=[.$I$3]+([.A335]*[.$I$2])" office:value-type="float" office:value="32385000" calcext:value-type="float">
            <text:p>32385000</text:p>
          </table:table-cell>
          <table:table-cell table:formula="of:=ROUND([.B335]/1000;0)" office:value-type="float" office:value="32385" calcext:value-type="float">
            <text:p>32385</text:p>
          </table:table-cell>
          <table:table-cell table:formula="of:=[.B335]/[.$I$4]" office:value-type="float" office:value="8096250" calcext:value-type="float">
            <text:p>8096250</text:p>
          </table:table-cell>
          <table:table-cell table:formula="of:=ROUND([.D335]/1000;0)" office:value-type="float" office:value="8096" calcext:value-type="float">
            <text:p>8096</text:p>
          </table:table-cell>
          <table:table-cell table:formula="of:=[.D335]/([.$I$1]+1)" office:value-type="float" office:value="506015.625" calcext:value-type="float">
            <text:p>506015.625</text:p>
          </table:table-cell>
          <table:table-cell table:formula="of:=ROUND([.F335]/1000;2)" office:value-type="float" office:value="506.02" calcext:value-type="float">
            <text:p>506.02</text:p>
          </table:table-cell>
          <table:table-cell table:number-columns-repeated="11"/>
        </table:table-row>
        <table:table-row table:style-name="ro1">
          <table:table-cell table:formula="of:=1+[.A335]" office:value-type="float" office:value="334" calcext:value-type="float">
            <text:p>334</text:p>
          </table:table-cell>
          <table:table-cell table:formula="of:=[.$I$3]+([.A336]*[.$I$2])" office:value-type="float" office:value="32390000" calcext:value-type="float">
            <text:p>32390000</text:p>
          </table:table-cell>
          <table:table-cell table:formula="of:=ROUND([.B336]/1000;0)" office:value-type="float" office:value="32390" calcext:value-type="float">
            <text:p>32390</text:p>
          </table:table-cell>
          <table:table-cell table:formula="of:=[.B336]/[.$I$4]" office:value-type="float" office:value="8097500" calcext:value-type="float">
            <text:p>8097500</text:p>
          </table:table-cell>
          <table:table-cell table:formula="of:=ROUND([.D336]/1000;0)" office:value-type="float" office:value="8098" calcext:value-type="float">
            <text:p>8098</text:p>
          </table:table-cell>
          <table:table-cell table:formula="of:=[.D336]/([.$I$1]+1)" office:value-type="float" office:value="506093.75" calcext:value-type="float">
            <text:p>506093.75</text:p>
          </table:table-cell>
          <table:table-cell table:formula="of:=ROUND([.F336]/1000;2)" office:value-type="float" office:value="506.09" calcext:value-type="float">
            <text:p>506.09</text:p>
          </table:table-cell>
          <table:table-cell table:number-columns-repeated="11"/>
        </table:table-row>
        <table:table-row table:style-name="ro1">
          <table:table-cell table:formula="of:=1+[.A336]" office:value-type="float" office:value="335" calcext:value-type="float">
            <text:p>335</text:p>
          </table:table-cell>
          <table:table-cell table:formula="of:=[.$I$3]+([.A337]*[.$I$2])" office:value-type="float" office:value="32395000" calcext:value-type="float">
            <text:p>32395000</text:p>
          </table:table-cell>
          <table:table-cell table:formula="of:=ROUND([.B337]/1000;0)" office:value-type="float" office:value="32395" calcext:value-type="float">
            <text:p>32395</text:p>
          </table:table-cell>
          <table:table-cell table:formula="of:=[.B337]/[.$I$4]" office:value-type="float" office:value="8098750" calcext:value-type="float">
            <text:p>8098750</text:p>
          </table:table-cell>
          <table:table-cell table:formula="of:=ROUND([.D337]/1000;0)" office:value-type="float" office:value="8099" calcext:value-type="float">
            <text:p>8099</text:p>
          </table:table-cell>
          <table:table-cell table:formula="of:=[.D337]/([.$I$1]+1)" office:value-type="float" office:value="506171.875" calcext:value-type="float">
            <text:p>506171.875</text:p>
          </table:table-cell>
          <table:table-cell table:formula="of:=ROUND([.F337]/1000;2)" office:value-type="float" office:value="506.17" calcext:value-type="float">
            <text:p>506.17</text:p>
          </table:table-cell>
          <table:table-cell table:number-columns-repeated="11"/>
        </table:table-row>
        <table:table-row table:style-name="ro1">
          <table:table-cell table:formula="of:=1+[.A337]" office:value-type="float" office:value="336" calcext:value-type="float">
            <text:p>336</text:p>
          </table:table-cell>
          <table:table-cell table:formula="of:=[.$I$3]+([.A338]*[.$I$2])" office:value-type="float" office:value="32400000" calcext:value-type="float">
            <text:p>32400000</text:p>
          </table:table-cell>
          <table:table-cell table:formula="of:=ROUND([.B338]/1000;0)" office:value-type="float" office:value="32400" calcext:value-type="float">
            <text:p>32400</text:p>
          </table:table-cell>
          <table:table-cell table:formula="of:=[.B338]/[.$I$4]" office:value-type="float" office:value="8100000" calcext:value-type="float">
            <text:p>8100000</text:p>
          </table:table-cell>
          <table:table-cell table:formula="of:=ROUND([.D338]/1000;0)" office:value-type="float" office:value="8100" calcext:value-type="float">
            <text:p>8100</text:p>
          </table:table-cell>
          <table:table-cell table:formula="of:=[.D338]/([.$I$1]+1)" office:value-type="float" office:value="506250" calcext:value-type="float">
            <text:p>506250</text:p>
          </table:table-cell>
          <table:table-cell table:formula="of:=ROUND([.F338]/1000;2)" office:value-type="float" office:value="506.25" calcext:value-type="float">
            <text:p>506.25</text:p>
          </table:table-cell>
          <table:table-cell table:number-columns-repeated="11"/>
        </table:table-row>
        <table:table-row table:style-name="ro1">
          <table:table-cell table:formula="of:=1+[.A338]" office:value-type="float" office:value="337" calcext:value-type="float">
            <text:p>337</text:p>
          </table:table-cell>
          <table:table-cell table:formula="of:=[.$I$3]+([.A339]*[.$I$2])" office:value-type="float" office:value="32405000" calcext:value-type="float">
            <text:p>32405000</text:p>
          </table:table-cell>
          <table:table-cell table:formula="of:=ROUND([.B339]/1000;0)" office:value-type="float" office:value="32405" calcext:value-type="float">
            <text:p>32405</text:p>
          </table:table-cell>
          <table:table-cell table:formula="of:=[.B339]/[.$I$4]" office:value-type="float" office:value="8101250" calcext:value-type="float">
            <text:p>8101250</text:p>
          </table:table-cell>
          <table:table-cell table:formula="of:=ROUND([.D339]/1000;0)" office:value-type="float" office:value="8101" calcext:value-type="float">
            <text:p>8101</text:p>
          </table:table-cell>
          <table:table-cell table:formula="of:=[.D339]/([.$I$1]+1)" office:value-type="float" office:value="506328.125" calcext:value-type="float">
            <text:p>506328.125</text:p>
          </table:table-cell>
          <table:table-cell table:formula="of:=ROUND([.F339]/1000;2)" office:value-type="float" office:value="506.33" calcext:value-type="float">
            <text:p>506.33</text:p>
          </table:table-cell>
          <table:table-cell table:number-columns-repeated="11"/>
        </table:table-row>
        <table:table-row table:style-name="ro1">
          <table:table-cell table:formula="of:=1+[.A339]" office:value-type="float" office:value="338" calcext:value-type="float">
            <text:p>338</text:p>
          </table:table-cell>
          <table:table-cell table:formula="of:=[.$I$3]+([.A340]*[.$I$2])" office:value-type="float" office:value="32410000" calcext:value-type="float">
            <text:p>32410000</text:p>
          </table:table-cell>
          <table:table-cell table:formula="of:=ROUND([.B340]/1000;0)" office:value-type="float" office:value="32410" calcext:value-type="float">
            <text:p>32410</text:p>
          </table:table-cell>
          <table:table-cell table:formula="of:=[.B340]/[.$I$4]" office:value-type="float" office:value="8102500" calcext:value-type="float">
            <text:p>8102500</text:p>
          </table:table-cell>
          <table:table-cell table:formula="of:=ROUND([.D340]/1000;0)" office:value-type="float" office:value="8103" calcext:value-type="float">
            <text:p>8103</text:p>
          </table:table-cell>
          <table:table-cell table:formula="of:=[.D340]/([.$I$1]+1)" office:value-type="float" office:value="506406.25" calcext:value-type="float">
            <text:p>506406.25</text:p>
          </table:table-cell>
          <table:table-cell table:formula="of:=ROUND([.F340]/1000;2)" office:value-type="float" office:value="506.41" calcext:value-type="float">
            <text:p>506.41</text:p>
          </table:table-cell>
          <table:table-cell table:number-columns-repeated="11"/>
        </table:table-row>
        <table:table-row table:style-name="ro1">
          <table:table-cell table:formula="of:=1+[.A340]" office:value-type="float" office:value="339" calcext:value-type="float">
            <text:p>339</text:p>
          </table:table-cell>
          <table:table-cell table:formula="of:=[.$I$3]+([.A341]*[.$I$2])" office:value-type="float" office:value="32415000" calcext:value-type="float">
            <text:p>32415000</text:p>
          </table:table-cell>
          <table:table-cell table:formula="of:=ROUND([.B341]/1000;0)" office:value-type="float" office:value="32415" calcext:value-type="float">
            <text:p>32415</text:p>
          </table:table-cell>
          <table:table-cell table:formula="of:=[.B341]/[.$I$4]" office:value-type="float" office:value="8103750" calcext:value-type="float">
            <text:p>8103750</text:p>
          </table:table-cell>
          <table:table-cell table:formula="of:=ROUND([.D341]/1000;0)" office:value-type="float" office:value="8104" calcext:value-type="float">
            <text:p>8104</text:p>
          </table:table-cell>
          <table:table-cell table:formula="of:=[.D341]/([.$I$1]+1)" office:value-type="float" office:value="506484.375" calcext:value-type="float">
            <text:p>506484.375</text:p>
          </table:table-cell>
          <table:table-cell table:formula="of:=ROUND([.F341]/1000;2)" office:value-type="float" office:value="506.48" calcext:value-type="float">
            <text:p>506.48</text:p>
          </table:table-cell>
          <table:table-cell table:number-columns-repeated="11"/>
        </table:table-row>
        <table:table-row table:style-name="ro1">
          <table:table-cell table:formula="of:=1+[.A341]" office:value-type="float" office:value="340" calcext:value-type="float">
            <text:p>340</text:p>
          </table:table-cell>
          <table:table-cell table:formula="of:=[.$I$3]+([.A342]*[.$I$2])" office:value-type="float" office:value="32420000" calcext:value-type="float">
            <text:p>32420000</text:p>
          </table:table-cell>
          <table:table-cell table:formula="of:=ROUND([.B342]/1000;0)" office:value-type="float" office:value="32420" calcext:value-type="float">
            <text:p>32420</text:p>
          </table:table-cell>
          <table:table-cell table:formula="of:=[.B342]/[.$I$4]" office:value-type="float" office:value="8105000" calcext:value-type="float">
            <text:p>8105000</text:p>
          </table:table-cell>
          <table:table-cell table:formula="of:=ROUND([.D342]/1000;0)" office:value-type="float" office:value="8105" calcext:value-type="float">
            <text:p>8105</text:p>
          </table:table-cell>
          <table:table-cell table:formula="of:=[.D342]/([.$I$1]+1)" office:value-type="float" office:value="506562.5" calcext:value-type="float">
            <text:p>506562.5</text:p>
          </table:table-cell>
          <table:table-cell table:formula="of:=ROUND([.F342]/1000;2)" office:value-type="float" office:value="506.56" calcext:value-type="float">
            <text:p>506.56</text:p>
          </table:table-cell>
          <table:table-cell table:number-columns-repeated="11"/>
        </table:table-row>
        <table:table-row table:style-name="ro1">
          <table:table-cell table:formula="of:=1+[.A342]" office:value-type="float" office:value="341" calcext:value-type="float">
            <text:p>341</text:p>
          </table:table-cell>
          <table:table-cell table:formula="of:=[.$I$3]+([.A343]*[.$I$2])" office:value-type="float" office:value="32425000" calcext:value-type="float">
            <text:p>32425000</text:p>
          </table:table-cell>
          <table:table-cell table:formula="of:=ROUND([.B343]/1000;0)" office:value-type="float" office:value="32425" calcext:value-type="float">
            <text:p>32425</text:p>
          </table:table-cell>
          <table:table-cell table:formula="of:=[.B343]/[.$I$4]" office:value-type="float" office:value="8106250" calcext:value-type="float">
            <text:p>8106250</text:p>
          </table:table-cell>
          <table:table-cell table:formula="of:=ROUND([.D343]/1000;0)" office:value-type="float" office:value="8106" calcext:value-type="float">
            <text:p>8106</text:p>
          </table:table-cell>
          <table:table-cell table:formula="of:=[.D343]/([.$I$1]+1)" office:value-type="float" office:value="506640.625" calcext:value-type="float">
            <text:p>506640.625</text:p>
          </table:table-cell>
          <table:table-cell table:formula="of:=ROUND([.F343]/1000;2)" office:value-type="float" office:value="506.64" calcext:value-type="float">
            <text:p>506.64</text:p>
          </table:table-cell>
          <table:table-cell table:number-columns-repeated="11"/>
        </table:table-row>
        <table:table-row table:style-name="ro1">
          <table:table-cell table:formula="of:=1+[.A343]" office:value-type="float" office:value="342" calcext:value-type="float">
            <text:p>342</text:p>
          </table:table-cell>
          <table:table-cell table:formula="of:=[.$I$3]+([.A344]*[.$I$2])" office:value-type="float" office:value="32430000" calcext:value-type="float">
            <text:p>32430000</text:p>
          </table:table-cell>
          <table:table-cell table:formula="of:=ROUND([.B344]/1000;0)" office:value-type="float" office:value="32430" calcext:value-type="float">
            <text:p>32430</text:p>
          </table:table-cell>
          <table:table-cell table:formula="of:=[.B344]/[.$I$4]" office:value-type="float" office:value="8107500" calcext:value-type="float">
            <text:p>8107500</text:p>
          </table:table-cell>
          <table:table-cell table:formula="of:=ROUND([.D344]/1000;0)" office:value-type="float" office:value="8108" calcext:value-type="float">
            <text:p>8108</text:p>
          </table:table-cell>
          <table:table-cell table:formula="of:=[.D344]/([.$I$1]+1)" office:value-type="float" office:value="506718.75" calcext:value-type="float">
            <text:p>506718.75</text:p>
          </table:table-cell>
          <table:table-cell table:formula="of:=ROUND([.F344]/1000;2)" office:value-type="float" office:value="506.72" calcext:value-type="float">
            <text:p>506.72</text:p>
          </table:table-cell>
          <table:table-cell table:number-columns-repeated="11"/>
        </table:table-row>
        <table:table-row table:style-name="ro1">
          <table:table-cell table:formula="of:=1+[.A344]" office:value-type="float" office:value="343" calcext:value-type="float">
            <text:p>343</text:p>
          </table:table-cell>
          <table:table-cell table:formula="of:=[.$I$3]+([.A345]*[.$I$2])" office:value-type="float" office:value="32435000" calcext:value-type="float">
            <text:p>32435000</text:p>
          </table:table-cell>
          <table:table-cell table:formula="of:=ROUND([.B345]/1000;0)" office:value-type="float" office:value="32435" calcext:value-type="float">
            <text:p>32435</text:p>
          </table:table-cell>
          <table:table-cell table:formula="of:=[.B345]/[.$I$4]" office:value-type="float" office:value="8108750" calcext:value-type="float">
            <text:p>8108750</text:p>
          </table:table-cell>
          <table:table-cell table:formula="of:=ROUND([.D345]/1000;0)" office:value-type="float" office:value="8109" calcext:value-type="float">
            <text:p>8109</text:p>
          </table:table-cell>
          <table:table-cell table:formula="of:=[.D345]/([.$I$1]+1)" office:value-type="float" office:value="506796.875" calcext:value-type="float">
            <text:p>506796.875</text:p>
          </table:table-cell>
          <table:table-cell table:formula="of:=ROUND([.F345]/1000;2)" office:value-type="float" office:value="506.8" calcext:value-type="float">
            <text:p>506.8</text:p>
          </table:table-cell>
          <table:table-cell table:number-columns-repeated="11"/>
        </table:table-row>
        <table:table-row table:style-name="ro1">
          <table:table-cell table:formula="of:=1+[.A345]" office:value-type="float" office:value="344" calcext:value-type="float">
            <text:p>344</text:p>
          </table:table-cell>
          <table:table-cell table:formula="of:=[.$I$3]+([.A346]*[.$I$2])" office:value-type="float" office:value="32440000" calcext:value-type="float">
            <text:p>32440000</text:p>
          </table:table-cell>
          <table:table-cell table:formula="of:=ROUND([.B346]/1000;0)" office:value-type="float" office:value="32440" calcext:value-type="float">
            <text:p>32440</text:p>
          </table:table-cell>
          <table:table-cell table:formula="of:=[.B346]/[.$I$4]" office:value-type="float" office:value="8110000" calcext:value-type="float">
            <text:p>8110000</text:p>
          </table:table-cell>
          <table:table-cell table:formula="of:=ROUND([.D346]/1000;0)" office:value-type="float" office:value="8110" calcext:value-type="float">
            <text:p>8110</text:p>
          </table:table-cell>
          <table:table-cell table:formula="of:=[.D346]/([.$I$1]+1)" office:value-type="float" office:value="506875" calcext:value-type="float">
            <text:p>506875</text:p>
          </table:table-cell>
          <table:table-cell table:formula="of:=ROUND([.F346]/1000;2)" office:value-type="float" office:value="506.88" calcext:value-type="float">
            <text:p>506.88</text:p>
          </table:table-cell>
          <table:table-cell table:number-columns-repeated="11"/>
        </table:table-row>
        <table:table-row table:style-name="ro1">
          <table:table-cell table:formula="of:=1+[.A346]" office:value-type="float" office:value="345" calcext:value-type="float">
            <text:p>345</text:p>
          </table:table-cell>
          <table:table-cell table:formula="of:=[.$I$3]+([.A347]*[.$I$2])" office:value-type="float" office:value="32445000" calcext:value-type="float">
            <text:p>32445000</text:p>
          </table:table-cell>
          <table:table-cell table:formula="of:=ROUND([.B347]/1000;0)" office:value-type="float" office:value="32445" calcext:value-type="float">
            <text:p>32445</text:p>
          </table:table-cell>
          <table:table-cell table:formula="of:=[.B347]/[.$I$4]" office:value-type="float" office:value="8111250" calcext:value-type="float">
            <text:p>8111250</text:p>
          </table:table-cell>
          <table:table-cell table:formula="of:=ROUND([.D347]/1000;0)" office:value-type="float" office:value="8111" calcext:value-type="float">
            <text:p>8111</text:p>
          </table:table-cell>
          <table:table-cell table:formula="of:=[.D347]/([.$I$1]+1)" office:value-type="float" office:value="506953.125" calcext:value-type="float">
            <text:p>506953.125</text:p>
          </table:table-cell>
          <table:table-cell table:formula="of:=ROUND([.F347]/1000;2)" office:value-type="float" office:value="506.95" calcext:value-type="float">
            <text:p>506.95</text:p>
          </table:table-cell>
          <table:table-cell table:number-columns-repeated="11"/>
        </table:table-row>
        <table:table-row table:style-name="ro1">
          <table:table-cell table:formula="of:=1+[.A347]" office:value-type="float" office:value="346" calcext:value-type="float">
            <text:p>346</text:p>
          </table:table-cell>
          <table:table-cell table:formula="of:=[.$I$3]+([.A348]*[.$I$2])" office:value-type="float" office:value="32450000" calcext:value-type="float">
            <text:p>32450000</text:p>
          </table:table-cell>
          <table:table-cell table:formula="of:=ROUND([.B348]/1000;0)" office:value-type="float" office:value="32450" calcext:value-type="float">
            <text:p>32450</text:p>
          </table:table-cell>
          <table:table-cell table:formula="of:=[.B348]/[.$I$4]" office:value-type="float" office:value="8112500" calcext:value-type="float">
            <text:p>8112500</text:p>
          </table:table-cell>
          <table:table-cell table:formula="of:=ROUND([.D348]/1000;0)" office:value-type="float" office:value="8113" calcext:value-type="float">
            <text:p>8113</text:p>
          </table:table-cell>
          <table:table-cell table:formula="of:=[.D348]/([.$I$1]+1)" office:value-type="float" office:value="507031.25" calcext:value-type="float">
            <text:p>507031.25</text:p>
          </table:table-cell>
          <table:table-cell table:formula="of:=ROUND([.F348]/1000;2)" office:value-type="float" office:value="507.03" calcext:value-type="float">
            <text:p>507.03</text:p>
          </table:table-cell>
          <table:table-cell table:number-columns-repeated="11"/>
        </table:table-row>
        <table:table-row table:style-name="ro1">
          <table:table-cell table:formula="of:=1+[.A348]" office:value-type="float" office:value="347" calcext:value-type="float">
            <text:p>347</text:p>
          </table:table-cell>
          <table:table-cell table:formula="of:=[.$I$3]+([.A349]*[.$I$2])" office:value-type="float" office:value="32455000" calcext:value-type="float">
            <text:p>32455000</text:p>
          </table:table-cell>
          <table:table-cell table:formula="of:=ROUND([.B349]/1000;0)" office:value-type="float" office:value="32455" calcext:value-type="float">
            <text:p>32455</text:p>
          </table:table-cell>
          <table:table-cell table:formula="of:=[.B349]/[.$I$4]" office:value-type="float" office:value="8113750" calcext:value-type="float">
            <text:p>8113750</text:p>
          </table:table-cell>
          <table:table-cell table:formula="of:=ROUND([.D349]/1000;0)" office:value-type="float" office:value="8114" calcext:value-type="float">
            <text:p>8114</text:p>
          </table:table-cell>
          <table:table-cell table:formula="of:=[.D349]/([.$I$1]+1)" office:value-type="float" office:value="507109.375" calcext:value-type="float">
            <text:p>507109.375</text:p>
          </table:table-cell>
          <table:table-cell table:formula="of:=ROUND([.F349]/1000;2)" office:value-type="float" office:value="507.11" calcext:value-type="float">
            <text:p>507.11</text:p>
          </table:table-cell>
          <table:table-cell table:number-columns-repeated="11"/>
        </table:table-row>
        <table:table-row table:style-name="ro1">
          <table:table-cell table:formula="of:=1+[.A349]" office:value-type="float" office:value="348" calcext:value-type="float">
            <text:p>348</text:p>
          </table:table-cell>
          <table:table-cell table:formula="of:=[.$I$3]+([.A350]*[.$I$2])" office:value-type="float" office:value="32460000" calcext:value-type="float">
            <text:p>32460000</text:p>
          </table:table-cell>
          <table:table-cell table:formula="of:=ROUND([.B350]/1000;0)" office:value-type="float" office:value="32460" calcext:value-type="float">
            <text:p>32460</text:p>
          </table:table-cell>
          <table:table-cell table:formula="of:=[.B350]/[.$I$4]" office:value-type="float" office:value="8115000" calcext:value-type="float">
            <text:p>8115000</text:p>
          </table:table-cell>
          <table:table-cell table:formula="of:=ROUND([.D350]/1000;0)" office:value-type="float" office:value="8115" calcext:value-type="float">
            <text:p>8115</text:p>
          </table:table-cell>
          <table:table-cell table:formula="of:=[.D350]/([.$I$1]+1)" office:value-type="float" office:value="507187.5" calcext:value-type="float">
            <text:p>507187.5</text:p>
          </table:table-cell>
          <table:table-cell table:formula="of:=ROUND([.F350]/1000;2)" office:value-type="float" office:value="507.19" calcext:value-type="float">
            <text:p>507.19</text:p>
          </table:table-cell>
          <table:table-cell table:number-columns-repeated="11"/>
        </table:table-row>
        <table:table-row table:style-name="ro1">
          <table:table-cell table:formula="of:=1+[.A350]" office:value-type="float" office:value="349" calcext:value-type="float">
            <text:p>349</text:p>
          </table:table-cell>
          <table:table-cell table:formula="of:=[.$I$3]+([.A351]*[.$I$2])" office:value-type="float" office:value="32465000" calcext:value-type="float">
            <text:p>32465000</text:p>
          </table:table-cell>
          <table:table-cell table:formula="of:=ROUND([.B351]/1000;0)" office:value-type="float" office:value="32465" calcext:value-type="float">
            <text:p>32465</text:p>
          </table:table-cell>
          <table:table-cell table:formula="of:=[.B351]/[.$I$4]" office:value-type="float" office:value="8116250" calcext:value-type="float">
            <text:p>8116250</text:p>
          </table:table-cell>
          <table:table-cell table:formula="of:=ROUND([.D351]/1000;0)" office:value-type="float" office:value="8116" calcext:value-type="float">
            <text:p>8116</text:p>
          </table:table-cell>
          <table:table-cell table:formula="of:=[.D351]/([.$I$1]+1)" office:value-type="float" office:value="507265.625" calcext:value-type="float">
            <text:p>507265.625</text:p>
          </table:table-cell>
          <table:table-cell table:formula="of:=ROUND([.F351]/1000;2)" office:value-type="float" office:value="507.27" calcext:value-type="float">
            <text:p>507.27</text:p>
          </table:table-cell>
          <table:table-cell table:number-columns-repeated="11"/>
        </table:table-row>
        <table:table-row table:style-name="ro1">
          <table:table-cell table:formula="of:=1+[.A351]" office:value-type="float" office:value="350" calcext:value-type="float">
            <text:p>350</text:p>
          </table:table-cell>
          <table:table-cell table:formula="of:=[.$I$3]+([.A352]*[.$I$2])" office:value-type="float" office:value="32470000" calcext:value-type="float">
            <text:p>32470000</text:p>
          </table:table-cell>
          <table:table-cell table:formula="of:=ROUND([.B352]/1000;0)" office:value-type="float" office:value="32470" calcext:value-type="float">
            <text:p>32470</text:p>
          </table:table-cell>
          <table:table-cell table:formula="of:=[.B352]/[.$I$4]" office:value-type="float" office:value="8117500" calcext:value-type="float">
            <text:p>8117500</text:p>
          </table:table-cell>
          <table:table-cell table:formula="of:=ROUND([.D352]/1000;0)" office:value-type="float" office:value="8118" calcext:value-type="float">
            <text:p>8118</text:p>
          </table:table-cell>
          <table:table-cell table:formula="of:=[.D352]/([.$I$1]+1)" office:value-type="float" office:value="507343.75" calcext:value-type="float">
            <text:p>507343.75</text:p>
          </table:table-cell>
          <table:table-cell table:formula="of:=ROUND([.F352]/1000;2)" office:value-type="float" office:value="507.34" calcext:value-type="float">
            <text:p>507.34</text:p>
          </table:table-cell>
          <table:table-cell table:number-columns-repeated="11"/>
        </table:table-row>
        <table:table-row table:style-name="ro1">
          <table:table-cell table:formula="of:=1+[.A352]" office:value-type="float" office:value="351" calcext:value-type="float">
            <text:p>351</text:p>
          </table:table-cell>
          <table:table-cell table:formula="of:=[.$I$3]+([.A353]*[.$I$2])" office:value-type="float" office:value="32475000" calcext:value-type="float">
            <text:p>32475000</text:p>
          </table:table-cell>
          <table:table-cell table:formula="of:=ROUND([.B353]/1000;0)" office:value-type="float" office:value="32475" calcext:value-type="float">
            <text:p>32475</text:p>
          </table:table-cell>
          <table:table-cell table:formula="of:=[.B353]/[.$I$4]" office:value-type="float" office:value="8118750" calcext:value-type="float">
            <text:p>8118750</text:p>
          </table:table-cell>
          <table:table-cell table:formula="of:=ROUND([.D353]/1000;0)" office:value-type="float" office:value="8119" calcext:value-type="float">
            <text:p>8119</text:p>
          </table:table-cell>
          <table:table-cell table:formula="of:=[.D353]/([.$I$1]+1)" office:value-type="float" office:value="507421.875" calcext:value-type="float">
            <text:p>507421.875</text:p>
          </table:table-cell>
          <table:table-cell table:formula="of:=ROUND([.F353]/1000;2)" office:value-type="float" office:value="507.42" calcext:value-type="float">
            <text:p>507.42</text:p>
          </table:table-cell>
          <table:table-cell table:number-columns-repeated="11"/>
        </table:table-row>
        <table:table-row table:style-name="ro1">
          <table:table-cell table:formula="of:=1+[.A353]" office:value-type="float" office:value="352" calcext:value-type="float">
            <text:p>352</text:p>
          </table:table-cell>
          <table:table-cell table:formula="of:=[.$I$3]+([.A354]*[.$I$2])" office:value-type="float" office:value="32480000" calcext:value-type="float">
            <text:p>32480000</text:p>
          </table:table-cell>
          <table:table-cell table:formula="of:=ROUND([.B354]/1000;0)" office:value-type="float" office:value="32480" calcext:value-type="float">
            <text:p>32480</text:p>
          </table:table-cell>
          <table:table-cell table:formula="of:=[.B354]/[.$I$4]" office:value-type="float" office:value="8120000" calcext:value-type="float">
            <text:p>8120000</text:p>
          </table:table-cell>
          <table:table-cell table:formula="of:=ROUND([.D354]/1000;0)" office:value-type="float" office:value="8120" calcext:value-type="float">
            <text:p>8120</text:p>
          </table:table-cell>
          <table:table-cell table:formula="of:=[.D354]/([.$I$1]+1)" office:value-type="float" office:value="507500" calcext:value-type="float">
            <text:p>507500</text:p>
          </table:table-cell>
          <table:table-cell table:formula="of:=ROUND([.F354]/1000;2)" office:value-type="float" office:value="507.5" calcext:value-type="float">
            <text:p>507.5</text:p>
          </table:table-cell>
          <table:table-cell table:number-columns-repeated="11"/>
        </table:table-row>
        <table:table-row table:style-name="ro1">
          <table:table-cell table:formula="of:=1+[.A354]" office:value-type="float" office:value="353" calcext:value-type="float">
            <text:p>353</text:p>
          </table:table-cell>
          <table:table-cell table:formula="of:=[.$I$3]+([.A355]*[.$I$2])" office:value-type="float" office:value="32485000" calcext:value-type="float">
            <text:p>32485000</text:p>
          </table:table-cell>
          <table:table-cell table:formula="of:=ROUND([.B355]/1000;0)" office:value-type="float" office:value="32485" calcext:value-type="float">
            <text:p>32485</text:p>
          </table:table-cell>
          <table:table-cell table:formula="of:=[.B355]/[.$I$4]" office:value-type="float" office:value="8121250" calcext:value-type="float">
            <text:p>8121250</text:p>
          </table:table-cell>
          <table:table-cell table:formula="of:=ROUND([.D355]/1000;0)" office:value-type="float" office:value="8121" calcext:value-type="float">
            <text:p>8121</text:p>
          </table:table-cell>
          <table:table-cell table:formula="of:=[.D355]/([.$I$1]+1)" office:value-type="float" office:value="507578.125" calcext:value-type="float">
            <text:p>507578.125</text:p>
          </table:table-cell>
          <table:table-cell table:formula="of:=ROUND([.F355]/1000;2)" office:value-type="float" office:value="507.58" calcext:value-type="float">
            <text:p>507.58</text:p>
          </table:table-cell>
          <table:table-cell table:number-columns-repeated="11"/>
        </table:table-row>
        <table:table-row table:style-name="ro1">
          <table:table-cell table:formula="of:=1+[.A355]" office:value-type="float" office:value="354" calcext:value-type="float">
            <text:p>354</text:p>
          </table:table-cell>
          <table:table-cell table:formula="of:=[.$I$3]+([.A356]*[.$I$2])" office:value-type="float" office:value="32490000" calcext:value-type="float">
            <text:p>32490000</text:p>
          </table:table-cell>
          <table:table-cell table:formula="of:=ROUND([.B356]/1000;0)" office:value-type="float" office:value="32490" calcext:value-type="float">
            <text:p>32490</text:p>
          </table:table-cell>
          <table:table-cell table:formula="of:=[.B356]/[.$I$4]" office:value-type="float" office:value="8122500" calcext:value-type="float">
            <text:p>8122500</text:p>
          </table:table-cell>
          <table:table-cell table:formula="of:=ROUND([.D356]/1000;0)" office:value-type="float" office:value="8123" calcext:value-type="float">
            <text:p>8123</text:p>
          </table:table-cell>
          <table:table-cell table:formula="of:=[.D356]/([.$I$1]+1)" office:value-type="float" office:value="507656.25" calcext:value-type="float">
            <text:p>507656.25</text:p>
          </table:table-cell>
          <table:table-cell table:formula="of:=ROUND([.F356]/1000;2)" office:value-type="float" office:value="507.66" calcext:value-type="float">
            <text:p>507.66</text:p>
          </table:table-cell>
          <table:table-cell table:number-columns-repeated="11"/>
        </table:table-row>
        <table:table-row table:style-name="ro1">
          <table:table-cell table:formula="of:=1+[.A356]" office:value-type="float" office:value="355" calcext:value-type="float">
            <text:p>355</text:p>
          </table:table-cell>
          <table:table-cell table:formula="of:=[.$I$3]+([.A357]*[.$I$2])" office:value-type="float" office:value="32495000" calcext:value-type="float">
            <text:p>32495000</text:p>
          </table:table-cell>
          <table:table-cell table:formula="of:=ROUND([.B357]/1000;0)" office:value-type="float" office:value="32495" calcext:value-type="float">
            <text:p>32495</text:p>
          </table:table-cell>
          <table:table-cell table:formula="of:=[.B357]/[.$I$4]" office:value-type="float" office:value="8123750" calcext:value-type="float">
            <text:p>8123750</text:p>
          </table:table-cell>
          <table:table-cell table:formula="of:=ROUND([.D357]/1000;0)" office:value-type="float" office:value="8124" calcext:value-type="float">
            <text:p>8124</text:p>
          </table:table-cell>
          <table:table-cell table:formula="of:=[.D357]/([.$I$1]+1)" office:value-type="float" office:value="507734.375" calcext:value-type="float">
            <text:p>507734.375</text:p>
          </table:table-cell>
          <table:table-cell table:formula="of:=ROUND([.F357]/1000;2)" office:value-type="float" office:value="507.73" calcext:value-type="float">
            <text:p>507.73</text:p>
          </table:table-cell>
          <table:table-cell table:number-columns-repeated="11"/>
        </table:table-row>
        <table:table-row table:style-name="ro1">
          <table:table-cell table:formula="of:=1+[.A357]" office:value-type="float" office:value="356" calcext:value-type="float">
            <text:p>356</text:p>
          </table:table-cell>
          <table:table-cell table:formula="of:=[.$I$3]+([.A358]*[.$I$2])" office:value-type="float" office:value="32500000" calcext:value-type="float">
            <text:p>32500000</text:p>
          </table:table-cell>
          <table:table-cell table:formula="of:=ROUND([.B358]/1000;0)" office:value-type="float" office:value="32500" calcext:value-type="float">
            <text:p>32500</text:p>
          </table:table-cell>
          <table:table-cell table:formula="of:=[.B358]/[.$I$4]" office:value-type="float" office:value="8125000" calcext:value-type="float">
            <text:p>8125000</text:p>
          </table:table-cell>
          <table:table-cell table:formula="of:=ROUND([.D358]/1000;0)" office:value-type="float" office:value="8125" calcext:value-type="float">
            <text:p>8125</text:p>
          </table:table-cell>
          <table:table-cell table:formula="of:=[.D358]/([.$I$1]+1)" office:value-type="float" office:value="507812.5" calcext:value-type="float">
            <text:p>507812.5</text:p>
          </table:table-cell>
          <table:table-cell table:formula="of:=ROUND([.F358]/1000;2)" office:value-type="float" office:value="507.81" calcext:value-type="float">
            <text:p>507.81</text:p>
          </table:table-cell>
          <table:table-cell table:number-columns-repeated="11"/>
        </table:table-row>
        <table:table-row table:style-name="ro1">
          <table:table-cell table:formula="of:=1+[.A358]" office:value-type="float" office:value="357" calcext:value-type="float">
            <text:p>357</text:p>
          </table:table-cell>
          <table:table-cell table:formula="of:=[.$I$3]+([.A359]*[.$I$2])" office:value-type="float" office:value="32505000" calcext:value-type="float">
            <text:p>32505000</text:p>
          </table:table-cell>
          <table:table-cell table:formula="of:=ROUND([.B359]/1000;0)" office:value-type="float" office:value="32505" calcext:value-type="float">
            <text:p>32505</text:p>
          </table:table-cell>
          <table:table-cell table:formula="of:=[.B359]/[.$I$4]" office:value-type="float" office:value="8126250" calcext:value-type="float">
            <text:p>8126250</text:p>
          </table:table-cell>
          <table:table-cell table:formula="of:=ROUND([.D359]/1000;0)" office:value-type="float" office:value="8126" calcext:value-type="float">
            <text:p>8126</text:p>
          </table:table-cell>
          <table:table-cell table:formula="of:=[.D359]/([.$I$1]+1)" office:value-type="float" office:value="507890.625" calcext:value-type="float">
            <text:p>507890.625</text:p>
          </table:table-cell>
          <table:table-cell table:formula="of:=ROUND([.F359]/1000;2)" office:value-type="float" office:value="507.89" calcext:value-type="float">
            <text:p>507.89</text:p>
          </table:table-cell>
          <table:table-cell table:number-columns-repeated="11"/>
        </table:table-row>
        <table:table-row table:style-name="ro1">
          <table:table-cell table:formula="of:=1+[.A359]" office:value-type="float" office:value="358" calcext:value-type="float">
            <text:p>358</text:p>
          </table:table-cell>
          <table:table-cell table:formula="of:=[.$I$3]+([.A360]*[.$I$2])" office:value-type="float" office:value="32510000" calcext:value-type="float">
            <text:p>32510000</text:p>
          </table:table-cell>
          <table:table-cell table:formula="of:=ROUND([.B360]/1000;0)" office:value-type="float" office:value="32510" calcext:value-type="float">
            <text:p>32510</text:p>
          </table:table-cell>
          <table:table-cell table:formula="of:=[.B360]/[.$I$4]" office:value-type="float" office:value="8127500" calcext:value-type="float">
            <text:p>8127500</text:p>
          </table:table-cell>
          <table:table-cell table:formula="of:=ROUND([.D360]/1000;0)" office:value-type="float" office:value="8128" calcext:value-type="float">
            <text:p>8128</text:p>
          </table:table-cell>
          <table:table-cell table:formula="of:=[.D360]/([.$I$1]+1)" office:value-type="float" office:value="507968.75" calcext:value-type="float">
            <text:p>507968.75</text:p>
          </table:table-cell>
          <table:table-cell table:formula="of:=ROUND([.F360]/1000;2)" office:value-type="float" office:value="507.97" calcext:value-type="float">
            <text:p>507.97</text:p>
          </table:table-cell>
          <table:table-cell table:number-columns-repeated="11"/>
        </table:table-row>
        <table:table-row table:style-name="ro1">
          <table:table-cell table:formula="of:=1+[.A360]" office:value-type="float" office:value="359" calcext:value-type="float">
            <text:p>359</text:p>
          </table:table-cell>
          <table:table-cell table:formula="of:=[.$I$3]+([.A361]*[.$I$2])" office:value-type="float" office:value="32515000" calcext:value-type="float">
            <text:p>32515000</text:p>
          </table:table-cell>
          <table:table-cell table:formula="of:=ROUND([.B361]/1000;0)" office:value-type="float" office:value="32515" calcext:value-type="float">
            <text:p>32515</text:p>
          </table:table-cell>
          <table:table-cell table:formula="of:=[.B361]/[.$I$4]" office:value-type="float" office:value="8128750" calcext:value-type="float">
            <text:p>8128750</text:p>
          </table:table-cell>
          <table:table-cell table:formula="of:=ROUND([.D361]/1000;0)" office:value-type="float" office:value="8129" calcext:value-type="float">
            <text:p>8129</text:p>
          </table:table-cell>
          <table:table-cell table:formula="of:=[.D361]/([.$I$1]+1)" office:value-type="float" office:value="508046.875" calcext:value-type="float">
            <text:p>508046.875</text:p>
          </table:table-cell>
          <table:table-cell table:formula="of:=ROUND([.F361]/1000;2)" office:value-type="float" office:value="508.05" calcext:value-type="float">
            <text:p>508.05</text:p>
          </table:table-cell>
          <table:table-cell table:number-columns-repeated="11"/>
        </table:table-row>
        <table:table-row table:style-name="ro1">
          <table:table-cell table:formula="of:=1+[.A361]" office:value-type="float" office:value="360" calcext:value-type="float">
            <text:p>360</text:p>
          </table:table-cell>
          <table:table-cell table:formula="of:=[.$I$3]+([.A362]*[.$I$2])" office:value-type="float" office:value="32520000" calcext:value-type="float">
            <text:p>32520000</text:p>
          </table:table-cell>
          <table:table-cell table:formula="of:=ROUND([.B362]/1000;0)" office:value-type="float" office:value="32520" calcext:value-type="float">
            <text:p>32520</text:p>
          </table:table-cell>
          <table:table-cell table:formula="of:=[.B362]/[.$I$4]" office:value-type="float" office:value="8130000" calcext:value-type="float">
            <text:p>8130000</text:p>
          </table:table-cell>
          <table:table-cell table:formula="of:=ROUND([.D362]/1000;0)" office:value-type="float" office:value="8130" calcext:value-type="float">
            <text:p>8130</text:p>
          </table:table-cell>
          <table:table-cell table:formula="of:=[.D362]/([.$I$1]+1)" office:value-type="float" office:value="508125" calcext:value-type="float">
            <text:p>508125</text:p>
          </table:table-cell>
          <table:table-cell table:formula="of:=ROUND([.F362]/1000;2)" office:value-type="float" office:value="508.13" calcext:value-type="float">
            <text:p>508.13</text:p>
          </table:table-cell>
          <table:table-cell table:number-columns-repeated="11"/>
        </table:table-row>
        <table:table-row table:style-name="ro1">
          <table:table-cell table:formula="of:=1+[.A362]" office:value-type="float" office:value="361" calcext:value-type="float">
            <text:p>361</text:p>
          </table:table-cell>
          <table:table-cell table:formula="of:=[.$I$3]+([.A363]*[.$I$2])" office:value-type="float" office:value="32525000" calcext:value-type="float">
            <text:p>32525000</text:p>
          </table:table-cell>
          <table:table-cell table:formula="of:=ROUND([.B363]/1000;0)" office:value-type="float" office:value="32525" calcext:value-type="float">
            <text:p>32525</text:p>
          </table:table-cell>
          <table:table-cell table:formula="of:=[.B363]/[.$I$4]" office:value-type="float" office:value="8131250" calcext:value-type="float">
            <text:p>8131250</text:p>
          </table:table-cell>
          <table:table-cell table:formula="of:=ROUND([.D363]/1000;0)" office:value-type="float" office:value="8131" calcext:value-type="float">
            <text:p>8131</text:p>
          </table:table-cell>
          <table:table-cell table:formula="of:=[.D363]/([.$I$1]+1)" office:value-type="float" office:value="508203.125" calcext:value-type="float">
            <text:p>508203.125</text:p>
          </table:table-cell>
          <table:table-cell table:formula="of:=ROUND([.F363]/1000;2)" office:value-type="float" office:value="508.2" calcext:value-type="float">
            <text:p>508.2</text:p>
          </table:table-cell>
          <table:table-cell table:number-columns-repeated="11"/>
        </table:table-row>
        <table:table-row table:style-name="ro1">
          <table:table-cell table:formula="of:=1+[.A363]" office:value-type="float" office:value="362" calcext:value-type="float">
            <text:p>362</text:p>
          </table:table-cell>
          <table:table-cell table:formula="of:=[.$I$3]+([.A364]*[.$I$2])" office:value-type="float" office:value="32530000" calcext:value-type="float">
            <text:p>32530000</text:p>
          </table:table-cell>
          <table:table-cell table:formula="of:=ROUND([.B364]/1000;0)" office:value-type="float" office:value="32530" calcext:value-type="float">
            <text:p>32530</text:p>
          </table:table-cell>
          <table:table-cell table:formula="of:=[.B364]/[.$I$4]" office:value-type="float" office:value="8132500" calcext:value-type="float">
            <text:p>8132500</text:p>
          </table:table-cell>
          <table:table-cell table:formula="of:=ROUND([.D364]/1000;0)" office:value-type="float" office:value="8133" calcext:value-type="float">
            <text:p>8133</text:p>
          </table:table-cell>
          <table:table-cell table:formula="of:=[.D364]/([.$I$1]+1)" office:value-type="float" office:value="508281.25" calcext:value-type="float">
            <text:p>508281.25</text:p>
          </table:table-cell>
          <table:table-cell table:formula="of:=ROUND([.F364]/1000;2)" office:value-type="float" office:value="508.28" calcext:value-type="float">
            <text:p>508.28</text:p>
          </table:table-cell>
          <table:table-cell table:number-columns-repeated="11"/>
        </table:table-row>
        <table:table-row table:style-name="ro1">
          <table:table-cell table:formula="of:=1+[.A364]" office:value-type="float" office:value="363" calcext:value-type="float">
            <text:p>363</text:p>
          </table:table-cell>
          <table:table-cell table:formula="of:=[.$I$3]+([.A365]*[.$I$2])" office:value-type="float" office:value="32535000" calcext:value-type="float">
            <text:p>32535000</text:p>
          </table:table-cell>
          <table:table-cell table:formula="of:=ROUND([.B365]/1000;0)" office:value-type="float" office:value="32535" calcext:value-type="float">
            <text:p>32535</text:p>
          </table:table-cell>
          <table:table-cell table:formula="of:=[.B365]/[.$I$4]" office:value-type="float" office:value="8133750" calcext:value-type="float">
            <text:p>8133750</text:p>
          </table:table-cell>
          <table:table-cell table:formula="of:=ROUND([.D365]/1000;0)" office:value-type="float" office:value="8134" calcext:value-type="float">
            <text:p>8134</text:p>
          </table:table-cell>
          <table:table-cell table:formula="of:=[.D365]/([.$I$1]+1)" office:value-type="float" office:value="508359.375" calcext:value-type="float">
            <text:p>508359.375</text:p>
          </table:table-cell>
          <table:table-cell table:formula="of:=ROUND([.F365]/1000;2)" office:value-type="float" office:value="508.36" calcext:value-type="float">
            <text:p>508.36</text:p>
          </table:table-cell>
          <table:table-cell table:number-columns-repeated="11"/>
        </table:table-row>
        <table:table-row table:style-name="ro1">
          <table:table-cell table:formula="of:=1+[.A365]" office:value-type="float" office:value="364" calcext:value-type="float">
            <text:p>364</text:p>
          </table:table-cell>
          <table:table-cell table:formula="of:=[.$I$3]+([.A366]*[.$I$2])" office:value-type="float" office:value="32540000" calcext:value-type="float">
            <text:p>32540000</text:p>
          </table:table-cell>
          <table:table-cell table:formula="of:=ROUND([.B366]/1000;0)" office:value-type="float" office:value="32540" calcext:value-type="float">
            <text:p>32540</text:p>
          </table:table-cell>
          <table:table-cell table:formula="of:=[.B366]/[.$I$4]" office:value-type="float" office:value="8135000" calcext:value-type="float">
            <text:p>8135000</text:p>
          </table:table-cell>
          <table:table-cell table:formula="of:=ROUND([.D366]/1000;0)" office:value-type="float" office:value="8135" calcext:value-type="float">
            <text:p>8135</text:p>
          </table:table-cell>
          <table:table-cell table:formula="of:=[.D366]/([.$I$1]+1)" office:value-type="float" office:value="508437.5" calcext:value-type="float">
            <text:p>508437.5</text:p>
          </table:table-cell>
          <table:table-cell table:formula="of:=ROUND([.F366]/1000;2)" office:value-type="float" office:value="508.44" calcext:value-type="float">
            <text:p>508.44</text:p>
          </table:table-cell>
          <table:table-cell table:number-columns-repeated="11"/>
        </table:table-row>
        <table:table-row table:style-name="ro1">
          <table:table-cell table:formula="of:=1+[.A366]" office:value-type="float" office:value="365" calcext:value-type="float">
            <text:p>365</text:p>
          </table:table-cell>
          <table:table-cell table:formula="of:=[.$I$3]+([.A367]*[.$I$2])" office:value-type="float" office:value="32545000" calcext:value-type="float">
            <text:p>32545000</text:p>
          </table:table-cell>
          <table:table-cell table:formula="of:=ROUND([.B367]/1000;0)" office:value-type="float" office:value="32545" calcext:value-type="float">
            <text:p>32545</text:p>
          </table:table-cell>
          <table:table-cell table:formula="of:=[.B367]/[.$I$4]" office:value-type="float" office:value="8136250" calcext:value-type="float">
            <text:p>8136250</text:p>
          </table:table-cell>
          <table:table-cell table:formula="of:=ROUND([.D367]/1000;0)" office:value-type="float" office:value="8136" calcext:value-type="float">
            <text:p>8136</text:p>
          </table:table-cell>
          <table:table-cell table:formula="of:=[.D367]/([.$I$1]+1)" office:value-type="float" office:value="508515.625" calcext:value-type="float">
            <text:p>508515.625</text:p>
          </table:table-cell>
          <table:table-cell table:formula="of:=ROUND([.F367]/1000;2)" office:value-type="float" office:value="508.52" calcext:value-type="float">
            <text:p>508.52</text:p>
          </table:table-cell>
          <table:table-cell table:number-columns-repeated="11"/>
        </table:table-row>
        <table:table-row table:style-name="ro1">
          <table:table-cell table:formula="of:=1+[.A367]" office:value-type="float" office:value="366" calcext:value-type="float">
            <text:p>366</text:p>
          </table:table-cell>
          <table:table-cell table:formula="of:=[.$I$3]+([.A368]*[.$I$2])" office:value-type="float" office:value="32550000" calcext:value-type="float">
            <text:p>32550000</text:p>
          </table:table-cell>
          <table:table-cell table:formula="of:=ROUND([.B368]/1000;0)" office:value-type="float" office:value="32550" calcext:value-type="float">
            <text:p>32550</text:p>
          </table:table-cell>
          <table:table-cell table:formula="of:=[.B368]/[.$I$4]" office:value-type="float" office:value="8137500" calcext:value-type="float">
            <text:p>8137500</text:p>
          </table:table-cell>
          <table:table-cell table:formula="of:=ROUND([.D368]/1000;0)" office:value-type="float" office:value="8138" calcext:value-type="float">
            <text:p>8138</text:p>
          </table:table-cell>
          <table:table-cell table:formula="of:=[.D368]/([.$I$1]+1)" office:value-type="float" office:value="508593.75" calcext:value-type="float">
            <text:p>508593.75</text:p>
          </table:table-cell>
          <table:table-cell table:formula="of:=ROUND([.F368]/1000;2)" office:value-type="float" office:value="508.59" calcext:value-type="float">
            <text:p>508.59</text:p>
          </table:table-cell>
          <table:table-cell table:number-columns-repeated="11"/>
        </table:table-row>
        <table:table-row table:style-name="ro1">
          <table:table-cell table:formula="of:=1+[.A368]" office:value-type="float" office:value="367" calcext:value-type="float">
            <text:p>367</text:p>
          </table:table-cell>
          <table:table-cell table:formula="of:=[.$I$3]+([.A369]*[.$I$2])" office:value-type="float" office:value="32555000" calcext:value-type="float">
            <text:p>32555000</text:p>
          </table:table-cell>
          <table:table-cell table:formula="of:=ROUND([.B369]/1000;0)" office:value-type="float" office:value="32555" calcext:value-type="float">
            <text:p>32555</text:p>
          </table:table-cell>
          <table:table-cell table:formula="of:=[.B369]/[.$I$4]" office:value-type="float" office:value="8138750" calcext:value-type="float">
            <text:p>8138750</text:p>
          </table:table-cell>
          <table:table-cell table:formula="of:=ROUND([.D369]/1000;0)" office:value-type="float" office:value="8139" calcext:value-type="float">
            <text:p>8139</text:p>
          </table:table-cell>
          <table:table-cell table:formula="of:=[.D369]/([.$I$1]+1)" office:value-type="float" office:value="508671.875" calcext:value-type="float">
            <text:p>508671.875</text:p>
          </table:table-cell>
          <table:table-cell table:formula="of:=ROUND([.F369]/1000;2)" office:value-type="float" office:value="508.67" calcext:value-type="float">
            <text:p>508.67</text:p>
          </table:table-cell>
          <table:table-cell table:number-columns-repeated="11"/>
        </table:table-row>
        <table:table-row table:style-name="ro1">
          <table:table-cell table:formula="of:=1+[.A369]" office:value-type="float" office:value="368" calcext:value-type="float">
            <text:p>368</text:p>
          </table:table-cell>
          <table:table-cell table:formula="of:=[.$I$3]+([.A370]*[.$I$2])" office:value-type="float" office:value="32560000" calcext:value-type="float">
            <text:p>32560000</text:p>
          </table:table-cell>
          <table:table-cell table:formula="of:=ROUND([.B370]/1000;0)" office:value-type="float" office:value="32560" calcext:value-type="float">
            <text:p>32560</text:p>
          </table:table-cell>
          <table:table-cell table:formula="of:=[.B370]/[.$I$4]" office:value-type="float" office:value="8140000" calcext:value-type="float">
            <text:p>8140000</text:p>
          </table:table-cell>
          <table:table-cell table:formula="of:=ROUND([.D370]/1000;0)" office:value-type="float" office:value="8140" calcext:value-type="float">
            <text:p>8140</text:p>
          </table:table-cell>
          <table:table-cell table:formula="of:=[.D370]/([.$I$1]+1)" office:value-type="float" office:value="508750" calcext:value-type="float">
            <text:p>508750</text:p>
          </table:table-cell>
          <table:table-cell table:formula="of:=ROUND([.F370]/1000;2)" office:value-type="float" office:value="508.75" calcext:value-type="float">
            <text:p>508.75</text:p>
          </table:table-cell>
          <table:table-cell table:number-columns-repeated="11"/>
        </table:table-row>
        <table:table-row table:style-name="ro1">
          <table:table-cell table:formula="of:=1+[.A370]" office:value-type="float" office:value="369" calcext:value-type="float">
            <text:p>369</text:p>
          </table:table-cell>
          <table:table-cell table:formula="of:=[.$I$3]+([.A371]*[.$I$2])" office:value-type="float" office:value="32565000" calcext:value-type="float">
            <text:p>32565000</text:p>
          </table:table-cell>
          <table:table-cell table:formula="of:=ROUND([.B371]/1000;0)" office:value-type="float" office:value="32565" calcext:value-type="float">
            <text:p>32565</text:p>
          </table:table-cell>
          <table:table-cell table:formula="of:=[.B371]/[.$I$4]" office:value-type="float" office:value="8141250" calcext:value-type="float">
            <text:p>8141250</text:p>
          </table:table-cell>
          <table:table-cell table:formula="of:=ROUND([.D371]/1000;0)" office:value-type="float" office:value="8141" calcext:value-type="float">
            <text:p>8141</text:p>
          </table:table-cell>
          <table:table-cell table:formula="of:=[.D371]/([.$I$1]+1)" office:value-type="float" office:value="508828.125" calcext:value-type="float">
            <text:p>508828.125</text:p>
          </table:table-cell>
          <table:table-cell table:formula="of:=ROUND([.F371]/1000;2)" office:value-type="float" office:value="508.83" calcext:value-type="float">
            <text:p>508.83</text:p>
          </table:table-cell>
          <table:table-cell table:number-columns-repeated="11"/>
        </table:table-row>
        <table:table-row table:style-name="ro1">
          <table:table-cell table:formula="of:=1+[.A371]" office:value-type="float" office:value="370" calcext:value-type="float">
            <text:p>370</text:p>
          </table:table-cell>
          <table:table-cell table:formula="of:=[.$I$3]+([.A372]*[.$I$2])" office:value-type="float" office:value="32570000" calcext:value-type="float">
            <text:p>32570000</text:p>
          </table:table-cell>
          <table:table-cell table:formula="of:=ROUND([.B372]/1000;0)" office:value-type="float" office:value="32570" calcext:value-type="float">
            <text:p>32570</text:p>
          </table:table-cell>
          <table:table-cell table:formula="of:=[.B372]/[.$I$4]" office:value-type="float" office:value="8142500" calcext:value-type="float">
            <text:p>8142500</text:p>
          </table:table-cell>
          <table:table-cell table:formula="of:=ROUND([.D372]/1000;0)" office:value-type="float" office:value="8143" calcext:value-type="float">
            <text:p>8143</text:p>
          </table:table-cell>
          <table:table-cell table:formula="of:=[.D372]/([.$I$1]+1)" office:value-type="float" office:value="508906.25" calcext:value-type="float">
            <text:p>508906.25</text:p>
          </table:table-cell>
          <table:table-cell table:formula="of:=ROUND([.F372]/1000;2)" office:value-type="float" office:value="508.91" calcext:value-type="float">
            <text:p>508.91</text:p>
          </table:table-cell>
          <table:table-cell table:number-columns-repeated="11"/>
        </table:table-row>
        <table:table-row table:style-name="ro1">
          <table:table-cell table:formula="of:=1+[.A372]" office:value-type="float" office:value="371" calcext:value-type="float">
            <text:p>371</text:p>
          </table:table-cell>
          <table:table-cell table:formula="of:=[.$I$3]+([.A373]*[.$I$2])" office:value-type="float" office:value="32575000" calcext:value-type="float">
            <text:p>32575000</text:p>
          </table:table-cell>
          <table:table-cell table:formula="of:=ROUND([.B373]/1000;0)" office:value-type="float" office:value="32575" calcext:value-type="float">
            <text:p>32575</text:p>
          </table:table-cell>
          <table:table-cell table:formula="of:=[.B373]/[.$I$4]" office:value-type="float" office:value="8143750" calcext:value-type="float">
            <text:p>8143750</text:p>
          </table:table-cell>
          <table:table-cell table:formula="of:=ROUND([.D373]/1000;0)" office:value-type="float" office:value="8144" calcext:value-type="float">
            <text:p>8144</text:p>
          </table:table-cell>
          <table:table-cell table:formula="of:=[.D373]/([.$I$1]+1)" office:value-type="float" office:value="508984.375" calcext:value-type="float">
            <text:p>508984.375</text:p>
          </table:table-cell>
          <table:table-cell table:formula="of:=ROUND([.F373]/1000;2)" office:value-type="float" office:value="508.98" calcext:value-type="float">
            <text:p>508.98</text:p>
          </table:table-cell>
          <table:table-cell table:number-columns-repeated="11"/>
        </table:table-row>
        <table:table-row table:style-name="ro1">
          <table:table-cell table:formula="of:=1+[.A373]" office:value-type="float" office:value="372" calcext:value-type="float">
            <text:p>372</text:p>
          </table:table-cell>
          <table:table-cell table:formula="of:=[.$I$3]+([.A374]*[.$I$2])" office:value-type="float" office:value="32580000" calcext:value-type="float">
            <text:p>32580000</text:p>
          </table:table-cell>
          <table:table-cell table:formula="of:=ROUND([.B374]/1000;0)" office:value-type="float" office:value="32580" calcext:value-type="float">
            <text:p>32580</text:p>
          </table:table-cell>
          <table:table-cell table:formula="of:=[.B374]/[.$I$4]" office:value-type="float" office:value="8145000" calcext:value-type="float">
            <text:p>8145000</text:p>
          </table:table-cell>
          <table:table-cell table:formula="of:=ROUND([.D374]/1000;0)" office:value-type="float" office:value="8145" calcext:value-type="float">
            <text:p>8145</text:p>
          </table:table-cell>
          <table:table-cell table:formula="of:=[.D374]/([.$I$1]+1)" office:value-type="float" office:value="509062.5" calcext:value-type="float">
            <text:p>509062.5</text:p>
          </table:table-cell>
          <table:table-cell table:formula="of:=ROUND([.F374]/1000;2)" office:value-type="float" office:value="509.06" calcext:value-type="float">
            <text:p>509.06</text:p>
          </table:table-cell>
          <table:table-cell table:number-columns-repeated="11"/>
        </table:table-row>
        <table:table-row table:style-name="ro1">
          <table:table-cell table:formula="of:=1+[.A374]" office:value-type="float" office:value="373" calcext:value-type="float">
            <text:p>373</text:p>
          </table:table-cell>
          <table:table-cell table:formula="of:=[.$I$3]+([.A375]*[.$I$2])" office:value-type="float" office:value="32585000" calcext:value-type="float">
            <text:p>32585000</text:p>
          </table:table-cell>
          <table:table-cell table:formula="of:=ROUND([.B375]/1000;0)" office:value-type="float" office:value="32585" calcext:value-type="float">
            <text:p>32585</text:p>
          </table:table-cell>
          <table:table-cell table:formula="of:=[.B375]/[.$I$4]" office:value-type="float" office:value="8146250" calcext:value-type="float">
            <text:p>8146250</text:p>
          </table:table-cell>
          <table:table-cell table:formula="of:=ROUND([.D375]/1000;0)" office:value-type="float" office:value="8146" calcext:value-type="float">
            <text:p>8146</text:p>
          </table:table-cell>
          <table:table-cell table:formula="of:=[.D375]/([.$I$1]+1)" office:value-type="float" office:value="509140.625" calcext:value-type="float">
            <text:p>509140.625</text:p>
          </table:table-cell>
          <table:table-cell table:formula="of:=ROUND([.F375]/1000;2)" office:value-type="float" office:value="509.14" calcext:value-type="float">
            <text:p>509.14</text:p>
          </table:table-cell>
          <table:table-cell table:number-columns-repeated="11"/>
        </table:table-row>
        <table:table-row table:style-name="ro1">
          <table:table-cell table:formula="of:=1+[.A375]" office:value-type="float" office:value="374" calcext:value-type="float">
            <text:p>374</text:p>
          </table:table-cell>
          <table:table-cell table:formula="of:=[.$I$3]+([.A376]*[.$I$2])" office:value-type="float" office:value="32590000" calcext:value-type="float">
            <text:p>32590000</text:p>
          </table:table-cell>
          <table:table-cell table:formula="of:=ROUND([.B376]/1000;0)" office:value-type="float" office:value="32590" calcext:value-type="float">
            <text:p>32590</text:p>
          </table:table-cell>
          <table:table-cell table:formula="of:=[.B376]/[.$I$4]" office:value-type="float" office:value="8147500" calcext:value-type="float">
            <text:p>8147500</text:p>
          </table:table-cell>
          <table:table-cell table:formula="of:=ROUND([.D376]/1000;0)" office:value-type="float" office:value="8148" calcext:value-type="float">
            <text:p>8148</text:p>
          </table:table-cell>
          <table:table-cell table:formula="of:=[.D376]/([.$I$1]+1)" office:value-type="float" office:value="509218.75" calcext:value-type="float">
            <text:p>509218.75</text:p>
          </table:table-cell>
          <table:table-cell table:formula="of:=ROUND([.F376]/1000;2)" office:value-type="float" office:value="509.22" calcext:value-type="float">
            <text:p>509.22</text:p>
          </table:table-cell>
          <table:table-cell table:number-columns-repeated="11"/>
        </table:table-row>
        <table:table-row table:style-name="ro1">
          <table:table-cell table:formula="of:=1+[.A376]" office:value-type="float" office:value="375" calcext:value-type="float">
            <text:p>375</text:p>
          </table:table-cell>
          <table:table-cell table:formula="of:=[.$I$3]+([.A377]*[.$I$2])" office:value-type="float" office:value="32595000" calcext:value-type="float">
            <text:p>32595000</text:p>
          </table:table-cell>
          <table:table-cell table:formula="of:=ROUND([.B377]/1000;0)" office:value-type="float" office:value="32595" calcext:value-type="float">
            <text:p>32595</text:p>
          </table:table-cell>
          <table:table-cell table:formula="of:=[.B377]/[.$I$4]" office:value-type="float" office:value="8148750" calcext:value-type="float">
            <text:p>8148750</text:p>
          </table:table-cell>
          <table:table-cell table:formula="of:=ROUND([.D377]/1000;0)" office:value-type="float" office:value="8149" calcext:value-type="float">
            <text:p>8149</text:p>
          </table:table-cell>
          <table:table-cell table:formula="of:=[.D377]/([.$I$1]+1)" office:value-type="float" office:value="509296.875" calcext:value-type="float">
            <text:p>509296.875</text:p>
          </table:table-cell>
          <table:table-cell table:formula="of:=ROUND([.F377]/1000;2)" office:value-type="float" office:value="509.3" calcext:value-type="float">
            <text:p>509.3</text:p>
          </table:table-cell>
          <table:table-cell table:number-columns-repeated="11"/>
        </table:table-row>
        <table:table-row table:style-name="ro1">
          <table:table-cell table:formula="of:=1+[.A377]" office:value-type="float" office:value="376" calcext:value-type="float">
            <text:p>376</text:p>
          </table:table-cell>
          <table:table-cell table:formula="of:=[.$I$3]+([.A378]*[.$I$2])" office:value-type="float" office:value="32600000" calcext:value-type="float">
            <text:p>32600000</text:p>
          </table:table-cell>
          <table:table-cell table:formula="of:=ROUND([.B378]/1000;0)" office:value-type="float" office:value="32600" calcext:value-type="float">
            <text:p>32600</text:p>
          </table:table-cell>
          <table:table-cell table:formula="of:=[.B378]/[.$I$4]" office:value-type="float" office:value="8150000" calcext:value-type="float">
            <text:p>8150000</text:p>
          </table:table-cell>
          <table:table-cell table:formula="of:=ROUND([.D378]/1000;0)" office:value-type="float" office:value="8150" calcext:value-type="float">
            <text:p>8150</text:p>
          </table:table-cell>
          <table:table-cell table:formula="of:=[.D378]/([.$I$1]+1)" office:value-type="float" office:value="509375" calcext:value-type="float">
            <text:p>509375</text:p>
          </table:table-cell>
          <table:table-cell table:formula="of:=ROUND([.F378]/1000;2)" office:value-type="float" office:value="509.38" calcext:value-type="float">
            <text:p>509.38</text:p>
          </table:table-cell>
          <table:table-cell table:number-columns-repeated="11"/>
        </table:table-row>
        <table:table-row table:style-name="ro1">
          <table:table-cell table:formula="of:=1+[.A378]" office:value-type="float" office:value="377" calcext:value-type="float">
            <text:p>377</text:p>
          </table:table-cell>
          <table:table-cell table:formula="of:=[.$I$3]+([.A379]*[.$I$2])" office:value-type="float" office:value="32605000" calcext:value-type="float">
            <text:p>32605000</text:p>
          </table:table-cell>
          <table:table-cell table:formula="of:=ROUND([.B379]/1000;0)" office:value-type="float" office:value="32605" calcext:value-type="float">
            <text:p>32605</text:p>
          </table:table-cell>
          <table:table-cell table:formula="of:=[.B379]/[.$I$4]" office:value-type="float" office:value="8151250" calcext:value-type="float">
            <text:p>8151250</text:p>
          </table:table-cell>
          <table:table-cell table:formula="of:=ROUND([.D379]/1000;0)" office:value-type="float" office:value="8151" calcext:value-type="float">
            <text:p>8151</text:p>
          </table:table-cell>
          <table:table-cell table:formula="of:=[.D379]/([.$I$1]+1)" office:value-type="float" office:value="509453.125" calcext:value-type="float">
            <text:p>509453.125</text:p>
          </table:table-cell>
          <table:table-cell table:formula="of:=ROUND([.F379]/1000;2)" office:value-type="float" office:value="509.45" calcext:value-type="float">
            <text:p>509.45</text:p>
          </table:table-cell>
          <table:table-cell table:number-columns-repeated="11"/>
        </table:table-row>
        <table:table-row table:style-name="ro1">
          <table:table-cell table:formula="of:=1+[.A379]" office:value-type="float" office:value="378" calcext:value-type="float">
            <text:p>378</text:p>
          </table:table-cell>
          <table:table-cell table:formula="of:=[.$I$3]+([.A380]*[.$I$2])" office:value-type="float" office:value="32610000" calcext:value-type="float">
            <text:p>32610000</text:p>
          </table:table-cell>
          <table:table-cell table:formula="of:=ROUND([.B380]/1000;0)" office:value-type="float" office:value="32610" calcext:value-type="float">
            <text:p>32610</text:p>
          </table:table-cell>
          <table:table-cell table:formula="of:=[.B380]/[.$I$4]" office:value-type="float" office:value="8152500" calcext:value-type="float">
            <text:p>8152500</text:p>
          </table:table-cell>
          <table:table-cell table:formula="of:=ROUND([.D380]/1000;0)" office:value-type="float" office:value="8153" calcext:value-type="float">
            <text:p>8153</text:p>
          </table:table-cell>
          <table:table-cell table:formula="of:=[.D380]/([.$I$1]+1)" office:value-type="float" office:value="509531.25" calcext:value-type="float">
            <text:p>509531.25</text:p>
          </table:table-cell>
          <table:table-cell table:formula="of:=ROUND([.F380]/1000;2)" office:value-type="float" office:value="509.53" calcext:value-type="float">
            <text:p>509.53</text:p>
          </table:table-cell>
          <table:table-cell table:number-columns-repeated="11"/>
        </table:table-row>
        <table:table-row table:style-name="ro1">
          <table:table-cell table:formula="of:=1+[.A380]" office:value-type="float" office:value="379" calcext:value-type="float">
            <text:p>379</text:p>
          </table:table-cell>
          <table:table-cell table:formula="of:=[.$I$3]+([.A381]*[.$I$2])" office:value-type="float" office:value="32615000" calcext:value-type="float">
            <text:p>32615000</text:p>
          </table:table-cell>
          <table:table-cell table:formula="of:=ROUND([.B381]/1000;0)" office:value-type="float" office:value="32615" calcext:value-type="float">
            <text:p>32615</text:p>
          </table:table-cell>
          <table:table-cell table:formula="of:=[.B381]/[.$I$4]" office:value-type="float" office:value="8153750" calcext:value-type="float">
            <text:p>8153750</text:p>
          </table:table-cell>
          <table:table-cell table:formula="of:=ROUND([.D381]/1000;0)" office:value-type="float" office:value="8154" calcext:value-type="float">
            <text:p>8154</text:p>
          </table:table-cell>
          <table:table-cell table:formula="of:=[.D381]/([.$I$1]+1)" office:value-type="float" office:value="509609.375" calcext:value-type="float">
            <text:p>509609.375</text:p>
          </table:table-cell>
          <table:table-cell table:formula="of:=ROUND([.F381]/1000;2)" office:value-type="float" office:value="509.61" calcext:value-type="float">
            <text:p>509.61</text:p>
          </table:table-cell>
          <table:table-cell table:number-columns-repeated="11"/>
        </table:table-row>
        <table:table-row table:style-name="ro1">
          <table:table-cell table:formula="of:=1+[.A381]" office:value-type="float" office:value="380" calcext:value-type="float">
            <text:p>380</text:p>
          </table:table-cell>
          <table:table-cell table:formula="of:=[.$I$3]+([.A382]*[.$I$2])" office:value-type="float" office:value="32620000" calcext:value-type="float">
            <text:p>32620000</text:p>
          </table:table-cell>
          <table:table-cell table:formula="of:=ROUND([.B382]/1000;0)" office:value-type="float" office:value="32620" calcext:value-type="float">
            <text:p>32620</text:p>
          </table:table-cell>
          <table:table-cell table:formula="of:=[.B382]/[.$I$4]" office:value-type="float" office:value="8155000" calcext:value-type="float">
            <text:p>8155000</text:p>
          </table:table-cell>
          <table:table-cell table:formula="of:=ROUND([.D382]/1000;0)" office:value-type="float" office:value="8155" calcext:value-type="float">
            <text:p>8155</text:p>
          </table:table-cell>
          <table:table-cell table:formula="of:=[.D382]/([.$I$1]+1)" office:value-type="float" office:value="509687.5" calcext:value-type="float">
            <text:p>509687.5</text:p>
          </table:table-cell>
          <table:table-cell table:formula="of:=ROUND([.F382]/1000;2)" office:value-type="float" office:value="509.69" calcext:value-type="float">
            <text:p>509.69</text:p>
          </table:table-cell>
          <table:table-cell table:number-columns-repeated="11"/>
        </table:table-row>
        <table:table-row table:style-name="ro1">
          <table:table-cell table:formula="of:=1+[.A382]" office:value-type="float" office:value="381" calcext:value-type="float">
            <text:p>381</text:p>
          </table:table-cell>
          <table:table-cell table:formula="of:=[.$I$3]+([.A383]*[.$I$2])" office:value-type="float" office:value="32625000" calcext:value-type="float">
            <text:p>32625000</text:p>
          </table:table-cell>
          <table:table-cell table:formula="of:=ROUND([.B383]/1000;0)" office:value-type="float" office:value="32625" calcext:value-type="float">
            <text:p>32625</text:p>
          </table:table-cell>
          <table:table-cell table:formula="of:=[.B383]/[.$I$4]" office:value-type="float" office:value="8156250" calcext:value-type="float">
            <text:p>8156250</text:p>
          </table:table-cell>
          <table:table-cell table:formula="of:=ROUND([.D383]/1000;0)" office:value-type="float" office:value="8156" calcext:value-type="float">
            <text:p>8156</text:p>
          </table:table-cell>
          <table:table-cell table:formula="of:=[.D383]/([.$I$1]+1)" office:value-type="float" office:value="509765.625" calcext:value-type="float">
            <text:p>509765.625</text:p>
          </table:table-cell>
          <table:table-cell table:formula="of:=ROUND([.F383]/1000;2)" office:value-type="float" office:value="509.77" calcext:value-type="float">
            <text:p>509.77</text:p>
          </table:table-cell>
          <table:table-cell table:number-columns-repeated="11"/>
        </table:table-row>
        <table:table-row table:style-name="ro1">
          <table:table-cell table:formula="of:=1+[.A383]" office:value-type="float" office:value="382" calcext:value-type="float">
            <text:p>382</text:p>
          </table:table-cell>
          <table:table-cell table:formula="of:=[.$I$3]+([.A384]*[.$I$2])" office:value-type="float" office:value="32630000" calcext:value-type="float">
            <text:p>32630000</text:p>
          </table:table-cell>
          <table:table-cell table:formula="of:=ROUND([.B384]/1000;0)" office:value-type="float" office:value="32630" calcext:value-type="float">
            <text:p>32630</text:p>
          </table:table-cell>
          <table:table-cell table:formula="of:=[.B384]/[.$I$4]" office:value-type="float" office:value="8157500" calcext:value-type="float">
            <text:p>8157500</text:p>
          </table:table-cell>
          <table:table-cell table:formula="of:=ROUND([.D384]/1000;0)" office:value-type="float" office:value="8158" calcext:value-type="float">
            <text:p>8158</text:p>
          </table:table-cell>
          <table:table-cell table:formula="of:=[.D384]/([.$I$1]+1)" office:value-type="float" office:value="509843.75" calcext:value-type="float">
            <text:p>509843.75</text:p>
          </table:table-cell>
          <table:table-cell table:formula="of:=ROUND([.F384]/1000;2)" office:value-type="float" office:value="509.84" calcext:value-type="float">
            <text:p>509.84</text:p>
          </table:table-cell>
          <table:table-cell table:number-columns-repeated="11"/>
        </table:table-row>
        <table:table-row table:style-name="ro1">
          <table:table-cell table:formula="of:=1+[.A384]" office:value-type="float" office:value="383" calcext:value-type="float">
            <text:p>383</text:p>
          </table:table-cell>
          <table:table-cell table:formula="of:=[.$I$3]+([.A385]*[.$I$2])" office:value-type="float" office:value="32635000" calcext:value-type="float">
            <text:p>32635000</text:p>
          </table:table-cell>
          <table:table-cell table:formula="of:=ROUND([.B385]/1000;0)" office:value-type="float" office:value="32635" calcext:value-type="float">
            <text:p>32635</text:p>
          </table:table-cell>
          <table:table-cell table:formula="of:=[.B385]/[.$I$4]" office:value-type="float" office:value="8158750" calcext:value-type="float">
            <text:p>8158750</text:p>
          </table:table-cell>
          <table:table-cell table:formula="of:=ROUND([.D385]/1000;0)" office:value-type="float" office:value="8159" calcext:value-type="float">
            <text:p>8159</text:p>
          </table:table-cell>
          <table:table-cell table:formula="of:=[.D385]/([.$I$1]+1)" office:value-type="float" office:value="509921.875" calcext:value-type="float">
            <text:p>509921.875</text:p>
          </table:table-cell>
          <table:table-cell table:formula="of:=ROUND([.F385]/1000;2)" office:value-type="float" office:value="509.92" calcext:value-type="float">
            <text:p>509.92</text:p>
          </table:table-cell>
          <table:table-cell table:number-columns-repeated="11"/>
        </table:table-row>
        <table:table-row table:style-name="ro1">
          <table:table-cell table:formula="of:=1+[.A385]" office:value-type="float" office:value="384" calcext:value-type="float">
            <text:p>384</text:p>
          </table:table-cell>
          <table:table-cell table:formula="of:=[.$I$3]+([.A386]*[.$I$2])" office:value-type="float" office:value="32640000" calcext:value-type="float">
            <text:p>32640000</text:p>
          </table:table-cell>
          <table:table-cell table:formula="of:=ROUND([.B386]/1000;0)" office:value-type="float" office:value="32640" calcext:value-type="float">
            <text:p>32640</text:p>
          </table:table-cell>
          <table:table-cell table:formula="of:=[.B386]/[.$I$4]" office:value-type="float" office:value="8160000" calcext:value-type="float">
            <text:p>8160000</text:p>
          </table:table-cell>
          <table:table-cell table:formula="of:=ROUND([.D386]/1000;0)" office:value-type="float" office:value="8160" calcext:value-type="float">
            <text:p>8160</text:p>
          </table:table-cell>
          <table:table-cell table:formula="of:=[.D386]/([.$I$1]+1)" office:value-type="float" office:value="510000" calcext:value-type="float">
            <text:p>510000</text:p>
          </table:table-cell>
          <table:table-cell table:formula="of:=ROUND([.F386]/1000;2)" office:value-type="float" office:value="510" calcext:value-type="float">
            <text:p>510</text:p>
          </table:table-cell>
          <table:table-cell table:number-columns-repeated="11"/>
        </table:table-row>
        <table:table-row table:style-name="ro1">
          <table:table-cell table:formula="of:=1+[.A386]" office:value-type="float" office:value="385" calcext:value-type="float">
            <text:p>385</text:p>
          </table:table-cell>
          <table:table-cell table:formula="of:=[.$I$3]+([.A387]*[.$I$2])" office:value-type="float" office:value="32645000" calcext:value-type="float">
            <text:p>32645000</text:p>
          </table:table-cell>
          <table:table-cell table:formula="of:=ROUND([.B387]/1000;0)" office:value-type="float" office:value="32645" calcext:value-type="float">
            <text:p>32645</text:p>
          </table:table-cell>
          <table:table-cell table:formula="of:=[.B387]/[.$I$4]" office:value-type="float" office:value="8161250" calcext:value-type="float">
            <text:p>8161250</text:p>
          </table:table-cell>
          <table:table-cell table:formula="of:=ROUND([.D387]/1000;0)" office:value-type="float" office:value="8161" calcext:value-type="float">
            <text:p>8161</text:p>
          </table:table-cell>
          <table:table-cell table:formula="of:=[.D387]/([.$I$1]+1)" office:value-type="float" office:value="510078.125" calcext:value-type="float">
            <text:p>510078.125</text:p>
          </table:table-cell>
          <table:table-cell table:formula="of:=ROUND([.F387]/1000;2)" office:value-type="float" office:value="510.08" calcext:value-type="float">
            <text:p>510.08</text:p>
          </table:table-cell>
          <table:table-cell table:number-columns-repeated="11"/>
        </table:table-row>
        <table:table-row table:style-name="ro1">
          <table:table-cell table:formula="of:=1+[.A387]" office:value-type="float" office:value="386" calcext:value-type="float">
            <text:p>386</text:p>
          </table:table-cell>
          <table:table-cell table:formula="of:=[.$I$3]+([.A388]*[.$I$2])" office:value-type="float" office:value="32650000" calcext:value-type="float">
            <text:p>32650000</text:p>
          </table:table-cell>
          <table:table-cell table:formula="of:=ROUND([.B388]/1000;0)" office:value-type="float" office:value="32650" calcext:value-type="float">
            <text:p>32650</text:p>
          </table:table-cell>
          <table:table-cell table:formula="of:=[.B388]/[.$I$4]" office:value-type="float" office:value="8162500" calcext:value-type="float">
            <text:p>8162500</text:p>
          </table:table-cell>
          <table:table-cell table:formula="of:=ROUND([.D388]/1000;0)" office:value-type="float" office:value="8163" calcext:value-type="float">
            <text:p>8163</text:p>
          </table:table-cell>
          <table:table-cell table:formula="of:=[.D388]/([.$I$1]+1)" office:value-type="float" office:value="510156.25" calcext:value-type="float">
            <text:p>510156.25</text:p>
          </table:table-cell>
          <table:table-cell table:formula="of:=ROUND([.F388]/1000;2)" office:value-type="float" office:value="510.16" calcext:value-type="float">
            <text:p>510.16</text:p>
          </table:table-cell>
          <table:table-cell table:number-columns-repeated="11"/>
        </table:table-row>
        <table:table-row table:style-name="ro1">
          <table:table-cell table:formula="of:=1+[.A388]" office:value-type="float" office:value="387" calcext:value-type="float">
            <text:p>387</text:p>
          </table:table-cell>
          <table:table-cell table:formula="of:=[.$I$3]+([.A389]*[.$I$2])" office:value-type="float" office:value="32655000" calcext:value-type="float">
            <text:p>32655000</text:p>
          </table:table-cell>
          <table:table-cell table:formula="of:=ROUND([.B389]/1000;0)" office:value-type="float" office:value="32655" calcext:value-type="float">
            <text:p>32655</text:p>
          </table:table-cell>
          <table:table-cell table:formula="of:=[.B389]/[.$I$4]" office:value-type="float" office:value="8163750" calcext:value-type="float">
            <text:p>8163750</text:p>
          </table:table-cell>
          <table:table-cell table:formula="of:=ROUND([.D389]/1000;0)" office:value-type="float" office:value="8164" calcext:value-type="float">
            <text:p>8164</text:p>
          </table:table-cell>
          <table:table-cell table:formula="of:=[.D389]/([.$I$1]+1)" office:value-type="float" office:value="510234.375" calcext:value-type="float">
            <text:p>510234.375</text:p>
          </table:table-cell>
          <table:table-cell table:formula="of:=ROUND([.F389]/1000;2)" office:value-type="float" office:value="510.23" calcext:value-type="float">
            <text:p>510.23</text:p>
          </table:table-cell>
          <table:table-cell table:number-columns-repeated="11"/>
        </table:table-row>
        <table:table-row table:style-name="ro1">
          <table:table-cell table:formula="of:=1+[.A389]" office:value-type="float" office:value="388" calcext:value-type="float">
            <text:p>388</text:p>
          </table:table-cell>
          <table:table-cell table:formula="of:=[.$I$3]+([.A390]*[.$I$2])" office:value-type="float" office:value="32660000" calcext:value-type="float">
            <text:p>32660000</text:p>
          </table:table-cell>
          <table:table-cell table:formula="of:=ROUND([.B390]/1000;0)" office:value-type="float" office:value="32660" calcext:value-type="float">
            <text:p>32660</text:p>
          </table:table-cell>
          <table:table-cell table:formula="of:=[.B390]/[.$I$4]" office:value-type="float" office:value="8165000" calcext:value-type="float">
            <text:p>8165000</text:p>
          </table:table-cell>
          <table:table-cell table:formula="of:=ROUND([.D390]/1000;0)" office:value-type="float" office:value="8165" calcext:value-type="float">
            <text:p>8165</text:p>
          </table:table-cell>
          <table:table-cell table:formula="of:=[.D390]/([.$I$1]+1)" office:value-type="float" office:value="510312.5" calcext:value-type="float">
            <text:p>510312.5</text:p>
          </table:table-cell>
          <table:table-cell table:formula="of:=ROUND([.F390]/1000;2)" office:value-type="float" office:value="510.31" calcext:value-type="float">
            <text:p>510.31</text:p>
          </table:table-cell>
          <table:table-cell table:number-columns-repeated="11"/>
        </table:table-row>
        <table:table-row table:style-name="ro1">
          <table:table-cell table:formula="of:=1+[.A390]" office:value-type="float" office:value="389" calcext:value-type="float">
            <text:p>389</text:p>
          </table:table-cell>
          <table:table-cell table:formula="of:=[.$I$3]+([.A391]*[.$I$2])" office:value-type="float" office:value="32665000" calcext:value-type="float">
            <text:p>32665000</text:p>
          </table:table-cell>
          <table:table-cell table:formula="of:=ROUND([.B391]/1000;0)" office:value-type="float" office:value="32665" calcext:value-type="float">
            <text:p>32665</text:p>
          </table:table-cell>
          <table:table-cell table:formula="of:=[.B391]/[.$I$4]" office:value-type="float" office:value="8166250" calcext:value-type="float">
            <text:p>8166250</text:p>
          </table:table-cell>
          <table:table-cell table:formula="of:=ROUND([.D391]/1000;0)" office:value-type="float" office:value="8166" calcext:value-type="float">
            <text:p>8166</text:p>
          </table:table-cell>
          <table:table-cell table:formula="of:=[.D391]/([.$I$1]+1)" office:value-type="float" office:value="510390.625" calcext:value-type="float">
            <text:p>510390.625</text:p>
          </table:table-cell>
          <table:table-cell table:formula="of:=ROUND([.F391]/1000;2)" office:value-type="float" office:value="510.39" calcext:value-type="float">
            <text:p>510.39</text:p>
          </table:table-cell>
          <table:table-cell table:number-columns-repeated="11"/>
        </table:table-row>
        <table:table-row table:style-name="ro1">
          <table:table-cell table:formula="of:=1+[.A391]" office:value-type="float" office:value="390" calcext:value-type="float">
            <text:p>390</text:p>
          </table:table-cell>
          <table:table-cell table:formula="of:=[.$I$3]+([.A392]*[.$I$2])" office:value-type="float" office:value="32670000" calcext:value-type="float">
            <text:p>32670000</text:p>
          </table:table-cell>
          <table:table-cell table:formula="of:=ROUND([.B392]/1000;0)" office:value-type="float" office:value="32670" calcext:value-type="float">
            <text:p>32670</text:p>
          </table:table-cell>
          <table:table-cell table:formula="of:=[.B392]/[.$I$4]" office:value-type="float" office:value="8167500" calcext:value-type="float">
            <text:p>8167500</text:p>
          </table:table-cell>
          <table:table-cell table:formula="of:=ROUND([.D392]/1000;0)" office:value-type="float" office:value="8168" calcext:value-type="float">
            <text:p>8168</text:p>
          </table:table-cell>
          <table:table-cell table:formula="of:=[.D392]/([.$I$1]+1)" office:value-type="float" office:value="510468.75" calcext:value-type="float">
            <text:p>510468.75</text:p>
          </table:table-cell>
          <table:table-cell table:formula="of:=ROUND([.F392]/1000;2)" office:value-type="float" office:value="510.47" calcext:value-type="float">
            <text:p>510.47</text:p>
          </table:table-cell>
          <table:table-cell table:number-columns-repeated="11"/>
        </table:table-row>
        <table:table-row table:style-name="ro1">
          <table:table-cell table:formula="of:=1+[.A392]" office:value-type="float" office:value="391" calcext:value-type="float">
            <text:p>391</text:p>
          </table:table-cell>
          <table:table-cell table:formula="of:=[.$I$3]+([.A393]*[.$I$2])" office:value-type="float" office:value="32675000" calcext:value-type="float">
            <text:p>32675000</text:p>
          </table:table-cell>
          <table:table-cell table:formula="of:=ROUND([.B393]/1000;0)" office:value-type="float" office:value="32675" calcext:value-type="float">
            <text:p>32675</text:p>
          </table:table-cell>
          <table:table-cell table:formula="of:=[.B393]/[.$I$4]" office:value-type="float" office:value="8168750" calcext:value-type="float">
            <text:p>8168750</text:p>
          </table:table-cell>
          <table:table-cell table:formula="of:=ROUND([.D393]/1000;0)" office:value-type="float" office:value="8169" calcext:value-type="float">
            <text:p>8169</text:p>
          </table:table-cell>
          <table:table-cell table:formula="of:=[.D393]/([.$I$1]+1)" office:value-type="float" office:value="510546.875" calcext:value-type="float">
            <text:p>510546.875</text:p>
          </table:table-cell>
          <table:table-cell table:formula="of:=ROUND([.F393]/1000;2)" office:value-type="float" office:value="510.55" calcext:value-type="float">
            <text:p>510.55</text:p>
          </table:table-cell>
          <table:table-cell table:number-columns-repeated="11"/>
        </table:table-row>
        <table:table-row table:style-name="ro1">
          <table:table-cell table:formula="of:=1+[.A393]" office:value-type="float" office:value="392" calcext:value-type="float">
            <text:p>392</text:p>
          </table:table-cell>
          <table:table-cell table:formula="of:=[.$I$3]+([.A394]*[.$I$2])" office:value-type="float" office:value="32680000" calcext:value-type="float">
            <text:p>32680000</text:p>
          </table:table-cell>
          <table:table-cell table:formula="of:=ROUND([.B394]/1000;0)" office:value-type="float" office:value="32680" calcext:value-type="float">
            <text:p>32680</text:p>
          </table:table-cell>
          <table:table-cell table:formula="of:=[.B394]/[.$I$4]" office:value-type="float" office:value="8170000" calcext:value-type="float">
            <text:p>8170000</text:p>
          </table:table-cell>
          <table:table-cell table:formula="of:=ROUND([.D394]/1000;0)" office:value-type="float" office:value="8170" calcext:value-type="float">
            <text:p>8170</text:p>
          </table:table-cell>
          <table:table-cell table:formula="of:=[.D394]/([.$I$1]+1)" office:value-type="float" office:value="510625" calcext:value-type="float">
            <text:p>510625</text:p>
          </table:table-cell>
          <table:table-cell table:formula="of:=ROUND([.F394]/1000;2)" office:value-type="float" office:value="510.63" calcext:value-type="float">
            <text:p>510.63</text:p>
          </table:table-cell>
          <table:table-cell table:number-columns-repeated="11"/>
        </table:table-row>
        <table:table-row table:style-name="ro1">
          <table:table-cell table:formula="of:=1+[.A394]" office:value-type="float" office:value="393" calcext:value-type="float">
            <text:p>393</text:p>
          </table:table-cell>
          <table:table-cell table:formula="of:=[.$I$3]+([.A395]*[.$I$2])" office:value-type="float" office:value="32685000" calcext:value-type="float">
            <text:p>32685000</text:p>
          </table:table-cell>
          <table:table-cell table:formula="of:=ROUND([.B395]/1000;0)" office:value-type="float" office:value="32685" calcext:value-type="float">
            <text:p>32685</text:p>
          </table:table-cell>
          <table:table-cell table:formula="of:=[.B395]/[.$I$4]" office:value-type="float" office:value="8171250" calcext:value-type="float">
            <text:p>8171250</text:p>
          </table:table-cell>
          <table:table-cell table:formula="of:=ROUND([.D395]/1000;0)" office:value-type="float" office:value="8171" calcext:value-type="float">
            <text:p>8171</text:p>
          </table:table-cell>
          <table:table-cell table:formula="of:=[.D395]/([.$I$1]+1)" office:value-type="float" office:value="510703.125" calcext:value-type="float">
            <text:p>510703.125</text:p>
          </table:table-cell>
          <table:table-cell table:formula="of:=ROUND([.F395]/1000;2)" office:value-type="float" office:value="510.7" calcext:value-type="float">
            <text:p>510.7</text:p>
          </table:table-cell>
          <table:table-cell table:number-columns-repeated="11"/>
        </table:table-row>
        <table:table-row table:style-name="ro1">
          <table:table-cell table:formula="of:=1+[.A395]" office:value-type="float" office:value="394" calcext:value-type="float">
            <text:p>394</text:p>
          </table:table-cell>
          <table:table-cell table:formula="of:=[.$I$3]+([.A396]*[.$I$2])" office:value-type="float" office:value="32690000" calcext:value-type="float">
            <text:p>32690000</text:p>
          </table:table-cell>
          <table:table-cell table:formula="of:=ROUND([.B396]/1000;0)" office:value-type="float" office:value="32690" calcext:value-type="float">
            <text:p>32690</text:p>
          </table:table-cell>
          <table:table-cell table:formula="of:=[.B396]/[.$I$4]" office:value-type="float" office:value="8172500" calcext:value-type="float">
            <text:p>8172500</text:p>
          </table:table-cell>
          <table:table-cell table:formula="of:=ROUND([.D396]/1000;0)" office:value-type="float" office:value="8173" calcext:value-type="float">
            <text:p>8173</text:p>
          </table:table-cell>
          <table:table-cell table:formula="of:=[.D396]/([.$I$1]+1)" office:value-type="float" office:value="510781.25" calcext:value-type="float">
            <text:p>510781.25</text:p>
          </table:table-cell>
          <table:table-cell table:formula="of:=ROUND([.F396]/1000;2)" office:value-type="float" office:value="510.78" calcext:value-type="float">
            <text:p>510.78</text:p>
          </table:table-cell>
          <table:table-cell table:number-columns-repeated="11"/>
        </table:table-row>
        <table:table-row table:style-name="ro1">
          <table:table-cell table:formula="of:=1+[.A396]" office:value-type="float" office:value="395" calcext:value-type="float">
            <text:p>395</text:p>
          </table:table-cell>
          <table:table-cell table:formula="of:=[.$I$3]+([.A397]*[.$I$2])" office:value-type="float" office:value="32695000" calcext:value-type="float">
            <text:p>32695000</text:p>
          </table:table-cell>
          <table:table-cell table:formula="of:=ROUND([.B397]/1000;0)" office:value-type="float" office:value="32695" calcext:value-type="float">
            <text:p>32695</text:p>
          </table:table-cell>
          <table:table-cell table:formula="of:=[.B397]/[.$I$4]" office:value-type="float" office:value="8173750" calcext:value-type="float">
            <text:p>8173750</text:p>
          </table:table-cell>
          <table:table-cell table:formula="of:=ROUND([.D397]/1000;0)" office:value-type="float" office:value="8174" calcext:value-type="float">
            <text:p>8174</text:p>
          </table:table-cell>
          <table:table-cell table:formula="of:=[.D397]/([.$I$1]+1)" office:value-type="float" office:value="510859.375" calcext:value-type="float">
            <text:p>510859.375</text:p>
          </table:table-cell>
          <table:table-cell table:formula="of:=ROUND([.F397]/1000;2)" office:value-type="float" office:value="510.86" calcext:value-type="float">
            <text:p>510.86</text:p>
          </table:table-cell>
          <table:table-cell table:number-columns-repeated="11"/>
        </table:table-row>
        <table:table-row table:style-name="ro1">
          <table:table-cell table:formula="of:=1+[.A397]" office:value-type="float" office:value="396" calcext:value-type="float">
            <text:p>396</text:p>
          </table:table-cell>
          <table:table-cell table:formula="of:=[.$I$3]+([.A398]*[.$I$2])" office:value-type="float" office:value="32700000" calcext:value-type="float">
            <text:p>32700000</text:p>
          </table:table-cell>
          <table:table-cell table:formula="of:=ROUND([.B398]/1000;0)" office:value-type="float" office:value="32700" calcext:value-type="float">
            <text:p>32700</text:p>
          </table:table-cell>
          <table:table-cell table:formula="of:=[.B398]/[.$I$4]" office:value-type="float" office:value="8175000" calcext:value-type="float">
            <text:p>8175000</text:p>
          </table:table-cell>
          <table:table-cell table:formula="of:=ROUND([.D398]/1000;0)" office:value-type="float" office:value="8175" calcext:value-type="float">
            <text:p>8175</text:p>
          </table:table-cell>
          <table:table-cell table:formula="of:=[.D398]/([.$I$1]+1)" office:value-type="float" office:value="510937.5" calcext:value-type="float">
            <text:p>510937.5</text:p>
          </table:table-cell>
          <table:table-cell table:formula="of:=ROUND([.F398]/1000;2)" office:value-type="float" office:value="510.94" calcext:value-type="float">
            <text:p>510.94</text:p>
          </table:table-cell>
          <table:table-cell table:number-columns-repeated="11"/>
        </table:table-row>
        <table:table-row table:style-name="ro1">
          <table:table-cell table:formula="of:=1+[.A398]" office:value-type="float" office:value="397" calcext:value-type="float">
            <text:p>397</text:p>
          </table:table-cell>
          <table:table-cell table:formula="of:=[.$I$3]+([.A399]*[.$I$2])" office:value-type="float" office:value="32705000" calcext:value-type="float">
            <text:p>32705000</text:p>
          </table:table-cell>
          <table:table-cell table:formula="of:=ROUND([.B399]/1000;0)" office:value-type="float" office:value="32705" calcext:value-type="float">
            <text:p>32705</text:p>
          </table:table-cell>
          <table:table-cell table:formula="of:=[.B399]/[.$I$4]" office:value-type="float" office:value="8176250" calcext:value-type="float">
            <text:p>8176250</text:p>
          </table:table-cell>
          <table:table-cell table:formula="of:=ROUND([.D399]/1000;0)" office:value-type="float" office:value="8176" calcext:value-type="float">
            <text:p>8176</text:p>
          </table:table-cell>
          <table:table-cell table:formula="of:=[.D399]/([.$I$1]+1)" office:value-type="float" office:value="511015.625" calcext:value-type="float">
            <text:p>511015.625</text:p>
          </table:table-cell>
          <table:table-cell table:formula="of:=ROUND([.F399]/1000;2)" office:value-type="float" office:value="511.02" calcext:value-type="float">
            <text:p>511.02</text:p>
          </table:table-cell>
          <table:table-cell table:number-columns-repeated="11"/>
        </table:table-row>
        <table:table-row table:style-name="ro1">
          <table:table-cell table:formula="of:=1+[.A399]" office:value-type="float" office:value="398" calcext:value-type="float">
            <text:p>398</text:p>
          </table:table-cell>
          <table:table-cell table:formula="of:=[.$I$3]+([.A400]*[.$I$2])" office:value-type="float" office:value="32710000" calcext:value-type="float">
            <text:p>32710000</text:p>
          </table:table-cell>
          <table:table-cell table:formula="of:=ROUND([.B400]/1000;0)" office:value-type="float" office:value="32710" calcext:value-type="float">
            <text:p>32710</text:p>
          </table:table-cell>
          <table:table-cell table:formula="of:=[.B400]/[.$I$4]" office:value-type="float" office:value="8177500" calcext:value-type="float">
            <text:p>8177500</text:p>
          </table:table-cell>
          <table:table-cell table:formula="of:=ROUND([.D400]/1000;0)" office:value-type="float" office:value="8178" calcext:value-type="float">
            <text:p>8178</text:p>
          </table:table-cell>
          <table:table-cell table:formula="of:=[.D400]/([.$I$1]+1)" office:value-type="float" office:value="511093.75" calcext:value-type="float">
            <text:p>511093.75</text:p>
          </table:table-cell>
          <table:table-cell table:formula="of:=ROUND([.F400]/1000;2)" office:value-type="float" office:value="511.09" calcext:value-type="float">
            <text:p>511.09</text:p>
          </table:table-cell>
          <table:table-cell table:number-columns-repeated="11"/>
        </table:table-row>
        <table:table-row table:style-name="ro1">
          <table:table-cell table:formula="of:=1+[.A400]" office:value-type="float" office:value="399" calcext:value-type="float">
            <text:p>399</text:p>
          </table:table-cell>
          <table:table-cell table:formula="of:=[.$I$3]+([.A401]*[.$I$2])" office:value-type="float" office:value="32715000" calcext:value-type="float">
            <text:p>32715000</text:p>
          </table:table-cell>
          <table:table-cell table:formula="of:=ROUND([.B401]/1000;0)" office:value-type="float" office:value="32715" calcext:value-type="float">
            <text:p>32715</text:p>
          </table:table-cell>
          <table:table-cell table:formula="of:=[.B401]/[.$I$4]" office:value-type="float" office:value="8178750" calcext:value-type="float">
            <text:p>8178750</text:p>
          </table:table-cell>
          <table:table-cell table:formula="of:=ROUND([.D401]/1000;0)" office:value-type="float" office:value="8179" calcext:value-type="float">
            <text:p>8179</text:p>
          </table:table-cell>
          <table:table-cell table:formula="of:=[.D401]/([.$I$1]+1)" office:value-type="float" office:value="511171.875" calcext:value-type="float">
            <text:p>511171.875</text:p>
          </table:table-cell>
          <table:table-cell table:formula="of:=ROUND([.F401]/1000;2)" office:value-type="float" office:value="511.17" calcext:value-type="float">
            <text:p>511.17</text:p>
          </table:table-cell>
          <table:table-cell table:number-columns-repeated="11"/>
        </table:table-row>
        <table:table-row table:style-name="ro1">
          <table:table-cell table:formula="of:=1+[.A401]" office:value-type="float" office:value="400" calcext:value-type="float">
            <text:p>400</text:p>
          </table:table-cell>
          <table:table-cell table:formula="of:=[.$I$3]+([.A402]*[.$I$2])" office:value-type="float" office:value="32720000" calcext:value-type="float">
            <text:p>32720000</text:p>
          </table:table-cell>
          <table:table-cell table:formula="of:=ROUND([.B402]/1000;0)" office:value-type="float" office:value="32720" calcext:value-type="float">
            <text:p>32720</text:p>
          </table:table-cell>
          <table:table-cell table:formula="of:=[.B402]/[.$I$4]" office:value-type="float" office:value="8180000" calcext:value-type="float">
            <text:p>8180000</text:p>
          </table:table-cell>
          <table:table-cell table:formula="of:=ROUND([.D402]/1000;0)" office:value-type="float" office:value="8180" calcext:value-type="float">
            <text:p>8180</text:p>
          </table:table-cell>
          <table:table-cell table:formula="of:=[.D402]/([.$I$1]+1)" office:value-type="float" office:value="511250" calcext:value-type="float">
            <text:p>511250</text:p>
          </table:table-cell>
          <table:table-cell table:formula="of:=ROUND([.F402]/1000;2)" office:value-type="float" office:value="511.25" calcext:value-type="float">
            <text:p>511.25</text:p>
          </table:table-cell>
          <table:table-cell table:number-columns-repeated="11"/>
        </table:table-row>
        <table:table-row table:style-name="ro1">
          <table:table-cell table:formula="of:=1+[.A402]" office:value-type="float" office:value="401" calcext:value-type="float">
            <text:p>401</text:p>
          </table:table-cell>
          <table:table-cell table:formula="of:=[.$I$3]+([.A403]*[.$I$2])" office:value-type="float" office:value="32725000" calcext:value-type="float">
            <text:p>32725000</text:p>
          </table:table-cell>
          <table:table-cell table:formula="of:=ROUND([.B403]/1000;0)" office:value-type="float" office:value="32725" calcext:value-type="float">
            <text:p>32725</text:p>
          </table:table-cell>
          <table:table-cell table:formula="of:=[.B403]/[.$I$4]" office:value-type="float" office:value="8181250" calcext:value-type="float">
            <text:p>8181250</text:p>
          </table:table-cell>
          <table:table-cell table:formula="of:=ROUND([.D403]/1000;0)" office:value-type="float" office:value="8181" calcext:value-type="float">
            <text:p>8181</text:p>
          </table:table-cell>
          <table:table-cell table:formula="of:=[.D403]/([.$I$1]+1)" office:value-type="float" office:value="511328.125" calcext:value-type="float">
            <text:p>511328.125</text:p>
          </table:table-cell>
          <table:table-cell table:formula="of:=ROUND([.F403]/1000;2)" office:value-type="float" office:value="511.33" calcext:value-type="float">
            <text:p>511.33</text:p>
          </table:table-cell>
          <table:table-cell table:number-columns-repeated="11"/>
        </table:table-row>
        <table:table-row table:style-name="ro1">
          <table:table-cell table:formula="of:=1+[.A403]" office:value-type="float" office:value="402" calcext:value-type="float">
            <text:p>402</text:p>
          </table:table-cell>
          <table:table-cell table:formula="of:=[.$I$3]+([.A404]*[.$I$2])" office:value-type="float" office:value="32730000" calcext:value-type="float">
            <text:p>32730000</text:p>
          </table:table-cell>
          <table:table-cell table:formula="of:=ROUND([.B404]/1000;0)" office:value-type="float" office:value="32730" calcext:value-type="float">
            <text:p>32730</text:p>
          </table:table-cell>
          <table:table-cell table:formula="of:=[.B404]/[.$I$4]" office:value-type="float" office:value="8182500" calcext:value-type="float">
            <text:p>8182500</text:p>
          </table:table-cell>
          <table:table-cell table:formula="of:=ROUND([.D404]/1000;0)" office:value-type="float" office:value="8183" calcext:value-type="float">
            <text:p>8183</text:p>
          </table:table-cell>
          <table:table-cell table:formula="of:=[.D404]/([.$I$1]+1)" office:value-type="float" office:value="511406.25" calcext:value-type="float">
            <text:p>511406.25</text:p>
          </table:table-cell>
          <table:table-cell table:formula="of:=ROUND([.F404]/1000;2)" office:value-type="float" office:value="511.41" calcext:value-type="float">
            <text:p>511.41</text:p>
          </table:table-cell>
          <table:table-cell table:number-columns-repeated="11"/>
        </table:table-row>
        <table:table-row table:style-name="ro1">
          <table:table-cell table:formula="of:=1+[.A404]" office:value-type="float" office:value="403" calcext:value-type="float">
            <text:p>403</text:p>
          </table:table-cell>
          <table:table-cell table:formula="of:=[.$I$3]+([.A405]*[.$I$2])" office:value-type="float" office:value="32735000" calcext:value-type="float">
            <text:p>32735000</text:p>
          </table:table-cell>
          <table:table-cell table:formula="of:=ROUND([.B405]/1000;0)" office:value-type="float" office:value="32735" calcext:value-type="float">
            <text:p>32735</text:p>
          </table:table-cell>
          <table:table-cell table:formula="of:=[.B405]/[.$I$4]" office:value-type="float" office:value="8183750" calcext:value-type="float">
            <text:p>8183750</text:p>
          </table:table-cell>
          <table:table-cell table:formula="of:=ROUND([.D405]/1000;0)" office:value-type="float" office:value="8184" calcext:value-type="float">
            <text:p>8184</text:p>
          </table:table-cell>
          <table:table-cell table:formula="of:=[.D405]/([.$I$1]+1)" office:value-type="float" office:value="511484.375" calcext:value-type="float">
            <text:p>511484.375</text:p>
          </table:table-cell>
          <table:table-cell table:formula="of:=ROUND([.F405]/1000;2)" office:value-type="float" office:value="511.48" calcext:value-type="float">
            <text:p>511.48</text:p>
          </table:table-cell>
          <table:table-cell table:number-columns-repeated="11"/>
        </table:table-row>
        <table:table-row table:style-name="ro1">
          <table:table-cell table:formula="of:=1+[.A405]" office:value-type="float" office:value="404" calcext:value-type="float">
            <text:p>404</text:p>
          </table:table-cell>
          <table:table-cell table:formula="of:=[.$I$3]+([.A406]*[.$I$2])" office:value-type="float" office:value="32740000" calcext:value-type="float">
            <text:p>32740000</text:p>
          </table:table-cell>
          <table:table-cell table:formula="of:=ROUND([.B406]/1000;0)" office:value-type="float" office:value="32740" calcext:value-type="float">
            <text:p>32740</text:p>
          </table:table-cell>
          <table:table-cell table:formula="of:=[.B406]/[.$I$4]" office:value-type="float" office:value="8185000" calcext:value-type="float">
            <text:p>8185000</text:p>
          </table:table-cell>
          <table:table-cell table:formula="of:=ROUND([.D406]/1000;0)" office:value-type="float" office:value="8185" calcext:value-type="float">
            <text:p>8185</text:p>
          </table:table-cell>
          <table:table-cell table:formula="of:=[.D406]/([.$I$1]+1)" office:value-type="float" office:value="511562.5" calcext:value-type="float">
            <text:p>511562.5</text:p>
          </table:table-cell>
          <table:table-cell table:formula="of:=ROUND([.F406]/1000;2)" office:value-type="float" office:value="511.56" calcext:value-type="float">
            <text:p>511.56</text:p>
          </table:table-cell>
          <table:table-cell table:number-columns-repeated="11"/>
        </table:table-row>
        <table:table-row table:style-name="ro1">
          <table:table-cell table:formula="of:=1+[.A406]" office:value-type="float" office:value="405" calcext:value-type="float">
            <text:p>405</text:p>
          </table:table-cell>
          <table:table-cell table:formula="of:=[.$I$3]+([.A407]*[.$I$2])" office:value-type="float" office:value="32745000" calcext:value-type="float">
            <text:p>32745000</text:p>
          </table:table-cell>
          <table:table-cell table:formula="of:=ROUND([.B407]/1000;0)" office:value-type="float" office:value="32745" calcext:value-type="float">
            <text:p>32745</text:p>
          </table:table-cell>
          <table:table-cell table:formula="of:=[.B407]/[.$I$4]" office:value-type="float" office:value="8186250" calcext:value-type="float">
            <text:p>8186250</text:p>
          </table:table-cell>
          <table:table-cell table:formula="of:=ROUND([.D407]/1000;0)" office:value-type="float" office:value="8186" calcext:value-type="float">
            <text:p>8186</text:p>
          </table:table-cell>
          <table:table-cell table:formula="of:=[.D407]/([.$I$1]+1)" office:value-type="float" office:value="511640.625" calcext:value-type="float">
            <text:p>511640.625</text:p>
          </table:table-cell>
          <table:table-cell table:formula="of:=ROUND([.F407]/1000;2)" office:value-type="float" office:value="511.64" calcext:value-type="float">
            <text:p>511.64</text:p>
          </table:table-cell>
          <table:table-cell table:number-columns-repeated="11"/>
        </table:table-row>
        <table:table-row table:style-name="ro1">
          <table:table-cell table:formula="of:=1+[.A407]" office:value-type="float" office:value="406" calcext:value-type="float">
            <text:p>406</text:p>
          </table:table-cell>
          <table:table-cell table:formula="of:=[.$I$3]+([.A408]*[.$I$2])" office:value-type="float" office:value="32750000" calcext:value-type="float">
            <text:p>32750000</text:p>
          </table:table-cell>
          <table:table-cell table:formula="of:=ROUND([.B408]/1000;0)" office:value-type="float" office:value="32750" calcext:value-type="float">
            <text:p>32750</text:p>
          </table:table-cell>
          <table:table-cell table:formula="of:=[.B408]/[.$I$4]" office:value-type="float" office:value="8187500" calcext:value-type="float">
            <text:p>8187500</text:p>
          </table:table-cell>
          <table:table-cell table:formula="of:=ROUND([.D408]/1000;0)" office:value-type="float" office:value="8188" calcext:value-type="float">
            <text:p>8188</text:p>
          </table:table-cell>
          <table:table-cell table:formula="of:=[.D408]/([.$I$1]+1)" office:value-type="float" office:value="511718.75" calcext:value-type="float">
            <text:p>511718.75</text:p>
          </table:table-cell>
          <table:table-cell table:formula="of:=ROUND([.F408]/1000;2)" office:value-type="float" office:value="511.72" calcext:value-type="float">
            <text:p>511.72</text:p>
          </table:table-cell>
          <table:table-cell table:number-columns-repeated="11"/>
        </table:table-row>
        <table:table-row table:style-name="ro1">
          <table:table-cell table:formula="of:=1+[.A408]" office:value-type="float" office:value="407" calcext:value-type="float">
            <text:p>407</text:p>
          </table:table-cell>
          <table:table-cell table:formula="of:=[.$I$3]+([.A409]*[.$I$2])" office:value-type="float" office:value="32755000" calcext:value-type="float">
            <text:p>32755000</text:p>
          </table:table-cell>
          <table:table-cell table:formula="of:=ROUND([.B409]/1000;0)" office:value-type="float" office:value="32755" calcext:value-type="float">
            <text:p>32755</text:p>
          </table:table-cell>
          <table:table-cell table:formula="of:=[.B409]/[.$I$4]" office:value-type="float" office:value="8188750" calcext:value-type="float">
            <text:p>8188750</text:p>
          </table:table-cell>
          <table:table-cell table:formula="of:=ROUND([.D409]/1000;0)" office:value-type="float" office:value="8189" calcext:value-type="float">
            <text:p>8189</text:p>
          </table:table-cell>
          <table:table-cell table:formula="of:=[.D409]/([.$I$1]+1)" office:value-type="float" office:value="511796.875" calcext:value-type="float">
            <text:p>511796.875</text:p>
          </table:table-cell>
          <table:table-cell table:formula="of:=ROUND([.F409]/1000;2)" office:value-type="float" office:value="511.8" calcext:value-type="float">
            <text:p>511.8</text:p>
          </table:table-cell>
          <table:table-cell table:number-columns-repeated="11"/>
        </table:table-row>
        <table:table-row table:style-name="ro1">
          <table:table-cell table:formula="of:=1+[.A409]" office:value-type="float" office:value="408" calcext:value-type="float">
            <text:p>408</text:p>
          </table:table-cell>
          <table:table-cell table:formula="of:=[.$I$3]+([.A410]*[.$I$2])" office:value-type="float" office:value="32760000" calcext:value-type="float">
            <text:p>32760000</text:p>
          </table:table-cell>
          <table:table-cell table:formula="of:=ROUND([.B410]/1000;0)" office:value-type="float" office:value="32760" calcext:value-type="float">
            <text:p>32760</text:p>
          </table:table-cell>
          <table:table-cell table:formula="of:=[.B410]/[.$I$4]" office:value-type="float" office:value="8190000" calcext:value-type="float">
            <text:p>8190000</text:p>
          </table:table-cell>
          <table:table-cell table:formula="of:=ROUND([.D410]/1000;0)" office:value-type="float" office:value="8190" calcext:value-type="float">
            <text:p>8190</text:p>
          </table:table-cell>
          <table:table-cell table:formula="of:=[.D410]/([.$I$1]+1)" office:value-type="float" office:value="511875" calcext:value-type="float">
            <text:p>511875</text:p>
          </table:table-cell>
          <table:table-cell table:formula="of:=ROUND([.F410]/1000;2)" office:value-type="float" office:value="511.88" calcext:value-type="float">
            <text:p>511.88</text:p>
          </table:table-cell>
          <table:table-cell table:number-columns-repeated="11"/>
        </table:table-row>
        <table:table-row table:style-name="ro1">
          <table:table-cell table:formula="of:=1+[.A410]" office:value-type="float" office:value="409" calcext:value-type="float">
            <text:p>409</text:p>
          </table:table-cell>
          <table:table-cell table:formula="of:=[.$I$3]+([.A411]*[.$I$2])" office:value-type="float" office:value="32765000" calcext:value-type="float">
            <text:p>32765000</text:p>
          </table:table-cell>
          <table:table-cell table:formula="of:=ROUND([.B411]/1000;0)" office:value-type="float" office:value="32765" calcext:value-type="float">
            <text:p>32765</text:p>
          </table:table-cell>
          <table:table-cell table:formula="of:=[.B411]/[.$I$4]" office:value-type="float" office:value="8191250" calcext:value-type="float">
            <text:p>8191250</text:p>
          </table:table-cell>
          <table:table-cell table:formula="of:=ROUND([.D411]/1000;0)" office:value-type="float" office:value="8191" calcext:value-type="float">
            <text:p>8191</text:p>
          </table:table-cell>
          <table:table-cell table:formula="of:=[.D411]/([.$I$1]+1)" office:value-type="float" office:value="511953.125" calcext:value-type="float">
            <text:p>511953.125</text:p>
          </table:table-cell>
          <table:table-cell table:formula="of:=ROUND([.F411]/1000;2)" office:value-type="float" office:value="511.95" calcext:value-type="float">
            <text:p>511.95</text:p>
          </table:table-cell>
          <table:table-cell table:number-columns-repeated="11"/>
        </table:table-row>
        <table:table-row table:style-name="ro1">
          <table:table-cell table:formula="of:=1+[.A411]" office:value-type="float" office:value="410" calcext:value-type="float">
            <text:p>410</text:p>
          </table:table-cell>
          <table:table-cell table:formula="of:=[.$I$3]+([.A412]*[.$I$2])" office:value-type="float" office:value="32770000" calcext:value-type="float">
            <text:p>32770000</text:p>
          </table:table-cell>
          <table:table-cell table:formula="of:=ROUND([.B412]/1000;0)" office:value-type="float" office:value="32770" calcext:value-type="float">
            <text:p>32770</text:p>
          </table:table-cell>
          <table:table-cell table:formula="of:=[.B412]/[.$I$4]" office:value-type="float" office:value="8192500" calcext:value-type="float">
            <text:p>8192500</text:p>
          </table:table-cell>
          <table:table-cell table:formula="of:=ROUND([.D412]/1000;0)" office:value-type="float" office:value="8193" calcext:value-type="float">
            <text:p>8193</text:p>
          </table:table-cell>
          <table:table-cell table:formula="of:=[.D412]/([.$I$1]+1)" office:value-type="float" office:value="512031.25" calcext:value-type="float">
            <text:p>512031.25</text:p>
          </table:table-cell>
          <table:table-cell table:formula="of:=ROUND([.F412]/1000;2)" office:value-type="float" office:value="512.03" calcext:value-type="float">
            <text:p>512.03</text:p>
          </table:table-cell>
          <table:table-cell table:number-columns-repeated="11"/>
        </table:table-row>
        <table:table-row table:style-name="ro1">
          <table:table-cell table:formula="of:=1+[.A412]" office:value-type="float" office:value="411" calcext:value-type="float">
            <text:p>411</text:p>
          </table:table-cell>
          <table:table-cell table:formula="of:=[.$I$3]+([.A413]*[.$I$2])" office:value-type="float" office:value="32775000" calcext:value-type="float">
            <text:p>32775000</text:p>
          </table:table-cell>
          <table:table-cell table:formula="of:=ROUND([.B413]/1000;0)" office:value-type="float" office:value="32775" calcext:value-type="float">
            <text:p>32775</text:p>
          </table:table-cell>
          <table:table-cell table:formula="of:=[.B413]/[.$I$4]" office:value-type="float" office:value="8193750" calcext:value-type="float">
            <text:p>8193750</text:p>
          </table:table-cell>
          <table:table-cell table:formula="of:=ROUND([.D413]/1000;0)" office:value-type="float" office:value="8194" calcext:value-type="float">
            <text:p>8194</text:p>
          </table:table-cell>
          <table:table-cell table:formula="of:=[.D413]/([.$I$1]+1)" office:value-type="float" office:value="512109.375" calcext:value-type="float">
            <text:p>512109.375</text:p>
          </table:table-cell>
          <table:table-cell table:formula="of:=ROUND([.F413]/1000;2)" office:value-type="float" office:value="512.11" calcext:value-type="float">
            <text:p>512.11</text:p>
          </table:table-cell>
          <table:table-cell table:number-columns-repeated="11"/>
        </table:table-row>
        <table:table-row table:style-name="ro1">
          <table:table-cell table:formula="of:=1+[.A413]" office:value-type="float" office:value="412" calcext:value-type="float">
            <text:p>412</text:p>
          </table:table-cell>
          <table:table-cell table:formula="of:=[.$I$3]+([.A414]*[.$I$2])" office:value-type="float" office:value="32780000" calcext:value-type="float">
            <text:p>32780000</text:p>
          </table:table-cell>
          <table:table-cell table:formula="of:=ROUND([.B414]/1000;0)" office:value-type="float" office:value="32780" calcext:value-type="float">
            <text:p>32780</text:p>
          </table:table-cell>
          <table:table-cell table:formula="of:=[.B414]/[.$I$4]" office:value-type="float" office:value="8195000" calcext:value-type="float">
            <text:p>8195000</text:p>
          </table:table-cell>
          <table:table-cell table:formula="of:=ROUND([.D414]/1000;0)" office:value-type="float" office:value="8195" calcext:value-type="float">
            <text:p>8195</text:p>
          </table:table-cell>
          <table:table-cell table:formula="of:=[.D414]/([.$I$1]+1)" office:value-type="float" office:value="512187.5" calcext:value-type="float">
            <text:p>512187.5</text:p>
          </table:table-cell>
          <table:table-cell table:formula="of:=ROUND([.F414]/1000;2)" office:value-type="float" office:value="512.19" calcext:value-type="float">
            <text:p>512.19</text:p>
          </table:table-cell>
          <table:table-cell table:number-columns-repeated="11"/>
        </table:table-row>
        <table:table-row table:style-name="ro1">
          <table:table-cell table:formula="of:=1+[.A414]" office:value-type="float" office:value="413" calcext:value-type="float">
            <text:p>413</text:p>
          </table:table-cell>
          <table:table-cell table:formula="of:=[.$I$3]+([.A415]*[.$I$2])" office:value-type="float" office:value="32785000" calcext:value-type="float">
            <text:p>32785000</text:p>
          </table:table-cell>
          <table:table-cell table:formula="of:=ROUND([.B415]/1000;0)" office:value-type="float" office:value="32785" calcext:value-type="float">
            <text:p>32785</text:p>
          </table:table-cell>
          <table:table-cell table:formula="of:=[.B415]/[.$I$4]" office:value-type="float" office:value="8196250" calcext:value-type="float">
            <text:p>8196250</text:p>
          </table:table-cell>
          <table:table-cell table:formula="of:=ROUND([.D415]/1000;0)" office:value-type="float" office:value="8196" calcext:value-type="float">
            <text:p>8196</text:p>
          </table:table-cell>
          <table:table-cell table:formula="of:=[.D415]/([.$I$1]+1)" office:value-type="float" office:value="512265.625" calcext:value-type="float">
            <text:p>512265.625</text:p>
          </table:table-cell>
          <table:table-cell table:formula="of:=ROUND([.F415]/1000;2)" office:value-type="float" office:value="512.27" calcext:value-type="float">
            <text:p>512.27</text:p>
          </table:table-cell>
          <table:table-cell table:number-columns-repeated="11"/>
        </table:table-row>
        <table:table-row table:style-name="ro1">
          <table:table-cell table:formula="of:=1+[.A415]" office:value-type="float" office:value="414" calcext:value-type="float">
            <text:p>414</text:p>
          </table:table-cell>
          <table:table-cell table:formula="of:=[.$I$3]+([.A416]*[.$I$2])" office:value-type="float" office:value="32790000" calcext:value-type="float">
            <text:p>32790000</text:p>
          </table:table-cell>
          <table:table-cell table:formula="of:=ROUND([.B416]/1000;0)" office:value-type="float" office:value="32790" calcext:value-type="float">
            <text:p>32790</text:p>
          </table:table-cell>
          <table:table-cell table:formula="of:=[.B416]/[.$I$4]" office:value-type="float" office:value="8197500" calcext:value-type="float">
            <text:p>8197500</text:p>
          </table:table-cell>
          <table:table-cell table:formula="of:=ROUND([.D416]/1000;0)" office:value-type="float" office:value="8198" calcext:value-type="float">
            <text:p>8198</text:p>
          </table:table-cell>
          <table:table-cell table:formula="of:=[.D416]/([.$I$1]+1)" office:value-type="float" office:value="512343.75" calcext:value-type="float">
            <text:p>512343.75</text:p>
          </table:table-cell>
          <table:table-cell table:formula="of:=ROUND([.F416]/1000;2)" office:value-type="float" office:value="512.34" calcext:value-type="float">
            <text:p>512.34</text:p>
          </table:table-cell>
          <table:table-cell table:number-columns-repeated="11"/>
        </table:table-row>
        <table:table-row table:style-name="ro1">
          <table:table-cell table:formula="of:=1+[.A416]" office:value-type="float" office:value="415" calcext:value-type="float">
            <text:p>415</text:p>
          </table:table-cell>
          <table:table-cell table:formula="of:=[.$I$3]+([.A417]*[.$I$2])" office:value-type="float" office:value="32795000" calcext:value-type="float">
            <text:p>32795000</text:p>
          </table:table-cell>
          <table:table-cell table:formula="of:=ROUND([.B417]/1000;0)" office:value-type="float" office:value="32795" calcext:value-type="float">
            <text:p>32795</text:p>
          </table:table-cell>
          <table:table-cell table:formula="of:=[.B417]/[.$I$4]" office:value-type="float" office:value="8198750" calcext:value-type="float">
            <text:p>8198750</text:p>
          </table:table-cell>
          <table:table-cell table:formula="of:=ROUND([.D417]/1000;0)" office:value-type="float" office:value="8199" calcext:value-type="float">
            <text:p>8199</text:p>
          </table:table-cell>
          <table:table-cell table:formula="of:=[.D417]/([.$I$1]+1)" office:value-type="float" office:value="512421.875" calcext:value-type="float">
            <text:p>512421.875</text:p>
          </table:table-cell>
          <table:table-cell table:formula="of:=ROUND([.F417]/1000;2)" office:value-type="float" office:value="512.42" calcext:value-type="float">
            <text:p>512.42</text:p>
          </table:table-cell>
          <table:table-cell table:number-columns-repeated="11"/>
        </table:table-row>
        <table:table-row table:style-name="ro1">
          <table:table-cell table:formula="of:=1+[.A417]" office:value-type="float" office:value="416" calcext:value-type="float">
            <text:p>416</text:p>
          </table:table-cell>
          <table:table-cell table:formula="of:=[.$I$3]+([.A418]*[.$I$2])" office:value-type="float" office:value="32800000" calcext:value-type="float">
            <text:p>32800000</text:p>
          </table:table-cell>
          <table:table-cell table:formula="of:=ROUND([.B418]/1000;0)" office:value-type="float" office:value="32800" calcext:value-type="float">
            <text:p>32800</text:p>
          </table:table-cell>
          <table:table-cell table:formula="of:=[.B418]/[.$I$4]" office:value-type="float" office:value="8200000" calcext:value-type="float">
            <text:p>8200000</text:p>
          </table:table-cell>
          <table:table-cell table:formula="of:=ROUND([.D418]/1000;0)" office:value-type="float" office:value="8200" calcext:value-type="float">
            <text:p>8200</text:p>
          </table:table-cell>
          <table:table-cell table:formula="of:=[.D418]/([.$I$1]+1)" office:value-type="float" office:value="512500" calcext:value-type="float">
            <text:p>512500</text:p>
          </table:table-cell>
          <table:table-cell table:formula="of:=ROUND([.F418]/1000;2)" office:value-type="float" office:value="512.5" calcext:value-type="float">
            <text:p>512.5</text:p>
          </table:table-cell>
          <table:table-cell table:number-columns-repeated="11"/>
        </table:table-row>
        <table:table-row table:style-name="ro1">
          <table:table-cell table:formula="of:=1+[.A418]" office:value-type="float" office:value="417" calcext:value-type="float">
            <text:p>417</text:p>
          </table:table-cell>
          <table:table-cell table:formula="of:=[.$I$3]+([.A419]*[.$I$2])" office:value-type="float" office:value="32805000" calcext:value-type="float">
            <text:p>32805000</text:p>
          </table:table-cell>
          <table:table-cell table:formula="of:=ROUND([.B419]/1000;0)" office:value-type="float" office:value="32805" calcext:value-type="float">
            <text:p>32805</text:p>
          </table:table-cell>
          <table:table-cell table:formula="of:=[.B419]/[.$I$4]" office:value-type="float" office:value="8201250" calcext:value-type="float">
            <text:p>8201250</text:p>
          </table:table-cell>
          <table:table-cell table:formula="of:=ROUND([.D419]/1000;0)" office:value-type="float" office:value="8201" calcext:value-type="float">
            <text:p>8201</text:p>
          </table:table-cell>
          <table:table-cell table:formula="of:=[.D419]/([.$I$1]+1)" office:value-type="float" office:value="512578.125" calcext:value-type="float">
            <text:p>512578.125</text:p>
          </table:table-cell>
          <table:table-cell table:formula="of:=ROUND([.F419]/1000;2)" office:value-type="float" office:value="512.58" calcext:value-type="float">
            <text:p>512.58</text:p>
          </table:table-cell>
          <table:table-cell table:number-columns-repeated="11"/>
        </table:table-row>
        <table:table-row table:style-name="ro1">
          <table:table-cell table:formula="of:=1+[.A419]" office:value-type="float" office:value="418" calcext:value-type="float">
            <text:p>418</text:p>
          </table:table-cell>
          <table:table-cell table:formula="of:=[.$I$3]+([.A420]*[.$I$2])" office:value-type="float" office:value="32810000" calcext:value-type="float">
            <text:p>32810000</text:p>
          </table:table-cell>
          <table:table-cell table:formula="of:=ROUND([.B420]/1000;0)" office:value-type="float" office:value="32810" calcext:value-type="float">
            <text:p>32810</text:p>
          </table:table-cell>
          <table:table-cell table:formula="of:=[.B420]/[.$I$4]" office:value-type="float" office:value="8202500" calcext:value-type="float">
            <text:p>8202500</text:p>
          </table:table-cell>
          <table:table-cell table:formula="of:=ROUND([.D420]/1000;0)" office:value-type="float" office:value="8203" calcext:value-type="float">
            <text:p>8203</text:p>
          </table:table-cell>
          <table:table-cell table:formula="of:=[.D420]/([.$I$1]+1)" office:value-type="float" office:value="512656.25" calcext:value-type="float">
            <text:p>512656.25</text:p>
          </table:table-cell>
          <table:table-cell table:formula="of:=ROUND([.F420]/1000;2)" office:value-type="float" office:value="512.66" calcext:value-type="float">
            <text:p>512.66</text:p>
          </table:table-cell>
          <table:table-cell table:number-columns-repeated="11"/>
        </table:table-row>
        <table:table-row table:style-name="ro1">
          <table:table-cell table:formula="of:=1+[.A420]" office:value-type="float" office:value="419" calcext:value-type="float">
            <text:p>419</text:p>
          </table:table-cell>
          <table:table-cell table:formula="of:=[.$I$3]+([.A421]*[.$I$2])" office:value-type="float" office:value="32815000" calcext:value-type="float">
            <text:p>32815000</text:p>
          </table:table-cell>
          <table:table-cell table:formula="of:=ROUND([.B421]/1000;0)" office:value-type="float" office:value="32815" calcext:value-type="float">
            <text:p>32815</text:p>
          </table:table-cell>
          <table:table-cell table:formula="of:=[.B421]/[.$I$4]" office:value-type="float" office:value="8203750" calcext:value-type="float">
            <text:p>8203750</text:p>
          </table:table-cell>
          <table:table-cell table:formula="of:=ROUND([.D421]/1000;0)" office:value-type="float" office:value="8204" calcext:value-type="float">
            <text:p>8204</text:p>
          </table:table-cell>
          <table:table-cell table:formula="of:=[.D421]/([.$I$1]+1)" office:value-type="float" office:value="512734.375" calcext:value-type="float">
            <text:p>512734.375</text:p>
          </table:table-cell>
          <table:table-cell table:formula="of:=ROUND([.F421]/1000;2)" office:value-type="float" office:value="512.73" calcext:value-type="float">
            <text:p>512.73</text:p>
          </table:table-cell>
          <table:table-cell table:number-columns-repeated="11"/>
        </table:table-row>
        <table:table-row table:style-name="ro1">
          <table:table-cell table:formula="of:=1+[.A421]" office:value-type="float" office:value="420" calcext:value-type="float">
            <text:p>420</text:p>
          </table:table-cell>
          <table:table-cell table:formula="of:=[.$I$3]+([.A422]*[.$I$2])" office:value-type="float" office:value="32820000" calcext:value-type="float">
            <text:p>32820000</text:p>
          </table:table-cell>
          <table:table-cell table:formula="of:=ROUND([.B422]/1000;0)" office:value-type="float" office:value="32820" calcext:value-type="float">
            <text:p>32820</text:p>
          </table:table-cell>
          <table:table-cell table:formula="of:=[.B422]/[.$I$4]" office:value-type="float" office:value="8205000" calcext:value-type="float">
            <text:p>8205000</text:p>
          </table:table-cell>
          <table:table-cell table:formula="of:=ROUND([.D422]/1000;0)" office:value-type="float" office:value="8205" calcext:value-type="float">
            <text:p>8205</text:p>
          </table:table-cell>
          <table:table-cell table:formula="of:=[.D422]/([.$I$1]+1)" office:value-type="float" office:value="512812.5" calcext:value-type="float">
            <text:p>512812.5</text:p>
          </table:table-cell>
          <table:table-cell table:formula="of:=ROUND([.F422]/1000;2)" office:value-type="float" office:value="512.81" calcext:value-type="float">
            <text:p>512.81</text:p>
          </table:table-cell>
          <table:table-cell table:number-columns-repeated="11"/>
        </table:table-row>
        <table:table-row table:style-name="ro1">
          <table:table-cell table:formula="of:=1+[.A422]" office:value-type="float" office:value="421" calcext:value-type="float">
            <text:p>421</text:p>
          </table:table-cell>
          <table:table-cell table:formula="of:=[.$I$3]+([.A423]*[.$I$2])" office:value-type="float" office:value="32825000" calcext:value-type="float">
            <text:p>32825000</text:p>
          </table:table-cell>
          <table:table-cell table:formula="of:=ROUND([.B423]/1000;0)" office:value-type="float" office:value="32825" calcext:value-type="float">
            <text:p>32825</text:p>
          </table:table-cell>
          <table:table-cell table:formula="of:=[.B423]/[.$I$4]" office:value-type="float" office:value="8206250" calcext:value-type="float">
            <text:p>8206250</text:p>
          </table:table-cell>
          <table:table-cell table:formula="of:=ROUND([.D423]/1000;0)" office:value-type="float" office:value="8206" calcext:value-type="float">
            <text:p>8206</text:p>
          </table:table-cell>
          <table:table-cell table:formula="of:=[.D423]/([.$I$1]+1)" office:value-type="float" office:value="512890.625" calcext:value-type="float">
            <text:p>512890.625</text:p>
          </table:table-cell>
          <table:table-cell table:formula="of:=ROUND([.F423]/1000;2)" office:value-type="float" office:value="512.89" calcext:value-type="float">
            <text:p>512.89</text:p>
          </table:table-cell>
          <table:table-cell table:number-columns-repeated="11"/>
        </table:table-row>
        <table:table-row table:style-name="ro1">
          <table:table-cell table:formula="of:=1+[.A423]" office:value-type="float" office:value="422" calcext:value-type="float">
            <text:p>422</text:p>
          </table:table-cell>
          <table:table-cell table:formula="of:=[.$I$3]+([.A424]*[.$I$2])" office:value-type="float" office:value="32830000" calcext:value-type="float">
            <text:p>32830000</text:p>
          </table:table-cell>
          <table:table-cell table:formula="of:=ROUND([.B424]/1000;0)" office:value-type="float" office:value="32830" calcext:value-type="float">
            <text:p>32830</text:p>
          </table:table-cell>
          <table:table-cell table:formula="of:=[.B424]/[.$I$4]" office:value-type="float" office:value="8207500" calcext:value-type="float">
            <text:p>8207500</text:p>
          </table:table-cell>
          <table:table-cell table:formula="of:=ROUND([.D424]/1000;0)" office:value-type="float" office:value="8208" calcext:value-type="float">
            <text:p>8208</text:p>
          </table:table-cell>
          <table:table-cell table:formula="of:=[.D424]/([.$I$1]+1)" office:value-type="float" office:value="512968.75" calcext:value-type="float">
            <text:p>512968.75</text:p>
          </table:table-cell>
          <table:table-cell table:formula="of:=ROUND([.F424]/1000;2)" office:value-type="float" office:value="512.97" calcext:value-type="float">
            <text:p>512.97</text:p>
          </table:table-cell>
          <table:table-cell table:number-columns-repeated="11"/>
        </table:table-row>
        <table:table-row table:style-name="ro1">
          <table:table-cell table:formula="of:=1+[.A424]" office:value-type="float" office:value="423" calcext:value-type="float">
            <text:p>423</text:p>
          </table:table-cell>
          <table:table-cell table:formula="of:=[.$I$3]+([.A425]*[.$I$2])" office:value-type="float" office:value="32835000" calcext:value-type="float">
            <text:p>32835000</text:p>
          </table:table-cell>
          <table:table-cell table:formula="of:=ROUND([.B425]/1000;0)" office:value-type="float" office:value="32835" calcext:value-type="float">
            <text:p>32835</text:p>
          </table:table-cell>
          <table:table-cell table:formula="of:=[.B425]/[.$I$4]" office:value-type="float" office:value="8208750" calcext:value-type="float">
            <text:p>8208750</text:p>
          </table:table-cell>
          <table:table-cell table:formula="of:=ROUND([.D425]/1000;0)" office:value-type="float" office:value="8209" calcext:value-type="float">
            <text:p>8209</text:p>
          </table:table-cell>
          <table:table-cell table:formula="of:=[.D425]/([.$I$1]+1)" office:value-type="float" office:value="513046.875" calcext:value-type="float">
            <text:p>513046.875</text:p>
          </table:table-cell>
          <table:table-cell table:formula="of:=ROUND([.F425]/1000;2)" office:value-type="float" office:value="513.05" calcext:value-type="float">
            <text:p>513.05</text:p>
          </table:table-cell>
          <table:table-cell table:number-columns-repeated="11"/>
        </table:table-row>
        <table:table-row table:style-name="ro1">
          <table:table-cell table:formula="of:=1+[.A425]" office:value-type="float" office:value="424" calcext:value-type="float">
            <text:p>424</text:p>
          </table:table-cell>
          <table:table-cell table:formula="of:=[.$I$3]+([.A426]*[.$I$2])" office:value-type="float" office:value="32840000" calcext:value-type="float">
            <text:p>32840000</text:p>
          </table:table-cell>
          <table:table-cell table:formula="of:=ROUND([.B426]/1000;0)" office:value-type="float" office:value="32840" calcext:value-type="float">
            <text:p>32840</text:p>
          </table:table-cell>
          <table:table-cell table:formula="of:=[.B426]/[.$I$4]" office:value-type="float" office:value="8210000" calcext:value-type="float">
            <text:p>8210000</text:p>
          </table:table-cell>
          <table:table-cell table:formula="of:=ROUND([.D426]/1000;0)" office:value-type="float" office:value="8210" calcext:value-type="float">
            <text:p>8210</text:p>
          </table:table-cell>
          <table:table-cell table:formula="of:=[.D426]/([.$I$1]+1)" office:value-type="float" office:value="513125" calcext:value-type="float">
            <text:p>513125</text:p>
          </table:table-cell>
          <table:table-cell table:formula="of:=ROUND([.F426]/1000;2)" office:value-type="float" office:value="513.13" calcext:value-type="float">
            <text:p>513.13</text:p>
          </table:table-cell>
          <table:table-cell table:number-columns-repeated="11"/>
        </table:table-row>
        <table:table-row table:style-name="ro1">
          <table:table-cell table:formula="of:=1+[.A426]" office:value-type="float" office:value="425" calcext:value-type="float">
            <text:p>425</text:p>
          </table:table-cell>
          <table:table-cell table:formula="of:=[.$I$3]+([.A427]*[.$I$2])" office:value-type="float" office:value="32845000" calcext:value-type="float">
            <text:p>32845000</text:p>
          </table:table-cell>
          <table:table-cell table:formula="of:=ROUND([.B427]/1000;0)" office:value-type="float" office:value="32845" calcext:value-type="float">
            <text:p>32845</text:p>
          </table:table-cell>
          <table:table-cell table:formula="of:=[.B427]/[.$I$4]" office:value-type="float" office:value="8211250" calcext:value-type="float">
            <text:p>8211250</text:p>
          </table:table-cell>
          <table:table-cell table:formula="of:=ROUND([.D427]/1000;0)" office:value-type="float" office:value="8211" calcext:value-type="float">
            <text:p>8211</text:p>
          </table:table-cell>
          <table:table-cell table:formula="of:=[.D427]/([.$I$1]+1)" office:value-type="float" office:value="513203.125" calcext:value-type="float">
            <text:p>513203.125</text:p>
          </table:table-cell>
          <table:table-cell table:formula="of:=ROUND([.F427]/1000;2)" office:value-type="float" office:value="513.2" calcext:value-type="float">
            <text:p>513.2</text:p>
          </table:table-cell>
          <table:table-cell table:number-columns-repeated="11"/>
        </table:table-row>
        <table:table-row table:style-name="ro1">
          <table:table-cell table:formula="of:=1+[.A427]" office:value-type="float" office:value="426" calcext:value-type="float">
            <text:p>426</text:p>
          </table:table-cell>
          <table:table-cell table:formula="of:=[.$I$3]+([.A428]*[.$I$2])" office:value-type="float" office:value="32850000" calcext:value-type="float">
            <text:p>32850000</text:p>
          </table:table-cell>
          <table:table-cell table:formula="of:=ROUND([.B428]/1000;0)" office:value-type="float" office:value="32850" calcext:value-type="float">
            <text:p>32850</text:p>
          </table:table-cell>
          <table:table-cell table:formula="of:=[.B428]/[.$I$4]" office:value-type="float" office:value="8212500" calcext:value-type="float">
            <text:p>8212500</text:p>
          </table:table-cell>
          <table:table-cell table:formula="of:=ROUND([.D428]/1000;0)" office:value-type="float" office:value="8213" calcext:value-type="float">
            <text:p>8213</text:p>
          </table:table-cell>
          <table:table-cell table:formula="of:=[.D428]/([.$I$1]+1)" office:value-type="float" office:value="513281.25" calcext:value-type="float">
            <text:p>513281.25</text:p>
          </table:table-cell>
          <table:table-cell table:formula="of:=ROUND([.F428]/1000;2)" office:value-type="float" office:value="513.28" calcext:value-type="float">
            <text:p>513.28</text:p>
          </table:table-cell>
          <table:table-cell table:number-columns-repeated="11"/>
        </table:table-row>
        <table:table-row table:style-name="ro1">
          <table:table-cell table:formula="of:=1+[.A428]" office:value-type="float" office:value="427" calcext:value-type="float">
            <text:p>427</text:p>
          </table:table-cell>
          <table:table-cell table:formula="of:=[.$I$3]+([.A429]*[.$I$2])" office:value-type="float" office:value="32855000" calcext:value-type="float">
            <text:p>32855000</text:p>
          </table:table-cell>
          <table:table-cell table:formula="of:=ROUND([.B429]/1000;0)" office:value-type="float" office:value="32855" calcext:value-type="float">
            <text:p>32855</text:p>
          </table:table-cell>
          <table:table-cell table:formula="of:=[.B429]/[.$I$4]" office:value-type="float" office:value="8213750" calcext:value-type="float">
            <text:p>8213750</text:p>
          </table:table-cell>
          <table:table-cell table:formula="of:=ROUND([.D429]/1000;0)" office:value-type="float" office:value="8214" calcext:value-type="float">
            <text:p>8214</text:p>
          </table:table-cell>
          <table:table-cell table:formula="of:=[.D429]/([.$I$1]+1)" office:value-type="float" office:value="513359.375" calcext:value-type="float">
            <text:p>513359.375</text:p>
          </table:table-cell>
          <table:table-cell table:formula="of:=ROUND([.F429]/1000;2)" office:value-type="float" office:value="513.36" calcext:value-type="float">
            <text:p>513.36</text:p>
          </table:table-cell>
          <table:table-cell table:number-columns-repeated="11"/>
        </table:table-row>
        <table:table-row table:style-name="ro1">
          <table:table-cell table:formula="of:=1+[.A429]" office:value-type="float" office:value="428" calcext:value-type="float">
            <text:p>428</text:p>
          </table:table-cell>
          <table:table-cell table:formula="of:=[.$I$3]+([.A430]*[.$I$2])" office:value-type="float" office:value="32860000" calcext:value-type="float">
            <text:p>32860000</text:p>
          </table:table-cell>
          <table:table-cell table:formula="of:=ROUND([.B430]/1000;0)" office:value-type="float" office:value="32860" calcext:value-type="float">
            <text:p>32860</text:p>
          </table:table-cell>
          <table:table-cell table:formula="of:=[.B430]/[.$I$4]" office:value-type="float" office:value="8215000" calcext:value-type="float">
            <text:p>8215000</text:p>
          </table:table-cell>
          <table:table-cell table:formula="of:=ROUND([.D430]/1000;0)" office:value-type="float" office:value="8215" calcext:value-type="float">
            <text:p>8215</text:p>
          </table:table-cell>
          <table:table-cell table:formula="of:=[.D430]/([.$I$1]+1)" office:value-type="float" office:value="513437.5" calcext:value-type="float">
            <text:p>513437.5</text:p>
          </table:table-cell>
          <table:table-cell table:formula="of:=ROUND([.F430]/1000;2)" office:value-type="float" office:value="513.44" calcext:value-type="float">
            <text:p>513.44</text:p>
          </table:table-cell>
          <table:table-cell table:number-columns-repeated="11"/>
        </table:table-row>
        <table:table-row table:style-name="ro1">
          <table:table-cell table:formula="of:=1+[.A430]" office:value-type="float" office:value="429" calcext:value-type="float">
            <text:p>429</text:p>
          </table:table-cell>
          <table:table-cell table:formula="of:=[.$I$3]+([.A431]*[.$I$2])" office:value-type="float" office:value="32865000" calcext:value-type="float">
            <text:p>32865000</text:p>
          </table:table-cell>
          <table:table-cell table:formula="of:=ROUND([.B431]/1000;0)" office:value-type="float" office:value="32865" calcext:value-type="float">
            <text:p>32865</text:p>
          </table:table-cell>
          <table:table-cell table:formula="of:=[.B431]/[.$I$4]" office:value-type="float" office:value="8216250" calcext:value-type="float">
            <text:p>8216250</text:p>
          </table:table-cell>
          <table:table-cell table:formula="of:=ROUND([.D431]/1000;0)" office:value-type="float" office:value="8216" calcext:value-type="float">
            <text:p>8216</text:p>
          </table:table-cell>
          <table:table-cell table:formula="of:=[.D431]/([.$I$1]+1)" office:value-type="float" office:value="513515.625" calcext:value-type="float">
            <text:p>513515.625</text:p>
          </table:table-cell>
          <table:table-cell table:formula="of:=ROUND([.F431]/1000;2)" office:value-type="float" office:value="513.52" calcext:value-type="float">
            <text:p>513.52</text:p>
          </table:table-cell>
          <table:table-cell table:number-columns-repeated="11"/>
        </table:table-row>
        <table:table-row table:style-name="ro1">
          <table:table-cell table:formula="of:=1+[.A431]" office:value-type="float" office:value="430" calcext:value-type="float">
            <text:p>430</text:p>
          </table:table-cell>
          <table:table-cell table:formula="of:=[.$I$3]+([.A432]*[.$I$2])" office:value-type="float" office:value="32870000" calcext:value-type="float">
            <text:p>32870000</text:p>
          </table:table-cell>
          <table:table-cell table:formula="of:=ROUND([.B432]/1000;0)" office:value-type="float" office:value="32870" calcext:value-type="float">
            <text:p>32870</text:p>
          </table:table-cell>
          <table:table-cell table:formula="of:=[.B432]/[.$I$4]" office:value-type="float" office:value="8217500" calcext:value-type="float">
            <text:p>8217500</text:p>
          </table:table-cell>
          <table:table-cell table:formula="of:=ROUND([.D432]/1000;0)" office:value-type="float" office:value="8218" calcext:value-type="float">
            <text:p>8218</text:p>
          </table:table-cell>
          <table:table-cell table:formula="of:=[.D432]/([.$I$1]+1)" office:value-type="float" office:value="513593.75" calcext:value-type="float">
            <text:p>513593.75</text:p>
          </table:table-cell>
          <table:table-cell table:formula="of:=ROUND([.F432]/1000;2)" office:value-type="float" office:value="513.59" calcext:value-type="float">
            <text:p>513.59</text:p>
          </table:table-cell>
          <table:table-cell table:number-columns-repeated="11"/>
        </table:table-row>
        <table:table-row table:style-name="ro1">
          <table:table-cell table:formula="of:=1+[.A432]" office:value-type="float" office:value="431" calcext:value-type="float">
            <text:p>431</text:p>
          </table:table-cell>
          <table:table-cell table:formula="of:=[.$I$3]+([.A433]*[.$I$2])" office:value-type="float" office:value="32875000" calcext:value-type="float">
            <text:p>32875000</text:p>
          </table:table-cell>
          <table:table-cell table:formula="of:=ROUND([.B433]/1000;0)" office:value-type="float" office:value="32875" calcext:value-type="float">
            <text:p>32875</text:p>
          </table:table-cell>
          <table:table-cell table:formula="of:=[.B433]/[.$I$4]" office:value-type="float" office:value="8218750" calcext:value-type="float">
            <text:p>8218750</text:p>
          </table:table-cell>
          <table:table-cell table:formula="of:=ROUND([.D433]/1000;0)" office:value-type="float" office:value="8219" calcext:value-type="float">
            <text:p>8219</text:p>
          </table:table-cell>
          <table:table-cell table:formula="of:=[.D433]/([.$I$1]+1)" office:value-type="float" office:value="513671.875" calcext:value-type="float">
            <text:p>513671.875</text:p>
          </table:table-cell>
          <table:table-cell table:formula="of:=ROUND([.F433]/1000;2)" office:value-type="float" office:value="513.67" calcext:value-type="float">
            <text:p>513.67</text:p>
          </table:table-cell>
          <table:table-cell table:number-columns-repeated="11"/>
        </table:table-row>
        <table:table-row table:style-name="ro1">
          <table:table-cell table:formula="of:=1+[.A433]" office:value-type="float" office:value="432" calcext:value-type="float">
            <text:p>432</text:p>
          </table:table-cell>
          <table:table-cell table:formula="of:=[.$I$3]+([.A434]*[.$I$2])" office:value-type="float" office:value="32880000" calcext:value-type="float">
            <text:p>32880000</text:p>
          </table:table-cell>
          <table:table-cell table:formula="of:=ROUND([.B434]/1000;0)" office:value-type="float" office:value="32880" calcext:value-type="float">
            <text:p>32880</text:p>
          </table:table-cell>
          <table:table-cell table:formula="of:=[.B434]/[.$I$4]" office:value-type="float" office:value="8220000" calcext:value-type="float">
            <text:p>8220000</text:p>
          </table:table-cell>
          <table:table-cell table:formula="of:=ROUND([.D434]/1000;0)" office:value-type="float" office:value="8220" calcext:value-type="float">
            <text:p>8220</text:p>
          </table:table-cell>
          <table:table-cell table:formula="of:=[.D434]/([.$I$1]+1)" office:value-type="float" office:value="513750" calcext:value-type="float">
            <text:p>513750</text:p>
          </table:table-cell>
          <table:table-cell table:formula="of:=ROUND([.F434]/1000;2)" office:value-type="float" office:value="513.75" calcext:value-type="float">
            <text:p>513.75</text:p>
          </table:table-cell>
          <table:table-cell table:number-columns-repeated="11"/>
        </table:table-row>
        <table:table-row table:style-name="ro1">
          <table:table-cell table:formula="of:=1+[.A434]" office:value-type="float" office:value="433" calcext:value-type="float">
            <text:p>433</text:p>
          </table:table-cell>
          <table:table-cell table:formula="of:=[.$I$3]+([.A435]*[.$I$2])" office:value-type="float" office:value="32885000" calcext:value-type="float">
            <text:p>32885000</text:p>
          </table:table-cell>
          <table:table-cell table:formula="of:=ROUND([.B435]/1000;0)" office:value-type="float" office:value="32885" calcext:value-type="float">
            <text:p>32885</text:p>
          </table:table-cell>
          <table:table-cell table:formula="of:=[.B435]/[.$I$4]" office:value-type="float" office:value="8221250" calcext:value-type="float">
            <text:p>8221250</text:p>
          </table:table-cell>
          <table:table-cell table:formula="of:=ROUND([.D435]/1000;0)" office:value-type="float" office:value="8221" calcext:value-type="float">
            <text:p>8221</text:p>
          </table:table-cell>
          <table:table-cell table:formula="of:=[.D435]/([.$I$1]+1)" office:value-type="float" office:value="513828.125" calcext:value-type="float">
            <text:p>513828.125</text:p>
          </table:table-cell>
          <table:table-cell table:formula="of:=ROUND([.F435]/1000;2)" office:value-type="float" office:value="513.83" calcext:value-type="float">
            <text:p>513.83</text:p>
          </table:table-cell>
          <table:table-cell table:number-columns-repeated="11"/>
        </table:table-row>
        <table:table-row table:style-name="ro1">
          <table:table-cell table:formula="of:=1+[.A435]" office:value-type="float" office:value="434" calcext:value-type="float">
            <text:p>434</text:p>
          </table:table-cell>
          <table:table-cell table:formula="of:=[.$I$3]+([.A436]*[.$I$2])" office:value-type="float" office:value="32890000" calcext:value-type="float">
            <text:p>32890000</text:p>
          </table:table-cell>
          <table:table-cell table:formula="of:=ROUND([.B436]/1000;0)" office:value-type="float" office:value="32890" calcext:value-type="float">
            <text:p>32890</text:p>
          </table:table-cell>
          <table:table-cell table:formula="of:=[.B436]/[.$I$4]" office:value-type="float" office:value="8222500" calcext:value-type="float">
            <text:p>8222500</text:p>
          </table:table-cell>
          <table:table-cell table:formula="of:=ROUND([.D436]/1000;0)" office:value-type="float" office:value="8223" calcext:value-type="float">
            <text:p>8223</text:p>
          </table:table-cell>
          <table:table-cell table:formula="of:=[.D436]/([.$I$1]+1)" office:value-type="float" office:value="513906.25" calcext:value-type="float">
            <text:p>513906.25</text:p>
          </table:table-cell>
          <table:table-cell table:formula="of:=ROUND([.F436]/1000;2)" office:value-type="float" office:value="513.91" calcext:value-type="float">
            <text:p>513.91</text:p>
          </table:table-cell>
          <table:table-cell table:number-columns-repeated="11"/>
        </table:table-row>
        <table:table-row table:style-name="ro1">
          <table:table-cell table:formula="of:=1+[.A436]" office:value-type="float" office:value="435" calcext:value-type="float">
            <text:p>435</text:p>
          </table:table-cell>
          <table:table-cell table:formula="of:=[.$I$3]+([.A437]*[.$I$2])" office:value-type="float" office:value="32895000" calcext:value-type="float">
            <text:p>32895000</text:p>
          </table:table-cell>
          <table:table-cell table:formula="of:=ROUND([.B437]/1000;0)" office:value-type="float" office:value="32895" calcext:value-type="float">
            <text:p>32895</text:p>
          </table:table-cell>
          <table:table-cell table:formula="of:=[.B437]/[.$I$4]" office:value-type="float" office:value="8223750" calcext:value-type="float">
            <text:p>8223750</text:p>
          </table:table-cell>
          <table:table-cell table:formula="of:=ROUND([.D437]/1000;0)" office:value-type="float" office:value="8224" calcext:value-type="float">
            <text:p>8224</text:p>
          </table:table-cell>
          <table:table-cell table:formula="of:=[.D437]/([.$I$1]+1)" office:value-type="float" office:value="513984.375" calcext:value-type="float">
            <text:p>513984.375</text:p>
          </table:table-cell>
          <table:table-cell table:formula="of:=ROUND([.F437]/1000;2)" office:value-type="float" office:value="513.98" calcext:value-type="float">
            <text:p>513.98</text:p>
          </table:table-cell>
          <table:table-cell table:number-columns-repeated="11"/>
        </table:table-row>
        <table:table-row table:style-name="ro1">
          <table:table-cell table:formula="of:=1+[.A437]" office:value-type="float" office:value="436" calcext:value-type="float">
            <text:p>436</text:p>
          </table:table-cell>
          <table:table-cell table:formula="of:=[.$I$3]+([.A438]*[.$I$2])" office:value-type="float" office:value="32900000" calcext:value-type="float">
            <text:p>32900000</text:p>
          </table:table-cell>
          <table:table-cell table:formula="of:=ROUND([.B438]/1000;0)" office:value-type="float" office:value="32900" calcext:value-type="float">
            <text:p>32900</text:p>
          </table:table-cell>
          <table:table-cell table:formula="of:=[.B438]/[.$I$4]" office:value-type="float" office:value="8225000" calcext:value-type="float">
            <text:p>8225000</text:p>
          </table:table-cell>
          <table:table-cell table:formula="of:=ROUND([.D438]/1000;0)" office:value-type="float" office:value="8225" calcext:value-type="float">
            <text:p>8225</text:p>
          </table:table-cell>
          <table:table-cell table:formula="of:=[.D438]/([.$I$1]+1)" office:value-type="float" office:value="514062.5" calcext:value-type="float">
            <text:p>514062.5</text:p>
          </table:table-cell>
          <table:table-cell table:formula="of:=ROUND([.F438]/1000;2)" office:value-type="float" office:value="514.06" calcext:value-type="float">
            <text:p>514.06</text:p>
          </table:table-cell>
          <table:table-cell table:number-columns-repeated="11"/>
        </table:table-row>
        <table:table-row table:style-name="ro1">
          <table:table-cell table:formula="of:=1+[.A438]" office:value-type="float" office:value="437" calcext:value-type="float">
            <text:p>437</text:p>
          </table:table-cell>
          <table:table-cell table:formula="of:=[.$I$3]+([.A439]*[.$I$2])" office:value-type="float" office:value="32905000" calcext:value-type="float">
            <text:p>32905000</text:p>
          </table:table-cell>
          <table:table-cell table:formula="of:=ROUND([.B439]/1000;0)" office:value-type="float" office:value="32905" calcext:value-type="float">
            <text:p>32905</text:p>
          </table:table-cell>
          <table:table-cell table:formula="of:=[.B439]/[.$I$4]" office:value-type="float" office:value="8226250" calcext:value-type="float">
            <text:p>8226250</text:p>
          </table:table-cell>
          <table:table-cell table:formula="of:=ROUND([.D439]/1000;0)" office:value-type="float" office:value="8226" calcext:value-type="float">
            <text:p>8226</text:p>
          </table:table-cell>
          <table:table-cell table:formula="of:=[.D439]/([.$I$1]+1)" office:value-type="float" office:value="514140.625" calcext:value-type="float">
            <text:p>514140.625</text:p>
          </table:table-cell>
          <table:table-cell table:formula="of:=ROUND([.F439]/1000;2)" office:value-type="float" office:value="514.14" calcext:value-type="float">
            <text:p>514.14</text:p>
          </table:table-cell>
          <table:table-cell table:number-columns-repeated="11"/>
        </table:table-row>
        <table:table-row table:style-name="ro1">
          <table:table-cell table:formula="of:=1+[.A439]" office:value-type="float" office:value="438" calcext:value-type="float">
            <text:p>438</text:p>
          </table:table-cell>
          <table:table-cell table:formula="of:=[.$I$3]+([.A440]*[.$I$2])" office:value-type="float" office:value="32910000" calcext:value-type="float">
            <text:p>32910000</text:p>
          </table:table-cell>
          <table:table-cell table:formula="of:=ROUND([.B440]/1000;0)" office:value-type="float" office:value="32910" calcext:value-type="float">
            <text:p>32910</text:p>
          </table:table-cell>
          <table:table-cell table:formula="of:=[.B440]/[.$I$4]" office:value-type="float" office:value="8227500" calcext:value-type="float">
            <text:p>8227500</text:p>
          </table:table-cell>
          <table:table-cell table:formula="of:=ROUND([.D440]/1000;0)" office:value-type="float" office:value="8228" calcext:value-type="float">
            <text:p>8228</text:p>
          </table:table-cell>
          <table:table-cell table:formula="of:=[.D440]/([.$I$1]+1)" office:value-type="float" office:value="514218.75" calcext:value-type="float">
            <text:p>514218.75</text:p>
          </table:table-cell>
          <table:table-cell table:formula="of:=ROUND([.F440]/1000;2)" office:value-type="float" office:value="514.22" calcext:value-type="float">
            <text:p>514.22</text:p>
          </table:table-cell>
          <table:table-cell table:number-columns-repeated="11"/>
        </table:table-row>
        <table:table-row table:style-name="ro1">
          <table:table-cell table:formula="of:=1+[.A440]" office:value-type="float" office:value="439" calcext:value-type="float">
            <text:p>439</text:p>
          </table:table-cell>
          <table:table-cell table:formula="of:=[.$I$3]+([.A441]*[.$I$2])" office:value-type="float" office:value="32915000" calcext:value-type="float">
            <text:p>32915000</text:p>
          </table:table-cell>
          <table:table-cell table:formula="of:=ROUND([.B441]/1000;0)" office:value-type="float" office:value="32915" calcext:value-type="float">
            <text:p>32915</text:p>
          </table:table-cell>
          <table:table-cell table:formula="of:=[.B441]/[.$I$4]" office:value-type="float" office:value="8228750" calcext:value-type="float">
            <text:p>8228750</text:p>
          </table:table-cell>
          <table:table-cell table:formula="of:=ROUND([.D441]/1000;0)" office:value-type="float" office:value="8229" calcext:value-type="float">
            <text:p>8229</text:p>
          </table:table-cell>
          <table:table-cell table:formula="of:=[.D441]/([.$I$1]+1)" office:value-type="float" office:value="514296.875" calcext:value-type="float">
            <text:p>514296.875</text:p>
          </table:table-cell>
          <table:table-cell table:formula="of:=ROUND([.F441]/1000;2)" office:value-type="float" office:value="514.3" calcext:value-type="float">
            <text:p>514.3</text:p>
          </table:table-cell>
          <table:table-cell table:number-columns-repeated="11"/>
        </table:table-row>
        <table:table-row table:style-name="ro1">
          <table:table-cell table:formula="of:=1+[.A441]" office:value-type="float" office:value="440" calcext:value-type="float">
            <text:p>440</text:p>
          </table:table-cell>
          <table:table-cell table:formula="of:=[.$I$3]+([.A442]*[.$I$2])" office:value-type="float" office:value="32920000" calcext:value-type="float">
            <text:p>32920000</text:p>
          </table:table-cell>
          <table:table-cell table:formula="of:=ROUND([.B442]/1000;0)" office:value-type="float" office:value="32920" calcext:value-type="float">
            <text:p>32920</text:p>
          </table:table-cell>
          <table:table-cell table:formula="of:=[.B442]/[.$I$4]" office:value-type="float" office:value="8230000" calcext:value-type="float">
            <text:p>8230000</text:p>
          </table:table-cell>
          <table:table-cell table:formula="of:=ROUND([.D442]/1000;0)" office:value-type="float" office:value="8230" calcext:value-type="float">
            <text:p>8230</text:p>
          </table:table-cell>
          <table:table-cell table:formula="of:=[.D442]/([.$I$1]+1)" office:value-type="float" office:value="514375" calcext:value-type="float">
            <text:p>514375</text:p>
          </table:table-cell>
          <table:table-cell table:formula="of:=ROUND([.F442]/1000;2)" office:value-type="float" office:value="514.38" calcext:value-type="float">
            <text:p>514.38</text:p>
          </table:table-cell>
          <table:table-cell table:number-columns-repeated="11"/>
        </table:table-row>
        <table:table-row table:style-name="ro1">
          <table:table-cell table:formula="of:=1+[.A442]" office:value-type="float" office:value="441" calcext:value-type="float">
            <text:p>441</text:p>
          </table:table-cell>
          <table:table-cell table:formula="of:=[.$I$3]+([.A443]*[.$I$2])" office:value-type="float" office:value="32925000" calcext:value-type="float">
            <text:p>32925000</text:p>
          </table:table-cell>
          <table:table-cell table:formula="of:=ROUND([.B443]/1000;0)" office:value-type="float" office:value="32925" calcext:value-type="float">
            <text:p>32925</text:p>
          </table:table-cell>
          <table:table-cell table:formula="of:=[.B443]/[.$I$4]" office:value-type="float" office:value="8231250" calcext:value-type="float">
            <text:p>8231250</text:p>
          </table:table-cell>
          <table:table-cell table:formula="of:=ROUND([.D443]/1000;0)" office:value-type="float" office:value="8231" calcext:value-type="float">
            <text:p>8231</text:p>
          </table:table-cell>
          <table:table-cell table:formula="of:=[.D443]/([.$I$1]+1)" office:value-type="float" office:value="514453.125" calcext:value-type="float">
            <text:p>514453.125</text:p>
          </table:table-cell>
          <table:table-cell table:formula="of:=ROUND([.F443]/1000;2)" office:value-type="float" office:value="514.45" calcext:value-type="float">
            <text:p>514.45</text:p>
          </table:table-cell>
          <table:table-cell table:number-columns-repeated="11"/>
        </table:table-row>
        <table:table-row table:style-name="ro1">
          <table:table-cell table:formula="of:=1+[.A443]" office:value-type="float" office:value="442" calcext:value-type="float">
            <text:p>442</text:p>
          </table:table-cell>
          <table:table-cell table:formula="of:=[.$I$3]+([.A444]*[.$I$2])" office:value-type="float" office:value="32930000" calcext:value-type="float">
            <text:p>32930000</text:p>
          </table:table-cell>
          <table:table-cell table:formula="of:=ROUND([.B444]/1000;0)" office:value-type="float" office:value="32930" calcext:value-type="float">
            <text:p>32930</text:p>
          </table:table-cell>
          <table:table-cell table:formula="of:=[.B444]/[.$I$4]" office:value-type="float" office:value="8232500" calcext:value-type="float">
            <text:p>8232500</text:p>
          </table:table-cell>
          <table:table-cell table:formula="of:=ROUND([.D444]/1000;0)" office:value-type="float" office:value="8233" calcext:value-type="float">
            <text:p>8233</text:p>
          </table:table-cell>
          <table:table-cell table:formula="of:=[.D444]/([.$I$1]+1)" office:value-type="float" office:value="514531.25" calcext:value-type="float">
            <text:p>514531.25</text:p>
          </table:table-cell>
          <table:table-cell table:formula="of:=ROUND([.F444]/1000;2)" office:value-type="float" office:value="514.53" calcext:value-type="float">
            <text:p>514.53</text:p>
          </table:table-cell>
          <table:table-cell table:number-columns-repeated="11"/>
        </table:table-row>
        <table:table-row table:style-name="ro1">
          <table:table-cell table:formula="of:=1+[.A444]" office:value-type="float" office:value="443" calcext:value-type="float">
            <text:p>443</text:p>
          </table:table-cell>
          <table:table-cell table:formula="of:=[.$I$3]+([.A445]*[.$I$2])" office:value-type="float" office:value="32935000" calcext:value-type="float">
            <text:p>32935000</text:p>
          </table:table-cell>
          <table:table-cell table:formula="of:=ROUND([.B445]/1000;0)" office:value-type="float" office:value="32935" calcext:value-type="float">
            <text:p>32935</text:p>
          </table:table-cell>
          <table:table-cell table:formula="of:=[.B445]/[.$I$4]" office:value-type="float" office:value="8233750" calcext:value-type="float">
            <text:p>8233750</text:p>
          </table:table-cell>
          <table:table-cell table:formula="of:=ROUND([.D445]/1000;0)" office:value-type="float" office:value="8234" calcext:value-type="float">
            <text:p>8234</text:p>
          </table:table-cell>
          <table:table-cell table:formula="of:=[.D445]/([.$I$1]+1)" office:value-type="float" office:value="514609.375" calcext:value-type="float">
            <text:p>514609.375</text:p>
          </table:table-cell>
          <table:table-cell table:formula="of:=ROUND([.F445]/1000;2)" office:value-type="float" office:value="514.61" calcext:value-type="float">
            <text:p>514.61</text:p>
          </table:table-cell>
          <table:table-cell table:number-columns-repeated="11"/>
        </table:table-row>
        <table:table-row table:style-name="ro1">
          <table:table-cell table:formula="of:=1+[.A445]" office:value-type="float" office:value="444" calcext:value-type="float">
            <text:p>444</text:p>
          </table:table-cell>
          <table:table-cell table:formula="of:=[.$I$3]+([.A446]*[.$I$2])" office:value-type="float" office:value="32940000" calcext:value-type="float">
            <text:p>32940000</text:p>
          </table:table-cell>
          <table:table-cell table:formula="of:=ROUND([.B446]/1000;0)" office:value-type="float" office:value="32940" calcext:value-type="float">
            <text:p>32940</text:p>
          </table:table-cell>
          <table:table-cell table:formula="of:=[.B446]/[.$I$4]" office:value-type="float" office:value="8235000" calcext:value-type="float">
            <text:p>8235000</text:p>
          </table:table-cell>
          <table:table-cell table:formula="of:=ROUND([.D446]/1000;0)" office:value-type="float" office:value="8235" calcext:value-type="float">
            <text:p>8235</text:p>
          </table:table-cell>
          <table:table-cell table:formula="of:=[.D446]/([.$I$1]+1)" office:value-type="float" office:value="514687.5" calcext:value-type="float">
            <text:p>514687.5</text:p>
          </table:table-cell>
          <table:table-cell table:formula="of:=ROUND([.F446]/1000;2)" office:value-type="float" office:value="514.69" calcext:value-type="float">
            <text:p>514.69</text:p>
          </table:table-cell>
          <table:table-cell table:number-columns-repeated="11"/>
        </table:table-row>
        <table:table-row table:style-name="ro1">
          <table:table-cell table:formula="of:=1+[.A446]" office:value-type="float" office:value="445" calcext:value-type="float">
            <text:p>445</text:p>
          </table:table-cell>
          <table:table-cell table:formula="of:=[.$I$3]+([.A447]*[.$I$2])" office:value-type="float" office:value="32945000" calcext:value-type="float">
            <text:p>32945000</text:p>
          </table:table-cell>
          <table:table-cell table:formula="of:=ROUND([.B447]/1000;0)" office:value-type="float" office:value="32945" calcext:value-type="float">
            <text:p>32945</text:p>
          </table:table-cell>
          <table:table-cell table:formula="of:=[.B447]/[.$I$4]" office:value-type="float" office:value="8236250" calcext:value-type="float">
            <text:p>8236250</text:p>
          </table:table-cell>
          <table:table-cell table:formula="of:=ROUND([.D447]/1000;0)" office:value-type="float" office:value="8236" calcext:value-type="float">
            <text:p>8236</text:p>
          </table:table-cell>
          <table:table-cell table:formula="of:=[.D447]/([.$I$1]+1)" office:value-type="float" office:value="514765.625" calcext:value-type="float">
            <text:p>514765.625</text:p>
          </table:table-cell>
          <table:table-cell table:formula="of:=ROUND([.F447]/1000;2)" office:value-type="float" office:value="514.77" calcext:value-type="float">
            <text:p>514.77</text:p>
          </table:table-cell>
          <table:table-cell table:number-columns-repeated="11"/>
        </table:table-row>
        <table:table-row table:style-name="ro1">
          <table:table-cell table:formula="of:=1+[.A447]" office:value-type="float" office:value="446" calcext:value-type="float">
            <text:p>446</text:p>
          </table:table-cell>
          <table:table-cell table:formula="of:=[.$I$3]+([.A448]*[.$I$2])" office:value-type="float" office:value="32950000" calcext:value-type="float">
            <text:p>32950000</text:p>
          </table:table-cell>
          <table:table-cell table:formula="of:=ROUND([.B448]/1000;0)" office:value-type="float" office:value="32950" calcext:value-type="float">
            <text:p>32950</text:p>
          </table:table-cell>
          <table:table-cell table:formula="of:=[.B448]/[.$I$4]" office:value-type="float" office:value="8237500" calcext:value-type="float">
            <text:p>8237500</text:p>
          </table:table-cell>
          <table:table-cell table:formula="of:=ROUND([.D448]/1000;0)" office:value-type="float" office:value="8238" calcext:value-type="float">
            <text:p>8238</text:p>
          </table:table-cell>
          <table:table-cell table:formula="of:=[.D448]/([.$I$1]+1)" office:value-type="float" office:value="514843.75" calcext:value-type="float">
            <text:p>514843.75</text:p>
          </table:table-cell>
          <table:table-cell table:formula="of:=ROUND([.F448]/1000;2)" office:value-type="float" office:value="514.84" calcext:value-type="float">
            <text:p>514.84</text:p>
          </table:table-cell>
          <table:table-cell table:number-columns-repeated="11"/>
        </table:table-row>
        <table:table-row table:style-name="ro1">
          <table:table-cell table:formula="of:=1+[.A448]" office:value-type="float" office:value="447" calcext:value-type="float">
            <text:p>447</text:p>
          </table:table-cell>
          <table:table-cell table:formula="of:=[.$I$3]+([.A449]*[.$I$2])" office:value-type="float" office:value="32955000" calcext:value-type="float">
            <text:p>32955000</text:p>
          </table:table-cell>
          <table:table-cell table:formula="of:=ROUND([.B449]/1000;0)" office:value-type="float" office:value="32955" calcext:value-type="float">
            <text:p>32955</text:p>
          </table:table-cell>
          <table:table-cell table:formula="of:=[.B449]/[.$I$4]" office:value-type="float" office:value="8238750" calcext:value-type="float">
            <text:p>8238750</text:p>
          </table:table-cell>
          <table:table-cell table:formula="of:=ROUND([.D449]/1000;0)" office:value-type="float" office:value="8239" calcext:value-type="float">
            <text:p>8239</text:p>
          </table:table-cell>
          <table:table-cell table:formula="of:=[.D449]/([.$I$1]+1)" office:value-type="float" office:value="514921.875" calcext:value-type="float">
            <text:p>514921.875</text:p>
          </table:table-cell>
          <table:table-cell table:formula="of:=ROUND([.F449]/1000;2)" office:value-type="float" office:value="514.92" calcext:value-type="float">
            <text:p>514.92</text:p>
          </table:table-cell>
          <table:table-cell table:number-columns-repeated="11"/>
        </table:table-row>
        <table:table-row table:style-name="ro1">
          <table:table-cell table:formula="of:=1+[.A449]" office:value-type="float" office:value="448" calcext:value-type="float">
            <text:p>448</text:p>
          </table:table-cell>
          <table:table-cell table:formula="of:=[.$I$3]+([.A450]*[.$I$2])" office:value-type="float" office:value="32960000" calcext:value-type="float">
            <text:p>32960000</text:p>
          </table:table-cell>
          <table:table-cell table:formula="of:=ROUND([.B450]/1000;0)" office:value-type="float" office:value="32960" calcext:value-type="float">
            <text:p>32960</text:p>
          </table:table-cell>
          <table:table-cell table:formula="of:=[.B450]/[.$I$4]" office:value-type="float" office:value="8240000" calcext:value-type="float">
            <text:p>8240000</text:p>
          </table:table-cell>
          <table:table-cell table:formula="of:=ROUND([.D450]/1000;0)" office:value-type="float" office:value="8240" calcext:value-type="float">
            <text:p>8240</text:p>
          </table:table-cell>
          <table:table-cell table:formula="of:=[.D450]/([.$I$1]+1)" office:value-type="float" office:value="515000" calcext:value-type="float">
            <text:p>515000</text:p>
          </table:table-cell>
          <table:table-cell table:formula="of:=ROUND([.F450]/1000;2)" office:value-type="float" office:value="515" calcext:value-type="float">
            <text:p>515</text:p>
          </table:table-cell>
          <table:table-cell table:number-columns-repeated="11"/>
        </table:table-row>
        <table:table-row table:style-name="ro1">
          <table:table-cell table:formula="of:=1+[.A450]" office:value-type="float" office:value="449" calcext:value-type="float">
            <text:p>449</text:p>
          </table:table-cell>
          <table:table-cell table:formula="of:=[.$I$3]+([.A451]*[.$I$2])" office:value-type="float" office:value="32965000" calcext:value-type="float">
            <text:p>32965000</text:p>
          </table:table-cell>
          <table:table-cell table:formula="of:=ROUND([.B451]/1000;0)" office:value-type="float" office:value="32965" calcext:value-type="float">
            <text:p>32965</text:p>
          </table:table-cell>
          <table:table-cell table:formula="of:=[.B451]/[.$I$4]" office:value-type="float" office:value="8241250" calcext:value-type="float">
            <text:p>8241250</text:p>
          </table:table-cell>
          <table:table-cell table:formula="of:=ROUND([.D451]/1000;0)" office:value-type="float" office:value="8241" calcext:value-type="float">
            <text:p>8241</text:p>
          </table:table-cell>
          <table:table-cell table:formula="of:=[.D451]/([.$I$1]+1)" office:value-type="float" office:value="515078.125" calcext:value-type="float">
            <text:p>515078.125</text:p>
          </table:table-cell>
          <table:table-cell table:formula="of:=ROUND([.F451]/1000;2)" office:value-type="float" office:value="515.08" calcext:value-type="float">
            <text:p>515.08</text:p>
          </table:table-cell>
          <table:table-cell table:number-columns-repeated="11"/>
        </table:table-row>
        <table:table-row table:style-name="ro1">
          <table:table-cell table:formula="of:=1+[.A451]" office:value-type="float" office:value="450" calcext:value-type="float">
            <text:p>450</text:p>
          </table:table-cell>
          <table:table-cell table:formula="of:=[.$I$3]+([.A452]*[.$I$2])" office:value-type="float" office:value="32970000" calcext:value-type="float">
            <text:p>32970000</text:p>
          </table:table-cell>
          <table:table-cell table:formula="of:=ROUND([.B452]/1000;0)" office:value-type="float" office:value="32970" calcext:value-type="float">
            <text:p>32970</text:p>
          </table:table-cell>
          <table:table-cell table:formula="of:=[.B452]/[.$I$4]" office:value-type="float" office:value="8242500" calcext:value-type="float">
            <text:p>8242500</text:p>
          </table:table-cell>
          <table:table-cell table:formula="of:=ROUND([.D452]/1000;0)" office:value-type="float" office:value="8243" calcext:value-type="float">
            <text:p>8243</text:p>
          </table:table-cell>
          <table:table-cell table:formula="of:=[.D452]/([.$I$1]+1)" office:value-type="float" office:value="515156.25" calcext:value-type="float">
            <text:p>515156.25</text:p>
          </table:table-cell>
          <table:table-cell table:formula="of:=ROUND([.F452]/1000;2)" office:value-type="float" office:value="515.16" calcext:value-type="float">
            <text:p>515.16</text:p>
          </table:table-cell>
          <table:table-cell table:number-columns-repeated="11"/>
        </table:table-row>
        <table:table-row table:style-name="ro1">
          <table:table-cell table:formula="of:=1+[.A452]" office:value-type="float" office:value="451" calcext:value-type="float">
            <text:p>451</text:p>
          </table:table-cell>
          <table:table-cell table:formula="of:=[.$I$3]+([.A453]*[.$I$2])" office:value-type="float" office:value="32975000" calcext:value-type="float">
            <text:p>32975000</text:p>
          </table:table-cell>
          <table:table-cell table:formula="of:=ROUND([.B453]/1000;0)" office:value-type="float" office:value="32975" calcext:value-type="float">
            <text:p>32975</text:p>
          </table:table-cell>
          <table:table-cell table:formula="of:=[.B453]/[.$I$4]" office:value-type="float" office:value="8243750" calcext:value-type="float">
            <text:p>8243750</text:p>
          </table:table-cell>
          <table:table-cell table:formula="of:=ROUND([.D453]/1000;0)" office:value-type="float" office:value="8244" calcext:value-type="float">
            <text:p>8244</text:p>
          </table:table-cell>
          <table:table-cell table:formula="of:=[.D453]/([.$I$1]+1)" office:value-type="float" office:value="515234.375" calcext:value-type="float">
            <text:p>515234.375</text:p>
          </table:table-cell>
          <table:table-cell table:formula="of:=ROUND([.F453]/1000;2)" office:value-type="float" office:value="515.23" calcext:value-type="float">
            <text:p>515.23</text:p>
          </table:table-cell>
          <table:table-cell table:number-columns-repeated="11"/>
        </table:table-row>
        <table:table-row table:style-name="ro1">
          <table:table-cell table:formula="of:=1+[.A453]" office:value-type="float" office:value="452" calcext:value-type="float">
            <text:p>452</text:p>
          </table:table-cell>
          <table:table-cell table:formula="of:=[.$I$3]+([.A454]*[.$I$2])" office:value-type="float" office:value="32980000" calcext:value-type="float">
            <text:p>32980000</text:p>
          </table:table-cell>
          <table:table-cell table:formula="of:=ROUND([.B454]/1000;0)" office:value-type="float" office:value="32980" calcext:value-type="float">
            <text:p>32980</text:p>
          </table:table-cell>
          <table:table-cell table:formula="of:=[.B454]/[.$I$4]" office:value-type="float" office:value="8245000" calcext:value-type="float">
            <text:p>8245000</text:p>
          </table:table-cell>
          <table:table-cell table:formula="of:=ROUND([.D454]/1000;0)" office:value-type="float" office:value="8245" calcext:value-type="float">
            <text:p>8245</text:p>
          </table:table-cell>
          <table:table-cell table:formula="of:=[.D454]/([.$I$1]+1)" office:value-type="float" office:value="515312.5" calcext:value-type="float">
            <text:p>515312.5</text:p>
          </table:table-cell>
          <table:table-cell table:formula="of:=ROUND([.F454]/1000;2)" office:value-type="float" office:value="515.31" calcext:value-type="float">
            <text:p>515.31</text:p>
          </table:table-cell>
          <table:table-cell table:number-columns-repeated="11"/>
        </table:table-row>
        <table:table-row table:style-name="ro1">
          <table:table-cell table:formula="of:=1+[.A454]" office:value-type="float" office:value="453" calcext:value-type="float">
            <text:p>453</text:p>
          </table:table-cell>
          <table:table-cell table:formula="of:=[.$I$3]+([.A455]*[.$I$2])" office:value-type="float" office:value="32985000" calcext:value-type="float">
            <text:p>32985000</text:p>
          </table:table-cell>
          <table:table-cell table:formula="of:=ROUND([.B455]/1000;0)" office:value-type="float" office:value="32985" calcext:value-type="float">
            <text:p>32985</text:p>
          </table:table-cell>
          <table:table-cell table:formula="of:=[.B455]/[.$I$4]" office:value-type="float" office:value="8246250" calcext:value-type="float">
            <text:p>8246250</text:p>
          </table:table-cell>
          <table:table-cell table:formula="of:=ROUND([.D455]/1000;0)" office:value-type="float" office:value="8246" calcext:value-type="float">
            <text:p>8246</text:p>
          </table:table-cell>
          <table:table-cell table:formula="of:=[.D455]/([.$I$1]+1)" office:value-type="float" office:value="515390.625" calcext:value-type="float">
            <text:p>515390.625</text:p>
          </table:table-cell>
          <table:table-cell table:formula="of:=ROUND([.F455]/1000;2)" office:value-type="float" office:value="515.39" calcext:value-type="float">
            <text:p>515.39</text:p>
          </table:table-cell>
          <table:table-cell table:number-columns-repeated="11"/>
        </table:table-row>
        <table:table-row table:style-name="ro1">
          <table:table-cell table:formula="of:=1+[.A455]" office:value-type="float" office:value="454" calcext:value-type="float">
            <text:p>454</text:p>
          </table:table-cell>
          <table:table-cell table:formula="of:=[.$I$3]+([.A456]*[.$I$2])" office:value-type="float" office:value="32990000" calcext:value-type="float">
            <text:p>32990000</text:p>
          </table:table-cell>
          <table:table-cell table:formula="of:=ROUND([.B456]/1000;0)" office:value-type="float" office:value="32990" calcext:value-type="float">
            <text:p>32990</text:p>
          </table:table-cell>
          <table:table-cell table:formula="of:=[.B456]/[.$I$4]" office:value-type="float" office:value="8247500" calcext:value-type="float">
            <text:p>8247500</text:p>
          </table:table-cell>
          <table:table-cell table:formula="of:=ROUND([.D456]/1000;0)" office:value-type="float" office:value="8248" calcext:value-type="float">
            <text:p>8248</text:p>
          </table:table-cell>
          <table:table-cell table:formula="of:=[.D456]/([.$I$1]+1)" office:value-type="float" office:value="515468.75" calcext:value-type="float">
            <text:p>515468.75</text:p>
          </table:table-cell>
          <table:table-cell table:formula="of:=ROUND([.F456]/1000;2)" office:value-type="float" office:value="515.47" calcext:value-type="float">
            <text:p>515.47</text:p>
          </table:table-cell>
          <table:table-cell table:number-columns-repeated="11"/>
        </table:table-row>
        <table:table-row table:style-name="ro1">
          <table:table-cell table:formula="of:=1+[.A456]" office:value-type="float" office:value="455" calcext:value-type="float">
            <text:p>455</text:p>
          </table:table-cell>
          <table:table-cell table:formula="of:=[.$I$3]+([.A457]*[.$I$2])" office:value-type="float" office:value="32995000" calcext:value-type="float">
            <text:p>32995000</text:p>
          </table:table-cell>
          <table:table-cell table:formula="of:=ROUND([.B457]/1000;0)" office:value-type="float" office:value="32995" calcext:value-type="float">
            <text:p>32995</text:p>
          </table:table-cell>
          <table:table-cell table:formula="of:=[.B457]/[.$I$4]" office:value-type="float" office:value="8248750" calcext:value-type="float">
            <text:p>8248750</text:p>
          </table:table-cell>
          <table:table-cell table:formula="of:=ROUND([.D457]/1000;0)" office:value-type="float" office:value="8249" calcext:value-type="float">
            <text:p>8249</text:p>
          </table:table-cell>
          <table:table-cell table:formula="of:=[.D457]/([.$I$1]+1)" office:value-type="float" office:value="515546.875" calcext:value-type="float">
            <text:p>515546.875</text:p>
          </table:table-cell>
          <table:table-cell table:formula="of:=ROUND([.F457]/1000;2)" office:value-type="float" office:value="515.55" calcext:value-type="float">
            <text:p>515.55</text:p>
          </table:table-cell>
          <table:table-cell table:number-columns-repeated="11"/>
        </table:table-row>
        <table:table-row table:style-name="ro1">
          <table:table-cell table:formula="of:=1+[.A457]" office:value-type="float" office:value="456" calcext:value-type="float">
            <text:p>456</text:p>
          </table:table-cell>
          <table:table-cell table:formula="of:=[.$I$3]+([.A458]*[.$I$2])" office:value-type="float" office:value="33000000" calcext:value-type="float">
            <text:p>33000000</text:p>
          </table:table-cell>
          <table:table-cell table:formula="of:=ROUND([.B458]/1000;0)" office:value-type="float" office:value="33000" calcext:value-type="float">
            <text:p>33000</text:p>
          </table:table-cell>
          <table:table-cell table:formula="of:=[.B458]/[.$I$4]" office:value-type="float" office:value="8250000" calcext:value-type="float">
            <text:p>8250000</text:p>
          </table:table-cell>
          <table:table-cell table:formula="of:=ROUND([.D458]/1000;0)" office:value-type="float" office:value="8250" calcext:value-type="float">
            <text:p>8250</text:p>
          </table:table-cell>
          <table:table-cell table:formula="of:=[.D458]/([.$I$1]+1)" office:value-type="float" office:value="515625" calcext:value-type="float">
            <text:p>515625</text:p>
          </table:table-cell>
          <table:table-cell table:formula="of:=ROUND([.F458]/1000;2)" office:value-type="float" office:value="515.63" calcext:value-type="float">
            <text:p>515.63</text:p>
          </table:table-cell>
          <table:table-cell table:number-columns-repeated="11"/>
        </table:table-row>
        <table:table-row table:style-name="ro1">
          <table:table-cell table:formula="of:=1+[.A458]" office:value-type="float" office:value="457" calcext:value-type="float">
            <text:p>457</text:p>
          </table:table-cell>
          <table:table-cell table:formula="of:=[.$I$3]+([.A459]*[.$I$2])" office:value-type="float" office:value="33005000" calcext:value-type="float">
            <text:p>33005000</text:p>
          </table:table-cell>
          <table:table-cell table:formula="of:=ROUND([.B459]/1000;0)" office:value-type="float" office:value="33005" calcext:value-type="float">
            <text:p>33005</text:p>
          </table:table-cell>
          <table:table-cell table:formula="of:=[.B459]/[.$I$4]" office:value-type="float" office:value="8251250" calcext:value-type="float">
            <text:p>8251250</text:p>
          </table:table-cell>
          <table:table-cell table:formula="of:=ROUND([.D459]/1000;0)" office:value-type="float" office:value="8251" calcext:value-type="float">
            <text:p>8251</text:p>
          </table:table-cell>
          <table:table-cell table:formula="of:=[.D459]/([.$I$1]+1)" office:value-type="float" office:value="515703.125" calcext:value-type="float">
            <text:p>515703.125</text:p>
          </table:table-cell>
          <table:table-cell table:formula="of:=ROUND([.F459]/1000;2)" office:value-type="float" office:value="515.7" calcext:value-type="float">
            <text:p>515.7</text:p>
          </table:table-cell>
          <table:table-cell table:number-columns-repeated="11"/>
        </table:table-row>
        <table:table-row table:style-name="ro1">
          <table:table-cell table:formula="of:=1+[.A459]" office:value-type="float" office:value="458" calcext:value-type="float">
            <text:p>458</text:p>
          </table:table-cell>
          <table:table-cell table:formula="of:=[.$I$3]+([.A460]*[.$I$2])" office:value-type="float" office:value="33010000" calcext:value-type="float">
            <text:p>33010000</text:p>
          </table:table-cell>
          <table:table-cell table:formula="of:=ROUND([.B460]/1000;0)" office:value-type="float" office:value="33010" calcext:value-type="float">
            <text:p>33010</text:p>
          </table:table-cell>
          <table:table-cell table:formula="of:=[.B460]/[.$I$4]" office:value-type="float" office:value="8252500" calcext:value-type="float">
            <text:p>8252500</text:p>
          </table:table-cell>
          <table:table-cell table:formula="of:=ROUND([.D460]/1000;0)" office:value-type="float" office:value="8253" calcext:value-type="float">
            <text:p>8253</text:p>
          </table:table-cell>
          <table:table-cell table:formula="of:=[.D460]/([.$I$1]+1)" office:value-type="float" office:value="515781.25" calcext:value-type="float">
            <text:p>515781.25</text:p>
          </table:table-cell>
          <table:table-cell table:formula="of:=ROUND([.F460]/1000;2)" office:value-type="float" office:value="515.78" calcext:value-type="float">
            <text:p>515.78</text:p>
          </table:table-cell>
          <table:table-cell table:number-columns-repeated="11"/>
        </table:table-row>
        <table:table-row table:style-name="ro1">
          <table:table-cell table:formula="of:=1+[.A460]" office:value-type="float" office:value="459" calcext:value-type="float">
            <text:p>459</text:p>
          </table:table-cell>
          <table:table-cell table:formula="of:=[.$I$3]+([.A461]*[.$I$2])" office:value-type="float" office:value="33015000" calcext:value-type="float">
            <text:p>33015000</text:p>
          </table:table-cell>
          <table:table-cell table:formula="of:=ROUND([.B461]/1000;0)" office:value-type="float" office:value="33015" calcext:value-type="float">
            <text:p>33015</text:p>
          </table:table-cell>
          <table:table-cell table:formula="of:=[.B461]/[.$I$4]" office:value-type="float" office:value="8253750" calcext:value-type="float">
            <text:p>8253750</text:p>
          </table:table-cell>
          <table:table-cell table:formula="of:=ROUND([.D461]/1000;0)" office:value-type="float" office:value="8254" calcext:value-type="float">
            <text:p>8254</text:p>
          </table:table-cell>
          <table:table-cell table:formula="of:=[.D461]/([.$I$1]+1)" office:value-type="float" office:value="515859.375" calcext:value-type="float">
            <text:p>515859.375</text:p>
          </table:table-cell>
          <table:table-cell table:formula="of:=ROUND([.F461]/1000;2)" office:value-type="float" office:value="515.86" calcext:value-type="float">
            <text:p>515.86</text:p>
          </table:table-cell>
          <table:table-cell table:number-columns-repeated="11"/>
        </table:table-row>
        <table:table-row table:style-name="ro1">
          <table:table-cell table:formula="of:=1+[.A461]" office:value-type="float" office:value="460" calcext:value-type="float">
            <text:p>460</text:p>
          </table:table-cell>
          <table:table-cell table:formula="of:=[.$I$3]+([.A462]*[.$I$2])" office:value-type="float" office:value="33020000" calcext:value-type="float">
            <text:p>33020000</text:p>
          </table:table-cell>
          <table:table-cell table:formula="of:=ROUND([.B462]/1000;0)" office:value-type="float" office:value="33020" calcext:value-type="float">
            <text:p>33020</text:p>
          </table:table-cell>
          <table:table-cell table:formula="of:=[.B462]/[.$I$4]" office:value-type="float" office:value="8255000" calcext:value-type="float">
            <text:p>8255000</text:p>
          </table:table-cell>
          <table:table-cell table:formula="of:=ROUND([.D462]/1000;0)" office:value-type="float" office:value="8255" calcext:value-type="float">
            <text:p>8255</text:p>
          </table:table-cell>
          <table:table-cell table:formula="of:=[.D462]/([.$I$1]+1)" office:value-type="float" office:value="515937.5" calcext:value-type="float">
            <text:p>515937.5</text:p>
          </table:table-cell>
          <table:table-cell table:formula="of:=ROUND([.F462]/1000;2)" office:value-type="float" office:value="515.94" calcext:value-type="float">
            <text:p>515.94</text:p>
          </table:table-cell>
          <table:table-cell table:number-columns-repeated="11"/>
        </table:table-row>
        <table:table-row table:style-name="ro1">
          <table:table-cell table:formula="of:=1+[.A462]" office:value-type="float" office:value="461" calcext:value-type="float">
            <text:p>461</text:p>
          </table:table-cell>
          <table:table-cell table:formula="of:=[.$I$3]+([.A463]*[.$I$2])" office:value-type="float" office:value="33025000" calcext:value-type="float">
            <text:p>33025000</text:p>
          </table:table-cell>
          <table:table-cell table:formula="of:=ROUND([.B463]/1000;0)" office:value-type="float" office:value="33025" calcext:value-type="float">
            <text:p>33025</text:p>
          </table:table-cell>
          <table:table-cell table:formula="of:=[.B463]/[.$I$4]" office:value-type="float" office:value="8256250" calcext:value-type="float">
            <text:p>8256250</text:p>
          </table:table-cell>
          <table:table-cell table:formula="of:=ROUND([.D463]/1000;0)" office:value-type="float" office:value="8256" calcext:value-type="float">
            <text:p>8256</text:p>
          </table:table-cell>
          <table:table-cell table:formula="of:=[.D463]/([.$I$1]+1)" office:value-type="float" office:value="516015.625" calcext:value-type="float">
            <text:p>516015.625</text:p>
          </table:table-cell>
          <table:table-cell table:formula="of:=ROUND([.F463]/1000;2)" office:value-type="float" office:value="516.02" calcext:value-type="float">
            <text:p>516.02</text:p>
          </table:table-cell>
          <table:table-cell table:number-columns-repeated="11"/>
        </table:table-row>
        <table:table-row table:style-name="ro1">
          <table:table-cell table:formula="of:=1+[.A463]" office:value-type="float" office:value="462" calcext:value-type="float">
            <text:p>462</text:p>
          </table:table-cell>
          <table:table-cell table:formula="of:=[.$I$3]+([.A464]*[.$I$2])" office:value-type="float" office:value="33030000" calcext:value-type="float">
            <text:p>33030000</text:p>
          </table:table-cell>
          <table:table-cell table:formula="of:=ROUND([.B464]/1000;0)" office:value-type="float" office:value="33030" calcext:value-type="float">
            <text:p>33030</text:p>
          </table:table-cell>
          <table:table-cell table:formula="of:=[.B464]/[.$I$4]" office:value-type="float" office:value="8257500" calcext:value-type="float">
            <text:p>8257500</text:p>
          </table:table-cell>
          <table:table-cell table:formula="of:=ROUND([.D464]/1000;0)" office:value-type="float" office:value="8258" calcext:value-type="float">
            <text:p>8258</text:p>
          </table:table-cell>
          <table:table-cell table:formula="of:=[.D464]/([.$I$1]+1)" office:value-type="float" office:value="516093.75" calcext:value-type="float">
            <text:p>516093.75</text:p>
          </table:table-cell>
          <table:table-cell table:formula="of:=ROUND([.F464]/1000;2)" office:value-type="float" office:value="516.09" calcext:value-type="float">
            <text:p>516.09</text:p>
          </table:table-cell>
          <table:table-cell table:number-columns-repeated="11"/>
        </table:table-row>
        <table:table-row table:style-name="ro1">
          <table:table-cell table:formula="of:=1+[.A464]" office:value-type="float" office:value="463" calcext:value-type="float">
            <text:p>463</text:p>
          </table:table-cell>
          <table:table-cell table:formula="of:=[.$I$3]+([.A465]*[.$I$2])" office:value-type="float" office:value="33035000" calcext:value-type="float">
            <text:p>33035000</text:p>
          </table:table-cell>
          <table:table-cell table:formula="of:=ROUND([.B465]/1000;0)" office:value-type="float" office:value="33035" calcext:value-type="float">
            <text:p>33035</text:p>
          </table:table-cell>
          <table:table-cell table:formula="of:=[.B465]/[.$I$4]" office:value-type="float" office:value="8258750" calcext:value-type="float">
            <text:p>8258750</text:p>
          </table:table-cell>
          <table:table-cell table:formula="of:=ROUND([.D465]/1000;0)" office:value-type="float" office:value="8259" calcext:value-type="float">
            <text:p>8259</text:p>
          </table:table-cell>
          <table:table-cell table:formula="of:=[.D465]/([.$I$1]+1)" office:value-type="float" office:value="516171.875" calcext:value-type="float">
            <text:p>516171.875</text:p>
          </table:table-cell>
          <table:table-cell table:formula="of:=ROUND([.F465]/1000;2)" office:value-type="float" office:value="516.17" calcext:value-type="float">
            <text:p>516.17</text:p>
          </table:table-cell>
          <table:table-cell table:number-columns-repeated="11"/>
        </table:table-row>
        <table:table-row table:style-name="ro1">
          <table:table-cell table:formula="of:=1+[.A465]" office:value-type="float" office:value="464" calcext:value-type="float">
            <text:p>464</text:p>
          </table:table-cell>
          <table:table-cell table:formula="of:=[.$I$3]+([.A466]*[.$I$2])" office:value-type="float" office:value="33040000" calcext:value-type="float">
            <text:p>33040000</text:p>
          </table:table-cell>
          <table:table-cell table:formula="of:=ROUND([.B466]/1000;0)" office:value-type="float" office:value="33040" calcext:value-type="float">
            <text:p>33040</text:p>
          </table:table-cell>
          <table:table-cell table:formula="of:=[.B466]/[.$I$4]" office:value-type="float" office:value="8260000" calcext:value-type="float">
            <text:p>8260000</text:p>
          </table:table-cell>
          <table:table-cell table:formula="of:=ROUND([.D466]/1000;0)" office:value-type="float" office:value="8260" calcext:value-type="float">
            <text:p>8260</text:p>
          </table:table-cell>
          <table:table-cell table:formula="of:=[.D466]/([.$I$1]+1)" office:value-type="float" office:value="516250" calcext:value-type="float">
            <text:p>516250</text:p>
          </table:table-cell>
          <table:table-cell table:formula="of:=ROUND([.F466]/1000;2)" office:value-type="float" office:value="516.25" calcext:value-type="float">
            <text:p>516.25</text:p>
          </table:table-cell>
          <table:table-cell table:number-columns-repeated="11"/>
        </table:table-row>
        <table:table-row table:style-name="ro1">
          <table:table-cell table:formula="of:=1+[.A466]" office:value-type="float" office:value="465" calcext:value-type="float">
            <text:p>465</text:p>
          </table:table-cell>
          <table:table-cell table:formula="of:=[.$I$3]+([.A467]*[.$I$2])" office:value-type="float" office:value="33045000" calcext:value-type="float">
            <text:p>33045000</text:p>
          </table:table-cell>
          <table:table-cell table:formula="of:=ROUND([.B467]/1000;0)" office:value-type="float" office:value="33045" calcext:value-type="float">
            <text:p>33045</text:p>
          </table:table-cell>
          <table:table-cell table:formula="of:=[.B467]/[.$I$4]" office:value-type="float" office:value="8261250" calcext:value-type="float">
            <text:p>8261250</text:p>
          </table:table-cell>
          <table:table-cell table:formula="of:=ROUND([.D467]/1000;0)" office:value-type="float" office:value="8261" calcext:value-type="float">
            <text:p>8261</text:p>
          </table:table-cell>
          <table:table-cell table:formula="of:=[.D467]/([.$I$1]+1)" office:value-type="float" office:value="516328.125" calcext:value-type="float">
            <text:p>516328.125</text:p>
          </table:table-cell>
          <table:table-cell table:formula="of:=ROUND([.F467]/1000;2)" office:value-type="float" office:value="516.33" calcext:value-type="float">
            <text:p>516.33</text:p>
          </table:table-cell>
          <table:table-cell table:number-columns-repeated="11"/>
        </table:table-row>
        <table:table-row table:style-name="ro1">
          <table:table-cell table:formula="of:=1+[.A467]" office:value-type="float" office:value="466" calcext:value-type="float">
            <text:p>466</text:p>
          </table:table-cell>
          <table:table-cell table:formula="of:=[.$I$3]+([.A468]*[.$I$2])" office:value-type="float" office:value="33050000" calcext:value-type="float">
            <text:p>33050000</text:p>
          </table:table-cell>
          <table:table-cell table:formula="of:=ROUND([.B468]/1000;0)" office:value-type="float" office:value="33050" calcext:value-type="float">
            <text:p>33050</text:p>
          </table:table-cell>
          <table:table-cell table:formula="of:=[.B468]/[.$I$4]" office:value-type="float" office:value="8262500" calcext:value-type="float">
            <text:p>8262500</text:p>
          </table:table-cell>
          <table:table-cell table:formula="of:=ROUND([.D468]/1000;0)" office:value-type="float" office:value="8263" calcext:value-type="float">
            <text:p>8263</text:p>
          </table:table-cell>
          <table:table-cell table:formula="of:=[.D468]/([.$I$1]+1)" office:value-type="float" office:value="516406.25" calcext:value-type="float">
            <text:p>516406.25</text:p>
          </table:table-cell>
          <table:table-cell table:formula="of:=ROUND([.F468]/1000;2)" office:value-type="float" office:value="516.41" calcext:value-type="float">
            <text:p>516.41</text:p>
          </table:table-cell>
          <table:table-cell table:number-columns-repeated="11"/>
        </table:table-row>
        <table:table-row table:style-name="ro1">
          <table:table-cell table:formula="of:=1+[.A468]" office:value-type="float" office:value="467" calcext:value-type="float">
            <text:p>467</text:p>
          </table:table-cell>
          <table:table-cell table:formula="of:=[.$I$3]+([.A469]*[.$I$2])" office:value-type="float" office:value="33055000" calcext:value-type="float">
            <text:p>33055000</text:p>
          </table:table-cell>
          <table:table-cell table:formula="of:=ROUND([.B469]/1000;0)" office:value-type="float" office:value="33055" calcext:value-type="float">
            <text:p>33055</text:p>
          </table:table-cell>
          <table:table-cell table:formula="of:=[.B469]/[.$I$4]" office:value-type="float" office:value="8263750" calcext:value-type="float">
            <text:p>8263750</text:p>
          </table:table-cell>
          <table:table-cell table:formula="of:=ROUND([.D469]/1000;0)" office:value-type="float" office:value="8264" calcext:value-type="float">
            <text:p>8264</text:p>
          </table:table-cell>
          <table:table-cell table:formula="of:=[.D469]/([.$I$1]+1)" office:value-type="float" office:value="516484.375" calcext:value-type="float">
            <text:p>516484.375</text:p>
          </table:table-cell>
          <table:table-cell table:formula="of:=ROUND([.F469]/1000;2)" office:value-type="float" office:value="516.48" calcext:value-type="float">
            <text:p>516.48</text:p>
          </table:table-cell>
          <table:table-cell table:number-columns-repeated="11"/>
        </table:table-row>
        <table:table-row table:style-name="ro1">
          <table:table-cell table:formula="of:=1+[.A469]" office:value-type="float" office:value="468" calcext:value-type="float">
            <text:p>468</text:p>
          </table:table-cell>
          <table:table-cell table:formula="of:=[.$I$3]+([.A470]*[.$I$2])" office:value-type="float" office:value="33060000" calcext:value-type="float">
            <text:p>33060000</text:p>
          </table:table-cell>
          <table:table-cell table:formula="of:=ROUND([.B470]/1000;0)" office:value-type="float" office:value="33060" calcext:value-type="float">
            <text:p>33060</text:p>
          </table:table-cell>
          <table:table-cell table:formula="of:=[.B470]/[.$I$4]" office:value-type="float" office:value="8265000" calcext:value-type="float">
            <text:p>8265000</text:p>
          </table:table-cell>
          <table:table-cell table:formula="of:=ROUND([.D470]/1000;0)" office:value-type="float" office:value="8265" calcext:value-type="float">
            <text:p>8265</text:p>
          </table:table-cell>
          <table:table-cell table:formula="of:=[.D470]/([.$I$1]+1)" office:value-type="float" office:value="516562.5" calcext:value-type="float">
            <text:p>516562.5</text:p>
          </table:table-cell>
          <table:table-cell table:formula="of:=ROUND([.F470]/1000;2)" office:value-type="float" office:value="516.56" calcext:value-type="float">
            <text:p>516.56</text:p>
          </table:table-cell>
          <table:table-cell table:number-columns-repeated="11"/>
        </table:table-row>
        <table:table-row table:style-name="ro1">
          <table:table-cell table:formula="of:=1+[.A470]" office:value-type="float" office:value="469" calcext:value-type="float">
            <text:p>469</text:p>
          </table:table-cell>
          <table:table-cell table:formula="of:=[.$I$3]+([.A471]*[.$I$2])" office:value-type="float" office:value="33065000" calcext:value-type="float">
            <text:p>33065000</text:p>
          </table:table-cell>
          <table:table-cell table:formula="of:=ROUND([.B471]/1000;0)" office:value-type="float" office:value="33065" calcext:value-type="float">
            <text:p>33065</text:p>
          </table:table-cell>
          <table:table-cell table:formula="of:=[.B471]/[.$I$4]" office:value-type="float" office:value="8266250" calcext:value-type="float">
            <text:p>8266250</text:p>
          </table:table-cell>
          <table:table-cell table:formula="of:=ROUND([.D471]/1000;0)" office:value-type="float" office:value="8266" calcext:value-type="float">
            <text:p>8266</text:p>
          </table:table-cell>
          <table:table-cell table:formula="of:=[.D471]/([.$I$1]+1)" office:value-type="float" office:value="516640.625" calcext:value-type="float">
            <text:p>516640.625</text:p>
          </table:table-cell>
          <table:table-cell table:formula="of:=ROUND([.F471]/1000;2)" office:value-type="float" office:value="516.64" calcext:value-type="float">
            <text:p>516.64</text:p>
          </table:table-cell>
          <table:table-cell table:number-columns-repeated="11"/>
        </table:table-row>
        <table:table-row table:style-name="ro1">
          <table:table-cell table:formula="of:=1+[.A471]" office:value-type="float" office:value="470" calcext:value-type="float">
            <text:p>470</text:p>
          </table:table-cell>
          <table:table-cell table:formula="of:=[.$I$3]+([.A472]*[.$I$2])" office:value-type="float" office:value="33070000" calcext:value-type="float">
            <text:p>33070000</text:p>
          </table:table-cell>
          <table:table-cell table:formula="of:=ROUND([.B472]/1000;0)" office:value-type="float" office:value="33070" calcext:value-type="float">
            <text:p>33070</text:p>
          </table:table-cell>
          <table:table-cell table:formula="of:=[.B472]/[.$I$4]" office:value-type="float" office:value="8267500" calcext:value-type="float">
            <text:p>8267500</text:p>
          </table:table-cell>
          <table:table-cell table:formula="of:=ROUND([.D472]/1000;0)" office:value-type="float" office:value="8268" calcext:value-type="float">
            <text:p>8268</text:p>
          </table:table-cell>
          <table:table-cell table:formula="of:=[.D472]/([.$I$1]+1)" office:value-type="float" office:value="516718.75" calcext:value-type="float">
            <text:p>516718.75</text:p>
          </table:table-cell>
          <table:table-cell table:formula="of:=ROUND([.F472]/1000;2)" office:value-type="float" office:value="516.72" calcext:value-type="float">
            <text:p>516.72</text:p>
          </table:table-cell>
          <table:table-cell table:number-columns-repeated="11"/>
        </table:table-row>
        <table:table-row table:style-name="ro1">
          <table:table-cell table:formula="of:=1+[.A472]" office:value-type="float" office:value="471" calcext:value-type="float">
            <text:p>471</text:p>
          </table:table-cell>
          <table:table-cell table:formula="of:=[.$I$3]+([.A473]*[.$I$2])" office:value-type="float" office:value="33075000" calcext:value-type="float">
            <text:p>33075000</text:p>
          </table:table-cell>
          <table:table-cell table:formula="of:=ROUND([.B473]/1000;0)" office:value-type="float" office:value="33075" calcext:value-type="float">
            <text:p>33075</text:p>
          </table:table-cell>
          <table:table-cell table:formula="of:=[.B473]/[.$I$4]" office:value-type="float" office:value="8268750" calcext:value-type="float">
            <text:p>8268750</text:p>
          </table:table-cell>
          <table:table-cell table:formula="of:=ROUND([.D473]/1000;0)" office:value-type="float" office:value="8269" calcext:value-type="float">
            <text:p>8269</text:p>
          </table:table-cell>
          <table:table-cell table:formula="of:=[.D473]/([.$I$1]+1)" office:value-type="float" office:value="516796.875" calcext:value-type="float">
            <text:p>516796.875</text:p>
          </table:table-cell>
          <table:table-cell table:formula="of:=ROUND([.F473]/1000;2)" office:value-type="float" office:value="516.8" calcext:value-type="float">
            <text:p>516.8</text:p>
          </table:table-cell>
          <table:table-cell table:number-columns-repeated="11"/>
        </table:table-row>
        <table:table-row table:style-name="ro1">
          <table:table-cell table:formula="of:=1+[.A473]" office:value-type="float" office:value="472" calcext:value-type="float">
            <text:p>472</text:p>
          </table:table-cell>
          <table:table-cell table:formula="of:=[.$I$3]+([.A474]*[.$I$2])" office:value-type="float" office:value="33080000" calcext:value-type="float">
            <text:p>33080000</text:p>
          </table:table-cell>
          <table:table-cell table:formula="of:=ROUND([.B474]/1000;0)" office:value-type="float" office:value="33080" calcext:value-type="float">
            <text:p>33080</text:p>
          </table:table-cell>
          <table:table-cell table:formula="of:=[.B474]/[.$I$4]" office:value-type="float" office:value="8270000" calcext:value-type="float">
            <text:p>8270000</text:p>
          </table:table-cell>
          <table:table-cell table:formula="of:=ROUND([.D474]/1000;0)" office:value-type="float" office:value="8270" calcext:value-type="float">
            <text:p>8270</text:p>
          </table:table-cell>
          <table:table-cell table:formula="of:=[.D474]/([.$I$1]+1)" office:value-type="float" office:value="516875" calcext:value-type="float">
            <text:p>516875</text:p>
          </table:table-cell>
          <table:table-cell table:formula="of:=ROUND([.F474]/1000;2)" office:value-type="float" office:value="516.88" calcext:value-type="float">
            <text:p>516.88</text:p>
          </table:table-cell>
          <table:table-cell table:number-columns-repeated="11"/>
        </table:table-row>
        <table:table-row table:style-name="ro1">
          <table:table-cell table:formula="of:=1+[.A474]" office:value-type="float" office:value="473" calcext:value-type="float">
            <text:p>473</text:p>
          </table:table-cell>
          <table:table-cell table:formula="of:=[.$I$3]+([.A475]*[.$I$2])" office:value-type="float" office:value="33085000" calcext:value-type="float">
            <text:p>33085000</text:p>
          </table:table-cell>
          <table:table-cell table:formula="of:=ROUND([.B475]/1000;0)" office:value-type="float" office:value="33085" calcext:value-type="float">
            <text:p>33085</text:p>
          </table:table-cell>
          <table:table-cell table:formula="of:=[.B475]/[.$I$4]" office:value-type="float" office:value="8271250" calcext:value-type="float">
            <text:p>8271250</text:p>
          </table:table-cell>
          <table:table-cell table:formula="of:=ROUND([.D475]/1000;0)" office:value-type="float" office:value="8271" calcext:value-type="float">
            <text:p>8271</text:p>
          </table:table-cell>
          <table:table-cell table:formula="of:=[.D475]/([.$I$1]+1)" office:value-type="float" office:value="516953.125" calcext:value-type="float">
            <text:p>516953.125</text:p>
          </table:table-cell>
          <table:table-cell table:formula="of:=ROUND([.F475]/1000;2)" office:value-type="float" office:value="516.95" calcext:value-type="float">
            <text:p>516.95</text:p>
          </table:table-cell>
          <table:table-cell table:number-columns-repeated="11"/>
        </table:table-row>
        <table:table-row table:style-name="ro1">
          <table:table-cell table:formula="of:=1+[.A475]" office:value-type="float" office:value="474" calcext:value-type="float">
            <text:p>474</text:p>
          </table:table-cell>
          <table:table-cell table:formula="of:=[.$I$3]+([.A476]*[.$I$2])" office:value-type="float" office:value="33090000" calcext:value-type="float">
            <text:p>33090000</text:p>
          </table:table-cell>
          <table:table-cell table:formula="of:=ROUND([.B476]/1000;0)" office:value-type="float" office:value="33090" calcext:value-type="float">
            <text:p>33090</text:p>
          </table:table-cell>
          <table:table-cell table:formula="of:=[.B476]/[.$I$4]" office:value-type="float" office:value="8272500" calcext:value-type="float">
            <text:p>8272500</text:p>
          </table:table-cell>
          <table:table-cell table:formula="of:=ROUND([.D476]/1000;0)" office:value-type="float" office:value="8273" calcext:value-type="float">
            <text:p>8273</text:p>
          </table:table-cell>
          <table:table-cell table:formula="of:=[.D476]/([.$I$1]+1)" office:value-type="float" office:value="517031.25" calcext:value-type="float">
            <text:p>517031.25</text:p>
          </table:table-cell>
          <table:table-cell table:formula="of:=ROUND([.F476]/1000;2)" office:value-type="float" office:value="517.03" calcext:value-type="float">
            <text:p>517.03</text:p>
          </table:table-cell>
          <table:table-cell table:number-columns-repeated="11"/>
        </table:table-row>
        <table:table-row table:style-name="ro1">
          <table:table-cell table:formula="of:=1+[.A476]" office:value-type="float" office:value="475" calcext:value-type="float">
            <text:p>475</text:p>
          </table:table-cell>
          <table:table-cell table:formula="of:=[.$I$3]+([.A477]*[.$I$2])" office:value-type="float" office:value="33095000" calcext:value-type="float">
            <text:p>33095000</text:p>
          </table:table-cell>
          <table:table-cell table:formula="of:=ROUND([.B477]/1000;0)" office:value-type="float" office:value="33095" calcext:value-type="float">
            <text:p>33095</text:p>
          </table:table-cell>
          <table:table-cell table:formula="of:=[.B477]/[.$I$4]" office:value-type="float" office:value="8273750" calcext:value-type="float">
            <text:p>8273750</text:p>
          </table:table-cell>
          <table:table-cell table:formula="of:=ROUND([.D477]/1000;0)" office:value-type="float" office:value="8274" calcext:value-type="float">
            <text:p>8274</text:p>
          </table:table-cell>
          <table:table-cell table:formula="of:=[.D477]/([.$I$1]+1)" office:value-type="float" office:value="517109.375" calcext:value-type="float">
            <text:p>517109.375</text:p>
          </table:table-cell>
          <table:table-cell table:formula="of:=ROUND([.F477]/1000;2)" office:value-type="float" office:value="517.11" calcext:value-type="float">
            <text:p>517.11</text:p>
          </table:table-cell>
          <table:table-cell table:number-columns-repeated="11"/>
        </table:table-row>
        <table:table-row table:style-name="ro1">
          <table:table-cell table:formula="of:=1+[.A477]" office:value-type="float" office:value="476" calcext:value-type="float">
            <text:p>476</text:p>
          </table:table-cell>
          <table:table-cell table:formula="of:=[.$I$3]+([.A478]*[.$I$2])" office:value-type="float" office:value="33100000" calcext:value-type="float">
            <text:p>33100000</text:p>
          </table:table-cell>
          <table:table-cell table:formula="of:=ROUND([.B478]/1000;0)" office:value-type="float" office:value="33100" calcext:value-type="float">
            <text:p>33100</text:p>
          </table:table-cell>
          <table:table-cell table:formula="of:=[.B478]/[.$I$4]" office:value-type="float" office:value="8275000" calcext:value-type="float">
            <text:p>8275000</text:p>
          </table:table-cell>
          <table:table-cell table:formula="of:=ROUND([.D478]/1000;0)" office:value-type="float" office:value="8275" calcext:value-type="float">
            <text:p>8275</text:p>
          </table:table-cell>
          <table:table-cell table:formula="of:=[.D478]/([.$I$1]+1)" office:value-type="float" office:value="517187.5" calcext:value-type="float">
            <text:p>517187.5</text:p>
          </table:table-cell>
          <table:table-cell table:formula="of:=ROUND([.F478]/1000;2)" office:value-type="float" office:value="517.19" calcext:value-type="float">
            <text:p>517.19</text:p>
          </table:table-cell>
          <table:table-cell table:number-columns-repeated="11"/>
        </table:table-row>
        <table:table-row table:style-name="ro1">
          <table:table-cell table:formula="of:=1+[.A478]" office:value-type="float" office:value="477" calcext:value-type="float">
            <text:p>477</text:p>
          </table:table-cell>
          <table:table-cell table:formula="of:=[.$I$3]+([.A479]*[.$I$2])" office:value-type="float" office:value="33105000" calcext:value-type="float">
            <text:p>33105000</text:p>
          </table:table-cell>
          <table:table-cell table:formula="of:=ROUND([.B479]/1000;0)" office:value-type="float" office:value="33105" calcext:value-type="float">
            <text:p>33105</text:p>
          </table:table-cell>
          <table:table-cell table:formula="of:=[.B479]/[.$I$4]" office:value-type="float" office:value="8276250" calcext:value-type="float">
            <text:p>8276250</text:p>
          </table:table-cell>
          <table:table-cell table:formula="of:=ROUND([.D479]/1000;0)" office:value-type="float" office:value="8276" calcext:value-type="float">
            <text:p>8276</text:p>
          </table:table-cell>
          <table:table-cell table:formula="of:=[.D479]/([.$I$1]+1)" office:value-type="float" office:value="517265.625" calcext:value-type="float">
            <text:p>517265.625</text:p>
          </table:table-cell>
          <table:table-cell table:formula="of:=ROUND([.F479]/1000;2)" office:value-type="float" office:value="517.27" calcext:value-type="float">
            <text:p>517.27</text:p>
          </table:table-cell>
          <table:table-cell table:number-columns-repeated="11"/>
        </table:table-row>
        <table:table-row table:style-name="ro1">
          <table:table-cell table:formula="of:=1+[.A479]" office:value-type="float" office:value="478" calcext:value-type="float">
            <text:p>478</text:p>
          </table:table-cell>
          <table:table-cell table:formula="of:=[.$I$3]+([.A480]*[.$I$2])" office:value-type="float" office:value="33110000" calcext:value-type="float">
            <text:p>33110000</text:p>
          </table:table-cell>
          <table:table-cell table:formula="of:=ROUND([.B480]/1000;0)" office:value-type="float" office:value="33110" calcext:value-type="float">
            <text:p>33110</text:p>
          </table:table-cell>
          <table:table-cell table:formula="of:=[.B480]/[.$I$4]" office:value-type="float" office:value="8277500" calcext:value-type="float">
            <text:p>8277500</text:p>
          </table:table-cell>
          <table:table-cell table:formula="of:=ROUND([.D480]/1000;0)" office:value-type="float" office:value="8278" calcext:value-type="float">
            <text:p>8278</text:p>
          </table:table-cell>
          <table:table-cell table:formula="of:=[.D480]/([.$I$1]+1)" office:value-type="float" office:value="517343.75" calcext:value-type="float">
            <text:p>517343.75</text:p>
          </table:table-cell>
          <table:table-cell table:formula="of:=ROUND([.F480]/1000;2)" office:value-type="float" office:value="517.34" calcext:value-type="float">
            <text:p>517.34</text:p>
          </table:table-cell>
          <table:table-cell table:number-columns-repeated="11"/>
        </table:table-row>
        <table:table-row table:style-name="ro1">
          <table:table-cell table:formula="of:=1+[.A480]" office:value-type="float" office:value="479" calcext:value-type="float">
            <text:p>479</text:p>
          </table:table-cell>
          <table:table-cell table:formula="of:=[.$I$3]+([.A481]*[.$I$2])" office:value-type="float" office:value="33115000" calcext:value-type="float">
            <text:p>33115000</text:p>
          </table:table-cell>
          <table:table-cell table:formula="of:=ROUND([.B481]/1000;0)" office:value-type="float" office:value="33115" calcext:value-type="float">
            <text:p>33115</text:p>
          </table:table-cell>
          <table:table-cell table:formula="of:=[.B481]/[.$I$4]" office:value-type="float" office:value="8278750" calcext:value-type="float">
            <text:p>8278750</text:p>
          </table:table-cell>
          <table:table-cell table:formula="of:=ROUND([.D481]/1000;0)" office:value-type="float" office:value="8279" calcext:value-type="float">
            <text:p>8279</text:p>
          </table:table-cell>
          <table:table-cell table:formula="of:=[.D481]/([.$I$1]+1)" office:value-type="float" office:value="517421.875" calcext:value-type="float">
            <text:p>517421.875</text:p>
          </table:table-cell>
          <table:table-cell table:formula="of:=ROUND([.F481]/1000;2)" office:value-type="float" office:value="517.42" calcext:value-type="float">
            <text:p>517.42</text:p>
          </table:table-cell>
          <table:table-cell table:number-columns-repeated="11"/>
        </table:table-row>
        <table:table-row table:style-name="ro1">
          <table:table-cell table:formula="of:=1+[.A481]" office:value-type="float" office:value="480" calcext:value-type="float">
            <text:p>480</text:p>
          </table:table-cell>
          <table:table-cell table:formula="of:=[.$I$3]+([.A482]*[.$I$2])" office:value-type="float" office:value="33120000" calcext:value-type="float">
            <text:p>33120000</text:p>
          </table:table-cell>
          <table:table-cell table:formula="of:=ROUND([.B482]/1000;0)" office:value-type="float" office:value="33120" calcext:value-type="float">
            <text:p>33120</text:p>
          </table:table-cell>
          <table:table-cell table:formula="of:=[.B482]/[.$I$4]" office:value-type="float" office:value="8280000" calcext:value-type="float">
            <text:p>8280000</text:p>
          </table:table-cell>
          <table:table-cell table:formula="of:=ROUND([.D482]/1000;0)" office:value-type="float" office:value="8280" calcext:value-type="float">
            <text:p>8280</text:p>
          </table:table-cell>
          <table:table-cell table:formula="of:=[.D482]/([.$I$1]+1)" office:value-type="float" office:value="517500" calcext:value-type="float">
            <text:p>517500</text:p>
          </table:table-cell>
          <table:table-cell table:formula="of:=ROUND([.F482]/1000;2)" office:value-type="float" office:value="517.5" calcext:value-type="float">
            <text:p>517.5</text:p>
          </table:table-cell>
          <table:table-cell table:number-columns-repeated="11"/>
        </table:table-row>
        <table:table-row table:style-name="ro1">
          <table:table-cell table:formula="of:=1+[.A482]" office:value-type="float" office:value="481" calcext:value-type="float">
            <text:p>481</text:p>
          </table:table-cell>
          <table:table-cell table:formula="of:=[.$I$3]+([.A483]*[.$I$2])" office:value-type="float" office:value="33125000" calcext:value-type="float">
            <text:p>33125000</text:p>
          </table:table-cell>
          <table:table-cell table:formula="of:=ROUND([.B483]/1000;0)" office:value-type="float" office:value="33125" calcext:value-type="float">
            <text:p>33125</text:p>
          </table:table-cell>
          <table:table-cell table:formula="of:=[.B483]/[.$I$4]" office:value-type="float" office:value="8281250" calcext:value-type="float">
            <text:p>8281250</text:p>
          </table:table-cell>
          <table:table-cell table:formula="of:=ROUND([.D483]/1000;0)" office:value-type="float" office:value="8281" calcext:value-type="float">
            <text:p>8281</text:p>
          </table:table-cell>
          <table:table-cell table:formula="of:=[.D483]/([.$I$1]+1)" office:value-type="float" office:value="517578.125" calcext:value-type="float">
            <text:p>517578.125</text:p>
          </table:table-cell>
          <table:table-cell table:formula="of:=ROUND([.F483]/1000;2)" office:value-type="float" office:value="517.58" calcext:value-type="float">
            <text:p>517.58</text:p>
          </table:table-cell>
          <table:table-cell table:number-columns-repeated="11"/>
        </table:table-row>
        <table:table-row table:style-name="ro1">
          <table:table-cell table:formula="of:=1+[.A483]" office:value-type="float" office:value="482" calcext:value-type="float">
            <text:p>482</text:p>
          </table:table-cell>
          <table:table-cell table:formula="of:=[.$I$3]+([.A484]*[.$I$2])" office:value-type="float" office:value="33130000" calcext:value-type="float">
            <text:p>33130000</text:p>
          </table:table-cell>
          <table:table-cell table:formula="of:=ROUND([.B484]/1000;0)" office:value-type="float" office:value="33130" calcext:value-type="float">
            <text:p>33130</text:p>
          </table:table-cell>
          <table:table-cell table:formula="of:=[.B484]/[.$I$4]" office:value-type="float" office:value="8282500" calcext:value-type="float">
            <text:p>8282500</text:p>
          </table:table-cell>
          <table:table-cell table:formula="of:=ROUND([.D484]/1000;0)" office:value-type="float" office:value="8283" calcext:value-type="float">
            <text:p>8283</text:p>
          </table:table-cell>
          <table:table-cell table:formula="of:=[.D484]/([.$I$1]+1)" office:value-type="float" office:value="517656.25" calcext:value-type="float">
            <text:p>517656.25</text:p>
          </table:table-cell>
          <table:table-cell table:formula="of:=ROUND([.F484]/1000;2)" office:value-type="float" office:value="517.66" calcext:value-type="float">
            <text:p>517.66</text:p>
          </table:table-cell>
          <table:table-cell table:number-columns-repeated="11"/>
        </table:table-row>
        <table:table-row table:style-name="ro1">
          <table:table-cell table:formula="of:=1+[.A484]" office:value-type="float" office:value="483" calcext:value-type="float">
            <text:p>483</text:p>
          </table:table-cell>
          <table:table-cell table:formula="of:=[.$I$3]+([.A485]*[.$I$2])" office:value-type="float" office:value="33135000" calcext:value-type="float">
            <text:p>33135000</text:p>
          </table:table-cell>
          <table:table-cell table:formula="of:=ROUND([.B485]/1000;0)" office:value-type="float" office:value="33135" calcext:value-type="float">
            <text:p>33135</text:p>
          </table:table-cell>
          <table:table-cell table:formula="of:=[.B485]/[.$I$4]" office:value-type="float" office:value="8283750" calcext:value-type="float">
            <text:p>8283750</text:p>
          </table:table-cell>
          <table:table-cell table:formula="of:=ROUND([.D485]/1000;0)" office:value-type="float" office:value="8284" calcext:value-type="float">
            <text:p>8284</text:p>
          </table:table-cell>
          <table:table-cell table:formula="of:=[.D485]/([.$I$1]+1)" office:value-type="float" office:value="517734.375" calcext:value-type="float">
            <text:p>517734.375</text:p>
          </table:table-cell>
          <table:table-cell table:formula="of:=ROUND([.F485]/1000;2)" office:value-type="float" office:value="517.73" calcext:value-type="float">
            <text:p>517.73</text:p>
          </table:table-cell>
          <table:table-cell table:number-columns-repeated="11"/>
        </table:table-row>
        <table:table-row table:style-name="ro1">
          <table:table-cell table:formula="of:=1+[.A485]" office:value-type="float" office:value="484" calcext:value-type="float">
            <text:p>484</text:p>
          </table:table-cell>
          <table:table-cell table:formula="of:=[.$I$3]+([.A486]*[.$I$2])" office:value-type="float" office:value="33140000" calcext:value-type="float">
            <text:p>33140000</text:p>
          </table:table-cell>
          <table:table-cell table:formula="of:=ROUND([.B486]/1000;0)" office:value-type="float" office:value="33140" calcext:value-type="float">
            <text:p>33140</text:p>
          </table:table-cell>
          <table:table-cell table:formula="of:=[.B486]/[.$I$4]" office:value-type="float" office:value="8285000" calcext:value-type="float">
            <text:p>8285000</text:p>
          </table:table-cell>
          <table:table-cell table:formula="of:=ROUND([.D486]/1000;0)" office:value-type="float" office:value="8285" calcext:value-type="float">
            <text:p>8285</text:p>
          </table:table-cell>
          <table:table-cell table:formula="of:=[.D486]/([.$I$1]+1)" office:value-type="float" office:value="517812.5" calcext:value-type="float">
            <text:p>517812.5</text:p>
          </table:table-cell>
          <table:table-cell table:formula="of:=ROUND([.F486]/1000;2)" office:value-type="float" office:value="517.81" calcext:value-type="float">
            <text:p>517.81</text:p>
          </table:table-cell>
          <table:table-cell table:number-columns-repeated="11"/>
        </table:table-row>
        <table:table-row table:style-name="ro1">
          <table:table-cell table:formula="of:=1+[.A486]" office:value-type="float" office:value="485" calcext:value-type="float">
            <text:p>485</text:p>
          </table:table-cell>
          <table:table-cell table:formula="of:=[.$I$3]+([.A487]*[.$I$2])" office:value-type="float" office:value="33145000" calcext:value-type="float">
            <text:p>33145000</text:p>
          </table:table-cell>
          <table:table-cell table:formula="of:=ROUND([.B487]/1000;0)" office:value-type="float" office:value="33145" calcext:value-type="float">
            <text:p>33145</text:p>
          </table:table-cell>
          <table:table-cell table:formula="of:=[.B487]/[.$I$4]" office:value-type="float" office:value="8286250" calcext:value-type="float">
            <text:p>8286250</text:p>
          </table:table-cell>
          <table:table-cell table:formula="of:=ROUND([.D487]/1000;0)" office:value-type="float" office:value="8286" calcext:value-type="float">
            <text:p>8286</text:p>
          </table:table-cell>
          <table:table-cell table:formula="of:=[.D487]/([.$I$1]+1)" office:value-type="float" office:value="517890.625" calcext:value-type="float">
            <text:p>517890.625</text:p>
          </table:table-cell>
          <table:table-cell table:formula="of:=ROUND([.F487]/1000;2)" office:value-type="float" office:value="517.89" calcext:value-type="float">
            <text:p>517.89</text:p>
          </table:table-cell>
          <table:table-cell table:number-columns-repeated="11"/>
        </table:table-row>
        <table:table-row table:style-name="ro1">
          <table:table-cell table:formula="of:=1+[.A487]" office:value-type="float" office:value="486" calcext:value-type="float">
            <text:p>486</text:p>
          </table:table-cell>
          <table:table-cell table:formula="of:=[.$I$3]+([.A488]*[.$I$2])" office:value-type="float" office:value="33150000" calcext:value-type="float">
            <text:p>33150000</text:p>
          </table:table-cell>
          <table:table-cell table:formula="of:=ROUND([.B488]/1000;0)" office:value-type="float" office:value="33150" calcext:value-type="float">
            <text:p>33150</text:p>
          </table:table-cell>
          <table:table-cell table:formula="of:=[.B488]/[.$I$4]" office:value-type="float" office:value="8287500" calcext:value-type="float">
            <text:p>8287500</text:p>
          </table:table-cell>
          <table:table-cell table:formula="of:=ROUND([.D488]/1000;0)" office:value-type="float" office:value="8288" calcext:value-type="float">
            <text:p>8288</text:p>
          </table:table-cell>
          <table:table-cell table:formula="of:=[.D488]/([.$I$1]+1)" office:value-type="float" office:value="517968.75" calcext:value-type="float">
            <text:p>517968.75</text:p>
          </table:table-cell>
          <table:table-cell table:formula="of:=ROUND([.F488]/1000;2)" office:value-type="float" office:value="517.97" calcext:value-type="float">
            <text:p>517.97</text:p>
          </table:table-cell>
          <table:table-cell table:number-columns-repeated="11"/>
        </table:table-row>
        <table:table-row table:style-name="ro1">
          <table:table-cell table:formula="of:=1+[.A488]" office:value-type="float" office:value="487" calcext:value-type="float">
            <text:p>487</text:p>
          </table:table-cell>
          <table:table-cell table:formula="of:=[.$I$3]+([.A489]*[.$I$2])" office:value-type="float" office:value="33155000" calcext:value-type="float">
            <text:p>33155000</text:p>
          </table:table-cell>
          <table:table-cell table:formula="of:=ROUND([.B489]/1000;0)" office:value-type="float" office:value="33155" calcext:value-type="float">
            <text:p>33155</text:p>
          </table:table-cell>
          <table:table-cell table:formula="of:=[.B489]/[.$I$4]" office:value-type="float" office:value="8288750" calcext:value-type="float">
            <text:p>8288750</text:p>
          </table:table-cell>
          <table:table-cell table:formula="of:=ROUND([.D489]/1000;0)" office:value-type="float" office:value="8289" calcext:value-type="float">
            <text:p>8289</text:p>
          </table:table-cell>
          <table:table-cell table:formula="of:=[.D489]/([.$I$1]+1)" office:value-type="float" office:value="518046.875" calcext:value-type="float">
            <text:p>518046.875</text:p>
          </table:table-cell>
          <table:table-cell table:formula="of:=ROUND([.F489]/1000;2)" office:value-type="float" office:value="518.05" calcext:value-type="float">
            <text:p>518.05</text:p>
          </table:table-cell>
          <table:table-cell table:number-columns-repeated="11"/>
        </table:table-row>
        <table:table-row table:style-name="ro1">
          <table:table-cell table:formula="of:=1+[.A489]" office:value-type="float" office:value="488" calcext:value-type="float">
            <text:p>488</text:p>
          </table:table-cell>
          <table:table-cell table:formula="of:=[.$I$3]+([.A490]*[.$I$2])" office:value-type="float" office:value="33160000" calcext:value-type="float">
            <text:p>33160000</text:p>
          </table:table-cell>
          <table:table-cell table:formula="of:=ROUND([.B490]/1000;0)" office:value-type="float" office:value="33160" calcext:value-type="float">
            <text:p>33160</text:p>
          </table:table-cell>
          <table:table-cell table:formula="of:=[.B490]/[.$I$4]" office:value-type="float" office:value="8290000" calcext:value-type="float">
            <text:p>8290000</text:p>
          </table:table-cell>
          <table:table-cell table:formula="of:=ROUND([.D490]/1000;0)" office:value-type="float" office:value="8290" calcext:value-type="float">
            <text:p>8290</text:p>
          </table:table-cell>
          <table:table-cell table:formula="of:=[.D490]/([.$I$1]+1)" office:value-type="float" office:value="518125" calcext:value-type="float">
            <text:p>518125</text:p>
          </table:table-cell>
          <table:table-cell table:formula="of:=ROUND([.F490]/1000;2)" office:value-type="float" office:value="518.13" calcext:value-type="float">
            <text:p>518.13</text:p>
          </table:table-cell>
          <table:table-cell table:number-columns-repeated="11"/>
        </table:table-row>
        <table:table-row table:style-name="ro1">
          <table:table-cell table:formula="of:=1+[.A490]" office:value-type="float" office:value="489" calcext:value-type="float">
            <text:p>489</text:p>
          </table:table-cell>
          <table:table-cell table:formula="of:=[.$I$3]+([.A491]*[.$I$2])" office:value-type="float" office:value="33165000" calcext:value-type="float">
            <text:p>33165000</text:p>
          </table:table-cell>
          <table:table-cell table:formula="of:=ROUND([.B491]/1000;0)" office:value-type="float" office:value="33165" calcext:value-type="float">
            <text:p>33165</text:p>
          </table:table-cell>
          <table:table-cell table:formula="of:=[.B491]/[.$I$4]" office:value-type="float" office:value="8291250" calcext:value-type="float">
            <text:p>8291250</text:p>
          </table:table-cell>
          <table:table-cell table:formula="of:=ROUND([.D491]/1000;0)" office:value-type="float" office:value="8291" calcext:value-type="float">
            <text:p>8291</text:p>
          </table:table-cell>
          <table:table-cell table:formula="of:=[.D491]/([.$I$1]+1)" office:value-type="float" office:value="518203.125" calcext:value-type="float">
            <text:p>518203.125</text:p>
          </table:table-cell>
          <table:table-cell table:formula="of:=ROUND([.F491]/1000;2)" office:value-type="float" office:value="518.2" calcext:value-type="float">
            <text:p>518.2</text:p>
          </table:table-cell>
          <table:table-cell table:number-columns-repeated="11"/>
        </table:table-row>
        <table:table-row table:style-name="ro1">
          <table:table-cell table:formula="of:=1+[.A491]" office:value-type="float" office:value="490" calcext:value-type="float">
            <text:p>490</text:p>
          </table:table-cell>
          <table:table-cell table:formula="of:=[.$I$3]+([.A492]*[.$I$2])" office:value-type="float" office:value="33170000" calcext:value-type="float">
            <text:p>33170000</text:p>
          </table:table-cell>
          <table:table-cell table:formula="of:=ROUND([.B492]/1000;0)" office:value-type="float" office:value="33170" calcext:value-type="float">
            <text:p>33170</text:p>
          </table:table-cell>
          <table:table-cell table:formula="of:=[.B492]/[.$I$4]" office:value-type="float" office:value="8292500" calcext:value-type="float">
            <text:p>8292500</text:p>
          </table:table-cell>
          <table:table-cell table:formula="of:=ROUND([.D492]/1000;0)" office:value-type="float" office:value="8293" calcext:value-type="float">
            <text:p>8293</text:p>
          </table:table-cell>
          <table:table-cell table:formula="of:=[.D492]/([.$I$1]+1)" office:value-type="float" office:value="518281.25" calcext:value-type="float">
            <text:p>518281.25</text:p>
          </table:table-cell>
          <table:table-cell table:formula="of:=ROUND([.F492]/1000;2)" office:value-type="float" office:value="518.28" calcext:value-type="float">
            <text:p>518.28</text:p>
          </table:table-cell>
          <table:table-cell table:number-columns-repeated="11"/>
        </table:table-row>
        <table:table-row table:style-name="ro1">
          <table:table-cell table:formula="of:=1+[.A492]" office:value-type="float" office:value="491" calcext:value-type="float">
            <text:p>491</text:p>
          </table:table-cell>
          <table:table-cell table:formula="of:=[.$I$3]+([.A493]*[.$I$2])" office:value-type="float" office:value="33175000" calcext:value-type="float">
            <text:p>33175000</text:p>
          </table:table-cell>
          <table:table-cell table:formula="of:=ROUND([.B493]/1000;0)" office:value-type="float" office:value="33175" calcext:value-type="float">
            <text:p>33175</text:p>
          </table:table-cell>
          <table:table-cell table:formula="of:=[.B493]/[.$I$4]" office:value-type="float" office:value="8293750" calcext:value-type="float">
            <text:p>8293750</text:p>
          </table:table-cell>
          <table:table-cell table:formula="of:=ROUND([.D493]/1000;0)" office:value-type="float" office:value="8294" calcext:value-type="float">
            <text:p>8294</text:p>
          </table:table-cell>
          <table:table-cell table:formula="of:=[.D493]/([.$I$1]+1)" office:value-type="float" office:value="518359.375" calcext:value-type="float">
            <text:p>518359.375</text:p>
          </table:table-cell>
          <table:table-cell table:formula="of:=ROUND([.F493]/1000;2)" office:value-type="float" office:value="518.36" calcext:value-type="float">
            <text:p>518.36</text:p>
          </table:table-cell>
          <table:table-cell table:number-columns-repeated="11"/>
        </table:table-row>
        <table:table-row table:style-name="ro1">
          <table:table-cell table:formula="of:=1+[.A493]" office:value-type="float" office:value="492" calcext:value-type="float">
            <text:p>492</text:p>
          </table:table-cell>
          <table:table-cell table:formula="of:=[.$I$3]+([.A494]*[.$I$2])" office:value-type="float" office:value="33180000" calcext:value-type="float">
            <text:p>33180000</text:p>
          </table:table-cell>
          <table:table-cell table:formula="of:=ROUND([.B494]/1000;0)" office:value-type="float" office:value="33180" calcext:value-type="float">
            <text:p>33180</text:p>
          </table:table-cell>
          <table:table-cell table:formula="of:=[.B494]/[.$I$4]" office:value-type="float" office:value="8295000" calcext:value-type="float">
            <text:p>8295000</text:p>
          </table:table-cell>
          <table:table-cell table:formula="of:=ROUND([.D494]/1000;0)" office:value-type="float" office:value="8295" calcext:value-type="float">
            <text:p>8295</text:p>
          </table:table-cell>
          <table:table-cell table:formula="of:=[.D494]/([.$I$1]+1)" office:value-type="float" office:value="518437.5" calcext:value-type="float">
            <text:p>518437.5</text:p>
          </table:table-cell>
          <table:table-cell table:formula="of:=ROUND([.F494]/1000;2)" office:value-type="float" office:value="518.44" calcext:value-type="float">
            <text:p>518.44</text:p>
          </table:table-cell>
          <table:table-cell table:number-columns-repeated="11"/>
        </table:table-row>
        <table:table-row table:style-name="ro1">
          <table:table-cell table:formula="of:=1+[.A494]" office:value-type="float" office:value="493" calcext:value-type="float">
            <text:p>493</text:p>
          </table:table-cell>
          <table:table-cell table:formula="of:=[.$I$3]+([.A495]*[.$I$2])" office:value-type="float" office:value="33185000" calcext:value-type="float">
            <text:p>33185000</text:p>
          </table:table-cell>
          <table:table-cell table:formula="of:=ROUND([.B495]/1000;0)" office:value-type="float" office:value="33185" calcext:value-type="float">
            <text:p>33185</text:p>
          </table:table-cell>
          <table:table-cell table:formula="of:=[.B495]/[.$I$4]" office:value-type="float" office:value="8296250" calcext:value-type="float">
            <text:p>8296250</text:p>
          </table:table-cell>
          <table:table-cell table:formula="of:=ROUND([.D495]/1000;0)" office:value-type="float" office:value="8296" calcext:value-type="float">
            <text:p>8296</text:p>
          </table:table-cell>
          <table:table-cell table:formula="of:=[.D495]/([.$I$1]+1)" office:value-type="float" office:value="518515.625" calcext:value-type="float">
            <text:p>518515.625</text:p>
          </table:table-cell>
          <table:table-cell table:formula="of:=ROUND([.F495]/1000;2)" office:value-type="float" office:value="518.52" calcext:value-type="float">
            <text:p>518.52</text:p>
          </table:table-cell>
          <table:table-cell table:number-columns-repeated="11"/>
        </table:table-row>
        <table:table-row table:style-name="ro1">
          <table:table-cell table:formula="of:=1+[.A495]" office:value-type="float" office:value="494" calcext:value-type="float">
            <text:p>494</text:p>
          </table:table-cell>
          <table:table-cell table:formula="of:=[.$I$3]+([.A496]*[.$I$2])" office:value-type="float" office:value="33190000" calcext:value-type="float">
            <text:p>33190000</text:p>
          </table:table-cell>
          <table:table-cell table:formula="of:=ROUND([.B496]/1000;0)" office:value-type="float" office:value="33190" calcext:value-type="float">
            <text:p>33190</text:p>
          </table:table-cell>
          <table:table-cell table:formula="of:=[.B496]/[.$I$4]" office:value-type="float" office:value="8297500" calcext:value-type="float">
            <text:p>8297500</text:p>
          </table:table-cell>
          <table:table-cell table:formula="of:=ROUND([.D496]/1000;0)" office:value-type="float" office:value="8298" calcext:value-type="float">
            <text:p>8298</text:p>
          </table:table-cell>
          <table:table-cell table:formula="of:=[.D496]/([.$I$1]+1)" office:value-type="float" office:value="518593.75" calcext:value-type="float">
            <text:p>518593.75</text:p>
          </table:table-cell>
          <table:table-cell table:formula="of:=ROUND([.F496]/1000;2)" office:value-type="float" office:value="518.59" calcext:value-type="float">
            <text:p>518.59</text:p>
          </table:table-cell>
          <table:table-cell table:number-columns-repeated="11"/>
        </table:table-row>
        <table:table-row table:style-name="ro1">
          <table:table-cell table:formula="of:=1+[.A496]" office:value-type="float" office:value="495" calcext:value-type="float">
            <text:p>495</text:p>
          </table:table-cell>
          <table:table-cell table:formula="of:=[.$I$3]+([.A497]*[.$I$2])" office:value-type="float" office:value="33195000" calcext:value-type="float">
            <text:p>33195000</text:p>
          </table:table-cell>
          <table:table-cell table:formula="of:=ROUND([.B497]/1000;0)" office:value-type="float" office:value="33195" calcext:value-type="float">
            <text:p>33195</text:p>
          </table:table-cell>
          <table:table-cell table:formula="of:=[.B497]/[.$I$4]" office:value-type="float" office:value="8298750" calcext:value-type="float">
            <text:p>8298750</text:p>
          </table:table-cell>
          <table:table-cell table:formula="of:=ROUND([.D497]/1000;0)" office:value-type="float" office:value="8299" calcext:value-type="float">
            <text:p>8299</text:p>
          </table:table-cell>
          <table:table-cell table:formula="of:=[.D497]/([.$I$1]+1)" office:value-type="float" office:value="518671.875" calcext:value-type="float">
            <text:p>518671.875</text:p>
          </table:table-cell>
          <table:table-cell table:formula="of:=ROUND([.F497]/1000;2)" office:value-type="float" office:value="518.67" calcext:value-type="float">
            <text:p>518.67</text:p>
          </table:table-cell>
          <table:table-cell table:number-columns-repeated="11"/>
        </table:table-row>
        <table:table-row table:style-name="ro1">
          <table:table-cell table:formula="of:=1+[.A497]" office:value-type="float" office:value="496" calcext:value-type="float">
            <text:p>496</text:p>
          </table:table-cell>
          <table:table-cell table:formula="of:=[.$I$3]+([.A498]*[.$I$2])" office:value-type="float" office:value="33200000" calcext:value-type="float">
            <text:p>33200000</text:p>
          </table:table-cell>
          <table:table-cell table:formula="of:=ROUND([.B498]/1000;0)" office:value-type="float" office:value="33200" calcext:value-type="float">
            <text:p>33200</text:p>
          </table:table-cell>
          <table:table-cell table:formula="of:=[.B498]/[.$I$4]" office:value-type="float" office:value="8300000" calcext:value-type="float">
            <text:p>8300000</text:p>
          </table:table-cell>
          <table:table-cell table:formula="of:=ROUND([.D498]/1000;0)" office:value-type="float" office:value="8300" calcext:value-type="float">
            <text:p>8300</text:p>
          </table:table-cell>
          <table:table-cell table:formula="of:=[.D498]/([.$I$1]+1)" office:value-type="float" office:value="518750" calcext:value-type="float">
            <text:p>518750</text:p>
          </table:table-cell>
          <table:table-cell table:formula="of:=ROUND([.F498]/1000;2)" office:value-type="float" office:value="518.75" calcext:value-type="float">
            <text:p>518.75</text:p>
          </table:table-cell>
          <table:table-cell table:number-columns-repeated="11"/>
        </table:table-row>
        <table:table-row table:style-name="ro1">
          <table:table-cell table:formula="of:=1+[.A498]" office:value-type="float" office:value="497" calcext:value-type="float">
            <text:p>497</text:p>
          </table:table-cell>
          <table:table-cell table:formula="of:=[.$I$3]+([.A499]*[.$I$2])" office:value-type="float" office:value="33205000" calcext:value-type="float">
            <text:p>33205000</text:p>
          </table:table-cell>
          <table:table-cell table:formula="of:=ROUND([.B499]/1000;0)" office:value-type="float" office:value="33205" calcext:value-type="float">
            <text:p>33205</text:p>
          </table:table-cell>
          <table:table-cell table:formula="of:=[.B499]/[.$I$4]" office:value-type="float" office:value="8301250" calcext:value-type="float">
            <text:p>8301250</text:p>
          </table:table-cell>
          <table:table-cell table:formula="of:=ROUND([.D499]/1000;0)" office:value-type="float" office:value="8301" calcext:value-type="float">
            <text:p>8301</text:p>
          </table:table-cell>
          <table:table-cell table:formula="of:=[.D499]/([.$I$1]+1)" office:value-type="float" office:value="518828.125" calcext:value-type="float">
            <text:p>518828.125</text:p>
          </table:table-cell>
          <table:table-cell table:formula="of:=ROUND([.F499]/1000;2)" office:value-type="float" office:value="518.83" calcext:value-type="float">
            <text:p>518.83</text:p>
          </table:table-cell>
          <table:table-cell table:number-columns-repeated="11"/>
        </table:table-row>
        <table:table-row table:style-name="ro1">
          <table:table-cell table:formula="of:=1+[.A499]" office:value-type="float" office:value="498" calcext:value-type="float">
            <text:p>498</text:p>
          </table:table-cell>
          <table:table-cell table:formula="of:=[.$I$3]+([.A500]*[.$I$2])" office:value-type="float" office:value="33210000" calcext:value-type="float">
            <text:p>33210000</text:p>
          </table:table-cell>
          <table:table-cell table:formula="of:=ROUND([.B500]/1000;0)" office:value-type="float" office:value="33210" calcext:value-type="float">
            <text:p>33210</text:p>
          </table:table-cell>
          <table:table-cell table:formula="of:=[.B500]/[.$I$4]" office:value-type="float" office:value="8302500" calcext:value-type="float">
            <text:p>8302500</text:p>
          </table:table-cell>
          <table:table-cell table:formula="of:=ROUND([.D500]/1000;0)" office:value-type="float" office:value="8303" calcext:value-type="float">
            <text:p>8303</text:p>
          </table:table-cell>
          <table:table-cell table:formula="of:=[.D500]/([.$I$1]+1)" office:value-type="float" office:value="518906.25" calcext:value-type="float">
            <text:p>518906.25</text:p>
          </table:table-cell>
          <table:table-cell table:formula="of:=ROUND([.F500]/1000;2)" office:value-type="float" office:value="518.91" calcext:value-type="float">
            <text:p>518.91</text:p>
          </table:table-cell>
          <table:table-cell table:number-columns-repeated="11"/>
        </table:table-row>
        <table:table-row table:style-name="ro1">
          <table:table-cell table:formula="of:=1+[.A500]" office:value-type="float" office:value="499" calcext:value-type="float">
            <text:p>499</text:p>
          </table:table-cell>
          <table:table-cell table:formula="of:=[.$I$3]+([.A501]*[.$I$2])" office:value-type="float" office:value="33215000" calcext:value-type="float">
            <text:p>33215000</text:p>
          </table:table-cell>
          <table:table-cell table:formula="of:=ROUND([.B501]/1000;0)" office:value-type="float" office:value="33215" calcext:value-type="float">
            <text:p>33215</text:p>
          </table:table-cell>
          <table:table-cell table:formula="of:=[.B501]/[.$I$4]" office:value-type="float" office:value="8303750" calcext:value-type="float">
            <text:p>8303750</text:p>
          </table:table-cell>
          <table:table-cell table:formula="of:=ROUND([.D501]/1000;0)" office:value-type="float" office:value="8304" calcext:value-type="float">
            <text:p>8304</text:p>
          </table:table-cell>
          <table:table-cell table:formula="of:=[.D501]/([.$I$1]+1)" office:value-type="float" office:value="518984.375" calcext:value-type="float">
            <text:p>518984.375</text:p>
          </table:table-cell>
          <table:table-cell table:formula="of:=ROUND([.F501]/1000;2)" office:value-type="float" office:value="518.98" calcext:value-type="float">
            <text:p>518.98</text:p>
          </table:table-cell>
          <table:table-cell table:number-columns-repeated="11"/>
        </table:table-row>
        <table:table-row table:style-name="ro1">
          <table:table-cell table:formula="of:=1+[.A501]" office:value-type="float" office:value="500" calcext:value-type="float">
            <text:p>500</text:p>
          </table:table-cell>
          <table:table-cell table:formula="of:=[.$I$3]+([.A502]*[.$I$2])" office:value-type="float" office:value="33220000" calcext:value-type="float">
            <text:p>33220000</text:p>
          </table:table-cell>
          <table:table-cell table:formula="of:=ROUND([.B502]/1000;0)" office:value-type="float" office:value="33220" calcext:value-type="float">
            <text:p>33220</text:p>
          </table:table-cell>
          <table:table-cell table:formula="of:=[.B502]/[.$I$4]" office:value-type="float" office:value="8305000" calcext:value-type="float">
            <text:p>8305000</text:p>
          </table:table-cell>
          <table:table-cell table:formula="of:=ROUND([.D502]/1000;0)" office:value-type="float" office:value="8305" calcext:value-type="float">
            <text:p>8305</text:p>
          </table:table-cell>
          <table:table-cell table:formula="of:=[.D502]/([.$I$1]+1)" office:value-type="float" office:value="519062.5" calcext:value-type="float">
            <text:p>519062.5</text:p>
          </table:table-cell>
          <table:table-cell table:formula="of:=ROUND([.F502]/1000;2)" office:value-type="float" office:value="519.06" calcext:value-type="float">
            <text:p>519.06</text:p>
          </table:table-cell>
          <table:table-cell table:number-columns-repeated="11"/>
        </table:table-row>
        <table:table-row table:style-name="ro1">
          <table:table-cell table:formula="of:=1+[.A502]" office:value-type="float" office:value="501" calcext:value-type="float">
            <text:p>501</text:p>
          </table:table-cell>
          <table:table-cell table:formula="of:=[.$I$3]+([.A503]*[.$I$2])" office:value-type="float" office:value="33225000" calcext:value-type="float">
            <text:p>33225000</text:p>
          </table:table-cell>
          <table:table-cell table:formula="of:=ROUND([.B503]/1000;0)" office:value-type="float" office:value="33225" calcext:value-type="float">
            <text:p>33225</text:p>
          </table:table-cell>
          <table:table-cell table:formula="of:=[.B503]/[.$I$4]" office:value-type="float" office:value="8306250" calcext:value-type="float">
            <text:p>8306250</text:p>
          </table:table-cell>
          <table:table-cell table:formula="of:=ROUND([.D503]/1000;0)" office:value-type="float" office:value="8306" calcext:value-type="float">
            <text:p>8306</text:p>
          </table:table-cell>
          <table:table-cell table:formula="of:=[.D503]/([.$I$1]+1)" office:value-type="float" office:value="519140.625" calcext:value-type="float">
            <text:p>519140.625</text:p>
          </table:table-cell>
          <table:table-cell table:formula="of:=ROUND([.F503]/1000;2)" office:value-type="float" office:value="519.14" calcext:value-type="float">
            <text:p>519.14</text:p>
          </table:table-cell>
          <table:table-cell table:number-columns-repeated="11"/>
        </table:table-row>
        <table:table-row table:style-name="ro1">
          <table:table-cell table:formula="of:=1+[.A503]" office:value-type="float" office:value="502" calcext:value-type="float">
            <text:p>502</text:p>
          </table:table-cell>
          <table:table-cell table:formula="of:=[.$I$3]+([.A504]*[.$I$2])" office:value-type="float" office:value="33230000" calcext:value-type="float">
            <text:p>33230000</text:p>
          </table:table-cell>
          <table:table-cell table:formula="of:=ROUND([.B504]/1000;0)" office:value-type="float" office:value="33230" calcext:value-type="float">
            <text:p>33230</text:p>
          </table:table-cell>
          <table:table-cell table:formula="of:=[.B504]/[.$I$4]" office:value-type="float" office:value="8307500" calcext:value-type="float">
            <text:p>8307500</text:p>
          </table:table-cell>
          <table:table-cell table:formula="of:=ROUND([.D504]/1000;0)" office:value-type="float" office:value="8308" calcext:value-type="float">
            <text:p>8308</text:p>
          </table:table-cell>
          <table:table-cell table:formula="of:=[.D504]/([.$I$1]+1)" office:value-type="float" office:value="519218.75" calcext:value-type="float">
            <text:p>519218.75</text:p>
          </table:table-cell>
          <table:table-cell table:formula="of:=ROUND([.F504]/1000;2)" office:value-type="float" office:value="519.22" calcext:value-type="float">
            <text:p>519.22</text:p>
          </table:table-cell>
          <table:table-cell table:number-columns-repeated="11"/>
        </table:table-row>
        <table:table-row table:style-name="ro1">
          <table:table-cell table:formula="of:=1+[.A504]" office:value-type="float" office:value="503" calcext:value-type="float">
            <text:p>503</text:p>
          </table:table-cell>
          <table:table-cell table:formula="of:=[.$I$3]+([.A505]*[.$I$2])" office:value-type="float" office:value="33235000" calcext:value-type="float">
            <text:p>33235000</text:p>
          </table:table-cell>
          <table:table-cell table:formula="of:=ROUND([.B505]/1000;0)" office:value-type="float" office:value="33235" calcext:value-type="float">
            <text:p>33235</text:p>
          </table:table-cell>
          <table:table-cell table:formula="of:=[.B505]/[.$I$4]" office:value-type="float" office:value="8308750" calcext:value-type="float">
            <text:p>8308750</text:p>
          </table:table-cell>
          <table:table-cell table:formula="of:=ROUND([.D505]/1000;0)" office:value-type="float" office:value="8309" calcext:value-type="float">
            <text:p>8309</text:p>
          </table:table-cell>
          <table:table-cell table:formula="of:=[.D505]/([.$I$1]+1)" office:value-type="float" office:value="519296.875" calcext:value-type="float">
            <text:p>519296.875</text:p>
          </table:table-cell>
          <table:table-cell table:formula="of:=ROUND([.F505]/1000;2)" office:value-type="float" office:value="519.3" calcext:value-type="float">
            <text:p>519.3</text:p>
          </table:table-cell>
          <table:table-cell table:number-columns-repeated="11"/>
        </table:table-row>
        <table:table-row table:style-name="ro1">
          <table:table-cell table:formula="of:=1+[.A505]" office:value-type="float" office:value="504" calcext:value-type="float">
            <text:p>504</text:p>
          </table:table-cell>
          <table:table-cell table:formula="of:=[.$I$3]+([.A506]*[.$I$2])" office:value-type="float" office:value="33240000" calcext:value-type="float">
            <text:p>33240000</text:p>
          </table:table-cell>
          <table:table-cell table:formula="of:=ROUND([.B506]/1000;0)" office:value-type="float" office:value="33240" calcext:value-type="float">
            <text:p>33240</text:p>
          </table:table-cell>
          <table:table-cell table:formula="of:=[.B506]/[.$I$4]" office:value-type="float" office:value="8310000" calcext:value-type="float">
            <text:p>8310000</text:p>
          </table:table-cell>
          <table:table-cell table:formula="of:=ROUND([.D506]/1000;0)" office:value-type="float" office:value="8310" calcext:value-type="float">
            <text:p>8310</text:p>
          </table:table-cell>
          <table:table-cell table:formula="of:=[.D506]/([.$I$1]+1)" office:value-type="float" office:value="519375" calcext:value-type="float">
            <text:p>519375</text:p>
          </table:table-cell>
          <table:table-cell table:formula="of:=ROUND([.F506]/1000;2)" office:value-type="float" office:value="519.38" calcext:value-type="float">
            <text:p>519.38</text:p>
          </table:table-cell>
          <table:table-cell table:number-columns-repeated="11"/>
        </table:table-row>
        <table:table-row table:style-name="ro1">
          <table:table-cell table:formula="of:=1+[.A506]" office:value-type="float" office:value="505" calcext:value-type="float">
            <text:p>505</text:p>
          </table:table-cell>
          <table:table-cell table:formula="of:=[.$I$3]+([.A507]*[.$I$2])" office:value-type="float" office:value="33245000" calcext:value-type="float">
            <text:p>33245000</text:p>
          </table:table-cell>
          <table:table-cell table:formula="of:=ROUND([.B507]/1000;0)" office:value-type="float" office:value="33245" calcext:value-type="float">
            <text:p>33245</text:p>
          </table:table-cell>
          <table:table-cell table:formula="of:=[.B507]/[.$I$4]" office:value-type="float" office:value="8311250" calcext:value-type="float">
            <text:p>8311250</text:p>
          </table:table-cell>
          <table:table-cell table:formula="of:=ROUND([.D507]/1000;0)" office:value-type="float" office:value="8311" calcext:value-type="float">
            <text:p>8311</text:p>
          </table:table-cell>
          <table:table-cell table:formula="of:=[.D507]/([.$I$1]+1)" office:value-type="float" office:value="519453.125" calcext:value-type="float">
            <text:p>519453.125</text:p>
          </table:table-cell>
          <table:table-cell table:formula="of:=ROUND([.F507]/1000;2)" office:value-type="float" office:value="519.45" calcext:value-type="float">
            <text:p>519.45</text:p>
          </table:table-cell>
          <table:table-cell table:number-columns-repeated="11"/>
        </table:table-row>
        <table:table-row table:style-name="ro1">
          <table:table-cell table:formula="of:=1+[.A507]" office:value-type="float" office:value="506" calcext:value-type="float">
            <text:p>506</text:p>
          </table:table-cell>
          <table:table-cell table:formula="of:=[.$I$3]+([.A508]*[.$I$2])" office:value-type="float" office:value="33250000" calcext:value-type="float">
            <text:p>33250000</text:p>
          </table:table-cell>
          <table:table-cell table:formula="of:=ROUND([.B508]/1000;0)" office:value-type="float" office:value="33250" calcext:value-type="float">
            <text:p>33250</text:p>
          </table:table-cell>
          <table:table-cell table:formula="of:=[.B508]/[.$I$4]" office:value-type="float" office:value="8312500" calcext:value-type="float">
            <text:p>8312500</text:p>
          </table:table-cell>
          <table:table-cell table:formula="of:=ROUND([.D508]/1000;0)" office:value-type="float" office:value="8313" calcext:value-type="float">
            <text:p>8313</text:p>
          </table:table-cell>
          <table:table-cell table:formula="of:=[.D508]/([.$I$1]+1)" office:value-type="float" office:value="519531.25" calcext:value-type="float">
            <text:p>519531.25</text:p>
          </table:table-cell>
          <table:table-cell table:formula="of:=ROUND([.F508]/1000;2)" office:value-type="float" office:value="519.53" calcext:value-type="float">
            <text:p>519.53</text:p>
          </table:table-cell>
          <table:table-cell table:number-columns-repeated="11"/>
        </table:table-row>
        <table:table-row table:style-name="ro1">
          <table:table-cell table:formula="of:=1+[.A508]" office:value-type="float" office:value="507" calcext:value-type="float">
            <text:p>507</text:p>
          </table:table-cell>
          <table:table-cell table:formula="of:=[.$I$3]+([.A509]*[.$I$2])" office:value-type="float" office:value="33255000" calcext:value-type="float">
            <text:p>33255000</text:p>
          </table:table-cell>
          <table:table-cell table:formula="of:=ROUND([.B509]/1000;0)" office:value-type="float" office:value="33255" calcext:value-type="float">
            <text:p>33255</text:p>
          </table:table-cell>
          <table:table-cell table:formula="of:=[.B509]/[.$I$4]" office:value-type="float" office:value="8313750" calcext:value-type="float">
            <text:p>8313750</text:p>
          </table:table-cell>
          <table:table-cell table:formula="of:=ROUND([.D509]/1000;0)" office:value-type="float" office:value="8314" calcext:value-type="float">
            <text:p>8314</text:p>
          </table:table-cell>
          <table:table-cell table:formula="of:=[.D509]/([.$I$1]+1)" office:value-type="float" office:value="519609.375" calcext:value-type="float">
            <text:p>519609.375</text:p>
          </table:table-cell>
          <table:table-cell table:formula="of:=ROUND([.F509]/1000;2)" office:value-type="float" office:value="519.61" calcext:value-type="float">
            <text:p>519.61</text:p>
          </table:table-cell>
          <table:table-cell table:number-columns-repeated="11"/>
        </table:table-row>
        <table:table-row table:style-name="ro1">
          <table:table-cell table:formula="of:=1+[.A509]" office:value-type="float" office:value="508" calcext:value-type="float">
            <text:p>508</text:p>
          </table:table-cell>
          <table:table-cell table:formula="of:=[.$I$3]+([.A510]*[.$I$2])" office:value-type="float" office:value="33260000" calcext:value-type="float">
            <text:p>33260000</text:p>
          </table:table-cell>
          <table:table-cell table:formula="of:=ROUND([.B510]/1000;0)" office:value-type="float" office:value="33260" calcext:value-type="float">
            <text:p>33260</text:p>
          </table:table-cell>
          <table:table-cell table:formula="of:=[.B510]/[.$I$4]" office:value-type="float" office:value="8315000" calcext:value-type="float">
            <text:p>8315000</text:p>
          </table:table-cell>
          <table:table-cell table:formula="of:=ROUND([.D510]/1000;0)" office:value-type="float" office:value="8315" calcext:value-type="float">
            <text:p>8315</text:p>
          </table:table-cell>
          <table:table-cell table:formula="of:=[.D510]/([.$I$1]+1)" office:value-type="float" office:value="519687.5" calcext:value-type="float">
            <text:p>519687.5</text:p>
          </table:table-cell>
          <table:table-cell table:formula="of:=ROUND([.F510]/1000;2)" office:value-type="float" office:value="519.69" calcext:value-type="float">
            <text:p>519.69</text:p>
          </table:table-cell>
          <table:table-cell table:number-columns-repeated="11"/>
        </table:table-row>
        <table:table-row table:style-name="ro1">
          <table:table-cell table:formula="of:=1+[.A510]" office:value-type="float" office:value="509" calcext:value-type="float">
            <text:p>509</text:p>
          </table:table-cell>
          <table:table-cell table:formula="of:=[.$I$3]+([.A511]*[.$I$2])" office:value-type="float" office:value="33265000" calcext:value-type="float">
            <text:p>33265000</text:p>
          </table:table-cell>
          <table:table-cell table:formula="of:=ROUND([.B511]/1000;0)" office:value-type="float" office:value="33265" calcext:value-type="float">
            <text:p>33265</text:p>
          </table:table-cell>
          <table:table-cell table:formula="of:=[.B511]/[.$I$4]" office:value-type="float" office:value="8316250" calcext:value-type="float">
            <text:p>8316250</text:p>
          </table:table-cell>
          <table:table-cell table:formula="of:=ROUND([.D511]/1000;0)" office:value-type="float" office:value="8316" calcext:value-type="float">
            <text:p>8316</text:p>
          </table:table-cell>
          <table:table-cell table:formula="of:=[.D511]/([.$I$1]+1)" office:value-type="float" office:value="519765.625" calcext:value-type="float">
            <text:p>519765.625</text:p>
          </table:table-cell>
          <table:table-cell table:formula="of:=ROUND([.F511]/1000;2)" office:value-type="float" office:value="519.77" calcext:value-type="float">
            <text:p>519.77</text:p>
          </table:table-cell>
          <table:table-cell table:number-columns-repeated="11"/>
        </table:table-row>
        <table:table-row table:style-name="ro1">
          <table:table-cell table:formula="of:=1+[.A511]" office:value-type="float" office:value="510" calcext:value-type="float">
            <text:p>510</text:p>
          </table:table-cell>
          <table:table-cell table:formula="of:=[.$I$3]+([.A512]*[.$I$2])" office:value-type="float" office:value="33270000" calcext:value-type="float">
            <text:p>33270000</text:p>
          </table:table-cell>
          <table:table-cell table:formula="of:=ROUND([.B512]/1000;0)" office:value-type="float" office:value="33270" calcext:value-type="float">
            <text:p>33270</text:p>
          </table:table-cell>
          <table:table-cell table:formula="of:=[.B512]/[.$I$4]" office:value-type="float" office:value="8317500" calcext:value-type="float">
            <text:p>8317500</text:p>
          </table:table-cell>
          <table:table-cell table:formula="of:=ROUND([.D512]/1000;0)" office:value-type="float" office:value="8318" calcext:value-type="float">
            <text:p>8318</text:p>
          </table:table-cell>
          <table:table-cell table:formula="of:=[.D512]/([.$I$1]+1)" office:value-type="float" office:value="519843.75" calcext:value-type="float">
            <text:p>519843.75</text:p>
          </table:table-cell>
          <table:table-cell table:formula="of:=ROUND([.F512]/1000;2)" office:value-type="float" office:value="519.84" calcext:value-type="float">
            <text:p>519.84</text:p>
          </table:table-cell>
          <table:table-cell table:number-columns-repeated="11"/>
        </table:table-row>
        <table:table-row table:style-name="ro1">
          <table:table-cell table:formula="of:=1+[.A512]" office:value-type="float" office:value="511" calcext:value-type="float">
            <text:p>511</text:p>
          </table:table-cell>
          <table:table-cell table:formula="of:=[.$I$3]+([.A513]*[.$I$2])" office:value-type="float" office:value="33275000" calcext:value-type="float">
            <text:p>33275000</text:p>
          </table:table-cell>
          <table:table-cell table:formula="of:=ROUND([.B513]/1000;0)" office:value-type="float" office:value="33275" calcext:value-type="float">
            <text:p>33275</text:p>
          </table:table-cell>
          <table:table-cell table:formula="of:=[.B513]/[.$I$4]" office:value-type="float" office:value="8318750" calcext:value-type="float">
            <text:p>8318750</text:p>
          </table:table-cell>
          <table:table-cell table:formula="of:=ROUND([.D513]/1000;0)" office:value-type="float" office:value="8319" calcext:value-type="float">
            <text:p>8319</text:p>
          </table:table-cell>
          <table:table-cell table:formula="of:=[.D513]/([.$I$1]+1)" office:value-type="float" office:value="519921.875" calcext:value-type="float">
            <text:p>519921.875</text:p>
          </table:table-cell>
          <table:table-cell table:formula="of:=ROUND([.F513]/1000;2)" office:value-type="float" office:value="519.92" calcext:value-type="float">
            <text:p>519.92</text:p>
          </table:table-cell>
          <table:table-cell table:number-columns-repeated="11"/>
        </table:table-row>
        <table:table-row table:style-name="ro1">
          <table:table-cell table:formula="of:=1+[.A513]" office:value-type="float" office:value="512" calcext:value-type="float">
            <text:p>512</text:p>
          </table:table-cell>
          <table:table-cell table:formula="of:=[.$I$3]+([.A514]*[.$I$2])" office:value-type="float" office:value="33280000" calcext:value-type="float">
            <text:p>33280000</text:p>
          </table:table-cell>
          <table:table-cell table:formula="of:=ROUND([.B514]/1000;0)" office:value-type="float" office:value="33280" calcext:value-type="float">
            <text:p>33280</text:p>
          </table:table-cell>
          <table:table-cell table:formula="of:=[.B514]/[.$I$4]" office:value-type="float" office:value="8320000" calcext:value-type="float">
            <text:p>8320000</text:p>
          </table:table-cell>
          <table:table-cell table:formula="of:=ROUND([.D514]/1000;0)" office:value-type="float" office:value="8320" calcext:value-type="float">
            <text:p>8320</text:p>
          </table:table-cell>
          <table:table-cell table:formula="of:=[.D514]/([.$I$1]+1)" office:value-type="float" office:value="520000" calcext:value-type="float">
            <text:p>520000</text:p>
          </table:table-cell>
          <table:table-cell table:formula="of:=ROUND([.F514]/1000;2)" office:value-type="float" office:value="520" calcext:value-type="float">
            <text:p>520</text:p>
          </table:table-cell>
          <table:table-cell table:number-columns-repeated="11"/>
        </table:table-row>
        <table:table-row table:style-name="ro1">
          <table:table-cell table:formula="of:=1+[.A514]" office:value-type="float" office:value="513" calcext:value-type="float">
            <text:p>513</text:p>
          </table:table-cell>
          <table:table-cell table:formula="of:=[.$I$3]+([.A515]*[.$I$2])" office:value-type="float" office:value="33285000" calcext:value-type="float">
            <text:p>33285000</text:p>
          </table:table-cell>
          <table:table-cell table:formula="of:=ROUND([.B515]/1000;0)" office:value-type="float" office:value="33285" calcext:value-type="float">
            <text:p>33285</text:p>
          </table:table-cell>
          <table:table-cell table:formula="of:=[.B515]/[.$I$4]" office:value-type="float" office:value="8321250" calcext:value-type="float">
            <text:p>8321250</text:p>
          </table:table-cell>
          <table:table-cell table:formula="of:=ROUND([.D515]/1000;0)" office:value-type="float" office:value="8321" calcext:value-type="float">
            <text:p>8321</text:p>
          </table:table-cell>
          <table:table-cell table:formula="of:=[.D515]/([.$I$1]+1)" office:value-type="float" office:value="520078.125" calcext:value-type="float">
            <text:p>520078.125</text:p>
          </table:table-cell>
          <table:table-cell table:formula="of:=ROUND([.F515]/1000;2)" office:value-type="float" office:value="520.08" calcext:value-type="float">
            <text:p>520.08</text:p>
          </table:table-cell>
          <table:table-cell table:number-columns-repeated="11"/>
        </table:table-row>
        <table:table-row table:style-name="ro1">
          <table:table-cell table:formula="of:=1+[.A515]" office:value-type="float" office:value="514" calcext:value-type="float">
            <text:p>514</text:p>
          </table:table-cell>
          <table:table-cell table:formula="of:=[.$I$3]+([.A516]*[.$I$2])" office:value-type="float" office:value="33290000" calcext:value-type="float">
            <text:p>33290000</text:p>
          </table:table-cell>
          <table:table-cell table:formula="of:=ROUND([.B516]/1000;0)" office:value-type="float" office:value="33290" calcext:value-type="float">
            <text:p>33290</text:p>
          </table:table-cell>
          <table:table-cell table:formula="of:=[.B516]/[.$I$4]" office:value-type="float" office:value="8322500" calcext:value-type="float">
            <text:p>8322500</text:p>
          </table:table-cell>
          <table:table-cell table:formula="of:=ROUND([.D516]/1000;0)" office:value-type="float" office:value="8323" calcext:value-type="float">
            <text:p>8323</text:p>
          </table:table-cell>
          <table:table-cell table:formula="of:=[.D516]/([.$I$1]+1)" office:value-type="float" office:value="520156.25" calcext:value-type="float">
            <text:p>520156.25</text:p>
          </table:table-cell>
          <table:table-cell table:formula="of:=ROUND([.F516]/1000;2)" office:value-type="float" office:value="520.16" calcext:value-type="float">
            <text:p>520.16</text:p>
          </table:table-cell>
          <table:table-cell table:number-columns-repeated="11"/>
        </table:table-row>
        <table:table-row table:style-name="ro1">
          <table:table-cell table:formula="of:=1+[.A516]" office:value-type="float" office:value="515" calcext:value-type="float">
            <text:p>515</text:p>
          </table:table-cell>
          <table:table-cell table:formula="of:=[.$I$3]+([.A517]*[.$I$2])" office:value-type="float" office:value="33295000" calcext:value-type="float">
            <text:p>33295000</text:p>
          </table:table-cell>
          <table:table-cell table:formula="of:=ROUND([.B517]/1000;0)" office:value-type="float" office:value="33295" calcext:value-type="float">
            <text:p>33295</text:p>
          </table:table-cell>
          <table:table-cell table:formula="of:=[.B517]/[.$I$4]" office:value-type="float" office:value="8323750" calcext:value-type="float">
            <text:p>8323750</text:p>
          </table:table-cell>
          <table:table-cell table:formula="of:=ROUND([.D517]/1000;0)" office:value-type="float" office:value="8324" calcext:value-type="float">
            <text:p>8324</text:p>
          </table:table-cell>
          <table:table-cell table:formula="of:=[.D517]/([.$I$1]+1)" office:value-type="float" office:value="520234.375" calcext:value-type="float">
            <text:p>520234.375</text:p>
          </table:table-cell>
          <table:table-cell table:formula="of:=ROUND([.F517]/1000;2)" office:value-type="float" office:value="520.23" calcext:value-type="float">
            <text:p>520.23</text:p>
          </table:table-cell>
          <table:table-cell table:number-columns-repeated="11"/>
        </table:table-row>
        <table:table-row table:style-name="ro1">
          <table:table-cell table:formula="of:=1+[.A517]" office:value-type="float" office:value="516" calcext:value-type="float">
            <text:p>516</text:p>
          </table:table-cell>
          <table:table-cell table:formula="of:=[.$I$3]+([.A518]*[.$I$2])" office:value-type="float" office:value="33300000" calcext:value-type="float">
            <text:p>33300000</text:p>
          </table:table-cell>
          <table:table-cell table:formula="of:=ROUND([.B518]/1000;0)" office:value-type="float" office:value="33300" calcext:value-type="float">
            <text:p>33300</text:p>
          </table:table-cell>
          <table:table-cell table:formula="of:=[.B518]/[.$I$4]" office:value-type="float" office:value="8325000" calcext:value-type="float">
            <text:p>8325000</text:p>
          </table:table-cell>
          <table:table-cell table:formula="of:=ROUND([.D518]/1000;0)" office:value-type="float" office:value="8325" calcext:value-type="float">
            <text:p>8325</text:p>
          </table:table-cell>
          <table:table-cell table:formula="of:=[.D518]/([.$I$1]+1)" office:value-type="float" office:value="520312.5" calcext:value-type="float">
            <text:p>520312.5</text:p>
          </table:table-cell>
          <table:table-cell table:formula="of:=ROUND([.F518]/1000;2)" office:value-type="float" office:value="520.31" calcext:value-type="float">
            <text:p>520.31</text:p>
          </table:table-cell>
          <table:table-cell table:number-columns-repeated="11"/>
        </table:table-row>
        <table:table-row table:style-name="ro1">
          <table:table-cell table:formula="of:=1+[.A518]" office:value-type="float" office:value="517" calcext:value-type="float">
            <text:p>517</text:p>
          </table:table-cell>
          <table:table-cell table:formula="of:=[.$I$3]+([.A519]*[.$I$2])" office:value-type="float" office:value="33305000" calcext:value-type="float">
            <text:p>33305000</text:p>
          </table:table-cell>
          <table:table-cell table:formula="of:=ROUND([.B519]/1000;0)" office:value-type="float" office:value="33305" calcext:value-type="float">
            <text:p>33305</text:p>
          </table:table-cell>
          <table:table-cell table:formula="of:=[.B519]/[.$I$4]" office:value-type="float" office:value="8326250" calcext:value-type="float">
            <text:p>8326250</text:p>
          </table:table-cell>
          <table:table-cell table:formula="of:=ROUND([.D519]/1000;0)" office:value-type="float" office:value="8326" calcext:value-type="float">
            <text:p>8326</text:p>
          </table:table-cell>
          <table:table-cell table:formula="of:=[.D519]/([.$I$1]+1)" office:value-type="float" office:value="520390.625" calcext:value-type="float">
            <text:p>520390.625</text:p>
          </table:table-cell>
          <table:table-cell table:formula="of:=ROUND([.F519]/1000;2)" office:value-type="float" office:value="520.39" calcext:value-type="float">
            <text:p>520.39</text:p>
          </table:table-cell>
          <table:table-cell table:number-columns-repeated="11"/>
        </table:table-row>
        <table:table-row table:style-name="ro1">
          <table:table-cell table:formula="of:=1+[.A519]" office:value-type="float" office:value="518" calcext:value-type="float">
            <text:p>518</text:p>
          </table:table-cell>
          <table:table-cell table:formula="of:=[.$I$3]+([.A520]*[.$I$2])" office:value-type="float" office:value="33310000" calcext:value-type="float">
            <text:p>33310000</text:p>
          </table:table-cell>
          <table:table-cell table:formula="of:=ROUND([.B520]/1000;0)" office:value-type="float" office:value="33310" calcext:value-type="float">
            <text:p>33310</text:p>
          </table:table-cell>
          <table:table-cell table:formula="of:=[.B520]/[.$I$4]" office:value-type="float" office:value="8327500" calcext:value-type="float">
            <text:p>8327500</text:p>
          </table:table-cell>
          <table:table-cell table:formula="of:=ROUND([.D520]/1000;0)" office:value-type="float" office:value="8328" calcext:value-type="float">
            <text:p>8328</text:p>
          </table:table-cell>
          <table:table-cell table:formula="of:=[.D520]/([.$I$1]+1)" office:value-type="float" office:value="520468.75" calcext:value-type="float">
            <text:p>520468.75</text:p>
          </table:table-cell>
          <table:table-cell table:formula="of:=ROUND([.F520]/1000;2)" office:value-type="float" office:value="520.47" calcext:value-type="float">
            <text:p>520.47</text:p>
          </table:table-cell>
          <table:table-cell table:number-columns-repeated="11"/>
        </table:table-row>
        <table:table-row table:style-name="ro1">
          <table:table-cell table:formula="of:=1+[.A520]" office:value-type="float" office:value="519" calcext:value-type="float">
            <text:p>519</text:p>
          </table:table-cell>
          <table:table-cell table:formula="of:=[.$I$3]+([.A521]*[.$I$2])" office:value-type="float" office:value="33315000" calcext:value-type="float">
            <text:p>33315000</text:p>
          </table:table-cell>
          <table:table-cell table:formula="of:=ROUND([.B521]/1000;0)" office:value-type="float" office:value="33315" calcext:value-type="float">
            <text:p>33315</text:p>
          </table:table-cell>
          <table:table-cell table:formula="of:=[.B521]/[.$I$4]" office:value-type="float" office:value="8328750" calcext:value-type="float">
            <text:p>8328750</text:p>
          </table:table-cell>
          <table:table-cell table:formula="of:=ROUND([.D521]/1000;0)" office:value-type="float" office:value="8329" calcext:value-type="float">
            <text:p>8329</text:p>
          </table:table-cell>
          <table:table-cell table:formula="of:=[.D521]/([.$I$1]+1)" office:value-type="float" office:value="520546.875" calcext:value-type="float">
            <text:p>520546.875</text:p>
          </table:table-cell>
          <table:table-cell table:formula="of:=ROUND([.F521]/1000;2)" office:value-type="float" office:value="520.55" calcext:value-type="float">
            <text:p>520.55</text:p>
          </table:table-cell>
          <table:table-cell table:number-columns-repeated="11"/>
        </table:table-row>
        <table:table-row table:style-name="ro1">
          <table:table-cell table:formula="of:=1+[.A521]" office:value-type="float" office:value="520" calcext:value-type="float">
            <text:p>520</text:p>
          </table:table-cell>
          <table:table-cell table:formula="of:=[.$I$3]+([.A522]*[.$I$2])" office:value-type="float" office:value="33320000" calcext:value-type="float">
            <text:p>33320000</text:p>
          </table:table-cell>
          <table:table-cell table:formula="of:=ROUND([.B522]/1000;0)" office:value-type="float" office:value="33320" calcext:value-type="float">
            <text:p>33320</text:p>
          </table:table-cell>
          <table:table-cell table:formula="of:=[.B522]/[.$I$4]" office:value-type="float" office:value="8330000" calcext:value-type="float">
            <text:p>8330000</text:p>
          </table:table-cell>
          <table:table-cell table:formula="of:=ROUND([.D522]/1000;0)" office:value-type="float" office:value="8330" calcext:value-type="float">
            <text:p>8330</text:p>
          </table:table-cell>
          <table:table-cell table:formula="of:=[.D522]/([.$I$1]+1)" office:value-type="float" office:value="520625" calcext:value-type="float">
            <text:p>520625</text:p>
          </table:table-cell>
          <table:table-cell table:formula="of:=ROUND([.F522]/1000;2)" office:value-type="float" office:value="520.63" calcext:value-type="float">
            <text:p>520.63</text:p>
          </table:table-cell>
          <table:table-cell table:number-columns-repeated="11"/>
        </table:table-row>
        <table:table-row table:style-name="ro1">
          <table:table-cell table:formula="of:=1+[.A522]" office:value-type="float" office:value="521" calcext:value-type="float">
            <text:p>521</text:p>
          </table:table-cell>
          <table:table-cell table:formula="of:=[.$I$3]+([.A523]*[.$I$2])" office:value-type="float" office:value="33325000" calcext:value-type="float">
            <text:p>33325000</text:p>
          </table:table-cell>
          <table:table-cell table:formula="of:=ROUND([.B523]/1000;0)" office:value-type="float" office:value="33325" calcext:value-type="float">
            <text:p>33325</text:p>
          </table:table-cell>
          <table:table-cell table:formula="of:=[.B523]/[.$I$4]" office:value-type="float" office:value="8331250" calcext:value-type="float">
            <text:p>8331250</text:p>
          </table:table-cell>
          <table:table-cell table:formula="of:=ROUND([.D523]/1000;0)" office:value-type="float" office:value="8331" calcext:value-type="float">
            <text:p>8331</text:p>
          </table:table-cell>
          <table:table-cell table:formula="of:=[.D523]/([.$I$1]+1)" office:value-type="float" office:value="520703.125" calcext:value-type="float">
            <text:p>520703.125</text:p>
          </table:table-cell>
          <table:table-cell table:formula="of:=ROUND([.F523]/1000;2)" office:value-type="float" office:value="520.7" calcext:value-type="float">
            <text:p>520.7</text:p>
          </table:table-cell>
          <table:table-cell table:number-columns-repeated="11"/>
        </table:table-row>
        <table:table-row table:style-name="ro1">
          <table:table-cell table:formula="of:=1+[.A523]" office:value-type="float" office:value="522" calcext:value-type="float">
            <text:p>522</text:p>
          </table:table-cell>
          <table:table-cell table:formula="of:=[.$I$3]+([.A524]*[.$I$2])" office:value-type="float" office:value="33330000" calcext:value-type="float">
            <text:p>33330000</text:p>
          </table:table-cell>
          <table:table-cell table:formula="of:=ROUND([.B524]/1000;0)" office:value-type="float" office:value="33330" calcext:value-type="float">
            <text:p>33330</text:p>
          </table:table-cell>
          <table:table-cell table:formula="of:=[.B524]/[.$I$4]" office:value-type="float" office:value="8332500" calcext:value-type="float">
            <text:p>8332500</text:p>
          </table:table-cell>
          <table:table-cell table:formula="of:=ROUND([.D524]/1000;0)" office:value-type="float" office:value="8333" calcext:value-type="float">
            <text:p>8333</text:p>
          </table:table-cell>
          <table:table-cell table:formula="of:=[.D524]/([.$I$1]+1)" office:value-type="float" office:value="520781.25" calcext:value-type="float">
            <text:p>520781.25</text:p>
          </table:table-cell>
          <table:table-cell table:formula="of:=ROUND([.F524]/1000;2)" office:value-type="float" office:value="520.78" calcext:value-type="float">
            <text:p>520.78</text:p>
          </table:table-cell>
          <table:table-cell table:number-columns-repeated="11"/>
        </table:table-row>
        <table:table-row table:style-name="ro1">
          <table:table-cell table:formula="of:=1+[.A524]" office:value-type="float" office:value="523" calcext:value-type="float">
            <text:p>523</text:p>
          </table:table-cell>
          <table:table-cell table:formula="of:=[.$I$3]+([.A525]*[.$I$2])" office:value-type="float" office:value="33335000" calcext:value-type="float">
            <text:p>33335000</text:p>
          </table:table-cell>
          <table:table-cell table:formula="of:=ROUND([.B525]/1000;0)" office:value-type="float" office:value="33335" calcext:value-type="float">
            <text:p>33335</text:p>
          </table:table-cell>
          <table:table-cell table:formula="of:=[.B525]/[.$I$4]" office:value-type="float" office:value="8333750" calcext:value-type="float">
            <text:p>8333750</text:p>
          </table:table-cell>
          <table:table-cell table:formula="of:=ROUND([.D525]/1000;0)" office:value-type="float" office:value="8334" calcext:value-type="float">
            <text:p>8334</text:p>
          </table:table-cell>
          <table:table-cell table:formula="of:=[.D525]/([.$I$1]+1)" office:value-type="float" office:value="520859.375" calcext:value-type="float">
            <text:p>520859.375</text:p>
          </table:table-cell>
          <table:table-cell table:formula="of:=ROUND([.F525]/1000;2)" office:value-type="float" office:value="520.86" calcext:value-type="float">
            <text:p>520.86</text:p>
          </table:table-cell>
          <table:table-cell table:number-columns-repeated="11"/>
        </table:table-row>
        <table:table-row table:style-name="ro1">
          <table:table-cell table:formula="of:=1+[.A525]" office:value-type="float" office:value="524" calcext:value-type="float">
            <text:p>524</text:p>
          </table:table-cell>
          <table:table-cell table:formula="of:=[.$I$3]+([.A526]*[.$I$2])" office:value-type="float" office:value="33340000" calcext:value-type="float">
            <text:p>33340000</text:p>
          </table:table-cell>
          <table:table-cell table:formula="of:=ROUND([.B526]/1000;0)" office:value-type="float" office:value="33340" calcext:value-type="float">
            <text:p>33340</text:p>
          </table:table-cell>
          <table:table-cell table:formula="of:=[.B526]/[.$I$4]" office:value-type="float" office:value="8335000" calcext:value-type="float">
            <text:p>8335000</text:p>
          </table:table-cell>
          <table:table-cell table:formula="of:=ROUND([.D526]/1000;0)" office:value-type="float" office:value="8335" calcext:value-type="float">
            <text:p>8335</text:p>
          </table:table-cell>
          <table:table-cell table:formula="of:=[.D526]/([.$I$1]+1)" office:value-type="float" office:value="520937.5" calcext:value-type="float">
            <text:p>520937.5</text:p>
          </table:table-cell>
          <table:table-cell table:formula="of:=ROUND([.F526]/1000;2)" office:value-type="float" office:value="520.94" calcext:value-type="float">
            <text:p>520.94</text:p>
          </table:table-cell>
          <table:table-cell table:number-columns-repeated="11"/>
        </table:table-row>
        <table:table-row table:style-name="ro1">
          <table:table-cell table:formula="of:=1+[.A526]" office:value-type="float" office:value="525" calcext:value-type="float">
            <text:p>525</text:p>
          </table:table-cell>
          <table:table-cell table:formula="of:=[.$I$3]+([.A527]*[.$I$2])" office:value-type="float" office:value="33345000" calcext:value-type="float">
            <text:p>33345000</text:p>
          </table:table-cell>
          <table:table-cell table:formula="of:=ROUND([.B527]/1000;0)" office:value-type="float" office:value="33345" calcext:value-type="float">
            <text:p>33345</text:p>
          </table:table-cell>
          <table:table-cell table:formula="of:=[.B527]/[.$I$4]" office:value-type="float" office:value="8336250" calcext:value-type="float">
            <text:p>8336250</text:p>
          </table:table-cell>
          <table:table-cell table:formula="of:=ROUND([.D527]/1000;0)" office:value-type="float" office:value="8336" calcext:value-type="float">
            <text:p>8336</text:p>
          </table:table-cell>
          <table:table-cell table:formula="of:=[.D527]/([.$I$1]+1)" office:value-type="float" office:value="521015.625" calcext:value-type="float">
            <text:p>521015.625</text:p>
          </table:table-cell>
          <table:table-cell table:formula="of:=ROUND([.F527]/1000;2)" office:value-type="float" office:value="521.02" calcext:value-type="float">
            <text:p>521.02</text:p>
          </table:table-cell>
          <table:table-cell table:number-columns-repeated="11"/>
        </table:table-row>
        <table:table-row table:style-name="ro1">
          <table:table-cell table:formula="of:=1+[.A527]" office:value-type="float" office:value="526" calcext:value-type="float">
            <text:p>526</text:p>
          </table:table-cell>
          <table:table-cell table:formula="of:=[.$I$3]+([.A528]*[.$I$2])" office:value-type="float" office:value="33350000" calcext:value-type="float">
            <text:p>33350000</text:p>
          </table:table-cell>
          <table:table-cell table:formula="of:=ROUND([.B528]/1000;0)" office:value-type="float" office:value="33350" calcext:value-type="float">
            <text:p>33350</text:p>
          </table:table-cell>
          <table:table-cell table:formula="of:=[.B528]/[.$I$4]" office:value-type="float" office:value="8337500" calcext:value-type="float">
            <text:p>8337500</text:p>
          </table:table-cell>
          <table:table-cell table:formula="of:=ROUND([.D528]/1000;0)" office:value-type="float" office:value="8338" calcext:value-type="float">
            <text:p>8338</text:p>
          </table:table-cell>
          <table:table-cell table:formula="of:=[.D528]/([.$I$1]+1)" office:value-type="float" office:value="521093.75" calcext:value-type="float">
            <text:p>521093.75</text:p>
          </table:table-cell>
          <table:table-cell table:formula="of:=ROUND([.F528]/1000;2)" office:value-type="float" office:value="521.09" calcext:value-type="float">
            <text:p>521.09</text:p>
          </table:table-cell>
          <table:table-cell table:number-columns-repeated="11"/>
        </table:table-row>
        <table:table-row table:style-name="ro1">
          <table:table-cell table:formula="of:=1+[.A528]" office:value-type="float" office:value="527" calcext:value-type="float">
            <text:p>527</text:p>
          </table:table-cell>
          <table:table-cell table:formula="of:=[.$I$3]+([.A529]*[.$I$2])" office:value-type="float" office:value="33355000" calcext:value-type="float">
            <text:p>33355000</text:p>
          </table:table-cell>
          <table:table-cell table:formula="of:=ROUND([.B529]/1000;0)" office:value-type="float" office:value="33355" calcext:value-type="float">
            <text:p>33355</text:p>
          </table:table-cell>
          <table:table-cell table:formula="of:=[.B529]/[.$I$4]" office:value-type="float" office:value="8338750" calcext:value-type="float">
            <text:p>8338750</text:p>
          </table:table-cell>
          <table:table-cell table:formula="of:=ROUND([.D529]/1000;0)" office:value-type="float" office:value="8339" calcext:value-type="float">
            <text:p>8339</text:p>
          </table:table-cell>
          <table:table-cell table:formula="of:=[.D529]/([.$I$1]+1)" office:value-type="float" office:value="521171.875" calcext:value-type="float">
            <text:p>521171.875</text:p>
          </table:table-cell>
          <table:table-cell table:formula="of:=ROUND([.F529]/1000;2)" office:value-type="float" office:value="521.17" calcext:value-type="float">
            <text:p>521.17</text:p>
          </table:table-cell>
          <table:table-cell table:number-columns-repeated="11"/>
        </table:table-row>
        <table:table-row table:style-name="ro1">
          <table:table-cell table:formula="of:=1+[.A529]" office:value-type="float" office:value="528" calcext:value-type="float">
            <text:p>528</text:p>
          </table:table-cell>
          <table:table-cell table:formula="of:=[.$I$3]+([.A530]*[.$I$2])" office:value-type="float" office:value="33360000" calcext:value-type="float">
            <text:p>33360000</text:p>
          </table:table-cell>
          <table:table-cell table:formula="of:=ROUND([.B530]/1000;0)" office:value-type="float" office:value="33360" calcext:value-type="float">
            <text:p>33360</text:p>
          </table:table-cell>
          <table:table-cell table:formula="of:=[.B530]/[.$I$4]" office:value-type="float" office:value="8340000" calcext:value-type="float">
            <text:p>8340000</text:p>
          </table:table-cell>
          <table:table-cell table:formula="of:=ROUND([.D530]/1000;0)" office:value-type="float" office:value="8340" calcext:value-type="float">
            <text:p>8340</text:p>
          </table:table-cell>
          <table:table-cell table:formula="of:=[.D530]/([.$I$1]+1)" office:value-type="float" office:value="521250" calcext:value-type="float">
            <text:p>521250</text:p>
          </table:table-cell>
          <table:table-cell table:formula="of:=ROUND([.F530]/1000;2)" office:value-type="float" office:value="521.25" calcext:value-type="float">
            <text:p>521.25</text:p>
          </table:table-cell>
          <table:table-cell table:number-columns-repeated="11"/>
        </table:table-row>
        <table:table-row table:style-name="ro1">
          <table:table-cell table:formula="of:=1+[.A530]" office:value-type="float" office:value="529" calcext:value-type="float">
            <text:p>529</text:p>
          </table:table-cell>
          <table:table-cell table:formula="of:=[.$I$3]+([.A531]*[.$I$2])" office:value-type="float" office:value="33365000" calcext:value-type="float">
            <text:p>33365000</text:p>
          </table:table-cell>
          <table:table-cell table:formula="of:=ROUND([.B531]/1000;0)" office:value-type="float" office:value="33365" calcext:value-type="float">
            <text:p>33365</text:p>
          </table:table-cell>
          <table:table-cell table:formula="of:=[.B531]/[.$I$4]" office:value-type="float" office:value="8341250" calcext:value-type="float">
            <text:p>8341250</text:p>
          </table:table-cell>
          <table:table-cell table:formula="of:=ROUND([.D531]/1000;0)" office:value-type="float" office:value="8341" calcext:value-type="float">
            <text:p>8341</text:p>
          </table:table-cell>
          <table:table-cell table:formula="of:=[.D531]/([.$I$1]+1)" office:value-type="float" office:value="521328.125" calcext:value-type="float">
            <text:p>521328.125</text:p>
          </table:table-cell>
          <table:table-cell table:formula="of:=ROUND([.F531]/1000;2)" office:value-type="float" office:value="521.33" calcext:value-type="float">
            <text:p>521.33</text:p>
          </table:table-cell>
          <table:table-cell table:number-columns-repeated="11"/>
        </table:table-row>
        <table:table-row table:style-name="ro1">
          <table:table-cell table:formula="of:=1+[.A531]" office:value-type="float" office:value="530" calcext:value-type="float">
            <text:p>530</text:p>
          </table:table-cell>
          <table:table-cell table:formula="of:=[.$I$3]+([.A532]*[.$I$2])" office:value-type="float" office:value="33370000" calcext:value-type="float">
            <text:p>33370000</text:p>
          </table:table-cell>
          <table:table-cell table:formula="of:=ROUND([.B532]/1000;0)" office:value-type="float" office:value="33370" calcext:value-type="float">
            <text:p>33370</text:p>
          </table:table-cell>
          <table:table-cell table:formula="of:=[.B532]/[.$I$4]" office:value-type="float" office:value="8342500" calcext:value-type="float">
            <text:p>8342500</text:p>
          </table:table-cell>
          <table:table-cell table:formula="of:=ROUND([.D532]/1000;0)" office:value-type="float" office:value="8343" calcext:value-type="float">
            <text:p>8343</text:p>
          </table:table-cell>
          <table:table-cell table:formula="of:=[.D532]/([.$I$1]+1)" office:value-type="float" office:value="521406.25" calcext:value-type="float">
            <text:p>521406.25</text:p>
          </table:table-cell>
          <table:table-cell table:formula="of:=ROUND([.F532]/1000;2)" office:value-type="float" office:value="521.41" calcext:value-type="float">
            <text:p>521.41</text:p>
          </table:table-cell>
          <table:table-cell table:number-columns-repeated="11"/>
        </table:table-row>
        <table:table-row table:style-name="ro1">
          <table:table-cell table:formula="of:=1+[.A532]" office:value-type="float" office:value="531" calcext:value-type="float">
            <text:p>531</text:p>
          </table:table-cell>
          <table:table-cell table:formula="of:=[.$I$3]+([.A533]*[.$I$2])" office:value-type="float" office:value="33375000" calcext:value-type="float">
            <text:p>33375000</text:p>
          </table:table-cell>
          <table:table-cell table:formula="of:=ROUND([.B533]/1000;0)" office:value-type="float" office:value="33375" calcext:value-type="float">
            <text:p>33375</text:p>
          </table:table-cell>
          <table:table-cell table:formula="of:=[.B533]/[.$I$4]" office:value-type="float" office:value="8343750" calcext:value-type="float">
            <text:p>8343750</text:p>
          </table:table-cell>
          <table:table-cell table:formula="of:=ROUND([.D533]/1000;0)" office:value-type="float" office:value="8344" calcext:value-type="float">
            <text:p>8344</text:p>
          </table:table-cell>
          <table:table-cell table:formula="of:=[.D533]/([.$I$1]+1)" office:value-type="float" office:value="521484.375" calcext:value-type="float">
            <text:p>521484.375</text:p>
          </table:table-cell>
          <table:table-cell table:formula="of:=ROUND([.F533]/1000;2)" office:value-type="float" office:value="521.48" calcext:value-type="float">
            <text:p>521.48</text:p>
          </table:table-cell>
          <table:table-cell table:number-columns-repeated="11"/>
        </table:table-row>
        <table:table-row table:style-name="ro1">
          <table:table-cell table:formula="of:=1+[.A533]" office:value-type="float" office:value="532" calcext:value-type="float">
            <text:p>532</text:p>
          </table:table-cell>
          <table:table-cell table:formula="of:=[.$I$3]+([.A534]*[.$I$2])" office:value-type="float" office:value="33380000" calcext:value-type="float">
            <text:p>33380000</text:p>
          </table:table-cell>
          <table:table-cell table:formula="of:=ROUND([.B534]/1000;0)" office:value-type="float" office:value="33380" calcext:value-type="float">
            <text:p>33380</text:p>
          </table:table-cell>
          <table:table-cell table:formula="of:=[.B534]/[.$I$4]" office:value-type="float" office:value="8345000" calcext:value-type="float">
            <text:p>8345000</text:p>
          </table:table-cell>
          <table:table-cell table:formula="of:=ROUND([.D534]/1000;0)" office:value-type="float" office:value="8345" calcext:value-type="float">
            <text:p>8345</text:p>
          </table:table-cell>
          <table:table-cell table:formula="of:=[.D534]/([.$I$1]+1)" office:value-type="float" office:value="521562.5" calcext:value-type="float">
            <text:p>521562.5</text:p>
          </table:table-cell>
          <table:table-cell table:formula="of:=ROUND([.F534]/1000;2)" office:value-type="float" office:value="521.56" calcext:value-type="float">
            <text:p>521.56</text:p>
          </table:table-cell>
          <table:table-cell table:number-columns-repeated="11"/>
        </table:table-row>
        <table:table-row table:style-name="ro1">
          <table:table-cell table:formula="of:=1+[.A534]" office:value-type="float" office:value="533" calcext:value-type="float">
            <text:p>533</text:p>
          </table:table-cell>
          <table:table-cell table:formula="of:=[.$I$3]+([.A535]*[.$I$2])" office:value-type="float" office:value="33385000" calcext:value-type="float">
            <text:p>33385000</text:p>
          </table:table-cell>
          <table:table-cell table:formula="of:=ROUND([.B535]/1000;0)" office:value-type="float" office:value="33385" calcext:value-type="float">
            <text:p>33385</text:p>
          </table:table-cell>
          <table:table-cell table:formula="of:=[.B535]/[.$I$4]" office:value-type="float" office:value="8346250" calcext:value-type="float">
            <text:p>8346250</text:p>
          </table:table-cell>
          <table:table-cell table:formula="of:=ROUND([.D535]/1000;0)" office:value-type="float" office:value="8346" calcext:value-type="float">
            <text:p>8346</text:p>
          </table:table-cell>
          <table:table-cell table:formula="of:=[.D535]/([.$I$1]+1)" office:value-type="float" office:value="521640.625" calcext:value-type="float">
            <text:p>521640.625</text:p>
          </table:table-cell>
          <table:table-cell table:formula="of:=ROUND([.F535]/1000;2)" office:value-type="float" office:value="521.64" calcext:value-type="float">
            <text:p>521.64</text:p>
          </table:table-cell>
          <table:table-cell table:number-columns-repeated="11"/>
        </table:table-row>
        <table:table-row table:style-name="ro1">
          <table:table-cell table:formula="of:=1+[.A535]" office:value-type="float" office:value="534" calcext:value-type="float">
            <text:p>534</text:p>
          </table:table-cell>
          <table:table-cell table:formula="of:=[.$I$3]+([.A536]*[.$I$2])" office:value-type="float" office:value="33390000" calcext:value-type="float">
            <text:p>33390000</text:p>
          </table:table-cell>
          <table:table-cell table:formula="of:=ROUND([.B536]/1000;0)" office:value-type="float" office:value="33390" calcext:value-type="float">
            <text:p>33390</text:p>
          </table:table-cell>
          <table:table-cell table:formula="of:=[.B536]/[.$I$4]" office:value-type="float" office:value="8347500" calcext:value-type="float">
            <text:p>8347500</text:p>
          </table:table-cell>
          <table:table-cell table:formula="of:=ROUND([.D536]/1000;0)" office:value-type="float" office:value="8348" calcext:value-type="float">
            <text:p>8348</text:p>
          </table:table-cell>
          <table:table-cell table:formula="of:=[.D536]/([.$I$1]+1)" office:value-type="float" office:value="521718.75" calcext:value-type="float">
            <text:p>521718.75</text:p>
          </table:table-cell>
          <table:table-cell table:formula="of:=ROUND([.F536]/1000;2)" office:value-type="float" office:value="521.72" calcext:value-type="float">
            <text:p>521.72</text:p>
          </table:table-cell>
          <table:table-cell table:number-columns-repeated="11"/>
        </table:table-row>
        <table:table-row table:style-name="ro1">
          <table:table-cell table:formula="of:=1+[.A536]" office:value-type="float" office:value="535" calcext:value-type="float">
            <text:p>535</text:p>
          </table:table-cell>
          <table:table-cell table:formula="of:=[.$I$3]+([.A537]*[.$I$2])" office:value-type="float" office:value="33395000" calcext:value-type="float">
            <text:p>33395000</text:p>
          </table:table-cell>
          <table:table-cell table:formula="of:=ROUND([.B537]/1000;0)" office:value-type="float" office:value="33395" calcext:value-type="float">
            <text:p>33395</text:p>
          </table:table-cell>
          <table:table-cell table:formula="of:=[.B537]/[.$I$4]" office:value-type="float" office:value="8348750" calcext:value-type="float">
            <text:p>8348750</text:p>
          </table:table-cell>
          <table:table-cell table:formula="of:=ROUND([.D537]/1000;0)" office:value-type="float" office:value="8349" calcext:value-type="float">
            <text:p>8349</text:p>
          </table:table-cell>
          <table:table-cell table:formula="of:=[.D537]/([.$I$1]+1)" office:value-type="float" office:value="521796.875" calcext:value-type="float">
            <text:p>521796.875</text:p>
          </table:table-cell>
          <table:table-cell table:formula="of:=ROUND([.F537]/1000;2)" office:value-type="float" office:value="521.8" calcext:value-type="float">
            <text:p>521.8</text:p>
          </table:table-cell>
          <table:table-cell table:number-columns-repeated="11"/>
        </table:table-row>
        <table:table-row table:style-name="ro1">
          <table:table-cell table:formula="of:=1+[.A537]" office:value-type="float" office:value="536" calcext:value-type="float">
            <text:p>536</text:p>
          </table:table-cell>
          <table:table-cell table:formula="of:=[.$I$3]+([.A538]*[.$I$2])" office:value-type="float" office:value="33400000" calcext:value-type="float">
            <text:p>33400000</text:p>
          </table:table-cell>
          <table:table-cell table:formula="of:=ROUND([.B538]/1000;0)" office:value-type="float" office:value="33400" calcext:value-type="float">
            <text:p>33400</text:p>
          </table:table-cell>
          <table:table-cell table:formula="of:=[.B538]/[.$I$4]" office:value-type="float" office:value="8350000" calcext:value-type="float">
            <text:p>8350000</text:p>
          </table:table-cell>
          <table:table-cell table:formula="of:=ROUND([.D538]/1000;0)" office:value-type="float" office:value="8350" calcext:value-type="float">
            <text:p>8350</text:p>
          </table:table-cell>
          <table:table-cell table:formula="of:=[.D538]/([.$I$1]+1)" office:value-type="float" office:value="521875" calcext:value-type="float">
            <text:p>521875</text:p>
          </table:table-cell>
          <table:table-cell table:formula="of:=ROUND([.F538]/1000;2)" office:value-type="float" office:value="521.88" calcext:value-type="float">
            <text:p>521.88</text:p>
          </table:table-cell>
          <table:table-cell table:number-columns-repeated="11"/>
        </table:table-row>
        <table:table-row table:style-name="ro1">
          <table:table-cell table:formula="of:=1+[.A538]" office:value-type="float" office:value="537" calcext:value-type="float">
            <text:p>537</text:p>
          </table:table-cell>
          <table:table-cell table:formula="of:=[.$I$3]+([.A539]*[.$I$2])" office:value-type="float" office:value="33405000" calcext:value-type="float">
            <text:p>33405000</text:p>
          </table:table-cell>
          <table:table-cell table:formula="of:=ROUND([.B539]/1000;0)" office:value-type="float" office:value="33405" calcext:value-type="float">
            <text:p>33405</text:p>
          </table:table-cell>
          <table:table-cell table:formula="of:=[.B539]/[.$I$4]" office:value-type="float" office:value="8351250" calcext:value-type="float">
            <text:p>8351250</text:p>
          </table:table-cell>
          <table:table-cell table:formula="of:=ROUND([.D539]/1000;0)" office:value-type="float" office:value="8351" calcext:value-type="float">
            <text:p>8351</text:p>
          </table:table-cell>
          <table:table-cell table:formula="of:=[.D539]/([.$I$1]+1)" office:value-type="float" office:value="521953.125" calcext:value-type="float">
            <text:p>521953.125</text:p>
          </table:table-cell>
          <table:table-cell table:formula="of:=ROUND([.F539]/1000;2)" office:value-type="float" office:value="521.95" calcext:value-type="float">
            <text:p>521.95</text:p>
          </table:table-cell>
          <table:table-cell table:number-columns-repeated="11"/>
        </table:table-row>
        <table:table-row table:style-name="ro1">
          <table:table-cell table:formula="of:=1+[.A539]" office:value-type="float" office:value="538" calcext:value-type="float">
            <text:p>538</text:p>
          </table:table-cell>
          <table:table-cell table:formula="of:=[.$I$3]+([.A540]*[.$I$2])" office:value-type="float" office:value="33410000" calcext:value-type="float">
            <text:p>33410000</text:p>
          </table:table-cell>
          <table:table-cell table:formula="of:=ROUND([.B540]/1000;0)" office:value-type="float" office:value="33410" calcext:value-type="float">
            <text:p>33410</text:p>
          </table:table-cell>
          <table:table-cell table:formula="of:=[.B540]/[.$I$4]" office:value-type="float" office:value="8352500" calcext:value-type="float">
            <text:p>8352500</text:p>
          </table:table-cell>
          <table:table-cell table:formula="of:=ROUND([.D540]/1000;0)" office:value-type="float" office:value="8353" calcext:value-type="float">
            <text:p>8353</text:p>
          </table:table-cell>
          <table:table-cell table:formula="of:=[.D540]/([.$I$1]+1)" office:value-type="float" office:value="522031.25" calcext:value-type="float">
            <text:p>522031.25</text:p>
          </table:table-cell>
          <table:table-cell table:formula="of:=ROUND([.F540]/1000;2)" office:value-type="float" office:value="522.03" calcext:value-type="float">
            <text:p>522.03</text:p>
          </table:table-cell>
          <table:table-cell table:number-columns-repeated="11"/>
        </table:table-row>
        <table:table-row table:style-name="ro1">
          <table:table-cell table:formula="of:=1+[.A540]" office:value-type="float" office:value="539" calcext:value-type="float">
            <text:p>539</text:p>
          </table:table-cell>
          <table:table-cell table:formula="of:=[.$I$3]+([.A541]*[.$I$2])" office:value-type="float" office:value="33415000" calcext:value-type="float">
            <text:p>33415000</text:p>
          </table:table-cell>
          <table:table-cell table:formula="of:=ROUND([.B541]/1000;0)" office:value-type="float" office:value="33415" calcext:value-type="float">
            <text:p>33415</text:p>
          </table:table-cell>
          <table:table-cell table:formula="of:=[.B541]/[.$I$4]" office:value-type="float" office:value="8353750" calcext:value-type="float">
            <text:p>8353750</text:p>
          </table:table-cell>
          <table:table-cell table:formula="of:=ROUND([.D541]/1000;0)" office:value-type="float" office:value="8354" calcext:value-type="float">
            <text:p>8354</text:p>
          </table:table-cell>
          <table:table-cell table:formula="of:=[.D541]/([.$I$1]+1)" office:value-type="float" office:value="522109.375" calcext:value-type="float">
            <text:p>522109.375</text:p>
          </table:table-cell>
          <table:table-cell table:formula="of:=ROUND([.F541]/1000;2)" office:value-type="float" office:value="522.11" calcext:value-type="float">
            <text:p>522.11</text:p>
          </table:table-cell>
          <table:table-cell table:number-columns-repeated="11"/>
        </table:table-row>
        <table:table-row table:style-name="ro1">
          <table:table-cell table:formula="of:=1+[.A541]" office:value-type="float" office:value="540" calcext:value-type="float">
            <text:p>540</text:p>
          </table:table-cell>
          <table:table-cell table:formula="of:=[.$I$3]+([.A542]*[.$I$2])" office:value-type="float" office:value="33420000" calcext:value-type="float">
            <text:p>33420000</text:p>
          </table:table-cell>
          <table:table-cell table:formula="of:=ROUND([.B542]/1000;0)" office:value-type="float" office:value="33420" calcext:value-type="float">
            <text:p>33420</text:p>
          </table:table-cell>
          <table:table-cell table:formula="of:=[.B542]/[.$I$4]" office:value-type="float" office:value="8355000" calcext:value-type="float">
            <text:p>8355000</text:p>
          </table:table-cell>
          <table:table-cell table:formula="of:=ROUND([.D542]/1000;0)" office:value-type="float" office:value="8355" calcext:value-type="float">
            <text:p>8355</text:p>
          </table:table-cell>
          <table:table-cell table:formula="of:=[.D542]/([.$I$1]+1)" office:value-type="float" office:value="522187.5" calcext:value-type="float">
            <text:p>522187.5</text:p>
          </table:table-cell>
          <table:table-cell table:formula="of:=ROUND([.F542]/1000;2)" office:value-type="float" office:value="522.19" calcext:value-type="float">
            <text:p>522.19</text:p>
          </table:table-cell>
          <table:table-cell table:number-columns-repeated="11"/>
        </table:table-row>
        <table:table-row table:style-name="ro1">
          <table:table-cell table:formula="of:=1+[.A542]" office:value-type="float" office:value="541" calcext:value-type="float">
            <text:p>541</text:p>
          </table:table-cell>
          <table:table-cell table:formula="of:=[.$I$3]+([.A543]*[.$I$2])" office:value-type="float" office:value="33425000" calcext:value-type="float">
            <text:p>33425000</text:p>
          </table:table-cell>
          <table:table-cell table:formula="of:=ROUND([.B543]/1000;0)" office:value-type="float" office:value="33425" calcext:value-type="float">
            <text:p>33425</text:p>
          </table:table-cell>
          <table:table-cell table:formula="of:=[.B543]/[.$I$4]" office:value-type="float" office:value="8356250" calcext:value-type="float">
            <text:p>8356250</text:p>
          </table:table-cell>
          <table:table-cell table:formula="of:=ROUND([.D543]/1000;0)" office:value-type="float" office:value="8356" calcext:value-type="float">
            <text:p>8356</text:p>
          </table:table-cell>
          <table:table-cell table:formula="of:=[.D543]/([.$I$1]+1)" office:value-type="float" office:value="522265.625" calcext:value-type="float">
            <text:p>522265.625</text:p>
          </table:table-cell>
          <table:table-cell table:formula="of:=ROUND([.F543]/1000;2)" office:value-type="float" office:value="522.27" calcext:value-type="float">
            <text:p>522.27</text:p>
          </table:table-cell>
          <table:table-cell table:number-columns-repeated="11"/>
        </table:table-row>
        <table:table-row table:style-name="ro1">
          <table:table-cell table:formula="of:=1+[.A543]" office:value-type="float" office:value="542" calcext:value-type="float">
            <text:p>542</text:p>
          </table:table-cell>
          <table:table-cell table:formula="of:=[.$I$3]+([.A544]*[.$I$2])" office:value-type="float" office:value="33430000" calcext:value-type="float">
            <text:p>33430000</text:p>
          </table:table-cell>
          <table:table-cell table:formula="of:=ROUND([.B544]/1000;0)" office:value-type="float" office:value="33430" calcext:value-type="float">
            <text:p>33430</text:p>
          </table:table-cell>
          <table:table-cell table:formula="of:=[.B544]/[.$I$4]" office:value-type="float" office:value="8357500" calcext:value-type="float">
            <text:p>8357500</text:p>
          </table:table-cell>
          <table:table-cell table:formula="of:=ROUND([.D544]/1000;0)" office:value-type="float" office:value="8358" calcext:value-type="float">
            <text:p>8358</text:p>
          </table:table-cell>
          <table:table-cell table:formula="of:=[.D544]/([.$I$1]+1)" office:value-type="float" office:value="522343.75" calcext:value-type="float">
            <text:p>522343.75</text:p>
          </table:table-cell>
          <table:table-cell table:formula="of:=ROUND([.F544]/1000;2)" office:value-type="float" office:value="522.34" calcext:value-type="float">
            <text:p>522.34</text:p>
          </table:table-cell>
          <table:table-cell table:number-columns-repeated="11"/>
        </table:table-row>
        <table:table-row table:style-name="ro1">
          <table:table-cell table:formula="of:=1+[.A544]" office:value-type="float" office:value="543" calcext:value-type="float">
            <text:p>543</text:p>
          </table:table-cell>
          <table:table-cell table:formula="of:=[.$I$3]+([.A545]*[.$I$2])" office:value-type="float" office:value="33435000" calcext:value-type="float">
            <text:p>33435000</text:p>
          </table:table-cell>
          <table:table-cell table:formula="of:=ROUND([.B545]/1000;0)" office:value-type="float" office:value="33435" calcext:value-type="float">
            <text:p>33435</text:p>
          </table:table-cell>
          <table:table-cell table:formula="of:=[.B545]/[.$I$4]" office:value-type="float" office:value="8358750" calcext:value-type="float">
            <text:p>8358750</text:p>
          </table:table-cell>
          <table:table-cell table:formula="of:=ROUND([.D545]/1000;0)" office:value-type="float" office:value="8359" calcext:value-type="float">
            <text:p>8359</text:p>
          </table:table-cell>
          <table:table-cell table:formula="of:=[.D545]/([.$I$1]+1)" office:value-type="float" office:value="522421.875" calcext:value-type="float">
            <text:p>522421.875</text:p>
          </table:table-cell>
          <table:table-cell table:formula="of:=ROUND([.F545]/1000;2)" office:value-type="float" office:value="522.42" calcext:value-type="float">
            <text:p>522.42</text:p>
          </table:table-cell>
          <table:table-cell table:number-columns-repeated="11"/>
        </table:table-row>
        <table:table-row table:style-name="ro1">
          <table:table-cell table:formula="of:=1+[.A545]" office:value-type="float" office:value="544" calcext:value-type="float">
            <text:p>544</text:p>
          </table:table-cell>
          <table:table-cell table:formula="of:=[.$I$3]+([.A546]*[.$I$2])" office:value-type="float" office:value="33440000" calcext:value-type="float">
            <text:p>33440000</text:p>
          </table:table-cell>
          <table:table-cell table:formula="of:=ROUND([.B546]/1000;0)" office:value-type="float" office:value="33440" calcext:value-type="float">
            <text:p>33440</text:p>
          </table:table-cell>
          <table:table-cell table:formula="of:=[.B546]/[.$I$4]" office:value-type="float" office:value="8360000" calcext:value-type="float">
            <text:p>8360000</text:p>
          </table:table-cell>
          <table:table-cell table:formula="of:=ROUND([.D546]/1000;0)" office:value-type="float" office:value="8360" calcext:value-type="float">
            <text:p>8360</text:p>
          </table:table-cell>
          <table:table-cell table:formula="of:=[.D546]/([.$I$1]+1)" office:value-type="float" office:value="522500" calcext:value-type="float">
            <text:p>522500</text:p>
          </table:table-cell>
          <table:table-cell table:formula="of:=ROUND([.F546]/1000;2)" office:value-type="float" office:value="522.5" calcext:value-type="float">
            <text:p>522.5</text:p>
          </table:table-cell>
          <table:table-cell table:number-columns-repeated="11"/>
        </table:table-row>
        <table:table-row table:style-name="ro1">
          <table:table-cell table:formula="of:=1+[.A546]" office:value-type="float" office:value="545" calcext:value-type="float">
            <text:p>545</text:p>
          </table:table-cell>
          <table:table-cell table:formula="of:=[.$I$3]+([.A547]*[.$I$2])" office:value-type="float" office:value="33445000" calcext:value-type="float">
            <text:p>33445000</text:p>
          </table:table-cell>
          <table:table-cell table:formula="of:=ROUND([.B547]/1000;0)" office:value-type="float" office:value="33445" calcext:value-type="float">
            <text:p>33445</text:p>
          </table:table-cell>
          <table:table-cell table:formula="of:=[.B547]/[.$I$4]" office:value-type="float" office:value="8361250" calcext:value-type="float">
            <text:p>8361250</text:p>
          </table:table-cell>
          <table:table-cell table:formula="of:=ROUND([.D547]/1000;0)" office:value-type="float" office:value="8361" calcext:value-type="float">
            <text:p>8361</text:p>
          </table:table-cell>
          <table:table-cell table:formula="of:=[.D547]/([.$I$1]+1)" office:value-type="float" office:value="522578.125" calcext:value-type="float">
            <text:p>522578.125</text:p>
          </table:table-cell>
          <table:table-cell table:formula="of:=ROUND([.F547]/1000;2)" office:value-type="float" office:value="522.58" calcext:value-type="float">
            <text:p>522.58</text:p>
          </table:table-cell>
          <table:table-cell table:number-columns-repeated="11"/>
        </table:table-row>
        <table:table-row table:style-name="ro1">
          <table:table-cell table:formula="of:=1+[.A547]" office:value-type="float" office:value="546" calcext:value-type="float">
            <text:p>546</text:p>
          </table:table-cell>
          <table:table-cell table:formula="of:=[.$I$3]+([.A548]*[.$I$2])" office:value-type="float" office:value="33450000" calcext:value-type="float">
            <text:p>33450000</text:p>
          </table:table-cell>
          <table:table-cell table:formula="of:=ROUND([.B548]/1000;0)" office:value-type="float" office:value="33450" calcext:value-type="float">
            <text:p>33450</text:p>
          </table:table-cell>
          <table:table-cell table:formula="of:=[.B548]/[.$I$4]" office:value-type="float" office:value="8362500" calcext:value-type="float">
            <text:p>8362500</text:p>
          </table:table-cell>
          <table:table-cell table:formula="of:=ROUND([.D548]/1000;0)" office:value-type="float" office:value="8363" calcext:value-type="float">
            <text:p>8363</text:p>
          </table:table-cell>
          <table:table-cell table:formula="of:=[.D548]/([.$I$1]+1)" office:value-type="float" office:value="522656.25" calcext:value-type="float">
            <text:p>522656.25</text:p>
          </table:table-cell>
          <table:table-cell table:formula="of:=ROUND([.F548]/1000;2)" office:value-type="float" office:value="522.66" calcext:value-type="float">
            <text:p>522.66</text:p>
          </table:table-cell>
          <table:table-cell table:number-columns-repeated="11"/>
        </table:table-row>
        <table:table-row table:style-name="ro1">
          <table:table-cell table:formula="of:=1+[.A548]" office:value-type="float" office:value="547" calcext:value-type="float">
            <text:p>547</text:p>
          </table:table-cell>
          <table:table-cell table:formula="of:=[.$I$3]+([.A549]*[.$I$2])" office:value-type="float" office:value="33455000" calcext:value-type="float">
            <text:p>33455000</text:p>
          </table:table-cell>
          <table:table-cell table:formula="of:=ROUND([.B549]/1000;0)" office:value-type="float" office:value="33455" calcext:value-type="float">
            <text:p>33455</text:p>
          </table:table-cell>
          <table:table-cell table:formula="of:=[.B549]/[.$I$4]" office:value-type="float" office:value="8363750" calcext:value-type="float">
            <text:p>8363750</text:p>
          </table:table-cell>
          <table:table-cell table:formula="of:=ROUND([.D549]/1000;0)" office:value-type="float" office:value="8364" calcext:value-type="float">
            <text:p>8364</text:p>
          </table:table-cell>
          <table:table-cell table:formula="of:=[.D549]/([.$I$1]+1)" office:value-type="float" office:value="522734.375" calcext:value-type="float">
            <text:p>522734.375</text:p>
          </table:table-cell>
          <table:table-cell table:formula="of:=ROUND([.F549]/1000;2)" office:value-type="float" office:value="522.73" calcext:value-type="float">
            <text:p>522.73</text:p>
          </table:table-cell>
          <table:table-cell table:number-columns-repeated="11"/>
        </table:table-row>
        <table:table-row table:style-name="ro1">
          <table:table-cell table:formula="of:=1+[.A549]" office:value-type="float" office:value="548" calcext:value-type="float">
            <text:p>548</text:p>
          </table:table-cell>
          <table:table-cell table:formula="of:=[.$I$3]+([.A550]*[.$I$2])" office:value-type="float" office:value="33460000" calcext:value-type="float">
            <text:p>33460000</text:p>
          </table:table-cell>
          <table:table-cell table:formula="of:=ROUND([.B550]/1000;0)" office:value-type="float" office:value="33460" calcext:value-type="float">
            <text:p>33460</text:p>
          </table:table-cell>
          <table:table-cell table:formula="of:=[.B550]/[.$I$4]" office:value-type="float" office:value="8365000" calcext:value-type="float">
            <text:p>8365000</text:p>
          </table:table-cell>
          <table:table-cell table:formula="of:=ROUND([.D550]/1000;0)" office:value-type="float" office:value="8365" calcext:value-type="float">
            <text:p>8365</text:p>
          </table:table-cell>
          <table:table-cell table:formula="of:=[.D550]/([.$I$1]+1)" office:value-type="float" office:value="522812.5" calcext:value-type="float">
            <text:p>522812.5</text:p>
          </table:table-cell>
          <table:table-cell table:formula="of:=ROUND([.F550]/1000;2)" office:value-type="float" office:value="522.81" calcext:value-type="float">
            <text:p>522.81</text:p>
          </table:table-cell>
          <table:table-cell table:number-columns-repeated="11"/>
        </table:table-row>
        <table:table-row table:style-name="ro1">
          <table:table-cell table:formula="of:=1+[.A550]" office:value-type="float" office:value="549" calcext:value-type="float">
            <text:p>549</text:p>
          </table:table-cell>
          <table:table-cell table:formula="of:=[.$I$3]+([.A551]*[.$I$2])" office:value-type="float" office:value="33465000" calcext:value-type="float">
            <text:p>33465000</text:p>
          </table:table-cell>
          <table:table-cell table:formula="of:=ROUND([.B551]/1000;0)" office:value-type="float" office:value="33465" calcext:value-type="float">
            <text:p>33465</text:p>
          </table:table-cell>
          <table:table-cell table:formula="of:=[.B551]/[.$I$4]" office:value-type="float" office:value="8366250" calcext:value-type="float">
            <text:p>8366250</text:p>
          </table:table-cell>
          <table:table-cell table:formula="of:=ROUND([.D551]/1000;0)" office:value-type="float" office:value="8366" calcext:value-type="float">
            <text:p>8366</text:p>
          </table:table-cell>
          <table:table-cell table:formula="of:=[.D551]/([.$I$1]+1)" office:value-type="float" office:value="522890.625" calcext:value-type="float">
            <text:p>522890.625</text:p>
          </table:table-cell>
          <table:table-cell table:formula="of:=ROUND([.F551]/1000;2)" office:value-type="float" office:value="522.89" calcext:value-type="float">
            <text:p>522.89</text:p>
          </table:table-cell>
          <table:table-cell table:number-columns-repeated="11"/>
        </table:table-row>
        <table:table-row table:style-name="ro1">
          <table:table-cell table:formula="of:=1+[.A551]" office:value-type="float" office:value="550" calcext:value-type="float">
            <text:p>550</text:p>
          </table:table-cell>
          <table:table-cell table:formula="of:=[.$I$3]+([.A552]*[.$I$2])" office:value-type="float" office:value="33470000" calcext:value-type="float">
            <text:p>33470000</text:p>
          </table:table-cell>
          <table:table-cell table:formula="of:=ROUND([.B552]/1000;0)" office:value-type="float" office:value="33470" calcext:value-type="float">
            <text:p>33470</text:p>
          </table:table-cell>
          <table:table-cell table:formula="of:=[.B552]/[.$I$4]" office:value-type="float" office:value="8367500" calcext:value-type="float">
            <text:p>8367500</text:p>
          </table:table-cell>
          <table:table-cell table:formula="of:=ROUND([.D552]/1000;0)" office:value-type="float" office:value="8368" calcext:value-type="float">
            <text:p>8368</text:p>
          </table:table-cell>
          <table:table-cell table:formula="of:=[.D552]/([.$I$1]+1)" office:value-type="float" office:value="522968.75" calcext:value-type="float">
            <text:p>522968.75</text:p>
          </table:table-cell>
          <table:table-cell table:formula="of:=ROUND([.F552]/1000;2)" office:value-type="float" office:value="522.97" calcext:value-type="float">
            <text:p>522.97</text:p>
          </table:table-cell>
          <table:table-cell table:number-columns-repeated="11"/>
        </table:table-row>
        <table:table-row table:style-name="ro1">
          <table:table-cell table:formula="of:=1+[.A552]" office:value-type="float" office:value="551" calcext:value-type="float">
            <text:p>551</text:p>
          </table:table-cell>
          <table:table-cell table:formula="of:=[.$I$3]+([.A553]*[.$I$2])" office:value-type="float" office:value="33475000" calcext:value-type="float">
            <text:p>33475000</text:p>
          </table:table-cell>
          <table:table-cell table:formula="of:=ROUND([.B553]/1000;0)" office:value-type="float" office:value="33475" calcext:value-type="float">
            <text:p>33475</text:p>
          </table:table-cell>
          <table:table-cell table:formula="of:=[.B553]/[.$I$4]" office:value-type="float" office:value="8368750" calcext:value-type="float">
            <text:p>8368750</text:p>
          </table:table-cell>
          <table:table-cell table:formula="of:=ROUND([.D553]/1000;0)" office:value-type="float" office:value="8369" calcext:value-type="float">
            <text:p>8369</text:p>
          </table:table-cell>
          <table:table-cell table:formula="of:=[.D553]/([.$I$1]+1)" office:value-type="float" office:value="523046.875" calcext:value-type="float">
            <text:p>523046.875</text:p>
          </table:table-cell>
          <table:table-cell table:formula="of:=ROUND([.F553]/1000;2)" office:value-type="float" office:value="523.05" calcext:value-type="float">
            <text:p>523.05</text:p>
          </table:table-cell>
          <table:table-cell table:number-columns-repeated="11"/>
        </table:table-row>
        <table:table-row table:style-name="ro1">
          <table:table-cell table:formula="of:=1+[.A553]" office:value-type="float" office:value="552" calcext:value-type="float">
            <text:p>552</text:p>
          </table:table-cell>
          <table:table-cell table:formula="of:=[.$I$3]+([.A554]*[.$I$2])" office:value-type="float" office:value="33480000" calcext:value-type="float">
            <text:p>33480000</text:p>
          </table:table-cell>
          <table:table-cell table:formula="of:=ROUND([.B554]/1000;0)" office:value-type="float" office:value="33480" calcext:value-type="float">
            <text:p>33480</text:p>
          </table:table-cell>
          <table:table-cell table:formula="of:=[.B554]/[.$I$4]" office:value-type="float" office:value="8370000" calcext:value-type="float">
            <text:p>8370000</text:p>
          </table:table-cell>
          <table:table-cell table:formula="of:=ROUND([.D554]/1000;0)" office:value-type="float" office:value="8370" calcext:value-type="float">
            <text:p>8370</text:p>
          </table:table-cell>
          <table:table-cell table:formula="of:=[.D554]/([.$I$1]+1)" office:value-type="float" office:value="523125" calcext:value-type="float">
            <text:p>523125</text:p>
          </table:table-cell>
          <table:table-cell table:formula="of:=ROUND([.F554]/1000;2)" office:value-type="float" office:value="523.13" calcext:value-type="float">
            <text:p>523.13</text:p>
          </table:table-cell>
          <table:table-cell table:number-columns-repeated="11"/>
        </table:table-row>
        <table:table-row table:style-name="ro1">
          <table:table-cell table:formula="of:=1+[.A554]" office:value-type="float" office:value="553" calcext:value-type="float">
            <text:p>553</text:p>
          </table:table-cell>
          <table:table-cell table:formula="of:=[.$I$3]+([.A555]*[.$I$2])" office:value-type="float" office:value="33485000" calcext:value-type="float">
            <text:p>33485000</text:p>
          </table:table-cell>
          <table:table-cell table:formula="of:=ROUND([.B555]/1000;0)" office:value-type="float" office:value="33485" calcext:value-type="float">
            <text:p>33485</text:p>
          </table:table-cell>
          <table:table-cell table:formula="of:=[.B555]/[.$I$4]" office:value-type="float" office:value="8371250" calcext:value-type="float">
            <text:p>8371250</text:p>
          </table:table-cell>
          <table:table-cell table:formula="of:=ROUND([.D555]/1000;0)" office:value-type="float" office:value="8371" calcext:value-type="float">
            <text:p>8371</text:p>
          </table:table-cell>
          <table:table-cell table:formula="of:=[.D555]/([.$I$1]+1)" office:value-type="float" office:value="523203.125" calcext:value-type="float">
            <text:p>523203.125</text:p>
          </table:table-cell>
          <table:table-cell table:formula="of:=ROUND([.F555]/1000;2)" office:value-type="float" office:value="523.2" calcext:value-type="float">
            <text:p>523.2</text:p>
          </table:table-cell>
          <table:table-cell table:number-columns-repeated="11"/>
        </table:table-row>
        <table:table-row table:style-name="ro1">
          <table:table-cell table:formula="of:=1+[.A555]" office:value-type="float" office:value="554" calcext:value-type="float">
            <text:p>554</text:p>
          </table:table-cell>
          <table:table-cell table:formula="of:=[.$I$3]+([.A556]*[.$I$2])" office:value-type="float" office:value="33490000" calcext:value-type="float">
            <text:p>33490000</text:p>
          </table:table-cell>
          <table:table-cell table:formula="of:=ROUND([.B556]/1000;0)" office:value-type="float" office:value="33490" calcext:value-type="float">
            <text:p>33490</text:p>
          </table:table-cell>
          <table:table-cell table:formula="of:=[.B556]/[.$I$4]" office:value-type="float" office:value="8372500" calcext:value-type="float">
            <text:p>8372500</text:p>
          </table:table-cell>
          <table:table-cell table:formula="of:=ROUND([.D556]/1000;0)" office:value-type="float" office:value="8373" calcext:value-type="float">
            <text:p>8373</text:p>
          </table:table-cell>
          <table:table-cell table:formula="of:=[.D556]/([.$I$1]+1)" office:value-type="float" office:value="523281.25" calcext:value-type="float">
            <text:p>523281.25</text:p>
          </table:table-cell>
          <table:table-cell table:formula="of:=ROUND([.F556]/1000;2)" office:value-type="float" office:value="523.28" calcext:value-type="float">
            <text:p>523.28</text:p>
          </table:table-cell>
          <table:table-cell table:number-columns-repeated="11"/>
        </table:table-row>
        <table:table-row table:style-name="ro1">
          <table:table-cell table:formula="of:=1+[.A556]" office:value-type="float" office:value="555" calcext:value-type="float">
            <text:p>555</text:p>
          </table:table-cell>
          <table:table-cell table:formula="of:=[.$I$3]+([.A557]*[.$I$2])" office:value-type="float" office:value="33495000" calcext:value-type="float">
            <text:p>33495000</text:p>
          </table:table-cell>
          <table:table-cell table:formula="of:=ROUND([.B557]/1000;0)" office:value-type="float" office:value="33495" calcext:value-type="float">
            <text:p>33495</text:p>
          </table:table-cell>
          <table:table-cell table:formula="of:=[.B557]/[.$I$4]" office:value-type="float" office:value="8373750" calcext:value-type="float">
            <text:p>8373750</text:p>
          </table:table-cell>
          <table:table-cell table:formula="of:=ROUND([.D557]/1000;0)" office:value-type="float" office:value="8374" calcext:value-type="float">
            <text:p>8374</text:p>
          </table:table-cell>
          <table:table-cell table:formula="of:=[.D557]/([.$I$1]+1)" office:value-type="float" office:value="523359.375" calcext:value-type="float">
            <text:p>523359.375</text:p>
          </table:table-cell>
          <table:table-cell table:formula="of:=ROUND([.F557]/1000;2)" office:value-type="float" office:value="523.36" calcext:value-type="float">
            <text:p>523.36</text:p>
          </table:table-cell>
          <table:table-cell table:number-columns-repeated="11"/>
        </table:table-row>
        <table:table-row table:style-name="ro1">
          <table:table-cell table:formula="of:=1+[.A557]" office:value-type="float" office:value="556" calcext:value-type="float">
            <text:p>556</text:p>
          </table:table-cell>
          <table:table-cell table:formula="of:=[.$I$3]+([.A558]*[.$I$2])" office:value-type="float" office:value="33500000" calcext:value-type="float">
            <text:p>33500000</text:p>
          </table:table-cell>
          <table:table-cell table:formula="of:=ROUND([.B558]/1000;0)" office:value-type="float" office:value="33500" calcext:value-type="float">
            <text:p>33500</text:p>
          </table:table-cell>
          <table:table-cell table:formula="of:=[.B558]/[.$I$4]" office:value-type="float" office:value="8375000" calcext:value-type="float">
            <text:p>8375000</text:p>
          </table:table-cell>
          <table:table-cell table:formula="of:=ROUND([.D558]/1000;0)" office:value-type="float" office:value="8375" calcext:value-type="float">
            <text:p>8375</text:p>
          </table:table-cell>
          <table:table-cell table:formula="of:=[.D558]/([.$I$1]+1)" office:value-type="float" office:value="523437.5" calcext:value-type="float">
            <text:p>523437.5</text:p>
          </table:table-cell>
          <table:table-cell table:formula="of:=ROUND([.F558]/1000;2)" office:value-type="float" office:value="523.44" calcext:value-type="float">
            <text:p>523.44</text:p>
          </table:table-cell>
          <table:table-cell table:number-columns-repeated="11"/>
        </table:table-row>
        <table:table-row table:style-name="ro1">
          <table:table-cell table:formula="of:=1+[.A558]" office:value-type="float" office:value="557" calcext:value-type="float">
            <text:p>557</text:p>
          </table:table-cell>
          <table:table-cell table:formula="of:=[.$I$3]+([.A559]*[.$I$2])" office:value-type="float" office:value="33505000" calcext:value-type="float">
            <text:p>33505000</text:p>
          </table:table-cell>
          <table:table-cell table:formula="of:=ROUND([.B559]/1000;0)" office:value-type="float" office:value="33505" calcext:value-type="float">
            <text:p>33505</text:p>
          </table:table-cell>
          <table:table-cell table:formula="of:=[.B559]/[.$I$4]" office:value-type="float" office:value="8376250" calcext:value-type="float">
            <text:p>8376250</text:p>
          </table:table-cell>
          <table:table-cell table:formula="of:=ROUND([.D559]/1000;0)" office:value-type="float" office:value="8376" calcext:value-type="float">
            <text:p>8376</text:p>
          </table:table-cell>
          <table:table-cell table:formula="of:=[.D559]/([.$I$1]+1)" office:value-type="float" office:value="523515.625" calcext:value-type="float">
            <text:p>523515.625</text:p>
          </table:table-cell>
          <table:table-cell table:formula="of:=ROUND([.F559]/1000;2)" office:value-type="float" office:value="523.52" calcext:value-type="float">
            <text:p>523.52</text:p>
          </table:table-cell>
          <table:table-cell table:number-columns-repeated="11"/>
        </table:table-row>
        <table:table-row table:style-name="ro1">
          <table:table-cell table:formula="of:=1+[.A559]" office:value-type="float" office:value="558" calcext:value-type="float">
            <text:p>558</text:p>
          </table:table-cell>
          <table:table-cell table:formula="of:=[.$I$3]+([.A560]*[.$I$2])" office:value-type="float" office:value="33510000" calcext:value-type="float">
            <text:p>33510000</text:p>
          </table:table-cell>
          <table:table-cell table:formula="of:=ROUND([.B560]/1000;0)" office:value-type="float" office:value="33510" calcext:value-type="float">
            <text:p>33510</text:p>
          </table:table-cell>
          <table:table-cell table:formula="of:=[.B560]/[.$I$4]" office:value-type="float" office:value="8377500" calcext:value-type="float">
            <text:p>8377500</text:p>
          </table:table-cell>
          <table:table-cell table:formula="of:=ROUND([.D560]/1000;0)" office:value-type="float" office:value="8378" calcext:value-type="float">
            <text:p>8378</text:p>
          </table:table-cell>
          <table:table-cell table:formula="of:=[.D560]/([.$I$1]+1)" office:value-type="float" office:value="523593.75" calcext:value-type="float">
            <text:p>523593.75</text:p>
          </table:table-cell>
          <table:table-cell table:formula="of:=ROUND([.F560]/1000;2)" office:value-type="float" office:value="523.59" calcext:value-type="float">
            <text:p>523.59</text:p>
          </table:table-cell>
          <table:table-cell table:number-columns-repeated="11"/>
        </table:table-row>
        <table:table-row table:style-name="ro1">
          <table:table-cell table:formula="of:=1+[.A560]" office:value-type="float" office:value="559" calcext:value-type="float">
            <text:p>559</text:p>
          </table:table-cell>
          <table:table-cell table:formula="of:=[.$I$3]+([.A561]*[.$I$2])" office:value-type="float" office:value="33515000" calcext:value-type="float">
            <text:p>33515000</text:p>
          </table:table-cell>
          <table:table-cell table:formula="of:=ROUND([.B561]/1000;0)" office:value-type="float" office:value="33515" calcext:value-type="float">
            <text:p>33515</text:p>
          </table:table-cell>
          <table:table-cell table:formula="of:=[.B561]/[.$I$4]" office:value-type="float" office:value="8378750" calcext:value-type="float">
            <text:p>8378750</text:p>
          </table:table-cell>
          <table:table-cell table:formula="of:=ROUND([.D561]/1000;0)" office:value-type="float" office:value="8379" calcext:value-type="float">
            <text:p>8379</text:p>
          </table:table-cell>
          <table:table-cell table:formula="of:=[.D561]/([.$I$1]+1)" office:value-type="float" office:value="523671.875" calcext:value-type="float">
            <text:p>523671.875</text:p>
          </table:table-cell>
          <table:table-cell table:formula="of:=ROUND([.F561]/1000;2)" office:value-type="float" office:value="523.67" calcext:value-type="float">
            <text:p>523.67</text:p>
          </table:table-cell>
          <table:table-cell table:number-columns-repeated="11"/>
        </table:table-row>
        <table:table-row table:style-name="ro1">
          <table:table-cell table:formula="of:=1+[.A561]" office:value-type="float" office:value="560" calcext:value-type="float">
            <text:p>560</text:p>
          </table:table-cell>
          <table:table-cell table:formula="of:=[.$I$3]+([.A562]*[.$I$2])" office:value-type="float" office:value="33520000" calcext:value-type="float">
            <text:p>33520000</text:p>
          </table:table-cell>
          <table:table-cell table:formula="of:=ROUND([.B562]/1000;0)" office:value-type="float" office:value="33520" calcext:value-type="float">
            <text:p>33520</text:p>
          </table:table-cell>
          <table:table-cell table:formula="of:=[.B562]/[.$I$4]" office:value-type="float" office:value="8380000" calcext:value-type="float">
            <text:p>8380000</text:p>
          </table:table-cell>
          <table:table-cell table:formula="of:=ROUND([.D562]/1000;0)" office:value-type="float" office:value="8380" calcext:value-type="float">
            <text:p>8380</text:p>
          </table:table-cell>
          <table:table-cell table:formula="of:=[.D562]/([.$I$1]+1)" office:value-type="float" office:value="523750" calcext:value-type="float">
            <text:p>523750</text:p>
          </table:table-cell>
          <table:table-cell table:formula="of:=ROUND([.F562]/1000;2)" office:value-type="float" office:value="523.75" calcext:value-type="float">
            <text:p>523.75</text:p>
          </table:table-cell>
          <table:table-cell table:number-columns-repeated="11"/>
        </table:table-row>
        <table:table-row table:style-name="ro1">
          <table:table-cell table:formula="of:=1+[.A562]" office:value-type="float" office:value="561" calcext:value-type="float">
            <text:p>561</text:p>
          </table:table-cell>
          <table:table-cell table:formula="of:=[.$I$3]+([.A563]*[.$I$2])" office:value-type="float" office:value="33525000" calcext:value-type="float">
            <text:p>33525000</text:p>
          </table:table-cell>
          <table:table-cell table:formula="of:=ROUND([.B563]/1000;0)" office:value-type="float" office:value="33525" calcext:value-type="float">
            <text:p>33525</text:p>
          </table:table-cell>
          <table:table-cell table:formula="of:=[.B563]/[.$I$4]" office:value-type="float" office:value="8381250" calcext:value-type="float">
            <text:p>8381250</text:p>
          </table:table-cell>
          <table:table-cell table:formula="of:=ROUND([.D563]/1000;0)" office:value-type="float" office:value="8381" calcext:value-type="float">
            <text:p>8381</text:p>
          </table:table-cell>
          <table:table-cell table:formula="of:=[.D563]/([.$I$1]+1)" office:value-type="float" office:value="523828.125" calcext:value-type="float">
            <text:p>523828.125</text:p>
          </table:table-cell>
          <table:table-cell table:formula="of:=ROUND([.F563]/1000;2)" office:value-type="float" office:value="523.83" calcext:value-type="float">
            <text:p>523.83</text:p>
          </table:table-cell>
          <table:table-cell table:number-columns-repeated="11"/>
        </table:table-row>
        <table:table-row table:style-name="ro1">
          <table:table-cell table:formula="of:=1+[.A563]" office:value-type="float" office:value="562" calcext:value-type="float">
            <text:p>562</text:p>
          </table:table-cell>
          <table:table-cell table:formula="of:=[.$I$3]+([.A564]*[.$I$2])" office:value-type="float" office:value="33530000" calcext:value-type="float">
            <text:p>33530000</text:p>
          </table:table-cell>
          <table:table-cell table:formula="of:=ROUND([.B564]/1000;0)" office:value-type="float" office:value="33530" calcext:value-type="float">
            <text:p>33530</text:p>
          </table:table-cell>
          <table:table-cell table:formula="of:=[.B564]/[.$I$4]" office:value-type="float" office:value="8382500" calcext:value-type="float">
            <text:p>8382500</text:p>
          </table:table-cell>
          <table:table-cell table:formula="of:=ROUND([.D564]/1000;0)" office:value-type="float" office:value="8383" calcext:value-type="float">
            <text:p>8383</text:p>
          </table:table-cell>
          <table:table-cell table:formula="of:=[.D564]/([.$I$1]+1)" office:value-type="float" office:value="523906.25" calcext:value-type="float">
            <text:p>523906.25</text:p>
          </table:table-cell>
          <table:table-cell table:formula="of:=ROUND([.F564]/1000;2)" office:value-type="float" office:value="523.91" calcext:value-type="float">
            <text:p>523.91</text:p>
          </table:table-cell>
          <table:table-cell table:number-columns-repeated="11"/>
        </table:table-row>
        <table:table-row table:style-name="ro1">
          <table:table-cell table:formula="of:=1+[.A564]" office:value-type="float" office:value="563" calcext:value-type="float">
            <text:p>563</text:p>
          </table:table-cell>
          <table:table-cell table:formula="of:=[.$I$3]+([.A565]*[.$I$2])" office:value-type="float" office:value="33535000" calcext:value-type="float">
            <text:p>33535000</text:p>
          </table:table-cell>
          <table:table-cell table:formula="of:=ROUND([.B565]/1000;0)" office:value-type="float" office:value="33535" calcext:value-type="float">
            <text:p>33535</text:p>
          </table:table-cell>
          <table:table-cell table:formula="of:=[.B565]/[.$I$4]" office:value-type="float" office:value="8383750" calcext:value-type="float">
            <text:p>8383750</text:p>
          </table:table-cell>
          <table:table-cell table:formula="of:=ROUND([.D565]/1000;0)" office:value-type="float" office:value="8384" calcext:value-type="float">
            <text:p>8384</text:p>
          </table:table-cell>
          <table:table-cell table:formula="of:=[.D565]/([.$I$1]+1)" office:value-type="float" office:value="523984.375" calcext:value-type="float">
            <text:p>523984.375</text:p>
          </table:table-cell>
          <table:table-cell table:formula="of:=ROUND([.F565]/1000;2)" office:value-type="float" office:value="523.98" calcext:value-type="float">
            <text:p>523.98</text:p>
          </table:table-cell>
          <table:table-cell table:number-columns-repeated="11"/>
        </table:table-row>
        <table:table-row table:style-name="ro1">
          <table:table-cell table:formula="of:=1+[.A565]" office:value-type="float" office:value="564" calcext:value-type="float">
            <text:p>564</text:p>
          </table:table-cell>
          <table:table-cell table:formula="of:=[.$I$3]+([.A566]*[.$I$2])" office:value-type="float" office:value="33540000" calcext:value-type="float">
            <text:p>33540000</text:p>
          </table:table-cell>
          <table:table-cell table:formula="of:=ROUND([.B566]/1000;0)" office:value-type="float" office:value="33540" calcext:value-type="float">
            <text:p>33540</text:p>
          </table:table-cell>
          <table:table-cell table:formula="of:=[.B566]/[.$I$4]" office:value-type="float" office:value="8385000" calcext:value-type="float">
            <text:p>8385000</text:p>
          </table:table-cell>
          <table:table-cell table:formula="of:=ROUND([.D566]/1000;0)" office:value-type="float" office:value="8385" calcext:value-type="float">
            <text:p>8385</text:p>
          </table:table-cell>
          <table:table-cell table:formula="of:=[.D566]/([.$I$1]+1)" office:value-type="float" office:value="524062.5" calcext:value-type="float">
            <text:p>524062.5</text:p>
          </table:table-cell>
          <table:table-cell table:formula="of:=ROUND([.F566]/1000;2)" office:value-type="float" office:value="524.06" calcext:value-type="float">
            <text:p>524.06</text:p>
          </table:table-cell>
          <table:table-cell table:number-columns-repeated="11"/>
        </table:table-row>
        <table:table-row table:style-name="ro1">
          <table:table-cell table:formula="of:=1+[.A566]" office:value-type="float" office:value="565" calcext:value-type="float">
            <text:p>565</text:p>
          </table:table-cell>
          <table:table-cell table:formula="of:=[.$I$3]+([.A567]*[.$I$2])" office:value-type="float" office:value="33545000" calcext:value-type="float">
            <text:p>33545000</text:p>
          </table:table-cell>
          <table:table-cell table:formula="of:=ROUND([.B567]/1000;0)" office:value-type="float" office:value="33545" calcext:value-type="float">
            <text:p>33545</text:p>
          </table:table-cell>
          <table:table-cell table:formula="of:=[.B567]/[.$I$4]" office:value-type="float" office:value="8386250" calcext:value-type="float">
            <text:p>8386250</text:p>
          </table:table-cell>
          <table:table-cell table:formula="of:=ROUND([.D567]/1000;0)" office:value-type="float" office:value="8386" calcext:value-type="float">
            <text:p>8386</text:p>
          </table:table-cell>
          <table:table-cell table:formula="of:=[.D567]/([.$I$1]+1)" office:value-type="float" office:value="524140.625" calcext:value-type="float">
            <text:p>524140.625</text:p>
          </table:table-cell>
          <table:table-cell table:formula="of:=ROUND([.F567]/1000;2)" office:value-type="float" office:value="524.14" calcext:value-type="float">
            <text:p>524.14</text:p>
          </table:table-cell>
          <table:table-cell table:number-columns-repeated="11"/>
        </table:table-row>
        <table:table-row table:style-name="ro1">
          <table:table-cell table:formula="of:=1+[.A567]" office:value-type="float" office:value="566" calcext:value-type="float">
            <text:p>566</text:p>
          </table:table-cell>
          <table:table-cell table:formula="of:=[.$I$3]+([.A568]*[.$I$2])" office:value-type="float" office:value="33550000" calcext:value-type="float">
            <text:p>33550000</text:p>
          </table:table-cell>
          <table:table-cell table:formula="of:=ROUND([.B568]/1000;0)" office:value-type="float" office:value="33550" calcext:value-type="float">
            <text:p>33550</text:p>
          </table:table-cell>
          <table:table-cell table:formula="of:=[.B568]/[.$I$4]" office:value-type="float" office:value="8387500" calcext:value-type="float">
            <text:p>8387500</text:p>
          </table:table-cell>
          <table:table-cell table:formula="of:=ROUND([.D568]/1000;0)" office:value-type="float" office:value="8388" calcext:value-type="float">
            <text:p>8388</text:p>
          </table:table-cell>
          <table:table-cell table:formula="of:=[.D568]/([.$I$1]+1)" office:value-type="float" office:value="524218.75" calcext:value-type="float">
            <text:p>524218.75</text:p>
          </table:table-cell>
          <table:table-cell table:formula="of:=ROUND([.F568]/1000;2)" office:value-type="float" office:value="524.22" calcext:value-type="float">
            <text:p>524.22</text:p>
          </table:table-cell>
          <table:table-cell table:number-columns-repeated="11"/>
        </table:table-row>
        <table:table-row table:style-name="ro1">
          <table:table-cell table:formula="of:=1+[.A568]" office:value-type="float" office:value="567" calcext:value-type="float">
            <text:p>567</text:p>
          </table:table-cell>
          <table:table-cell table:formula="of:=[.$I$3]+([.A569]*[.$I$2])" office:value-type="float" office:value="33555000" calcext:value-type="float">
            <text:p>33555000</text:p>
          </table:table-cell>
          <table:table-cell table:formula="of:=ROUND([.B569]/1000;0)" office:value-type="float" office:value="33555" calcext:value-type="float">
            <text:p>33555</text:p>
          </table:table-cell>
          <table:table-cell table:formula="of:=[.B569]/[.$I$4]" office:value-type="float" office:value="8388750" calcext:value-type="float">
            <text:p>8388750</text:p>
          </table:table-cell>
          <table:table-cell table:formula="of:=ROUND([.D569]/1000;0)" office:value-type="float" office:value="8389" calcext:value-type="float">
            <text:p>8389</text:p>
          </table:table-cell>
          <table:table-cell table:formula="of:=[.D569]/([.$I$1]+1)" office:value-type="float" office:value="524296.875" calcext:value-type="float">
            <text:p>524296.875</text:p>
          </table:table-cell>
          <table:table-cell table:formula="of:=ROUND([.F569]/1000;2)" office:value-type="float" office:value="524.3" calcext:value-type="float">
            <text:p>524.3</text:p>
          </table:table-cell>
          <table:table-cell table:number-columns-repeated="11"/>
        </table:table-row>
        <table:table-row table:style-name="ro1">
          <table:table-cell table:formula="of:=1+[.A569]" office:value-type="float" office:value="568" calcext:value-type="float">
            <text:p>568</text:p>
          </table:table-cell>
          <table:table-cell table:formula="of:=[.$I$3]+([.A570]*[.$I$2])" office:value-type="float" office:value="33560000" calcext:value-type="float">
            <text:p>33560000</text:p>
          </table:table-cell>
          <table:table-cell table:formula="of:=ROUND([.B570]/1000;0)" office:value-type="float" office:value="33560" calcext:value-type="float">
            <text:p>33560</text:p>
          </table:table-cell>
          <table:table-cell table:formula="of:=[.B570]/[.$I$4]" office:value-type="float" office:value="8390000" calcext:value-type="float">
            <text:p>8390000</text:p>
          </table:table-cell>
          <table:table-cell table:formula="of:=ROUND([.D570]/1000;0)" office:value-type="float" office:value="8390" calcext:value-type="float">
            <text:p>8390</text:p>
          </table:table-cell>
          <table:table-cell table:formula="of:=[.D570]/([.$I$1]+1)" office:value-type="float" office:value="524375" calcext:value-type="float">
            <text:p>524375</text:p>
          </table:table-cell>
          <table:table-cell table:formula="of:=ROUND([.F570]/1000;2)" office:value-type="float" office:value="524.38" calcext:value-type="float">
            <text:p>524.38</text:p>
          </table:table-cell>
          <table:table-cell table:number-columns-repeated="11"/>
        </table:table-row>
        <table:table-row table:style-name="ro1">
          <table:table-cell table:formula="of:=1+[.A570]" office:value-type="float" office:value="569" calcext:value-type="float">
            <text:p>569</text:p>
          </table:table-cell>
          <table:table-cell table:formula="of:=[.$I$3]+([.A571]*[.$I$2])" office:value-type="float" office:value="33565000" calcext:value-type="float">
            <text:p>33565000</text:p>
          </table:table-cell>
          <table:table-cell table:formula="of:=ROUND([.B571]/1000;0)" office:value-type="float" office:value="33565" calcext:value-type="float">
            <text:p>33565</text:p>
          </table:table-cell>
          <table:table-cell table:formula="of:=[.B571]/[.$I$4]" office:value-type="float" office:value="8391250" calcext:value-type="float">
            <text:p>8391250</text:p>
          </table:table-cell>
          <table:table-cell table:formula="of:=ROUND([.D571]/1000;0)" office:value-type="float" office:value="8391" calcext:value-type="float">
            <text:p>8391</text:p>
          </table:table-cell>
          <table:table-cell table:formula="of:=[.D571]/([.$I$1]+1)" office:value-type="float" office:value="524453.125" calcext:value-type="float">
            <text:p>524453.125</text:p>
          </table:table-cell>
          <table:table-cell table:formula="of:=ROUND([.F571]/1000;2)" office:value-type="float" office:value="524.45" calcext:value-type="float">
            <text:p>524.45</text:p>
          </table:table-cell>
          <table:table-cell table:number-columns-repeated="11"/>
        </table:table-row>
        <table:table-row table:style-name="ro1">
          <table:table-cell table:formula="of:=1+[.A571]" office:value-type="float" office:value="570" calcext:value-type="float">
            <text:p>570</text:p>
          </table:table-cell>
          <table:table-cell table:formula="of:=[.$I$3]+([.A572]*[.$I$2])" office:value-type="float" office:value="33570000" calcext:value-type="float">
            <text:p>33570000</text:p>
          </table:table-cell>
          <table:table-cell table:formula="of:=ROUND([.B572]/1000;0)" office:value-type="float" office:value="33570" calcext:value-type="float">
            <text:p>33570</text:p>
          </table:table-cell>
          <table:table-cell table:formula="of:=[.B572]/[.$I$4]" office:value-type="float" office:value="8392500" calcext:value-type="float">
            <text:p>8392500</text:p>
          </table:table-cell>
          <table:table-cell table:formula="of:=ROUND([.D572]/1000;0)" office:value-type="float" office:value="8393" calcext:value-type="float">
            <text:p>8393</text:p>
          </table:table-cell>
          <table:table-cell table:formula="of:=[.D572]/([.$I$1]+1)" office:value-type="float" office:value="524531.25" calcext:value-type="float">
            <text:p>524531.25</text:p>
          </table:table-cell>
          <table:table-cell table:formula="of:=ROUND([.F572]/1000;2)" office:value-type="float" office:value="524.53" calcext:value-type="float">
            <text:p>524.53</text:p>
          </table:table-cell>
          <table:table-cell table:number-columns-repeated="11"/>
        </table:table-row>
        <table:table-row table:style-name="ro1">
          <table:table-cell table:formula="of:=1+[.A572]" office:value-type="float" office:value="571" calcext:value-type="float">
            <text:p>571</text:p>
          </table:table-cell>
          <table:table-cell table:formula="of:=[.$I$3]+([.A573]*[.$I$2])" office:value-type="float" office:value="33575000" calcext:value-type="float">
            <text:p>33575000</text:p>
          </table:table-cell>
          <table:table-cell table:formula="of:=ROUND([.B573]/1000;0)" office:value-type="float" office:value="33575" calcext:value-type="float">
            <text:p>33575</text:p>
          </table:table-cell>
          <table:table-cell table:formula="of:=[.B573]/[.$I$4]" office:value-type="float" office:value="8393750" calcext:value-type="float">
            <text:p>8393750</text:p>
          </table:table-cell>
          <table:table-cell table:formula="of:=ROUND([.D573]/1000;0)" office:value-type="float" office:value="8394" calcext:value-type="float">
            <text:p>8394</text:p>
          </table:table-cell>
          <table:table-cell table:formula="of:=[.D573]/([.$I$1]+1)" office:value-type="float" office:value="524609.375" calcext:value-type="float">
            <text:p>524609.375</text:p>
          </table:table-cell>
          <table:table-cell table:formula="of:=ROUND([.F573]/1000;2)" office:value-type="float" office:value="524.61" calcext:value-type="float">
            <text:p>524.61</text:p>
          </table:table-cell>
          <table:table-cell table:number-columns-repeated="11"/>
        </table:table-row>
        <table:table-row table:style-name="ro1">
          <table:table-cell table:formula="of:=1+[.A573]" office:value-type="float" office:value="572" calcext:value-type="float">
            <text:p>572</text:p>
          </table:table-cell>
          <table:table-cell table:formula="of:=[.$I$3]+([.A574]*[.$I$2])" office:value-type="float" office:value="33580000" calcext:value-type="float">
            <text:p>33580000</text:p>
          </table:table-cell>
          <table:table-cell table:formula="of:=ROUND([.B574]/1000;0)" office:value-type="float" office:value="33580" calcext:value-type="float">
            <text:p>33580</text:p>
          </table:table-cell>
          <table:table-cell table:formula="of:=[.B574]/[.$I$4]" office:value-type="float" office:value="8395000" calcext:value-type="float">
            <text:p>8395000</text:p>
          </table:table-cell>
          <table:table-cell table:formula="of:=ROUND([.D574]/1000;0)" office:value-type="float" office:value="8395" calcext:value-type="float">
            <text:p>8395</text:p>
          </table:table-cell>
          <table:table-cell table:formula="of:=[.D574]/([.$I$1]+1)" office:value-type="float" office:value="524687.5" calcext:value-type="float">
            <text:p>524687.5</text:p>
          </table:table-cell>
          <table:table-cell table:formula="of:=ROUND([.F574]/1000;2)" office:value-type="float" office:value="524.69" calcext:value-type="float">
            <text:p>524.69</text:p>
          </table:table-cell>
          <table:table-cell table:number-columns-repeated="11"/>
        </table:table-row>
        <table:table-row table:style-name="ro1">
          <table:table-cell table:formula="of:=1+[.A574]" office:value-type="float" office:value="573" calcext:value-type="float">
            <text:p>573</text:p>
          </table:table-cell>
          <table:table-cell table:formula="of:=[.$I$3]+([.A575]*[.$I$2])" office:value-type="float" office:value="33585000" calcext:value-type="float">
            <text:p>33585000</text:p>
          </table:table-cell>
          <table:table-cell table:formula="of:=ROUND([.B575]/1000;0)" office:value-type="float" office:value="33585" calcext:value-type="float">
            <text:p>33585</text:p>
          </table:table-cell>
          <table:table-cell table:formula="of:=[.B575]/[.$I$4]" office:value-type="float" office:value="8396250" calcext:value-type="float">
            <text:p>8396250</text:p>
          </table:table-cell>
          <table:table-cell table:formula="of:=ROUND([.D575]/1000;0)" office:value-type="float" office:value="8396" calcext:value-type="float">
            <text:p>8396</text:p>
          </table:table-cell>
          <table:table-cell table:formula="of:=[.D575]/([.$I$1]+1)" office:value-type="float" office:value="524765.625" calcext:value-type="float">
            <text:p>524765.625</text:p>
          </table:table-cell>
          <table:table-cell table:formula="of:=ROUND([.F575]/1000;2)" office:value-type="float" office:value="524.77" calcext:value-type="float">
            <text:p>524.77</text:p>
          </table:table-cell>
          <table:table-cell table:number-columns-repeated="11"/>
        </table:table-row>
        <table:table-row table:style-name="ro1">
          <table:table-cell table:formula="of:=1+[.A575]" office:value-type="float" office:value="574" calcext:value-type="float">
            <text:p>574</text:p>
          </table:table-cell>
          <table:table-cell table:formula="of:=[.$I$3]+([.A576]*[.$I$2])" office:value-type="float" office:value="33590000" calcext:value-type="float">
            <text:p>33590000</text:p>
          </table:table-cell>
          <table:table-cell table:formula="of:=ROUND([.B576]/1000;0)" office:value-type="float" office:value="33590" calcext:value-type="float">
            <text:p>33590</text:p>
          </table:table-cell>
          <table:table-cell table:formula="of:=[.B576]/[.$I$4]" office:value-type="float" office:value="8397500" calcext:value-type="float">
            <text:p>8397500</text:p>
          </table:table-cell>
          <table:table-cell table:formula="of:=ROUND([.D576]/1000;0)" office:value-type="float" office:value="8398" calcext:value-type="float">
            <text:p>8398</text:p>
          </table:table-cell>
          <table:table-cell table:formula="of:=[.D576]/([.$I$1]+1)" office:value-type="float" office:value="524843.75" calcext:value-type="float">
            <text:p>524843.75</text:p>
          </table:table-cell>
          <table:table-cell table:formula="of:=ROUND([.F576]/1000;2)" office:value-type="float" office:value="524.84" calcext:value-type="float">
            <text:p>524.84</text:p>
          </table:table-cell>
          <table:table-cell table:number-columns-repeated="11"/>
        </table:table-row>
        <table:table-row table:style-name="ro1">
          <table:table-cell table:formula="of:=1+[.A576]" office:value-type="float" office:value="575" calcext:value-type="float">
            <text:p>575</text:p>
          </table:table-cell>
          <table:table-cell table:formula="of:=[.$I$3]+([.A577]*[.$I$2])" office:value-type="float" office:value="33595000" calcext:value-type="float">
            <text:p>33595000</text:p>
          </table:table-cell>
          <table:table-cell table:formula="of:=ROUND([.B577]/1000;0)" office:value-type="float" office:value="33595" calcext:value-type="float">
            <text:p>33595</text:p>
          </table:table-cell>
          <table:table-cell table:formula="of:=[.B577]/[.$I$4]" office:value-type="float" office:value="8398750" calcext:value-type="float">
            <text:p>8398750</text:p>
          </table:table-cell>
          <table:table-cell table:formula="of:=ROUND([.D577]/1000;0)" office:value-type="float" office:value="8399" calcext:value-type="float">
            <text:p>8399</text:p>
          </table:table-cell>
          <table:table-cell table:formula="of:=[.D577]/([.$I$1]+1)" office:value-type="float" office:value="524921.875" calcext:value-type="float">
            <text:p>524921.875</text:p>
          </table:table-cell>
          <table:table-cell table:formula="of:=ROUND([.F577]/1000;2)" office:value-type="float" office:value="524.92" calcext:value-type="float">
            <text:p>524.92</text:p>
          </table:table-cell>
          <table:table-cell table:number-columns-repeated="11"/>
        </table:table-row>
        <table:table-row table:style-name="ro1">
          <table:table-cell table:formula="of:=1+[.A577]" office:value-type="float" office:value="576" calcext:value-type="float">
            <text:p>576</text:p>
          </table:table-cell>
          <table:table-cell table:formula="of:=[.$I$3]+([.A578]*[.$I$2])" office:value-type="float" office:value="33600000" calcext:value-type="float">
            <text:p>33600000</text:p>
          </table:table-cell>
          <table:table-cell table:formula="of:=ROUND([.B578]/1000;0)" office:value-type="float" office:value="33600" calcext:value-type="float">
            <text:p>33600</text:p>
          </table:table-cell>
          <table:table-cell table:formula="of:=[.B578]/[.$I$4]" office:value-type="float" office:value="8400000" calcext:value-type="float">
            <text:p>8400000</text:p>
          </table:table-cell>
          <table:table-cell table:formula="of:=ROUND([.D578]/1000;0)" office:value-type="float" office:value="8400" calcext:value-type="float">
            <text:p>8400</text:p>
          </table:table-cell>
          <table:table-cell table:formula="of:=[.D578]/([.$I$1]+1)" office:value-type="float" office:value="525000" calcext:value-type="float">
            <text:p>525000</text:p>
          </table:table-cell>
          <table:table-cell table:formula="of:=ROUND([.F578]/1000;2)" office:value-type="float" office:value="525" calcext:value-type="float">
            <text:p>525</text:p>
          </table:table-cell>
          <table:table-cell table:number-columns-repeated="11"/>
        </table:table-row>
        <table:table-row table:style-name="ro1">
          <table:table-cell table:formula="of:=1+[.A578]" office:value-type="float" office:value="577" calcext:value-type="float">
            <text:p>577</text:p>
          </table:table-cell>
          <table:table-cell table:formula="of:=[.$I$3]+([.A579]*[.$I$2])" office:value-type="float" office:value="33605000" calcext:value-type="float">
            <text:p>33605000</text:p>
          </table:table-cell>
          <table:table-cell table:formula="of:=ROUND([.B579]/1000;0)" office:value-type="float" office:value="33605" calcext:value-type="float">
            <text:p>33605</text:p>
          </table:table-cell>
          <table:table-cell table:formula="of:=[.B579]/[.$I$4]" office:value-type="float" office:value="8401250" calcext:value-type="float">
            <text:p>8401250</text:p>
          </table:table-cell>
          <table:table-cell table:formula="of:=ROUND([.D579]/1000;0)" office:value-type="float" office:value="8401" calcext:value-type="float">
            <text:p>8401</text:p>
          </table:table-cell>
          <table:table-cell table:formula="of:=[.D579]/([.$I$1]+1)" office:value-type="float" office:value="525078.125" calcext:value-type="float">
            <text:p>525078.125</text:p>
          </table:table-cell>
          <table:table-cell table:formula="of:=ROUND([.F579]/1000;2)" office:value-type="float" office:value="525.08" calcext:value-type="float">
            <text:p>525.08</text:p>
          </table:table-cell>
          <table:table-cell table:number-columns-repeated="11"/>
        </table:table-row>
        <table:table-row table:style-name="ro1">
          <table:table-cell table:formula="of:=1+[.A579]" office:value-type="float" office:value="578" calcext:value-type="float">
            <text:p>578</text:p>
          </table:table-cell>
          <table:table-cell table:formula="of:=[.$I$3]+([.A580]*[.$I$2])" office:value-type="float" office:value="33610000" calcext:value-type="float">
            <text:p>33610000</text:p>
          </table:table-cell>
          <table:table-cell table:formula="of:=ROUND([.B580]/1000;0)" office:value-type="float" office:value="33610" calcext:value-type="float">
            <text:p>33610</text:p>
          </table:table-cell>
          <table:table-cell table:formula="of:=[.B580]/[.$I$4]" office:value-type="float" office:value="8402500" calcext:value-type="float">
            <text:p>8402500</text:p>
          </table:table-cell>
          <table:table-cell table:formula="of:=ROUND([.D580]/1000;0)" office:value-type="float" office:value="8403" calcext:value-type="float">
            <text:p>8403</text:p>
          </table:table-cell>
          <table:table-cell table:formula="of:=[.D580]/([.$I$1]+1)" office:value-type="float" office:value="525156.25" calcext:value-type="float">
            <text:p>525156.25</text:p>
          </table:table-cell>
          <table:table-cell table:formula="of:=ROUND([.F580]/1000;2)" office:value-type="float" office:value="525.16" calcext:value-type="float">
            <text:p>525.16</text:p>
          </table:table-cell>
          <table:table-cell table:number-columns-repeated="11"/>
        </table:table-row>
        <table:table-row table:style-name="ro1">
          <table:table-cell table:formula="of:=1+[.A580]" office:value-type="float" office:value="579" calcext:value-type="float">
            <text:p>579</text:p>
          </table:table-cell>
          <table:table-cell table:formula="of:=[.$I$3]+([.A581]*[.$I$2])" office:value-type="float" office:value="33615000" calcext:value-type="float">
            <text:p>33615000</text:p>
          </table:table-cell>
          <table:table-cell table:formula="of:=ROUND([.B581]/1000;0)" office:value-type="float" office:value="33615" calcext:value-type="float">
            <text:p>33615</text:p>
          </table:table-cell>
          <table:table-cell table:formula="of:=[.B581]/[.$I$4]" office:value-type="float" office:value="8403750" calcext:value-type="float">
            <text:p>8403750</text:p>
          </table:table-cell>
          <table:table-cell table:formula="of:=ROUND([.D581]/1000;0)" office:value-type="float" office:value="8404" calcext:value-type="float">
            <text:p>8404</text:p>
          </table:table-cell>
          <table:table-cell table:formula="of:=[.D581]/([.$I$1]+1)" office:value-type="float" office:value="525234.375" calcext:value-type="float">
            <text:p>525234.375</text:p>
          </table:table-cell>
          <table:table-cell table:formula="of:=ROUND([.F581]/1000;2)" office:value-type="float" office:value="525.23" calcext:value-type="float">
            <text:p>525.23</text:p>
          </table:table-cell>
          <table:table-cell table:number-columns-repeated="11"/>
        </table:table-row>
        <table:table-row table:style-name="ro1">
          <table:table-cell table:formula="of:=1+[.A581]" office:value-type="float" office:value="580" calcext:value-type="float">
            <text:p>580</text:p>
          </table:table-cell>
          <table:table-cell table:formula="of:=[.$I$3]+([.A582]*[.$I$2])" office:value-type="float" office:value="33620000" calcext:value-type="float">
            <text:p>33620000</text:p>
          </table:table-cell>
          <table:table-cell table:formula="of:=ROUND([.B582]/1000;0)" office:value-type="float" office:value="33620" calcext:value-type="float">
            <text:p>33620</text:p>
          </table:table-cell>
          <table:table-cell table:formula="of:=[.B582]/[.$I$4]" office:value-type="float" office:value="8405000" calcext:value-type="float">
            <text:p>8405000</text:p>
          </table:table-cell>
          <table:table-cell table:formula="of:=ROUND([.D582]/1000;0)" office:value-type="float" office:value="8405" calcext:value-type="float">
            <text:p>8405</text:p>
          </table:table-cell>
          <table:table-cell table:formula="of:=[.D582]/([.$I$1]+1)" office:value-type="float" office:value="525312.5" calcext:value-type="float">
            <text:p>525312.5</text:p>
          </table:table-cell>
          <table:table-cell table:formula="of:=ROUND([.F582]/1000;2)" office:value-type="float" office:value="525.31" calcext:value-type="float">
            <text:p>525.31</text:p>
          </table:table-cell>
          <table:table-cell table:number-columns-repeated="11"/>
        </table:table-row>
        <table:table-row table:style-name="ro1">
          <table:table-cell table:formula="of:=1+[.A582]" office:value-type="float" office:value="581" calcext:value-type="float">
            <text:p>581</text:p>
          </table:table-cell>
          <table:table-cell table:formula="of:=[.$I$3]+([.A583]*[.$I$2])" office:value-type="float" office:value="33625000" calcext:value-type="float">
            <text:p>33625000</text:p>
          </table:table-cell>
          <table:table-cell table:formula="of:=ROUND([.B583]/1000;0)" office:value-type="float" office:value="33625" calcext:value-type="float">
            <text:p>33625</text:p>
          </table:table-cell>
          <table:table-cell table:formula="of:=[.B583]/[.$I$4]" office:value-type="float" office:value="8406250" calcext:value-type="float">
            <text:p>8406250</text:p>
          </table:table-cell>
          <table:table-cell table:formula="of:=ROUND([.D583]/1000;0)" office:value-type="float" office:value="8406" calcext:value-type="float">
            <text:p>8406</text:p>
          </table:table-cell>
          <table:table-cell table:formula="of:=[.D583]/([.$I$1]+1)" office:value-type="float" office:value="525390.625" calcext:value-type="float">
            <text:p>525390.625</text:p>
          </table:table-cell>
          <table:table-cell table:formula="of:=ROUND([.F583]/1000;2)" office:value-type="float" office:value="525.39" calcext:value-type="float">
            <text:p>525.39</text:p>
          </table:table-cell>
          <table:table-cell table:number-columns-repeated="11"/>
        </table:table-row>
        <table:table-row table:style-name="ro1">
          <table:table-cell table:formula="of:=1+[.A583]" office:value-type="float" office:value="582" calcext:value-type="float">
            <text:p>582</text:p>
          </table:table-cell>
          <table:table-cell table:formula="of:=[.$I$3]+([.A584]*[.$I$2])" office:value-type="float" office:value="33630000" calcext:value-type="float">
            <text:p>33630000</text:p>
          </table:table-cell>
          <table:table-cell table:formula="of:=ROUND([.B584]/1000;0)" office:value-type="float" office:value="33630" calcext:value-type="float">
            <text:p>33630</text:p>
          </table:table-cell>
          <table:table-cell table:formula="of:=[.B584]/[.$I$4]" office:value-type="float" office:value="8407500" calcext:value-type="float">
            <text:p>8407500</text:p>
          </table:table-cell>
          <table:table-cell table:formula="of:=ROUND([.D584]/1000;0)" office:value-type="float" office:value="8408" calcext:value-type="float">
            <text:p>8408</text:p>
          </table:table-cell>
          <table:table-cell table:formula="of:=[.D584]/([.$I$1]+1)" office:value-type="float" office:value="525468.75" calcext:value-type="float">
            <text:p>525468.75</text:p>
          </table:table-cell>
          <table:table-cell table:formula="of:=ROUND([.F584]/1000;2)" office:value-type="float" office:value="525.47" calcext:value-type="float">
            <text:p>525.47</text:p>
          </table:table-cell>
          <table:table-cell table:number-columns-repeated="11"/>
        </table:table-row>
        <table:table-row table:style-name="ro1">
          <table:table-cell table:formula="of:=1+[.A584]" office:value-type="float" office:value="583" calcext:value-type="float">
            <text:p>583</text:p>
          </table:table-cell>
          <table:table-cell table:formula="of:=[.$I$3]+([.A585]*[.$I$2])" office:value-type="float" office:value="33635000" calcext:value-type="float">
            <text:p>33635000</text:p>
          </table:table-cell>
          <table:table-cell table:formula="of:=ROUND([.B585]/1000;0)" office:value-type="float" office:value="33635" calcext:value-type="float">
            <text:p>33635</text:p>
          </table:table-cell>
          <table:table-cell table:formula="of:=[.B585]/[.$I$4]" office:value-type="float" office:value="8408750" calcext:value-type="float">
            <text:p>8408750</text:p>
          </table:table-cell>
          <table:table-cell table:formula="of:=ROUND([.D585]/1000;0)" office:value-type="float" office:value="8409" calcext:value-type="float">
            <text:p>8409</text:p>
          </table:table-cell>
          <table:table-cell table:formula="of:=[.D585]/([.$I$1]+1)" office:value-type="float" office:value="525546.875" calcext:value-type="float">
            <text:p>525546.875</text:p>
          </table:table-cell>
          <table:table-cell table:formula="of:=ROUND([.F585]/1000;2)" office:value-type="float" office:value="525.55" calcext:value-type="float">
            <text:p>525.55</text:p>
          </table:table-cell>
          <table:table-cell table:number-columns-repeated="11"/>
        </table:table-row>
        <table:table-row table:style-name="ro1">
          <table:table-cell table:formula="of:=1+[.A585]" office:value-type="float" office:value="584" calcext:value-type="float">
            <text:p>584</text:p>
          </table:table-cell>
          <table:table-cell table:formula="of:=[.$I$3]+([.A586]*[.$I$2])" office:value-type="float" office:value="33640000" calcext:value-type="float">
            <text:p>33640000</text:p>
          </table:table-cell>
          <table:table-cell table:formula="of:=ROUND([.B586]/1000;0)" office:value-type="float" office:value="33640" calcext:value-type="float">
            <text:p>33640</text:p>
          </table:table-cell>
          <table:table-cell table:formula="of:=[.B586]/[.$I$4]" office:value-type="float" office:value="8410000" calcext:value-type="float">
            <text:p>8410000</text:p>
          </table:table-cell>
          <table:table-cell table:formula="of:=ROUND([.D586]/1000;0)" office:value-type="float" office:value="8410" calcext:value-type="float">
            <text:p>8410</text:p>
          </table:table-cell>
          <table:table-cell table:formula="of:=[.D586]/([.$I$1]+1)" office:value-type="float" office:value="525625" calcext:value-type="float">
            <text:p>525625</text:p>
          </table:table-cell>
          <table:table-cell table:formula="of:=ROUND([.F586]/1000;2)" office:value-type="float" office:value="525.63" calcext:value-type="float">
            <text:p>525.63</text:p>
          </table:table-cell>
          <table:table-cell table:number-columns-repeated="11"/>
        </table:table-row>
        <table:table-row table:style-name="ro1">
          <table:table-cell table:formula="of:=1+[.A586]" office:value-type="float" office:value="585" calcext:value-type="float">
            <text:p>585</text:p>
          </table:table-cell>
          <table:table-cell table:formula="of:=[.$I$3]+([.A587]*[.$I$2])" office:value-type="float" office:value="33645000" calcext:value-type="float">
            <text:p>33645000</text:p>
          </table:table-cell>
          <table:table-cell table:formula="of:=ROUND([.B587]/1000;0)" office:value-type="float" office:value="33645" calcext:value-type="float">
            <text:p>33645</text:p>
          </table:table-cell>
          <table:table-cell table:formula="of:=[.B587]/[.$I$4]" office:value-type="float" office:value="8411250" calcext:value-type="float">
            <text:p>8411250</text:p>
          </table:table-cell>
          <table:table-cell table:formula="of:=ROUND([.D587]/1000;0)" office:value-type="float" office:value="8411" calcext:value-type="float">
            <text:p>8411</text:p>
          </table:table-cell>
          <table:table-cell table:formula="of:=[.D587]/([.$I$1]+1)" office:value-type="float" office:value="525703.125" calcext:value-type="float">
            <text:p>525703.125</text:p>
          </table:table-cell>
          <table:table-cell table:formula="of:=ROUND([.F587]/1000;2)" office:value-type="float" office:value="525.7" calcext:value-type="float">
            <text:p>525.7</text:p>
          </table:table-cell>
          <table:table-cell table:number-columns-repeated="11"/>
        </table:table-row>
        <table:table-row table:style-name="ro1">
          <table:table-cell table:formula="of:=1+[.A587]" office:value-type="float" office:value="586" calcext:value-type="float">
            <text:p>586</text:p>
          </table:table-cell>
          <table:table-cell table:formula="of:=[.$I$3]+([.A588]*[.$I$2])" office:value-type="float" office:value="33650000" calcext:value-type="float">
            <text:p>33650000</text:p>
          </table:table-cell>
          <table:table-cell table:formula="of:=ROUND([.B588]/1000;0)" office:value-type="float" office:value="33650" calcext:value-type="float">
            <text:p>33650</text:p>
          </table:table-cell>
          <table:table-cell table:formula="of:=[.B588]/[.$I$4]" office:value-type="float" office:value="8412500" calcext:value-type="float">
            <text:p>8412500</text:p>
          </table:table-cell>
          <table:table-cell table:formula="of:=ROUND([.D588]/1000;0)" office:value-type="float" office:value="8413" calcext:value-type="float">
            <text:p>8413</text:p>
          </table:table-cell>
          <table:table-cell table:formula="of:=[.D588]/([.$I$1]+1)" office:value-type="float" office:value="525781.25" calcext:value-type="float">
            <text:p>525781.25</text:p>
          </table:table-cell>
          <table:table-cell table:formula="of:=ROUND([.F588]/1000;2)" office:value-type="float" office:value="525.78" calcext:value-type="float">
            <text:p>525.78</text:p>
          </table:table-cell>
          <table:table-cell table:number-columns-repeated="11"/>
        </table:table-row>
        <table:table-row table:style-name="ro1">
          <table:table-cell table:formula="of:=1+[.A588]" office:value-type="float" office:value="587" calcext:value-type="float">
            <text:p>587</text:p>
          </table:table-cell>
          <table:table-cell table:formula="of:=[.$I$3]+([.A589]*[.$I$2])" office:value-type="float" office:value="33655000" calcext:value-type="float">
            <text:p>33655000</text:p>
          </table:table-cell>
          <table:table-cell table:formula="of:=ROUND([.B589]/1000;0)" office:value-type="float" office:value="33655" calcext:value-type="float">
            <text:p>33655</text:p>
          </table:table-cell>
          <table:table-cell table:formula="of:=[.B589]/[.$I$4]" office:value-type="float" office:value="8413750" calcext:value-type="float">
            <text:p>8413750</text:p>
          </table:table-cell>
          <table:table-cell table:formula="of:=ROUND([.D589]/1000;0)" office:value-type="float" office:value="8414" calcext:value-type="float">
            <text:p>8414</text:p>
          </table:table-cell>
          <table:table-cell table:formula="of:=[.D589]/([.$I$1]+1)" office:value-type="float" office:value="525859.375" calcext:value-type="float">
            <text:p>525859.375</text:p>
          </table:table-cell>
          <table:table-cell table:formula="of:=ROUND([.F589]/1000;2)" office:value-type="float" office:value="525.86" calcext:value-type="float">
            <text:p>525.86</text:p>
          </table:table-cell>
          <table:table-cell table:number-columns-repeated="11"/>
        </table:table-row>
        <table:table-row table:style-name="ro1">
          <table:table-cell table:formula="of:=1+[.A589]" office:value-type="float" office:value="588" calcext:value-type="float">
            <text:p>588</text:p>
          </table:table-cell>
          <table:table-cell table:formula="of:=[.$I$3]+([.A590]*[.$I$2])" office:value-type="float" office:value="33660000" calcext:value-type="float">
            <text:p>33660000</text:p>
          </table:table-cell>
          <table:table-cell table:formula="of:=ROUND([.B590]/1000;0)" office:value-type="float" office:value="33660" calcext:value-type="float">
            <text:p>33660</text:p>
          </table:table-cell>
          <table:table-cell table:formula="of:=[.B590]/[.$I$4]" office:value-type="float" office:value="8415000" calcext:value-type="float">
            <text:p>8415000</text:p>
          </table:table-cell>
          <table:table-cell table:formula="of:=ROUND([.D590]/1000;0)" office:value-type="float" office:value="8415" calcext:value-type="float">
            <text:p>8415</text:p>
          </table:table-cell>
          <table:table-cell table:formula="of:=[.D590]/([.$I$1]+1)" office:value-type="float" office:value="525937.5" calcext:value-type="float">
            <text:p>525937.5</text:p>
          </table:table-cell>
          <table:table-cell table:formula="of:=ROUND([.F590]/1000;2)" office:value-type="float" office:value="525.94" calcext:value-type="float">
            <text:p>525.94</text:p>
          </table:table-cell>
          <table:table-cell table:number-columns-repeated="11"/>
        </table:table-row>
        <table:table-row table:style-name="ro1">
          <table:table-cell table:formula="of:=1+[.A590]" office:value-type="float" office:value="589" calcext:value-type="float">
            <text:p>589</text:p>
          </table:table-cell>
          <table:table-cell table:formula="of:=[.$I$3]+([.A591]*[.$I$2])" office:value-type="float" office:value="33665000" calcext:value-type="float">
            <text:p>33665000</text:p>
          </table:table-cell>
          <table:table-cell table:formula="of:=ROUND([.B591]/1000;0)" office:value-type="float" office:value="33665" calcext:value-type="float">
            <text:p>33665</text:p>
          </table:table-cell>
          <table:table-cell table:formula="of:=[.B591]/[.$I$4]" office:value-type="float" office:value="8416250" calcext:value-type="float">
            <text:p>8416250</text:p>
          </table:table-cell>
          <table:table-cell table:formula="of:=ROUND([.D591]/1000;0)" office:value-type="float" office:value="8416" calcext:value-type="float">
            <text:p>8416</text:p>
          </table:table-cell>
          <table:table-cell table:formula="of:=[.D591]/([.$I$1]+1)" office:value-type="float" office:value="526015.625" calcext:value-type="float">
            <text:p>526015.625</text:p>
          </table:table-cell>
          <table:table-cell table:formula="of:=ROUND([.F591]/1000;2)" office:value-type="float" office:value="526.02" calcext:value-type="float">
            <text:p>526.02</text:p>
          </table:table-cell>
          <table:table-cell table:number-columns-repeated="11"/>
        </table:table-row>
        <table:table-row table:style-name="ro1">
          <table:table-cell table:formula="of:=1+[.A591]" office:value-type="float" office:value="590" calcext:value-type="float">
            <text:p>590</text:p>
          </table:table-cell>
          <table:table-cell table:formula="of:=[.$I$3]+([.A592]*[.$I$2])" office:value-type="float" office:value="33670000" calcext:value-type="float">
            <text:p>33670000</text:p>
          </table:table-cell>
          <table:table-cell table:formula="of:=ROUND([.B592]/1000;0)" office:value-type="float" office:value="33670" calcext:value-type="float">
            <text:p>33670</text:p>
          </table:table-cell>
          <table:table-cell table:formula="of:=[.B592]/[.$I$4]" office:value-type="float" office:value="8417500" calcext:value-type="float">
            <text:p>8417500</text:p>
          </table:table-cell>
          <table:table-cell table:formula="of:=ROUND([.D592]/1000;0)" office:value-type="float" office:value="8418" calcext:value-type="float">
            <text:p>8418</text:p>
          </table:table-cell>
          <table:table-cell table:formula="of:=[.D592]/([.$I$1]+1)" office:value-type="float" office:value="526093.75" calcext:value-type="float">
            <text:p>526093.75</text:p>
          </table:table-cell>
          <table:table-cell table:formula="of:=ROUND([.F592]/1000;2)" office:value-type="float" office:value="526.09" calcext:value-type="float">
            <text:p>526.09</text:p>
          </table:table-cell>
          <table:table-cell table:number-columns-repeated="11"/>
        </table:table-row>
        <table:table-row table:style-name="ro1">
          <table:table-cell table:formula="of:=1+[.A592]" office:value-type="float" office:value="591" calcext:value-type="float">
            <text:p>591</text:p>
          </table:table-cell>
          <table:table-cell table:formula="of:=[.$I$3]+([.A593]*[.$I$2])" office:value-type="float" office:value="33675000" calcext:value-type="float">
            <text:p>33675000</text:p>
          </table:table-cell>
          <table:table-cell table:formula="of:=ROUND([.B593]/1000;0)" office:value-type="float" office:value="33675" calcext:value-type="float">
            <text:p>33675</text:p>
          </table:table-cell>
          <table:table-cell table:formula="of:=[.B593]/[.$I$4]" office:value-type="float" office:value="8418750" calcext:value-type="float">
            <text:p>8418750</text:p>
          </table:table-cell>
          <table:table-cell table:formula="of:=ROUND([.D593]/1000;0)" office:value-type="float" office:value="8419" calcext:value-type="float">
            <text:p>8419</text:p>
          </table:table-cell>
          <table:table-cell table:formula="of:=[.D593]/([.$I$1]+1)" office:value-type="float" office:value="526171.875" calcext:value-type="float">
            <text:p>526171.875</text:p>
          </table:table-cell>
          <table:table-cell table:formula="of:=ROUND([.F593]/1000;2)" office:value-type="float" office:value="526.17" calcext:value-type="float">
            <text:p>526.17</text:p>
          </table:table-cell>
          <table:table-cell table:number-columns-repeated="11"/>
        </table:table-row>
        <table:table-row table:style-name="ro1">
          <table:table-cell table:formula="of:=1+[.A593]" office:value-type="float" office:value="592" calcext:value-type="float">
            <text:p>592</text:p>
          </table:table-cell>
          <table:table-cell table:formula="of:=[.$I$3]+([.A594]*[.$I$2])" office:value-type="float" office:value="33680000" calcext:value-type="float">
            <text:p>33680000</text:p>
          </table:table-cell>
          <table:table-cell table:formula="of:=ROUND([.B594]/1000;0)" office:value-type="float" office:value="33680" calcext:value-type="float">
            <text:p>33680</text:p>
          </table:table-cell>
          <table:table-cell table:formula="of:=[.B594]/[.$I$4]" office:value-type="float" office:value="8420000" calcext:value-type="float">
            <text:p>8420000</text:p>
          </table:table-cell>
          <table:table-cell table:formula="of:=ROUND([.D594]/1000;0)" office:value-type="float" office:value="8420" calcext:value-type="float">
            <text:p>8420</text:p>
          </table:table-cell>
          <table:table-cell table:formula="of:=[.D594]/([.$I$1]+1)" office:value-type="float" office:value="526250" calcext:value-type="float">
            <text:p>526250</text:p>
          </table:table-cell>
          <table:table-cell table:formula="of:=ROUND([.F594]/1000;2)" office:value-type="float" office:value="526.25" calcext:value-type="float">
            <text:p>526.25</text:p>
          </table:table-cell>
          <table:table-cell table:number-columns-repeated="11"/>
        </table:table-row>
        <table:table-row table:style-name="ro1">
          <table:table-cell table:formula="of:=1+[.A594]" office:value-type="float" office:value="593" calcext:value-type="float">
            <text:p>593</text:p>
          </table:table-cell>
          <table:table-cell table:formula="of:=[.$I$3]+([.A595]*[.$I$2])" office:value-type="float" office:value="33685000" calcext:value-type="float">
            <text:p>33685000</text:p>
          </table:table-cell>
          <table:table-cell table:formula="of:=ROUND([.B595]/1000;0)" office:value-type="float" office:value="33685" calcext:value-type="float">
            <text:p>33685</text:p>
          </table:table-cell>
          <table:table-cell table:formula="of:=[.B595]/[.$I$4]" office:value-type="float" office:value="8421250" calcext:value-type="float">
            <text:p>8421250</text:p>
          </table:table-cell>
          <table:table-cell table:formula="of:=ROUND([.D595]/1000;0)" office:value-type="float" office:value="8421" calcext:value-type="float">
            <text:p>8421</text:p>
          </table:table-cell>
          <table:table-cell table:formula="of:=[.D595]/([.$I$1]+1)" office:value-type="float" office:value="526328.125" calcext:value-type="float">
            <text:p>526328.125</text:p>
          </table:table-cell>
          <table:table-cell table:formula="of:=ROUND([.F595]/1000;2)" office:value-type="float" office:value="526.33" calcext:value-type="float">
            <text:p>526.33</text:p>
          </table:table-cell>
          <table:table-cell table:number-columns-repeated="11"/>
        </table:table-row>
        <table:table-row table:style-name="ro1">
          <table:table-cell table:formula="of:=1+[.A595]" office:value-type="float" office:value="594" calcext:value-type="float">
            <text:p>594</text:p>
          </table:table-cell>
          <table:table-cell table:formula="of:=[.$I$3]+([.A596]*[.$I$2])" office:value-type="float" office:value="33690000" calcext:value-type="float">
            <text:p>33690000</text:p>
          </table:table-cell>
          <table:table-cell table:formula="of:=ROUND([.B596]/1000;0)" office:value-type="float" office:value="33690" calcext:value-type="float">
            <text:p>33690</text:p>
          </table:table-cell>
          <table:table-cell table:formula="of:=[.B596]/[.$I$4]" office:value-type="float" office:value="8422500" calcext:value-type="float">
            <text:p>8422500</text:p>
          </table:table-cell>
          <table:table-cell table:formula="of:=ROUND([.D596]/1000;0)" office:value-type="float" office:value="8423" calcext:value-type="float">
            <text:p>8423</text:p>
          </table:table-cell>
          <table:table-cell table:formula="of:=[.D596]/([.$I$1]+1)" office:value-type="float" office:value="526406.25" calcext:value-type="float">
            <text:p>526406.25</text:p>
          </table:table-cell>
          <table:table-cell table:formula="of:=ROUND([.F596]/1000;2)" office:value-type="float" office:value="526.41" calcext:value-type="float">
            <text:p>526.41</text:p>
          </table:table-cell>
          <table:table-cell table:number-columns-repeated="11"/>
        </table:table-row>
        <table:table-row table:style-name="ro1">
          <table:table-cell table:formula="of:=1+[.A596]" office:value-type="float" office:value="595" calcext:value-type="float">
            <text:p>595</text:p>
          </table:table-cell>
          <table:table-cell table:formula="of:=[.$I$3]+([.A597]*[.$I$2])" office:value-type="float" office:value="33695000" calcext:value-type="float">
            <text:p>33695000</text:p>
          </table:table-cell>
          <table:table-cell table:formula="of:=ROUND([.B597]/1000;0)" office:value-type="float" office:value="33695" calcext:value-type="float">
            <text:p>33695</text:p>
          </table:table-cell>
          <table:table-cell table:formula="of:=[.B597]/[.$I$4]" office:value-type="float" office:value="8423750" calcext:value-type="float">
            <text:p>8423750</text:p>
          </table:table-cell>
          <table:table-cell table:formula="of:=ROUND([.D597]/1000;0)" office:value-type="float" office:value="8424" calcext:value-type="float">
            <text:p>8424</text:p>
          </table:table-cell>
          <table:table-cell table:formula="of:=[.D597]/([.$I$1]+1)" office:value-type="float" office:value="526484.375" calcext:value-type="float">
            <text:p>526484.375</text:p>
          </table:table-cell>
          <table:table-cell table:formula="of:=ROUND([.F597]/1000;2)" office:value-type="float" office:value="526.48" calcext:value-type="float">
            <text:p>526.48</text:p>
          </table:table-cell>
          <table:table-cell table:number-columns-repeated="11"/>
        </table:table-row>
        <table:table-row table:style-name="ro1">
          <table:table-cell table:formula="of:=1+[.A597]" office:value-type="float" office:value="596" calcext:value-type="float">
            <text:p>596</text:p>
          </table:table-cell>
          <table:table-cell table:formula="of:=[.$I$3]+([.A598]*[.$I$2])" office:value-type="float" office:value="33700000" calcext:value-type="float">
            <text:p>33700000</text:p>
          </table:table-cell>
          <table:table-cell table:formula="of:=ROUND([.B598]/1000;0)" office:value-type="float" office:value="33700" calcext:value-type="float">
            <text:p>33700</text:p>
          </table:table-cell>
          <table:table-cell table:formula="of:=[.B598]/[.$I$4]" office:value-type="float" office:value="8425000" calcext:value-type="float">
            <text:p>8425000</text:p>
          </table:table-cell>
          <table:table-cell table:formula="of:=ROUND([.D598]/1000;0)" office:value-type="float" office:value="8425" calcext:value-type="float">
            <text:p>8425</text:p>
          </table:table-cell>
          <table:table-cell table:formula="of:=[.D598]/([.$I$1]+1)" office:value-type="float" office:value="526562.5" calcext:value-type="float">
            <text:p>526562.5</text:p>
          </table:table-cell>
          <table:table-cell table:formula="of:=ROUND([.F598]/1000;2)" office:value-type="float" office:value="526.56" calcext:value-type="float">
            <text:p>526.56</text:p>
          </table:table-cell>
          <table:table-cell table:number-columns-repeated="11"/>
        </table:table-row>
        <table:table-row table:style-name="ro1">
          <table:table-cell table:formula="of:=1+[.A598]" office:value-type="float" office:value="597" calcext:value-type="float">
            <text:p>597</text:p>
          </table:table-cell>
          <table:table-cell table:formula="of:=[.$I$3]+([.A599]*[.$I$2])" office:value-type="float" office:value="33705000" calcext:value-type="float">
            <text:p>33705000</text:p>
          </table:table-cell>
          <table:table-cell table:formula="of:=ROUND([.B599]/1000;0)" office:value-type="float" office:value="33705" calcext:value-type="float">
            <text:p>33705</text:p>
          </table:table-cell>
          <table:table-cell table:formula="of:=[.B599]/[.$I$4]" office:value-type="float" office:value="8426250" calcext:value-type="float">
            <text:p>8426250</text:p>
          </table:table-cell>
          <table:table-cell table:formula="of:=ROUND([.D599]/1000;0)" office:value-type="float" office:value="8426" calcext:value-type="float">
            <text:p>8426</text:p>
          </table:table-cell>
          <table:table-cell table:formula="of:=[.D599]/([.$I$1]+1)" office:value-type="float" office:value="526640.625" calcext:value-type="float">
            <text:p>526640.625</text:p>
          </table:table-cell>
          <table:table-cell table:formula="of:=ROUND([.F599]/1000;2)" office:value-type="float" office:value="526.64" calcext:value-type="float">
            <text:p>526.64</text:p>
          </table:table-cell>
          <table:table-cell table:number-columns-repeated="11"/>
        </table:table-row>
        <table:table-row table:style-name="ro1">
          <table:table-cell table:formula="of:=1+[.A599]" office:value-type="float" office:value="598" calcext:value-type="float">
            <text:p>598</text:p>
          </table:table-cell>
          <table:table-cell table:formula="of:=[.$I$3]+([.A600]*[.$I$2])" office:value-type="float" office:value="33710000" calcext:value-type="float">
            <text:p>33710000</text:p>
          </table:table-cell>
          <table:table-cell table:formula="of:=ROUND([.B600]/1000;0)" office:value-type="float" office:value="33710" calcext:value-type="float">
            <text:p>33710</text:p>
          </table:table-cell>
          <table:table-cell table:formula="of:=[.B600]/[.$I$4]" office:value-type="float" office:value="8427500" calcext:value-type="float">
            <text:p>8427500</text:p>
          </table:table-cell>
          <table:table-cell table:formula="of:=ROUND([.D600]/1000;0)" office:value-type="float" office:value="8428" calcext:value-type="float">
            <text:p>8428</text:p>
          </table:table-cell>
          <table:table-cell table:formula="of:=[.D600]/([.$I$1]+1)" office:value-type="float" office:value="526718.75" calcext:value-type="float">
            <text:p>526718.75</text:p>
          </table:table-cell>
          <table:table-cell table:formula="of:=ROUND([.F600]/1000;2)" office:value-type="float" office:value="526.72" calcext:value-type="float">
            <text:p>526.72</text:p>
          </table:table-cell>
          <table:table-cell table:number-columns-repeated="11"/>
        </table:table-row>
        <table:table-row table:style-name="ro1">
          <table:table-cell table:formula="of:=1+[.A600]" office:value-type="float" office:value="599" calcext:value-type="float">
            <text:p>599</text:p>
          </table:table-cell>
          <table:table-cell table:formula="of:=[.$I$3]+([.A601]*[.$I$2])" office:value-type="float" office:value="33715000" calcext:value-type="float">
            <text:p>33715000</text:p>
          </table:table-cell>
          <table:table-cell table:formula="of:=ROUND([.B601]/1000;0)" office:value-type="float" office:value="33715" calcext:value-type="float">
            <text:p>33715</text:p>
          </table:table-cell>
          <table:table-cell table:formula="of:=[.B601]/[.$I$4]" office:value-type="float" office:value="8428750" calcext:value-type="float">
            <text:p>8428750</text:p>
          </table:table-cell>
          <table:table-cell table:formula="of:=ROUND([.D601]/1000;0)" office:value-type="float" office:value="8429" calcext:value-type="float">
            <text:p>8429</text:p>
          </table:table-cell>
          <table:table-cell table:formula="of:=[.D601]/([.$I$1]+1)" office:value-type="float" office:value="526796.875" calcext:value-type="float">
            <text:p>526796.875</text:p>
          </table:table-cell>
          <table:table-cell table:formula="of:=ROUND([.F601]/1000;2)" office:value-type="float" office:value="526.8" calcext:value-type="float">
            <text:p>526.8</text:p>
          </table:table-cell>
          <table:table-cell table:number-columns-repeated="11"/>
        </table:table-row>
        <table:table-row table:style-name="ro1">
          <table:table-cell table:formula="of:=1+[.A601]" office:value-type="float" office:value="600" calcext:value-type="float">
            <text:p>600</text:p>
          </table:table-cell>
          <table:table-cell table:formula="of:=[.$I$3]+([.A602]*[.$I$2])" office:value-type="float" office:value="33720000" calcext:value-type="float">
            <text:p>33720000</text:p>
          </table:table-cell>
          <table:table-cell table:formula="of:=ROUND([.B602]/1000;0)" office:value-type="float" office:value="33720" calcext:value-type="float">
            <text:p>33720</text:p>
          </table:table-cell>
          <table:table-cell table:formula="of:=[.B602]/[.$I$4]" office:value-type="float" office:value="8430000" calcext:value-type="float">
            <text:p>8430000</text:p>
          </table:table-cell>
          <table:table-cell table:formula="of:=ROUND([.D602]/1000;0)" office:value-type="float" office:value="8430" calcext:value-type="float">
            <text:p>8430</text:p>
          </table:table-cell>
          <table:table-cell table:formula="of:=[.D602]/([.$I$1]+1)" office:value-type="float" office:value="526875" calcext:value-type="float">
            <text:p>526875</text:p>
          </table:table-cell>
          <table:table-cell table:formula="of:=ROUND([.F602]/1000;2)" office:value-type="float" office:value="526.88" calcext:value-type="float">
            <text:p>526.88</text:p>
          </table:table-cell>
          <table:table-cell table:number-columns-repeated="11"/>
        </table:table-row>
        <table:table-row table:style-name="ro1">
          <table:table-cell table:formula="of:=1+[.A602]" office:value-type="float" office:value="601" calcext:value-type="float">
            <text:p>601</text:p>
          </table:table-cell>
          <table:table-cell table:formula="of:=[.$I$3]+([.A603]*[.$I$2])" office:value-type="float" office:value="33725000" calcext:value-type="float">
            <text:p>33725000</text:p>
          </table:table-cell>
          <table:table-cell table:formula="of:=ROUND([.B603]/1000;0)" office:value-type="float" office:value="33725" calcext:value-type="float">
            <text:p>33725</text:p>
          </table:table-cell>
          <table:table-cell table:formula="of:=[.B603]/[.$I$4]" office:value-type="float" office:value="8431250" calcext:value-type="float">
            <text:p>8431250</text:p>
          </table:table-cell>
          <table:table-cell table:formula="of:=ROUND([.D603]/1000;0)" office:value-type="float" office:value="8431" calcext:value-type="float">
            <text:p>8431</text:p>
          </table:table-cell>
          <table:table-cell table:formula="of:=[.D603]/([.$I$1]+1)" office:value-type="float" office:value="526953.125" calcext:value-type="float">
            <text:p>526953.125</text:p>
          </table:table-cell>
          <table:table-cell table:formula="of:=ROUND([.F603]/1000;2)" office:value-type="float" office:value="526.95" calcext:value-type="float">
            <text:p>526.95</text:p>
          </table:table-cell>
          <table:table-cell table:number-columns-repeated="11"/>
        </table:table-row>
        <table:table-row table:style-name="ro1">
          <table:table-cell table:formula="of:=1+[.A603]" office:value-type="float" office:value="602" calcext:value-type="float">
            <text:p>602</text:p>
          </table:table-cell>
          <table:table-cell table:formula="of:=[.$I$3]+([.A604]*[.$I$2])" office:value-type="float" office:value="33730000" calcext:value-type="float">
            <text:p>33730000</text:p>
          </table:table-cell>
          <table:table-cell table:formula="of:=ROUND([.B604]/1000;0)" office:value-type="float" office:value="33730" calcext:value-type="float">
            <text:p>33730</text:p>
          </table:table-cell>
          <table:table-cell table:formula="of:=[.B604]/[.$I$4]" office:value-type="float" office:value="8432500" calcext:value-type="float">
            <text:p>8432500</text:p>
          </table:table-cell>
          <table:table-cell table:formula="of:=ROUND([.D604]/1000;0)" office:value-type="float" office:value="8433" calcext:value-type="float">
            <text:p>8433</text:p>
          </table:table-cell>
          <table:table-cell table:formula="of:=[.D604]/([.$I$1]+1)" office:value-type="float" office:value="527031.25" calcext:value-type="float">
            <text:p>527031.25</text:p>
          </table:table-cell>
          <table:table-cell table:formula="of:=ROUND([.F604]/1000;2)" office:value-type="float" office:value="527.03" calcext:value-type="float">
            <text:p>527.03</text:p>
          </table:table-cell>
          <table:table-cell table:number-columns-repeated="11"/>
        </table:table-row>
        <table:table-row table:style-name="ro1">
          <table:table-cell table:formula="of:=1+[.A604]" office:value-type="float" office:value="603" calcext:value-type="float">
            <text:p>603</text:p>
          </table:table-cell>
          <table:table-cell table:formula="of:=[.$I$3]+([.A605]*[.$I$2])" office:value-type="float" office:value="33735000" calcext:value-type="float">
            <text:p>33735000</text:p>
          </table:table-cell>
          <table:table-cell table:formula="of:=ROUND([.B605]/1000;0)" office:value-type="float" office:value="33735" calcext:value-type="float">
            <text:p>33735</text:p>
          </table:table-cell>
          <table:table-cell table:formula="of:=[.B605]/[.$I$4]" office:value-type="float" office:value="8433750" calcext:value-type="float">
            <text:p>8433750</text:p>
          </table:table-cell>
          <table:table-cell table:formula="of:=ROUND([.D605]/1000;0)" office:value-type="float" office:value="8434" calcext:value-type="float">
            <text:p>8434</text:p>
          </table:table-cell>
          <table:table-cell table:formula="of:=[.D605]/([.$I$1]+1)" office:value-type="float" office:value="527109.375" calcext:value-type="float">
            <text:p>527109.375</text:p>
          </table:table-cell>
          <table:table-cell table:formula="of:=ROUND([.F605]/1000;2)" office:value-type="float" office:value="527.11" calcext:value-type="float">
            <text:p>527.11</text:p>
          </table:table-cell>
          <table:table-cell table:number-columns-repeated="11"/>
        </table:table-row>
        <table:table-row table:style-name="ro1">
          <table:table-cell table:formula="of:=1+[.A605]" office:value-type="float" office:value="604" calcext:value-type="float">
            <text:p>604</text:p>
          </table:table-cell>
          <table:table-cell table:formula="of:=[.$I$3]+([.A606]*[.$I$2])" office:value-type="float" office:value="33740000" calcext:value-type="float">
            <text:p>33740000</text:p>
          </table:table-cell>
          <table:table-cell table:formula="of:=ROUND([.B606]/1000;0)" office:value-type="float" office:value="33740" calcext:value-type="float">
            <text:p>33740</text:p>
          </table:table-cell>
          <table:table-cell table:formula="of:=[.B606]/[.$I$4]" office:value-type="float" office:value="8435000" calcext:value-type="float">
            <text:p>8435000</text:p>
          </table:table-cell>
          <table:table-cell table:formula="of:=ROUND([.D606]/1000;0)" office:value-type="float" office:value="8435" calcext:value-type="float">
            <text:p>8435</text:p>
          </table:table-cell>
          <table:table-cell table:formula="of:=[.D606]/([.$I$1]+1)" office:value-type="float" office:value="527187.5" calcext:value-type="float">
            <text:p>527187.5</text:p>
          </table:table-cell>
          <table:table-cell table:formula="of:=ROUND([.F606]/1000;2)" office:value-type="float" office:value="527.19" calcext:value-type="float">
            <text:p>527.19</text:p>
          </table:table-cell>
          <table:table-cell table:number-columns-repeated="11"/>
        </table:table-row>
        <table:table-row table:style-name="ro1">
          <table:table-cell table:formula="of:=1+[.A606]" office:value-type="float" office:value="605" calcext:value-type="float">
            <text:p>605</text:p>
          </table:table-cell>
          <table:table-cell table:formula="of:=[.$I$3]+([.A607]*[.$I$2])" office:value-type="float" office:value="33745000" calcext:value-type="float">
            <text:p>33745000</text:p>
          </table:table-cell>
          <table:table-cell table:formula="of:=ROUND([.B607]/1000;0)" office:value-type="float" office:value="33745" calcext:value-type="float">
            <text:p>33745</text:p>
          </table:table-cell>
          <table:table-cell table:formula="of:=[.B607]/[.$I$4]" office:value-type="float" office:value="8436250" calcext:value-type="float">
            <text:p>8436250</text:p>
          </table:table-cell>
          <table:table-cell table:formula="of:=ROUND([.D607]/1000;0)" office:value-type="float" office:value="8436" calcext:value-type="float">
            <text:p>8436</text:p>
          </table:table-cell>
          <table:table-cell table:formula="of:=[.D607]/([.$I$1]+1)" office:value-type="float" office:value="527265.625" calcext:value-type="float">
            <text:p>527265.625</text:p>
          </table:table-cell>
          <table:table-cell table:formula="of:=ROUND([.F607]/1000;2)" office:value-type="float" office:value="527.27" calcext:value-type="float">
            <text:p>527.27</text:p>
          </table:table-cell>
          <table:table-cell table:number-columns-repeated="11"/>
        </table:table-row>
        <table:table-row table:style-name="ro1">
          <table:table-cell table:formula="of:=1+[.A607]" office:value-type="float" office:value="606" calcext:value-type="float">
            <text:p>606</text:p>
          </table:table-cell>
          <table:table-cell table:formula="of:=[.$I$3]+([.A608]*[.$I$2])" office:value-type="float" office:value="33750000" calcext:value-type="float">
            <text:p>33750000</text:p>
          </table:table-cell>
          <table:table-cell table:formula="of:=ROUND([.B608]/1000;0)" office:value-type="float" office:value="33750" calcext:value-type="float">
            <text:p>33750</text:p>
          </table:table-cell>
          <table:table-cell table:formula="of:=[.B608]/[.$I$4]" office:value-type="float" office:value="8437500" calcext:value-type="float">
            <text:p>8437500</text:p>
          </table:table-cell>
          <table:table-cell table:formula="of:=ROUND([.D608]/1000;0)" office:value-type="float" office:value="8438" calcext:value-type="float">
            <text:p>8438</text:p>
          </table:table-cell>
          <table:table-cell table:formula="of:=[.D608]/([.$I$1]+1)" office:value-type="float" office:value="527343.75" calcext:value-type="float">
            <text:p>527343.75</text:p>
          </table:table-cell>
          <table:table-cell table:formula="of:=ROUND([.F608]/1000;2)" office:value-type="float" office:value="527.34" calcext:value-type="float">
            <text:p>527.34</text:p>
          </table:table-cell>
          <table:table-cell table:number-columns-repeated="11"/>
        </table:table-row>
        <table:table-row table:style-name="ro1">
          <table:table-cell table:formula="of:=1+[.A608]" office:value-type="float" office:value="607" calcext:value-type="float">
            <text:p>607</text:p>
          </table:table-cell>
          <table:table-cell table:formula="of:=[.$I$3]+([.A609]*[.$I$2])" office:value-type="float" office:value="33755000" calcext:value-type="float">
            <text:p>33755000</text:p>
          </table:table-cell>
          <table:table-cell table:formula="of:=ROUND([.B609]/1000;0)" office:value-type="float" office:value="33755" calcext:value-type="float">
            <text:p>33755</text:p>
          </table:table-cell>
          <table:table-cell table:formula="of:=[.B609]/[.$I$4]" office:value-type="float" office:value="8438750" calcext:value-type="float">
            <text:p>8438750</text:p>
          </table:table-cell>
          <table:table-cell table:formula="of:=ROUND([.D609]/1000;0)" office:value-type="float" office:value="8439" calcext:value-type="float">
            <text:p>8439</text:p>
          </table:table-cell>
          <table:table-cell table:formula="of:=[.D609]/([.$I$1]+1)" office:value-type="float" office:value="527421.875" calcext:value-type="float">
            <text:p>527421.875</text:p>
          </table:table-cell>
          <table:table-cell table:formula="of:=ROUND([.F609]/1000;2)" office:value-type="float" office:value="527.42" calcext:value-type="float">
            <text:p>527.42</text:p>
          </table:table-cell>
          <table:table-cell table:number-columns-repeated="11"/>
        </table:table-row>
        <table:table-row table:style-name="ro1">
          <table:table-cell table:formula="of:=1+[.A609]" office:value-type="float" office:value="608" calcext:value-type="float">
            <text:p>608</text:p>
          </table:table-cell>
          <table:table-cell table:formula="of:=[.$I$3]+([.A610]*[.$I$2])" office:value-type="float" office:value="33760000" calcext:value-type="float">
            <text:p>33760000</text:p>
          </table:table-cell>
          <table:table-cell table:formula="of:=ROUND([.B610]/1000;0)" office:value-type="float" office:value="33760" calcext:value-type="float">
            <text:p>33760</text:p>
          </table:table-cell>
          <table:table-cell table:formula="of:=[.B610]/[.$I$4]" office:value-type="float" office:value="8440000" calcext:value-type="float">
            <text:p>8440000</text:p>
          </table:table-cell>
          <table:table-cell table:formula="of:=ROUND([.D610]/1000;0)" office:value-type="float" office:value="8440" calcext:value-type="float">
            <text:p>8440</text:p>
          </table:table-cell>
          <table:table-cell table:formula="of:=[.D610]/([.$I$1]+1)" office:value-type="float" office:value="527500" calcext:value-type="float">
            <text:p>527500</text:p>
          </table:table-cell>
          <table:table-cell table:formula="of:=ROUND([.F610]/1000;2)" office:value-type="float" office:value="527.5" calcext:value-type="float">
            <text:p>527.5</text:p>
          </table:table-cell>
          <table:table-cell table:number-columns-repeated="11"/>
        </table:table-row>
        <table:table-row table:style-name="ro1">
          <table:table-cell table:formula="of:=1+[.A610]" office:value-type="float" office:value="609" calcext:value-type="float">
            <text:p>609</text:p>
          </table:table-cell>
          <table:table-cell table:formula="of:=[.$I$3]+([.A611]*[.$I$2])" office:value-type="float" office:value="33765000" calcext:value-type="float">
            <text:p>33765000</text:p>
          </table:table-cell>
          <table:table-cell table:formula="of:=ROUND([.B611]/1000;0)" office:value-type="float" office:value="33765" calcext:value-type="float">
            <text:p>33765</text:p>
          </table:table-cell>
          <table:table-cell table:formula="of:=[.B611]/[.$I$4]" office:value-type="float" office:value="8441250" calcext:value-type="float">
            <text:p>8441250</text:p>
          </table:table-cell>
          <table:table-cell table:formula="of:=ROUND([.D611]/1000;0)" office:value-type="float" office:value="8441" calcext:value-type="float">
            <text:p>8441</text:p>
          </table:table-cell>
          <table:table-cell table:formula="of:=[.D611]/([.$I$1]+1)" office:value-type="float" office:value="527578.125" calcext:value-type="float">
            <text:p>527578.125</text:p>
          </table:table-cell>
          <table:table-cell table:formula="of:=ROUND([.F611]/1000;2)" office:value-type="float" office:value="527.58" calcext:value-type="float">
            <text:p>527.58</text:p>
          </table:table-cell>
          <table:table-cell table:number-columns-repeated="11"/>
        </table:table-row>
        <table:table-row table:style-name="ro1">
          <table:table-cell table:formula="of:=1+[.A611]" office:value-type="float" office:value="610" calcext:value-type="float">
            <text:p>610</text:p>
          </table:table-cell>
          <table:table-cell table:formula="of:=[.$I$3]+([.A612]*[.$I$2])" office:value-type="float" office:value="33770000" calcext:value-type="float">
            <text:p>33770000</text:p>
          </table:table-cell>
          <table:table-cell table:formula="of:=ROUND([.B612]/1000;0)" office:value-type="float" office:value="33770" calcext:value-type="float">
            <text:p>33770</text:p>
          </table:table-cell>
          <table:table-cell table:formula="of:=[.B612]/[.$I$4]" office:value-type="float" office:value="8442500" calcext:value-type="float">
            <text:p>8442500</text:p>
          </table:table-cell>
          <table:table-cell table:formula="of:=ROUND([.D612]/1000;0)" office:value-type="float" office:value="8443" calcext:value-type="float">
            <text:p>8443</text:p>
          </table:table-cell>
          <table:table-cell table:formula="of:=[.D612]/([.$I$1]+1)" office:value-type="float" office:value="527656.25" calcext:value-type="float">
            <text:p>527656.25</text:p>
          </table:table-cell>
          <table:table-cell table:formula="of:=ROUND([.F612]/1000;2)" office:value-type="float" office:value="527.66" calcext:value-type="float">
            <text:p>527.66</text:p>
          </table:table-cell>
          <table:table-cell table:number-columns-repeated="11"/>
        </table:table-row>
        <table:table-row table:style-name="ro1">
          <table:table-cell table:formula="of:=1+[.A612]" office:value-type="float" office:value="611" calcext:value-type="float">
            <text:p>611</text:p>
          </table:table-cell>
          <table:table-cell table:formula="of:=[.$I$3]+([.A613]*[.$I$2])" office:value-type="float" office:value="33775000" calcext:value-type="float">
            <text:p>33775000</text:p>
          </table:table-cell>
          <table:table-cell table:formula="of:=ROUND([.B613]/1000;0)" office:value-type="float" office:value="33775" calcext:value-type="float">
            <text:p>33775</text:p>
          </table:table-cell>
          <table:table-cell table:formula="of:=[.B613]/[.$I$4]" office:value-type="float" office:value="8443750" calcext:value-type="float">
            <text:p>8443750</text:p>
          </table:table-cell>
          <table:table-cell table:formula="of:=ROUND([.D613]/1000;0)" office:value-type="float" office:value="8444" calcext:value-type="float">
            <text:p>8444</text:p>
          </table:table-cell>
          <table:table-cell table:formula="of:=[.D613]/([.$I$1]+1)" office:value-type="float" office:value="527734.375" calcext:value-type="float">
            <text:p>527734.375</text:p>
          </table:table-cell>
          <table:table-cell table:formula="of:=ROUND([.F613]/1000;2)" office:value-type="float" office:value="527.73" calcext:value-type="float">
            <text:p>527.73</text:p>
          </table:table-cell>
          <table:table-cell table:number-columns-repeated="11"/>
        </table:table-row>
        <table:table-row table:style-name="ro1">
          <table:table-cell table:formula="of:=1+[.A613]" office:value-type="float" office:value="612" calcext:value-type="float">
            <text:p>612</text:p>
          </table:table-cell>
          <table:table-cell table:formula="of:=[.$I$3]+([.A614]*[.$I$2])" office:value-type="float" office:value="33780000" calcext:value-type="float">
            <text:p>33780000</text:p>
          </table:table-cell>
          <table:table-cell table:formula="of:=ROUND([.B614]/1000;0)" office:value-type="float" office:value="33780" calcext:value-type="float">
            <text:p>33780</text:p>
          </table:table-cell>
          <table:table-cell table:formula="of:=[.B614]/[.$I$4]" office:value-type="float" office:value="8445000" calcext:value-type="float">
            <text:p>8445000</text:p>
          </table:table-cell>
          <table:table-cell table:formula="of:=ROUND([.D614]/1000;0)" office:value-type="float" office:value="8445" calcext:value-type="float">
            <text:p>8445</text:p>
          </table:table-cell>
          <table:table-cell table:formula="of:=[.D614]/([.$I$1]+1)" office:value-type="float" office:value="527812.5" calcext:value-type="float">
            <text:p>527812.5</text:p>
          </table:table-cell>
          <table:table-cell table:formula="of:=ROUND([.F614]/1000;2)" office:value-type="float" office:value="527.81" calcext:value-type="float">
            <text:p>527.81</text:p>
          </table:table-cell>
          <table:table-cell table:number-columns-repeated="11"/>
        </table:table-row>
        <table:table-row table:style-name="ro1">
          <table:table-cell table:formula="of:=1+[.A614]" office:value-type="float" office:value="613" calcext:value-type="float">
            <text:p>613</text:p>
          </table:table-cell>
          <table:table-cell table:formula="of:=[.$I$3]+([.A615]*[.$I$2])" office:value-type="float" office:value="33785000" calcext:value-type="float">
            <text:p>33785000</text:p>
          </table:table-cell>
          <table:table-cell table:formula="of:=ROUND([.B615]/1000;0)" office:value-type="float" office:value="33785" calcext:value-type="float">
            <text:p>33785</text:p>
          </table:table-cell>
          <table:table-cell table:formula="of:=[.B615]/[.$I$4]" office:value-type="float" office:value="8446250" calcext:value-type="float">
            <text:p>8446250</text:p>
          </table:table-cell>
          <table:table-cell table:formula="of:=ROUND([.D615]/1000;0)" office:value-type="float" office:value="8446" calcext:value-type="float">
            <text:p>8446</text:p>
          </table:table-cell>
          <table:table-cell table:formula="of:=[.D615]/([.$I$1]+1)" office:value-type="float" office:value="527890.625" calcext:value-type="float">
            <text:p>527890.625</text:p>
          </table:table-cell>
          <table:table-cell table:formula="of:=ROUND([.F615]/1000;2)" office:value-type="float" office:value="527.89" calcext:value-type="float">
            <text:p>527.89</text:p>
          </table:table-cell>
          <table:table-cell table:number-columns-repeated="11"/>
        </table:table-row>
        <table:table-row table:style-name="ro1">
          <table:table-cell table:formula="of:=1+[.A615]" office:value-type="float" office:value="614" calcext:value-type="float">
            <text:p>614</text:p>
          </table:table-cell>
          <table:table-cell table:formula="of:=[.$I$3]+([.A616]*[.$I$2])" office:value-type="float" office:value="33790000" calcext:value-type="float">
            <text:p>33790000</text:p>
          </table:table-cell>
          <table:table-cell table:formula="of:=ROUND([.B616]/1000;0)" office:value-type="float" office:value="33790" calcext:value-type="float">
            <text:p>33790</text:p>
          </table:table-cell>
          <table:table-cell table:formula="of:=[.B616]/[.$I$4]" office:value-type="float" office:value="8447500" calcext:value-type="float">
            <text:p>8447500</text:p>
          </table:table-cell>
          <table:table-cell table:formula="of:=ROUND([.D616]/1000;0)" office:value-type="float" office:value="8448" calcext:value-type="float">
            <text:p>8448</text:p>
          </table:table-cell>
          <table:table-cell table:formula="of:=[.D616]/([.$I$1]+1)" office:value-type="float" office:value="527968.75" calcext:value-type="float">
            <text:p>527968.75</text:p>
          </table:table-cell>
          <table:table-cell table:formula="of:=ROUND([.F616]/1000;2)" office:value-type="float" office:value="527.97" calcext:value-type="float">
            <text:p>527.97</text:p>
          </table:table-cell>
          <table:table-cell table:number-columns-repeated="11"/>
        </table:table-row>
        <table:table-row table:style-name="ro1">
          <table:table-cell table:formula="of:=1+[.A616]" office:value-type="float" office:value="615" calcext:value-type="float">
            <text:p>615</text:p>
          </table:table-cell>
          <table:table-cell table:formula="of:=[.$I$3]+([.A617]*[.$I$2])" office:value-type="float" office:value="33795000" calcext:value-type="float">
            <text:p>33795000</text:p>
          </table:table-cell>
          <table:table-cell table:formula="of:=ROUND([.B617]/1000;0)" office:value-type="float" office:value="33795" calcext:value-type="float">
            <text:p>33795</text:p>
          </table:table-cell>
          <table:table-cell table:formula="of:=[.B617]/[.$I$4]" office:value-type="float" office:value="8448750" calcext:value-type="float">
            <text:p>8448750</text:p>
          </table:table-cell>
          <table:table-cell table:formula="of:=ROUND([.D617]/1000;0)" office:value-type="float" office:value="8449" calcext:value-type="float">
            <text:p>8449</text:p>
          </table:table-cell>
          <table:table-cell table:formula="of:=[.D617]/([.$I$1]+1)" office:value-type="float" office:value="528046.875" calcext:value-type="float">
            <text:p>528046.875</text:p>
          </table:table-cell>
          <table:table-cell table:formula="of:=ROUND([.F617]/1000;2)" office:value-type="float" office:value="528.05" calcext:value-type="float">
            <text:p>528.05</text:p>
          </table:table-cell>
          <table:table-cell table:number-columns-repeated="11"/>
        </table:table-row>
        <table:table-row table:style-name="ro1">
          <table:table-cell table:formula="of:=1+[.A617]" office:value-type="float" office:value="616" calcext:value-type="float">
            <text:p>616</text:p>
          </table:table-cell>
          <table:table-cell table:formula="of:=[.$I$3]+([.A618]*[.$I$2])" office:value-type="float" office:value="33800000" calcext:value-type="float">
            <text:p>33800000</text:p>
          </table:table-cell>
          <table:table-cell table:formula="of:=ROUND([.B618]/1000;0)" office:value-type="float" office:value="33800" calcext:value-type="float">
            <text:p>33800</text:p>
          </table:table-cell>
          <table:table-cell table:formula="of:=[.B618]/[.$I$4]" office:value-type="float" office:value="8450000" calcext:value-type="float">
            <text:p>8450000</text:p>
          </table:table-cell>
          <table:table-cell table:formula="of:=ROUND([.D618]/1000;0)" office:value-type="float" office:value="8450" calcext:value-type="float">
            <text:p>8450</text:p>
          </table:table-cell>
          <table:table-cell table:formula="of:=[.D618]/([.$I$1]+1)" office:value-type="float" office:value="528125" calcext:value-type="float">
            <text:p>528125</text:p>
          </table:table-cell>
          <table:table-cell table:formula="of:=ROUND([.F618]/1000;2)" office:value-type="float" office:value="528.13" calcext:value-type="float">
            <text:p>528.13</text:p>
          </table:table-cell>
          <table:table-cell table:number-columns-repeated="11"/>
        </table:table-row>
        <table:table-row table:style-name="ro1">
          <table:table-cell table:formula="of:=1+[.A618]" office:value-type="float" office:value="617" calcext:value-type="float">
            <text:p>617</text:p>
          </table:table-cell>
          <table:table-cell table:formula="of:=[.$I$3]+([.A619]*[.$I$2])" office:value-type="float" office:value="33805000" calcext:value-type="float">
            <text:p>33805000</text:p>
          </table:table-cell>
          <table:table-cell table:formula="of:=ROUND([.B619]/1000;0)" office:value-type="float" office:value="33805" calcext:value-type="float">
            <text:p>33805</text:p>
          </table:table-cell>
          <table:table-cell table:formula="of:=[.B619]/[.$I$4]" office:value-type="float" office:value="8451250" calcext:value-type="float">
            <text:p>8451250</text:p>
          </table:table-cell>
          <table:table-cell table:formula="of:=ROUND([.D619]/1000;0)" office:value-type="float" office:value="8451" calcext:value-type="float">
            <text:p>8451</text:p>
          </table:table-cell>
          <table:table-cell table:formula="of:=[.D619]/([.$I$1]+1)" office:value-type="float" office:value="528203.125" calcext:value-type="float">
            <text:p>528203.125</text:p>
          </table:table-cell>
          <table:table-cell table:formula="of:=ROUND([.F619]/1000;2)" office:value-type="float" office:value="528.2" calcext:value-type="float">
            <text:p>528.2</text:p>
          </table:table-cell>
          <table:table-cell table:number-columns-repeated="11"/>
        </table:table-row>
        <table:table-row table:style-name="ro1">
          <table:table-cell table:formula="of:=1+[.A619]" office:value-type="float" office:value="618" calcext:value-type="float">
            <text:p>618</text:p>
          </table:table-cell>
          <table:table-cell table:formula="of:=[.$I$3]+([.A620]*[.$I$2])" office:value-type="float" office:value="33810000" calcext:value-type="float">
            <text:p>33810000</text:p>
          </table:table-cell>
          <table:table-cell table:formula="of:=ROUND([.B620]/1000;0)" office:value-type="float" office:value="33810" calcext:value-type="float">
            <text:p>33810</text:p>
          </table:table-cell>
          <table:table-cell table:formula="of:=[.B620]/[.$I$4]" office:value-type="float" office:value="8452500" calcext:value-type="float">
            <text:p>8452500</text:p>
          </table:table-cell>
          <table:table-cell table:formula="of:=ROUND([.D620]/1000;0)" office:value-type="float" office:value="8453" calcext:value-type="float">
            <text:p>8453</text:p>
          </table:table-cell>
          <table:table-cell table:formula="of:=[.D620]/([.$I$1]+1)" office:value-type="float" office:value="528281.25" calcext:value-type="float">
            <text:p>528281.25</text:p>
          </table:table-cell>
          <table:table-cell table:formula="of:=ROUND([.F620]/1000;2)" office:value-type="float" office:value="528.28" calcext:value-type="float">
            <text:p>528.28</text:p>
          </table:table-cell>
          <table:table-cell table:number-columns-repeated="11"/>
        </table:table-row>
        <table:table-row table:style-name="ro1">
          <table:table-cell table:formula="of:=1+[.A620]" office:value-type="float" office:value="619" calcext:value-type="float">
            <text:p>619</text:p>
          </table:table-cell>
          <table:table-cell table:formula="of:=[.$I$3]+([.A621]*[.$I$2])" office:value-type="float" office:value="33815000" calcext:value-type="float">
            <text:p>33815000</text:p>
          </table:table-cell>
          <table:table-cell table:formula="of:=ROUND([.B621]/1000;0)" office:value-type="float" office:value="33815" calcext:value-type="float">
            <text:p>33815</text:p>
          </table:table-cell>
          <table:table-cell table:formula="of:=[.B621]/[.$I$4]" office:value-type="float" office:value="8453750" calcext:value-type="float">
            <text:p>8453750</text:p>
          </table:table-cell>
          <table:table-cell table:formula="of:=ROUND([.D621]/1000;0)" office:value-type="float" office:value="8454" calcext:value-type="float">
            <text:p>8454</text:p>
          </table:table-cell>
          <table:table-cell table:formula="of:=[.D621]/([.$I$1]+1)" office:value-type="float" office:value="528359.375" calcext:value-type="float">
            <text:p>528359.375</text:p>
          </table:table-cell>
          <table:table-cell table:formula="of:=ROUND([.F621]/1000;2)" office:value-type="float" office:value="528.36" calcext:value-type="float">
            <text:p>528.36</text:p>
          </table:table-cell>
          <table:table-cell table:number-columns-repeated="11"/>
        </table:table-row>
        <table:table-row table:style-name="ro1">
          <table:table-cell table:formula="of:=1+[.A621]" office:value-type="float" office:value="620" calcext:value-type="float">
            <text:p>620</text:p>
          </table:table-cell>
          <table:table-cell table:formula="of:=[.$I$3]+([.A622]*[.$I$2])" office:value-type="float" office:value="33820000" calcext:value-type="float">
            <text:p>33820000</text:p>
          </table:table-cell>
          <table:table-cell table:formula="of:=ROUND([.B622]/1000;0)" office:value-type="float" office:value="33820" calcext:value-type="float">
            <text:p>33820</text:p>
          </table:table-cell>
          <table:table-cell table:formula="of:=[.B622]/[.$I$4]" office:value-type="float" office:value="8455000" calcext:value-type="float">
            <text:p>8455000</text:p>
          </table:table-cell>
          <table:table-cell table:formula="of:=ROUND([.D622]/1000;0)" office:value-type="float" office:value="8455" calcext:value-type="float">
            <text:p>8455</text:p>
          </table:table-cell>
          <table:table-cell table:formula="of:=[.D622]/([.$I$1]+1)" office:value-type="float" office:value="528437.5" calcext:value-type="float">
            <text:p>528437.5</text:p>
          </table:table-cell>
          <table:table-cell table:formula="of:=ROUND([.F622]/1000;2)" office:value-type="float" office:value="528.44" calcext:value-type="float">
            <text:p>528.44</text:p>
          </table:table-cell>
          <table:table-cell table:number-columns-repeated="11"/>
        </table:table-row>
        <table:table-row table:style-name="ro1">
          <table:table-cell table:formula="of:=1+[.A622]" office:value-type="float" office:value="621" calcext:value-type="float">
            <text:p>621</text:p>
          </table:table-cell>
          <table:table-cell table:formula="of:=[.$I$3]+([.A623]*[.$I$2])" office:value-type="float" office:value="33825000" calcext:value-type="float">
            <text:p>33825000</text:p>
          </table:table-cell>
          <table:table-cell table:formula="of:=ROUND([.B623]/1000;0)" office:value-type="float" office:value="33825" calcext:value-type="float">
            <text:p>33825</text:p>
          </table:table-cell>
          <table:table-cell table:formula="of:=[.B623]/[.$I$4]" office:value-type="float" office:value="8456250" calcext:value-type="float">
            <text:p>8456250</text:p>
          </table:table-cell>
          <table:table-cell table:formula="of:=ROUND([.D623]/1000;0)" office:value-type="float" office:value="8456" calcext:value-type="float">
            <text:p>8456</text:p>
          </table:table-cell>
          <table:table-cell table:formula="of:=[.D623]/([.$I$1]+1)" office:value-type="float" office:value="528515.625" calcext:value-type="float">
            <text:p>528515.625</text:p>
          </table:table-cell>
          <table:table-cell table:formula="of:=ROUND([.F623]/1000;2)" office:value-type="float" office:value="528.52" calcext:value-type="float">
            <text:p>528.52</text:p>
          </table:table-cell>
          <table:table-cell table:number-columns-repeated="11"/>
        </table:table-row>
        <table:table-row table:style-name="ro1">
          <table:table-cell table:formula="of:=1+[.A623]" office:value-type="float" office:value="622" calcext:value-type="float">
            <text:p>622</text:p>
          </table:table-cell>
          <table:table-cell table:formula="of:=[.$I$3]+([.A624]*[.$I$2])" office:value-type="float" office:value="33830000" calcext:value-type="float">
            <text:p>33830000</text:p>
          </table:table-cell>
          <table:table-cell table:formula="of:=ROUND([.B624]/1000;0)" office:value-type="float" office:value="33830" calcext:value-type="float">
            <text:p>33830</text:p>
          </table:table-cell>
          <table:table-cell table:formula="of:=[.B624]/[.$I$4]" office:value-type="float" office:value="8457500" calcext:value-type="float">
            <text:p>8457500</text:p>
          </table:table-cell>
          <table:table-cell table:formula="of:=ROUND([.D624]/1000;0)" office:value-type="float" office:value="8458" calcext:value-type="float">
            <text:p>8458</text:p>
          </table:table-cell>
          <table:table-cell table:formula="of:=[.D624]/([.$I$1]+1)" office:value-type="float" office:value="528593.75" calcext:value-type="float">
            <text:p>528593.75</text:p>
          </table:table-cell>
          <table:table-cell table:formula="of:=ROUND([.F624]/1000;2)" office:value-type="float" office:value="528.59" calcext:value-type="float">
            <text:p>528.59</text:p>
          </table:table-cell>
          <table:table-cell table:number-columns-repeated="11"/>
        </table:table-row>
        <table:table-row table:style-name="ro1">
          <table:table-cell table:formula="of:=1+[.A624]" office:value-type="float" office:value="623" calcext:value-type="float">
            <text:p>623</text:p>
          </table:table-cell>
          <table:table-cell table:formula="of:=[.$I$3]+([.A625]*[.$I$2])" office:value-type="float" office:value="33835000" calcext:value-type="float">
            <text:p>33835000</text:p>
          </table:table-cell>
          <table:table-cell table:formula="of:=ROUND([.B625]/1000;0)" office:value-type="float" office:value="33835" calcext:value-type="float">
            <text:p>33835</text:p>
          </table:table-cell>
          <table:table-cell table:formula="of:=[.B625]/[.$I$4]" office:value-type="float" office:value="8458750" calcext:value-type="float">
            <text:p>8458750</text:p>
          </table:table-cell>
          <table:table-cell table:formula="of:=ROUND([.D625]/1000;0)" office:value-type="float" office:value="8459" calcext:value-type="float">
            <text:p>8459</text:p>
          </table:table-cell>
          <table:table-cell table:formula="of:=[.D625]/([.$I$1]+1)" office:value-type="float" office:value="528671.875" calcext:value-type="float">
            <text:p>528671.875</text:p>
          </table:table-cell>
          <table:table-cell table:formula="of:=ROUND([.F625]/1000;2)" office:value-type="float" office:value="528.67" calcext:value-type="float">
            <text:p>528.67</text:p>
          </table:table-cell>
          <table:table-cell table:number-columns-repeated="11"/>
        </table:table-row>
        <table:table-row table:style-name="ro1">
          <table:table-cell table:formula="of:=1+[.A625]" office:value-type="float" office:value="624" calcext:value-type="float">
            <text:p>624</text:p>
          </table:table-cell>
          <table:table-cell table:formula="of:=[.$I$3]+([.A626]*[.$I$2])" office:value-type="float" office:value="33840000" calcext:value-type="float">
            <text:p>33840000</text:p>
          </table:table-cell>
          <table:table-cell table:formula="of:=ROUND([.B626]/1000;0)" office:value-type="float" office:value="33840" calcext:value-type="float">
            <text:p>33840</text:p>
          </table:table-cell>
          <table:table-cell table:formula="of:=[.B626]/[.$I$4]" office:value-type="float" office:value="8460000" calcext:value-type="float">
            <text:p>8460000</text:p>
          </table:table-cell>
          <table:table-cell table:formula="of:=ROUND([.D626]/1000;0)" office:value-type="float" office:value="8460" calcext:value-type="float">
            <text:p>8460</text:p>
          </table:table-cell>
          <table:table-cell table:formula="of:=[.D626]/([.$I$1]+1)" office:value-type="float" office:value="528750" calcext:value-type="float">
            <text:p>528750</text:p>
          </table:table-cell>
          <table:table-cell table:formula="of:=ROUND([.F626]/1000;2)" office:value-type="float" office:value="528.75" calcext:value-type="float">
            <text:p>528.75</text:p>
          </table:table-cell>
          <table:table-cell table:number-columns-repeated="11"/>
        </table:table-row>
        <table:table-row table:style-name="ro1">
          <table:table-cell table:formula="of:=1+[.A626]" office:value-type="float" office:value="625" calcext:value-type="float">
            <text:p>625</text:p>
          </table:table-cell>
          <table:table-cell table:formula="of:=[.$I$3]+([.A627]*[.$I$2])" office:value-type="float" office:value="33845000" calcext:value-type="float">
            <text:p>33845000</text:p>
          </table:table-cell>
          <table:table-cell table:formula="of:=ROUND([.B627]/1000;0)" office:value-type="float" office:value="33845" calcext:value-type="float">
            <text:p>33845</text:p>
          </table:table-cell>
          <table:table-cell table:formula="of:=[.B627]/[.$I$4]" office:value-type="float" office:value="8461250" calcext:value-type="float">
            <text:p>8461250</text:p>
          </table:table-cell>
          <table:table-cell table:formula="of:=ROUND([.D627]/1000;0)" office:value-type="float" office:value="8461" calcext:value-type="float">
            <text:p>8461</text:p>
          </table:table-cell>
          <table:table-cell table:formula="of:=[.D627]/([.$I$1]+1)" office:value-type="float" office:value="528828.125" calcext:value-type="float">
            <text:p>528828.125</text:p>
          </table:table-cell>
          <table:table-cell table:formula="of:=ROUND([.F627]/1000;2)" office:value-type="float" office:value="528.83" calcext:value-type="float">
            <text:p>528.83</text:p>
          </table:table-cell>
          <table:table-cell table:number-columns-repeated="11"/>
        </table:table-row>
        <table:table-row table:style-name="ro1">
          <table:table-cell table:formula="of:=1+[.A627]" office:value-type="float" office:value="626" calcext:value-type="float">
            <text:p>626</text:p>
          </table:table-cell>
          <table:table-cell table:formula="of:=[.$I$3]+([.A628]*[.$I$2])" office:value-type="float" office:value="33850000" calcext:value-type="float">
            <text:p>33850000</text:p>
          </table:table-cell>
          <table:table-cell table:formula="of:=ROUND([.B628]/1000;0)" office:value-type="float" office:value="33850" calcext:value-type="float">
            <text:p>33850</text:p>
          </table:table-cell>
          <table:table-cell table:formula="of:=[.B628]/[.$I$4]" office:value-type="float" office:value="8462500" calcext:value-type="float">
            <text:p>8462500</text:p>
          </table:table-cell>
          <table:table-cell table:formula="of:=ROUND([.D628]/1000;0)" office:value-type="float" office:value="8463" calcext:value-type="float">
            <text:p>8463</text:p>
          </table:table-cell>
          <table:table-cell table:formula="of:=[.D628]/([.$I$1]+1)" office:value-type="float" office:value="528906.25" calcext:value-type="float">
            <text:p>528906.25</text:p>
          </table:table-cell>
          <table:table-cell table:formula="of:=ROUND([.F628]/1000;2)" office:value-type="float" office:value="528.91" calcext:value-type="float">
            <text:p>528.91</text:p>
          </table:table-cell>
          <table:table-cell table:number-columns-repeated="11"/>
        </table:table-row>
        <table:table-row table:style-name="ro1">
          <table:table-cell table:formula="of:=1+[.A628]" office:value-type="float" office:value="627" calcext:value-type="float">
            <text:p>627</text:p>
          </table:table-cell>
          <table:table-cell table:formula="of:=[.$I$3]+([.A629]*[.$I$2])" office:value-type="float" office:value="33855000" calcext:value-type="float">
            <text:p>33855000</text:p>
          </table:table-cell>
          <table:table-cell table:formula="of:=ROUND([.B629]/1000;0)" office:value-type="float" office:value="33855" calcext:value-type="float">
            <text:p>33855</text:p>
          </table:table-cell>
          <table:table-cell table:formula="of:=[.B629]/[.$I$4]" office:value-type="float" office:value="8463750" calcext:value-type="float">
            <text:p>8463750</text:p>
          </table:table-cell>
          <table:table-cell table:formula="of:=ROUND([.D629]/1000;0)" office:value-type="float" office:value="8464" calcext:value-type="float">
            <text:p>8464</text:p>
          </table:table-cell>
          <table:table-cell table:formula="of:=[.D629]/([.$I$1]+1)" office:value-type="float" office:value="528984.375" calcext:value-type="float">
            <text:p>528984.375</text:p>
          </table:table-cell>
          <table:table-cell table:formula="of:=ROUND([.F629]/1000;2)" office:value-type="float" office:value="528.98" calcext:value-type="float">
            <text:p>528.98</text:p>
          </table:table-cell>
          <table:table-cell table:number-columns-repeated="11"/>
        </table:table-row>
        <table:table-row table:style-name="ro1">
          <table:table-cell table:formula="of:=1+[.A629]" office:value-type="float" office:value="628" calcext:value-type="float">
            <text:p>628</text:p>
          </table:table-cell>
          <table:table-cell table:formula="of:=[.$I$3]+([.A630]*[.$I$2])" office:value-type="float" office:value="33860000" calcext:value-type="float">
            <text:p>33860000</text:p>
          </table:table-cell>
          <table:table-cell table:formula="of:=ROUND([.B630]/1000;0)" office:value-type="float" office:value="33860" calcext:value-type="float">
            <text:p>33860</text:p>
          </table:table-cell>
          <table:table-cell table:formula="of:=[.B630]/[.$I$4]" office:value-type="float" office:value="8465000" calcext:value-type="float">
            <text:p>8465000</text:p>
          </table:table-cell>
          <table:table-cell table:formula="of:=ROUND([.D630]/1000;0)" office:value-type="float" office:value="8465" calcext:value-type="float">
            <text:p>8465</text:p>
          </table:table-cell>
          <table:table-cell table:formula="of:=[.D630]/([.$I$1]+1)" office:value-type="float" office:value="529062.5" calcext:value-type="float">
            <text:p>529062.5</text:p>
          </table:table-cell>
          <table:table-cell table:formula="of:=ROUND([.F630]/1000;2)" office:value-type="float" office:value="529.06" calcext:value-type="float">
            <text:p>529.06</text:p>
          </table:table-cell>
          <table:table-cell table:number-columns-repeated="11"/>
        </table:table-row>
        <table:table-row table:style-name="ro1">
          <table:table-cell table:formula="of:=1+[.A630]" office:value-type="float" office:value="629" calcext:value-type="float">
            <text:p>629</text:p>
          </table:table-cell>
          <table:table-cell table:formula="of:=[.$I$3]+([.A631]*[.$I$2])" office:value-type="float" office:value="33865000" calcext:value-type="float">
            <text:p>33865000</text:p>
          </table:table-cell>
          <table:table-cell table:formula="of:=ROUND([.B631]/1000;0)" office:value-type="float" office:value="33865" calcext:value-type="float">
            <text:p>33865</text:p>
          </table:table-cell>
          <table:table-cell table:formula="of:=[.B631]/[.$I$4]" office:value-type="float" office:value="8466250" calcext:value-type="float">
            <text:p>8466250</text:p>
          </table:table-cell>
          <table:table-cell table:formula="of:=ROUND([.D631]/1000;0)" office:value-type="float" office:value="8466" calcext:value-type="float">
            <text:p>8466</text:p>
          </table:table-cell>
          <table:table-cell table:formula="of:=[.D631]/([.$I$1]+1)" office:value-type="float" office:value="529140.625" calcext:value-type="float">
            <text:p>529140.625</text:p>
          </table:table-cell>
          <table:table-cell table:formula="of:=ROUND([.F631]/1000;2)" office:value-type="float" office:value="529.14" calcext:value-type="float">
            <text:p>529.14</text:p>
          </table:table-cell>
          <table:table-cell table:number-columns-repeated="11"/>
        </table:table-row>
        <table:table-row table:style-name="ro1">
          <table:table-cell table:formula="of:=1+[.A631]" office:value-type="float" office:value="630" calcext:value-type="float">
            <text:p>630</text:p>
          </table:table-cell>
          <table:table-cell table:formula="of:=[.$I$3]+([.A632]*[.$I$2])" office:value-type="float" office:value="33870000" calcext:value-type="float">
            <text:p>33870000</text:p>
          </table:table-cell>
          <table:table-cell table:formula="of:=ROUND([.B632]/1000;0)" office:value-type="float" office:value="33870" calcext:value-type="float">
            <text:p>33870</text:p>
          </table:table-cell>
          <table:table-cell table:formula="of:=[.B632]/[.$I$4]" office:value-type="float" office:value="8467500" calcext:value-type="float">
            <text:p>8467500</text:p>
          </table:table-cell>
          <table:table-cell table:formula="of:=ROUND([.D632]/1000;0)" office:value-type="float" office:value="8468" calcext:value-type="float">
            <text:p>8468</text:p>
          </table:table-cell>
          <table:table-cell table:formula="of:=[.D632]/([.$I$1]+1)" office:value-type="float" office:value="529218.75" calcext:value-type="float">
            <text:p>529218.75</text:p>
          </table:table-cell>
          <table:table-cell table:formula="of:=ROUND([.F632]/1000;2)" office:value-type="float" office:value="529.22" calcext:value-type="float">
            <text:p>529.22</text:p>
          </table:table-cell>
          <table:table-cell table:number-columns-repeated="11"/>
        </table:table-row>
        <table:table-row table:style-name="ro1">
          <table:table-cell table:formula="of:=1+[.A632]" office:value-type="float" office:value="631" calcext:value-type="float">
            <text:p>631</text:p>
          </table:table-cell>
          <table:table-cell table:formula="of:=[.$I$3]+([.A633]*[.$I$2])" office:value-type="float" office:value="33875000" calcext:value-type="float">
            <text:p>33875000</text:p>
          </table:table-cell>
          <table:table-cell table:formula="of:=ROUND([.B633]/1000;0)" office:value-type="float" office:value="33875" calcext:value-type="float">
            <text:p>33875</text:p>
          </table:table-cell>
          <table:table-cell table:formula="of:=[.B633]/[.$I$4]" office:value-type="float" office:value="8468750" calcext:value-type="float">
            <text:p>8468750</text:p>
          </table:table-cell>
          <table:table-cell table:formula="of:=ROUND([.D633]/1000;0)" office:value-type="float" office:value="8469" calcext:value-type="float">
            <text:p>8469</text:p>
          </table:table-cell>
          <table:table-cell table:formula="of:=[.D633]/([.$I$1]+1)" office:value-type="float" office:value="529296.875" calcext:value-type="float">
            <text:p>529296.875</text:p>
          </table:table-cell>
          <table:table-cell table:formula="of:=ROUND([.F633]/1000;2)" office:value-type="float" office:value="529.3" calcext:value-type="float">
            <text:p>529.3</text:p>
          </table:table-cell>
          <table:table-cell table:number-columns-repeated="11"/>
        </table:table-row>
        <table:table-row table:style-name="ro1">
          <table:table-cell table:formula="of:=1+[.A633]" office:value-type="float" office:value="632" calcext:value-type="float">
            <text:p>632</text:p>
          </table:table-cell>
          <table:table-cell table:formula="of:=[.$I$3]+([.A634]*[.$I$2])" office:value-type="float" office:value="33880000" calcext:value-type="float">
            <text:p>33880000</text:p>
          </table:table-cell>
          <table:table-cell table:formula="of:=ROUND([.B634]/1000;0)" office:value-type="float" office:value="33880" calcext:value-type="float">
            <text:p>33880</text:p>
          </table:table-cell>
          <table:table-cell table:formula="of:=[.B634]/[.$I$4]" office:value-type="float" office:value="8470000" calcext:value-type="float">
            <text:p>8470000</text:p>
          </table:table-cell>
          <table:table-cell table:formula="of:=ROUND([.D634]/1000;0)" office:value-type="float" office:value="8470" calcext:value-type="float">
            <text:p>8470</text:p>
          </table:table-cell>
          <table:table-cell table:formula="of:=[.D634]/([.$I$1]+1)" office:value-type="float" office:value="529375" calcext:value-type="float">
            <text:p>529375</text:p>
          </table:table-cell>
          <table:table-cell table:formula="of:=ROUND([.F634]/1000;2)" office:value-type="float" office:value="529.38" calcext:value-type="float">
            <text:p>529.38</text:p>
          </table:table-cell>
          <table:table-cell table:number-columns-repeated="11"/>
        </table:table-row>
        <table:table-row table:style-name="ro1">
          <table:table-cell table:formula="of:=1+[.A634]" office:value-type="float" office:value="633" calcext:value-type="float">
            <text:p>633</text:p>
          </table:table-cell>
          <table:table-cell table:formula="of:=[.$I$3]+([.A635]*[.$I$2])" office:value-type="float" office:value="33885000" calcext:value-type="float">
            <text:p>33885000</text:p>
          </table:table-cell>
          <table:table-cell table:formula="of:=ROUND([.B635]/1000;0)" office:value-type="float" office:value="33885" calcext:value-type="float">
            <text:p>33885</text:p>
          </table:table-cell>
          <table:table-cell table:formula="of:=[.B635]/[.$I$4]" office:value-type="float" office:value="8471250" calcext:value-type="float">
            <text:p>8471250</text:p>
          </table:table-cell>
          <table:table-cell table:formula="of:=ROUND([.D635]/1000;0)" office:value-type="float" office:value="8471" calcext:value-type="float">
            <text:p>8471</text:p>
          </table:table-cell>
          <table:table-cell table:formula="of:=[.D635]/([.$I$1]+1)" office:value-type="float" office:value="529453.125" calcext:value-type="float">
            <text:p>529453.125</text:p>
          </table:table-cell>
          <table:table-cell table:formula="of:=ROUND([.F635]/1000;2)" office:value-type="float" office:value="529.45" calcext:value-type="float">
            <text:p>529.45</text:p>
          </table:table-cell>
          <table:table-cell table:number-columns-repeated="11"/>
        </table:table-row>
        <table:table-row table:style-name="ro1">
          <table:table-cell table:formula="of:=1+[.A635]" office:value-type="float" office:value="634" calcext:value-type="float">
            <text:p>634</text:p>
          </table:table-cell>
          <table:table-cell table:formula="of:=[.$I$3]+([.A636]*[.$I$2])" office:value-type="float" office:value="33890000" calcext:value-type="float">
            <text:p>33890000</text:p>
          </table:table-cell>
          <table:table-cell table:formula="of:=ROUND([.B636]/1000;0)" office:value-type="float" office:value="33890" calcext:value-type="float">
            <text:p>33890</text:p>
          </table:table-cell>
          <table:table-cell table:formula="of:=[.B636]/[.$I$4]" office:value-type="float" office:value="8472500" calcext:value-type="float">
            <text:p>8472500</text:p>
          </table:table-cell>
          <table:table-cell table:formula="of:=ROUND([.D636]/1000;0)" office:value-type="float" office:value="8473" calcext:value-type="float">
            <text:p>8473</text:p>
          </table:table-cell>
          <table:table-cell table:formula="of:=[.D636]/([.$I$1]+1)" office:value-type="float" office:value="529531.25" calcext:value-type="float">
            <text:p>529531.25</text:p>
          </table:table-cell>
          <table:table-cell table:formula="of:=ROUND([.F636]/1000;2)" office:value-type="float" office:value="529.53" calcext:value-type="float">
            <text:p>529.53</text:p>
          </table:table-cell>
          <table:table-cell table:number-columns-repeated="11"/>
        </table:table-row>
        <table:table-row table:style-name="ro1">
          <table:table-cell table:formula="of:=1+[.A636]" office:value-type="float" office:value="635" calcext:value-type="float">
            <text:p>635</text:p>
          </table:table-cell>
          <table:table-cell table:formula="of:=[.$I$3]+([.A637]*[.$I$2])" office:value-type="float" office:value="33895000" calcext:value-type="float">
            <text:p>33895000</text:p>
          </table:table-cell>
          <table:table-cell table:formula="of:=ROUND([.B637]/1000;0)" office:value-type="float" office:value="33895" calcext:value-type="float">
            <text:p>33895</text:p>
          </table:table-cell>
          <table:table-cell table:formula="of:=[.B637]/[.$I$4]" office:value-type="float" office:value="8473750" calcext:value-type="float">
            <text:p>8473750</text:p>
          </table:table-cell>
          <table:table-cell table:formula="of:=ROUND([.D637]/1000;0)" office:value-type="float" office:value="8474" calcext:value-type="float">
            <text:p>8474</text:p>
          </table:table-cell>
          <table:table-cell table:formula="of:=[.D637]/([.$I$1]+1)" office:value-type="float" office:value="529609.375" calcext:value-type="float">
            <text:p>529609.375</text:p>
          </table:table-cell>
          <table:table-cell table:formula="of:=ROUND([.F637]/1000;2)" office:value-type="float" office:value="529.61" calcext:value-type="float">
            <text:p>529.61</text:p>
          </table:table-cell>
          <table:table-cell table:number-columns-repeated="11"/>
        </table:table-row>
        <table:table-row table:style-name="ro1">
          <table:table-cell table:formula="of:=1+[.A637]" office:value-type="float" office:value="636" calcext:value-type="float">
            <text:p>636</text:p>
          </table:table-cell>
          <table:table-cell table:formula="of:=[.$I$3]+([.A638]*[.$I$2])" office:value-type="float" office:value="33900000" calcext:value-type="float">
            <text:p>33900000</text:p>
          </table:table-cell>
          <table:table-cell table:formula="of:=ROUND([.B638]/1000;0)" office:value-type="float" office:value="33900" calcext:value-type="float">
            <text:p>33900</text:p>
          </table:table-cell>
          <table:table-cell table:formula="of:=[.B638]/[.$I$4]" office:value-type="float" office:value="8475000" calcext:value-type="float">
            <text:p>8475000</text:p>
          </table:table-cell>
          <table:table-cell table:formula="of:=ROUND([.D638]/1000;0)" office:value-type="float" office:value="8475" calcext:value-type="float">
            <text:p>8475</text:p>
          </table:table-cell>
          <table:table-cell table:formula="of:=[.D638]/([.$I$1]+1)" office:value-type="float" office:value="529687.5" calcext:value-type="float">
            <text:p>529687.5</text:p>
          </table:table-cell>
          <table:table-cell table:formula="of:=ROUND([.F638]/1000;2)" office:value-type="float" office:value="529.69" calcext:value-type="float">
            <text:p>529.69</text:p>
          </table:table-cell>
          <table:table-cell table:number-columns-repeated="11"/>
        </table:table-row>
        <table:table-row table:style-name="ro1">
          <table:table-cell table:formula="of:=1+[.A638]" office:value-type="float" office:value="637" calcext:value-type="float">
            <text:p>637</text:p>
          </table:table-cell>
          <table:table-cell table:formula="of:=[.$I$3]+([.A639]*[.$I$2])" office:value-type="float" office:value="33905000" calcext:value-type="float">
            <text:p>33905000</text:p>
          </table:table-cell>
          <table:table-cell table:formula="of:=ROUND([.B639]/1000;0)" office:value-type="float" office:value="33905" calcext:value-type="float">
            <text:p>33905</text:p>
          </table:table-cell>
          <table:table-cell table:formula="of:=[.B639]/[.$I$4]" office:value-type="float" office:value="8476250" calcext:value-type="float">
            <text:p>8476250</text:p>
          </table:table-cell>
          <table:table-cell table:formula="of:=ROUND([.D639]/1000;0)" office:value-type="float" office:value="8476" calcext:value-type="float">
            <text:p>8476</text:p>
          </table:table-cell>
          <table:table-cell table:formula="of:=[.D639]/([.$I$1]+1)" office:value-type="float" office:value="529765.625" calcext:value-type="float">
            <text:p>529765.625</text:p>
          </table:table-cell>
          <table:table-cell table:formula="of:=ROUND([.F639]/1000;2)" office:value-type="float" office:value="529.77" calcext:value-type="float">
            <text:p>529.77</text:p>
          </table:table-cell>
          <table:table-cell table:number-columns-repeated="11"/>
        </table:table-row>
        <table:table-row table:style-name="ro1">
          <table:table-cell table:formula="of:=1+[.A639]" office:value-type="float" office:value="638" calcext:value-type="float">
            <text:p>638</text:p>
          </table:table-cell>
          <table:table-cell table:formula="of:=[.$I$3]+([.A640]*[.$I$2])" office:value-type="float" office:value="33910000" calcext:value-type="float">
            <text:p>33910000</text:p>
          </table:table-cell>
          <table:table-cell table:formula="of:=ROUND([.B640]/1000;0)" office:value-type="float" office:value="33910" calcext:value-type="float">
            <text:p>33910</text:p>
          </table:table-cell>
          <table:table-cell table:formula="of:=[.B640]/[.$I$4]" office:value-type="float" office:value="8477500" calcext:value-type="float">
            <text:p>8477500</text:p>
          </table:table-cell>
          <table:table-cell table:formula="of:=ROUND([.D640]/1000;0)" office:value-type="float" office:value="8478" calcext:value-type="float">
            <text:p>8478</text:p>
          </table:table-cell>
          <table:table-cell table:formula="of:=[.D640]/([.$I$1]+1)" office:value-type="float" office:value="529843.75" calcext:value-type="float">
            <text:p>529843.75</text:p>
          </table:table-cell>
          <table:table-cell table:formula="of:=ROUND([.F640]/1000;2)" office:value-type="float" office:value="529.84" calcext:value-type="float">
            <text:p>529.84</text:p>
          </table:table-cell>
          <table:table-cell table:number-columns-repeated="11"/>
        </table:table-row>
        <table:table-row table:style-name="ro1">
          <table:table-cell table:formula="of:=1+[.A640]" office:value-type="float" office:value="639" calcext:value-type="float">
            <text:p>639</text:p>
          </table:table-cell>
          <table:table-cell table:formula="of:=[.$I$3]+([.A641]*[.$I$2])" office:value-type="float" office:value="33915000" calcext:value-type="float">
            <text:p>33915000</text:p>
          </table:table-cell>
          <table:table-cell table:formula="of:=ROUND([.B641]/1000;0)" office:value-type="float" office:value="33915" calcext:value-type="float">
            <text:p>33915</text:p>
          </table:table-cell>
          <table:table-cell table:formula="of:=[.B641]/[.$I$4]" office:value-type="float" office:value="8478750" calcext:value-type="float">
            <text:p>8478750</text:p>
          </table:table-cell>
          <table:table-cell table:formula="of:=ROUND([.D641]/1000;0)" office:value-type="float" office:value="8479" calcext:value-type="float">
            <text:p>8479</text:p>
          </table:table-cell>
          <table:table-cell table:formula="of:=[.D641]/([.$I$1]+1)" office:value-type="float" office:value="529921.875" calcext:value-type="float">
            <text:p>529921.875</text:p>
          </table:table-cell>
          <table:table-cell table:formula="of:=ROUND([.F641]/1000;2)" office:value-type="float" office:value="529.92" calcext:value-type="float">
            <text:p>529.92</text:p>
          </table:table-cell>
          <table:table-cell table:number-columns-repeated="11"/>
        </table:table-row>
        <table:table-row table:style-name="ro1">
          <table:table-cell table:formula="of:=1+[.A641]" office:value-type="float" office:value="640" calcext:value-type="float">
            <text:p>640</text:p>
          </table:table-cell>
          <table:table-cell table:formula="of:=[.$I$3]+([.A642]*[.$I$2])" office:value-type="float" office:value="33920000" calcext:value-type="float">
            <text:p>33920000</text:p>
          </table:table-cell>
          <table:table-cell table:formula="of:=ROUND([.B642]/1000;0)" office:value-type="float" office:value="33920" calcext:value-type="float">
            <text:p>33920</text:p>
          </table:table-cell>
          <table:table-cell table:formula="of:=[.B642]/[.$I$4]" office:value-type="float" office:value="8480000" calcext:value-type="float">
            <text:p>8480000</text:p>
          </table:table-cell>
          <table:table-cell table:formula="of:=ROUND([.D642]/1000;0)" office:value-type="float" office:value="8480" calcext:value-type="float">
            <text:p>8480</text:p>
          </table:table-cell>
          <table:table-cell table:formula="of:=[.D642]/([.$I$1]+1)" office:value-type="float" office:value="530000" calcext:value-type="float">
            <text:p>530000</text:p>
          </table:table-cell>
          <table:table-cell table:formula="of:=ROUND([.F642]/1000;2)" office:value-type="float" office:value="530" calcext:value-type="float">
            <text:p>530</text:p>
          </table:table-cell>
          <table:table-cell table:number-columns-repeated="11"/>
        </table:table-row>
        <table:table-row table:style-name="ro1">
          <table:table-cell table:formula="of:=1+[.A642]" office:value-type="float" office:value="641" calcext:value-type="float">
            <text:p>641</text:p>
          </table:table-cell>
          <table:table-cell table:formula="of:=[.$I$3]+([.A643]*[.$I$2])" office:value-type="float" office:value="33925000" calcext:value-type="float">
            <text:p>33925000</text:p>
          </table:table-cell>
          <table:table-cell table:formula="of:=ROUND([.B643]/1000;0)" office:value-type="float" office:value="33925" calcext:value-type="float">
            <text:p>33925</text:p>
          </table:table-cell>
          <table:table-cell table:formula="of:=[.B643]/[.$I$4]" office:value-type="float" office:value="8481250" calcext:value-type="float">
            <text:p>8481250</text:p>
          </table:table-cell>
          <table:table-cell table:formula="of:=ROUND([.D643]/1000;0)" office:value-type="float" office:value="8481" calcext:value-type="float">
            <text:p>8481</text:p>
          </table:table-cell>
          <table:table-cell table:formula="of:=[.D643]/([.$I$1]+1)" office:value-type="float" office:value="530078.125" calcext:value-type="float">
            <text:p>530078.125</text:p>
          </table:table-cell>
          <table:table-cell table:formula="of:=ROUND([.F643]/1000;2)" office:value-type="float" office:value="530.08" calcext:value-type="float">
            <text:p>530.08</text:p>
          </table:table-cell>
          <table:table-cell table:number-columns-repeated="11"/>
        </table:table-row>
        <table:table-row table:style-name="ro1">
          <table:table-cell table:formula="of:=1+[.A643]" office:value-type="float" office:value="642" calcext:value-type="float">
            <text:p>642</text:p>
          </table:table-cell>
          <table:table-cell table:formula="of:=[.$I$3]+([.A644]*[.$I$2])" office:value-type="float" office:value="33930000" calcext:value-type="float">
            <text:p>33930000</text:p>
          </table:table-cell>
          <table:table-cell table:formula="of:=ROUND([.B644]/1000;0)" office:value-type="float" office:value="33930" calcext:value-type="float">
            <text:p>33930</text:p>
          </table:table-cell>
          <table:table-cell table:formula="of:=[.B644]/[.$I$4]" office:value-type="float" office:value="8482500" calcext:value-type="float">
            <text:p>8482500</text:p>
          </table:table-cell>
          <table:table-cell table:formula="of:=ROUND([.D644]/1000;0)" office:value-type="float" office:value="8483" calcext:value-type="float">
            <text:p>8483</text:p>
          </table:table-cell>
          <table:table-cell table:formula="of:=[.D644]/([.$I$1]+1)" office:value-type="float" office:value="530156.25" calcext:value-type="float">
            <text:p>530156.25</text:p>
          </table:table-cell>
          <table:table-cell table:formula="of:=ROUND([.F644]/1000;2)" office:value-type="float" office:value="530.16" calcext:value-type="float">
            <text:p>530.16</text:p>
          </table:table-cell>
          <table:table-cell table:number-columns-repeated="11"/>
        </table:table-row>
        <table:table-row table:style-name="ro1">
          <table:table-cell table:formula="of:=1+[.A644]" office:value-type="float" office:value="643" calcext:value-type="float">
            <text:p>643</text:p>
          </table:table-cell>
          <table:table-cell table:formula="of:=[.$I$3]+([.A645]*[.$I$2])" office:value-type="float" office:value="33935000" calcext:value-type="float">
            <text:p>33935000</text:p>
          </table:table-cell>
          <table:table-cell table:formula="of:=ROUND([.B645]/1000;0)" office:value-type="float" office:value="33935" calcext:value-type="float">
            <text:p>33935</text:p>
          </table:table-cell>
          <table:table-cell table:formula="of:=[.B645]/[.$I$4]" office:value-type="float" office:value="8483750" calcext:value-type="float">
            <text:p>8483750</text:p>
          </table:table-cell>
          <table:table-cell table:formula="of:=ROUND([.D645]/1000;0)" office:value-type="float" office:value="8484" calcext:value-type="float">
            <text:p>8484</text:p>
          </table:table-cell>
          <table:table-cell table:formula="of:=[.D645]/([.$I$1]+1)" office:value-type="float" office:value="530234.375" calcext:value-type="float">
            <text:p>530234.375</text:p>
          </table:table-cell>
          <table:table-cell table:formula="of:=ROUND([.F645]/1000;2)" office:value-type="float" office:value="530.23" calcext:value-type="float">
            <text:p>530.23</text:p>
          </table:table-cell>
          <table:table-cell table:number-columns-repeated="11"/>
        </table:table-row>
        <table:table-row table:style-name="ro1">
          <table:table-cell table:formula="of:=1+[.A645]" office:value-type="float" office:value="644" calcext:value-type="float">
            <text:p>644</text:p>
          </table:table-cell>
          <table:table-cell table:formula="of:=[.$I$3]+([.A646]*[.$I$2])" office:value-type="float" office:value="33940000" calcext:value-type="float">
            <text:p>33940000</text:p>
          </table:table-cell>
          <table:table-cell table:formula="of:=ROUND([.B646]/1000;0)" office:value-type="float" office:value="33940" calcext:value-type="float">
            <text:p>33940</text:p>
          </table:table-cell>
          <table:table-cell table:formula="of:=[.B646]/[.$I$4]" office:value-type="float" office:value="8485000" calcext:value-type="float">
            <text:p>8485000</text:p>
          </table:table-cell>
          <table:table-cell table:formula="of:=ROUND([.D646]/1000;0)" office:value-type="float" office:value="8485" calcext:value-type="float">
            <text:p>8485</text:p>
          </table:table-cell>
          <table:table-cell table:formula="of:=[.D646]/([.$I$1]+1)" office:value-type="float" office:value="530312.5" calcext:value-type="float">
            <text:p>530312.5</text:p>
          </table:table-cell>
          <table:table-cell table:formula="of:=ROUND([.F646]/1000;2)" office:value-type="float" office:value="530.31" calcext:value-type="float">
            <text:p>530.31</text:p>
          </table:table-cell>
          <table:table-cell table:number-columns-repeated="11"/>
        </table:table-row>
        <table:table-row table:style-name="ro1">
          <table:table-cell table:formula="of:=1+[.A646]" office:value-type="float" office:value="645" calcext:value-type="float">
            <text:p>645</text:p>
          </table:table-cell>
          <table:table-cell table:formula="of:=[.$I$3]+([.A647]*[.$I$2])" office:value-type="float" office:value="33945000" calcext:value-type="float">
            <text:p>33945000</text:p>
          </table:table-cell>
          <table:table-cell table:formula="of:=ROUND([.B647]/1000;0)" office:value-type="float" office:value="33945" calcext:value-type="float">
            <text:p>33945</text:p>
          </table:table-cell>
          <table:table-cell table:formula="of:=[.B647]/[.$I$4]" office:value-type="float" office:value="8486250" calcext:value-type="float">
            <text:p>8486250</text:p>
          </table:table-cell>
          <table:table-cell table:formula="of:=ROUND([.D647]/1000;0)" office:value-type="float" office:value="8486" calcext:value-type="float">
            <text:p>8486</text:p>
          </table:table-cell>
          <table:table-cell table:formula="of:=[.D647]/([.$I$1]+1)" office:value-type="float" office:value="530390.625" calcext:value-type="float">
            <text:p>530390.625</text:p>
          </table:table-cell>
          <table:table-cell table:formula="of:=ROUND([.F647]/1000;2)" office:value-type="float" office:value="530.39" calcext:value-type="float">
            <text:p>530.39</text:p>
          </table:table-cell>
          <table:table-cell table:number-columns-repeated="11"/>
        </table:table-row>
        <table:table-row table:style-name="ro1">
          <table:table-cell table:formula="of:=1+[.A647]" office:value-type="float" office:value="646" calcext:value-type="float">
            <text:p>646</text:p>
          </table:table-cell>
          <table:table-cell table:formula="of:=[.$I$3]+([.A648]*[.$I$2])" office:value-type="float" office:value="33950000" calcext:value-type="float">
            <text:p>33950000</text:p>
          </table:table-cell>
          <table:table-cell table:formula="of:=ROUND([.B648]/1000;0)" office:value-type="float" office:value="33950" calcext:value-type="float">
            <text:p>33950</text:p>
          </table:table-cell>
          <table:table-cell table:formula="of:=[.B648]/[.$I$4]" office:value-type="float" office:value="8487500" calcext:value-type="float">
            <text:p>8487500</text:p>
          </table:table-cell>
          <table:table-cell table:formula="of:=ROUND([.D648]/1000;0)" office:value-type="float" office:value="8488" calcext:value-type="float">
            <text:p>8488</text:p>
          </table:table-cell>
          <table:table-cell table:formula="of:=[.D648]/([.$I$1]+1)" office:value-type="float" office:value="530468.75" calcext:value-type="float">
            <text:p>530468.75</text:p>
          </table:table-cell>
          <table:table-cell table:formula="of:=ROUND([.F648]/1000;2)" office:value-type="float" office:value="530.47" calcext:value-type="float">
            <text:p>530.47</text:p>
          </table:table-cell>
          <table:table-cell table:number-columns-repeated="11"/>
        </table:table-row>
        <table:table-row table:style-name="ro1">
          <table:table-cell table:formula="of:=1+[.A648]" office:value-type="float" office:value="647" calcext:value-type="float">
            <text:p>647</text:p>
          </table:table-cell>
          <table:table-cell table:formula="of:=[.$I$3]+([.A649]*[.$I$2])" office:value-type="float" office:value="33955000" calcext:value-type="float">
            <text:p>33955000</text:p>
          </table:table-cell>
          <table:table-cell table:formula="of:=ROUND([.B649]/1000;0)" office:value-type="float" office:value="33955" calcext:value-type="float">
            <text:p>33955</text:p>
          </table:table-cell>
          <table:table-cell table:formula="of:=[.B649]/[.$I$4]" office:value-type="float" office:value="8488750" calcext:value-type="float">
            <text:p>8488750</text:p>
          </table:table-cell>
          <table:table-cell table:formula="of:=ROUND([.D649]/1000;0)" office:value-type="float" office:value="8489" calcext:value-type="float">
            <text:p>8489</text:p>
          </table:table-cell>
          <table:table-cell table:formula="of:=[.D649]/([.$I$1]+1)" office:value-type="float" office:value="530546.875" calcext:value-type="float">
            <text:p>530546.875</text:p>
          </table:table-cell>
          <table:table-cell table:formula="of:=ROUND([.F649]/1000;2)" office:value-type="float" office:value="530.55" calcext:value-type="float">
            <text:p>530.55</text:p>
          </table:table-cell>
          <table:table-cell table:number-columns-repeated="11"/>
        </table:table-row>
        <table:table-row table:style-name="ro1">
          <table:table-cell table:formula="of:=1+[.A649]" office:value-type="float" office:value="648" calcext:value-type="float">
            <text:p>648</text:p>
          </table:table-cell>
          <table:table-cell table:formula="of:=[.$I$3]+([.A650]*[.$I$2])" office:value-type="float" office:value="33960000" calcext:value-type="float">
            <text:p>33960000</text:p>
          </table:table-cell>
          <table:table-cell table:formula="of:=ROUND([.B650]/1000;0)" office:value-type="float" office:value="33960" calcext:value-type="float">
            <text:p>33960</text:p>
          </table:table-cell>
          <table:table-cell table:formula="of:=[.B650]/[.$I$4]" office:value-type="float" office:value="8490000" calcext:value-type="float">
            <text:p>8490000</text:p>
          </table:table-cell>
          <table:table-cell table:formula="of:=ROUND([.D650]/1000;0)" office:value-type="float" office:value="8490" calcext:value-type="float">
            <text:p>8490</text:p>
          </table:table-cell>
          <table:table-cell table:formula="of:=[.D650]/([.$I$1]+1)" office:value-type="float" office:value="530625" calcext:value-type="float">
            <text:p>530625</text:p>
          </table:table-cell>
          <table:table-cell table:formula="of:=ROUND([.F650]/1000;2)" office:value-type="float" office:value="530.63" calcext:value-type="float">
            <text:p>530.63</text:p>
          </table:table-cell>
          <table:table-cell table:number-columns-repeated="11"/>
        </table:table-row>
        <table:table-row table:style-name="ro1">
          <table:table-cell table:formula="of:=1+[.A650]" office:value-type="float" office:value="649" calcext:value-type="float">
            <text:p>649</text:p>
          </table:table-cell>
          <table:table-cell table:formula="of:=[.$I$3]+([.A651]*[.$I$2])" office:value-type="float" office:value="33965000" calcext:value-type="float">
            <text:p>33965000</text:p>
          </table:table-cell>
          <table:table-cell table:formula="of:=ROUND([.B651]/1000;0)" office:value-type="float" office:value="33965" calcext:value-type="float">
            <text:p>33965</text:p>
          </table:table-cell>
          <table:table-cell table:formula="of:=[.B651]/[.$I$4]" office:value-type="float" office:value="8491250" calcext:value-type="float">
            <text:p>8491250</text:p>
          </table:table-cell>
          <table:table-cell table:formula="of:=ROUND([.D651]/1000;0)" office:value-type="float" office:value="8491" calcext:value-type="float">
            <text:p>8491</text:p>
          </table:table-cell>
          <table:table-cell table:formula="of:=[.D651]/([.$I$1]+1)" office:value-type="float" office:value="530703.125" calcext:value-type="float">
            <text:p>530703.125</text:p>
          </table:table-cell>
          <table:table-cell table:formula="of:=ROUND([.F651]/1000;2)" office:value-type="float" office:value="530.7" calcext:value-type="float">
            <text:p>530.7</text:p>
          </table:table-cell>
          <table:table-cell table:number-columns-repeated="11"/>
        </table:table-row>
        <table:table-row table:style-name="ro1">
          <table:table-cell table:formula="of:=1+[.A651]" office:value-type="float" office:value="650" calcext:value-type="float">
            <text:p>650</text:p>
          </table:table-cell>
          <table:table-cell table:formula="of:=[.$I$3]+([.A652]*[.$I$2])" office:value-type="float" office:value="33970000" calcext:value-type="float">
            <text:p>33970000</text:p>
          </table:table-cell>
          <table:table-cell table:formula="of:=ROUND([.B652]/1000;0)" office:value-type="float" office:value="33970" calcext:value-type="float">
            <text:p>33970</text:p>
          </table:table-cell>
          <table:table-cell table:formula="of:=[.B652]/[.$I$4]" office:value-type="float" office:value="8492500" calcext:value-type="float">
            <text:p>8492500</text:p>
          </table:table-cell>
          <table:table-cell table:formula="of:=ROUND([.D652]/1000;0)" office:value-type="float" office:value="8493" calcext:value-type="float">
            <text:p>8493</text:p>
          </table:table-cell>
          <table:table-cell table:formula="of:=[.D652]/([.$I$1]+1)" office:value-type="float" office:value="530781.25" calcext:value-type="float">
            <text:p>530781.25</text:p>
          </table:table-cell>
          <table:table-cell table:formula="of:=ROUND([.F652]/1000;2)" office:value-type="float" office:value="530.78" calcext:value-type="float">
            <text:p>530.78</text:p>
          </table:table-cell>
          <table:table-cell table:number-columns-repeated="11"/>
        </table:table-row>
        <table:table-row table:style-name="ro1">
          <table:table-cell table:formula="of:=1+[.A652]" office:value-type="float" office:value="651" calcext:value-type="float">
            <text:p>651</text:p>
          </table:table-cell>
          <table:table-cell table:formula="of:=[.$I$3]+([.A653]*[.$I$2])" office:value-type="float" office:value="33975000" calcext:value-type="float">
            <text:p>33975000</text:p>
          </table:table-cell>
          <table:table-cell table:formula="of:=ROUND([.B653]/1000;0)" office:value-type="float" office:value="33975" calcext:value-type="float">
            <text:p>33975</text:p>
          </table:table-cell>
          <table:table-cell table:formula="of:=[.B653]/[.$I$4]" office:value-type="float" office:value="8493750" calcext:value-type="float">
            <text:p>8493750</text:p>
          </table:table-cell>
          <table:table-cell table:formula="of:=ROUND([.D653]/1000;0)" office:value-type="float" office:value="8494" calcext:value-type="float">
            <text:p>8494</text:p>
          </table:table-cell>
          <table:table-cell table:formula="of:=[.D653]/([.$I$1]+1)" office:value-type="float" office:value="530859.375" calcext:value-type="float">
            <text:p>530859.375</text:p>
          </table:table-cell>
          <table:table-cell table:formula="of:=ROUND([.F653]/1000;2)" office:value-type="float" office:value="530.86" calcext:value-type="float">
            <text:p>530.86</text:p>
          </table:table-cell>
          <table:table-cell table:number-columns-repeated="11"/>
        </table:table-row>
        <table:table-row table:style-name="ro1">
          <table:table-cell table:formula="of:=1+[.A653]" office:value-type="float" office:value="652" calcext:value-type="float">
            <text:p>652</text:p>
          </table:table-cell>
          <table:table-cell table:formula="of:=[.$I$3]+([.A654]*[.$I$2])" office:value-type="float" office:value="33980000" calcext:value-type="float">
            <text:p>33980000</text:p>
          </table:table-cell>
          <table:table-cell table:formula="of:=ROUND([.B654]/1000;0)" office:value-type="float" office:value="33980" calcext:value-type="float">
            <text:p>33980</text:p>
          </table:table-cell>
          <table:table-cell table:formula="of:=[.B654]/[.$I$4]" office:value-type="float" office:value="8495000" calcext:value-type="float">
            <text:p>8495000</text:p>
          </table:table-cell>
          <table:table-cell table:formula="of:=ROUND([.D654]/1000;0)" office:value-type="float" office:value="8495" calcext:value-type="float">
            <text:p>8495</text:p>
          </table:table-cell>
          <table:table-cell table:formula="of:=[.D654]/([.$I$1]+1)" office:value-type="float" office:value="530937.5" calcext:value-type="float">
            <text:p>530937.5</text:p>
          </table:table-cell>
          <table:table-cell table:formula="of:=ROUND([.F654]/1000;2)" office:value-type="float" office:value="530.94" calcext:value-type="float">
            <text:p>530.94</text:p>
          </table:table-cell>
          <table:table-cell table:number-columns-repeated="11"/>
        </table:table-row>
        <table:table-row table:style-name="ro1">
          <table:table-cell table:formula="of:=1+[.A654]" office:value-type="float" office:value="653" calcext:value-type="float">
            <text:p>653</text:p>
          </table:table-cell>
          <table:table-cell table:formula="of:=[.$I$3]+([.A655]*[.$I$2])" office:value-type="float" office:value="33985000" calcext:value-type="float">
            <text:p>33985000</text:p>
          </table:table-cell>
          <table:table-cell table:formula="of:=ROUND([.B655]/1000;0)" office:value-type="float" office:value="33985" calcext:value-type="float">
            <text:p>33985</text:p>
          </table:table-cell>
          <table:table-cell table:formula="of:=[.B655]/[.$I$4]" office:value-type="float" office:value="8496250" calcext:value-type="float">
            <text:p>8496250</text:p>
          </table:table-cell>
          <table:table-cell table:formula="of:=ROUND([.D655]/1000;0)" office:value-type="float" office:value="8496" calcext:value-type="float">
            <text:p>8496</text:p>
          </table:table-cell>
          <table:table-cell table:formula="of:=[.D655]/([.$I$1]+1)" office:value-type="float" office:value="531015.625" calcext:value-type="float">
            <text:p>531015.625</text:p>
          </table:table-cell>
          <table:table-cell table:formula="of:=ROUND([.F655]/1000;2)" office:value-type="float" office:value="531.02" calcext:value-type="float">
            <text:p>531.02</text:p>
          </table:table-cell>
          <table:table-cell table:number-columns-repeated="11"/>
        </table:table-row>
        <table:table-row table:style-name="ro1">
          <table:table-cell table:formula="of:=1+[.A655]" office:value-type="float" office:value="654" calcext:value-type="float">
            <text:p>654</text:p>
          </table:table-cell>
          <table:table-cell table:formula="of:=[.$I$3]+([.A656]*[.$I$2])" office:value-type="float" office:value="33990000" calcext:value-type="float">
            <text:p>33990000</text:p>
          </table:table-cell>
          <table:table-cell table:formula="of:=ROUND([.B656]/1000;0)" office:value-type="float" office:value="33990" calcext:value-type="float">
            <text:p>33990</text:p>
          </table:table-cell>
          <table:table-cell table:formula="of:=[.B656]/[.$I$4]" office:value-type="float" office:value="8497500" calcext:value-type="float">
            <text:p>8497500</text:p>
          </table:table-cell>
          <table:table-cell table:formula="of:=ROUND([.D656]/1000;0)" office:value-type="float" office:value="8498" calcext:value-type="float">
            <text:p>8498</text:p>
          </table:table-cell>
          <table:table-cell table:formula="of:=[.D656]/([.$I$1]+1)" office:value-type="float" office:value="531093.75" calcext:value-type="float">
            <text:p>531093.75</text:p>
          </table:table-cell>
          <table:table-cell table:formula="of:=ROUND([.F656]/1000;2)" office:value-type="float" office:value="531.09" calcext:value-type="float">
            <text:p>531.09</text:p>
          </table:table-cell>
          <table:table-cell table:number-columns-repeated="11"/>
        </table:table-row>
        <table:table-row table:style-name="ro1">
          <table:table-cell table:formula="of:=1+[.A656]" office:value-type="float" office:value="655" calcext:value-type="float">
            <text:p>655</text:p>
          </table:table-cell>
          <table:table-cell table:formula="of:=[.$I$3]+([.A657]*[.$I$2])" office:value-type="float" office:value="33995000" calcext:value-type="float">
            <text:p>33995000</text:p>
          </table:table-cell>
          <table:table-cell table:formula="of:=ROUND([.B657]/1000;0)" office:value-type="float" office:value="33995" calcext:value-type="float">
            <text:p>33995</text:p>
          </table:table-cell>
          <table:table-cell table:formula="of:=[.B657]/[.$I$4]" office:value-type="float" office:value="8498750" calcext:value-type="float">
            <text:p>8498750</text:p>
          </table:table-cell>
          <table:table-cell table:formula="of:=ROUND([.D657]/1000;0)" office:value-type="float" office:value="8499" calcext:value-type="float">
            <text:p>8499</text:p>
          </table:table-cell>
          <table:table-cell table:formula="of:=[.D657]/([.$I$1]+1)" office:value-type="float" office:value="531171.875" calcext:value-type="float">
            <text:p>531171.875</text:p>
          </table:table-cell>
          <table:table-cell table:formula="of:=ROUND([.F657]/1000;2)" office:value-type="float" office:value="531.17" calcext:value-type="float">
            <text:p>531.17</text:p>
          </table:table-cell>
          <table:table-cell table:number-columns-repeated="11"/>
        </table:table-row>
        <table:table-row table:style-name="ro1">
          <table:table-cell table:formula="of:=1+[.A657]" office:value-type="float" office:value="656" calcext:value-type="float">
            <text:p>656</text:p>
          </table:table-cell>
          <table:table-cell table:formula="of:=[.$I$3]+([.A658]*[.$I$2])" office:value-type="float" office:value="34000000" calcext:value-type="float">
            <text:p>34000000</text:p>
          </table:table-cell>
          <table:table-cell table:formula="of:=ROUND([.B658]/1000;0)" office:value-type="float" office:value="34000" calcext:value-type="float">
            <text:p>34000</text:p>
          </table:table-cell>
          <table:table-cell table:formula="of:=[.B658]/[.$I$4]" office:value-type="float" office:value="8500000" calcext:value-type="float">
            <text:p>8500000</text:p>
          </table:table-cell>
          <table:table-cell table:formula="of:=ROUND([.D658]/1000;0)" office:value-type="float" office:value="8500" calcext:value-type="float">
            <text:p>8500</text:p>
          </table:table-cell>
          <table:table-cell table:formula="of:=[.D658]/([.$I$1]+1)" office:value-type="float" office:value="531250" calcext:value-type="float">
            <text:p>531250</text:p>
          </table:table-cell>
          <table:table-cell table:formula="of:=ROUND([.F658]/1000;2)" office:value-type="float" office:value="531.25" calcext:value-type="float">
            <text:p>531.25</text:p>
          </table:table-cell>
          <table:table-cell table:number-columns-repeated="11"/>
        </table:table-row>
        <table:table-row table:style-name="ro1">
          <table:table-cell table:formula="of:=1+[.A658]" office:value-type="float" office:value="657" calcext:value-type="float">
            <text:p>657</text:p>
          </table:table-cell>
          <table:table-cell table:formula="of:=[.$I$3]+([.A659]*[.$I$2])" office:value-type="float" office:value="34005000" calcext:value-type="float">
            <text:p>34005000</text:p>
          </table:table-cell>
          <table:table-cell table:formula="of:=ROUND([.B659]/1000;0)" office:value-type="float" office:value="34005" calcext:value-type="float">
            <text:p>34005</text:p>
          </table:table-cell>
          <table:table-cell table:formula="of:=[.B659]/[.$I$4]" office:value-type="float" office:value="8501250" calcext:value-type="float">
            <text:p>8501250</text:p>
          </table:table-cell>
          <table:table-cell table:formula="of:=ROUND([.D659]/1000;0)" office:value-type="float" office:value="8501" calcext:value-type="float">
            <text:p>8501</text:p>
          </table:table-cell>
          <table:table-cell table:formula="of:=[.D659]/([.$I$1]+1)" office:value-type="float" office:value="531328.125" calcext:value-type="float">
            <text:p>531328.125</text:p>
          </table:table-cell>
          <table:table-cell table:formula="of:=ROUND([.F659]/1000;2)" office:value-type="float" office:value="531.33" calcext:value-type="float">
            <text:p>531.33</text:p>
          </table:table-cell>
          <table:table-cell table:number-columns-repeated="11"/>
        </table:table-row>
        <table:table-row table:style-name="ro1">
          <table:table-cell table:formula="of:=1+[.A659]" office:value-type="float" office:value="658" calcext:value-type="float">
            <text:p>658</text:p>
          </table:table-cell>
          <table:table-cell table:formula="of:=[.$I$3]+([.A660]*[.$I$2])" office:value-type="float" office:value="34010000" calcext:value-type="float">
            <text:p>34010000</text:p>
          </table:table-cell>
          <table:table-cell table:formula="of:=ROUND([.B660]/1000;0)" office:value-type="float" office:value="34010" calcext:value-type="float">
            <text:p>34010</text:p>
          </table:table-cell>
          <table:table-cell table:formula="of:=[.B660]/[.$I$4]" office:value-type="float" office:value="8502500" calcext:value-type="float">
            <text:p>8502500</text:p>
          </table:table-cell>
          <table:table-cell table:formula="of:=ROUND([.D660]/1000;0)" office:value-type="float" office:value="8503" calcext:value-type="float">
            <text:p>8503</text:p>
          </table:table-cell>
          <table:table-cell table:formula="of:=[.D660]/([.$I$1]+1)" office:value-type="float" office:value="531406.25" calcext:value-type="float">
            <text:p>531406.25</text:p>
          </table:table-cell>
          <table:table-cell table:formula="of:=ROUND([.F660]/1000;2)" office:value-type="float" office:value="531.41" calcext:value-type="float">
            <text:p>531.41</text:p>
          </table:table-cell>
          <table:table-cell table:number-columns-repeated="11"/>
        </table:table-row>
        <table:table-row table:style-name="ro1">
          <table:table-cell table:formula="of:=1+[.A660]" office:value-type="float" office:value="659" calcext:value-type="float">
            <text:p>659</text:p>
          </table:table-cell>
          <table:table-cell table:formula="of:=[.$I$3]+([.A661]*[.$I$2])" office:value-type="float" office:value="34015000" calcext:value-type="float">
            <text:p>34015000</text:p>
          </table:table-cell>
          <table:table-cell table:formula="of:=ROUND([.B661]/1000;0)" office:value-type="float" office:value="34015" calcext:value-type="float">
            <text:p>34015</text:p>
          </table:table-cell>
          <table:table-cell table:formula="of:=[.B661]/[.$I$4]" office:value-type="float" office:value="8503750" calcext:value-type="float">
            <text:p>8503750</text:p>
          </table:table-cell>
          <table:table-cell table:formula="of:=ROUND([.D661]/1000;0)" office:value-type="float" office:value="8504" calcext:value-type="float">
            <text:p>8504</text:p>
          </table:table-cell>
          <table:table-cell table:formula="of:=[.D661]/([.$I$1]+1)" office:value-type="float" office:value="531484.375" calcext:value-type="float">
            <text:p>531484.375</text:p>
          </table:table-cell>
          <table:table-cell table:formula="of:=ROUND([.F661]/1000;2)" office:value-type="float" office:value="531.48" calcext:value-type="float">
            <text:p>531.48</text:p>
          </table:table-cell>
          <table:table-cell table:number-columns-repeated="11"/>
        </table:table-row>
        <table:table-row table:style-name="ro1">
          <table:table-cell table:formula="of:=1+[.A661]" office:value-type="float" office:value="660" calcext:value-type="float">
            <text:p>660</text:p>
          </table:table-cell>
          <table:table-cell table:formula="of:=[.$I$3]+([.A662]*[.$I$2])" office:value-type="float" office:value="34020000" calcext:value-type="float">
            <text:p>34020000</text:p>
          </table:table-cell>
          <table:table-cell table:formula="of:=ROUND([.B662]/1000;0)" office:value-type="float" office:value="34020" calcext:value-type="float">
            <text:p>34020</text:p>
          </table:table-cell>
          <table:table-cell table:formula="of:=[.B662]/[.$I$4]" office:value-type="float" office:value="8505000" calcext:value-type="float">
            <text:p>8505000</text:p>
          </table:table-cell>
          <table:table-cell table:formula="of:=ROUND([.D662]/1000;0)" office:value-type="float" office:value="8505" calcext:value-type="float">
            <text:p>8505</text:p>
          </table:table-cell>
          <table:table-cell table:formula="of:=[.D662]/([.$I$1]+1)" office:value-type="float" office:value="531562.5" calcext:value-type="float">
            <text:p>531562.5</text:p>
          </table:table-cell>
          <table:table-cell table:formula="of:=ROUND([.F662]/1000;2)" office:value-type="float" office:value="531.56" calcext:value-type="float">
            <text:p>531.56</text:p>
          </table:table-cell>
          <table:table-cell table:number-columns-repeated="11"/>
        </table:table-row>
        <table:table-row table:style-name="ro1">
          <table:table-cell table:formula="of:=1+[.A662]" office:value-type="float" office:value="661" calcext:value-type="float">
            <text:p>661</text:p>
          </table:table-cell>
          <table:table-cell table:formula="of:=[.$I$3]+([.A663]*[.$I$2])" office:value-type="float" office:value="34025000" calcext:value-type="float">
            <text:p>34025000</text:p>
          </table:table-cell>
          <table:table-cell table:formula="of:=ROUND([.B663]/1000;0)" office:value-type="float" office:value="34025" calcext:value-type="float">
            <text:p>34025</text:p>
          </table:table-cell>
          <table:table-cell table:formula="of:=[.B663]/[.$I$4]" office:value-type="float" office:value="8506250" calcext:value-type="float">
            <text:p>8506250</text:p>
          </table:table-cell>
          <table:table-cell table:formula="of:=ROUND([.D663]/1000;0)" office:value-type="float" office:value="8506" calcext:value-type="float">
            <text:p>8506</text:p>
          </table:table-cell>
          <table:table-cell table:formula="of:=[.D663]/([.$I$1]+1)" office:value-type="float" office:value="531640.625" calcext:value-type="float">
            <text:p>531640.625</text:p>
          </table:table-cell>
          <table:table-cell table:formula="of:=ROUND([.F663]/1000;2)" office:value-type="float" office:value="531.64" calcext:value-type="float">
            <text:p>531.64</text:p>
          </table:table-cell>
          <table:table-cell table:number-columns-repeated="11"/>
        </table:table-row>
        <table:table-row table:style-name="ro1">
          <table:table-cell table:formula="of:=1+[.A663]" office:value-type="float" office:value="662" calcext:value-type="float">
            <text:p>662</text:p>
          </table:table-cell>
          <table:table-cell table:formula="of:=[.$I$3]+([.A664]*[.$I$2])" office:value-type="float" office:value="34030000" calcext:value-type="float">
            <text:p>34030000</text:p>
          </table:table-cell>
          <table:table-cell table:formula="of:=ROUND([.B664]/1000;0)" office:value-type="float" office:value="34030" calcext:value-type="float">
            <text:p>34030</text:p>
          </table:table-cell>
          <table:table-cell table:formula="of:=[.B664]/[.$I$4]" office:value-type="float" office:value="8507500" calcext:value-type="float">
            <text:p>8507500</text:p>
          </table:table-cell>
          <table:table-cell table:formula="of:=ROUND([.D664]/1000;0)" office:value-type="float" office:value="8508" calcext:value-type="float">
            <text:p>8508</text:p>
          </table:table-cell>
          <table:table-cell table:formula="of:=[.D664]/([.$I$1]+1)" office:value-type="float" office:value="531718.75" calcext:value-type="float">
            <text:p>531718.75</text:p>
          </table:table-cell>
          <table:table-cell table:formula="of:=ROUND([.F664]/1000;2)" office:value-type="float" office:value="531.72" calcext:value-type="float">
            <text:p>531.72</text:p>
          </table:table-cell>
          <table:table-cell table:number-columns-repeated="11"/>
        </table:table-row>
        <table:table-row table:style-name="ro1">
          <table:table-cell table:formula="of:=1+[.A664]" office:value-type="float" office:value="663" calcext:value-type="float">
            <text:p>663</text:p>
          </table:table-cell>
          <table:table-cell table:formula="of:=[.$I$3]+([.A665]*[.$I$2])" office:value-type="float" office:value="34035000" calcext:value-type="float">
            <text:p>34035000</text:p>
          </table:table-cell>
          <table:table-cell table:formula="of:=ROUND([.B665]/1000;0)" office:value-type="float" office:value="34035" calcext:value-type="float">
            <text:p>34035</text:p>
          </table:table-cell>
          <table:table-cell table:formula="of:=[.B665]/[.$I$4]" office:value-type="float" office:value="8508750" calcext:value-type="float">
            <text:p>8508750</text:p>
          </table:table-cell>
          <table:table-cell table:formula="of:=ROUND([.D665]/1000;0)" office:value-type="float" office:value="8509" calcext:value-type="float">
            <text:p>8509</text:p>
          </table:table-cell>
          <table:table-cell table:formula="of:=[.D665]/([.$I$1]+1)" office:value-type="float" office:value="531796.875" calcext:value-type="float">
            <text:p>531796.875</text:p>
          </table:table-cell>
          <table:table-cell table:formula="of:=ROUND([.F665]/1000;2)" office:value-type="float" office:value="531.8" calcext:value-type="float">
            <text:p>531.8</text:p>
          </table:table-cell>
          <table:table-cell table:number-columns-repeated="11"/>
        </table:table-row>
        <table:table-row table:style-name="ro1">
          <table:table-cell table:formula="of:=1+[.A665]" office:value-type="float" office:value="664" calcext:value-type="float">
            <text:p>664</text:p>
          </table:table-cell>
          <table:table-cell table:formula="of:=[.$I$3]+([.A666]*[.$I$2])" office:value-type="float" office:value="34040000" calcext:value-type="float">
            <text:p>34040000</text:p>
          </table:table-cell>
          <table:table-cell table:formula="of:=ROUND([.B666]/1000;0)" office:value-type="float" office:value="34040" calcext:value-type="float">
            <text:p>34040</text:p>
          </table:table-cell>
          <table:table-cell table:formula="of:=[.B666]/[.$I$4]" office:value-type="float" office:value="8510000" calcext:value-type="float">
            <text:p>8510000</text:p>
          </table:table-cell>
          <table:table-cell table:formula="of:=ROUND([.D666]/1000;0)" office:value-type="float" office:value="8510" calcext:value-type="float">
            <text:p>8510</text:p>
          </table:table-cell>
          <table:table-cell table:formula="of:=[.D666]/([.$I$1]+1)" office:value-type="float" office:value="531875" calcext:value-type="float">
            <text:p>531875</text:p>
          </table:table-cell>
          <table:table-cell table:formula="of:=ROUND([.F666]/1000;2)" office:value-type="float" office:value="531.88" calcext:value-type="float">
            <text:p>531.88</text:p>
          </table:table-cell>
          <table:table-cell table:number-columns-repeated="11"/>
        </table:table-row>
        <table:table-row table:style-name="ro1">
          <table:table-cell table:formula="of:=1+[.A666]" office:value-type="float" office:value="665" calcext:value-type="float">
            <text:p>665</text:p>
          </table:table-cell>
          <table:table-cell table:formula="of:=[.$I$3]+([.A667]*[.$I$2])" office:value-type="float" office:value="34045000" calcext:value-type="float">
            <text:p>34045000</text:p>
          </table:table-cell>
          <table:table-cell table:formula="of:=ROUND([.B667]/1000;0)" office:value-type="float" office:value="34045" calcext:value-type="float">
            <text:p>34045</text:p>
          </table:table-cell>
          <table:table-cell table:formula="of:=[.B667]/[.$I$4]" office:value-type="float" office:value="8511250" calcext:value-type="float">
            <text:p>8511250</text:p>
          </table:table-cell>
          <table:table-cell table:formula="of:=ROUND([.D667]/1000;0)" office:value-type="float" office:value="8511" calcext:value-type="float">
            <text:p>8511</text:p>
          </table:table-cell>
          <table:table-cell table:formula="of:=[.D667]/([.$I$1]+1)" office:value-type="float" office:value="531953.125" calcext:value-type="float">
            <text:p>531953.125</text:p>
          </table:table-cell>
          <table:table-cell table:formula="of:=ROUND([.F667]/1000;2)" office:value-type="float" office:value="531.95" calcext:value-type="float">
            <text:p>531.95</text:p>
          </table:table-cell>
          <table:table-cell table:number-columns-repeated="11"/>
        </table:table-row>
        <table:table-row table:style-name="ro1">
          <table:table-cell table:formula="of:=1+[.A667]" office:value-type="float" office:value="666" calcext:value-type="float">
            <text:p>666</text:p>
          </table:table-cell>
          <table:table-cell table:formula="of:=[.$I$3]+([.A668]*[.$I$2])" office:value-type="float" office:value="34050000" calcext:value-type="float">
            <text:p>34050000</text:p>
          </table:table-cell>
          <table:table-cell table:formula="of:=ROUND([.B668]/1000;0)" office:value-type="float" office:value="34050" calcext:value-type="float">
            <text:p>34050</text:p>
          </table:table-cell>
          <table:table-cell table:formula="of:=[.B668]/[.$I$4]" office:value-type="float" office:value="8512500" calcext:value-type="float">
            <text:p>8512500</text:p>
          </table:table-cell>
          <table:table-cell table:formula="of:=ROUND([.D668]/1000;0)" office:value-type="float" office:value="8513" calcext:value-type="float">
            <text:p>8513</text:p>
          </table:table-cell>
          <table:table-cell table:formula="of:=[.D668]/([.$I$1]+1)" office:value-type="float" office:value="532031.25" calcext:value-type="float">
            <text:p>532031.25</text:p>
          </table:table-cell>
          <table:table-cell table:formula="of:=ROUND([.F668]/1000;2)" office:value-type="float" office:value="532.03" calcext:value-type="float">
            <text:p>532.03</text:p>
          </table:table-cell>
          <table:table-cell table:number-columns-repeated="11"/>
        </table:table-row>
        <table:table-row table:style-name="ro1">
          <table:table-cell table:formula="of:=1+[.A668]" office:value-type="float" office:value="667" calcext:value-type="float">
            <text:p>667</text:p>
          </table:table-cell>
          <table:table-cell table:formula="of:=[.$I$3]+([.A669]*[.$I$2])" office:value-type="float" office:value="34055000" calcext:value-type="float">
            <text:p>34055000</text:p>
          </table:table-cell>
          <table:table-cell table:formula="of:=ROUND([.B669]/1000;0)" office:value-type="float" office:value="34055" calcext:value-type="float">
            <text:p>34055</text:p>
          </table:table-cell>
          <table:table-cell table:formula="of:=[.B669]/[.$I$4]" office:value-type="float" office:value="8513750" calcext:value-type="float">
            <text:p>8513750</text:p>
          </table:table-cell>
          <table:table-cell table:formula="of:=ROUND([.D669]/1000;0)" office:value-type="float" office:value="8514" calcext:value-type="float">
            <text:p>8514</text:p>
          </table:table-cell>
          <table:table-cell table:formula="of:=[.D669]/([.$I$1]+1)" office:value-type="float" office:value="532109.375" calcext:value-type="float">
            <text:p>532109.375</text:p>
          </table:table-cell>
          <table:table-cell table:formula="of:=ROUND([.F669]/1000;2)" office:value-type="float" office:value="532.11" calcext:value-type="float">
            <text:p>532.11</text:p>
          </table:table-cell>
          <table:table-cell table:number-columns-repeated="11"/>
        </table:table-row>
        <table:table-row table:style-name="ro1">
          <table:table-cell table:formula="of:=1+[.A669]" office:value-type="float" office:value="668" calcext:value-type="float">
            <text:p>668</text:p>
          </table:table-cell>
          <table:table-cell table:formula="of:=[.$I$3]+([.A670]*[.$I$2])" office:value-type="float" office:value="34060000" calcext:value-type="float">
            <text:p>34060000</text:p>
          </table:table-cell>
          <table:table-cell table:formula="of:=ROUND([.B670]/1000;0)" office:value-type="float" office:value="34060" calcext:value-type="float">
            <text:p>34060</text:p>
          </table:table-cell>
          <table:table-cell table:formula="of:=[.B670]/[.$I$4]" office:value-type="float" office:value="8515000" calcext:value-type="float">
            <text:p>8515000</text:p>
          </table:table-cell>
          <table:table-cell table:formula="of:=ROUND([.D670]/1000;0)" office:value-type="float" office:value="8515" calcext:value-type="float">
            <text:p>8515</text:p>
          </table:table-cell>
          <table:table-cell table:formula="of:=[.D670]/([.$I$1]+1)" office:value-type="float" office:value="532187.5" calcext:value-type="float">
            <text:p>532187.5</text:p>
          </table:table-cell>
          <table:table-cell table:formula="of:=ROUND([.F670]/1000;2)" office:value-type="float" office:value="532.19" calcext:value-type="float">
            <text:p>532.19</text:p>
          </table:table-cell>
          <table:table-cell table:number-columns-repeated="11"/>
        </table:table-row>
        <table:table-row table:style-name="ro1">
          <table:table-cell table:formula="of:=1+[.A670]" office:value-type="float" office:value="669" calcext:value-type="float">
            <text:p>669</text:p>
          </table:table-cell>
          <table:table-cell table:formula="of:=[.$I$3]+([.A671]*[.$I$2])" office:value-type="float" office:value="34065000" calcext:value-type="float">
            <text:p>34065000</text:p>
          </table:table-cell>
          <table:table-cell table:formula="of:=ROUND([.B671]/1000;0)" office:value-type="float" office:value="34065" calcext:value-type="float">
            <text:p>34065</text:p>
          </table:table-cell>
          <table:table-cell table:formula="of:=[.B671]/[.$I$4]" office:value-type="float" office:value="8516250" calcext:value-type="float">
            <text:p>8516250</text:p>
          </table:table-cell>
          <table:table-cell table:formula="of:=ROUND([.D671]/1000;0)" office:value-type="float" office:value="8516" calcext:value-type="float">
            <text:p>8516</text:p>
          </table:table-cell>
          <table:table-cell table:formula="of:=[.D671]/([.$I$1]+1)" office:value-type="float" office:value="532265.625" calcext:value-type="float">
            <text:p>532265.625</text:p>
          </table:table-cell>
          <table:table-cell table:formula="of:=ROUND([.F671]/1000;2)" office:value-type="float" office:value="532.27" calcext:value-type="float">
            <text:p>532.27</text:p>
          </table:table-cell>
          <table:table-cell table:number-columns-repeated="11"/>
        </table:table-row>
        <table:table-row table:style-name="ro1">
          <table:table-cell table:formula="of:=1+[.A671]" office:value-type="float" office:value="670" calcext:value-type="float">
            <text:p>670</text:p>
          </table:table-cell>
          <table:table-cell table:formula="of:=[.$I$3]+([.A672]*[.$I$2])" office:value-type="float" office:value="34070000" calcext:value-type="float">
            <text:p>34070000</text:p>
          </table:table-cell>
          <table:table-cell table:formula="of:=ROUND([.B672]/1000;0)" office:value-type="float" office:value="34070" calcext:value-type="float">
            <text:p>34070</text:p>
          </table:table-cell>
          <table:table-cell table:formula="of:=[.B672]/[.$I$4]" office:value-type="float" office:value="8517500" calcext:value-type="float">
            <text:p>8517500</text:p>
          </table:table-cell>
          <table:table-cell table:formula="of:=ROUND([.D672]/1000;0)" office:value-type="float" office:value="8518" calcext:value-type="float">
            <text:p>8518</text:p>
          </table:table-cell>
          <table:table-cell table:formula="of:=[.D672]/([.$I$1]+1)" office:value-type="float" office:value="532343.75" calcext:value-type="float">
            <text:p>532343.75</text:p>
          </table:table-cell>
          <table:table-cell table:formula="of:=ROUND([.F672]/1000;2)" office:value-type="float" office:value="532.34" calcext:value-type="float">
            <text:p>532.34</text:p>
          </table:table-cell>
          <table:table-cell table:number-columns-repeated="11"/>
        </table:table-row>
        <table:table-row table:style-name="ro1">
          <table:table-cell table:formula="of:=1+[.A672]" office:value-type="float" office:value="671" calcext:value-type="float">
            <text:p>671</text:p>
          </table:table-cell>
          <table:table-cell table:formula="of:=[.$I$3]+([.A673]*[.$I$2])" office:value-type="float" office:value="34075000" calcext:value-type="float">
            <text:p>34075000</text:p>
          </table:table-cell>
          <table:table-cell table:formula="of:=ROUND([.B673]/1000;0)" office:value-type="float" office:value="34075" calcext:value-type="float">
            <text:p>34075</text:p>
          </table:table-cell>
          <table:table-cell table:formula="of:=[.B673]/[.$I$4]" office:value-type="float" office:value="8518750" calcext:value-type="float">
            <text:p>8518750</text:p>
          </table:table-cell>
          <table:table-cell table:formula="of:=ROUND([.D673]/1000;0)" office:value-type="float" office:value="8519" calcext:value-type="float">
            <text:p>8519</text:p>
          </table:table-cell>
          <table:table-cell table:formula="of:=[.D673]/([.$I$1]+1)" office:value-type="float" office:value="532421.875" calcext:value-type="float">
            <text:p>532421.875</text:p>
          </table:table-cell>
          <table:table-cell table:formula="of:=ROUND([.F673]/1000;2)" office:value-type="float" office:value="532.42" calcext:value-type="float">
            <text:p>532.42</text:p>
          </table:table-cell>
          <table:table-cell table:number-columns-repeated="11"/>
        </table:table-row>
        <table:table-row table:style-name="ro1">
          <table:table-cell table:formula="of:=1+[.A673]" office:value-type="float" office:value="672" calcext:value-type="float">
            <text:p>672</text:p>
          </table:table-cell>
          <table:table-cell table:formula="of:=[.$I$3]+([.A674]*[.$I$2])" office:value-type="float" office:value="34080000" calcext:value-type="float">
            <text:p>34080000</text:p>
          </table:table-cell>
          <table:table-cell table:formula="of:=ROUND([.B674]/1000;0)" office:value-type="float" office:value="34080" calcext:value-type="float">
            <text:p>34080</text:p>
          </table:table-cell>
          <table:table-cell table:formula="of:=[.B674]/[.$I$4]" office:value-type="float" office:value="8520000" calcext:value-type="float">
            <text:p>8520000</text:p>
          </table:table-cell>
          <table:table-cell table:formula="of:=ROUND([.D674]/1000;0)" office:value-type="float" office:value="8520" calcext:value-type="float">
            <text:p>8520</text:p>
          </table:table-cell>
          <table:table-cell table:formula="of:=[.D674]/([.$I$1]+1)" office:value-type="float" office:value="532500" calcext:value-type="float">
            <text:p>532500</text:p>
          </table:table-cell>
          <table:table-cell table:formula="of:=ROUND([.F674]/1000;2)" office:value-type="float" office:value="532.5" calcext:value-type="float">
            <text:p>532.5</text:p>
          </table:table-cell>
          <table:table-cell table:number-columns-repeated="11"/>
        </table:table-row>
        <table:table-row table:style-name="ro1">
          <table:table-cell table:formula="of:=1+[.A674]" office:value-type="float" office:value="673" calcext:value-type="float">
            <text:p>673</text:p>
          </table:table-cell>
          <table:table-cell table:formula="of:=[.$I$3]+([.A675]*[.$I$2])" office:value-type="float" office:value="34085000" calcext:value-type="float">
            <text:p>34085000</text:p>
          </table:table-cell>
          <table:table-cell table:formula="of:=ROUND([.B675]/1000;0)" office:value-type="float" office:value="34085" calcext:value-type="float">
            <text:p>34085</text:p>
          </table:table-cell>
          <table:table-cell table:formula="of:=[.B675]/[.$I$4]" office:value-type="float" office:value="8521250" calcext:value-type="float">
            <text:p>8521250</text:p>
          </table:table-cell>
          <table:table-cell table:formula="of:=ROUND([.D675]/1000;0)" office:value-type="float" office:value="8521" calcext:value-type="float">
            <text:p>8521</text:p>
          </table:table-cell>
          <table:table-cell table:formula="of:=[.D675]/([.$I$1]+1)" office:value-type="float" office:value="532578.125" calcext:value-type="float">
            <text:p>532578.125</text:p>
          </table:table-cell>
          <table:table-cell table:formula="of:=ROUND([.F675]/1000;2)" office:value-type="float" office:value="532.58" calcext:value-type="float">
            <text:p>532.58</text:p>
          </table:table-cell>
          <table:table-cell table:number-columns-repeated="11"/>
        </table:table-row>
        <table:table-row table:style-name="ro1">
          <table:table-cell table:formula="of:=1+[.A675]" office:value-type="float" office:value="674" calcext:value-type="float">
            <text:p>674</text:p>
          </table:table-cell>
          <table:table-cell table:formula="of:=[.$I$3]+([.A676]*[.$I$2])" office:value-type="float" office:value="34090000" calcext:value-type="float">
            <text:p>34090000</text:p>
          </table:table-cell>
          <table:table-cell table:formula="of:=ROUND([.B676]/1000;0)" office:value-type="float" office:value="34090" calcext:value-type="float">
            <text:p>34090</text:p>
          </table:table-cell>
          <table:table-cell table:formula="of:=[.B676]/[.$I$4]" office:value-type="float" office:value="8522500" calcext:value-type="float">
            <text:p>8522500</text:p>
          </table:table-cell>
          <table:table-cell table:formula="of:=ROUND([.D676]/1000;0)" office:value-type="float" office:value="8523" calcext:value-type="float">
            <text:p>8523</text:p>
          </table:table-cell>
          <table:table-cell table:formula="of:=[.D676]/([.$I$1]+1)" office:value-type="float" office:value="532656.25" calcext:value-type="float">
            <text:p>532656.25</text:p>
          </table:table-cell>
          <table:table-cell table:formula="of:=ROUND([.F676]/1000;2)" office:value-type="float" office:value="532.66" calcext:value-type="float">
            <text:p>532.66</text:p>
          </table:table-cell>
          <table:table-cell table:number-columns-repeated="11"/>
        </table:table-row>
        <table:table-row table:style-name="ro1">
          <table:table-cell table:formula="of:=1+[.A676]" office:value-type="float" office:value="675" calcext:value-type="float">
            <text:p>675</text:p>
          </table:table-cell>
          <table:table-cell table:formula="of:=[.$I$3]+([.A677]*[.$I$2])" office:value-type="float" office:value="34095000" calcext:value-type="float">
            <text:p>34095000</text:p>
          </table:table-cell>
          <table:table-cell table:formula="of:=ROUND([.B677]/1000;0)" office:value-type="float" office:value="34095" calcext:value-type="float">
            <text:p>34095</text:p>
          </table:table-cell>
          <table:table-cell table:formula="of:=[.B677]/[.$I$4]" office:value-type="float" office:value="8523750" calcext:value-type="float">
            <text:p>8523750</text:p>
          </table:table-cell>
          <table:table-cell table:formula="of:=ROUND([.D677]/1000;0)" office:value-type="float" office:value="8524" calcext:value-type="float">
            <text:p>8524</text:p>
          </table:table-cell>
          <table:table-cell table:formula="of:=[.D677]/([.$I$1]+1)" office:value-type="float" office:value="532734.375" calcext:value-type="float">
            <text:p>532734.375</text:p>
          </table:table-cell>
          <table:table-cell table:formula="of:=ROUND([.F677]/1000;2)" office:value-type="float" office:value="532.73" calcext:value-type="float">
            <text:p>532.73</text:p>
          </table:table-cell>
          <table:table-cell table:number-columns-repeated="11"/>
        </table:table-row>
        <table:table-row table:style-name="ro1">
          <table:table-cell table:formula="of:=1+[.A677]" office:value-type="float" office:value="676" calcext:value-type="float">
            <text:p>676</text:p>
          </table:table-cell>
          <table:table-cell table:formula="of:=[.$I$3]+([.A678]*[.$I$2])" office:value-type="float" office:value="34100000" calcext:value-type="float">
            <text:p>34100000</text:p>
          </table:table-cell>
          <table:table-cell table:formula="of:=ROUND([.B678]/1000;0)" office:value-type="float" office:value="34100" calcext:value-type="float">
            <text:p>34100</text:p>
          </table:table-cell>
          <table:table-cell table:formula="of:=[.B678]/[.$I$4]" office:value-type="float" office:value="8525000" calcext:value-type="float">
            <text:p>8525000</text:p>
          </table:table-cell>
          <table:table-cell table:formula="of:=ROUND([.D678]/1000;0)" office:value-type="float" office:value="8525" calcext:value-type="float">
            <text:p>8525</text:p>
          </table:table-cell>
          <table:table-cell table:formula="of:=[.D678]/([.$I$1]+1)" office:value-type="float" office:value="532812.5" calcext:value-type="float">
            <text:p>532812.5</text:p>
          </table:table-cell>
          <table:table-cell table:formula="of:=ROUND([.F678]/1000;2)" office:value-type="float" office:value="532.81" calcext:value-type="float">
            <text:p>532.81</text:p>
          </table:table-cell>
          <table:table-cell table:number-columns-repeated="11"/>
        </table:table-row>
        <table:table-row table:style-name="ro1">
          <table:table-cell table:formula="of:=1+[.A678]" office:value-type="float" office:value="677" calcext:value-type="float">
            <text:p>677</text:p>
          </table:table-cell>
          <table:table-cell table:formula="of:=[.$I$3]+([.A679]*[.$I$2])" office:value-type="float" office:value="34105000" calcext:value-type="float">
            <text:p>34105000</text:p>
          </table:table-cell>
          <table:table-cell table:formula="of:=ROUND([.B679]/1000;0)" office:value-type="float" office:value="34105" calcext:value-type="float">
            <text:p>34105</text:p>
          </table:table-cell>
          <table:table-cell table:formula="of:=[.B679]/[.$I$4]" office:value-type="float" office:value="8526250" calcext:value-type="float">
            <text:p>8526250</text:p>
          </table:table-cell>
          <table:table-cell table:formula="of:=ROUND([.D679]/1000;0)" office:value-type="float" office:value="8526" calcext:value-type="float">
            <text:p>8526</text:p>
          </table:table-cell>
          <table:table-cell table:formula="of:=[.D679]/([.$I$1]+1)" office:value-type="float" office:value="532890.625" calcext:value-type="float">
            <text:p>532890.625</text:p>
          </table:table-cell>
          <table:table-cell table:formula="of:=ROUND([.F679]/1000;2)" office:value-type="float" office:value="532.89" calcext:value-type="float">
            <text:p>532.89</text:p>
          </table:table-cell>
          <table:table-cell table:number-columns-repeated="11"/>
        </table:table-row>
        <table:table-row table:style-name="ro1">
          <table:table-cell table:formula="of:=1+[.A679]" office:value-type="float" office:value="678" calcext:value-type="float">
            <text:p>678</text:p>
          </table:table-cell>
          <table:table-cell table:formula="of:=[.$I$3]+([.A680]*[.$I$2])" office:value-type="float" office:value="34110000" calcext:value-type="float">
            <text:p>34110000</text:p>
          </table:table-cell>
          <table:table-cell table:formula="of:=ROUND([.B680]/1000;0)" office:value-type="float" office:value="34110" calcext:value-type="float">
            <text:p>34110</text:p>
          </table:table-cell>
          <table:table-cell table:formula="of:=[.B680]/[.$I$4]" office:value-type="float" office:value="8527500" calcext:value-type="float">
            <text:p>8527500</text:p>
          </table:table-cell>
          <table:table-cell table:formula="of:=ROUND([.D680]/1000;0)" office:value-type="float" office:value="8528" calcext:value-type="float">
            <text:p>8528</text:p>
          </table:table-cell>
          <table:table-cell table:formula="of:=[.D680]/([.$I$1]+1)" office:value-type="float" office:value="532968.75" calcext:value-type="float">
            <text:p>532968.75</text:p>
          </table:table-cell>
          <table:table-cell table:formula="of:=ROUND([.F680]/1000;2)" office:value-type="float" office:value="532.97" calcext:value-type="float">
            <text:p>532.97</text:p>
          </table:table-cell>
          <table:table-cell table:number-columns-repeated="11"/>
        </table:table-row>
        <table:table-row table:style-name="ro1">
          <table:table-cell table:formula="of:=1+[.A680]" office:value-type="float" office:value="679" calcext:value-type="float">
            <text:p>679</text:p>
          </table:table-cell>
          <table:table-cell table:formula="of:=[.$I$3]+([.A681]*[.$I$2])" office:value-type="float" office:value="34115000" calcext:value-type="float">
            <text:p>34115000</text:p>
          </table:table-cell>
          <table:table-cell table:formula="of:=ROUND([.B681]/1000;0)" office:value-type="float" office:value="34115" calcext:value-type="float">
            <text:p>34115</text:p>
          </table:table-cell>
          <table:table-cell table:formula="of:=[.B681]/[.$I$4]" office:value-type="float" office:value="8528750" calcext:value-type="float">
            <text:p>8528750</text:p>
          </table:table-cell>
          <table:table-cell table:formula="of:=ROUND([.D681]/1000;0)" office:value-type="float" office:value="8529" calcext:value-type="float">
            <text:p>8529</text:p>
          </table:table-cell>
          <table:table-cell table:formula="of:=[.D681]/([.$I$1]+1)" office:value-type="float" office:value="533046.875" calcext:value-type="float">
            <text:p>533046.875</text:p>
          </table:table-cell>
          <table:table-cell table:formula="of:=ROUND([.F681]/1000;2)" office:value-type="float" office:value="533.05" calcext:value-type="float">
            <text:p>533.05</text:p>
          </table:table-cell>
          <table:table-cell table:number-columns-repeated="11"/>
        </table:table-row>
        <table:table-row table:style-name="ro1">
          <table:table-cell table:formula="of:=1+[.A681]" office:value-type="float" office:value="680" calcext:value-type="float">
            <text:p>680</text:p>
          </table:table-cell>
          <table:table-cell table:formula="of:=[.$I$3]+([.A682]*[.$I$2])" office:value-type="float" office:value="34120000" calcext:value-type="float">
            <text:p>34120000</text:p>
          </table:table-cell>
          <table:table-cell table:formula="of:=ROUND([.B682]/1000;0)" office:value-type="float" office:value="34120" calcext:value-type="float">
            <text:p>34120</text:p>
          </table:table-cell>
          <table:table-cell table:formula="of:=[.B682]/[.$I$4]" office:value-type="float" office:value="8530000" calcext:value-type="float">
            <text:p>8530000</text:p>
          </table:table-cell>
          <table:table-cell table:formula="of:=ROUND([.D682]/1000;0)" office:value-type="float" office:value="8530" calcext:value-type="float">
            <text:p>8530</text:p>
          </table:table-cell>
          <table:table-cell table:formula="of:=[.D682]/([.$I$1]+1)" office:value-type="float" office:value="533125" calcext:value-type="float">
            <text:p>533125</text:p>
          </table:table-cell>
          <table:table-cell table:formula="of:=ROUND([.F682]/1000;2)" office:value-type="float" office:value="533.13" calcext:value-type="float">
            <text:p>533.13</text:p>
          </table:table-cell>
          <table:table-cell table:number-columns-repeated="11"/>
        </table:table-row>
        <table:table-row table:style-name="ro1">
          <table:table-cell table:formula="of:=1+[.A682]" office:value-type="float" office:value="681" calcext:value-type="float">
            <text:p>681</text:p>
          </table:table-cell>
          <table:table-cell table:formula="of:=[.$I$3]+([.A683]*[.$I$2])" office:value-type="float" office:value="34125000" calcext:value-type="float">
            <text:p>34125000</text:p>
          </table:table-cell>
          <table:table-cell table:formula="of:=ROUND([.B683]/1000;0)" office:value-type="float" office:value="34125" calcext:value-type="float">
            <text:p>34125</text:p>
          </table:table-cell>
          <table:table-cell table:formula="of:=[.B683]/[.$I$4]" office:value-type="float" office:value="8531250" calcext:value-type="float">
            <text:p>8531250</text:p>
          </table:table-cell>
          <table:table-cell table:formula="of:=ROUND([.D683]/1000;0)" office:value-type="float" office:value="8531" calcext:value-type="float">
            <text:p>8531</text:p>
          </table:table-cell>
          <table:table-cell table:formula="of:=[.D683]/([.$I$1]+1)" office:value-type="float" office:value="533203.125" calcext:value-type="float">
            <text:p>533203.125</text:p>
          </table:table-cell>
          <table:table-cell table:formula="of:=ROUND([.F683]/1000;2)" office:value-type="float" office:value="533.2" calcext:value-type="float">
            <text:p>533.2</text:p>
          </table:table-cell>
          <table:table-cell table:number-columns-repeated="11"/>
        </table:table-row>
        <table:table-row table:style-name="ro1">
          <table:table-cell table:formula="of:=1+[.A683]" office:value-type="float" office:value="682" calcext:value-type="float">
            <text:p>682</text:p>
          </table:table-cell>
          <table:table-cell table:formula="of:=[.$I$3]+([.A684]*[.$I$2])" office:value-type="float" office:value="34130000" calcext:value-type="float">
            <text:p>34130000</text:p>
          </table:table-cell>
          <table:table-cell table:formula="of:=ROUND([.B684]/1000;0)" office:value-type="float" office:value="34130" calcext:value-type="float">
            <text:p>34130</text:p>
          </table:table-cell>
          <table:table-cell table:formula="of:=[.B684]/[.$I$4]" office:value-type="float" office:value="8532500" calcext:value-type="float">
            <text:p>8532500</text:p>
          </table:table-cell>
          <table:table-cell table:formula="of:=ROUND([.D684]/1000;0)" office:value-type="float" office:value="8533" calcext:value-type="float">
            <text:p>8533</text:p>
          </table:table-cell>
          <table:table-cell table:formula="of:=[.D684]/([.$I$1]+1)" office:value-type="float" office:value="533281.25" calcext:value-type="float">
            <text:p>533281.25</text:p>
          </table:table-cell>
          <table:table-cell table:formula="of:=ROUND([.F684]/1000;2)" office:value-type="float" office:value="533.28" calcext:value-type="float">
            <text:p>533.28</text:p>
          </table:table-cell>
          <table:table-cell table:number-columns-repeated="11"/>
        </table:table-row>
        <table:table-row table:style-name="ro1">
          <table:table-cell table:formula="of:=1+[.A684]" office:value-type="float" office:value="683" calcext:value-type="float">
            <text:p>683</text:p>
          </table:table-cell>
          <table:table-cell table:formula="of:=[.$I$3]+([.A685]*[.$I$2])" office:value-type="float" office:value="34135000" calcext:value-type="float">
            <text:p>34135000</text:p>
          </table:table-cell>
          <table:table-cell table:formula="of:=ROUND([.B685]/1000;0)" office:value-type="float" office:value="34135" calcext:value-type="float">
            <text:p>34135</text:p>
          </table:table-cell>
          <table:table-cell table:formula="of:=[.B685]/[.$I$4]" office:value-type="float" office:value="8533750" calcext:value-type="float">
            <text:p>8533750</text:p>
          </table:table-cell>
          <table:table-cell table:formula="of:=ROUND([.D685]/1000;0)" office:value-type="float" office:value="8534" calcext:value-type="float">
            <text:p>8534</text:p>
          </table:table-cell>
          <table:table-cell table:formula="of:=[.D685]/([.$I$1]+1)" office:value-type="float" office:value="533359.375" calcext:value-type="float">
            <text:p>533359.375</text:p>
          </table:table-cell>
          <table:table-cell table:formula="of:=ROUND([.F685]/1000;2)" office:value-type="float" office:value="533.36" calcext:value-type="float">
            <text:p>533.36</text:p>
          </table:table-cell>
          <table:table-cell table:number-columns-repeated="11"/>
        </table:table-row>
        <table:table-row table:style-name="ro1">
          <table:table-cell table:formula="of:=1+[.A685]" office:value-type="float" office:value="684" calcext:value-type="float">
            <text:p>684</text:p>
          </table:table-cell>
          <table:table-cell table:formula="of:=[.$I$3]+([.A686]*[.$I$2])" office:value-type="float" office:value="34140000" calcext:value-type="float">
            <text:p>34140000</text:p>
          </table:table-cell>
          <table:table-cell table:formula="of:=ROUND([.B686]/1000;0)" office:value-type="float" office:value="34140" calcext:value-type="float">
            <text:p>34140</text:p>
          </table:table-cell>
          <table:table-cell table:formula="of:=[.B686]/[.$I$4]" office:value-type="float" office:value="8535000" calcext:value-type="float">
            <text:p>8535000</text:p>
          </table:table-cell>
          <table:table-cell table:formula="of:=ROUND([.D686]/1000;0)" office:value-type="float" office:value="8535" calcext:value-type="float">
            <text:p>8535</text:p>
          </table:table-cell>
          <table:table-cell table:formula="of:=[.D686]/([.$I$1]+1)" office:value-type="float" office:value="533437.5" calcext:value-type="float">
            <text:p>533437.5</text:p>
          </table:table-cell>
          <table:table-cell table:formula="of:=ROUND([.F686]/1000;2)" office:value-type="float" office:value="533.44" calcext:value-type="float">
            <text:p>533.44</text:p>
          </table:table-cell>
          <table:table-cell table:number-columns-repeated="11"/>
        </table:table-row>
        <table:table-row table:style-name="ro1">
          <table:table-cell table:formula="of:=1+[.A686]" office:value-type="float" office:value="685" calcext:value-type="float">
            <text:p>685</text:p>
          </table:table-cell>
          <table:table-cell table:formula="of:=[.$I$3]+([.A687]*[.$I$2])" office:value-type="float" office:value="34145000" calcext:value-type="float">
            <text:p>34145000</text:p>
          </table:table-cell>
          <table:table-cell table:formula="of:=ROUND([.B687]/1000;0)" office:value-type="float" office:value="34145" calcext:value-type="float">
            <text:p>34145</text:p>
          </table:table-cell>
          <table:table-cell table:formula="of:=[.B687]/[.$I$4]" office:value-type="float" office:value="8536250" calcext:value-type="float">
            <text:p>8536250</text:p>
          </table:table-cell>
          <table:table-cell table:formula="of:=ROUND([.D687]/1000;0)" office:value-type="float" office:value="8536" calcext:value-type="float">
            <text:p>8536</text:p>
          </table:table-cell>
          <table:table-cell table:formula="of:=[.D687]/([.$I$1]+1)" office:value-type="float" office:value="533515.625" calcext:value-type="float">
            <text:p>533515.625</text:p>
          </table:table-cell>
          <table:table-cell table:formula="of:=ROUND([.F687]/1000;2)" office:value-type="float" office:value="533.52" calcext:value-type="float">
            <text:p>533.52</text:p>
          </table:table-cell>
          <table:table-cell table:number-columns-repeated="11"/>
        </table:table-row>
        <table:table-row table:style-name="ro1">
          <table:table-cell table:formula="of:=1+[.A687]" office:value-type="float" office:value="686" calcext:value-type="float">
            <text:p>686</text:p>
          </table:table-cell>
          <table:table-cell table:formula="of:=[.$I$3]+([.A688]*[.$I$2])" office:value-type="float" office:value="34150000" calcext:value-type="float">
            <text:p>34150000</text:p>
          </table:table-cell>
          <table:table-cell table:formula="of:=ROUND([.B688]/1000;0)" office:value-type="float" office:value="34150" calcext:value-type="float">
            <text:p>34150</text:p>
          </table:table-cell>
          <table:table-cell table:formula="of:=[.B688]/[.$I$4]" office:value-type="float" office:value="8537500" calcext:value-type="float">
            <text:p>8537500</text:p>
          </table:table-cell>
          <table:table-cell table:formula="of:=ROUND([.D688]/1000;0)" office:value-type="float" office:value="8538" calcext:value-type="float">
            <text:p>8538</text:p>
          </table:table-cell>
          <table:table-cell table:formula="of:=[.D688]/([.$I$1]+1)" office:value-type="float" office:value="533593.75" calcext:value-type="float">
            <text:p>533593.75</text:p>
          </table:table-cell>
          <table:table-cell table:formula="of:=ROUND([.F688]/1000;2)" office:value-type="float" office:value="533.59" calcext:value-type="float">
            <text:p>533.59</text:p>
          </table:table-cell>
          <table:table-cell table:number-columns-repeated="11"/>
        </table:table-row>
        <table:table-row table:style-name="ro1">
          <table:table-cell table:formula="of:=1+[.A688]" office:value-type="float" office:value="687" calcext:value-type="float">
            <text:p>687</text:p>
          </table:table-cell>
          <table:table-cell table:formula="of:=[.$I$3]+([.A689]*[.$I$2])" office:value-type="float" office:value="34155000" calcext:value-type="float">
            <text:p>34155000</text:p>
          </table:table-cell>
          <table:table-cell table:formula="of:=ROUND([.B689]/1000;0)" office:value-type="float" office:value="34155" calcext:value-type="float">
            <text:p>34155</text:p>
          </table:table-cell>
          <table:table-cell table:formula="of:=[.B689]/[.$I$4]" office:value-type="float" office:value="8538750" calcext:value-type="float">
            <text:p>8538750</text:p>
          </table:table-cell>
          <table:table-cell table:formula="of:=ROUND([.D689]/1000;0)" office:value-type="float" office:value="8539" calcext:value-type="float">
            <text:p>8539</text:p>
          </table:table-cell>
          <table:table-cell table:formula="of:=[.D689]/([.$I$1]+1)" office:value-type="float" office:value="533671.875" calcext:value-type="float">
            <text:p>533671.875</text:p>
          </table:table-cell>
          <table:table-cell table:formula="of:=ROUND([.F689]/1000;2)" office:value-type="float" office:value="533.67" calcext:value-type="float">
            <text:p>533.67</text:p>
          </table:table-cell>
          <table:table-cell table:number-columns-repeated="11"/>
        </table:table-row>
        <table:table-row table:style-name="ro1">
          <table:table-cell table:formula="of:=1+[.A689]" office:value-type="float" office:value="688" calcext:value-type="float">
            <text:p>688</text:p>
          </table:table-cell>
          <table:table-cell table:formula="of:=[.$I$3]+([.A690]*[.$I$2])" office:value-type="float" office:value="34160000" calcext:value-type="float">
            <text:p>34160000</text:p>
          </table:table-cell>
          <table:table-cell table:formula="of:=ROUND([.B690]/1000;0)" office:value-type="float" office:value="34160" calcext:value-type="float">
            <text:p>34160</text:p>
          </table:table-cell>
          <table:table-cell table:formula="of:=[.B690]/[.$I$4]" office:value-type="float" office:value="8540000" calcext:value-type="float">
            <text:p>8540000</text:p>
          </table:table-cell>
          <table:table-cell table:formula="of:=ROUND([.D690]/1000;0)" office:value-type="float" office:value="8540" calcext:value-type="float">
            <text:p>8540</text:p>
          </table:table-cell>
          <table:table-cell table:formula="of:=[.D690]/([.$I$1]+1)" office:value-type="float" office:value="533750" calcext:value-type="float">
            <text:p>533750</text:p>
          </table:table-cell>
          <table:table-cell table:formula="of:=ROUND([.F690]/1000;2)" office:value-type="float" office:value="533.75" calcext:value-type="float">
            <text:p>533.75</text:p>
          </table:table-cell>
          <table:table-cell table:number-columns-repeated="11"/>
        </table:table-row>
        <table:table-row table:style-name="ro1">
          <table:table-cell table:formula="of:=1+[.A690]" office:value-type="float" office:value="689" calcext:value-type="float">
            <text:p>689</text:p>
          </table:table-cell>
          <table:table-cell table:formula="of:=[.$I$3]+([.A691]*[.$I$2])" office:value-type="float" office:value="34165000" calcext:value-type="float">
            <text:p>34165000</text:p>
          </table:table-cell>
          <table:table-cell table:formula="of:=ROUND([.B691]/1000;0)" office:value-type="float" office:value="34165" calcext:value-type="float">
            <text:p>34165</text:p>
          </table:table-cell>
          <table:table-cell table:formula="of:=[.B691]/[.$I$4]" office:value-type="float" office:value="8541250" calcext:value-type="float">
            <text:p>8541250</text:p>
          </table:table-cell>
          <table:table-cell table:formula="of:=ROUND([.D691]/1000;0)" office:value-type="float" office:value="8541" calcext:value-type="float">
            <text:p>8541</text:p>
          </table:table-cell>
          <table:table-cell table:formula="of:=[.D691]/([.$I$1]+1)" office:value-type="float" office:value="533828.125" calcext:value-type="float">
            <text:p>533828.125</text:p>
          </table:table-cell>
          <table:table-cell table:formula="of:=ROUND([.F691]/1000;2)" office:value-type="float" office:value="533.83" calcext:value-type="float">
            <text:p>533.83</text:p>
          </table:table-cell>
          <table:table-cell table:number-columns-repeated="11"/>
        </table:table-row>
        <table:table-row table:style-name="ro1">
          <table:table-cell table:formula="of:=1+[.A691]" office:value-type="float" office:value="690" calcext:value-type="float">
            <text:p>690</text:p>
          </table:table-cell>
          <table:table-cell table:formula="of:=[.$I$3]+([.A692]*[.$I$2])" office:value-type="float" office:value="34170000" calcext:value-type="float">
            <text:p>34170000</text:p>
          </table:table-cell>
          <table:table-cell table:formula="of:=ROUND([.B692]/1000;0)" office:value-type="float" office:value="34170" calcext:value-type="float">
            <text:p>34170</text:p>
          </table:table-cell>
          <table:table-cell table:formula="of:=[.B692]/[.$I$4]" office:value-type="float" office:value="8542500" calcext:value-type="float">
            <text:p>8542500</text:p>
          </table:table-cell>
          <table:table-cell table:formula="of:=ROUND([.D692]/1000;0)" office:value-type="float" office:value="8543" calcext:value-type="float">
            <text:p>8543</text:p>
          </table:table-cell>
          <table:table-cell table:formula="of:=[.D692]/([.$I$1]+1)" office:value-type="float" office:value="533906.25" calcext:value-type="float">
            <text:p>533906.25</text:p>
          </table:table-cell>
          <table:table-cell table:formula="of:=ROUND([.F692]/1000;2)" office:value-type="float" office:value="533.91" calcext:value-type="float">
            <text:p>533.91</text:p>
          </table:table-cell>
          <table:table-cell table:number-columns-repeated="11"/>
        </table:table-row>
        <table:table-row table:style-name="ro1">
          <table:table-cell table:formula="of:=1+[.A692]" office:value-type="float" office:value="691" calcext:value-type="float">
            <text:p>691</text:p>
          </table:table-cell>
          <table:table-cell table:formula="of:=[.$I$3]+([.A693]*[.$I$2])" office:value-type="float" office:value="34175000" calcext:value-type="float">
            <text:p>34175000</text:p>
          </table:table-cell>
          <table:table-cell table:formula="of:=ROUND([.B693]/1000;0)" office:value-type="float" office:value="34175" calcext:value-type="float">
            <text:p>34175</text:p>
          </table:table-cell>
          <table:table-cell table:formula="of:=[.B693]/[.$I$4]" office:value-type="float" office:value="8543750" calcext:value-type="float">
            <text:p>8543750</text:p>
          </table:table-cell>
          <table:table-cell table:formula="of:=ROUND([.D693]/1000;0)" office:value-type="float" office:value="8544" calcext:value-type="float">
            <text:p>8544</text:p>
          </table:table-cell>
          <table:table-cell table:formula="of:=[.D693]/([.$I$1]+1)" office:value-type="float" office:value="533984.375" calcext:value-type="float">
            <text:p>533984.375</text:p>
          </table:table-cell>
          <table:table-cell table:formula="of:=ROUND([.F693]/1000;2)" office:value-type="float" office:value="533.98" calcext:value-type="float">
            <text:p>533.98</text:p>
          </table:table-cell>
          <table:table-cell table:number-columns-repeated="11"/>
        </table:table-row>
        <table:table-row table:style-name="ro1">
          <table:table-cell table:formula="of:=1+[.A693]" office:value-type="float" office:value="692" calcext:value-type="float">
            <text:p>692</text:p>
          </table:table-cell>
          <table:table-cell table:formula="of:=[.$I$3]+([.A694]*[.$I$2])" office:value-type="float" office:value="34180000" calcext:value-type="float">
            <text:p>34180000</text:p>
          </table:table-cell>
          <table:table-cell table:formula="of:=ROUND([.B694]/1000;0)" office:value-type="float" office:value="34180" calcext:value-type="float">
            <text:p>34180</text:p>
          </table:table-cell>
          <table:table-cell table:formula="of:=[.B694]/[.$I$4]" office:value-type="float" office:value="8545000" calcext:value-type="float">
            <text:p>8545000</text:p>
          </table:table-cell>
          <table:table-cell table:formula="of:=ROUND([.D694]/1000;0)" office:value-type="float" office:value="8545" calcext:value-type="float">
            <text:p>8545</text:p>
          </table:table-cell>
          <table:table-cell table:formula="of:=[.D694]/([.$I$1]+1)" office:value-type="float" office:value="534062.5" calcext:value-type="float">
            <text:p>534062.5</text:p>
          </table:table-cell>
          <table:table-cell table:formula="of:=ROUND([.F694]/1000;2)" office:value-type="float" office:value="534.06" calcext:value-type="float">
            <text:p>534.06</text:p>
          </table:table-cell>
          <table:table-cell table:number-columns-repeated="11"/>
        </table:table-row>
        <table:table-row table:style-name="ro1">
          <table:table-cell table:formula="of:=1+[.A694]" office:value-type="float" office:value="693" calcext:value-type="float">
            <text:p>693</text:p>
          </table:table-cell>
          <table:table-cell table:formula="of:=[.$I$3]+([.A695]*[.$I$2])" office:value-type="float" office:value="34185000" calcext:value-type="float">
            <text:p>34185000</text:p>
          </table:table-cell>
          <table:table-cell table:formula="of:=ROUND([.B695]/1000;0)" office:value-type="float" office:value="34185" calcext:value-type="float">
            <text:p>34185</text:p>
          </table:table-cell>
          <table:table-cell table:formula="of:=[.B695]/[.$I$4]" office:value-type="float" office:value="8546250" calcext:value-type="float">
            <text:p>8546250</text:p>
          </table:table-cell>
          <table:table-cell table:formula="of:=ROUND([.D695]/1000;0)" office:value-type="float" office:value="8546" calcext:value-type="float">
            <text:p>8546</text:p>
          </table:table-cell>
          <table:table-cell table:formula="of:=[.D695]/([.$I$1]+1)" office:value-type="float" office:value="534140.625" calcext:value-type="float">
            <text:p>534140.625</text:p>
          </table:table-cell>
          <table:table-cell table:formula="of:=ROUND([.F695]/1000;2)" office:value-type="float" office:value="534.14" calcext:value-type="float">
            <text:p>534.14</text:p>
          </table:table-cell>
          <table:table-cell table:number-columns-repeated="11"/>
        </table:table-row>
        <table:table-row table:style-name="ro1">
          <table:table-cell table:formula="of:=1+[.A695]" office:value-type="float" office:value="694" calcext:value-type="float">
            <text:p>694</text:p>
          </table:table-cell>
          <table:table-cell table:formula="of:=[.$I$3]+([.A696]*[.$I$2])" office:value-type="float" office:value="34190000" calcext:value-type="float">
            <text:p>34190000</text:p>
          </table:table-cell>
          <table:table-cell table:formula="of:=ROUND([.B696]/1000;0)" office:value-type="float" office:value="34190" calcext:value-type="float">
            <text:p>34190</text:p>
          </table:table-cell>
          <table:table-cell table:formula="of:=[.B696]/[.$I$4]" office:value-type="float" office:value="8547500" calcext:value-type="float">
            <text:p>8547500</text:p>
          </table:table-cell>
          <table:table-cell table:formula="of:=ROUND([.D696]/1000;0)" office:value-type="float" office:value="8548" calcext:value-type="float">
            <text:p>8548</text:p>
          </table:table-cell>
          <table:table-cell table:formula="of:=[.D696]/([.$I$1]+1)" office:value-type="float" office:value="534218.75" calcext:value-type="float">
            <text:p>534218.75</text:p>
          </table:table-cell>
          <table:table-cell table:formula="of:=ROUND([.F696]/1000;2)" office:value-type="float" office:value="534.22" calcext:value-type="float">
            <text:p>534.22</text:p>
          </table:table-cell>
          <table:table-cell table:number-columns-repeated="11"/>
        </table:table-row>
        <table:table-row table:style-name="ro1">
          <table:table-cell table:formula="of:=1+[.A696]" office:value-type="float" office:value="695" calcext:value-type="float">
            <text:p>695</text:p>
          </table:table-cell>
          <table:table-cell table:formula="of:=[.$I$3]+([.A697]*[.$I$2])" office:value-type="float" office:value="34195000" calcext:value-type="float">
            <text:p>34195000</text:p>
          </table:table-cell>
          <table:table-cell table:formula="of:=ROUND([.B697]/1000;0)" office:value-type="float" office:value="34195" calcext:value-type="float">
            <text:p>34195</text:p>
          </table:table-cell>
          <table:table-cell table:formula="of:=[.B697]/[.$I$4]" office:value-type="float" office:value="8548750" calcext:value-type="float">
            <text:p>8548750</text:p>
          </table:table-cell>
          <table:table-cell table:formula="of:=ROUND([.D697]/1000;0)" office:value-type="float" office:value="8549" calcext:value-type="float">
            <text:p>8549</text:p>
          </table:table-cell>
          <table:table-cell table:formula="of:=[.D697]/([.$I$1]+1)" office:value-type="float" office:value="534296.875" calcext:value-type="float">
            <text:p>534296.875</text:p>
          </table:table-cell>
          <table:table-cell table:formula="of:=ROUND([.F697]/1000;2)" office:value-type="float" office:value="534.3" calcext:value-type="float">
            <text:p>534.3</text:p>
          </table:table-cell>
          <table:table-cell table:number-columns-repeated="11"/>
        </table:table-row>
        <table:table-row table:style-name="ro1">
          <table:table-cell table:formula="of:=1+[.A697]" office:value-type="float" office:value="696" calcext:value-type="float">
            <text:p>696</text:p>
          </table:table-cell>
          <table:table-cell table:formula="of:=[.$I$3]+([.A698]*[.$I$2])" office:value-type="float" office:value="34200000" calcext:value-type="float">
            <text:p>34200000</text:p>
          </table:table-cell>
          <table:table-cell table:formula="of:=ROUND([.B698]/1000;0)" office:value-type="float" office:value="34200" calcext:value-type="float">
            <text:p>34200</text:p>
          </table:table-cell>
          <table:table-cell table:formula="of:=[.B698]/[.$I$4]" office:value-type="float" office:value="8550000" calcext:value-type="float">
            <text:p>8550000</text:p>
          </table:table-cell>
          <table:table-cell table:formula="of:=ROUND([.D698]/1000;0)" office:value-type="float" office:value="8550" calcext:value-type="float">
            <text:p>8550</text:p>
          </table:table-cell>
          <table:table-cell table:formula="of:=[.D698]/([.$I$1]+1)" office:value-type="float" office:value="534375" calcext:value-type="float">
            <text:p>534375</text:p>
          </table:table-cell>
          <table:table-cell table:formula="of:=ROUND([.F698]/1000;2)" office:value-type="float" office:value="534.38" calcext:value-type="float">
            <text:p>534.38</text:p>
          </table:table-cell>
          <table:table-cell table:number-columns-repeated="11"/>
        </table:table-row>
        <table:table-row table:style-name="ro1">
          <table:table-cell table:formula="of:=1+[.A698]" office:value-type="float" office:value="697" calcext:value-type="float">
            <text:p>697</text:p>
          </table:table-cell>
          <table:table-cell table:formula="of:=[.$I$3]+([.A699]*[.$I$2])" office:value-type="float" office:value="34205000" calcext:value-type="float">
            <text:p>34205000</text:p>
          </table:table-cell>
          <table:table-cell table:formula="of:=ROUND([.B699]/1000;0)" office:value-type="float" office:value="34205" calcext:value-type="float">
            <text:p>34205</text:p>
          </table:table-cell>
          <table:table-cell table:formula="of:=[.B699]/[.$I$4]" office:value-type="float" office:value="8551250" calcext:value-type="float">
            <text:p>8551250</text:p>
          </table:table-cell>
          <table:table-cell table:formula="of:=ROUND([.D699]/1000;0)" office:value-type="float" office:value="8551" calcext:value-type="float">
            <text:p>8551</text:p>
          </table:table-cell>
          <table:table-cell table:formula="of:=[.D699]/([.$I$1]+1)" office:value-type="float" office:value="534453.125" calcext:value-type="float">
            <text:p>534453.125</text:p>
          </table:table-cell>
          <table:table-cell table:formula="of:=ROUND([.F699]/1000;2)" office:value-type="float" office:value="534.45" calcext:value-type="float">
            <text:p>534.45</text:p>
          </table:table-cell>
          <table:table-cell table:number-columns-repeated="11"/>
        </table:table-row>
        <table:table-row table:style-name="ro1">
          <table:table-cell table:formula="of:=1+[.A699]" office:value-type="float" office:value="698" calcext:value-type="float">
            <text:p>698</text:p>
          </table:table-cell>
          <table:table-cell table:formula="of:=[.$I$3]+([.A700]*[.$I$2])" office:value-type="float" office:value="34210000" calcext:value-type="float">
            <text:p>34210000</text:p>
          </table:table-cell>
          <table:table-cell table:formula="of:=ROUND([.B700]/1000;0)" office:value-type="float" office:value="34210" calcext:value-type="float">
            <text:p>34210</text:p>
          </table:table-cell>
          <table:table-cell table:formula="of:=[.B700]/[.$I$4]" office:value-type="float" office:value="8552500" calcext:value-type="float">
            <text:p>8552500</text:p>
          </table:table-cell>
          <table:table-cell table:formula="of:=ROUND([.D700]/1000;0)" office:value-type="float" office:value="8553" calcext:value-type="float">
            <text:p>8553</text:p>
          </table:table-cell>
          <table:table-cell table:formula="of:=[.D700]/([.$I$1]+1)" office:value-type="float" office:value="534531.25" calcext:value-type="float">
            <text:p>534531.25</text:p>
          </table:table-cell>
          <table:table-cell table:formula="of:=ROUND([.F700]/1000;2)" office:value-type="float" office:value="534.53" calcext:value-type="float">
            <text:p>534.53</text:p>
          </table:table-cell>
          <table:table-cell table:number-columns-repeated="11"/>
        </table:table-row>
        <table:table-row table:style-name="ro1">
          <table:table-cell table:formula="of:=1+[.A700]" office:value-type="float" office:value="699" calcext:value-type="float">
            <text:p>699</text:p>
          </table:table-cell>
          <table:table-cell table:formula="of:=[.$I$3]+([.A701]*[.$I$2])" office:value-type="float" office:value="34215000" calcext:value-type="float">
            <text:p>34215000</text:p>
          </table:table-cell>
          <table:table-cell table:formula="of:=ROUND([.B701]/1000;0)" office:value-type="float" office:value="34215" calcext:value-type="float">
            <text:p>34215</text:p>
          </table:table-cell>
          <table:table-cell table:formula="of:=[.B701]/[.$I$4]" office:value-type="float" office:value="8553750" calcext:value-type="float">
            <text:p>8553750</text:p>
          </table:table-cell>
          <table:table-cell table:formula="of:=ROUND([.D701]/1000;0)" office:value-type="float" office:value="8554" calcext:value-type="float">
            <text:p>8554</text:p>
          </table:table-cell>
          <table:table-cell table:formula="of:=[.D701]/([.$I$1]+1)" office:value-type="float" office:value="534609.375" calcext:value-type="float">
            <text:p>534609.375</text:p>
          </table:table-cell>
          <table:table-cell table:formula="of:=ROUND([.F701]/1000;2)" office:value-type="float" office:value="534.61" calcext:value-type="float">
            <text:p>534.61</text:p>
          </table:table-cell>
          <table:table-cell table:number-columns-repeated="11"/>
        </table:table-row>
        <table:table-row table:style-name="ro1">
          <table:table-cell table:formula="of:=1+[.A701]" office:value-type="float" office:value="700" calcext:value-type="float">
            <text:p>700</text:p>
          </table:table-cell>
          <table:table-cell table:formula="of:=[.$I$3]+([.A702]*[.$I$2])" office:value-type="float" office:value="34220000" calcext:value-type="float">
            <text:p>34220000</text:p>
          </table:table-cell>
          <table:table-cell table:formula="of:=ROUND([.B702]/1000;0)" office:value-type="float" office:value="34220" calcext:value-type="float">
            <text:p>34220</text:p>
          </table:table-cell>
          <table:table-cell table:formula="of:=[.B702]/[.$I$4]" office:value-type="float" office:value="8555000" calcext:value-type="float">
            <text:p>8555000</text:p>
          </table:table-cell>
          <table:table-cell table:formula="of:=ROUND([.D702]/1000;0)" office:value-type="float" office:value="8555" calcext:value-type="float">
            <text:p>8555</text:p>
          </table:table-cell>
          <table:table-cell table:formula="of:=[.D702]/([.$I$1]+1)" office:value-type="float" office:value="534687.5" calcext:value-type="float">
            <text:p>534687.5</text:p>
          </table:table-cell>
          <table:table-cell table:formula="of:=ROUND([.F702]/1000;2)" office:value-type="float" office:value="534.69" calcext:value-type="float">
            <text:p>534.69</text:p>
          </table:table-cell>
          <table:table-cell table:number-columns-repeated="11"/>
        </table:table-row>
        <table:table-row table:style-name="ro1">
          <table:table-cell table:formula="of:=1+[.A702]" office:value-type="float" office:value="701" calcext:value-type="float">
            <text:p>701</text:p>
          </table:table-cell>
          <table:table-cell table:formula="of:=[.$I$3]+([.A703]*[.$I$2])" office:value-type="float" office:value="34225000" calcext:value-type="float">
            <text:p>34225000</text:p>
          </table:table-cell>
          <table:table-cell table:formula="of:=ROUND([.B703]/1000;0)" office:value-type="float" office:value="34225" calcext:value-type="float">
            <text:p>34225</text:p>
          </table:table-cell>
          <table:table-cell table:formula="of:=[.B703]/[.$I$4]" office:value-type="float" office:value="8556250" calcext:value-type="float">
            <text:p>8556250</text:p>
          </table:table-cell>
          <table:table-cell table:formula="of:=ROUND([.D703]/1000;0)" office:value-type="float" office:value="8556" calcext:value-type="float">
            <text:p>8556</text:p>
          </table:table-cell>
          <table:table-cell table:formula="of:=[.D703]/([.$I$1]+1)" office:value-type="float" office:value="534765.625" calcext:value-type="float">
            <text:p>534765.625</text:p>
          </table:table-cell>
          <table:table-cell table:formula="of:=ROUND([.F703]/1000;2)" office:value-type="float" office:value="534.77" calcext:value-type="float">
            <text:p>534.77</text:p>
          </table:table-cell>
          <table:table-cell table:number-columns-repeated="11"/>
        </table:table-row>
        <table:table-row table:style-name="ro1">
          <table:table-cell table:formula="of:=1+[.A703]" office:value-type="float" office:value="702" calcext:value-type="float">
            <text:p>702</text:p>
          </table:table-cell>
          <table:table-cell table:formula="of:=[.$I$3]+([.A704]*[.$I$2])" office:value-type="float" office:value="34230000" calcext:value-type="float">
            <text:p>34230000</text:p>
          </table:table-cell>
          <table:table-cell table:formula="of:=ROUND([.B704]/1000;0)" office:value-type="float" office:value="34230" calcext:value-type="float">
            <text:p>34230</text:p>
          </table:table-cell>
          <table:table-cell table:formula="of:=[.B704]/[.$I$4]" office:value-type="float" office:value="8557500" calcext:value-type="float">
            <text:p>8557500</text:p>
          </table:table-cell>
          <table:table-cell table:formula="of:=ROUND([.D704]/1000;0)" office:value-type="float" office:value="8558" calcext:value-type="float">
            <text:p>8558</text:p>
          </table:table-cell>
          <table:table-cell table:formula="of:=[.D704]/([.$I$1]+1)" office:value-type="float" office:value="534843.75" calcext:value-type="float">
            <text:p>534843.75</text:p>
          </table:table-cell>
          <table:table-cell table:formula="of:=ROUND([.F704]/1000;2)" office:value-type="float" office:value="534.84" calcext:value-type="float">
            <text:p>534.84</text:p>
          </table:table-cell>
          <table:table-cell table:number-columns-repeated="11"/>
        </table:table-row>
        <table:table-row table:style-name="ro1">
          <table:table-cell table:formula="of:=1+[.A704]" office:value-type="float" office:value="703" calcext:value-type="float">
            <text:p>703</text:p>
          </table:table-cell>
          <table:table-cell table:formula="of:=[.$I$3]+([.A705]*[.$I$2])" office:value-type="float" office:value="34235000" calcext:value-type="float">
            <text:p>34235000</text:p>
          </table:table-cell>
          <table:table-cell table:formula="of:=ROUND([.B705]/1000;0)" office:value-type="float" office:value="34235" calcext:value-type="float">
            <text:p>34235</text:p>
          </table:table-cell>
          <table:table-cell table:formula="of:=[.B705]/[.$I$4]" office:value-type="float" office:value="8558750" calcext:value-type="float">
            <text:p>8558750</text:p>
          </table:table-cell>
          <table:table-cell table:formula="of:=ROUND([.D705]/1000;0)" office:value-type="float" office:value="8559" calcext:value-type="float">
            <text:p>8559</text:p>
          </table:table-cell>
          <table:table-cell table:formula="of:=[.D705]/([.$I$1]+1)" office:value-type="float" office:value="534921.875" calcext:value-type="float">
            <text:p>534921.875</text:p>
          </table:table-cell>
          <table:table-cell table:formula="of:=ROUND([.F705]/1000;2)" office:value-type="float" office:value="534.92" calcext:value-type="float">
            <text:p>534.92</text:p>
          </table:table-cell>
          <table:table-cell table:number-columns-repeated="11"/>
        </table:table-row>
        <table:table-row table:style-name="ro1">
          <table:table-cell table:formula="of:=1+[.A705]" office:value-type="float" office:value="704" calcext:value-type="float">
            <text:p>704</text:p>
          </table:table-cell>
          <table:table-cell table:formula="of:=[.$I$3]+([.A706]*[.$I$2])" office:value-type="float" office:value="34240000" calcext:value-type="float">
            <text:p>34240000</text:p>
          </table:table-cell>
          <table:table-cell table:formula="of:=ROUND([.B706]/1000;0)" office:value-type="float" office:value="34240" calcext:value-type="float">
            <text:p>34240</text:p>
          </table:table-cell>
          <table:table-cell table:formula="of:=[.B706]/[.$I$4]" office:value-type="float" office:value="8560000" calcext:value-type="float">
            <text:p>8560000</text:p>
          </table:table-cell>
          <table:table-cell table:formula="of:=ROUND([.D706]/1000;0)" office:value-type="float" office:value="8560" calcext:value-type="float">
            <text:p>8560</text:p>
          </table:table-cell>
          <table:table-cell table:formula="of:=[.D706]/([.$I$1]+1)" office:value-type="float" office:value="535000" calcext:value-type="float">
            <text:p>535000</text:p>
          </table:table-cell>
          <table:table-cell table:formula="of:=ROUND([.F706]/1000;2)" office:value-type="float" office:value="535" calcext:value-type="float">
            <text:p>535</text:p>
          </table:table-cell>
          <table:table-cell table:number-columns-repeated="11"/>
        </table:table-row>
        <table:table-row table:style-name="ro1">
          <table:table-cell table:formula="of:=1+[.A706]" office:value-type="float" office:value="705" calcext:value-type="float">
            <text:p>705</text:p>
          </table:table-cell>
          <table:table-cell table:formula="of:=[.$I$3]+([.A707]*[.$I$2])" office:value-type="float" office:value="34245000" calcext:value-type="float">
            <text:p>34245000</text:p>
          </table:table-cell>
          <table:table-cell table:formula="of:=ROUND([.B707]/1000;0)" office:value-type="float" office:value="34245" calcext:value-type="float">
            <text:p>34245</text:p>
          </table:table-cell>
          <table:table-cell table:formula="of:=[.B707]/[.$I$4]" office:value-type="float" office:value="8561250" calcext:value-type="float">
            <text:p>8561250</text:p>
          </table:table-cell>
          <table:table-cell table:formula="of:=ROUND([.D707]/1000;0)" office:value-type="float" office:value="8561" calcext:value-type="float">
            <text:p>8561</text:p>
          </table:table-cell>
          <table:table-cell table:formula="of:=[.D707]/([.$I$1]+1)" office:value-type="float" office:value="535078.125" calcext:value-type="float">
            <text:p>535078.125</text:p>
          </table:table-cell>
          <table:table-cell table:formula="of:=ROUND([.F707]/1000;2)" office:value-type="float" office:value="535.08" calcext:value-type="float">
            <text:p>535.08</text:p>
          </table:table-cell>
          <table:table-cell table:number-columns-repeated="11"/>
        </table:table-row>
        <table:table-row table:style-name="ro1">
          <table:table-cell table:formula="of:=1+[.A707]" office:value-type="float" office:value="706" calcext:value-type="float">
            <text:p>706</text:p>
          </table:table-cell>
          <table:table-cell table:formula="of:=[.$I$3]+([.A708]*[.$I$2])" office:value-type="float" office:value="34250000" calcext:value-type="float">
            <text:p>34250000</text:p>
          </table:table-cell>
          <table:table-cell table:formula="of:=ROUND([.B708]/1000;0)" office:value-type="float" office:value="34250" calcext:value-type="float">
            <text:p>34250</text:p>
          </table:table-cell>
          <table:table-cell table:formula="of:=[.B708]/[.$I$4]" office:value-type="float" office:value="8562500" calcext:value-type="float">
            <text:p>8562500</text:p>
          </table:table-cell>
          <table:table-cell table:formula="of:=ROUND([.D708]/1000;0)" office:value-type="float" office:value="8563" calcext:value-type="float">
            <text:p>8563</text:p>
          </table:table-cell>
          <table:table-cell table:formula="of:=[.D708]/([.$I$1]+1)" office:value-type="float" office:value="535156.25" calcext:value-type="float">
            <text:p>535156.25</text:p>
          </table:table-cell>
          <table:table-cell table:formula="of:=ROUND([.F708]/1000;2)" office:value-type="float" office:value="535.16" calcext:value-type="float">
            <text:p>535.16</text:p>
          </table:table-cell>
          <table:table-cell table:number-columns-repeated="11"/>
        </table:table-row>
        <table:table-row table:style-name="ro1">
          <table:table-cell table:formula="of:=1+[.A708]" office:value-type="float" office:value="707" calcext:value-type="float">
            <text:p>707</text:p>
          </table:table-cell>
          <table:table-cell table:formula="of:=[.$I$3]+([.A709]*[.$I$2])" office:value-type="float" office:value="34255000" calcext:value-type="float">
            <text:p>34255000</text:p>
          </table:table-cell>
          <table:table-cell table:formula="of:=ROUND([.B709]/1000;0)" office:value-type="float" office:value="34255" calcext:value-type="float">
            <text:p>34255</text:p>
          </table:table-cell>
          <table:table-cell table:formula="of:=[.B709]/[.$I$4]" office:value-type="float" office:value="8563750" calcext:value-type="float">
            <text:p>8563750</text:p>
          </table:table-cell>
          <table:table-cell table:formula="of:=ROUND([.D709]/1000;0)" office:value-type="float" office:value="8564" calcext:value-type="float">
            <text:p>8564</text:p>
          </table:table-cell>
          <table:table-cell table:formula="of:=[.D709]/([.$I$1]+1)" office:value-type="float" office:value="535234.375" calcext:value-type="float">
            <text:p>535234.375</text:p>
          </table:table-cell>
          <table:table-cell table:formula="of:=ROUND([.F709]/1000;2)" office:value-type="float" office:value="535.23" calcext:value-type="float">
            <text:p>535.23</text:p>
          </table:table-cell>
          <table:table-cell table:number-columns-repeated="11"/>
        </table:table-row>
        <table:table-row table:style-name="ro1">
          <table:table-cell table:formula="of:=1+[.A709]" office:value-type="float" office:value="708" calcext:value-type="float">
            <text:p>708</text:p>
          </table:table-cell>
          <table:table-cell table:formula="of:=[.$I$3]+([.A710]*[.$I$2])" office:value-type="float" office:value="34260000" calcext:value-type="float">
            <text:p>34260000</text:p>
          </table:table-cell>
          <table:table-cell table:formula="of:=ROUND([.B710]/1000;0)" office:value-type="float" office:value="34260" calcext:value-type="float">
            <text:p>34260</text:p>
          </table:table-cell>
          <table:table-cell table:formula="of:=[.B710]/[.$I$4]" office:value-type="float" office:value="8565000" calcext:value-type="float">
            <text:p>8565000</text:p>
          </table:table-cell>
          <table:table-cell table:formula="of:=ROUND([.D710]/1000;0)" office:value-type="float" office:value="8565" calcext:value-type="float">
            <text:p>8565</text:p>
          </table:table-cell>
          <table:table-cell table:formula="of:=[.D710]/([.$I$1]+1)" office:value-type="float" office:value="535312.5" calcext:value-type="float">
            <text:p>535312.5</text:p>
          </table:table-cell>
          <table:table-cell table:formula="of:=ROUND([.F710]/1000;2)" office:value-type="float" office:value="535.31" calcext:value-type="float">
            <text:p>535.31</text:p>
          </table:table-cell>
          <table:table-cell table:number-columns-repeated="11"/>
        </table:table-row>
        <table:table-row table:style-name="ro1">
          <table:table-cell table:formula="of:=1+[.A710]" office:value-type="float" office:value="709" calcext:value-type="float">
            <text:p>709</text:p>
          </table:table-cell>
          <table:table-cell table:formula="of:=[.$I$3]+([.A711]*[.$I$2])" office:value-type="float" office:value="34265000" calcext:value-type="float">
            <text:p>34265000</text:p>
          </table:table-cell>
          <table:table-cell table:formula="of:=ROUND([.B711]/1000;0)" office:value-type="float" office:value="34265" calcext:value-type="float">
            <text:p>34265</text:p>
          </table:table-cell>
          <table:table-cell table:formula="of:=[.B711]/[.$I$4]" office:value-type="float" office:value="8566250" calcext:value-type="float">
            <text:p>8566250</text:p>
          </table:table-cell>
          <table:table-cell table:formula="of:=ROUND([.D711]/1000;0)" office:value-type="float" office:value="8566" calcext:value-type="float">
            <text:p>8566</text:p>
          </table:table-cell>
          <table:table-cell table:formula="of:=[.D711]/([.$I$1]+1)" office:value-type="float" office:value="535390.625" calcext:value-type="float">
            <text:p>535390.625</text:p>
          </table:table-cell>
          <table:table-cell table:formula="of:=ROUND([.F711]/1000;2)" office:value-type="float" office:value="535.39" calcext:value-type="float">
            <text:p>535.39</text:p>
          </table:table-cell>
          <table:table-cell table:number-columns-repeated="11"/>
        </table:table-row>
        <table:table-row table:style-name="ro1">
          <table:table-cell table:formula="of:=1+[.A711]" office:value-type="float" office:value="710" calcext:value-type="float">
            <text:p>710</text:p>
          </table:table-cell>
          <table:table-cell table:formula="of:=[.$I$3]+([.A712]*[.$I$2])" office:value-type="float" office:value="34270000" calcext:value-type="float">
            <text:p>34270000</text:p>
          </table:table-cell>
          <table:table-cell table:formula="of:=ROUND([.B712]/1000;0)" office:value-type="float" office:value="34270" calcext:value-type="float">
            <text:p>34270</text:p>
          </table:table-cell>
          <table:table-cell table:formula="of:=[.B712]/[.$I$4]" office:value-type="float" office:value="8567500" calcext:value-type="float">
            <text:p>8567500</text:p>
          </table:table-cell>
          <table:table-cell table:formula="of:=ROUND([.D712]/1000;0)" office:value-type="float" office:value="8568" calcext:value-type="float">
            <text:p>8568</text:p>
          </table:table-cell>
          <table:table-cell table:formula="of:=[.D712]/([.$I$1]+1)" office:value-type="float" office:value="535468.75" calcext:value-type="float">
            <text:p>535468.75</text:p>
          </table:table-cell>
          <table:table-cell table:formula="of:=ROUND([.F712]/1000;2)" office:value-type="float" office:value="535.47" calcext:value-type="float">
            <text:p>535.47</text:p>
          </table:table-cell>
          <table:table-cell table:number-columns-repeated="11"/>
        </table:table-row>
        <table:table-row table:style-name="ro1">
          <table:table-cell table:formula="of:=1+[.A712]" office:value-type="float" office:value="711" calcext:value-type="float">
            <text:p>711</text:p>
          </table:table-cell>
          <table:table-cell table:formula="of:=[.$I$3]+([.A713]*[.$I$2])" office:value-type="float" office:value="34275000" calcext:value-type="float">
            <text:p>34275000</text:p>
          </table:table-cell>
          <table:table-cell table:formula="of:=ROUND([.B713]/1000;0)" office:value-type="float" office:value="34275" calcext:value-type="float">
            <text:p>34275</text:p>
          </table:table-cell>
          <table:table-cell table:formula="of:=[.B713]/[.$I$4]" office:value-type="float" office:value="8568750" calcext:value-type="float">
            <text:p>8568750</text:p>
          </table:table-cell>
          <table:table-cell table:formula="of:=ROUND([.D713]/1000;0)" office:value-type="float" office:value="8569" calcext:value-type="float">
            <text:p>8569</text:p>
          </table:table-cell>
          <table:table-cell table:formula="of:=[.D713]/([.$I$1]+1)" office:value-type="float" office:value="535546.875" calcext:value-type="float">
            <text:p>535546.875</text:p>
          </table:table-cell>
          <table:table-cell table:formula="of:=ROUND([.F713]/1000;2)" office:value-type="float" office:value="535.55" calcext:value-type="float">
            <text:p>535.55</text:p>
          </table:table-cell>
          <table:table-cell table:number-columns-repeated="11"/>
        </table:table-row>
        <table:table-row table:style-name="ro1">
          <table:table-cell table:formula="of:=1+[.A713]" office:value-type="float" office:value="712" calcext:value-type="float">
            <text:p>712</text:p>
          </table:table-cell>
          <table:table-cell table:formula="of:=[.$I$3]+([.A714]*[.$I$2])" office:value-type="float" office:value="34280000" calcext:value-type="float">
            <text:p>34280000</text:p>
          </table:table-cell>
          <table:table-cell table:formula="of:=ROUND([.B714]/1000;0)" office:value-type="float" office:value="34280" calcext:value-type="float">
            <text:p>34280</text:p>
          </table:table-cell>
          <table:table-cell table:formula="of:=[.B714]/[.$I$4]" office:value-type="float" office:value="8570000" calcext:value-type="float">
            <text:p>8570000</text:p>
          </table:table-cell>
          <table:table-cell table:formula="of:=ROUND([.D714]/1000;0)" office:value-type="float" office:value="8570" calcext:value-type="float">
            <text:p>8570</text:p>
          </table:table-cell>
          <table:table-cell table:formula="of:=[.D714]/([.$I$1]+1)" office:value-type="float" office:value="535625" calcext:value-type="float">
            <text:p>535625</text:p>
          </table:table-cell>
          <table:table-cell table:formula="of:=ROUND([.F714]/1000;2)" office:value-type="float" office:value="535.63" calcext:value-type="float">
            <text:p>535.63</text:p>
          </table:table-cell>
          <table:table-cell table:number-columns-repeated="11"/>
        </table:table-row>
        <table:table-row table:style-name="ro1">
          <table:table-cell table:formula="of:=1+[.A714]" office:value-type="float" office:value="713" calcext:value-type="float">
            <text:p>713</text:p>
          </table:table-cell>
          <table:table-cell table:formula="of:=[.$I$3]+([.A715]*[.$I$2])" office:value-type="float" office:value="34285000" calcext:value-type="float">
            <text:p>34285000</text:p>
          </table:table-cell>
          <table:table-cell table:formula="of:=ROUND([.B715]/1000;0)" office:value-type="float" office:value="34285" calcext:value-type="float">
            <text:p>34285</text:p>
          </table:table-cell>
          <table:table-cell table:formula="of:=[.B715]/[.$I$4]" office:value-type="float" office:value="8571250" calcext:value-type="float">
            <text:p>8571250</text:p>
          </table:table-cell>
          <table:table-cell table:formula="of:=ROUND([.D715]/1000;0)" office:value-type="float" office:value="8571" calcext:value-type="float">
            <text:p>8571</text:p>
          </table:table-cell>
          <table:table-cell table:formula="of:=[.D715]/([.$I$1]+1)" office:value-type="float" office:value="535703.125" calcext:value-type="float">
            <text:p>535703.125</text:p>
          </table:table-cell>
          <table:table-cell table:formula="of:=ROUND([.F715]/1000;2)" office:value-type="float" office:value="535.7" calcext:value-type="float">
            <text:p>535.7</text:p>
          </table:table-cell>
          <table:table-cell table:number-columns-repeated="11"/>
        </table:table-row>
        <table:table-row table:style-name="ro1">
          <table:table-cell table:formula="of:=1+[.A715]" office:value-type="float" office:value="714" calcext:value-type="float">
            <text:p>714</text:p>
          </table:table-cell>
          <table:table-cell table:formula="of:=[.$I$3]+([.A716]*[.$I$2])" office:value-type="float" office:value="34290000" calcext:value-type="float">
            <text:p>34290000</text:p>
          </table:table-cell>
          <table:table-cell table:formula="of:=ROUND([.B716]/1000;0)" office:value-type="float" office:value="34290" calcext:value-type="float">
            <text:p>34290</text:p>
          </table:table-cell>
          <table:table-cell table:formula="of:=[.B716]/[.$I$4]" office:value-type="float" office:value="8572500" calcext:value-type="float">
            <text:p>8572500</text:p>
          </table:table-cell>
          <table:table-cell table:formula="of:=ROUND([.D716]/1000;0)" office:value-type="float" office:value="8573" calcext:value-type="float">
            <text:p>8573</text:p>
          </table:table-cell>
          <table:table-cell table:formula="of:=[.D716]/([.$I$1]+1)" office:value-type="float" office:value="535781.25" calcext:value-type="float">
            <text:p>535781.25</text:p>
          </table:table-cell>
          <table:table-cell table:formula="of:=ROUND([.F716]/1000;2)" office:value-type="float" office:value="535.78" calcext:value-type="float">
            <text:p>535.78</text:p>
          </table:table-cell>
          <table:table-cell table:number-columns-repeated="11"/>
        </table:table-row>
        <table:table-row table:style-name="ro1">
          <table:table-cell table:formula="of:=1+[.A716]" office:value-type="float" office:value="715" calcext:value-type="float">
            <text:p>715</text:p>
          </table:table-cell>
          <table:table-cell table:formula="of:=[.$I$3]+([.A717]*[.$I$2])" office:value-type="float" office:value="34295000" calcext:value-type="float">
            <text:p>34295000</text:p>
          </table:table-cell>
          <table:table-cell table:formula="of:=ROUND([.B717]/1000;0)" office:value-type="float" office:value="34295" calcext:value-type="float">
            <text:p>34295</text:p>
          </table:table-cell>
          <table:table-cell table:formula="of:=[.B717]/[.$I$4]" office:value-type="float" office:value="8573750" calcext:value-type="float">
            <text:p>8573750</text:p>
          </table:table-cell>
          <table:table-cell table:formula="of:=ROUND([.D717]/1000;0)" office:value-type="float" office:value="8574" calcext:value-type="float">
            <text:p>8574</text:p>
          </table:table-cell>
          <table:table-cell table:formula="of:=[.D717]/([.$I$1]+1)" office:value-type="float" office:value="535859.375" calcext:value-type="float">
            <text:p>535859.375</text:p>
          </table:table-cell>
          <table:table-cell table:formula="of:=ROUND([.F717]/1000;2)" office:value-type="float" office:value="535.86" calcext:value-type="float">
            <text:p>535.86</text:p>
          </table:table-cell>
          <table:table-cell table:number-columns-repeated="11"/>
        </table:table-row>
        <table:table-row table:style-name="ro1">
          <table:table-cell table:formula="of:=1+[.A717]" office:value-type="float" office:value="716" calcext:value-type="float">
            <text:p>716</text:p>
          </table:table-cell>
          <table:table-cell table:formula="of:=[.$I$3]+([.A718]*[.$I$2])" office:value-type="float" office:value="34300000" calcext:value-type="float">
            <text:p>34300000</text:p>
          </table:table-cell>
          <table:table-cell table:formula="of:=ROUND([.B718]/1000;0)" office:value-type="float" office:value="34300" calcext:value-type="float">
            <text:p>34300</text:p>
          </table:table-cell>
          <table:table-cell table:formula="of:=[.B718]/[.$I$4]" office:value-type="float" office:value="8575000" calcext:value-type="float">
            <text:p>8575000</text:p>
          </table:table-cell>
          <table:table-cell table:formula="of:=ROUND([.D718]/1000;0)" office:value-type="float" office:value="8575" calcext:value-type="float">
            <text:p>8575</text:p>
          </table:table-cell>
          <table:table-cell table:formula="of:=[.D718]/([.$I$1]+1)" office:value-type="float" office:value="535937.5" calcext:value-type="float">
            <text:p>535937.5</text:p>
          </table:table-cell>
          <table:table-cell table:formula="of:=ROUND([.F718]/1000;2)" office:value-type="float" office:value="535.94" calcext:value-type="float">
            <text:p>535.94</text:p>
          </table:table-cell>
          <table:table-cell table:number-columns-repeated="11"/>
        </table:table-row>
        <table:table-row table:style-name="ro1">
          <table:table-cell table:formula="of:=1+[.A718]" office:value-type="float" office:value="717" calcext:value-type="float">
            <text:p>717</text:p>
          </table:table-cell>
          <table:table-cell table:formula="of:=[.$I$3]+([.A719]*[.$I$2])" office:value-type="float" office:value="34305000" calcext:value-type="float">
            <text:p>34305000</text:p>
          </table:table-cell>
          <table:table-cell table:formula="of:=ROUND([.B719]/1000;0)" office:value-type="float" office:value="34305" calcext:value-type="float">
            <text:p>34305</text:p>
          </table:table-cell>
          <table:table-cell table:formula="of:=[.B719]/[.$I$4]" office:value-type="float" office:value="8576250" calcext:value-type="float">
            <text:p>8576250</text:p>
          </table:table-cell>
          <table:table-cell table:formula="of:=ROUND([.D719]/1000;0)" office:value-type="float" office:value="8576" calcext:value-type="float">
            <text:p>8576</text:p>
          </table:table-cell>
          <table:table-cell table:formula="of:=[.D719]/([.$I$1]+1)" office:value-type="float" office:value="536015.625" calcext:value-type="float">
            <text:p>536015.625</text:p>
          </table:table-cell>
          <table:table-cell table:formula="of:=ROUND([.F719]/1000;2)" office:value-type="float" office:value="536.02" calcext:value-type="float">
            <text:p>536.02</text:p>
          </table:table-cell>
          <table:table-cell table:number-columns-repeated="11"/>
        </table:table-row>
        <table:table-row table:style-name="ro1">
          <table:table-cell table:formula="of:=1+[.A719]" office:value-type="float" office:value="718" calcext:value-type="float">
            <text:p>718</text:p>
          </table:table-cell>
          <table:table-cell table:formula="of:=[.$I$3]+([.A720]*[.$I$2])" office:value-type="float" office:value="34310000" calcext:value-type="float">
            <text:p>34310000</text:p>
          </table:table-cell>
          <table:table-cell table:formula="of:=ROUND([.B720]/1000;0)" office:value-type="float" office:value="34310" calcext:value-type="float">
            <text:p>34310</text:p>
          </table:table-cell>
          <table:table-cell table:formula="of:=[.B720]/[.$I$4]" office:value-type="float" office:value="8577500" calcext:value-type="float">
            <text:p>8577500</text:p>
          </table:table-cell>
          <table:table-cell table:formula="of:=ROUND([.D720]/1000;0)" office:value-type="float" office:value="8578" calcext:value-type="float">
            <text:p>8578</text:p>
          </table:table-cell>
          <table:table-cell table:formula="of:=[.D720]/([.$I$1]+1)" office:value-type="float" office:value="536093.75" calcext:value-type="float">
            <text:p>536093.75</text:p>
          </table:table-cell>
          <table:table-cell table:formula="of:=ROUND([.F720]/1000;2)" office:value-type="float" office:value="536.09" calcext:value-type="float">
            <text:p>536.09</text:p>
          </table:table-cell>
          <table:table-cell table:number-columns-repeated="11"/>
        </table:table-row>
        <table:table-row table:style-name="ro1">
          <table:table-cell table:formula="of:=1+[.A720]" office:value-type="float" office:value="719" calcext:value-type="float">
            <text:p>719</text:p>
          </table:table-cell>
          <table:table-cell table:formula="of:=[.$I$3]+([.A721]*[.$I$2])" office:value-type="float" office:value="34315000" calcext:value-type="float">
            <text:p>34315000</text:p>
          </table:table-cell>
          <table:table-cell table:formula="of:=ROUND([.B721]/1000;0)" office:value-type="float" office:value="34315" calcext:value-type="float">
            <text:p>34315</text:p>
          </table:table-cell>
          <table:table-cell table:formula="of:=[.B721]/[.$I$4]" office:value-type="float" office:value="8578750" calcext:value-type="float">
            <text:p>8578750</text:p>
          </table:table-cell>
          <table:table-cell table:formula="of:=ROUND([.D721]/1000;0)" office:value-type="float" office:value="8579" calcext:value-type="float">
            <text:p>8579</text:p>
          </table:table-cell>
          <table:table-cell table:formula="of:=[.D721]/([.$I$1]+1)" office:value-type="float" office:value="536171.875" calcext:value-type="float">
            <text:p>536171.875</text:p>
          </table:table-cell>
          <table:table-cell table:formula="of:=ROUND([.F721]/1000;2)" office:value-type="float" office:value="536.17" calcext:value-type="float">
            <text:p>536.17</text:p>
          </table:table-cell>
          <table:table-cell table:number-columns-repeated="11"/>
        </table:table-row>
        <table:table-row table:style-name="ro1">
          <table:table-cell table:formula="of:=1+[.A721]" office:value-type="float" office:value="720" calcext:value-type="float">
            <text:p>720</text:p>
          </table:table-cell>
          <table:table-cell table:formula="of:=[.$I$3]+([.A722]*[.$I$2])" office:value-type="float" office:value="34320000" calcext:value-type="float">
            <text:p>34320000</text:p>
          </table:table-cell>
          <table:table-cell table:formula="of:=ROUND([.B722]/1000;0)" office:value-type="float" office:value="34320" calcext:value-type="float">
            <text:p>34320</text:p>
          </table:table-cell>
          <table:table-cell table:formula="of:=[.B722]/[.$I$4]" office:value-type="float" office:value="8580000" calcext:value-type="float">
            <text:p>8580000</text:p>
          </table:table-cell>
          <table:table-cell table:formula="of:=ROUND([.D722]/1000;0)" office:value-type="float" office:value="8580" calcext:value-type="float">
            <text:p>8580</text:p>
          </table:table-cell>
          <table:table-cell table:formula="of:=[.D722]/([.$I$1]+1)" office:value-type="float" office:value="536250" calcext:value-type="float">
            <text:p>536250</text:p>
          </table:table-cell>
          <table:table-cell table:formula="of:=ROUND([.F722]/1000;2)" office:value-type="float" office:value="536.25" calcext:value-type="float">
            <text:p>536.25</text:p>
          </table:table-cell>
          <table:table-cell table:number-columns-repeated="11"/>
        </table:table-row>
        <table:table-row table:style-name="ro1">
          <table:table-cell table:formula="of:=1+[.A722]" office:value-type="float" office:value="721" calcext:value-type="float">
            <text:p>721</text:p>
          </table:table-cell>
          <table:table-cell table:formula="of:=[.$I$3]+([.A723]*[.$I$2])" office:value-type="float" office:value="34325000" calcext:value-type="float">
            <text:p>34325000</text:p>
          </table:table-cell>
          <table:table-cell table:formula="of:=ROUND([.B723]/1000;0)" office:value-type="float" office:value="34325" calcext:value-type="float">
            <text:p>34325</text:p>
          </table:table-cell>
          <table:table-cell table:formula="of:=[.B723]/[.$I$4]" office:value-type="float" office:value="8581250" calcext:value-type="float">
            <text:p>8581250</text:p>
          </table:table-cell>
          <table:table-cell table:formula="of:=ROUND([.D723]/1000;0)" office:value-type="float" office:value="8581" calcext:value-type="float">
            <text:p>8581</text:p>
          </table:table-cell>
          <table:table-cell table:formula="of:=[.D723]/([.$I$1]+1)" office:value-type="float" office:value="536328.125" calcext:value-type="float">
            <text:p>536328.125</text:p>
          </table:table-cell>
          <table:table-cell table:formula="of:=ROUND([.F723]/1000;2)" office:value-type="float" office:value="536.33" calcext:value-type="float">
            <text:p>536.33</text:p>
          </table:table-cell>
          <table:table-cell table:number-columns-repeated="11"/>
        </table:table-row>
        <table:table-row table:style-name="ro1">
          <table:table-cell table:formula="of:=1+[.A723]" office:value-type="float" office:value="722" calcext:value-type="float">
            <text:p>722</text:p>
          </table:table-cell>
          <table:table-cell table:formula="of:=[.$I$3]+([.A724]*[.$I$2])" office:value-type="float" office:value="34330000" calcext:value-type="float">
            <text:p>34330000</text:p>
          </table:table-cell>
          <table:table-cell table:formula="of:=ROUND([.B724]/1000;0)" office:value-type="float" office:value="34330" calcext:value-type="float">
            <text:p>34330</text:p>
          </table:table-cell>
          <table:table-cell table:formula="of:=[.B724]/[.$I$4]" office:value-type="float" office:value="8582500" calcext:value-type="float">
            <text:p>8582500</text:p>
          </table:table-cell>
          <table:table-cell table:formula="of:=ROUND([.D724]/1000;0)" office:value-type="float" office:value="8583" calcext:value-type="float">
            <text:p>8583</text:p>
          </table:table-cell>
          <table:table-cell table:formula="of:=[.D724]/([.$I$1]+1)" office:value-type="float" office:value="536406.25" calcext:value-type="float">
            <text:p>536406.25</text:p>
          </table:table-cell>
          <table:table-cell table:formula="of:=ROUND([.F724]/1000;2)" office:value-type="float" office:value="536.41" calcext:value-type="float">
            <text:p>536.41</text:p>
          </table:table-cell>
          <table:table-cell table:number-columns-repeated="11"/>
        </table:table-row>
        <table:table-row table:style-name="ro1">
          <table:table-cell table:formula="of:=1+[.A724]" office:value-type="float" office:value="723" calcext:value-type="float">
            <text:p>723</text:p>
          </table:table-cell>
          <table:table-cell table:formula="of:=[.$I$3]+([.A725]*[.$I$2])" office:value-type="float" office:value="34335000" calcext:value-type="float">
            <text:p>34335000</text:p>
          </table:table-cell>
          <table:table-cell table:formula="of:=ROUND([.B725]/1000;0)" office:value-type="float" office:value="34335" calcext:value-type="float">
            <text:p>34335</text:p>
          </table:table-cell>
          <table:table-cell table:formula="of:=[.B725]/[.$I$4]" office:value-type="float" office:value="8583750" calcext:value-type="float">
            <text:p>8583750</text:p>
          </table:table-cell>
          <table:table-cell table:formula="of:=ROUND([.D725]/1000;0)" office:value-type="float" office:value="8584" calcext:value-type="float">
            <text:p>8584</text:p>
          </table:table-cell>
          <table:table-cell table:formula="of:=[.D725]/([.$I$1]+1)" office:value-type="float" office:value="536484.375" calcext:value-type="float">
            <text:p>536484.375</text:p>
          </table:table-cell>
          <table:table-cell table:formula="of:=ROUND([.F725]/1000;2)" office:value-type="float" office:value="536.48" calcext:value-type="float">
            <text:p>536.48</text:p>
          </table:table-cell>
          <table:table-cell table:number-columns-repeated="11"/>
        </table:table-row>
        <table:table-row table:style-name="ro1">
          <table:table-cell table:formula="of:=1+[.A725]" office:value-type="float" office:value="724" calcext:value-type="float">
            <text:p>724</text:p>
          </table:table-cell>
          <table:table-cell table:formula="of:=[.$I$3]+([.A726]*[.$I$2])" office:value-type="float" office:value="34340000" calcext:value-type="float">
            <text:p>34340000</text:p>
          </table:table-cell>
          <table:table-cell table:formula="of:=ROUND([.B726]/1000;0)" office:value-type="float" office:value="34340" calcext:value-type="float">
            <text:p>34340</text:p>
          </table:table-cell>
          <table:table-cell table:formula="of:=[.B726]/[.$I$4]" office:value-type="float" office:value="8585000" calcext:value-type="float">
            <text:p>8585000</text:p>
          </table:table-cell>
          <table:table-cell table:formula="of:=ROUND([.D726]/1000;0)" office:value-type="float" office:value="8585" calcext:value-type="float">
            <text:p>8585</text:p>
          </table:table-cell>
          <table:table-cell table:formula="of:=[.D726]/([.$I$1]+1)" office:value-type="float" office:value="536562.5" calcext:value-type="float">
            <text:p>536562.5</text:p>
          </table:table-cell>
          <table:table-cell table:formula="of:=ROUND([.F726]/1000;2)" office:value-type="float" office:value="536.56" calcext:value-type="float">
            <text:p>536.56</text:p>
          </table:table-cell>
          <table:table-cell table:number-columns-repeated="11"/>
        </table:table-row>
        <table:table-row table:style-name="ro1">
          <table:table-cell table:formula="of:=1+[.A726]" office:value-type="float" office:value="725" calcext:value-type="float">
            <text:p>725</text:p>
          </table:table-cell>
          <table:table-cell table:formula="of:=[.$I$3]+([.A727]*[.$I$2])" office:value-type="float" office:value="34345000" calcext:value-type="float">
            <text:p>34345000</text:p>
          </table:table-cell>
          <table:table-cell table:formula="of:=ROUND([.B727]/1000;0)" office:value-type="float" office:value="34345" calcext:value-type="float">
            <text:p>34345</text:p>
          </table:table-cell>
          <table:table-cell table:formula="of:=[.B727]/[.$I$4]" office:value-type="float" office:value="8586250" calcext:value-type="float">
            <text:p>8586250</text:p>
          </table:table-cell>
          <table:table-cell table:formula="of:=ROUND([.D727]/1000;0)" office:value-type="float" office:value="8586" calcext:value-type="float">
            <text:p>8586</text:p>
          </table:table-cell>
          <table:table-cell table:formula="of:=[.D727]/([.$I$1]+1)" office:value-type="float" office:value="536640.625" calcext:value-type="float">
            <text:p>536640.625</text:p>
          </table:table-cell>
          <table:table-cell table:formula="of:=ROUND([.F727]/1000;2)" office:value-type="float" office:value="536.64" calcext:value-type="float">
            <text:p>536.64</text:p>
          </table:table-cell>
          <table:table-cell table:number-columns-repeated="11"/>
        </table:table-row>
        <table:table-row table:style-name="ro1">
          <table:table-cell table:formula="of:=1+[.A727]" office:value-type="float" office:value="726" calcext:value-type="float">
            <text:p>726</text:p>
          </table:table-cell>
          <table:table-cell table:formula="of:=[.$I$3]+([.A728]*[.$I$2])" office:value-type="float" office:value="34350000" calcext:value-type="float">
            <text:p>34350000</text:p>
          </table:table-cell>
          <table:table-cell table:formula="of:=ROUND([.B728]/1000;0)" office:value-type="float" office:value="34350" calcext:value-type="float">
            <text:p>34350</text:p>
          </table:table-cell>
          <table:table-cell table:formula="of:=[.B728]/[.$I$4]" office:value-type="float" office:value="8587500" calcext:value-type="float">
            <text:p>8587500</text:p>
          </table:table-cell>
          <table:table-cell table:formula="of:=ROUND([.D728]/1000;0)" office:value-type="float" office:value="8588" calcext:value-type="float">
            <text:p>8588</text:p>
          </table:table-cell>
          <table:table-cell table:formula="of:=[.D728]/([.$I$1]+1)" office:value-type="float" office:value="536718.75" calcext:value-type="float">
            <text:p>536718.75</text:p>
          </table:table-cell>
          <table:table-cell table:formula="of:=ROUND([.F728]/1000;2)" office:value-type="float" office:value="536.72" calcext:value-type="float">
            <text:p>536.72</text:p>
          </table:table-cell>
          <table:table-cell table:number-columns-repeated="11"/>
        </table:table-row>
        <table:table-row table:style-name="ro1">
          <table:table-cell table:formula="of:=1+[.A728]" office:value-type="float" office:value="727" calcext:value-type="float">
            <text:p>727</text:p>
          </table:table-cell>
          <table:table-cell table:formula="of:=[.$I$3]+([.A729]*[.$I$2])" office:value-type="float" office:value="34355000" calcext:value-type="float">
            <text:p>34355000</text:p>
          </table:table-cell>
          <table:table-cell table:formula="of:=ROUND([.B729]/1000;0)" office:value-type="float" office:value="34355" calcext:value-type="float">
            <text:p>34355</text:p>
          </table:table-cell>
          <table:table-cell table:formula="of:=[.B729]/[.$I$4]" office:value-type="float" office:value="8588750" calcext:value-type="float">
            <text:p>8588750</text:p>
          </table:table-cell>
          <table:table-cell table:formula="of:=ROUND([.D729]/1000;0)" office:value-type="float" office:value="8589" calcext:value-type="float">
            <text:p>8589</text:p>
          </table:table-cell>
          <table:table-cell table:formula="of:=[.D729]/([.$I$1]+1)" office:value-type="float" office:value="536796.875" calcext:value-type="float">
            <text:p>536796.875</text:p>
          </table:table-cell>
          <table:table-cell table:formula="of:=ROUND([.F729]/1000;2)" office:value-type="float" office:value="536.8" calcext:value-type="float">
            <text:p>536.8</text:p>
          </table:table-cell>
          <table:table-cell table:number-columns-repeated="11"/>
        </table:table-row>
        <table:table-row table:style-name="ro1">
          <table:table-cell table:formula="of:=1+[.A729]" office:value-type="float" office:value="728" calcext:value-type="float">
            <text:p>728</text:p>
          </table:table-cell>
          <table:table-cell table:formula="of:=[.$I$3]+([.A730]*[.$I$2])" office:value-type="float" office:value="34360000" calcext:value-type="float">
            <text:p>34360000</text:p>
          </table:table-cell>
          <table:table-cell table:formula="of:=ROUND([.B730]/1000;0)" office:value-type="float" office:value="34360" calcext:value-type="float">
            <text:p>34360</text:p>
          </table:table-cell>
          <table:table-cell table:formula="of:=[.B730]/[.$I$4]" office:value-type="float" office:value="8590000" calcext:value-type="float">
            <text:p>8590000</text:p>
          </table:table-cell>
          <table:table-cell table:formula="of:=ROUND([.D730]/1000;0)" office:value-type="float" office:value="8590" calcext:value-type="float">
            <text:p>8590</text:p>
          </table:table-cell>
          <table:table-cell table:formula="of:=[.D730]/([.$I$1]+1)" office:value-type="float" office:value="536875" calcext:value-type="float">
            <text:p>536875</text:p>
          </table:table-cell>
          <table:table-cell table:formula="of:=ROUND([.F730]/1000;2)" office:value-type="float" office:value="536.88" calcext:value-type="float">
            <text:p>536.88</text:p>
          </table:table-cell>
          <table:table-cell table:number-columns-repeated="11"/>
        </table:table-row>
        <table:table-row table:style-name="ro1">
          <table:table-cell table:formula="of:=1+[.A730]" office:value-type="float" office:value="729" calcext:value-type="float">
            <text:p>729</text:p>
          </table:table-cell>
          <table:table-cell table:formula="of:=[.$I$3]+([.A731]*[.$I$2])" office:value-type="float" office:value="34365000" calcext:value-type="float">
            <text:p>34365000</text:p>
          </table:table-cell>
          <table:table-cell table:formula="of:=ROUND([.B731]/1000;0)" office:value-type="float" office:value="34365" calcext:value-type="float">
            <text:p>34365</text:p>
          </table:table-cell>
          <table:table-cell table:formula="of:=[.B731]/[.$I$4]" office:value-type="float" office:value="8591250" calcext:value-type="float">
            <text:p>8591250</text:p>
          </table:table-cell>
          <table:table-cell table:formula="of:=ROUND([.D731]/1000;0)" office:value-type="float" office:value="8591" calcext:value-type="float">
            <text:p>8591</text:p>
          </table:table-cell>
          <table:table-cell table:formula="of:=[.D731]/([.$I$1]+1)" office:value-type="float" office:value="536953.125" calcext:value-type="float">
            <text:p>536953.125</text:p>
          </table:table-cell>
          <table:table-cell table:formula="of:=ROUND([.F731]/1000;2)" office:value-type="float" office:value="536.95" calcext:value-type="float">
            <text:p>536.95</text:p>
          </table:table-cell>
          <table:table-cell table:number-columns-repeated="11"/>
        </table:table-row>
        <table:table-row table:style-name="ro1">
          <table:table-cell table:formula="of:=1+[.A731]" office:value-type="float" office:value="730" calcext:value-type="float">
            <text:p>730</text:p>
          </table:table-cell>
          <table:table-cell table:formula="of:=[.$I$3]+([.A732]*[.$I$2])" office:value-type="float" office:value="34370000" calcext:value-type="float">
            <text:p>34370000</text:p>
          </table:table-cell>
          <table:table-cell table:formula="of:=ROUND([.B732]/1000;0)" office:value-type="float" office:value="34370" calcext:value-type="float">
            <text:p>34370</text:p>
          </table:table-cell>
          <table:table-cell table:formula="of:=[.B732]/[.$I$4]" office:value-type="float" office:value="8592500" calcext:value-type="float">
            <text:p>8592500</text:p>
          </table:table-cell>
          <table:table-cell table:formula="of:=ROUND([.D732]/1000;0)" office:value-type="float" office:value="8593" calcext:value-type="float">
            <text:p>8593</text:p>
          </table:table-cell>
          <table:table-cell table:formula="of:=[.D732]/([.$I$1]+1)" office:value-type="float" office:value="537031.25" calcext:value-type="float">
            <text:p>537031.25</text:p>
          </table:table-cell>
          <table:table-cell table:formula="of:=ROUND([.F732]/1000;2)" office:value-type="float" office:value="537.03" calcext:value-type="float">
            <text:p>537.03</text:p>
          </table:table-cell>
          <table:table-cell table:number-columns-repeated="11"/>
        </table:table-row>
        <table:table-row table:style-name="ro1">
          <table:table-cell table:formula="of:=1+[.A732]" office:value-type="float" office:value="731" calcext:value-type="float">
            <text:p>731</text:p>
          </table:table-cell>
          <table:table-cell table:formula="of:=[.$I$3]+([.A733]*[.$I$2])" office:value-type="float" office:value="34375000" calcext:value-type="float">
            <text:p>34375000</text:p>
          </table:table-cell>
          <table:table-cell table:formula="of:=ROUND([.B733]/1000;0)" office:value-type="float" office:value="34375" calcext:value-type="float">
            <text:p>34375</text:p>
          </table:table-cell>
          <table:table-cell table:formula="of:=[.B733]/[.$I$4]" office:value-type="float" office:value="8593750" calcext:value-type="float">
            <text:p>8593750</text:p>
          </table:table-cell>
          <table:table-cell table:formula="of:=ROUND([.D733]/1000;0)" office:value-type="float" office:value="8594" calcext:value-type="float">
            <text:p>8594</text:p>
          </table:table-cell>
          <table:table-cell table:formula="of:=[.D733]/([.$I$1]+1)" office:value-type="float" office:value="537109.375" calcext:value-type="float">
            <text:p>537109.375</text:p>
          </table:table-cell>
          <table:table-cell table:formula="of:=ROUND([.F733]/1000;2)" office:value-type="float" office:value="537.11" calcext:value-type="float">
            <text:p>537.11</text:p>
          </table:table-cell>
          <table:table-cell table:number-columns-repeated="11"/>
        </table:table-row>
        <table:table-row table:style-name="ro1">
          <table:table-cell table:formula="of:=1+[.A733]" office:value-type="float" office:value="732" calcext:value-type="float">
            <text:p>732</text:p>
          </table:table-cell>
          <table:table-cell table:formula="of:=[.$I$3]+([.A734]*[.$I$2])" office:value-type="float" office:value="34380000" calcext:value-type="float">
            <text:p>34380000</text:p>
          </table:table-cell>
          <table:table-cell table:formula="of:=ROUND([.B734]/1000;0)" office:value-type="float" office:value="34380" calcext:value-type="float">
            <text:p>34380</text:p>
          </table:table-cell>
          <table:table-cell table:formula="of:=[.B734]/[.$I$4]" office:value-type="float" office:value="8595000" calcext:value-type="float">
            <text:p>8595000</text:p>
          </table:table-cell>
          <table:table-cell table:formula="of:=ROUND([.D734]/1000;0)" office:value-type="float" office:value="8595" calcext:value-type="float">
            <text:p>8595</text:p>
          </table:table-cell>
          <table:table-cell table:formula="of:=[.D734]/([.$I$1]+1)" office:value-type="float" office:value="537187.5" calcext:value-type="float">
            <text:p>537187.5</text:p>
          </table:table-cell>
          <table:table-cell table:formula="of:=ROUND([.F734]/1000;2)" office:value-type="float" office:value="537.19" calcext:value-type="float">
            <text:p>537.19</text:p>
          </table:table-cell>
          <table:table-cell table:number-columns-repeated="11"/>
        </table:table-row>
        <table:table-row table:style-name="ro1">
          <table:table-cell table:formula="of:=1+[.A734]" office:value-type="float" office:value="733" calcext:value-type="float">
            <text:p>733</text:p>
          </table:table-cell>
          <table:table-cell table:formula="of:=[.$I$3]+([.A735]*[.$I$2])" office:value-type="float" office:value="34385000" calcext:value-type="float">
            <text:p>34385000</text:p>
          </table:table-cell>
          <table:table-cell table:formula="of:=ROUND([.B735]/1000;0)" office:value-type="float" office:value="34385" calcext:value-type="float">
            <text:p>34385</text:p>
          </table:table-cell>
          <table:table-cell table:formula="of:=[.B735]/[.$I$4]" office:value-type="float" office:value="8596250" calcext:value-type="float">
            <text:p>8596250</text:p>
          </table:table-cell>
          <table:table-cell table:formula="of:=ROUND([.D735]/1000;0)" office:value-type="float" office:value="8596" calcext:value-type="float">
            <text:p>8596</text:p>
          </table:table-cell>
          <table:table-cell table:formula="of:=[.D735]/([.$I$1]+1)" office:value-type="float" office:value="537265.625" calcext:value-type="float">
            <text:p>537265.625</text:p>
          </table:table-cell>
          <table:table-cell table:formula="of:=ROUND([.F735]/1000;2)" office:value-type="float" office:value="537.27" calcext:value-type="float">
            <text:p>537.27</text:p>
          </table:table-cell>
          <table:table-cell table:number-columns-repeated="11"/>
        </table:table-row>
        <table:table-row table:style-name="ro1">
          <table:table-cell table:formula="of:=1+[.A735]" office:value-type="float" office:value="734" calcext:value-type="float">
            <text:p>734</text:p>
          </table:table-cell>
          <table:table-cell table:formula="of:=[.$I$3]+([.A736]*[.$I$2])" office:value-type="float" office:value="34390000" calcext:value-type="float">
            <text:p>34390000</text:p>
          </table:table-cell>
          <table:table-cell table:formula="of:=ROUND([.B736]/1000;0)" office:value-type="float" office:value="34390" calcext:value-type="float">
            <text:p>34390</text:p>
          </table:table-cell>
          <table:table-cell table:formula="of:=[.B736]/[.$I$4]" office:value-type="float" office:value="8597500" calcext:value-type="float">
            <text:p>8597500</text:p>
          </table:table-cell>
          <table:table-cell table:formula="of:=ROUND([.D736]/1000;0)" office:value-type="float" office:value="8598" calcext:value-type="float">
            <text:p>8598</text:p>
          </table:table-cell>
          <table:table-cell table:formula="of:=[.D736]/([.$I$1]+1)" office:value-type="float" office:value="537343.75" calcext:value-type="float">
            <text:p>537343.75</text:p>
          </table:table-cell>
          <table:table-cell table:formula="of:=ROUND([.F736]/1000;2)" office:value-type="float" office:value="537.34" calcext:value-type="float">
            <text:p>537.34</text:p>
          </table:table-cell>
          <table:table-cell table:number-columns-repeated="11"/>
        </table:table-row>
        <table:table-row table:style-name="ro1">
          <table:table-cell table:formula="of:=1+[.A736]" office:value-type="float" office:value="735" calcext:value-type="float">
            <text:p>735</text:p>
          </table:table-cell>
          <table:table-cell table:formula="of:=[.$I$3]+([.A737]*[.$I$2])" office:value-type="float" office:value="34395000" calcext:value-type="float">
            <text:p>34395000</text:p>
          </table:table-cell>
          <table:table-cell table:formula="of:=ROUND([.B737]/1000;0)" office:value-type="float" office:value="34395" calcext:value-type="float">
            <text:p>34395</text:p>
          </table:table-cell>
          <table:table-cell table:formula="of:=[.B737]/[.$I$4]" office:value-type="float" office:value="8598750" calcext:value-type="float">
            <text:p>8598750</text:p>
          </table:table-cell>
          <table:table-cell table:formula="of:=ROUND([.D737]/1000;0)" office:value-type="float" office:value="8599" calcext:value-type="float">
            <text:p>8599</text:p>
          </table:table-cell>
          <table:table-cell table:formula="of:=[.D737]/([.$I$1]+1)" office:value-type="float" office:value="537421.875" calcext:value-type="float">
            <text:p>537421.875</text:p>
          </table:table-cell>
          <table:table-cell table:formula="of:=ROUND([.F737]/1000;2)" office:value-type="float" office:value="537.42" calcext:value-type="float">
            <text:p>537.42</text:p>
          </table:table-cell>
          <table:table-cell table:number-columns-repeated="11"/>
        </table:table-row>
        <table:table-row table:style-name="ro1">
          <table:table-cell table:formula="of:=1+[.A737]" office:value-type="float" office:value="736" calcext:value-type="float">
            <text:p>736</text:p>
          </table:table-cell>
          <table:table-cell table:formula="of:=[.$I$3]+([.A738]*[.$I$2])" office:value-type="float" office:value="34400000" calcext:value-type="float">
            <text:p>34400000</text:p>
          </table:table-cell>
          <table:table-cell table:formula="of:=ROUND([.B738]/1000;0)" office:value-type="float" office:value="34400" calcext:value-type="float">
            <text:p>34400</text:p>
          </table:table-cell>
          <table:table-cell table:formula="of:=[.B738]/[.$I$4]" office:value-type="float" office:value="8600000" calcext:value-type="float">
            <text:p>8600000</text:p>
          </table:table-cell>
          <table:table-cell table:formula="of:=ROUND([.D738]/1000;0)" office:value-type="float" office:value="8600" calcext:value-type="float">
            <text:p>8600</text:p>
          </table:table-cell>
          <table:table-cell table:formula="of:=[.D738]/([.$I$1]+1)" office:value-type="float" office:value="537500" calcext:value-type="float">
            <text:p>537500</text:p>
          </table:table-cell>
          <table:table-cell table:formula="of:=ROUND([.F738]/1000;2)" office:value-type="float" office:value="537.5" calcext:value-type="float">
            <text:p>537.5</text:p>
          </table:table-cell>
          <table:table-cell table:number-columns-repeated="11"/>
        </table:table-row>
        <table:table-row table:style-name="ro1">
          <table:table-cell table:formula="of:=1+[.A738]" office:value-type="float" office:value="737" calcext:value-type="float">
            <text:p>737</text:p>
          </table:table-cell>
          <table:table-cell table:formula="of:=[.$I$3]+([.A739]*[.$I$2])" office:value-type="float" office:value="34405000" calcext:value-type="float">
            <text:p>34405000</text:p>
          </table:table-cell>
          <table:table-cell table:formula="of:=ROUND([.B739]/1000;0)" office:value-type="float" office:value="34405" calcext:value-type="float">
            <text:p>34405</text:p>
          </table:table-cell>
          <table:table-cell table:formula="of:=[.B739]/[.$I$4]" office:value-type="float" office:value="8601250" calcext:value-type="float">
            <text:p>8601250</text:p>
          </table:table-cell>
          <table:table-cell table:formula="of:=ROUND([.D739]/1000;0)" office:value-type="float" office:value="8601" calcext:value-type="float">
            <text:p>8601</text:p>
          </table:table-cell>
          <table:table-cell table:formula="of:=[.D739]/([.$I$1]+1)" office:value-type="float" office:value="537578.125" calcext:value-type="float">
            <text:p>537578.125</text:p>
          </table:table-cell>
          <table:table-cell table:formula="of:=ROUND([.F739]/1000;2)" office:value-type="float" office:value="537.58" calcext:value-type="float">
            <text:p>537.58</text:p>
          </table:table-cell>
          <table:table-cell table:number-columns-repeated="11"/>
        </table:table-row>
        <table:table-row table:style-name="ro1">
          <table:table-cell table:formula="of:=1+[.A739]" office:value-type="float" office:value="738" calcext:value-type="float">
            <text:p>738</text:p>
          </table:table-cell>
          <table:table-cell table:formula="of:=[.$I$3]+([.A740]*[.$I$2])" office:value-type="float" office:value="34410000" calcext:value-type="float">
            <text:p>34410000</text:p>
          </table:table-cell>
          <table:table-cell table:formula="of:=ROUND([.B740]/1000;0)" office:value-type="float" office:value="34410" calcext:value-type="float">
            <text:p>34410</text:p>
          </table:table-cell>
          <table:table-cell table:formula="of:=[.B740]/[.$I$4]" office:value-type="float" office:value="8602500" calcext:value-type="float">
            <text:p>8602500</text:p>
          </table:table-cell>
          <table:table-cell table:formula="of:=ROUND([.D740]/1000;0)" office:value-type="float" office:value="8603" calcext:value-type="float">
            <text:p>8603</text:p>
          </table:table-cell>
          <table:table-cell table:formula="of:=[.D740]/([.$I$1]+1)" office:value-type="float" office:value="537656.25" calcext:value-type="float">
            <text:p>537656.25</text:p>
          </table:table-cell>
          <table:table-cell table:formula="of:=ROUND([.F740]/1000;2)" office:value-type="float" office:value="537.66" calcext:value-type="float">
            <text:p>537.66</text:p>
          </table:table-cell>
          <table:table-cell table:number-columns-repeated="11"/>
        </table:table-row>
        <table:table-row table:style-name="ro1">
          <table:table-cell table:formula="of:=1+[.A740]" office:value-type="float" office:value="739" calcext:value-type="float">
            <text:p>739</text:p>
          </table:table-cell>
          <table:table-cell table:formula="of:=[.$I$3]+([.A741]*[.$I$2])" office:value-type="float" office:value="34415000" calcext:value-type="float">
            <text:p>34415000</text:p>
          </table:table-cell>
          <table:table-cell table:formula="of:=ROUND([.B741]/1000;0)" office:value-type="float" office:value="34415" calcext:value-type="float">
            <text:p>34415</text:p>
          </table:table-cell>
          <table:table-cell table:formula="of:=[.B741]/[.$I$4]" office:value-type="float" office:value="8603750" calcext:value-type="float">
            <text:p>8603750</text:p>
          </table:table-cell>
          <table:table-cell table:formula="of:=ROUND([.D741]/1000;0)" office:value-type="float" office:value="8604" calcext:value-type="float">
            <text:p>8604</text:p>
          </table:table-cell>
          <table:table-cell table:formula="of:=[.D741]/([.$I$1]+1)" office:value-type="float" office:value="537734.375" calcext:value-type="float">
            <text:p>537734.375</text:p>
          </table:table-cell>
          <table:table-cell table:formula="of:=ROUND([.F741]/1000;2)" office:value-type="float" office:value="537.73" calcext:value-type="float">
            <text:p>537.73</text:p>
          </table:table-cell>
          <table:table-cell table:number-columns-repeated="11"/>
        </table:table-row>
        <table:table-row table:style-name="ro1">
          <table:table-cell table:formula="of:=1+[.A741]" office:value-type="float" office:value="740" calcext:value-type="float">
            <text:p>740</text:p>
          </table:table-cell>
          <table:table-cell table:formula="of:=[.$I$3]+([.A742]*[.$I$2])" office:value-type="float" office:value="34420000" calcext:value-type="float">
            <text:p>34420000</text:p>
          </table:table-cell>
          <table:table-cell table:formula="of:=ROUND([.B742]/1000;0)" office:value-type="float" office:value="34420" calcext:value-type="float">
            <text:p>34420</text:p>
          </table:table-cell>
          <table:table-cell table:formula="of:=[.B742]/[.$I$4]" office:value-type="float" office:value="8605000" calcext:value-type="float">
            <text:p>8605000</text:p>
          </table:table-cell>
          <table:table-cell table:formula="of:=ROUND([.D742]/1000;0)" office:value-type="float" office:value="8605" calcext:value-type="float">
            <text:p>8605</text:p>
          </table:table-cell>
          <table:table-cell table:formula="of:=[.D742]/([.$I$1]+1)" office:value-type="float" office:value="537812.5" calcext:value-type="float">
            <text:p>537812.5</text:p>
          </table:table-cell>
          <table:table-cell table:formula="of:=ROUND([.F742]/1000;2)" office:value-type="float" office:value="537.81" calcext:value-type="float">
            <text:p>537.81</text:p>
          </table:table-cell>
          <table:table-cell table:number-columns-repeated="11"/>
        </table:table-row>
        <table:table-row table:style-name="ro1">
          <table:table-cell table:formula="of:=1+[.A742]" office:value-type="float" office:value="741" calcext:value-type="float">
            <text:p>741</text:p>
          </table:table-cell>
          <table:table-cell table:formula="of:=[.$I$3]+([.A743]*[.$I$2])" office:value-type="float" office:value="34425000" calcext:value-type="float">
            <text:p>34425000</text:p>
          </table:table-cell>
          <table:table-cell table:formula="of:=ROUND([.B743]/1000;0)" office:value-type="float" office:value="34425" calcext:value-type="float">
            <text:p>34425</text:p>
          </table:table-cell>
          <table:table-cell table:formula="of:=[.B743]/[.$I$4]" office:value-type="float" office:value="8606250" calcext:value-type="float">
            <text:p>8606250</text:p>
          </table:table-cell>
          <table:table-cell table:formula="of:=ROUND([.D743]/1000;0)" office:value-type="float" office:value="8606" calcext:value-type="float">
            <text:p>8606</text:p>
          </table:table-cell>
          <table:table-cell table:formula="of:=[.D743]/([.$I$1]+1)" office:value-type="float" office:value="537890.625" calcext:value-type="float">
            <text:p>537890.625</text:p>
          </table:table-cell>
          <table:table-cell table:formula="of:=ROUND([.F743]/1000;2)" office:value-type="float" office:value="537.89" calcext:value-type="float">
            <text:p>537.89</text:p>
          </table:table-cell>
          <table:table-cell table:number-columns-repeated="11"/>
        </table:table-row>
        <table:table-row table:style-name="ro1">
          <table:table-cell table:formula="of:=1+[.A743]" office:value-type="float" office:value="742" calcext:value-type="float">
            <text:p>742</text:p>
          </table:table-cell>
          <table:table-cell table:formula="of:=[.$I$3]+([.A744]*[.$I$2])" office:value-type="float" office:value="34430000" calcext:value-type="float">
            <text:p>34430000</text:p>
          </table:table-cell>
          <table:table-cell table:formula="of:=ROUND([.B744]/1000;0)" office:value-type="float" office:value="34430" calcext:value-type="float">
            <text:p>34430</text:p>
          </table:table-cell>
          <table:table-cell table:formula="of:=[.B744]/[.$I$4]" office:value-type="float" office:value="8607500" calcext:value-type="float">
            <text:p>8607500</text:p>
          </table:table-cell>
          <table:table-cell table:formula="of:=ROUND([.D744]/1000;0)" office:value-type="float" office:value="8608" calcext:value-type="float">
            <text:p>8608</text:p>
          </table:table-cell>
          <table:table-cell table:formula="of:=[.D744]/([.$I$1]+1)" office:value-type="float" office:value="537968.75" calcext:value-type="float">
            <text:p>537968.75</text:p>
          </table:table-cell>
          <table:table-cell table:formula="of:=ROUND([.F744]/1000;2)" office:value-type="float" office:value="537.97" calcext:value-type="float">
            <text:p>537.97</text:p>
          </table:table-cell>
          <table:table-cell table:number-columns-repeated="11"/>
        </table:table-row>
        <table:table-row table:style-name="ro1">
          <table:table-cell table:formula="of:=1+[.A744]" office:value-type="float" office:value="743" calcext:value-type="float">
            <text:p>743</text:p>
          </table:table-cell>
          <table:table-cell table:formula="of:=[.$I$3]+([.A745]*[.$I$2])" office:value-type="float" office:value="34435000" calcext:value-type="float">
            <text:p>34435000</text:p>
          </table:table-cell>
          <table:table-cell table:formula="of:=ROUND([.B745]/1000;0)" office:value-type="float" office:value="34435" calcext:value-type="float">
            <text:p>34435</text:p>
          </table:table-cell>
          <table:table-cell table:formula="of:=[.B745]/[.$I$4]" office:value-type="float" office:value="8608750" calcext:value-type="float">
            <text:p>8608750</text:p>
          </table:table-cell>
          <table:table-cell table:formula="of:=ROUND([.D745]/1000;0)" office:value-type="float" office:value="8609" calcext:value-type="float">
            <text:p>8609</text:p>
          </table:table-cell>
          <table:table-cell table:formula="of:=[.D745]/([.$I$1]+1)" office:value-type="float" office:value="538046.875" calcext:value-type="float">
            <text:p>538046.875</text:p>
          </table:table-cell>
          <table:table-cell table:formula="of:=ROUND([.F745]/1000;2)" office:value-type="float" office:value="538.05" calcext:value-type="float">
            <text:p>538.05</text:p>
          </table:table-cell>
          <table:table-cell table:number-columns-repeated="11"/>
        </table:table-row>
        <table:table-row table:style-name="ro1">
          <table:table-cell table:formula="of:=1+[.A745]" office:value-type="float" office:value="744" calcext:value-type="float">
            <text:p>744</text:p>
          </table:table-cell>
          <table:table-cell table:formula="of:=[.$I$3]+([.A746]*[.$I$2])" office:value-type="float" office:value="34440000" calcext:value-type="float">
            <text:p>34440000</text:p>
          </table:table-cell>
          <table:table-cell table:formula="of:=ROUND([.B746]/1000;0)" office:value-type="float" office:value="34440" calcext:value-type="float">
            <text:p>34440</text:p>
          </table:table-cell>
          <table:table-cell table:formula="of:=[.B746]/[.$I$4]" office:value-type="float" office:value="8610000" calcext:value-type="float">
            <text:p>8610000</text:p>
          </table:table-cell>
          <table:table-cell table:formula="of:=ROUND([.D746]/1000;0)" office:value-type="float" office:value="8610" calcext:value-type="float">
            <text:p>8610</text:p>
          </table:table-cell>
          <table:table-cell table:formula="of:=[.D746]/([.$I$1]+1)" office:value-type="float" office:value="538125" calcext:value-type="float">
            <text:p>538125</text:p>
          </table:table-cell>
          <table:table-cell table:formula="of:=ROUND([.F746]/1000;2)" office:value-type="float" office:value="538.13" calcext:value-type="float">
            <text:p>538.13</text:p>
          </table:table-cell>
          <table:table-cell table:number-columns-repeated="11"/>
        </table:table-row>
        <table:table-row table:style-name="ro1">
          <table:table-cell table:formula="of:=1+[.A746]" office:value-type="float" office:value="745" calcext:value-type="float">
            <text:p>745</text:p>
          </table:table-cell>
          <table:table-cell table:formula="of:=[.$I$3]+([.A747]*[.$I$2])" office:value-type="float" office:value="34445000" calcext:value-type="float">
            <text:p>34445000</text:p>
          </table:table-cell>
          <table:table-cell table:formula="of:=ROUND([.B747]/1000;0)" office:value-type="float" office:value="34445" calcext:value-type="float">
            <text:p>34445</text:p>
          </table:table-cell>
          <table:table-cell table:formula="of:=[.B747]/[.$I$4]" office:value-type="float" office:value="8611250" calcext:value-type="float">
            <text:p>8611250</text:p>
          </table:table-cell>
          <table:table-cell table:formula="of:=ROUND([.D747]/1000;0)" office:value-type="float" office:value="8611" calcext:value-type="float">
            <text:p>8611</text:p>
          </table:table-cell>
          <table:table-cell table:formula="of:=[.D747]/([.$I$1]+1)" office:value-type="float" office:value="538203.125" calcext:value-type="float">
            <text:p>538203.125</text:p>
          </table:table-cell>
          <table:table-cell table:formula="of:=ROUND([.F747]/1000;2)" office:value-type="float" office:value="538.2" calcext:value-type="float">
            <text:p>538.2</text:p>
          </table:table-cell>
          <table:table-cell table:number-columns-repeated="11"/>
        </table:table-row>
        <table:table-row table:style-name="ro1">
          <table:table-cell table:formula="of:=1+[.A747]" office:value-type="float" office:value="746" calcext:value-type="float">
            <text:p>746</text:p>
          </table:table-cell>
          <table:table-cell table:formula="of:=[.$I$3]+([.A748]*[.$I$2])" office:value-type="float" office:value="34450000" calcext:value-type="float">
            <text:p>34450000</text:p>
          </table:table-cell>
          <table:table-cell table:formula="of:=ROUND([.B748]/1000;0)" office:value-type="float" office:value="34450" calcext:value-type="float">
            <text:p>34450</text:p>
          </table:table-cell>
          <table:table-cell table:formula="of:=[.B748]/[.$I$4]" office:value-type="float" office:value="8612500" calcext:value-type="float">
            <text:p>8612500</text:p>
          </table:table-cell>
          <table:table-cell table:formula="of:=ROUND([.D748]/1000;0)" office:value-type="float" office:value="8613" calcext:value-type="float">
            <text:p>8613</text:p>
          </table:table-cell>
          <table:table-cell table:formula="of:=[.D748]/([.$I$1]+1)" office:value-type="float" office:value="538281.25" calcext:value-type="float">
            <text:p>538281.25</text:p>
          </table:table-cell>
          <table:table-cell table:formula="of:=ROUND([.F748]/1000;2)" office:value-type="float" office:value="538.28" calcext:value-type="float">
            <text:p>538.28</text:p>
          </table:table-cell>
          <table:table-cell table:number-columns-repeated="11"/>
        </table:table-row>
        <table:table-row table:style-name="ro1">
          <table:table-cell table:formula="of:=1+[.A748]" office:value-type="float" office:value="747" calcext:value-type="float">
            <text:p>747</text:p>
          </table:table-cell>
          <table:table-cell table:formula="of:=[.$I$3]+([.A749]*[.$I$2])" office:value-type="float" office:value="34455000" calcext:value-type="float">
            <text:p>34455000</text:p>
          </table:table-cell>
          <table:table-cell table:formula="of:=ROUND([.B749]/1000;0)" office:value-type="float" office:value="34455" calcext:value-type="float">
            <text:p>34455</text:p>
          </table:table-cell>
          <table:table-cell table:formula="of:=[.B749]/[.$I$4]" office:value-type="float" office:value="8613750" calcext:value-type="float">
            <text:p>8613750</text:p>
          </table:table-cell>
          <table:table-cell table:formula="of:=ROUND([.D749]/1000;0)" office:value-type="float" office:value="8614" calcext:value-type="float">
            <text:p>8614</text:p>
          </table:table-cell>
          <table:table-cell table:formula="of:=[.D749]/([.$I$1]+1)" office:value-type="float" office:value="538359.375" calcext:value-type="float">
            <text:p>538359.375</text:p>
          </table:table-cell>
          <table:table-cell table:formula="of:=ROUND([.F749]/1000;2)" office:value-type="float" office:value="538.36" calcext:value-type="float">
            <text:p>538.36</text:p>
          </table:table-cell>
          <table:table-cell table:number-columns-repeated="11"/>
        </table:table-row>
        <table:table-row table:style-name="ro1">
          <table:table-cell table:formula="of:=1+[.A749]" office:value-type="float" office:value="748" calcext:value-type="float">
            <text:p>748</text:p>
          </table:table-cell>
          <table:table-cell table:formula="of:=[.$I$3]+([.A750]*[.$I$2])" office:value-type="float" office:value="34460000" calcext:value-type="float">
            <text:p>34460000</text:p>
          </table:table-cell>
          <table:table-cell table:formula="of:=ROUND([.B750]/1000;0)" office:value-type="float" office:value="34460" calcext:value-type="float">
            <text:p>34460</text:p>
          </table:table-cell>
          <table:table-cell table:formula="of:=[.B750]/[.$I$4]" office:value-type="float" office:value="8615000" calcext:value-type="float">
            <text:p>8615000</text:p>
          </table:table-cell>
          <table:table-cell table:formula="of:=ROUND([.D750]/1000;0)" office:value-type="float" office:value="8615" calcext:value-type="float">
            <text:p>8615</text:p>
          </table:table-cell>
          <table:table-cell table:formula="of:=[.D750]/([.$I$1]+1)" office:value-type="float" office:value="538437.5" calcext:value-type="float">
            <text:p>538437.5</text:p>
          </table:table-cell>
          <table:table-cell table:formula="of:=ROUND([.F750]/1000;2)" office:value-type="float" office:value="538.44" calcext:value-type="float">
            <text:p>538.44</text:p>
          </table:table-cell>
          <table:table-cell table:number-columns-repeated="11"/>
        </table:table-row>
        <table:table-row table:style-name="ro1">
          <table:table-cell table:formula="of:=1+[.A750]" office:value-type="float" office:value="749" calcext:value-type="float">
            <text:p>749</text:p>
          </table:table-cell>
          <table:table-cell table:formula="of:=[.$I$3]+([.A751]*[.$I$2])" office:value-type="float" office:value="34465000" calcext:value-type="float">
            <text:p>34465000</text:p>
          </table:table-cell>
          <table:table-cell table:formula="of:=ROUND([.B751]/1000;0)" office:value-type="float" office:value="34465" calcext:value-type="float">
            <text:p>34465</text:p>
          </table:table-cell>
          <table:table-cell table:formula="of:=[.B751]/[.$I$4]" office:value-type="float" office:value="8616250" calcext:value-type="float">
            <text:p>8616250</text:p>
          </table:table-cell>
          <table:table-cell table:formula="of:=ROUND([.D751]/1000;0)" office:value-type="float" office:value="8616" calcext:value-type="float">
            <text:p>8616</text:p>
          </table:table-cell>
          <table:table-cell table:formula="of:=[.D751]/([.$I$1]+1)" office:value-type="float" office:value="538515.625" calcext:value-type="float">
            <text:p>538515.625</text:p>
          </table:table-cell>
          <table:table-cell table:formula="of:=ROUND([.F751]/1000;2)" office:value-type="float" office:value="538.52" calcext:value-type="float">
            <text:p>538.52</text:p>
          </table:table-cell>
          <table:table-cell table:number-columns-repeated="11"/>
        </table:table-row>
        <table:table-row table:style-name="ro1">
          <table:table-cell table:formula="of:=1+[.A751]" office:value-type="float" office:value="750" calcext:value-type="float">
            <text:p>750</text:p>
          </table:table-cell>
          <table:table-cell table:formula="of:=[.$I$3]+([.A752]*[.$I$2])" office:value-type="float" office:value="34470000" calcext:value-type="float">
            <text:p>34470000</text:p>
          </table:table-cell>
          <table:table-cell table:formula="of:=ROUND([.B752]/1000;0)" office:value-type="float" office:value="34470" calcext:value-type="float">
            <text:p>34470</text:p>
          </table:table-cell>
          <table:table-cell table:formula="of:=[.B752]/[.$I$4]" office:value-type="float" office:value="8617500" calcext:value-type="float">
            <text:p>8617500</text:p>
          </table:table-cell>
          <table:table-cell table:formula="of:=ROUND([.D752]/1000;0)" office:value-type="float" office:value="8618" calcext:value-type="float">
            <text:p>8618</text:p>
          </table:table-cell>
          <table:table-cell table:formula="of:=[.D752]/([.$I$1]+1)" office:value-type="float" office:value="538593.75" calcext:value-type="float">
            <text:p>538593.75</text:p>
          </table:table-cell>
          <table:table-cell table:formula="of:=ROUND([.F752]/1000;2)" office:value-type="float" office:value="538.59" calcext:value-type="float">
            <text:p>538.59</text:p>
          </table:table-cell>
          <table:table-cell table:number-columns-repeated="11"/>
        </table:table-row>
        <table:table-row table:style-name="ro1">
          <table:table-cell table:formula="of:=1+[.A752]" office:value-type="float" office:value="751" calcext:value-type="float">
            <text:p>751</text:p>
          </table:table-cell>
          <table:table-cell table:formula="of:=[.$I$3]+([.A753]*[.$I$2])" office:value-type="float" office:value="34475000" calcext:value-type="float">
            <text:p>34475000</text:p>
          </table:table-cell>
          <table:table-cell table:formula="of:=ROUND([.B753]/1000;0)" office:value-type="float" office:value="34475" calcext:value-type="float">
            <text:p>34475</text:p>
          </table:table-cell>
          <table:table-cell table:formula="of:=[.B753]/[.$I$4]" office:value-type="float" office:value="8618750" calcext:value-type="float">
            <text:p>8618750</text:p>
          </table:table-cell>
          <table:table-cell table:formula="of:=ROUND([.D753]/1000;0)" office:value-type="float" office:value="8619" calcext:value-type="float">
            <text:p>8619</text:p>
          </table:table-cell>
          <table:table-cell table:formula="of:=[.D753]/([.$I$1]+1)" office:value-type="float" office:value="538671.875" calcext:value-type="float">
            <text:p>538671.875</text:p>
          </table:table-cell>
          <table:table-cell table:formula="of:=ROUND([.F753]/1000;2)" office:value-type="float" office:value="538.67" calcext:value-type="float">
            <text:p>538.67</text:p>
          </table:table-cell>
          <table:table-cell table:number-columns-repeated="11"/>
        </table:table-row>
        <table:table-row table:style-name="ro1">
          <table:table-cell table:formula="of:=1+[.A753]" office:value-type="float" office:value="752" calcext:value-type="float">
            <text:p>752</text:p>
          </table:table-cell>
          <table:table-cell table:formula="of:=[.$I$3]+([.A754]*[.$I$2])" office:value-type="float" office:value="34480000" calcext:value-type="float">
            <text:p>34480000</text:p>
          </table:table-cell>
          <table:table-cell table:formula="of:=ROUND([.B754]/1000;0)" office:value-type="float" office:value="34480" calcext:value-type="float">
            <text:p>34480</text:p>
          </table:table-cell>
          <table:table-cell table:formula="of:=[.B754]/[.$I$4]" office:value-type="float" office:value="8620000" calcext:value-type="float">
            <text:p>8620000</text:p>
          </table:table-cell>
          <table:table-cell table:formula="of:=ROUND([.D754]/1000;0)" office:value-type="float" office:value="8620" calcext:value-type="float">
            <text:p>8620</text:p>
          </table:table-cell>
          <table:table-cell table:formula="of:=[.D754]/([.$I$1]+1)" office:value-type="float" office:value="538750" calcext:value-type="float">
            <text:p>538750</text:p>
          </table:table-cell>
          <table:table-cell table:formula="of:=ROUND([.F754]/1000;2)" office:value-type="float" office:value="538.75" calcext:value-type="float">
            <text:p>538.75</text:p>
          </table:table-cell>
          <table:table-cell table:number-columns-repeated="11"/>
        </table:table-row>
        <table:table-row table:style-name="ro1">
          <table:table-cell table:formula="of:=1+[.A754]" office:value-type="float" office:value="753" calcext:value-type="float">
            <text:p>753</text:p>
          </table:table-cell>
          <table:table-cell table:formula="of:=[.$I$3]+([.A755]*[.$I$2])" office:value-type="float" office:value="34485000" calcext:value-type="float">
            <text:p>34485000</text:p>
          </table:table-cell>
          <table:table-cell table:formula="of:=ROUND([.B755]/1000;0)" office:value-type="float" office:value="34485" calcext:value-type="float">
            <text:p>34485</text:p>
          </table:table-cell>
          <table:table-cell table:formula="of:=[.B755]/[.$I$4]" office:value-type="float" office:value="8621250" calcext:value-type="float">
            <text:p>8621250</text:p>
          </table:table-cell>
          <table:table-cell table:formula="of:=ROUND([.D755]/1000;0)" office:value-type="float" office:value="8621" calcext:value-type="float">
            <text:p>8621</text:p>
          </table:table-cell>
          <table:table-cell table:formula="of:=[.D755]/([.$I$1]+1)" office:value-type="float" office:value="538828.125" calcext:value-type="float">
            <text:p>538828.125</text:p>
          </table:table-cell>
          <table:table-cell table:formula="of:=ROUND([.F755]/1000;2)" office:value-type="float" office:value="538.83" calcext:value-type="float">
            <text:p>538.83</text:p>
          </table:table-cell>
          <table:table-cell table:number-columns-repeated="11"/>
        </table:table-row>
        <table:table-row table:style-name="ro1">
          <table:table-cell table:formula="of:=1+[.A755]" office:value-type="float" office:value="754" calcext:value-type="float">
            <text:p>754</text:p>
          </table:table-cell>
          <table:table-cell table:formula="of:=[.$I$3]+([.A756]*[.$I$2])" office:value-type="float" office:value="34490000" calcext:value-type="float">
            <text:p>34490000</text:p>
          </table:table-cell>
          <table:table-cell table:formula="of:=ROUND([.B756]/1000;0)" office:value-type="float" office:value="34490" calcext:value-type="float">
            <text:p>34490</text:p>
          </table:table-cell>
          <table:table-cell table:formula="of:=[.B756]/[.$I$4]" office:value-type="float" office:value="8622500" calcext:value-type="float">
            <text:p>8622500</text:p>
          </table:table-cell>
          <table:table-cell table:formula="of:=ROUND([.D756]/1000;0)" office:value-type="float" office:value="8623" calcext:value-type="float">
            <text:p>8623</text:p>
          </table:table-cell>
          <table:table-cell table:formula="of:=[.D756]/([.$I$1]+1)" office:value-type="float" office:value="538906.25" calcext:value-type="float">
            <text:p>538906.25</text:p>
          </table:table-cell>
          <table:table-cell table:formula="of:=ROUND([.F756]/1000;2)" office:value-type="float" office:value="538.91" calcext:value-type="float">
            <text:p>538.91</text:p>
          </table:table-cell>
          <table:table-cell table:number-columns-repeated="11"/>
        </table:table-row>
        <table:table-row table:style-name="ro1">
          <table:table-cell table:formula="of:=1+[.A756]" office:value-type="float" office:value="755" calcext:value-type="float">
            <text:p>755</text:p>
          </table:table-cell>
          <table:table-cell table:formula="of:=[.$I$3]+([.A757]*[.$I$2])" office:value-type="float" office:value="34495000" calcext:value-type="float">
            <text:p>34495000</text:p>
          </table:table-cell>
          <table:table-cell table:formula="of:=ROUND([.B757]/1000;0)" office:value-type="float" office:value="34495" calcext:value-type="float">
            <text:p>34495</text:p>
          </table:table-cell>
          <table:table-cell table:formula="of:=[.B757]/[.$I$4]" office:value-type="float" office:value="8623750" calcext:value-type="float">
            <text:p>8623750</text:p>
          </table:table-cell>
          <table:table-cell table:formula="of:=ROUND([.D757]/1000;0)" office:value-type="float" office:value="8624" calcext:value-type="float">
            <text:p>8624</text:p>
          </table:table-cell>
          <table:table-cell table:formula="of:=[.D757]/([.$I$1]+1)" office:value-type="float" office:value="538984.375" calcext:value-type="float">
            <text:p>538984.375</text:p>
          </table:table-cell>
          <table:table-cell table:formula="of:=ROUND([.F757]/1000;2)" office:value-type="float" office:value="538.98" calcext:value-type="float">
            <text:p>538.98</text:p>
          </table:table-cell>
          <table:table-cell table:number-columns-repeated="11"/>
        </table:table-row>
        <table:table-row table:style-name="ro1">
          <table:table-cell table:formula="of:=1+[.A757]" office:value-type="float" office:value="756" calcext:value-type="float">
            <text:p>756</text:p>
          </table:table-cell>
          <table:table-cell table:formula="of:=[.$I$3]+([.A758]*[.$I$2])" office:value-type="float" office:value="34500000" calcext:value-type="float">
            <text:p>34500000</text:p>
          </table:table-cell>
          <table:table-cell table:formula="of:=ROUND([.B758]/1000;0)" office:value-type="float" office:value="34500" calcext:value-type="float">
            <text:p>34500</text:p>
          </table:table-cell>
          <table:table-cell table:formula="of:=[.B758]/[.$I$4]" office:value-type="float" office:value="8625000" calcext:value-type="float">
            <text:p>8625000</text:p>
          </table:table-cell>
          <table:table-cell table:formula="of:=ROUND([.D758]/1000;0)" office:value-type="float" office:value="8625" calcext:value-type="float">
            <text:p>8625</text:p>
          </table:table-cell>
          <table:table-cell table:formula="of:=[.D758]/([.$I$1]+1)" office:value-type="float" office:value="539062.5" calcext:value-type="float">
            <text:p>539062.5</text:p>
          </table:table-cell>
          <table:table-cell table:formula="of:=ROUND([.F758]/1000;2)" office:value-type="float" office:value="539.06" calcext:value-type="float">
            <text:p>539.06</text:p>
          </table:table-cell>
          <table:table-cell table:number-columns-repeated="11"/>
        </table:table-row>
        <table:table-row table:style-name="ro1">
          <table:table-cell table:formula="of:=1+[.A758]" office:value-type="float" office:value="757" calcext:value-type="float">
            <text:p>757</text:p>
          </table:table-cell>
          <table:table-cell table:formula="of:=[.$I$3]+([.A759]*[.$I$2])" office:value-type="float" office:value="34505000" calcext:value-type="float">
            <text:p>34505000</text:p>
          </table:table-cell>
          <table:table-cell table:formula="of:=ROUND([.B759]/1000;0)" office:value-type="float" office:value="34505" calcext:value-type="float">
            <text:p>34505</text:p>
          </table:table-cell>
          <table:table-cell table:formula="of:=[.B759]/[.$I$4]" office:value-type="float" office:value="8626250" calcext:value-type="float">
            <text:p>8626250</text:p>
          </table:table-cell>
          <table:table-cell table:formula="of:=ROUND([.D759]/1000;0)" office:value-type="float" office:value="8626" calcext:value-type="float">
            <text:p>8626</text:p>
          </table:table-cell>
          <table:table-cell table:formula="of:=[.D759]/([.$I$1]+1)" office:value-type="float" office:value="539140.625" calcext:value-type="float">
            <text:p>539140.625</text:p>
          </table:table-cell>
          <table:table-cell table:formula="of:=ROUND([.F759]/1000;2)" office:value-type="float" office:value="539.14" calcext:value-type="float">
            <text:p>539.14</text:p>
          </table:table-cell>
          <table:table-cell table:number-columns-repeated="11"/>
        </table:table-row>
        <table:table-row table:style-name="ro1">
          <table:table-cell table:formula="of:=1+[.A759]" office:value-type="float" office:value="758" calcext:value-type="float">
            <text:p>758</text:p>
          </table:table-cell>
          <table:table-cell table:formula="of:=[.$I$3]+([.A760]*[.$I$2])" office:value-type="float" office:value="34510000" calcext:value-type="float">
            <text:p>34510000</text:p>
          </table:table-cell>
          <table:table-cell table:formula="of:=ROUND([.B760]/1000;0)" office:value-type="float" office:value="34510" calcext:value-type="float">
            <text:p>34510</text:p>
          </table:table-cell>
          <table:table-cell table:formula="of:=[.B760]/[.$I$4]" office:value-type="float" office:value="8627500" calcext:value-type="float">
            <text:p>8627500</text:p>
          </table:table-cell>
          <table:table-cell table:formula="of:=ROUND([.D760]/1000;0)" office:value-type="float" office:value="8628" calcext:value-type="float">
            <text:p>8628</text:p>
          </table:table-cell>
          <table:table-cell table:formula="of:=[.D760]/([.$I$1]+1)" office:value-type="float" office:value="539218.75" calcext:value-type="float">
            <text:p>539218.75</text:p>
          </table:table-cell>
          <table:table-cell table:formula="of:=ROUND([.F760]/1000;2)" office:value-type="float" office:value="539.22" calcext:value-type="float">
            <text:p>539.22</text:p>
          </table:table-cell>
          <table:table-cell table:number-columns-repeated="11"/>
        </table:table-row>
        <table:table-row table:style-name="ro1">
          <table:table-cell table:formula="of:=1+[.A760]" office:value-type="float" office:value="759" calcext:value-type="float">
            <text:p>759</text:p>
          </table:table-cell>
          <table:table-cell table:formula="of:=[.$I$3]+([.A761]*[.$I$2])" office:value-type="float" office:value="34515000" calcext:value-type="float">
            <text:p>34515000</text:p>
          </table:table-cell>
          <table:table-cell table:formula="of:=ROUND([.B761]/1000;0)" office:value-type="float" office:value="34515" calcext:value-type="float">
            <text:p>34515</text:p>
          </table:table-cell>
          <table:table-cell table:formula="of:=[.B761]/[.$I$4]" office:value-type="float" office:value="8628750" calcext:value-type="float">
            <text:p>8628750</text:p>
          </table:table-cell>
          <table:table-cell table:formula="of:=ROUND([.D761]/1000;0)" office:value-type="float" office:value="8629" calcext:value-type="float">
            <text:p>8629</text:p>
          </table:table-cell>
          <table:table-cell table:formula="of:=[.D761]/([.$I$1]+1)" office:value-type="float" office:value="539296.875" calcext:value-type="float">
            <text:p>539296.875</text:p>
          </table:table-cell>
          <table:table-cell table:formula="of:=ROUND([.F761]/1000;2)" office:value-type="float" office:value="539.3" calcext:value-type="float">
            <text:p>539.3</text:p>
          </table:table-cell>
          <table:table-cell table:number-columns-repeated="11"/>
        </table:table-row>
        <table:table-row table:style-name="ro1">
          <table:table-cell table:formula="of:=1+[.A761]" office:value-type="float" office:value="760" calcext:value-type="float">
            <text:p>760</text:p>
          </table:table-cell>
          <table:table-cell table:formula="of:=[.$I$3]+([.A762]*[.$I$2])" office:value-type="float" office:value="34520000" calcext:value-type="float">
            <text:p>34520000</text:p>
          </table:table-cell>
          <table:table-cell table:formula="of:=ROUND([.B762]/1000;0)" office:value-type="float" office:value="34520" calcext:value-type="float">
            <text:p>34520</text:p>
          </table:table-cell>
          <table:table-cell table:formula="of:=[.B762]/[.$I$4]" office:value-type="float" office:value="8630000" calcext:value-type="float">
            <text:p>8630000</text:p>
          </table:table-cell>
          <table:table-cell table:formula="of:=ROUND([.D762]/1000;0)" office:value-type="float" office:value="8630" calcext:value-type="float">
            <text:p>8630</text:p>
          </table:table-cell>
          <table:table-cell table:formula="of:=[.D762]/([.$I$1]+1)" office:value-type="float" office:value="539375" calcext:value-type="float">
            <text:p>539375</text:p>
          </table:table-cell>
          <table:table-cell table:formula="of:=ROUND([.F762]/1000;2)" office:value-type="float" office:value="539.38" calcext:value-type="float">
            <text:p>539.38</text:p>
          </table:table-cell>
          <table:table-cell table:number-columns-repeated="11"/>
        </table:table-row>
        <table:table-row table:style-name="ro1">
          <table:table-cell table:formula="of:=1+[.A762]" office:value-type="float" office:value="761" calcext:value-type="float">
            <text:p>761</text:p>
          </table:table-cell>
          <table:table-cell table:formula="of:=[.$I$3]+([.A763]*[.$I$2])" office:value-type="float" office:value="34525000" calcext:value-type="float">
            <text:p>34525000</text:p>
          </table:table-cell>
          <table:table-cell table:formula="of:=ROUND([.B763]/1000;0)" office:value-type="float" office:value="34525" calcext:value-type="float">
            <text:p>34525</text:p>
          </table:table-cell>
          <table:table-cell table:formula="of:=[.B763]/[.$I$4]" office:value-type="float" office:value="8631250" calcext:value-type="float">
            <text:p>8631250</text:p>
          </table:table-cell>
          <table:table-cell table:formula="of:=ROUND([.D763]/1000;0)" office:value-type="float" office:value="8631" calcext:value-type="float">
            <text:p>8631</text:p>
          </table:table-cell>
          <table:table-cell table:formula="of:=[.D763]/([.$I$1]+1)" office:value-type="float" office:value="539453.125" calcext:value-type="float">
            <text:p>539453.125</text:p>
          </table:table-cell>
          <table:table-cell table:formula="of:=ROUND([.F763]/1000;2)" office:value-type="float" office:value="539.45" calcext:value-type="float">
            <text:p>539.45</text:p>
          </table:table-cell>
          <table:table-cell table:number-columns-repeated="11"/>
        </table:table-row>
        <table:table-row table:style-name="ro1">
          <table:table-cell table:formula="of:=1+[.A763]" office:value-type="float" office:value="762" calcext:value-type="float">
            <text:p>762</text:p>
          </table:table-cell>
          <table:table-cell table:formula="of:=[.$I$3]+([.A764]*[.$I$2])" office:value-type="float" office:value="34530000" calcext:value-type="float">
            <text:p>34530000</text:p>
          </table:table-cell>
          <table:table-cell table:formula="of:=ROUND([.B764]/1000;0)" office:value-type="float" office:value="34530" calcext:value-type="float">
            <text:p>34530</text:p>
          </table:table-cell>
          <table:table-cell table:formula="of:=[.B764]/[.$I$4]" office:value-type="float" office:value="8632500" calcext:value-type="float">
            <text:p>8632500</text:p>
          </table:table-cell>
          <table:table-cell table:formula="of:=ROUND([.D764]/1000;0)" office:value-type="float" office:value="8633" calcext:value-type="float">
            <text:p>8633</text:p>
          </table:table-cell>
          <table:table-cell table:formula="of:=[.D764]/([.$I$1]+1)" office:value-type="float" office:value="539531.25" calcext:value-type="float">
            <text:p>539531.25</text:p>
          </table:table-cell>
          <table:table-cell table:formula="of:=ROUND([.F764]/1000;2)" office:value-type="float" office:value="539.53" calcext:value-type="float">
            <text:p>539.53</text:p>
          </table:table-cell>
          <table:table-cell table:number-columns-repeated="11"/>
        </table:table-row>
        <table:table-row table:style-name="ro1">
          <table:table-cell table:formula="of:=1+[.A764]" office:value-type="float" office:value="763" calcext:value-type="float">
            <text:p>763</text:p>
          </table:table-cell>
          <table:table-cell table:formula="of:=[.$I$3]+([.A765]*[.$I$2])" office:value-type="float" office:value="34535000" calcext:value-type="float">
            <text:p>34535000</text:p>
          </table:table-cell>
          <table:table-cell table:formula="of:=ROUND([.B765]/1000;0)" office:value-type="float" office:value="34535" calcext:value-type="float">
            <text:p>34535</text:p>
          </table:table-cell>
          <table:table-cell table:formula="of:=[.B765]/[.$I$4]" office:value-type="float" office:value="8633750" calcext:value-type="float">
            <text:p>8633750</text:p>
          </table:table-cell>
          <table:table-cell table:formula="of:=ROUND([.D765]/1000;0)" office:value-type="float" office:value="8634" calcext:value-type="float">
            <text:p>8634</text:p>
          </table:table-cell>
          <table:table-cell table:formula="of:=[.D765]/([.$I$1]+1)" office:value-type="float" office:value="539609.375" calcext:value-type="float">
            <text:p>539609.375</text:p>
          </table:table-cell>
          <table:table-cell table:formula="of:=ROUND([.F765]/1000;2)" office:value-type="float" office:value="539.61" calcext:value-type="float">
            <text:p>539.61</text:p>
          </table:table-cell>
          <table:table-cell table:number-columns-repeated="11"/>
        </table:table-row>
        <table:table-row table:style-name="ro1">
          <table:table-cell table:formula="of:=1+[.A765]" office:value-type="float" office:value="764" calcext:value-type="float">
            <text:p>764</text:p>
          </table:table-cell>
          <table:table-cell table:formula="of:=[.$I$3]+([.A766]*[.$I$2])" office:value-type="float" office:value="34540000" calcext:value-type="float">
            <text:p>34540000</text:p>
          </table:table-cell>
          <table:table-cell table:formula="of:=ROUND([.B766]/1000;0)" office:value-type="float" office:value="34540" calcext:value-type="float">
            <text:p>34540</text:p>
          </table:table-cell>
          <table:table-cell table:formula="of:=[.B766]/[.$I$4]" office:value-type="float" office:value="8635000" calcext:value-type="float">
            <text:p>8635000</text:p>
          </table:table-cell>
          <table:table-cell table:formula="of:=ROUND([.D766]/1000;0)" office:value-type="float" office:value="8635" calcext:value-type="float">
            <text:p>8635</text:p>
          </table:table-cell>
          <table:table-cell table:formula="of:=[.D766]/([.$I$1]+1)" office:value-type="float" office:value="539687.5" calcext:value-type="float">
            <text:p>539687.5</text:p>
          </table:table-cell>
          <table:table-cell table:formula="of:=ROUND([.F766]/1000;2)" office:value-type="float" office:value="539.69" calcext:value-type="float">
            <text:p>539.69</text:p>
          </table:table-cell>
          <table:table-cell table:number-columns-repeated="11"/>
        </table:table-row>
        <table:table-row table:style-name="ro1">
          <table:table-cell table:formula="of:=1+[.A766]" office:value-type="float" office:value="765" calcext:value-type="float">
            <text:p>765</text:p>
          </table:table-cell>
          <table:table-cell table:formula="of:=[.$I$3]+([.A767]*[.$I$2])" office:value-type="float" office:value="34545000" calcext:value-type="float">
            <text:p>34545000</text:p>
          </table:table-cell>
          <table:table-cell table:formula="of:=ROUND([.B767]/1000;0)" office:value-type="float" office:value="34545" calcext:value-type="float">
            <text:p>34545</text:p>
          </table:table-cell>
          <table:table-cell table:formula="of:=[.B767]/[.$I$4]" office:value-type="float" office:value="8636250" calcext:value-type="float">
            <text:p>8636250</text:p>
          </table:table-cell>
          <table:table-cell table:formula="of:=ROUND([.D767]/1000;0)" office:value-type="float" office:value="8636" calcext:value-type="float">
            <text:p>8636</text:p>
          </table:table-cell>
          <table:table-cell table:formula="of:=[.D767]/([.$I$1]+1)" office:value-type="float" office:value="539765.625" calcext:value-type="float">
            <text:p>539765.625</text:p>
          </table:table-cell>
          <table:table-cell table:formula="of:=ROUND([.F767]/1000;2)" office:value-type="float" office:value="539.77" calcext:value-type="float">
            <text:p>539.77</text:p>
          </table:table-cell>
          <table:table-cell table:number-columns-repeated="11"/>
        </table:table-row>
        <table:table-row table:style-name="ro1">
          <table:table-cell table:formula="of:=1+[.A767]" office:value-type="float" office:value="766" calcext:value-type="float">
            <text:p>766</text:p>
          </table:table-cell>
          <table:table-cell table:formula="of:=[.$I$3]+([.A768]*[.$I$2])" office:value-type="float" office:value="34550000" calcext:value-type="float">
            <text:p>34550000</text:p>
          </table:table-cell>
          <table:table-cell table:formula="of:=ROUND([.B768]/1000;0)" office:value-type="float" office:value="34550" calcext:value-type="float">
            <text:p>34550</text:p>
          </table:table-cell>
          <table:table-cell table:formula="of:=[.B768]/[.$I$4]" office:value-type="float" office:value="8637500" calcext:value-type="float">
            <text:p>8637500</text:p>
          </table:table-cell>
          <table:table-cell table:formula="of:=ROUND([.D768]/1000;0)" office:value-type="float" office:value="8638" calcext:value-type="float">
            <text:p>8638</text:p>
          </table:table-cell>
          <table:table-cell table:formula="of:=[.D768]/([.$I$1]+1)" office:value-type="float" office:value="539843.75" calcext:value-type="float">
            <text:p>539843.75</text:p>
          </table:table-cell>
          <table:table-cell table:formula="of:=ROUND([.F768]/1000;2)" office:value-type="float" office:value="539.84" calcext:value-type="float">
            <text:p>539.84</text:p>
          </table:table-cell>
          <table:table-cell table:number-columns-repeated="11"/>
        </table:table-row>
        <table:table-row table:style-name="ro1">
          <table:table-cell table:formula="of:=1+[.A768]" office:value-type="float" office:value="767" calcext:value-type="float">
            <text:p>767</text:p>
          </table:table-cell>
          <table:table-cell table:formula="of:=[.$I$3]+([.A769]*[.$I$2])" office:value-type="float" office:value="34555000" calcext:value-type="float">
            <text:p>34555000</text:p>
          </table:table-cell>
          <table:table-cell table:formula="of:=ROUND([.B769]/1000;0)" office:value-type="float" office:value="34555" calcext:value-type="float">
            <text:p>34555</text:p>
          </table:table-cell>
          <table:table-cell table:formula="of:=[.B769]/[.$I$4]" office:value-type="float" office:value="8638750" calcext:value-type="float">
            <text:p>8638750</text:p>
          </table:table-cell>
          <table:table-cell table:formula="of:=ROUND([.D769]/1000;0)" office:value-type="float" office:value="8639" calcext:value-type="float">
            <text:p>8639</text:p>
          </table:table-cell>
          <table:table-cell table:formula="of:=[.D769]/([.$I$1]+1)" office:value-type="float" office:value="539921.875" calcext:value-type="float">
            <text:p>539921.875</text:p>
          </table:table-cell>
          <table:table-cell table:formula="of:=ROUND([.F769]/1000;2)" office:value-type="float" office:value="539.92" calcext:value-type="float">
            <text:p>539.92</text:p>
          </table:table-cell>
          <table:table-cell table:number-columns-repeated="11"/>
        </table:table-row>
        <table:table-row table:style-name="ro1">
          <table:table-cell table:formula="of:=1+[.A769]" office:value-type="float" office:value="768" calcext:value-type="float">
            <text:p>768</text:p>
          </table:table-cell>
          <table:table-cell table:formula="of:=[.$I$3]+([.A770]*[.$I$2])" office:value-type="float" office:value="34560000" calcext:value-type="float">
            <text:p>34560000</text:p>
          </table:table-cell>
          <table:table-cell table:formula="of:=ROUND([.B770]/1000;0)" office:value-type="float" office:value="34560" calcext:value-type="float">
            <text:p>34560</text:p>
          </table:table-cell>
          <table:table-cell table:formula="of:=[.B770]/[.$I$4]" office:value-type="float" office:value="8640000" calcext:value-type="float">
            <text:p>8640000</text:p>
          </table:table-cell>
          <table:table-cell table:formula="of:=ROUND([.D770]/1000;0)" office:value-type="float" office:value="8640" calcext:value-type="float">
            <text:p>8640</text:p>
          </table:table-cell>
          <table:table-cell table:formula="of:=[.D770]/([.$I$1]+1)" office:value-type="float" office:value="540000" calcext:value-type="float">
            <text:p>540000</text:p>
          </table:table-cell>
          <table:table-cell table:formula="of:=ROUND([.F770]/1000;2)" office:value-type="float" office:value="540" calcext:value-type="float">
            <text:p>540</text:p>
          </table:table-cell>
          <table:table-cell table:number-columns-repeated="11"/>
        </table:table-row>
        <table:table-row table:style-name="ro1">
          <table:table-cell table:formula="of:=1+[.A770]" office:value-type="float" office:value="769" calcext:value-type="float">
            <text:p>769</text:p>
          </table:table-cell>
          <table:table-cell table:formula="of:=[.$I$3]+([.A771]*[.$I$2])" office:value-type="float" office:value="34565000" calcext:value-type="float">
            <text:p>34565000</text:p>
          </table:table-cell>
          <table:table-cell table:formula="of:=ROUND([.B771]/1000;0)" office:value-type="float" office:value="34565" calcext:value-type="float">
            <text:p>34565</text:p>
          </table:table-cell>
          <table:table-cell table:formula="of:=[.B771]/[.$I$4]" office:value-type="float" office:value="8641250" calcext:value-type="float">
            <text:p>8641250</text:p>
          </table:table-cell>
          <table:table-cell table:formula="of:=ROUND([.D771]/1000;0)" office:value-type="float" office:value="8641" calcext:value-type="float">
            <text:p>8641</text:p>
          </table:table-cell>
          <table:table-cell table:formula="of:=[.D771]/([.$I$1]+1)" office:value-type="float" office:value="540078.125" calcext:value-type="float">
            <text:p>540078.125</text:p>
          </table:table-cell>
          <table:table-cell table:formula="of:=ROUND([.F771]/1000;2)" office:value-type="float" office:value="540.08" calcext:value-type="float">
            <text:p>540.08</text:p>
          </table:table-cell>
          <table:table-cell table:number-columns-repeated="11"/>
        </table:table-row>
        <table:table-row table:style-name="ro1">
          <table:table-cell table:formula="of:=1+[.A771]" office:value-type="float" office:value="770" calcext:value-type="float">
            <text:p>770</text:p>
          </table:table-cell>
          <table:table-cell table:formula="of:=[.$I$3]+([.A772]*[.$I$2])" office:value-type="float" office:value="34570000" calcext:value-type="float">
            <text:p>34570000</text:p>
          </table:table-cell>
          <table:table-cell table:formula="of:=ROUND([.B772]/1000;0)" office:value-type="float" office:value="34570" calcext:value-type="float">
            <text:p>34570</text:p>
          </table:table-cell>
          <table:table-cell table:formula="of:=[.B772]/[.$I$4]" office:value-type="float" office:value="8642500" calcext:value-type="float">
            <text:p>8642500</text:p>
          </table:table-cell>
          <table:table-cell table:formula="of:=ROUND([.D772]/1000;0)" office:value-type="float" office:value="8643" calcext:value-type="float">
            <text:p>8643</text:p>
          </table:table-cell>
          <table:table-cell table:formula="of:=[.D772]/([.$I$1]+1)" office:value-type="float" office:value="540156.25" calcext:value-type="float">
            <text:p>540156.25</text:p>
          </table:table-cell>
          <table:table-cell table:formula="of:=ROUND([.F772]/1000;2)" office:value-type="float" office:value="540.16" calcext:value-type="float">
            <text:p>540.16</text:p>
          </table:table-cell>
          <table:table-cell table:number-columns-repeated="11"/>
        </table:table-row>
        <table:table-row table:style-name="ro1">
          <table:table-cell table:formula="of:=1+[.A772]" office:value-type="float" office:value="771" calcext:value-type="float">
            <text:p>771</text:p>
          </table:table-cell>
          <table:table-cell table:formula="of:=[.$I$3]+([.A773]*[.$I$2])" office:value-type="float" office:value="34575000" calcext:value-type="float">
            <text:p>34575000</text:p>
          </table:table-cell>
          <table:table-cell table:formula="of:=ROUND([.B773]/1000;0)" office:value-type="float" office:value="34575" calcext:value-type="float">
            <text:p>34575</text:p>
          </table:table-cell>
          <table:table-cell table:formula="of:=[.B773]/[.$I$4]" office:value-type="float" office:value="8643750" calcext:value-type="float">
            <text:p>8643750</text:p>
          </table:table-cell>
          <table:table-cell table:formula="of:=ROUND([.D773]/1000;0)" office:value-type="float" office:value="8644" calcext:value-type="float">
            <text:p>8644</text:p>
          </table:table-cell>
          <table:table-cell table:formula="of:=[.D773]/([.$I$1]+1)" office:value-type="float" office:value="540234.375" calcext:value-type="float">
            <text:p>540234.375</text:p>
          </table:table-cell>
          <table:table-cell table:formula="of:=ROUND([.F773]/1000;2)" office:value-type="float" office:value="540.23" calcext:value-type="float">
            <text:p>540.23</text:p>
          </table:table-cell>
          <table:table-cell table:number-columns-repeated="11"/>
        </table:table-row>
        <table:table-row table:style-name="ro1">
          <table:table-cell table:formula="of:=1+[.A773]" office:value-type="float" office:value="772" calcext:value-type="float">
            <text:p>772</text:p>
          </table:table-cell>
          <table:table-cell table:formula="of:=[.$I$3]+([.A774]*[.$I$2])" office:value-type="float" office:value="34580000" calcext:value-type="float">
            <text:p>34580000</text:p>
          </table:table-cell>
          <table:table-cell table:formula="of:=ROUND([.B774]/1000;0)" office:value-type="float" office:value="34580" calcext:value-type="float">
            <text:p>34580</text:p>
          </table:table-cell>
          <table:table-cell table:formula="of:=[.B774]/[.$I$4]" office:value-type="float" office:value="8645000" calcext:value-type="float">
            <text:p>8645000</text:p>
          </table:table-cell>
          <table:table-cell table:formula="of:=ROUND([.D774]/1000;0)" office:value-type="float" office:value="8645" calcext:value-type="float">
            <text:p>8645</text:p>
          </table:table-cell>
          <table:table-cell table:formula="of:=[.D774]/([.$I$1]+1)" office:value-type="float" office:value="540312.5" calcext:value-type="float">
            <text:p>540312.5</text:p>
          </table:table-cell>
          <table:table-cell table:formula="of:=ROUND([.F774]/1000;2)" office:value-type="float" office:value="540.31" calcext:value-type="float">
            <text:p>540.31</text:p>
          </table:table-cell>
          <table:table-cell table:number-columns-repeated="11"/>
        </table:table-row>
        <table:table-row table:style-name="ro1">
          <table:table-cell table:formula="of:=1+[.A774]" office:value-type="float" office:value="773" calcext:value-type="float">
            <text:p>773</text:p>
          </table:table-cell>
          <table:table-cell table:formula="of:=[.$I$3]+([.A775]*[.$I$2])" office:value-type="float" office:value="34585000" calcext:value-type="float">
            <text:p>34585000</text:p>
          </table:table-cell>
          <table:table-cell table:formula="of:=ROUND([.B775]/1000;0)" office:value-type="float" office:value="34585" calcext:value-type="float">
            <text:p>34585</text:p>
          </table:table-cell>
          <table:table-cell table:formula="of:=[.B775]/[.$I$4]" office:value-type="float" office:value="8646250" calcext:value-type="float">
            <text:p>8646250</text:p>
          </table:table-cell>
          <table:table-cell table:formula="of:=ROUND([.D775]/1000;0)" office:value-type="float" office:value="8646" calcext:value-type="float">
            <text:p>8646</text:p>
          </table:table-cell>
          <table:table-cell table:formula="of:=[.D775]/([.$I$1]+1)" office:value-type="float" office:value="540390.625" calcext:value-type="float">
            <text:p>540390.625</text:p>
          </table:table-cell>
          <table:table-cell table:formula="of:=ROUND([.F775]/1000;2)" office:value-type="float" office:value="540.39" calcext:value-type="float">
            <text:p>540.39</text:p>
          </table:table-cell>
          <table:table-cell table:number-columns-repeated="11"/>
        </table:table-row>
        <table:table-row table:style-name="ro1">
          <table:table-cell table:formula="of:=1+[.A775]" office:value-type="float" office:value="774" calcext:value-type="float">
            <text:p>774</text:p>
          </table:table-cell>
          <table:table-cell table:formula="of:=[.$I$3]+([.A776]*[.$I$2])" office:value-type="float" office:value="34590000" calcext:value-type="float">
            <text:p>34590000</text:p>
          </table:table-cell>
          <table:table-cell table:formula="of:=ROUND([.B776]/1000;0)" office:value-type="float" office:value="34590" calcext:value-type="float">
            <text:p>34590</text:p>
          </table:table-cell>
          <table:table-cell table:formula="of:=[.B776]/[.$I$4]" office:value-type="float" office:value="8647500" calcext:value-type="float">
            <text:p>8647500</text:p>
          </table:table-cell>
          <table:table-cell table:formula="of:=ROUND([.D776]/1000;0)" office:value-type="float" office:value="8648" calcext:value-type="float">
            <text:p>8648</text:p>
          </table:table-cell>
          <table:table-cell table:formula="of:=[.D776]/([.$I$1]+1)" office:value-type="float" office:value="540468.75" calcext:value-type="float">
            <text:p>540468.75</text:p>
          </table:table-cell>
          <table:table-cell table:formula="of:=ROUND([.F776]/1000;2)" office:value-type="float" office:value="540.47" calcext:value-type="float">
            <text:p>540.47</text:p>
          </table:table-cell>
          <table:table-cell table:number-columns-repeated="11"/>
        </table:table-row>
        <table:table-row table:style-name="ro1">
          <table:table-cell table:formula="of:=1+[.A776]" office:value-type="float" office:value="775" calcext:value-type="float">
            <text:p>775</text:p>
          </table:table-cell>
          <table:table-cell table:formula="of:=[.$I$3]+([.A777]*[.$I$2])" office:value-type="float" office:value="34595000" calcext:value-type="float">
            <text:p>34595000</text:p>
          </table:table-cell>
          <table:table-cell table:formula="of:=ROUND([.B777]/1000;0)" office:value-type="float" office:value="34595" calcext:value-type="float">
            <text:p>34595</text:p>
          </table:table-cell>
          <table:table-cell table:formula="of:=[.B777]/[.$I$4]" office:value-type="float" office:value="8648750" calcext:value-type="float">
            <text:p>8648750</text:p>
          </table:table-cell>
          <table:table-cell table:formula="of:=ROUND([.D777]/1000;0)" office:value-type="float" office:value="8649" calcext:value-type="float">
            <text:p>8649</text:p>
          </table:table-cell>
          <table:table-cell table:formula="of:=[.D777]/([.$I$1]+1)" office:value-type="float" office:value="540546.875" calcext:value-type="float">
            <text:p>540546.875</text:p>
          </table:table-cell>
          <table:table-cell table:formula="of:=ROUND([.F777]/1000;2)" office:value-type="float" office:value="540.55" calcext:value-type="float">
            <text:p>540.55</text:p>
          </table:table-cell>
          <table:table-cell table:number-columns-repeated="11"/>
        </table:table-row>
        <table:table-row table:style-name="ro1">
          <table:table-cell table:formula="of:=1+[.A777]" office:value-type="float" office:value="776" calcext:value-type="float">
            <text:p>776</text:p>
          </table:table-cell>
          <table:table-cell table:formula="of:=[.$I$3]+([.A778]*[.$I$2])" office:value-type="float" office:value="34600000" calcext:value-type="float">
            <text:p>34600000</text:p>
          </table:table-cell>
          <table:table-cell table:formula="of:=ROUND([.B778]/1000;0)" office:value-type="float" office:value="34600" calcext:value-type="float">
            <text:p>34600</text:p>
          </table:table-cell>
          <table:table-cell table:formula="of:=[.B778]/[.$I$4]" office:value-type="float" office:value="8650000" calcext:value-type="float">
            <text:p>8650000</text:p>
          </table:table-cell>
          <table:table-cell table:formula="of:=ROUND([.D778]/1000;0)" office:value-type="float" office:value="8650" calcext:value-type="float">
            <text:p>8650</text:p>
          </table:table-cell>
          <table:table-cell table:formula="of:=[.D778]/([.$I$1]+1)" office:value-type="float" office:value="540625" calcext:value-type="float">
            <text:p>540625</text:p>
          </table:table-cell>
          <table:table-cell table:formula="of:=ROUND([.F778]/1000;2)" office:value-type="float" office:value="540.63" calcext:value-type="float">
            <text:p>540.63</text:p>
          </table:table-cell>
          <table:table-cell table:number-columns-repeated="11"/>
        </table:table-row>
        <table:table-row table:style-name="ro1">
          <table:table-cell table:formula="of:=1+[.A778]" office:value-type="float" office:value="777" calcext:value-type="float">
            <text:p>777</text:p>
          </table:table-cell>
          <table:table-cell table:formula="of:=[.$I$3]+([.A779]*[.$I$2])" office:value-type="float" office:value="34605000" calcext:value-type="float">
            <text:p>34605000</text:p>
          </table:table-cell>
          <table:table-cell table:formula="of:=ROUND([.B779]/1000;0)" office:value-type="float" office:value="34605" calcext:value-type="float">
            <text:p>34605</text:p>
          </table:table-cell>
          <table:table-cell table:formula="of:=[.B779]/[.$I$4]" office:value-type="float" office:value="8651250" calcext:value-type="float">
            <text:p>8651250</text:p>
          </table:table-cell>
          <table:table-cell table:formula="of:=ROUND([.D779]/1000;0)" office:value-type="float" office:value="8651" calcext:value-type="float">
            <text:p>8651</text:p>
          </table:table-cell>
          <table:table-cell table:formula="of:=[.D779]/([.$I$1]+1)" office:value-type="float" office:value="540703.125" calcext:value-type="float">
            <text:p>540703.125</text:p>
          </table:table-cell>
          <table:table-cell table:formula="of:=ROUND([.F779]/1000;2)" office:value-type="float" office:value="540.7" calcext:value-type="float">
            <text:p>540.7</text:p>
          </table:table-cell>
          <table:table-cell table:number-columns-repeated="11"/>
        </table:table-row>
        <table:table-row table:style-name="ro1">
          <table:table-cell table:formula="of:=1+[.A779]" office:value-type="float" office:value="778" calcext:value-type="float">
            <text:p>778</text:p>
          </table:table-cell>
          <table:table-cell table:formula="of:=[.$I$3]+([.A780]*[.$I$2])" office:value-type="float" office:value="34610000" calcext:value-type="float">
            <text:p>34610000</text:p>
          </table:table-cell>
          <table:table-cell table:formula="of:=ROUND([.B780]/1000;0)" office:value-type="float" office:value="34610" calcext:value-type="float">
            <text:p>34610</text:p>
          </table:table-cell>
          <table:table-cell table:formula="of:=[.B780]/[.$I$4]" office:value-type="float" office:value="8652500" calcext:value-type="float">
            <text:p>8652500</text:p>
          </table:table-cell>
          <table:table-cell table:formula="of:=ROUND([.D780]/1000;0)" office:value-type="float" office:value="8653" calcext:value-type="float">
            <text:p>8653</text:p>
          </table:table-cell>
          <table:table-cell table:formula="of:=[.D780]/([.$I$1]+1)" office:value-type="float" office:value="540781.25" calcext:value-type="float">
            <text:p>540781.25</text:p>
          </table:table-cell>
          <table:table-cell table:formula="of:=ROUND([.F780]/1000;2)" office:value-type="float" office:value="540.78" calcext:value-type="float">
            <text:p>540.78</text:p>
          </table:table-cell>
          <table:table-cell table:number-columns-repeated="11"/>
        </table:table-row>
        <table:table-row table:style-name="ro1">
          <table:table-cell table:formula="of:=1+[.A780]" office:value-type="float" office:value="779" calcext:value-type="float">
            <text:p>779</text:p>
          </table:table-cell>
          <table:table-cell table:formula="of:=[.$I$3]+([.A781]*[.$I$2])" office:value-type="float" office:value="34615000" calcext:value-type="float">
            <text:p>34615000</text:p>
          </table:table-cell>
          <table:table-cell table:formula="of:=ROUND([.B781]/1000;0)" office:value-type="float" office:value="34615" calcext:value-type="float">
            <text:p>34615</text:p>
          </table:table-cell>
          <table:table-cell table:formula="of:=[.B781]/[.$I$4]" office:value-type="float" office:value="8653750" calcext:value-type="float">
            <text:p>8653750</text:p>
          </table:table-cell>
          <table:table-cell table:formula="of:=ROUND([.D781]/1000;0)" office:value-type="float" office:value="8654" calcext:value-type="float">
            <text:p>8654</text:p>
          </table:table-cell>
          <table:table-cell table:formula="of:=[.D781]/([.$I$1]+1)" office:value-type="float" office:value="540859.375" calcext:value-type="float">
            <text:p>540859.375</text:p>
          </table:table-cell>
          <table:table-cell table:formula="of:=ROUND([.F781]/1000;2)" office:value-type="float" office:value="540.86" calcext:value-type="float">
            <text:p>540.86</text:p>
          </table:table-cell>
          <table:table-cell table:number-columns-repeated="11"/>
        </table:table-row>
        <table:table-row table:style-name="ro1">
          <table:table-cell table:formula="of:=1+[.A781]" office:value-type="float" office:value="780" calcext:value-type="float">
            <text:p>780</text:p>
          </table:table-cell>
          <table:table-cell table:formula="of:=[.$I$3]+([.A782]*[.$I$2])" office:value-type="float" office:value="34620000" calcext:value-type="float">
            <text:p>34620000</text:p>
          </table:table-cell>
          <table:table-cell table:formula="of:=ROUND([.B782]/1000;0)" office:value-type="float" office:value="34620" calcext:value-type="float">
            <text:p>34620</text:p>
          </table:table-cell>
          <table:table-cell table:formula="of:=[.B782]/[.$I$4]" office:value-type="float" office:value="8655000" calcext:value-type="float">
            <text:p>8655000</text:p>
          </table:table-cell>
          <table:table-cell table:formula="of:=ROUND([.D782]/1000;0)" office:value-type="float" office:value="8655" calcext:value-type="float">
            <text:p>8655</text:p>
          </table:table-cell>
          <table:table-cell table:formula="of:=[.D782]/([.$I$1]+1)" office:value-type="float" office:value="540937.5" calcext:value-type="float">
            <text:p>540937.5</text:p>
          </table:table-cell>
          <table:table-cell table:formula="of:=ROUND([.F782]/1000;2)" office:value-type="float" office:value="540.94" calcext:value-type="float">
            <text:p>540.94</text:p>
          </table:table-cell>
          <table:table-cell table:number-columns-repeated="11"/>
        </table:table-row>
        <table:table-row table:style-name="ro1">
          <table:table-cell table:formula="of:=1+[.A782]" office:value-type="float" office:value="781" calcext:value-type="float">
            <text:p>781</text:p>
          </table:table-cell>
          <table:table-cell table:formula="of:=[.$I$3]+([.A783]*[.$I$2])" office:value-type="float" office:value="34625000" calcext:value-type="float">
            <text:p>34625000</text:p>
          </table:table-cell>
          <table:table-cell table:formula="of:=ROUND([.B783]/1000;0)" office:value-type="float" office:value="34625" calcext:value-type="float">
            <text:p>34625</text:p>
          </table:table-cell>
          <table:table-cell table:formula="of:=[.B783]/[.$I$4]" office:value-type="float" office:value="8656250" calcext:value-type="float">
            <text:p>8656250</text:p>
          </table:table-cell>
          <table:table-cell table:formula="of:=ROUND([.D783]/1000;0)" office:value-type="float" office:value="8656" calcext:value-type="float">
            <text:p>8656</text:p>
          </table:table-cell>
          <table:table-cell table:formula="of:=[.D783]/([.$I$1]+1)" office:value-type="float" office:value="541015.625" calcext:value-type="float">
            <text:p>541015.625</text:p>
          </table:table-cell>
          <table:table-cell table:formula="of:=ROUND([.F783]/1000;2)" office:value-type="float" office:value="541.02" calcext:value-type="float">
            <text:p>541.02</text:p>
          </table:table-cell>
          <table:table-cell table:number-columns-repeated="11"/>
        </table:table-row>
        <table:table-row table:style-name="ro1">
          <table:table-cell table:formula="of:=1+[.A783]" office:value-type="float" office:value="782" calcext:value-type="float">
            <text:p>782</text:p>
          </table:table-cell>
          <table:table-cell table:formula="of:=[.$I$3]+([.A784]*[.$I$2])" office:value-type="float" office:value="34630000" calcext:value-type="float">
            <text:p>34630000</text:p>
          </table:table-cell>
          <table:table-cell table:formula="of:=ROUND([.B784]/1000;0)" office:value-type="float" office:value="34630" calcext:value-type="float">
            <text:p>34630</text:p>
          </table:table-cell>
          <table:table-cell table:formula="of:=[.B784]/[.$I$4]" office:value-type="float" office:value="8657500" calcext:value-type="float">
            <text:p>8657500</text:p>
          </table:table-cell>
          <table:table-cell table:formula="of:=ROUND([.D784]/1000;0)" office:value-type="float" office:value="8658" calcext:value-type="float">
            <text:p>8658</text:p>
          </table:table-cell>
          <table:table-cell table:formula="of:=[.D784]/([.$I$1]+1)" office:value-type="float" office:value="541093.75" calcext:value-type="float">
            <text:p>541093.75</text:p>
          </table:table-cell>
          <table:table-cell table:formula="of:=ROUND([.F784]/1000;2)" office:value-type="float" office:value="541.09" calcext:value-type="float">
            <text:p>541.09</text:p>
          </table:table-cell>
          <table:table-cell table:number-columns-repeated="11"/>
        </table:table-row>
        <table:table-row table:style-name="ro1">
          <table:table-cell table:formula="of:=1+[.A784]" office:value-type="float" office:value="783" calcext:value-type="float">
            <text:p>783</text:p>
          </table:table-cell>
          <table:table-cell table:formula="of:=[.$I$3]+([.A785]*[.$I$2])" office:value-type="float" office:value="34635000" calcext:value-type="float">
            <text:p>34635000</text:p>
          </table:table-cell>
          <table:table-cell table:formula="of:=ROUND([.B785]/1000;0)" office:value-type="float" office:value="34635" calcext:value-type="float">
            <text:p>34635</text:p>
          </table:table-cell>
          <table:table-cell table:formula="of:=[.B785]/[.$I$4]" office:value-type="float" office:value="8658750" calcext:value-type="float">
            <text:p>8658750</text:p>
          </table:table-cell>
          <table:table-cell table:formula="of:=ROUND([.D785]/1000;0)" office:value-type="float" office:value="8659" calcext:value-type="float">
            <text:p>8659</text:p>
          </table:table-cell>
          <table:table-cell table:formula="of:=[.D785]/([.$I$1]+1)" office:value-type="float" office:value="541171.875" calcext:value-type="float">
            <text:p>541171.875</text:p>
          </table:table-cell>
          <table:table-cell table:formula="of:=ROUND([.F785]/1000;2)" office:value-type="float" office:value="541.17" calcext:value-type="float">
            <text:p>541.17</text:p>
          </table:table-cell>
          <table:table-cell table:number-columns-repeated="11"/>
        </table:table-row>
        <table:table-row table:style-name="ro1">
          <table:table-cell table:formula="of:=1+[.A785]" office:value-type="float" office:value="784" calcext:value-type="float">
            <text:p>784</text:p>
          </table:table-cell>
          <table:table-cell table:formula="of:=[.$I$3]+([.A786]*[.$I$2])" office:value-type="float" office:value="34640000" calcext:value-type="float">
            <text:p>34640000</text:p>
          </table:table-cell>
          <table:table-cell table:formula="of:=ROUND([.B786]/1000;0)" office:value-type="float" office:value="34640" calcext:value-type="float">
            <text:p>34640</text:p>
          </table:table-cell>
          <table:table-cell table:formula="of:=[.B786]/[.$I$4]" office:value-type="float" office:value="8660000" calcext:value-type="float">
            <text:p>8660000</text:p>
          </table:table-cell>
          <table:table-cell table:formula="of:=ROUND([.D786]/1000;0)" office:value-type="float" office:value="8660" calcext:value-type="float">
            <text:p>8660</text:p>
          </table:table-cell>
          <table:table-cell table:formula="of:=[.D786]/([.$I$1]+1)" office:value-type="float" office:value="541250" calcext:value-type="float">
            <text:p>541250</text:p>
          </table:table-cell>
          <table:table-cell table:formula="of:=ROUND([.F786]/1000;2)" office:value-type="float" office:value="541.25" calcext:value-type="float">
            <text:p>541.25</text:p>
          </table:table-cell>
          <table:table-cell table:number-columns-repeated="11"/>
        </table:table-row>
        <table:table-row table:style-name="ro1">
          <table:table-cell table:formula="of:=1+[.A786]" office:value-type="float" office:value="785" calcext:value-type="float">
            <text:p>785</text:p>
          </table:table-cell>
          <table:table-cell table:formula="of:=[.$I$3]+([.A787]*[.$I$2])" office:value-type="float" office:value="34645000" calcext:value-type="float">
            <text:p>34645000</text:p>
          </table:table-cell>
          <table:table-cell table:formula="of:=ROUND([.B787]/1000;0)" office:value-type="float" office:value="34645" calcext:value-type="float">
            <text:p>34645</text:p>
          </table:table-cell>
          <table:table-cell table:formula="of:=[.B787]/[.$I$4]" office:value-type="float" office:value="8661250" calcext:value-type="float">
            <text:p>8661250</text:p>
          </table:table-cell>
          <table:table-cell table:formula="of:=ROUND([.D787]/1000;0)" office:value-type="float" office:value="8661" calcext:value-type="float">
            <text:p>8661</text:p>
          </table:table-cell>
          <table:table-cell table:formula="of:=[.D787]/([.$I$1]+1)" office:value-type="float" office:value="541328.125" calcext:value-type="float">
            <text:p>541328.125</text:p>
          </table:table-cell>
          <table:table-cell table:formula="of:=ROUND([.F787]/1000;2)" office:value-type="float" office:value="541.33" calcext:value-type="float">
            <text:p>541.33</text:p>
          </table:table-cell>
          <table:table-cell table:number-columns-repeated="11"/>
        </table:table-row>
        <table:table-row table:style-name="ro1">
          <table:table-cell table:formula="of:=1+[.A787]" office:value-type="float" office:value="786" calcext:value-type="float">
            <text:p>786</text:p>
          </table:table-cell>
          <table:table-cell table:formula="of:=[.$I$3]+([.A788]*[.$I$2])" office:value-type="float" office:value="34650000" calcext:value-type="float">
            <text:p>34650000</text:p>
          </table:table-cell>
          <table:table-cell table:formula="of:=ROUND([.B788]/1000;0)" office:value-type="float" office:value="34650" calcext:value-type="float">
            <text:p>34650</text:p>
          </table:table-cell>
          <table:table-cell table:formula="of:=[.B788]/[.$I$4]" office:value-type="float" office:value="8662500" calcext:value-type="float">
            <text:p>8662500</text:p>
          </table:table-cell>
          <table:table-cell table:formula="of:=ROUND([.D788]/1000;0)" office:value-type="float" office:value="8663" calcext:value-type="float">
            <text:p>8663</text:p>
          </table:table-cell>
          <table:table-cell table:formula="of:=[.D788]/([.$I$1]+1)" office:value-type="float" office:value="541406.25" calcext:value-type="float">
            <text:p>541406.25</text:p>
          </table:table-cell>
          <table:table-cell table:formula="of:=ROUND([.F788]/1000;2)" office:value-type="float" office:value="541.41" calcext:value-type="float">
            <text:p>541.41</text:p>
          </table:table-cell>
          <table:table-cell table:number-columns-repeated="11"/>
        </table:table-row>
        <table:table-row table:style-name="ro1">
          <table:table-cell table:formula="of:=1+[.A788]" office:value-type="float" office:value="787" calcext:value-type="float">
            <text:p>787</text:p>
          </table:table-cell>
          <table:table-cell table:formula="of:=[.$I$3]+([.A789]*[.$I$2])" office:value-type="float" office:value="34655000" calcext:value-type="float">
            <text:p>34655000</text:p>
          </table:table-cell>
          <table:table-cell table:formula="of:=ROUND([.B789]/1000;0)" office:value-type="float" office:value="34655" calcext:value-type="float">
            <text:p>34655</text:p>
          </table:table-cell>
          <table:table-cell table:formula="of:=[.B789]/[.$I$4]" office:value-type="float" office:value="8663750" calcext:value-type="float">
            <text:p>8663750</text:p>
          </table:table-cell>
          <table:table-cell table:formula="of:=ROUND([.D789]/1000;0)" office:value-type="float" office:value="8664" calcext:value-type="float">
            <text:p>8664</text:p>
          </table:table-cell>
          <table:table-cell table:formula="of:=[.D789]/([.$I$1]+1)" office:value-type="float" office:value="541484.375" calcext:value-type="float">
            <text:p>541484.375</text:p>
          </table:table-cell>
          <table:table-cell table:formula="of:=ROUND([.F789]/1000;2)" office:value-type="float" office:value="541.48" calcext:value-type="float">
            <text:p>541.48</text:p>
          </table:table-cell>
          <table:table-cell table:number-columns-repeated="11"/>
        </table:table-row>
        <table:table-row table:style-name="ro1">
          <table:table-cell table:formula="of:=1+[.A789]" office:value-type="float" office:value="788" calcext:value-type="float">
            <text:p>788</text:p>
          </table:table-cell>
          <table:table-cell table:formula="of:=[.$I$3]+([.A790]*[.$I$2])" office:value-type="float" office:value="34660000" calcext:value-type="float">
            <text:p>34660000</text:p>
          </table:table-cell>
          <table:table-cell table:formula="of:=ROUND([.B790]/1000;0)" office:value-type="float" office:value="34660" calcext:value-type="float">
            <text:p>34660</text:p>
          </table:table-cell>
          <table:table-cell table:formula="of:=[.B790]/[.$I$4]" office:value-type="float" office:value="8665000" calcext:value-type="float">
            <text:p>8665000</text:p>
          </table:table-cell>
          <table:table-cell table:formula="of:=ROUND([.D790]/1000;0)" office:value-type="float" office:value="8665" calcext:value-type="float">
            <text:p>8665</text:p>
          </table:table-cell>
          <table:table-cell table:formula="of:=[.D790]/([.$I$1]+1)" office:value-type="float" office:value="541562.5" calcext:value-type="float">
            <text:p>541562.5</text:p>
          </table:table-cell>
          <table:table-cell table:formula="of:=ROUND([.F790]/1000;2)" office:value-type="float" office:value="541.56" calcext:value-type="float">
            <text:p>541.56</text:p>
          </table:table-cell>
          <table:table-cell table:number-columns-repeated="11"/>
        </table:table-row>
        <table:table-row table:style-name="ro1">
          <table:table-cell table:formula="of:=1+[.A790]" office:value-type="float" office:value="789" calcext:value-type="float">
            <text:p>789</text:p>
          </table:table-cell>
          <table:table-cell table:formula="of:=[.$I$3]+([.A791]*[.$I$2])" office:value-type="float" office:value="34665000" calcext:value-type="float">
            <text:p>34665000</text:p>
          </table:table-cell>
          <table:table-cell table:formula="of:=ROUND([.B791]/1000;0)" office:value-type="float" office:value="34665" calcext:value-type="float">
            <text:p>34665</text:p>
          </table:table-cell>
          <table:table-cell table:formula="of:=[.B791]/[.$I$4]" office:value-type="float" office:value="8666250" calcext:value-type="float">
            <text:p>8666250</text:p>
          </table:table-cell>
          <table:table-cell table:formula="of:=ROUND([.D791]/1000;0)" office:value-type="float" office:value="8666" calcext:value-type="float">
            <text:p>8666</text:p>
          </table:table-cell>
          <table:table-cell table:formula="of:=[.D791]/([.$I$1]+1)" office:value-type="float" office:value="541640.625" calcext:value-type="float">
            <text:p>541640.625</text:p>
          </table:table-cell>
          <table:table-cell table:formula="of:=ROUND([.F791]/1000;2)" office:value-type="float" office:value="541.64" calcext:value-type="float">
            <text:p>541.64</text:p>
          </table:table-cell>
          <table:table-cell table:number-columns-repeated="11"/>
        </table:table-row>
        <table:table-row table:style-name="ro1">
          <table:table-cell table:formula="of:=1+[.A791]" office:value-type="float" office:value="790" calcext:value-type="float">
            <text:p>790</text:p>
          </table:table-cell>
          <table:table-cell table:formula="of:=[.$I$3]+([.A792]*[.$I$2])" office:value-type="float" office:value="34670000" calcext:value-type="float">
            <text:p>34670000</text:p>
          </table:table-cell>
          <table:table-cell table:formula="of:=ROUND([.B792]/1000;0)" office:value-type="float" office:value="34670" calcext:value-type="float">
            <text:p>34670</text:p>
          </table:table-cell>
          <table:table-cell table:formula="of:=[.B792]/[.$I$4]" office:value-type="float" office:value="8667500" calcext:value-type="float">
            <text:p>8667500</text:p>
          </table:table-cell>
          <table:table-cell table:formula="of:=ROUND([.D792]/1000;0)" office:value-type="float" office:value="8668" calcext:value-type="float">
            <text:p>8668</text:p>
          </table:table-cell>
          <table:table-cell table:formula="of:=[.D792]/([.$I$1]+1)" office:value-type="float" office:value="541718.75" calcext:value-type="float">
            <text:p>541718.75</text:p>
          </table:table-cell>
          <table:table-cell table:formula="of:=ROUND([.F792]/1000;2)" office:value-type="float" office:value="541.72" calcext:value-type="float">
            <text:p>541.72</text:p>
          </table:table-cell>
          <table:table-cell table:number-columns-repeated="11"/>
        </table:table-row>
        <table:table-row table:style-name="ro1">
          <table:table-cell table:formula="of:=1+[.A792]" office:value-type="float" office:value="791" calcext:value-type="float">
            <text:p>791</text:p>
          </table:table-cell>
          <table:table-cell table:formula="of:=[.$I$3]+([.A793]*[.$I$2])" office:value-type="float" office:value="34675000" calcext:value-type="float">
            <text:p>34675000</text:p>
          </table:table-cell>
          <table:table-cell table:formula="of:=ROUND([.B793]/1000;0)" office:value-type="float" office:value="34675" calcext:value-type="float">
            <text:p>34675</text:p>
          </table:table-cell>
          <table:table-cell table:formula="of:=[.B793]/[.$I$4]" office:value-type="float" office:value="8668750" calcext:value-type="float">
            <text:p>8668750</text:p>
          </table:table-cell>
          <table:table-cell table:formula="of:=ROUND([.D793]/1000;0)" office:value-type="float" office:value="8669" calcext:value-type="float">
            <text:p>8669</text:p>
          </table:table-cell>
          <table:table-cell table:formula="of:=[.D793]/([.$I$1]+1)" office:value-type="float" office:value="541796.875" calcext:value-type="float">
            <text:p>541796.875</text:p>
          </table:table-cell>
          <table:table-cell table:formula="of:=ROUND([.F793]/1000;2)" office:value-type="float" office:value="541.8" calcext:value-type="float">
            <text:p>541.8</text:p>
          </table:table-cell>
          <table:table-cell table:number-columns-repeated="11"/>
        </table:table-row>
        <table:table-row table:style-name="ro1">
          <table:table-cell table:formula="of:=1+[.A793]" office:value-type="float" office:value="792" calcext:value-type="float">
            <text:p>792</text:p>
          </table:table-cell>
          <table:table-cell table:formula="of:=[.$I$3]+([.A794]*[.$I$2])" office:value-type="float" office:value="34680000" calcext:value-type="float">
            <text:p>34680000</text:p>
          </table:table-cell>
          <table:table-cell table:formula="of:=ROUND([.B794]/1000;0)" office:value-type="float" office:value="34680" calcext:value-type="float">
            <text:p>34680</text:p>
          </table:table-cell>
          <table:table-cell table:formula="of:=[.B794]/[.$I$4]" office:value-type="float" office:value="8670000" calcext:value-type="float">
            <text:p>8670000</text:p>
          </table:table-cell>
          <table:table-cell table:formula="of:=ROUND([.D794]/1000;0)" office:value-type="float" office:value="8670" calcext:value-type="float">
            <text:p>8670</text:p>
          </table:table-cell>
          <table:table-cell table:formula="of:=[.D794]/([.$I$1]+1)" office:value-type="float" office:value="541875" calcext:value-type="float">
            <text:p>541875</text:p>
          </table:table-cell>
          <table:table-cell table:formula="of:=ROUND([.F794]/1000;2)" office:value-type="float" office:value="541.88" calcext:value-type="float">
            <text:p>541.88</text:p>
          </table:table-cell>
          <table:table-cell table:number-columns-repeated="11"/>
        </table:table-row>
        <table:table-row table:style-name="ro1">
          <table:table-cell table:formula="of:=1+[.A794]" office:value-type="float" office:value="793" calcext:value-type="float">
            <text:p>793</text:p>
          </table:table-cell>
          <table:table-cell table:formula="of:=[.$I$3]+([.A795]*[.$I$2])" office:value-type="float" office:value="34685000" calcext:value-type="float">
            <text:p>34685000</text:p>
          </table:table-cell>
          <table:table-cell table:formula="of:=ROUND([.B795]/1000;0)" office:value-type="float" office:value="34685" calcext:value-type="float">
            <text:p>34685</text:p>
          </table:table-cell>
          <table:table-cell table:formula="of:=[.B795]/[.$I$4]" office:value-type="float" office:value="8671250" calcext:value-type="float">
            <text:p>8671250</text:p>
          </table:table-cell>
          <table:table-cell table:formula="of:=ROUND([.D795]/1000;0)" office:value-type="float" office:value="8671" calcext:value-type="float">
            <text:p>8671</text:p>
          </table:table-cell>
          <table:table-cell table:formula="of:=[.D795]/([.$I$1]+1)" office:value-type="float" office:value="541953.125" calcext:value-type="float">
            <text:p>541953.125</text:p>
          </table:table-cell>
          <table:table-cell table:formula="of:=ROUND([.F795]/1000;2)" office:value-type="float" office:value="541.95" calcext:value-type="float">
            <text:p>541.95</text:p>
          </table:table-cell>
          <table:table-cell table:number-columns-repeated="11"/>
        </table:table-row>
        <table:table-row table:style-name="ro1">
          <table:table-cell table:formula="of:=1+[.A795]" office:value-type="float" office:value="794" calcext:value-type="float">
            <text:p>794</text:p>
          </table:table-cell>
          <table:table-cell table:formula="of:=[.$I$3]+([.A796]*[.$I$2])" office:value-type="float" office:value="34690000" calcext:value-type="float">
            <text:p>34690000</text:p>
          </table:table-cell>
          <table:table-cell table:formula="of:=ROUND([.B796]/1000;0)" office:value-type="float" office:value="34690" calcext:value-type="float">
            <text:p>34690</text:p>
          </table:table-cell>
          <table:table-cell table:formula="of:=[.B796]/[.$I$4]" office:value-type="float" office:value="8672500" calcext:value-type="float">
            <text:p>8672500</text:p>
          </table:table-cell>
          <table:table-cell table:formula="of:=ROUND([.D796]/1000;0)" office:value-type="float" office:value="8673" calcext:value-type="float">
            <text:p>8673</text:p>
          </table:table-cell>
          <table:table-cell table:formula="of:=[.D796]/([.$I$1]+1)" office:value-type="float" office:value="542031.25" calcext:value-type="float">
            <text:p>542031.25</text:p>
          </table:table-cell>
          <table:table-cell table:formula="of:=ROUND([.F796]/1000;2)" office:value-type="float" office:value="542.03" calcext:value-type="float">
            <text:p>542.03</text:p>
          </table:table-cell>
          <table:table-cell table:number-columns-repeated="11"/>
        </table:table-row>
        <table:table-row table:style-name="ro1">
          <table:table-cell table:formula="of:=1+[.A796]" office:value-type="float" office:value="795" calcext:value-type="float">
            <text:p>795</text:p>
          </table:table-cell>
          <table:table-cell table:formula="of:=[.$I$3]+([.A797]*[.$I$2])" office:value-type="float" office:value="34695000" calcext:value-type="float">
            <text:p>34695000</text:p>
          </table:table-cell>
          <table:table-cell table:formula="of:=ROUND([.B797]/1000;0)" office:value-type="float" office:value="34695" calcext:value-type="float">
            <text:p>34695</text:p>
          </table:table-cell>
          <table:table-cell table:formula="of:=[.B797]/[.$I$4]" office:value-type="float" office:value="8673750" calcext:value-type="float">
            <text:p>8673750</text:p>
          </table:table-cell>
          <table:table-cell table:formula="of:=ROUND([.D797]/1000;0)" office:value-type="float" office:value="8674" calcext:value-type="float">
            <text:p>8674</text:p>
          </table:table-cell>
          <table:table-cell table:formula="of:=[.D797]/([.$I$1]+1)" office:value-type="float" office:value="542109.375" calcext:value-type="float">
            <text:p>542109.375</text:p>
          </table:table-cell>
          <table:table-cell table:formula="of:=ROUND([.F797]/1000;2)" office:value-type="float" office:value="542.11" calcext:value-type="float">
            <text:p>542.11</text:p>
          </table:table-cell>
          <table:table-cell table:number-columns-repeated="11"/>
        </table:table-row>
        <table:table-row table:style-name="ro1">
          <table:table-cell table:formula="of:=1+[.A797]" office:value-type="float" office:value="796" calcext:value-type="float">
            <text:p>796</text:p>
          </table:table-cell>
          <table:table-cell table:formula="of:=[.$I$3]+([.A798]*[.$I$2])" office:value-type="float" office:value="34700000" calcext:value-type="float">
            <text:p>34700000</text:p>
          </table:table-cell>
          <table:table-cell table:formula="of:=ROUND([.B798]/1000;0)" office:value-type="float" office:value="34700" calcext:value-type="float">
            <text:p>34700</text:p>
          </table:table-cell>
          <table:table-cell table:formula="of:=[.B798]/[.$I$4]" office:value-type="float" office:value="8675000" calcext:value-type="float">
            <text:p>8675000</text:p>
          </table:table-cell>
          <table:table-cell table:formula="of:=ROUND([.D798]/1000;0)" office:value-type="float" office:value="8675" calcext:value-type="float">
            <text:p>8675</text:p>
          </table:table-cell>
          <table:table-cell table:formula="of:=[.D798]/([.$I$1]+1)" office:value-type="float" office:value="542187.5" calcext:value-type="float">
            <text:p>542187.5</text:p>
          </table:table-cell>
          <table:table-cell table:formula="of:=ROUND([.F798]/1000;2)" office:value-type="float" office:value="542.19" calcext:value-type="float">
            <text:p>542.19</text:p>
          </table:table-cell>
          <table:table-cell table:number-columns-repeated="11"/>
        </table:table-row>
        <table:table-row table:style-name="ro1">
          <table:table-cell table:formula="of:=1+[.A798]" office:value-type="float" office:value="797" calcext:value-type="float">
            <text:p>797</text:p>
          </table:table-cell>
          <table:table-cell table:formula="of:=[.$I$3]+([.A799]*[.$I$2])" office:value-type="float" office:value="34705000" calcext:value-type="float">
            <text:p>34705000</text:p>
          </table:table-cell>
          <table:table-cell table:formula="of:=ROUND([.B799]/1000;0)" office:value-type="float" office:value="34705" calcext:value-type="float">
            <text:p>34705</text:p>
          </table:table-cell>
          <table:table-cell table:formula="of:=[.B799]/[.$I$4]" office:value-type="float" office:value="8676250" calcext:value-type="float">
            <text:p>8676250</text:p>
          </table:table-cell>
          <table:table-cell table:formula="of:=ROUND([.D799]/1000;0)" office:value-type="float" office:value="8676" calcext:value-type="float">
            <text:p>8676</text:p>
          </table:table-cell>
          <table:table-cell table:formula="of:=[.D799]/([.$I$1]+1)" office:value-type="float" office:value="542265.625" calcext:value-type="float">
            <text:p>542265.625</text:p>
          </table:table-cell>
          <table:table-cell table:formula="of:=ROUND([.F799]/1000;2)" office:value-type="float" office:value="542.27" calcext:value-type="float">
            <text:p>542.27</text:p>
          </table:table-cell>
          <table:table-cell table:number-columns-repeated="11"/>
        </table:table-row>
        <table:table-row table:style-name="ro1">
          <table:table-cell table:formula="of:=1+[.A799]" office:value-type="float" office:value="798" calcext:value-type="float">
            <text:p>798</text:p>
          </table:table-cell>
          <table:table-cell table:formula="of:=[.$I$3]+([.A800]*[.$I$2])" office:value-type="float" office:value="34710000" calcext:value-type="float">
            <text:p>34710000</text:p>
          </table:table-cell>
          <table:table-cell table:formula="of:=ROUND([.B800]/1000;0)" office:value-type="float" office:value="34710" calcext:value-type="float">
            <text:p>34710</text:p>
          </table:table-cell>
          <table:table-cell table:formula="of:=[.B800]/[.$I$4]" office:value-type="float" office:value="8677500" calcext:value-type="float">
            <text:p>8677500</text:p>
          </table:table-cell>
          <table:table-cell table:formula="of:=ROUND([.D800]/1000;0)" office:value-type="float" office:value="8678" calcext:value-type="float">
            <text:p>8678</text:p>
          </table:table-cell>
          <table:table-cell table:formula="of:=[.D800]/([.$I$1]+1)" office:value-type="float" office:value="542343.75" calcext:value-type="float">
            <text:p>542343.75</text:p>
          </table:table-cell>
          <table:table-cell table:formula="of:=ROUND([.F800]/1000;2)" office:value-type="float" office:value="542.34" calcext:value-type="float">
            <text:p>542.34</text:p>
          </table:table-cell>
          <table:table-cell table:number-columns-repeated="11"/>
        </table:table-row>
        <table:table-row table:style-name="ro1">
          <table:table-cell table:formula="of:=1+[.A800]" office:value-type="float" office:value="799" calcext:value-type="float">
            <text:p>799</text:p>
          </table:table-cell>
          <table:table-cell table:formula="of:=[.$I$3]+([.A801]*[.$I$2])" office:value-type="float" office:value="34715000" calcext:value-type="float">
            <text:p>34715000</text:p>
          </table:table-cell>
          <table:table-cell table:formula="of:=ROUND([.B801]/1000;0)" office:value-type="float" office:value="34715" calcext:value-type="float">
            <text:p>34715</text:p>
          </table:table-cell>
          <table:table-cell table:formula="of:=[.B801]/[.$I$4]" office:value-type="float" office:value="8678750" calcext:value-type="float">
            <text:p>8678750</text:p>
          </table:table-cell>
          <table:table-cell table:formula="of:=ROUND([.D801]/1000;0)" office:value-type="float" office:value="8679" calcext:value-type="float">
            <text:p>8679</text:p>
          </table:table-cell>
          <table:table-cell table:formula="of:=[.D801]/([.$I$1]+1)" office:value-type="float" office:value="542421.875" calcext:value-type="float">
            <text:p>542421.875</text:p>
          </table:table-cell>
          <table:table-cell table:formula="of:=ROUND([.F801]/1000;2)" office:value-type="float" office:value="542.42" calcext:value-type="float">
            <text:p>542.42</text:p>
          </table:table-cell>
          <table:table-cell table:number-columns-repeated="11"/>
        </table:table-row>
        <table:table-row table:style-name="ro1">
          <table:table-cell table:formula="of:=1+[.A801]" office:value-type="float" office:value="800" calcext:value-type="float">
            <text:p>800</text:p>
          </table:table-cell>
          <table:table-cell table:formula="of:=[.$I$3]+([.A802]*[.$I$2])" office:value-type="float" office:value="34720000" calcext:value-type="float">
            <text:p>34720000</text:p>
          </table:table-cell>
          <table:table-cell table:formula="of:=ROUND([.B802]/1000;0)" office:value-type="float" office:value="34720" calcext:value-type="float">
            <text:p>34720</text:p>
          </table:table-cell>
          <table:table-cell table:formula="of:=[.B802]/[.$I$4]" office:value-type="float" office:value="8680000" calcext:value-type="float">
            <text:p>8680000</text:p>
          </table:table-cell>
          <table:table-cell table:formula="of:=ROUND([.D802]/1000;0)" office:value-type="float" office:value="8680" calcext:value-type="float">
            <text:p>8680</text:p>
          </table:table-cell>
          <table:table-cell table:formula="of:=[.D802]/([.$I$1]+1)" office:value-type="float" office:value="542500" calcext:value-type="float">
            <text:p>542500</text:p>
          </table:table-cell>
          <table:table-cell table:formula="of:=ROUND([.F802]/1000;2)" office:value-type="float" office:value="542.5" calcext:value-type="float">
            <text:p>542.5</text:p>
          </table:table-cell>
          <table:table-cell table:number-columns-repeated="11"/>
        </table:table-row>
        <table:table-row table:style-name="ro1">
          <table:table-cell table:formula="of:=1+[.A802]" office:value-type="float" office:value="801" calcext:value-type="float">
            <text:p>801</text:p>
          </table:table-cell>
          <table:table-cell table:formula="of:=[.$I$3]+([.A803]*[.$I$2])" office:value-type="float" office:value="34725000" calcext:value-type="float">
            <text:p>34725000</text:p>
          </table:table-cell>
          <table:table-cell table:formula="of:=ROUND([.B803]/1000;0)" office:value-type="float" office:value="34725" calcext:value-type="float">
            <text:p>34725</text:p>
          </table:table-cell>
          <table:table-cell table:formula="of:=[.B803]/[.$I$4]" office:value-type="float" office:value="8681250" calcext:value-type="float">
            <text:p>8681250</text:p>
          </table:table-cell>
          <table:table-cell table:formula="of:=ROUND([.D803]/1000;0)" office:value-type="float" office:value="8681" calcext:value-type="float">
            <text:p>8681</text:p>
          </table:table-cell>
          <table:table-cell table:formula="of:=[.D803]/([.$I$1]+1)" office:value-type="float" office:value="542578.125" calcext:value-type="float">
            <text:p>542578.125</text:p>
          </table:table-cell>
          <table:table-cell table:formula="of:=ROUND([.F803]/1000;2)" office:value-type="float" office:value="542.58" calcext:value-type="float">
            <text:p>542.58</text:p>
          </table:table-cell>
          <table:table-cell table:number-columns-repeated="11"/>
        </table:table-row>
        <table:table-row table:style-name="ro1">
          <table:table-cell table:formula="of:=1+[.A803]" office:value-type="float" office:value="802" calcext:value-type="float">
            <text:p>802</text:p>
          </table:table-cell>
          <table:table-cell table:formula="of:=[.$I$3]+([.A804]*[.$I$2])" office:value-type="float" office:value="34730000" calcext:value-type="float">
            <text:p>34730000</text:p>
          </table:table-cell>
          <table:table-cell table:formula="of:=ROUND([.B804]/1000;0)" office:value-type="float" office:value="34730" calcext:value-type="float">
            <text:p>34730</text:p>
          </table:table-cell>
          <table:table-cell table:formula="of:=[.B804]/[.$I$4]" office:value-type="float" office:value="8682500" calcext:value-type="float">
            <text:p>8682500</text:p>
          </table:table-cell>
          <table:table-cell table:formula="of:=ROUND([.D804]/1000;0)" office:value-type="float" office:value="8683" calcext:value-type="float">
            <text:p>8683</text:p>
          </table:table-cell>
          <table:table-cell table:formula="of:=[.D804]/([.$I$1]+1)" office:value-type="float" office:value="542656.25" calcext:value-type="float">
            <text:p>542656.25</text:p>
          </table:table-cell>
          <table:table-cell table:formula="of:=ROUND([.F804]/1000;2)" office:value-type="float" office:value="542.66" calcext:value-type="float">
            <text:p>542.66</text:p>
          </table:table-cell>
          <table:table-cell table:number-columns-repeated="11"/>
        </table:table-row>
        <table:table-row table:style-name="ro1">
          <table:table-cell table:formula="of:=1+[.A804]" office:value-type="float" office:value="803" calcext:value-type="float">
            <text:p>803</text:p>
          </table:table-cell>
          <table:table-cell table:formula="of:=[.$I$3]+([.A805]*[.$I$2])" office:value-type="float" office:value="34735000" calcext:value-type="float">
            <text:p>34735000</text:p>
          </table:table-cell>
          <table:table-cell table:formula="of:=ROUND([.B805]/1000;0)" office:value-type="float" office:value="34735" calcext:value-type="float">
            <text:p>34735</text:p>
          </table:table-cell>
          <table:table-cell table:formula="of:=[.B805]/[.$I$4]" office:value-type="float" office:value="8683750" calcext:value-type="float">
            <text:p>8683750</text:p>
          </table:table-cell>
          <table:table-cell table:formula="of:=ROUND([.D805]/1000;0)" office:value-type="float" office:value="8684" calcext:value-type="float">
            <text:p>8684</text:p>
          </table:table-cell>
          <table:table-cell table:formula="of:=[.D805]/([.$I$1]+1)" office:value-type="float" office:value="542734.375" calcext:value-type="float">
            <text:p>542734.375</text:p>
          </table:table-cell>
          <table:table-cell table:formula="of:=ROUND([.F805]/1000;2)" office:value-type="float" office:value="542.73" calcext:value-type="float">
            <text:p>542.73</text:p>
          </table:table-cell>
          <table:table-cell table:number-columns-repeated="11"/>
        </table:table-row>
        <table:table-row table:style-name="ro1">
          <table:table-cell table:formula="of:=1+[.A805]" office:value-type="float" office:value="804" calcext:value-type="float">
            <text:p>804</text:p>
          </table:table-cell>
          <table:table-cell table:formula="of:=[.$I$3]+([.A806]*[.$I$2])" office:value-type="float" office:value="34740000" calcext:value-type="float">
            <text:p>34740000</text:p>
          </table:table-cell>
          <table:table-cell table:formula="of:=ROUND([.B806]/1000;0)" office:value-type="float" office:value="34740" calcext:value-type="float">
            <text:p>34740</text:p>
          </table:table-cell>
          <table:table-cell table:formula="of:=[.B806]/[.$I$4]" office:value-type="float" office:value="8685000" calcext:value-type="float">
            <text:p>8685000</text:p>
          </table:table-cell>
          <table:table-cell table:formula="of:=ROUND([.D806]/1000;0)" office:value-type="float" office:value="8685" calcext:value-type="float">
            <text:p>8685</text:p>
          </table:table-cell>
          <table:table-cell table:formula="of:=[.D806]/([.$I$1]+1)" office:value-type="float" office:value="542812.5" calcext:value-type="float">
            <text:p>542812.5</text:p>
          </table:table-cell>
          <table:table-cell table:formula="of:=ROUND([.F806]/1000;2)" office:value-type="float" office:value="542.81" calcext:value-type="float">
            <text:p>542.81</text:p>
          </table:table-cell>
          <table:table-cell table:number-columns-repeated="11"/>
        </table:table-row>
        <table:table-row table:style-name="ro1">
          <table:table-cell table:formula="of:=1+[.A806]" office:value-type="float" office:value="805" calcext:value-type="float">
            <text:p>805</text:p>
          </table:table-cell>
          <table:table-cell table:formula="of:=[.$I$3]+([.A807]*[.$I$2])" office:value-type="float" office:value="34745000" calcext:value-type="float">
            <text:p>34745000</text:p>
          </table:table-cell>
          <table:table-cell table:formula="of:=ROUND([.B807]/1000;0)" office:value-type="float" office:value="34745" calcext:value-type="float">
            <text:p>34745</text:p>
          </table:table-cell>
          <table:table-cell table:formula="of:=[.B807]/[.$I$4]" office:value-type="float" office:value="8686250" calcext:value-type="float">
            <text:p>8686250</text:p>
          </table:table-cell>
          <table:table-cell table:formula="of:=ROUND([.D807]/1000;0)" office:value-type="float" office:value="8686" calcext:value-type="float">
            <text:p>8686</text:p>
          </table:table-cell>
          <table:table-cell table:formula="of:=[.D807]/([.$I$1]+1)" office:value-type="float" office:value="542890.625" calcext:value-type="float">
            <text:p>542890.625</text:p>
          </table:table-cell>
          <table:table-cell table:formula="of:=ROUND([.F807]/1000;2)" office:value-type="float" office:value="542.89" calcext:value-type="float">
            <text:p>542.89</text:p>
          </table:table-cell>
          <table:table-cell table:number-columns-repeated="11"/>
        </table:table-row>
        <table:table-row table:style-name="ro1">
          <table:table-cell table:formula="of:=1+[.A807]" office:value-type="float" office:value="806" calcext:value-type="float">
            <text:p>806</text:p>
          </table:table-cell>
          <table:table-cell table:formula="of:=[.$I$3]+([.A808]*[.$I$2])" office:value-type="float" office:value="34750000" calcext:value-type="float">
            <text:p>34750000</text:p>
          </table:table-cell>
          <table:table-cell table:formula="of:=ROUND([.B808]/1000;0)" office:value-type="float" office:value="34750" calcext:value-type="float">
            <text:p>34750</text:p>
          </table:table-cell>
          <table:table-cell table:formula="of:=[.B808]/[.$I$4]" office:value-type="float" office:value="8687500" calcext:value-type="float">
            <text:p>8687500</text:p>
          </table:table-cell>
          <table:table-cell table:formula="of:=ROUND([.D808]/1000;0)" office:value-type="float" office:value="8688" calcext:value-type="float">
            <text:p>8688</text:p>
          </table:table-cell>
          <table:table-cell table:formula="of:=[.D808]/([.$I$1]+1)" office:value-type="float" office:value="542968.75" calcext:value-type="float">
            <text:p>542968.75</text:p>
          </table:table-cell>
          <table:table-cell table:formula="of:=ROUND([.F808]/1000;2)" office:value-type="float" office:value="542.97" calcext:value-type="float">
            <text:p>542.97</text:p>
          </table:table-cell>
          <table:table-cell table:number-columns-repeated="11"/>
        </table:table-row>
        <table:table-row table:style-name="ro1">
          <table:table-cell table:formula="of:=1+[.A808]" office:value-type="float" office:value="807" calcext:value-type="float">
            <text:p>807</text:p>
          </table:table-cell>
          <table:table-cell table:formula="of:=[.$I$3]+([.A809]*[.$I$2])" office:value-type="float" office:value="34755000" calcext:value-type="float">
            <text:p>34755000</text:p>
          </table:table-cell>
          <table:table-cell table:formula="of:=ROUND([.B809]/1000;0)" office:value-type="float" office:value="34755" calcext:value-type="float">
            <text:p>34755</text:p>
          </table:table-cell>
          <table:table-cell table:formula="of:=[.B809]/[.$I$4]" office:value-type="float" office:value="8688750" calcext:value-type="float">
            <text:p>8688750</text:p>
          </table:table-cell>
          <table:table-cell table:formula="of:=ROUND([.D809]/1000;0)" office:value-type="float" office:value="8689" calcext:value-type="float">
            <text:p>8689</text:p>
          </table:table-cell>
          <table:table-cell table:formula="of:=[.D809]/([.$I$1]+1)" office:value-type="float" office:value="543046.875" calcext:value-type="float">
            <text:p>543046.875</text:p>
          </table:table-cell>
          <table:table-cell table:formula="of:=ROUND([.F809]/1000;2)" office:value-type="float" office:value="543.05" calcext:value-type="float">
            <text:p>543.05</text:p>
          </table:table-cell>
          <table:table-cell table:number-columns-repeated="11"/>
        </table:table-row>
        <table:table-row table:style-name="ro1">
          <table:table-cell table:formula="of:=1+[.A809]" office:value-type="float" office:value="808" calcext:value-type="float">
            <text:p>808</text:p>
          </table:table-cell>
          <table:table-cell table:formula="of:=[.$I$3]+([.A810]*[.$I$2])" office:value-type="float" office:value="34760000" calcext:value-type="float">
            <text:p>34760000</text:p>
          </table:table-cell>
          <table:table-cell table:formula="of:=ROUND([.B810]/1000;0)" office:value-type="float" office:value="34760" calcext:value-type="float">
            <text:p>34760</text:p>
          </table:table-cell>
          <table:table-cell table:formula="of:=[.B810]/[.$I$4]" office:value-type="float" office:value="8690000" calcext:value-type="float">
            <text:p>8690000</text:p>
          </table:table-cell>
          <table:table-cell table:formula="of:=ROUND([.D810]/1000;0)" office:value-type="float" office:value="8690" calcext:value-type="float">
            <text:p>8690</text:p>
          </table:table-cell>
          <table:table-cell table:formula="of:=[.D810]/([.$I$1]+1)" office:value-type="float" office:value="543125" calcext:value-type="float">
            <text:p>543125</text:p>
          </table:table-cell>
          <table:table-cell table:formula="of:=ROUND([.F810]/1000;2)" office:value-type="float" office:value="543.13" calcext:value-type="float">
            <text:p>543.13</text:p>
          </table:table-cell>
          <table:table-cell table:number-columns-repeated="11"/>
        </table:table-row>
        <table:table-row table:style-name="ro1">
          <table:table-cell table:formula="of:=1+[.A810]" office:value-type="float" office:value="809" calcext:value-type="float">
            <text:p>809</text:p>
          </table:table-cell>
          <table:table-cell table:formula="of:=[.$I$3]+([.A811]*[.$I$2])" office:value-type="float" office:value="34765000" calcext:value-type="float">
            <text:p>34765000</text:p>
          </table:table-cell>
          <table:table-cell table:formula="of:=ROUND([.B811]/1000;0)" office:value-type="float" office:value="34765" calcext:value-type="float">
            <text:p>34765</text:p>
          </table:table-cell>
          <table:table-cell table:formula="of:=[.B811]/[.$I$4]" office:value-type="float" office:value="8691250" calcext:value-type="float">
            <text:p>8691250</text:p>
          </table:table-cell>
          <table:table-cell table:formula="of:=ROUND([.D811]/1000;0)" office:value-type="float" office:value="8691" calcext:value-type="float">
            <text:p>8691</text:p>
          </table:table-cell>
          <table:table-cell table:formula="of:=[.D811]/([.$I$1]+1)" office:value-type="float" office:value="543203.125" calcext:value-type="float">
            <text:p>543203.125</text:p>
          </table:table-cell>
          <table:table-cell table:formula="of:=ROUND([.F811]/1000;2)" office:value-type="float" office:value="543.2" calcext:value-type="float">
            <text:p>543.2</text:p>
          </table:table-cell>
          <table:table-cell table:number-columns-repeated="11"/>
        </table:table-row>
        <table:table-row table:style-name="ro1">
          <table:table-cell table:formula="of:=1+[.A811]" office:value-type="float" office:value="810" calcext:value-type="float">
            <text:p>810</text:p>
          </table:table-cell>
          <table:table-cell table:formula="of:=[.$I$3]+([.A812]*[.$I$2])" office:value-type="float" office:value="34770000" calcext:value-type="float">
            <text:p>34770000</text:p>
          </table:table-cell>
          <table:table-cell table:formula="of:=ROUND([.B812]/1000;0)" office:value-type="float" office:value="34770" calcext:value-type="float">
            <text:p>34770</text:p>
          </table:table-cell>
          <table:table-cell table:formula="of:=[.B812]/[.$I$4]" office:value-type="float" office:value="8692500" calcext:value-type="float">
            <text:p>8692500</text:p>
          </table:table-cell>
          <table:table-cell table:formula="of:=ROUND([.D812]/1000;0)" office:value-type="float" office:value="8693" calcext:value-type="float">
            <text:p>8693</text:p>
          </table:table-cell>
          <table:table-cell table:formula="of:=[.D812]/([.$I$1]+1)" office:value-type="float" office:value="543281.25" calcext:value-type="float">
            <text:p>543281.25</text:p>
          </table:table-cell>
          <table:table-cell table:formula="of:=ROUND([.F812]/1000;2)" office:value-type="float" office:value="543.28" calcext:value-type="float">
            <text:p>543.28</text:p>
          </table:table-cell>
          <table:table-cell table:number-columns-repeated="11"/>
        </table:table-row>
        <table:table-row table:style-name="ro1">
          <table:table-cell table:formula="of:=1+[.A812]" office:value-type="float" office:value="811" calcext:value-type="float">
            <text:p>811</text:p>
          </table:table-cell>
          <table:table-cell table:formula="of:=[.$I$3]+([.A813]*[.$I$2])" office:value-type="float" office:value="34775000" calcext:value-type="float">
            <text:p>34775000</text:p>
          </table:table-cell>
          <table:table-cell table:formula="of:=ROUND([.B813]/1000;0)" office:value-type="float" office:value="34775" calcext:value-type="float">
            <text:p>34775</text:p>
          </table:table-cell>
          <table:table-cell table:formula="of:=[.B813]/[.$I$4]" office:value-type="float" office:value="8693750" calcext:value-type="float">
            <text:p>8693750</text:p>
          </table:table-cell>
          <table:table-cell table:formula="of:=ROUND([.D813]/1000;0)" office:value-type="float" office:value="8694" calcext:value-type="float">
            <text:p>8694</text:p>
          </table:table-cell>
          <table:table-cell table:formula="of:=[.D813]/([.$I$1]+1)" office:value-type="float" office:value="543359.375" calcext:value-type="float">
            <text:p>543359.375</text:p>
          </table:table-cell>
          <table:table-cell table:formula="of:=ROUND([.F813]/1000;2)" office:value-type="float" office:value="543.36" calcext:value-type="float">
            <text:p>543.36</text:p>
          </table:table-cell>
          <table:table-cell table:number-columns-repeated="11"/>
        </table:table-row>
        <table:table-row table:style-name="ro1">
          <table:table-cell table:formula="of:=1+[.A813]" office:value-type="float" office:value="812" calcext:value-type="float">
            <text:p>812</text:p>
          </table:table-cell>
          <table:table-cell table:formula="of:=[.$I$3]+([.A814]*[.$I$2])" office:value-type="float" office:value="34780000" calcext:value-type="float">
            <text:p>34780000</text:p>
          </table:table-cell>
          <table:table-cell table:formula="of:=ROUND([.B814]/1000;0)" office:value-type="float" office:value="34780" calcext:value-type="float">
            <text:p>34780</text:p>
          </table:table-cell>
          <table:table-cell table:formula="of:=[.B814]/[.$I$4]" office:value-type="float" office:value="8695000" calcext:value-type="float">
            <text:p>8695000</text:p>
          </table:table-cell>
          <table:table-cell table:formula="of:=ROUND([.D814]/1000;0)" office:value-type="float" office:value="8695" calcext:value-type="float">
            <text:p>8695</text:p>
          </table:table-cell>
          <table:table-cell table:formula="of:=[.D814]/([.$I$1]+1)" office:value-type="float" office:value="543437.5" calcext:value-type="float">
            <text:p>543437.5</text:p>
          </table:table-cell>
          <table:table-cell table:formula="of:=ROUND([.F814]/1000;2)" office:value-type="float" office:value="543.44" calcext:value-type="float">
            <text:p>543.44</text:p>
          </table:table-cell>
          <table:table-cell table:number-columns-repeated="11"/>
        </table:table-row>
        <table:table-row table:style-name="ro1">
          <table:table-cell table:formula="of:=1+[.A814]" office:value-type="float" office:value="813" calcext:value-type="float">
            <text:p>813</text:p>
          </table:table-cell>
          <table:table-cell table:formula="of:=[.$I$3]+([.A815]*[.$I$2])" office:value-type="float" office:value="34785000" calcext:value-type="float">
            <text:p>34785000</text:p>
          </table:table-cell>
          <table:table-cell table:formula="of:=ROUND([.B815]/1000;0)" office:value-type="float" office:value="34785" calcext:value-type="float">
            <text:p>34785</text:p>
          </table:table-cell>
          <table:table-cell table:formula="of:=[.B815]/[.$I$4]" office:value-type="float" office:value="8696250" calcext:value-type="float">
            <text:p>8696250</text:p>
          </table:table-cell>
          <table:table-cell table:formula="of:=ROUND([.D815]/1000;0)" office:value-type="float" office:value="8696" calcext:value-type="float">
            <text:p>8696</text:p>
          </table:table-cell>
          <table:table-cell table:formula="of:=[.D815]/([.$I$1]+1)" office:value-type="float" office:value="543515.625" calcext:value-type="float">
            <text:p>543515.625</text:p>
          </table:table-cell>
          <table:table-cell table:formula="of:=ROUND([.F815]/1000;2)" office:value-type="float" office:value="543.52" calcext:value-type="float">
            <text:p>543.52</text:p>
          </table:table-cell>
          <table:table-cell table:number-columns-repeated="11"/>
        </table:table-row>
        <table:table-row table:style-name="ro1">
          <table:table-cell table:formula="of:=1+[.A815]" office:value-type="float" office:value="814" calcext:value-type="float">
            <text:p>814</text:p>
          </table:table-cell>
          <table:table-cell table:formula="of:=[.$I$3]+([.A816]*[.$I$2])" office:value-type="float" office:value="34790000" calcext:value-type="float">
            <text:p>34790000</text:p>
          </table:table-cell>
          <table:table-cell table:formula="of:=ROUND([.B816]/1000;0)" office:value-type="float" office:value="34790" calcext:value-type="float">
            <text:p>34790</text:p>
          </table:table-cell>
          <table:table-cell table:formula="of:=[.B816]/[.$I$4]" office:value-type="float" office:value="8697500" calcext:value-type="float">
            <text:p>8697500</text:p>
          </table:table-cell>
          <table:table-cell table:formula="of:=ROUND([.D816]/1000;0)" office:value-type="float" office:value="8698" calcext:value-type="float">
            <text:p>8698</text:p>
          </table:table-cell>
          <table:table-cell table:formula="of:=[.D816]/([.$I$1]+1)" office:value-type="float" office:value="543593.75" calcext:value-type="float">
            <text:p>543593.75</text:p>
          </table:table-cell>
          <table:table-cell table:formula="of:=ROUND([.F816]/1000;2)" office:value-type="float" office:value="543.59" calcext:value-type="float">
            <text:p>543.59</text:p>
          </table:table-cell>
          <table:table-cell table:number-columns-repeated="11"/>
        </table:table-row>
        <table:table-row table:style-name="ro1">
          <table:table-cell table:formula="of:=1+[.A816]" office:value-type="float" office:value="815" calcext:value-type="float">
            <text:p>815</text:p>
          </table:table-cell>
          <table:table-cell table:formula="of:=[.$I$3]+([.A817]*[.$I$2])" office:value-type="float" office:value="34795000" calcext:value-type="float">
            <text:p>34795000</text:p>
          </table:table-cell>
          <table:table-cell table:formula="of:=ROUND([.B817]/1000;0)" office:value-type="float" office:value="34795" calcext:value-type="float">
            <text:p>34795</text:p>
          </table:table-cell>
          <table:table-cell table:formula="of:=[.B817]/[.$I$4]" office:value-type="float" office:value="8698750" calcext:value-type="float">
            <text:p>8698750</text:p>
          </table:table-cell>
          <table:table-cell table:formula="of:=ROUND([.D817]/1000;0)" office:value-type="float" office:value="8699" calcext:value-type="float">
            <text:p>8699</text:p>
          </table:table-cell>
          <table:table-cell table:formula="of:=[.D817]/([.$I$1]+1)" office:value-type="float" office:value="543671.875" calcext:value-type="float">
            <text:p>543671.875</text:p>
          </table:table-cell>
          <table:table-cell table:formula="of:=ROUND([.F817]/1000;2)" office:value-type="float" office:value="543.67" calcext:value-type="float">
            <text:p>543.67</text:p>
          </table:table-cell>
          <table:table-cell table:number-columns-repeated="11"/>
        </table:table-row>
        <table:table-row table:style-name="ro1">
          <table:table-cell table:formula="of:=1+[.A817]" office:value-type="float" office:value="816" calcext:value-type="float">
            <text:p>816</text:p>
          </table:table-cell>
          <table:table-cell table:formula="of:=[.$I$3]+([.A818]*[.$I$2])" office:value-type="float" office:value="34800000" calcext:value-type="float">
            <text:p>34800000</text:p>
          </table:table-cell>
          <table:table-cell table:formula="of:=ROUND([.B818]/1000;0)" office:value-type="float" office:value="34800" calcext:value-type="float">
            <text:p>34800</text:p>
          </table:table-cell>
          <table:table-cell table:formula="of:=[.B818]/[.$I$4]" office:value-type="float" office:value="8700000" calcext:value-type="float">
            <text:p>8700000</text:p>
          </table:table-cell>
          <table:table-cell table:formula="of:=ROUND([.D818]/1000;0)" office:value-type="float" office:value="8700" calcext:value-type="float">
            <text:p>8700</text:p>
          </table:table-cell>
          <table:table-cell table:formula="of:=[.D818]/([.$I$1]+1)" office:value-type="float" office:value="543750" calcext:value-type="float">
            <text:p>543750</text:p>
          </table:table-cell>
          <table:table-cell table:formula="of:=ROUND([.F818]/1000;2)" office:value-type="float" office:value="543.75" calcext:value-type="float">
            <text:p>543.75</text:p>
          </table:table-cell>
          <table:table-cell table:number-columns-repeated="11"/>
        </table:table-row>
        <table:table-row table:style-name="ro1">
          <table:table-cell table:formula="of:=1+[.A818]" office:value-type="float" office:value="817" calcext:value-type="float">
            <text:p>817</text:p>
          </table:table-cell>
          <table:table-cell table:formula="of:=[.$I$3]+([.A819]*[.$I$2])" office:value-type="float" office:value="34805000" calcext:value-type="float">
            <text:p>34805000</text:p>
          </table:table-cell>
          <table:table-cell table:formula="of:=ROUND([.B819]/1000;0)" office:value-type="float" office:value="34805" calcext:value-type="float">
            <text:p>34805</text:p>
          </table:table-cell>
          <table:table-cell table:formula="of:=[.B819]/[.$I$4]" office:value-type="float" office:value="8701250" calcext:value-type="float">
            <text:p>8701250</text:p>
          </table:table-cell>
          <table:table-cell table:formula="of:=ROUND([.D819]/1000;0)" office:value-type="float" office:value="8701" calcext:value-type="float">
            <text:p>8701</text:p>
          </table:table-cell>
          <table:table-cell table:formula="of:=[.D819]/([.$I$1]+1)" office:value-type="float" office:value="543828.125" calcext:value-type="float">
            <text:p>543828.125</text:p>
          </table:table-cell>
          <table:table-cell table:formula="of:=ROUND([.F819]/1000;2)" office:value-type="float" office:value="543.83" calcext:value-type="float">
            <text:p>543.83</text:p>
          </table:table-cell>
          <table:table-cell table:number-columns-repeated="11"/>
        </table:table-row>
        <table:table-row table:style-name="ro1">
          <table:table-cell table:formula="of:=1+[.A819]" office:value-type="float" office:value="818" calcext:value-type="float">
            <text:p>818</text:p>
          </table:table-cell>
          <table:table-cell table:formula="of:=[.$I$3]+([.A820]*[.$I$2])" office:value-type="float" office:value="34810000" calcext:value-type="float">
            <text:p>34810000</text:p>
          </table:table-cell>
          <table:table-cell table:formula="of:=ROUND([.B820]/1000;0)" office:value-type="float" office:value="34810" calcext:value-type="float">
            <text:p>34810</text:p>
          </table:table-cell>
          <table:table-cell table:formula="of:=[.B820]/[.$I$4]" office:value-type="float" office:value="8702500" calcext:value-type="float">
            <text:p>8702500</text:p>
          </table:table-cell>
          <table:table-cell table:formula="of:=ROUND([.D820]/1000;0)" office:value-type="float" office:value="8703" calcext:value-type="float">
            <text:p>8703</text:p>
          </table:table-cell>
          <table:table-cell table:formula="of:=[.D820]/([.$I$1]+1)" office:value-type="float" office:value="543906.25" calcext:value-type="float">
            <text:p>543906.25</text:p>
          </table:table-cell>
          <table:table-cell table:formula="of:=ROUND([.F820]/1000;2)" office:value-type="float" office:value="543.91" calcext:value-type="float">
            <text:p>543.91</text:p>
          </table:table-cell>
          <table:table-cell table:number-columns-repeated="11"/>
        </table:table-row>
        <table:table-row table:style-name="ro1">
          <table:table-cell table:formula="of:=1+[.A820]" office:value-type="float" office:value="819" calcext:value-type="float">
            <text:p>819</text:p>
          </table:table-cell>
          <table:table-cell table:formula="of:=[.$I$3]+([.A821]*[.$I$2])" office:value-type="float" office:value="34815000" calcext:value-type="float">
            <text:p>34815000</text:p>
          </table:table-cell>
          <table:table-cell table:formula="of:=ROUND([.B821]/1000;0)" office:value-type="float" office:value="34815" calcext:value-type="float">
            <text:p>34815</text:p>
          </table:table-cell>
          <table:table-cell table:formula="of:=[.B821]/[.$I$4]" office:value-type="float" office:value="8703750" calcext:value-type="float">
            <text:p>8703750</text:p>
          </table:table-cell>
          <table:table-cell table:formula="of:=ROUND([.D821]/1000;0)" office:value-type="float" office:value="8704" calcext:value-type="float">
            <text:p>8704</text:p>
          </table:table-cell>
          <table:table-cell table:formula="of:=[.D821]/([.$I$1]+1)" office:value-type="float" office:value="543984.375" calcext:value-type="float">
            <text:p>543984.375</text:p>
          </table:table-cell>
          <table:table-cell table:formula="of:=ROUND([.F821]/1000;2)" office:value-type="float" office:value="543.98" calcext:value-type="float">
            <text:p>543.98</text:p>
          </table:table-cell>
          <table:table-cell table:number-columns-repeated="11"/>
        </table:table-row>
        <table:table-row table:style-name="ro1">
          <table:table-cell table:formula="of:=1+[.A821]" office:value-type="float" office:value="820" calcext:value-type="float">
            <text:p>820</text:p>
          </table:table-cell>
          <table:table-cell table:formula="of:=[.$I$3]+([.A822]*[.$I$2])" office:value-type="float" office:value="34820000" calcext:value-type="float">
            <text:p>34820000</text:p>
          </table:table-cell>
          <table:table-cell table:formula="of:=ROUND([.B822]/1000;0)" office:value-type="float" office:value="34820" calcext:value-type="float">
            <text:p>34820</text:p>
          </table:table-cell>
          <table:table-cell table:formula="of:=[.B822]/[.$I$4]" office:value-type="float" office:value="8705000" calcext:value-type="float">
            <text:p>8705000</text:p>
          </table:table-cell>
          <table:table-cell table:formula="of:=ROUND([.D822]/1000;0)" office:value-type="float" office:value="8705" calcext:value-type="float">
            <text:p>8705</text:p>
          </table:table-cell>
          <table:table-cell table:formula="of:=[.D822]/([.$I$1]+1)" office:value-type="float" office:value="544062.5" calcext:value-type="float">
            <text:p>544062.5</text:p>
          </table:table-cell>
          <table:table-cell table:formula="of:=ROUND([.F822]/1000;2)" office:value-type="float" office:value="544.06" calcext:value-type="float">
            <text:p>544.06</text:p>
          </table:table-cell>
          <table:table-cell table:number-columns-repeated="11"/>
        </table:table-row>
        <table:table-row table:style-name="ro1">
          <table:table-cell table:formula="of:=1+[.A822]" office:value-type="float" office:value="821" calcext:value-type="float">
            <text:p>821</text:p>
          </table:table-cell>
          <table:table-cell table:formula="of:=[.$I$3]+([.A823]*[.$I$2])" office:value-type="float" office:value="34825000" calcext:value-type="float">
            <text:p>34825000</text:p>
          </table:table-cell>
          <table:table-cell table:formula="of:=ROUND([.B823]/1000;0)" office:value-type="float" office:value="34825" calcext:value-type="float">
            <text:p>34825</text:p>
          </table:table-cell>
          <table:table-cell table:formula="of:=[.B823]/[.$I$4]" office:value-type="float" office:value="8706250" calcext:value-type="float">
            <text:p>8706250</text:p>
          </table:table-cell>
          <table:table-cell table:formula="of:=ROUND([.D823]/1000;0)" office:value-type="float" office:value="8706" calcext:value-type="float">
            <text:p>8706</text:p>
          </table:table-cell>
          <table:table-cell table:formula="of:=[.D823]/([.$I$1]+1)" office:value-type="float" office:value="544140.625" calcext:value-type="float">
            <text:p>544140.625</text:p>
          </table:table-cell>
          <table:table-cell table:formula="of:=ROUND([.F823]/1000;2)" office:value-type="float" office:value="544.14" calcext:value-type="float">
            <text:p>544.14</text:p>
          </table:table-cell>
          <table:table-cell table:number-columns-repeated="11"/>
        </table:table-row>
        <table:table-row table:style-name="ro1">
          <table:table-cell table:formula="of:=1+[.A823]" office:value-type="float" office:value="822" calcext:value-type="float">
            <text:p>822</text:p>
          </table:table-cell>
          <table:table-cell table:formula="of:=[.$I$3]+([.A824]*[.$I$2])" office:value-type="float" office:value="34830000" calcext:value-type="float">
            <text:p>34830000</text:p>
          </table:table-cell>
          <table:table-cell table:formula="of:=ROUND([.B824]/1000;0)" office:value-type="float" office:value="34830" calcext:value-type="float">
            <text:p>34830</text:p>
          </table:table-cell>
          <table:table-cell table:formula="of:=[.B824]/[.$I$4]" office:value-type="float" office:value="8707500" calcext:value-type="float">
            <text:p>8707500</text:p>
          </table:table-cell>
          <table:table-cell table:formula="of:=ROUND([.D824]/1000;0)" office:value-type="float" office:value="8708" calcext:value-type="float">
            <text:p>8708</text:p>
          </table:table-cell>
          <table:table-cell table:formula="of:=[.D824]/([.$I$1]+1)" office:value-type="float" office:value="544218.75" calcext:value-type="float">
            <text:p>544218.75</text:p>
          </table:table-cell>
          <table:table-cell table:formula="of:=ROUND([.F824]/1000;2)" office:value-type="float" office:value="544.22" calcext:value-type="float">
            <text:p>544.22</text:p>
          </table:table-cell>
          <table:table-cell table:number-columns-repeated="11"/>
        </table:table-row>
        <table:table-row table:style-name="ro1">
          <table:table-cell table:formula="of:=1+[.A824]" office:value-type="float" office:value="823" calcext:value-type="float">
            <text:p>823</text:p>
          </table:table-cell>
          <table:table-cell table:formula="of:=[.$I$3]+([.A825]*[.$I$2])" office:value-type="float" office:value="34835000" calcext:value-type="float">
            <text:p>34835000</text:p>
          </table:table-cell>
          <table:table-cell table:formula="of:=ROUND([.B825]/1000;0)" office:value-type="float" office:value="34835" calcext:value-type="float">
            <text:p>34835</text:p>
          </table:table-cell>
          <table:table-cell table:formula="of:=[.B825]/[.$I$4]" office:value-type="float" office:value="8708750" calcext:value-type="float">
            <text:p>8708750</text:p>
          </table:table-cell>
          <table:table-cell table:formula="of:=ROUND([.D825]/1000;0)" office:value-type="float" office:value="8709" calcext:value-type="float">
            <text:p>8709</text:p>
          </table:table-cell>
          <table:table-cell table:formula="of:=[.D825]/([.$I$1]+1)" office:value-type="float" office:value="544296.875" calcext:value-type="float">
            <text:p>544296.875</text:p>
          </table:table-cell>
          <table:table-cell table:formula="of:=ROUND([.F825]/1000;2)" office:value-type="float" office:value="544.3" calcext:value-type="float">
            <text:p>544.3</text:p>
          </table:table-cell>
          <table:table-cell table:number-columns-repeated="11"/>
        </table:table-row>
        <table:table-row table:style-name="ro1">
          <table:table-cell table:formula="of:=1+[.A825]" office:value-type="float" office:value="824" calcext:value-type="float">
            <text:p>824</text:p>
          </table:table-cell>
          <table:table-cell table:formula="of:=[.$I$3]+([.A826]*[.$I$2])" office:value-type="float" office:value="34840000" calcext:value-type="float">
            <text:p>34840000</text:p>
          </table:table-cell>
          <table:table-cell table:formula="of:=ROUND([.B826]/1000;0)" office:value-type="float" office:value="34840" calcext:value-type="float">
            <text:p>34840</text:p>
          </table:table-cell>
          <table:table-cell table:formula="of:=[.B826]/[.$I$4]" office:value-type="float" office:value="8710000" calcext:value-type="float">
            <text:p>8710000</text:p>
          </table:table-cell>
          <table:table-cell table:formula="of:=ROUND([.D826]/1000;0)" office:value-type="float" office:value="8710" calcext:value-type="float">
            <text:p>8710</text:p>
          </table:table-cell>
          <table:table-cell table:formula="of:=[.D826]/([.$I$1]+1)" office:value-type="float" office:value="544375" calcext:value-type="float">
            <text:p>544375</text:p>
          </table:table-cell>
          <table:table-cell table:formula="of:=ROUND([.F826]/1000;2)" office:value-type="float" office:value="544.38" calcext:value-type="float">
            <text:p>544.38</text:p>
          </table:table-cell>
          <table:table-cell table:number-columns-repeated="11"/>
        </table:table-row>
        <table:table-row table:style-name="ro1">
          <table:table-cell table:formula="of:=1+[.A826]" office:value-type="float" office:value="825" calcext:value-type="float">
            <text:p>825</text:p>
          </table:table-cell>
          <table:table-cell table:formula="of:=[.$I$3]+([.A827]*[.$I$2])" office:value-type="float" office:value="34845000" calcext:value-type="float">
            <text:p>34845000</text:p>
          </table:table-cell>
          <table:table-cell table:formula="of:=ROUND([.B827]/1000;0)" office:value-type="float" office:value="34845" calcext:value-type="float">
            <text:p>34845</text:p>
          </table:table-cell>
          <table:table-cell table:formula="of:=[.B827]/[.$I$4]" office:value-type="float" office:value="8711250" calcext:value-type="float">
            <text:p>8711250</text:p>
          </table:table-cell>
          <table:table-cell table:formula="of:=ROUND([.D827]/1000;0)" office:value-type="float" office:value="8711" calcext:value-type="float">
            <text:p>8711</text:p>
          </table:table-cell>
          <table:table-cell table:formula="of:=[.D827]/([.$I$1]+1)" office:value-type="float" office:value="544453.125" calcext:value-type="float">
            <text:p>544453.125</text:p>
          </table:table-cell>
          <table:table-cell table:formula="of:=ROUND([.F827]/1000;2)" office:value-type="float" office:value="544.45" calcext:value-type="float">
            <text:p>544.45</text:p>
          </table:table-cell>
          <table:table-cell table:number-columns-repeated="11"/>
        </table:table-row>
        <table:table-row table:style-name="ro1">
          <table:table-cell table:formula="of:=1+[.A827]" office:value-type="float" office:value="826" calcext:value-type="float">
            <text:p>826</text:p>
          </table:table-cell>
          <table:table-cell table:formula="of:=[.$I$3]+([.A828]*[.$I$2])" office:value-type="float" office:value="34850000" calcext:value-type="float">
            <text:p>34850000</text:p>
          </table:table-cell>
          <table:table-cell table:formula="of:=ROUND([.B828]/1000;0)" office:value-type="float" office:value="34850" calcext:value-type="float">
            <text:p>34850</text:p>
          </table:table-cell>
          <table:table-cell table:formula="of:=[.B828]/[.$I$4]" office:value-type="float" office:value="8712500" calcext:value-type="float">
            <text:p>8712500</text:p>
          </table:table-cell>
          <table:table-cell table:formula="of:=ROUND([.D828]/1000;0)" office:value-type="float" office:value="8713" calcext:value-type="float">
            <text:p>8713</text:p>
          </table:table-cell>
          <table:table-cell table:formula="of:=[.D828]/([.$I$1]+1)" office:value-type="float" office:value="544531.25" calcext:value-type="float">
            <text:p>544531.25</text:p>
          </table:table-cell>
          <table:table-cell table:formula="of:=ROUND([.F828]/1000;2)" office:value-type="float" office:value="544.53" calcext:value-type="float">
            <text:p>544.53</text:p>
          </table:table-cell>
          <table:table-cell table:number-columns-repeated="11"/>
        </table:table-row>
        <table:table-row table:style-name="ro1">
          <table:table-cell table:formula="of:=1+[.A828]" office:value-type="float" office:value="827" calcext:value-type="float">
            <text:p>827</text:p>
          </table:table-cell>
          <table:table-cell table:formula="of:=[.$I$3]+([.A829]*[.$I$2])" office:value-type="float" office:value="34855000" calcext:value-type="float">
            <text:p>34855000</text:p>
          </table:table-cell>
          <table:table-cell table:formula="of:=ROUND([.B829]/1000;0)" office:value-type="float" office:value="34855" calcext:value-type="float">
            <text:p>34855</text:p>
          </table:table-cell>
          <table:table-cell table:formula="of:=[.B829]/[.$I$4]" office:value-type="float" office:value="8713750" calcext:value-type="float">
            <text:p>8713750</text:p>
          </table:table-cell>
          <table:table-cell table:formula="of:=ROUND([.D829]/1000;0)" office:value-type="float" office:value="8714" calcext:value-type="float">
            <text:p>8714</text:p>
          </table:table-cell>
          <table:table-cell table:formula="of:=[.D829]/([.$I$1]+1)" office:value-type="float" office:value="544609.375" calcext:value-type="float">
            <text:p>544609.375</text:p>
          </table:table-cell>
          <table:table-cell table:formula="of:=ROUND([.F829]/1000;2)" office:value-type="float" office:value="544.61" calcext:value-type="float">
            <text:p>544.61</text:p>
          </table:table-cell>
          <table:table-cell table:number-columns-repeated="11"/>
        </table:table-row>
        <table:table-row table:style-name="ro1">
          <table:table-cell table:formula="of:=1+[.A829]" office:value-type="float" office:value="828" calcext:value-type="float">
            <text:p>828</text:p>
          </table:table-cell>
          <table:table-cell table:formula="of:=[.$I$3]+([.A830]*[.$I$2])" office:value-type="float" office:value="34860000" calcext:value-type="float">
            <text:p>34860000</text:p>
          </table:table-cell>
          <table:table-cell table:formula="of:=ROUND([.B830]/1000;0)" office:value-type="float" office:value="34860" calcext:value-type="float">
            <text:p>34860</text:p>
          </table:table-cell>
          <table:table-cell table:formula="of:=[.B830]/[.$I$4]" office:value-type="float" office:value="8715000" calcext:value-type="float">
            <text:p>8715000</text:p>
          </table:table-cell>
          <table:table-cell table:formula="of:=ROUND([.D830]/1000;0)" office:value-type="float" office:value="8715" calcext:value-type="float">
            <text:p>8715</text:p>
          </table:table-cell>
          <table:table-cell table:formula="of:=[.D830]/([.$I$1]+1)" office:value-type="float" office:value="544687.5" calcext:value-type="float">
            <text:p>544687.5</text:p>
          </table:table-cell>
          <table:table-cell table:formula="of:=ROUND([.F830]/1000;2)" office:value-type="float" office:value="544.69" calcext:value-type="float">
            <text:p>544.69</text:p>
          </table:table-cell>
          <table:table-cell table:number-columns-repeated="11"/>
        </table:table-row>
        <table:table-row table:style-name="ro1">
          <table:table-cell table:formula="of:=1+[.A830]" office:value-type="float" office:value="829" calcext:value-type="float">
            <text:p>829</text:p>
          </table:table-cell>
          <table:table-cell table:formula="of:=[.$I$3]+([.A831]*[.$I$2])" office:value-type="float" office:value="34865000" calcext:value-type="float">
            <text:p>34865000</text:p>
          </table:table-cell>
          <table:table-cell table:formula="of:=ROUND([.B831]/1000;0)" office:value-type="float" office:value="34865" calcext:value-type="float">
            <text:p>34865</text:p>
          </table:table-cell>
          <table:table-cell table:formula="of:=[.B831]/[.$I$4]" office:value-type="float" office:value="8716250" calcext:value-type="float">
            <text:p>8716250</text:p>
          </table:table-cell>
          <table:table-cell table:formula="of:=ROUND([.D831]/1000;0)" office:value-type="float" office:value="8716" calcext:value-type="float">
            <text:p>8716</text:p>
          </table:table-cell>
          <table:table-cell table:formula="of:=[.D831]/([.$I$1]+1)" office:value-type="float" office:value="544765.625" calcext:value-type="float">
            <text:p>544765.625</text:p>
          </table:table-cell>
          <table:table-cell table:formula="of:=ROUND([.F831]/1000;2)" office:value-type="float" office:value="544.77" calcext:value-type="float">
            <text:p>544.77</text:p>
          </table:table-cell>
          <table:table-cell table:number-columns-repeated="11"/>
        </table:table-row>
        <table:table-row table:style-name="ro1">
          <table:table-cell table:formula="of:=1+[.A831]" office:value-type="float" office:value="830" calcext:value-type="float">
            <text:p>830</text:p>
          </table:table-cell>
          <table:table-cell table:formula="of:=[.$I$3]+([.A832]*[.$I$2])" office:value-type="float" office:value="34870000" calcext:value-type="float">
            <text:p>34870000</text:p>
          </table:table-cell>
          <table:table-cell table:formula="of:=ROUND([.B832]/1000;0)" office:value-type="float" office:value="34870" calcext:value-type="float">
            <text:p>34870</text:p>
          </table:table-cell>
          <table:table-cell table:formula="of:=[.B832]/[.$I$4]" office:value-type="float" office:value="8717500" calcext:value-type="float">
            <text:p>8717500</text:p>
          </table:table-cell>
          <table:table-cell table:formula="of:=ROUND([.D832]/1000;0)" office:value-type="float" office:value="8718" calcext:value-type="float">
            <text:p>8718</text:p>
          </table:table-cell>
          <table:table-cell table:formula="of:=[.D832]/([.$I$1]+1)" office:value-type="float" office:value="544843.75" calcext:value-type="float">
            <text:p>544843.75</text:p>
          </table:table-cell>
          <table:table-cell table:formula="of:=ROUND([.F832]/1000;2)" office:value-type="float" office:value="544.84" calcext:value-type="float">
            <text:p>544.84</text:p>
          </table:table-cell>
          <table:table-cell table:number-columns-repeated="11"/>
        </table:table-row>
        <table:table-row table:style-name="ro1">
          <table:table-cell table:formula="of:=1+[.A832]" office:value-type="float" office:value="831" calcext:value-type="float">
            <text:p>831</text:p>
          </table:table-cell>
          <table:table-cell table:formula="of:=[.$I$3]+([.A833]*[.$I$2])" office:value-type="float" office:value="34875000" calcext:value-type="float">
            <text:p>34875000</text:p>
          </table:table-cell>
          <table:table-cell table:formula="of:=ROUND([.B833]/1000;0)" office:value-type="float" office:value="34875" calcext:value-type="float">
            <text:p>34875</text:p>
          </table:table-cell>
          <table:table-cell table:formula="of:=[.B833]/[.$I$4]" office:value-type="float" office:value="8718750" calcext:value-type="float">
            <text:p>8718750</text:p>
          </table:table-cell>
          <table:table-cell table:formula="of:=ROUND([.D833]/1000;0)" office:value-type="float" office:value="8719" calcext:value-type="float">
            <text:p>8719</text:p>
          </table:table-cell>
          <table:table-cell table:formula="of:=[.D833]/([.$I$1]+1)" office:value-type="float" office:value="544921.875" calcext:value-type="float">
            <text:p>544921.875</text:p>
          </table:table-cell>
          <table:table-cell table:formula="of:=ROUND([.F833]/1000;2)" office:value-type="float" office:value="544.92" calcext:value-type="float">
            <text:p>544.92</text:p>
          </table:table-cell>
          <table:table-cell table:number-columns-repeated="11"/>
        </table:table-row>
        <table:table-row table:style-name="ro1">
          <table:table-cell table:formula="of:=1+[.A833]" office:value-type="float" office:value="832" calcext:value-type="float">
            <text:p>832</text:p>
          </table:table-cell>
          <table:table-cell table:formula="of:=[.$I$3]+([.A834]*[.$I$2])" office:value-type="float" office:value="34880000" calcext:value-type="float">
            <text:p>34880000</text:p>
          </table:table-cell>
          <table:table-cell table:formula="of:=ROUND([.B834]/1000;0)" office:value-type="float" office:value="34880" calcext:value-type="float">
            <text:p>34880</text:p>
          </table:table-cell>
          <table:table-cell table:formula="of:=[.B834]/[.$I$4]" office:value-type="float" office:value="8720000" calcext:value-type="float">
            <text:p>8720000</text:p>
          </table:table-cell>
          <table:table-cell table:formula="of:=ROUND([.D834]/1000;0)" office:value-type="float" office:value="8720" calcext:value-type="float">
            <text:p>8720</text:p>
          </table:table-cell>
          <table:table-cell table:formula="of:=[.D834]/([.$I$1]+1)" office:value-type="float" office:value="545000" calcext:value-type="float">
            <text:p>545000</text:p>
          </table:table-cell>
          <table:table-cell table:formula="of:=ROUND([.F834]/1000;2)" office:value-type="float" office:value="545" calcext:value-type="float">
            <text:p>545</text:p>
          </table:table-cell>
          <table:table-cell table:number-columns-repeated="11"/>
        </table:table-row>
        <table:table-row table:style-name="ro1">
          <table:table-cell table:formula="of:=1+[.A834]" office:value-type="float" office:value="833" calcext:value-type="float">
            <text:p>833</text:p>
          </table:table-cell>
          <table:table-cell table:formula="of:=[.$I$3]+([.A835]*[.$I$2])" office:value-type="float" office:value="34885000" calcext:value-type="float">
            <text:p>34885000</text:p>
          </table:table-cell>
          <table:table-cell table:formula="of:=ROUND([.B835]/1000;0)" office:value-type="float" office:value="34885" calcext:value-type="float">
            <text:p>34885</text:p>
          </table:table-cell>
          <table:table-cell table:formula="of:=[.B835]/[.$I$4]" office:value-type="float" office:value="8721250" calcext:value-type="float">
            <text:p>8721250</text:p>
          </table:table-cell>
          <table:table-cell table:formula="of:=ROUND([.D835]/1000;0)" office:value-type="float" office:value="8721" calcext:value-type="float">
            <text:p>8721</text:p>
          </table:table-cell>
          <table:table-cell table:formula="of:=[.D835]/([.$I$1]+1)" office:value-type="float" office:value="545078.125" calcext:value-type="float">
            <text:p>545078.125</text:p>
          </table:table-cell>
          <table:table-cell table:formula="of:=ROUND([.F835]/1000;2)" office:value-type="float" office:value="545.08" calcext:value-type="float">
            <text:p>545.08</text:p>
          </table:table-cell>
          <table:table-cell table:number-columns-repeated="11"/>
        </table:table-row>
        <table:table-row table:style-name="ro1">
          <table:table-cell table:formula="of:=1+[.A835]" office:value-type="float" office:value="834" calcext:value-type="float">
            <text:p>834</text:p>
          </table:table-cell>
          <table:table-cell table:formula="of:=[.$I$3]+([.A836]*[.$I$2])" office:value-type="float" office:value="34890000" calcext:value-type="float">
            <text:p>34890000</text:p>
          </table:table-cell>
          <table:table-cell table:formula="of:=ROUND([.B836]/1000;0)" office:value-type="float" office:value="34890" calcext:value-type="float">
            <text:p>34890</text:p>
          </table:table-cell>
          <table:table-cell table:formula="of:=[.B836]/[.$I$4]" office:value-type="float" office:value="8722500" calcext:value-type="float">
            <text:p>8722500</text:p>
          </table:table-cell>
          <table:table-cell table:formula="of:=ROUND([.D836]/1000;0)" office:value-type="float" office:value="8723" calcext:value-type="float">
            <text:p>8723</text:p>
          </table:table-cell>
          <table:table-cell table:formula="of:=[.D836]/([.$I$1]+1)" office:value-type="float" office:value="545156.25" calcext:value-type="float">
            <text:p>545156.25</text:p>
          </table:table-cell>
          <table:table-cell table:formula="of:=ROUND([.F836]/1000;2)" office:value-type="float" office:value="545.16" calcext:value-type="float">
            <text:p>545.16</text:p>
          </table:table-cell>
          <table:table-cell table:number-columns-repeated="11"/>
        </table:table-row>
        <table:table-row table:style-name="ro1">
          <table:table-cell table:formula="of:=1+[.A836]" office:value-type="float" office:value="835" calcext:value-type="float">
            <text:p>835</text:p>
          </table:table-cell>
          <table:table-cell table:formula="of:=[.$I$3]+([.A837]*[.$I$2])" office:value-type="float" office:value="34895000" calcext:value-type="float">
            <text:p>34895000</text:p>
          </table:table-cell>
          <table:table-cell table:formula="of:=ROUND([.B837]/1000;0)" office:value-type="float" office:value="34895" calcext:value-type="float">
            <text:p>34895</text:p>
          </table:table-cell>
          <table:table-cell table:formula="of:=[.B837]/[.$I$4]" office:value-type="float" office:value="8723750" calcext:value-type="float">
            <text:p>8723750</text:p>
          </table:table-cell>
          <table:table-cell table:formula="of:=ROUND([.D837]/1000;0)" office:value-type="float" office:value="8724" calcext:value-type="float">
            <text:p>8724</text:p>
          </table:table-cell>
          <table:table-cell table:formula="of:=[.D837]/([.$I$1]+1)" office:value-type="float" office:value="545234.375" calcext:value-type="float">
            <text:p>545234.375</text:p>
          </table:table-cell>
          <table:table-cell table:formula="of:=ROUND([.F837]/1000;2)" office:value-type="float" office:value="545.23" calcext:value-type="float">
            <text:p>545.23</text:p>
          </table:table-cell>
          <table:table-cell table:number-columns-repeated="11"/>
        </table:table-row>
        <table:table-row table:style-name="ro1">
          <table:table-cell table:formula="of:=1+[.A837]" office:value-type="float" office:value="836" calcext:value-type="float">
            <text:p>836</text:p>
          </table:table-cell>
          <table:table-cell table:formula="of:=[.$I$3]+([.A838]*[.$I$2])" office:value-type="float" office:value="34900000" calcext:value-type="float">
            <text:p>34900000</text:p>
          </table:table-cell>
          <table:table-cell table:formula="of:=ROUND([.B838]/1000;0)" office:value-type="float" office:value="34900" calcext:value-type="float">
            <text:p>34900</text:p>
          </table:table-cell>
          <table:table-cell table:formula="of:=[.B838]/[.$I$4]" office:value-type="float" office:value="8725000" calcext:value-type="float">
            <text:p>8725000</text:p>
          </table:table-cell>
          <table:table-cell table:formula="of:=ROUND([.D838]/1000;0)" office:value-type="float" office:value="8725" calcext:value-type="float">
            <text:p>8725</text:p>
          </table:table-cell>
          <table:table-cell table:formula="of:=[.D838]/([.$I$1]+1)" office:value-type="float" office:value="545312.5" calcext:value-type="float">
            <text:p>545312.5</text:p>
          </table:table-cell>
          <table:table-cell table:formula="of:=ROUND([.F838]/1000;2)" office:value-type="float" office:value="545.31" calcext:value-type="float">
            <text:p>545.31</text:p>
          </table:table-cell>
          <table:table-cell table:number-columns-repeated="11"/>
        </table:table-row>
        <table:table-row table:style-name="ro1">
          <table:table-cell table:formula="of:=1+[.A838]" office:value-type="float" office:value="837" calcext:value-type="float">
            <text:p>837</text:p>
          </table:table-cell>
          <table:table-cell table:formula="of:=[.$I$3]+([.A839]*[.$I$2])" office:value-type="float" office:value="34905000" calcext:value-type="float">
            <text:p>34905000</text:p>
          </table:table-cell>
          <table:table-cell table:formula="of:=ROUND([.B839]/1000;0)" office:value-type="float" office:value="34905" calcext:value-type="float">
            <text:p>34905</text:p>
          </table:table-cell>
          <table:table-cell table:formula="of:=[.B839]/[.$I$4]" office:value-type="float" office:value="8726250" calcext:value-type="float">
            <text:p>8726250</text:p>
          </table:table-cell>
          <table:table-cell table:formula="of:=ROUND([.D839]/1000;0)" office:value-type="float" office:value="8726" calcext:value-type="float">
            <text:p>8726</text:p>
          </table:table-cell>
          <table:table-cell table:formula="of:=[.D839]/([.$I$1]+1)" office:value-type="float" office:value="545390.625" calcext:value-type="float">
            <text:p>545390.625</text:p>
          </table:table-cell>
          <table:table-cell table:formula="of:=ROUND([.F839]/1000;2)" office:value-type="float" office:value="545.39" calcext:value-type="float">
            <text:p>545.39</text:p>
          </table:table-cell>
          <table:table-cell table:number-columns-repeated="11"/>
        </table:table-row>
        <table:table-row table:style-name="ro1">
          <table:table-cell table:formula="of:=1+[.A839]" office:value-type="float" office:value="838" calcext:value-type="float">
            <text:p>838</text:p>
          </table:table-cell>
          <table:table-cell table:formula="of:=[.$I$3]+([.A840]*[.$I$2])" office:value-type="float" office:value="34910000" calcext:value-type="float">
            <text:p>34910000</text:p>
          </table:table-cell>
          <table:table-cell table:formula="of:=ROUND([.B840]/1000;0)" office:value-type="float" office:value="34910" calcext:value-type="float">
            <text:p>34910</text:p>
          </table:table-cell>
          <table:table-cell table:formula="of:=[.B840]/[.$I$4]" office:value-type="float" office:value="8727500" calcext:value-type="float">
            <text:p>8727500</text:p>
          </table:table-cell>
          <table:table-cell table:formula="of:=ROUND([.D840]/1000;0)" office:value-type="float" office:value="8728" calcext:value-type="float">
            <text:p>8728</text:p>
          </table:table-cell>
          <table:table-cell table:formula="of:=[.D840]/([.$I$1]+1)" office:value-type="float" office:value="545468.75" calcext:value-type="float">
            <text:p>545468.75</text:p>
          </table:table-cell>
          <table:table-cell table:formula="of:=ROUND([.F840]/1000;2)" office:value-type="float" office:value="545.47" calcext:value-type="float">
            <text:p>545.47</text:p>
          </table:table-cell>
          <table:table-cell table:number-columns-repeated="11"/>
        </table:table-row>
        <table:table-row table:style-name="ro1">
          <table:table-cell table:formula="of:=1+[.A840]" office:value-type="float" office:value="839" calcext:value-type="float">
            <text:p>839</text:p>
          </table:table-cell>
          <table:table-cell table:formula="of:=[.$I$3]+([.A841]*[.$I$2])" office:value-type="float" office:value="34915000" calcext:value-type="float">
            <text:p>34915000</text:p>
          </table:table-cell>
          <table:table-cell table:formula="of:=ROUND([.B841]/1000;0)" office:value-type="float" office:value="34915" calcext:value-type="float">
            <text:p>34915</text:p>
          </table:table-cell>
          <table:table-cell table:formula="of:=[.B841]/[.$I$4]" office:value-type="float" office:value="8728750" calcext:value-type="float">
            <text:p>8728750</text:p>
          </table:table-cell>
          <table:table-cell table:formula="of:=ROUND([.D841]/1000;0)" office:value-type="float" office:value="8729" calcext:value-type="float">
            <text:p>8729</text:p>
          </table:table-cell>
          <table:table-cell table:formula="of:=[.D841]/([.$I$1]+1)" office:value-type="float" office:value="545546.875" calcext:value-type="float">
            <text:p>545546.875</text:p>
          </table:table-cell>
          <table:table-cell table:formula="of:=ROUND([.F841]/1000;2)" office:value-type="float" office:value="545.55" calcext:value-type="float">
            <text:p>545.55</text:p>
          </table:table-cell>
          <table:table-cell table:number-columns-repeated="11"/>
        </table:table-row>
        <table:table-row table:style-name="ro1">
          <table:table-cell table:formula="of:=1+[.A841]" office:value-type="float" office:value="840" calcext:value-type="float">
            <text:p>840</text:p>
          </table:table-cell>
          <table:table-cell table:formula="of:=[.$I$3]+([.A842]*[.$I$2])" office:value-type="float" office:value="34920000" calcext:value-type="float">
            <text:p>34920000</text:p>
          </table:table-cell>
          <table:table-cell table:formula="of:=ROUND([.B842]/1000;0)" office:value-type="float" office:value="34920" calcext:value-type="float">
            <text:p>34920</text:p>
          </table:table-cell>
          <table:table-cell table:formula="of:=[.B842]/[.$I$4]" office:value-type="float" office:value="8730000" calcext:value-type="float">
            <text:p>8730000</text:p>
          </table:table-cell>
          <table:table-cell table:formula="of:=ROUND([.D842]/1000;0)" office:value-type="float" office:value="8730" calcext:value-type="float">
            <text:p>8730</text:p>
          </table:table-cell>
          <table:table-cell table:formula="of:=[.D842]/([.$I$1]+1)" office:value-type="float" office:value="545625" calcext:value-type="float">
            <text:p>545625</text:p>
          </table:table-cell>
          <table:table-cell table:formula="of:=ROUND([.F842]/1000;2)" office:value-type="float" office:value="545.63" calcext:value-type="float">
            <text:p>545.63</text:p>
          </table:table-cell>
          <table:table-cell table:number-columns-repeated="11"/>
        </table:table-row>
        <table:table-row table:style-name="ro1">
          <table:table-cell table:formula="of:=1+[.A842]" office:value-type="float" office:value="841" calcext:value-type="float">
            <text:p>841</text:p>
          </table:table-cell>
          <table:table-cell table:formula="of:=[.$I$3]+([.A843]*[.$I$2])" office:value-type="float" office:value="34925000" calcext:value-type="float">
            <text:p>34925000</text:p>
          </table:table-cell>
          <table:table-cell table:formula="of:=ROUND([.B843]/1000;0)" office:value-type="float" office:value="34925" calcext:value-type="float">
            <text:p>34925</text:p>
          </table:table-cell>
          <table:table-cell table:formula="of:=[.B843]/[.$I$4]" office:value-type="float" office:value="8731250" calcext:value-type="float">
            <text:p>8731250</text:p>
          </table:table-cell>
          <table:table-cell table:formula="of:=ROUND([.D843]/1000;0)" office:value-type="float" office:value="8731" calcext:value-type="float">
            <text:p>8731</text:p>
          </table:table-cell>
          <table:table-cell table:formula="of:=[.D843]/([.$I$1]+1)" office:value-type="float" office:value="545703.125" calcext:value-type="float">
            <text:p>545703.125</text:p>
          </table:table-cell>
          <table:table-cell table:formula="of:=ROUND([.F843]/1000;2)" office:value-type="float" office:value="545.7" calcext:value-type="float">
            <text:p>545.7</text:p>
          </table:table-cell>
          <table:table-cell table:number-columns-repeated="11"/>
        </table:table-row>
        <table:table-row table:style-name="ro1">
          <table:table-cell table:formula="of:=1+[.A843]" office:value-type="float" office:value="842" calcext:value-type="float">
            <text:p>842</text:p>
          </table:table-cell>
          <table:table-cell table:formula="of:=[.$I$3]+([.A844]*[.$I$2])" office:value-type="float" office:value="34930000" calcext:value-type="float">
            <text:p>34930000</text:p>
          </table:table-cell>
          <table:table-cell table:formula="of:=ROUND([.B844]/1000;0)" office:value-type="float" office:value="34930" calcext:value-type="float">
            <text:p>34930</text:p>
          </table:table-cell>
          <table:table-cell table:formula="of:=[.B844]/[.$I$4]" office:value-type="float" office:value="8732500" calcext:value-type="float">
            <text:p>8732500</text:p>
          </table:table-cell>
          <table:table-cell table:formula="of:=ROUND([.D844]/1000;0)" office:value-type="float" office:value="8733" calcext:value-type="float">
            <text:p>8733</text:p>
          </table:table-cell>
          <table:table-cell table:formula="of:=[.D844]/([.$I$1]+1)" office:value-type="float" office:value="545781.25" calcext:value-type="float">
            <text:p>545781.25</text:p>
          </table:table-cell>
          <table:table-cell table:formula="of:=ROUND([.F844]/1000;2)" office:value-type="float" office:value="545.78" calcext:value-type="float">
            <text:p>545.78</text:p>
          </table:table-cell>
          <table:table-cell table:number-columns-repeated="11"/>
        </table:table-row>
        <table:table-row table:style-name="ro1">
          <table:table-cell table:formula="of:=1+[.A844]" office:value-type="float" office:value="843" calcext:value-type="float">
            <text:p>843</text:p>
          </table:table-cell>
          <table:table-cell table:formula="of:=[.$I$3]+([.A845]*[.$I$2])" office:value-type="float" office:value="34935000" calcext:value-type="float">
            <text:p>34935000</text:p>
          </table:table-cell>
          <table:table-cell table:formula="of:=ROUND([.B845]/1000;0)" office:value-type="float" office:value="34935" calcext:value-type="float">
            <text:p>34935</text:p>
          </table:table-cell>
          <table:table-cell table:formula="of:=[.B845]/[.$I$4]" office:value-type="float" office:value="8733750" calcext:value-type="float">
            <text:p>8733750</text:p>
          </table:table-cell>
          <table:table-cell table:formula="of:=ROUND([.D845]/1000;0)" office:value-type="float" office:value="8734" calcext:value-type="float">
            <text:p>8734</text:p>
          </table:table-cell>
          <table:table-cell table:formula="of:=[.D845]/([.$I$1]+1)" office:value-type="float" office:value="545859.375" calcext:value-type="float">
            <text:p>545859.375</text:p>
          </table:table-cell>
          <table:table-cell table:formula="of:=ROUND([.F845]/1000;2)" office:value-type="float" office:value="545.86" calcext:value-type="float">
            <text:p>545.86</text:p>
          </table:table-cell>
          <table:table-cell table:number-columns-repeated="11"/>
        </table:table-row>
        <table:table-row table:style-name="ro1">
          <table:table-cell table:formula="of:=1+[.A845]" office:value-type="float" office:value="844" calcext:value-type="float">
            <text:p>844</text:p>
          </table:table-cell>
          <table:table-cell table:formula="of:=[.$I$3]+([.A846]*[.$I$2])" office:value-type="float" office:value="34940000" calcext:value-type="float">
            <text:p>34940000</text:p>
          </table:table-cell>
          <table:table-cell table:formula="of:=ROUND([.B846]/1000;0)" office:value-type="float" office:value="34940" calcext:value-type="float">
            <text:p>34940</text:p>
          </table:table-cell>
          <table:table-cell table:formula="of:=[.B846]/[.$I$4]" office:value-type="float" office:value="8735000" calcext:value-type="float">
            <text:p>8735000</text:p>
          </table:table-cell>
          <table:table-cell table:formula="of:=ROUND([.D846]/1000;0)" office:value-type="float" office:value="8735" calcext:value-type="float">
            <text:p>8735</text:p>
          </table:table-cell>
          <table:table-cell table:formula="of:=[.D846]/([.$I$1]+1)" office:value-type="float" office:value="545937.5" calcext:value-type="float">
            <text:p>545937.5</text:p>
          </table:table-cell>
          <table:table-cell table:formula="of:=ROUND([.F846]/1000;2)" office:value-type="float" office:value="545.94" calcext:value-type="float">
            <text:p>545.94</text:p>
          </table:table-cell>
          <table:table-cell table:number-columns-repeated="11"/>
        </table:table-row>
        <table:table-row table:style-name="ro1">
          <table:table-cell table:formula="of:=1+[.A846]" office:value-type="float" office:value="845" calcext:value-type="float">
            <text:p>845</text:p>
          </table:table-cell>
          <table:table-cell table:formula="of:=[.$I$3]+([.A847]*[.$I$2])" office:value-type="float" office:value="34945000" calcext:value-type="float">
            <text:p>34945000</text:p>
          </table:table-cell>
          <table:table-cell table:formula="of:=ROUND([.B847]/1000;0)" office:value-type="float" office:value="34945" calcext:value-type="float">
            <text:p>34945</text:p>
          </table:table-cell>
          <table:table-cell table:formula="of:=[.B847]/[.$I$4]" office:value-type="float" office:value="8736250" calcext:value-type="float">
            <text:p>8736250</text:p>
          </table:table-cell>
          <table:table-cell table:formula="of:=ROUND([.D847]/1000;0)" office:value-type="float" office:value="8736" calcext:value-type="float">
            <text:p>8736</text:p>
          </table:table-cell>
          <table:table-cell table:formula="of:=[.D847]/([.$I$1]+1)" office:value-type="float" office:value="546015.625" calcext:value-type="float">
            <text:p>546015.625</text:p>
          </table:table-cell>
          <table:table-cell table:formula="of:=ROUND([.F847]/1000;2)" office:value-type="float" office:value="546.02" calcext:value-type="float">
            <text:p>546.02</text:p>
          </table:table-cell>
          <table:table-cell table:number-columns-repeated="11"/>
        </table:table-row>
        <table:table-row table:style-name="ro1">
          <table:table-cell table:formula="of:=1+[.A847]" office:value-type="float" office:value="846" calcext:value-type="float">
            <text:p>846</text:p>
          </table:table-cell>
          <table:table-cell table:formula="of:=[.$I$3]+([.A848]*[.$I$2])" office:value-type="float" office:value="34950000" calcext:value-type="float">
            <text:p>34950000</text:p>
          </table:table-cell>
          <table:table-cell table:formula="of:=ROUND([.B848]/1000;0)" office:value-type="float" office:value="34950" calcext:value-type="float">
            <text:p>34950</text:p>
          </table:table-cell>
          <table:table-cell table:formula="of:=[.B848]/[.$I$4]" office:value-type="float" office:value="8737500" calcext:value-type="float">
            <text:p>8737500</text:p>
          </table:table-cell>
          <table:table-cell table:formula="of:=ROUND([.D848]/1000;0)" office:value-type="float" office:value="8738" calcext:value-type="float">
            <text:p>8738</text:p>
          </table:table-cell>
          <table:table-cell table:formula="of:=[.D848]/([.$I$1]+1)" office:value-type="float" office:value="546093.75" calcext:value-type="float">
            <text:p>546093.75</text:p>
          </table:table-cell>
          <table:table-cell table:formula="of:=ROUND([.F848]/1000;2)" office:value-type="float" office:value="546.09" calcext:value-type="float">
            <text:p>546.09</text:p>
          </table:table-cell>
          <table:table-cell table:number-columns-repeated="11"/>
        </table:table-row>
        <table:table-row table:style-name="ro1">
          <table:table-cell table:formula="of:=1+[.A848]" office:value-type="float" office:value="847" calcext:value-type="float">
            <text:p>847</text:p>
          </table:table-cell>
          <table:table-cell table:formula="of:=[.$I$3]+([.A849]*[.$I$2])" office:value-type="float" office:value="34955000" calcext:value-type="float">
            <text:p>34955000</text:p>
          </table:table-cell>
          <table:table-cell table:formula="of:=ROUND([.B849]/1000;0)" office:value-type="float" office:value="34955" calcext:value-type="float">
            <text:p>34955</text:p>
          </table:table-cell>
          <table:table-cell table:formula="of:=[.B849]/[.$I$4]" office:value-type="float" office:value="8738750" calcext:value-type="float">
            <text:p>8738750</text:p>
          </table:table-cell>
          <table:table-cell table:formula="of:=ROUND([.D849]/1000;0)" office:value-type="float" office:value="8739" calcext:value-type="float">
            <text:p>8739</text:p>
          </table:table-cell>
          <table:table-cell table:formula="of:=[.D849]/([.$I$1]+1)" office:value-type="float" office:value="546171.875" calcext:value-type="float">
            <text:p>546171.875</text:p>
          </table:table-cell>
          <table:table-cell table:formula="of:=ROUND([.F849]/1000;2)" office:value-type="float" office:value="546.17" calcext:value-type="float">
            <text:p>546.17</text:p>
          </table:table-cell>
          <table:table-cell table:number-columns-repeated="11"/>
        </table:table-row>
        <table:table-row table:style-name="ro1">
          <table:table-cell table:formula="of:=1+[.A849]" office:value-type="float" office:value="848" calcext:value-type="float">
            <text:p>848</text:p>
          </table:table-cell>
          <table:table-cell table:formula="of:=[.$I$3]+([.A850]*[.$I$2])" office:value-type="float" office:value="34960000" calcext:value-type="float">
            <text:p>34960000</text:p>
          </table:table-cell>
          <table:table-cell table:formula="of:=ROUND([.B850]/1000;0)" office:value-type="float" office:value="34960" calcext:value-type="float">
            <text:p>34960</text:p>
          </table:table-cell>
          <table:table-cell table:formula="of:=[.B850]/[.$I$4]" office:value-type="float" office:value="8740000" calcext:value-type="float">
            <text:p>8740000</text:p>
          </table:table-cell>
          <table:table-cell table:formula="of:=ROUND([.D850]/1000;0)" office:value-type="float" office:value="8740" calcext:value-type="float">
            <text:p>8740</text:p>
          </table:table-cell>
          <table:table-cell table:formula="of:=[.D850]/([.$I$1]+1)" office:value-type="float" office:value="546250" calcext:value-type="float">
            <text:p>546250</text:p>
          </table:table-cell>
          <table:table-cell table:formula="of:=ROUND([.F850]/1000;2)" office:value-type="float" office:value="546.25" calcext:value-type="float">
            <text:p>546.25</text:p>
          </table:table-cell>
          <table:table-cell table:number-columns-repeated="11"/>
        </table:table-row>
        <table:table-row table:style-name="ro1">
          <table:table-cell table:formula="of:=1+[.A850]" office:value-type="float" office:value="849" calcext:value-type="float">
            <text:p>849</text:p>
          </table:table-cell>
          <table:table-cell table:formula="of:=[.$I$3]+([.A851]*[.$I$2])" office:value-type="float" office:value="34965000" calcext:value-type="float">
            <text:p>34965000</text:p>
          </table:table-cell>
          <table:table-cell table:formula="of:=ROUND([.B851]/1000;0)" office:value-type="float" office:value="34965" calcext:value-type="float">
            <text:p>34965</text:p>
          </table:table-cell>
          <table:table-cell table:formula="of:=[.B851]/[.$I$4]" office:value-type="float" office:value="8741250" calcext:value-type="float">
            <text:p>8741250</text:p>
          </table:table-cell>
          <table:table-cell table:formula="of:=ROUND([.D851]/1000;0)" office:value-type="float" office:value="8741" calcext:value-type="float">
            <text:p>8741</text:p>
          </table:table-cell>
          <table:table-cell table:formula="of:=[.D851]/([.$I$1]+1)" office:value-type="float" office:value="546328.125" calcext:value-type="float">
            <text:p>546328.125</text:p>
          </table:table-cell>
          <table:table-cell table:formula="of:=ROUND([.F851]/1000;2)" office:value-type="float" office:value="546.33" calcext:value-type="float">
            <text:p>546.33</text:p>
          </table:table-cell>
          <table:table-cell table:number-columns-repeated="11"/>
        </table:table-row>
        <table:table-row table:style-name="ro1">
          <table:table-cell table:formula="of:=1+[.A851]" office:value-type="float" office:value="850" calcext:value-type="float">
            <text:p>850</text:p>
          </table:table-cell>
          <table:table-cell table:formula="of:=[.$I$3]+([.A852]*[.$I$2])" office:value-type="float" office:value="34970000" calcext:value-type="float">
            <text:p>34970000</text:p>
          </table:table-cell>
          <table:table-cell table:formula="of:=ROUND([.B852]/1000;0)" office:value-type="float" office:value="34970" calcext:value-type="float">
            <text:p>34970</text:p>
          </table:table-cell>
          <table:table-cell table:formula="of:=[.B852]/[.$I$4]" office:value-type="float" office:value="8742500" calcext:value-type="float">
            <text:p>8742500</text:p>
          </table:table-cell>
          <table:table-cell table:formula="of:=ROUND([.D852]/1000;0)" office:value-type="float" office:value="8743" calcext:value-type="float">
            <text:p>8743</text:p>
          </table:table-cell>
          <table:table-cell table:formula="of:=[.D852]/([.$I$1]+1)" office:value-type="float" office:value="546406.25" calcext:value-type="float">
            <text:p>546406.25</text:p>
          </table:table-cell>
          <table:table-cell table:formula="of:=ROUND([.F852]/1000;2)" office:value-type="float" office:value="546.41" calcext:value-type="float">
            <text:p>546.41</text:p>
          </table:table-cell>
          <table:table-cell table:number-columns-repeated="11"/>
        </table:table-row>
        <table:table-row table:style-name="ro1">
          <table:table-cell table:formula="of:=1+[.A852]" office:value-type="float" office:value="851" calcext:value-type="float">
            <text:p>851</text:p>
          </table:table-cell>
          <table:table-cell table:formula="of:=[.$I$3]+([.A853]*[.$I$2])" office:value-type="float" office:value="34975000" calcext:value-type="float">
            <text:p>34975000</text:p>
          </table:table-cell>
          <table:table-cell table:formula="of:=ROUND([.B853]/1000;0)" office:value-type="float" office:value="34975" calcext:value-type="float">
            <text:p>34975</text:p>
          </table:table-cell>
          <table:table-cell table:formula="of:=[.B853]/[.$I$4]" office:value-type="float" office:value="8743750" calcext:value-type="float">
            <text:p>8743750</text:p>
          </table:table-cell>
          <table:table-cell table:formula="of:=ROUND([.D853]/1000;0)" office:value-type="float" office:value="8744" calcext:value-type="float">
            <text:p>8744</text:p>
          </table:table-cell>
          <table:table-cell table:formula="of:=[.D853]/([.$I$1]+1)" office:value-type="float" office:value="546484.375" calcext:value-type="float">
            <text:p>546484.375</text:p>
          </table:table-cell>
          <table:table-cell table:formula="of:=ROUND([.F853]/1000;2)" office:value-type="float" office:value="546.48" calcext:value-type="float">
            <text:p>546.48</text:p>
          </table:table-cell>
          <table:table-cell table:number-columns-repeated="11"/>
        </table:table-row>
        <table:table-row table:style-name="ro1">
          <table:table-cell table:formula="of:=1+[.A853]" office:value-type="float" office:value="852" calcext:value-type="float">
            <text:p>852</text:p>
          </table:table-cell>
          <table:table-cell table:formula="of:=[.$I$3]+([.A854]*[.$I$2])" office:value-type="float" office:value="34980000" calcext:value-type="float">
            <text:p>34980000</text:p>
          </table:table-cell>
          <table:table-cell table:formula="of:=ROUND([.B854]/1000;0)" office:value-type="float" office:value="34980" calcext:value-type="float">
            <text:p>34980</text:p>
          </table:table-cell>
          <table:table-cell table:formula="of:=[.B854]/[.$I$4]" office:value-type="float" office:value="8745000" calcext:value-type="float">
            <text:p>8745000</text:p>
          </table:table-cell>
          <table:table-cell table:formula="of:=ROUND([.D854]/1000;0)" office:value-type="float" office:value="8745" calcext:value-type="float">
            <text:p>8745</text:p>
          </table:table-cell>
          <table:table-cell table:formula="of:=[.D854]/([.$I$1]+1)" office:value-type="float" office:value="546562.5" calcext:value-type="float">
            <text:p>546562.5</text:p>
          </table:table-cell>
          <table:table-cell table:formula="of:=ROUND([.F854]/1000;2)" office:value-type="float" office:value="546.56" calcext:value-type="float">
            <text:p>546.56</text:p>
          </table:table-cell>
          <table:table-cell table:number-columns-repeated="11"/>
        </table:table-row>
        <table:table-row table:style-name="ro1">
          <table:table-cell table:formula="of:=1+[.A854]" office:value-type="float" office:value="853" calcext:value-type="float">
            <text:p>853</text:p>
          </table:table-cell>
          <table:table-cell table:formula="of:=[.$I$3]+([.A855]*[.$I$2])" office:value-type="float" office:value="34985000" calcext:value-type="float">
            <text:p>34985000</text:p>
          </table:table-cell>
          <table:table-cell table:formula="of:=ROUND([.B855]/1000;0)" office:value-type="float" office:value="34985" calcext:value-type="float">
            <text:p>34985</text:p>
          </table:table-cell>
          <table:table-cell table:formula="of:=[.B855]/[.$I$4]" office:value-type="float" office:value="8746250" calcext:value-type="float">
            <text:p>8746250</text:p>
          </table:table-cell>
          <table:table-cell table:formula="of:=ROUND([.D855]/1000;0)" office:value-type="float" office:value="8746" calcext:value-type="float">
            <text:p>8746</text:p>
          </table:table-cell>
          <table:table-cell table:formula="of:=[.D855]/([.$I$1]+1)" office:value-type="float" office:value="546640.625" calcext:value-type="float">
            <text:p>546640.625</text:p>
          </table:table-cell>
          <table:table-cell table:formula="of:=ROUND([.F855]/1000;2)" office:value-type="float" office:value="546.64" calcext:value-type="float">
            <text:p>546.64</text:p>
          </table:table-cell>
          <table:table-cell table:number-columns-repeated="11"/>
        </table:table-row>
        <table:table-row table:style-name="ro1">
          <table:table-cell table:formula="of:=1+[.A855]" office:value-type="float" office:value="854" calcext:value-type="float">
            <text:p>854</text:p>
          </table:table-cell>
          <table:table-cell table:formula="of:=[.$I$3]+([.A856]*[.$I$2])" office:value-type="float" office:value="34990000" calcext:value-type="float">
            <text:p>34990000</text:p>
          </table:table-cell>
          <table:table-cell table:formula="of:=ROUND([.B856]/1000;0)" office:value-type="float" office:value="34990" calcext:value-type="float">
            <text:p>34990</text:p>
          </table:table-cell>
          <table:table-cell table:formula="of:=[.B856]/[.$I$4]" office:value-type="float" office:value="8747500" calcext:value-type="float">
            <text:p>8747500</text:p>
          </table:table-cell>
          <table:table-cell table:formula="of:=ROUND([.D856]/1000;0)" office:value-type="float" office:value="8748" calcext:value-type="float">
            <text:p>8748</text:p>
          </table:table-cell>
          <table:table-cell table:formula="of:=[.D856]/([.$I$1]+1)" office:value-type="float" office:value="546718.75" calcext:value-type="float">
            <text:p>546718.75</text:p>
          </table:table-cell>
          <table:table-cell table:formula="of:=ROUND([.F856]/1000;2)" office:value-type="float" office:value="546.72" calcext:value-type="float">
            <text:p>546.72</text:p>
          </table:table-cell>
          <table:table-cell table:number-columns-repeated="11"/>
        </table:table-row>
        <table:table-row table:style-name="ro1">
          <table:table-cell table:formula="of:=1+[.A856]" office:value-type="float" office:value="855" calcext:value-type="float">
            <text:p>855</text:p>
          </table:table-cell>
          <table:table-cell table:formula="of:=[.$I$3]+([.A857]*[.$I$2])" office:value-type="float" office:value="34995000" calcext:value-type="float">
            <text:p>34995000</text:p>
          </table:table-cell>
          <table:table-cell table:formula="of:=ROUND([.B857]/1000;0)" office:value-type="float" office:value="34995" calcext:value-type="float">
            <text:p>34995</text:p>
          </table:table-cell>
          <table:table-cell table:formula="of:=[.B857]/[.$I$4]" office:value-type="float" office:value="8748750" calcext:value-type="float">
            <text:p>8748750</text:p>
          </table:table-cell>
          <table:table-cell table:formula="of:=ROUND([.D857]/1000;0)" office:value-type="float" office:value="8749" calcext:value-type="float">
            <text:p>8749</text:p>
          </table:table-cell>
          <table:table-cell table:formula="of:=[.D857]/([.$I$1]+1)" office:value-type="float" office:value="546796.875" calcext:value-type="float">
            <text:p>546796.875</text:p>
          </table:table-cell>
          <table:table-cell table:formula="of:=ROUND([.F857]/1000;2)" office:value-type="float" office:value="546.8" calcext:value-type="float">
            <text:p>546.8</text:p>
          </table:table-cell>
          <table:table-cell table:number-columns-repeated="11"/>
        </table:table-row>
        <table:table-row table:style-name="ro1">
          <table:table-cell table:formula="of:=1+[.A857]" office:value-type="float" office:value="856" calcext:value-type="float">
            <text:p>856</text:p>
          </table:table-cell>
          <table:table-cell table:formula="of:=[.$I$3]+([.A858]*[.$I$2])" office:value-type="float" office:value="35000000" calcext:value-type="float">
            <text:p>35000000</text:p>
          </table:table-cell>
          <table:table-cell table:formula="of:=ROUND([.B858]/1000;0)" office:value-type="float" office:value="35000" calcext:value-type="float">
            <text:p>35000</text:p>
          </table:table-cell>
          <table:table-cell table:formula="of:=[.B858]/[.$I$4]" office:value-type="float" office:value="8750000" calcext:value-type="float">
            <text:p>8750000</text:p>
          </table:table-cell>
          <table:table-cell table:formula="of:=ROUND([.D858]/1000;0)" office:value-type="float" office:value="8750" calcext:value-type="float">
            <text:p>8750</text:p>
          </table:table-cell>
          <table:table-cell table:formula="of:=[.D858]/([.$I$1]+1)" office:value-type="float" office:value="546875" calcext:value-type="float">
            <text:p>546875</text:p>
          </table:table-cell>
          <table:table-cell table:formula="of:=ROUND([.F858]/1000;2)" office:value-type="float" office:value="546.88" calcext:value-type="float">
            <text:p>546.88</text:p>
          </table:table-cell>
          <table:table-cell table:number-columns-repeated="11"/>
        </table:table-row>
        <table:table-row table:style-name="ro1">
          <table:table-cell table:formula="of:=1+[.A858]" office:value-type="float" office:value="857" calcext:value-type="float">
            <text:p>857</text:p>
          </table:table-cell>
          <table:table-cell table:formula="of:=[.$I$3]+([.A859]*[.$I$2])" office:value-type="float" office:value="35005000" calcext:value-type="float">
            <text:p>35005000</text:p>
          </table:table-cell>
          <table:table-cell table:formula="of:=ROUND([.B859]/1000;0)" office:value-type="float" office:value="35005" calcext:value-type="float">
            <text:p>35005</text:p>
          </table:table-cell>
          <table:table-cell table:formula="of:=[.B859]/[.$I$4]" office:value-type="float" office:value="8751250" calcext:value-type="float">
            <text:p>8751250</text:p>
          </table:table-cell>
          <table:table-cell table:formula="of:=ROUND([.D859]/1000;0)" office:value-type="float" office:value="8751" calcext:value-type="float">
            <text:p>8751</text:p>
          </table:table-cell>
          <table:table-cell table:formula="of:=[.D859]/([.$I$1]+1)" office:value-type="float" office:value="546953.125" calcext:value-type="float">
            <text:p>546953.125</text:p>
          </table:table-cell>
          <table:table-cell table:formula="of:=ROUND([.F859]/1000;2)" office:value-type="float" office:value="546.95" calcext:value-type="float">
            <text:p>546.95</text:p>
          </table:table-cell>
          <table:table-cell table:number-columns-repeated="11"/>
        </table:table-row>
        <table:table-row table:style-name="ro1">
          <table:table-cell table:formula="of:=1+[.A859]" office:value-type="float" office:value="858" calcext:value-type="float">
            <text:p>858</text:p>
          </table:table-cell>
          <table:table-cell table:formula="of:=[.$I$3]+([.A860]*[.$I$2])" office:value-type="float" office:value="35010000" calcext:value-type="float">
            <text:p>35010000</text:p>
          </table:table-cell>
          <table:table-cell table:formula="of:=ROUND([.B860]/1000;0)" office:value-type="float" office:value="35010" calcext:value-type="float">
            <text:p>35010</text:p>
          </table:table-cell>
          <table:table-cell table:formula="of:=[.B860]/[.$I$4]" office:value-type="float" office:value="8752500" calcext:value-type="float">
            <text:p>8752500</text:p>
          </table:table-cell>
          <table:table-cell table:formula="of:=ROUND([.D860]/1000;0)" office:value-type="float" office:value="8753" calcext:value-type="float">
            <text:p>8753</text:p>
          </table:table-cell>
          <table:table-cell table:formula="of:=[.D860]/([.$I$1]+1)" office:value-type="float" office:value="547031.25" calcext:value-type="float">
            <text:p>547031.25</text:p>
          </table:table-cell>
          <table:table-cell table:formula="of:=ROUND([.F860]/1000;2)" office:value-type="float" office:value="547.03" calcext:value-type="float">
            <text:p>547.03</text:p>
          </table:table-cell>
          <table:table-cell table:number-columns-repeated="11"/>
        </table:table-row>
        <table:table-row table:style-name="ro1">
          <table:table-cell table:formula="of:=1+[.A860]" office:value-type="float" office:value="859" calcext:value-type="float">
            <text:p>859</text:p>
          </table:table-cell>
          <table:table-cell table:formula="of:=[.$I$3]+([.A861]*[.$I$2])" office:value-type="float" office:value="35015000" calcext:value-type="float">
            <text:p>35015000</text:p>
          </table:table-cell>
          <table:table-cell table:formula="of:=ROUND([.B861]/1000;0)" office:value-type="float" office:value="35015" calcext:value-type="float">
            <text:p>35015</text:p>
          </table:table-cell>
          <table:table-cell table:formula="of:=[.B861]/[.$I$4]" office:value-type="float" office:value="8753750" calcext:value-type="float">
            <text:p>8753750</text:p>
          </table:table-cell>
          <table:table-cell table:formula="of:=ROUND([.D861]/1000;0)" office:value-type="float" office:value="8754" calcext:value-type="float">
            <text:p>8754</text:p>
          </table:table-cell>
          <table:table-cell table:formula="of:=[.D861]/([.$I$1]+1)" office:value-type="float" office:value="547109.375" calcext:value-type="float">
            <text:p>547109.375</text:p>
          </table:table-cell>
          <table:table-cell table:formula="of:=ROUND([.F861]/1000;2)" office:value-type="float" office:value="547.11" calcext:value-type="float">
            <text:p>547.11</text:p>
          </table:table-cell>
          <table:table-cell table:number-columns-repeated="11"/>
        </table:table-row>
        <table:table-row table:style-name="ro1">
          <table:table-cell table:formula="of:=1+[.A861]" office:value-type="float" office:value="860" calcext:value-type="float">
            <text:p>860</text:p>
          </table:table-cell>
          <table:table-cell table:formula="of:=[.$I$3]+([.A862]*[.$I$2])" office:value-type="float" office:value="35020000" calcext:value-type="float">
            <text:p>35020000</text:p>
          </table:table-cell>
          <table:table-cell table:formula="of:=ROUND([.B862]/1000;0)" office:value-type="float" office:value="35020" calcext:value-type="float">
            <text:p>35020</text:p>
          </table:table-cell>
          <table:table-cell table:formula="of:=[.B862]/[.$I$4]" office:value-type="float" office:value="8755000" calcext:value-type="float">
            <text:p>8755000</text:p>
          </table:table-cell>
          <table:table-cell table:formula="of:=ROUND([.D862]/1000;0)" office:value-type="float" office:value="8755" calcext:value-type="float">
            <text:p>8755</text:p>
          </table:table-cell>
          <table:table-cell table:formula="of:=[.D862]/([.$I$1]+1)" office:value-type="float" office:value="547187.5" calcext:value-type="float">
            <text:p>547187.5</text:p>
          </table:table-cell>
          <table:table-cell table:formula="of:=ROUND([.F862]/1000;2)" office:value-type="float" office:value="547.19" calcext:value-type="float">
            <text:p>547.19</text:p>
          </table:table-cell>
          <table:table-cell table:number-columns-repeated="11"/>
        </table:table-row>
        <table:table-row table:style-name="ro1">
          <table:table-cell table:formula="of:=1+[.A862]" office:value-type="float" office:value="861" calcext:value-type="float">
            <text:p>861</text:p>
          </table:table-cell>
          <table:table-cell table:formula="of:=[.$I$3]+([.A863]*[.$I$2])" office:value-type="float" office:value="35025000" calcext:value-type="float">
            <text:p>35025000</text:p>
          </table:table-cell>
          <table:table-cell table:formula="of:=ROUND([.B863]/1000;0)" office:value-type="float" office:value="35025" calcext:value-type="float">
            <text:p>35025</text:p>
          </table:table-cell>
          <table:table-cell table:formula="of:=[.B863]/[.$I$4]" office:value-type="float" office:value="8756250" calcext:value-type="float">
            <text:p>8756250</text:p>
          </table:table-cell>
          <table:table-cell table:formula="of:=ROUND([.D863]/1000;0)" office:value-type="float" office:value="8756" calcext:value-type="float">
            <text:p>8756</text:p>
          </table:table-cell>
          <table:table-cell table:formula="of:=[.D863]/([.$I$1]+1)" office:value-type="float" office:value="547265.625" calcext:value-type="float">
            <text:p>547265.625</text:p>
          </table:table-cell>
          <table:table-cell table:formula="of:=ROUND([.F863]/1000;2)" office:value-type="float" office:value="547.27" calcext:value-type="float">
            <text:p>547.27</text:p>
          </table:table-cell>
          <table:table-cell table:number-columns-repeated="11"/>
        </table:table-row>
        <table:table-row table:style-name="ro1">
          <table:table-cell table:formula="of:=1+[.A863]" office:value-type="float" office:value="862" calcext:value-type="float">
            <text:p>862</text:p>
          </table:table-cell>
          <table:table-cell table:formula="of:=[.$I$3]+([.A864]*[.$I$2])" office:value-type="float" office:value="35030000" calcext:value-type="float">
            <text:p>35030000</text:p>
          </table:table-cell>
          <table:table-cell table:formula="of:=ROUND([.B864]/1000;0)" office:value-type="float" office:value="35030" calcext:value-type="float">
            <text:p>35030</text:p>
          </table:table-cell>
          <table:table-cell table:formula="of:=[.B864]/[.$I$4]" office:value-type="float" office:value="8757500" calcext:value-type="float">
            <text:p>8757500</text:p>
          </table:table-cell>
          <table:table-cell table:formula="of:=ROUND([.D864]/1000;0)" office:value-type="float" office:value="8758" calcext:value-type="float">
            <text:p>8758</text:p>
          </table:table-cell>
          <table:table-cell table:formula="of:=[.D864]/([.$I$1]+1)" office:value-type="float" office:value="547343.75" calcext:value-type="float">
            <text:p>547343.75</text:p>
          </table:table-cell>
          <table:table-cell table:formula="of:=ROUND([.F864]/1000;2)" office:value-type="float" office:value="547.34" calcext:value-type="float">
            <text:p>547.34</text:p>
          </table:table-cell>
          <table:table-cell table:number-columns-repeated="11"/>
        </table:table-row>
        <table:table-row table:style-name="ro1">
          <table:table-cell table:formula="of:=1+[.A864]" office:value-type="float" office:value="863" calcext:value-type="float">
            <text:p>863</text:p>
          </table:table-cell>
          <table:table-cell table:formula="of:=[.$I$3]+([.A865]*[.$I$2])" office:value-type="float" office:value="35035000" calcext:value-type="float">
            <text:p>35035000</text:p>
          </table:table-cell>
          <table:table-cell table:formula="of:=ROUND([.B865]/1000;0)" office:value-type="float" office:value="35035" calcext:value-type="float">
            <text:p>35035</text:p>
          </table:table-cell>
          <table:table-cell table:formula="of:=[.B865]/[.$I$4]" office:value-type="float" office:value="8758750" calcext:value-type="float">
            <text:p>8758750</text:p>
          </table:table-cell>
          <table:table-cell table:formula="of:=ROUND([.D865]/1000;0)" office:value-type="float" office:value="8759" calcext:value-type="float">
            <text:p>8759</text:p>
          </table:table-cell>
          <table:table-cell table:formula="of:=[.D865]/([.$I$1]+1)" office:value-type="float" office:value="547421.875" calcext:value-type="float">
            <text:p>547421.875</text:p>
          </table:table-cell>
          <table:table-cell table:formula="of:=ROUND([.F865]/1000;2)" office:value-type="float" office:value="547.42" calcext:value-type="float">
            <text:p>547.42</text:p>
          </table:table-cell>
          <table:table-cell table:number-columns-repeated="11"/>
        </table:table-row>
        <table:table-row table:style-name="ro1">
          <table:table-cell table:formula="of:=1+[.A865]" office:value-type="float" office:value="864" calcext:value-type="float">
            <text:p>864</text:p>
          </table:table-cell>
          <table:table-cell table:formula="of:=[.$I$3]+([.A866]*[.$I$2])" office:value-type="float" office:value="35040000" calcext:value-type="float">
            <text:p>35040000</text:p>
          </table:table-cell>
          <table:table-cell table:formula="of:=ROUND([.B866]/1000;0)" office:value-type="float" office:value="35040" calcext:value-type="float">
            <text:p>35040</text:p>
          </table:table-cell>
          <table:table-cell table:formula="of:=[.B866]/[.$I$4]" office:value-type="float" office:value="8760000" calcext:value-type="float">
            <text:p>8760000</text:p>
          </table:table-cell>
          <table:table-cell table:formula="of:=ROUND([.D866]/1000;0)" office:value-type="float" office:value="8760" calcext:value-type="float">
            <text:p>8760</text:p>
          </table:table-cell>
          <table:table-cell table:formula="of:=[.D866]/([.$I$1]+1)" office:value-type="float" office:value="547500" calcext:value-type="float">
            <text:p>547500</text:p>
          </table:table-cell>
          <table:table-cell table:formula="of:=ROUND([.F866]/1000;2)" office:value-type="float" office:value="547.5" calcext:value-type="float">
            <text:p>547.5</text:p>
          </table:table-cell>
          <table:table-cell table:number-columns-repeated="11"/>
        </table:table-row>
        <table:table-row table:style-name="ro1">
          <table:table-cell table:formula="of:=1+[.A866]" office:value-type="float" office:value="865" calcext:value-type="float">
            <text:p>865</text:p>
          </table:table-cell>
          <table:table-cell table:formula="of:=[.$I$3]+([.A867]*[.$I$2])" office:value-type="float" office:value="35045000" calcext:value-type="float">
            <text:p>35045000</text:p>
          </table:table-cell>
          <table:table-cell table:formula="of:=ROUND([.B867]/1000;0)" office:value-type="float" office:value="35045" calcext:value-type="float">
            <text:p>35045</text:p>
          </table:table-cell>
          <table:table-cell table:formula="of:=[.B867]/[.$I$4]" office:value-type="float" office:value="8761250" calcext:value-type="float">
            <text:p>8761250</text:p>
          </table:table-cell>
          <table:table-cell table:formula="of:=ROUND([.D867]/1000;0)" office:value-type="float" office:value="8761" calcext:value-type="float">
            <text:p>8761</text:p>
          </table:table-cell>
          <table:table-cell table:formula="of:=[.D867]/([.$I$1]+1)" office:value-type="float" office:value="547578.125" calcext:value-type="float">
            <text:p>547578.125</text:p>
          </table:table-cell>
          <table:table-cell table:formula="of:=ROUND([.F867]/1000;2)" office:value-type="float" office:value="547.58" calcext:value-type="float">
            <text:p>547.58</text:p>
          </table:table-cell>
          <table:table-cell table:number-columns-repeated="11"/>
        </table:table-row>
        <table:table-row table:style-name="ro1">
          <table:table-cell table:formula="of:=1+[.A867]" office:value-type="float" office:value="866" calcext:value-type="float">
            <text:p>866</text:p>
          </table:table-cell>
          <table:table-cell table:formula="of:=[.$I$3]+([.A868]*[.$I$2])" office:value-type="float" office:value="35050000" calcext:value-type="float">
            <text:p>35050000</text:p>
          </table:table-cell>
          <table:table-cell table:formula="of:=ROUND([.B868]/1000;0)" office:value-type="float" office:value="35050" calcext:value-type="float">
            <text:p>35050</text:p>
          </table:table-cell>
          <table:table-cell table:formula="of:=[.B868]/[.$I$4]" office:value-type="float" office:value="8762500" calcext:value-type="float">
            <text:p>8762500</text:p>
          </table:table-cell>
          <table:table-cell table:formula="of:=ROUND([.D868]/1000;0)" office:value-type="float" office:value="8763" calcext:value-type="float">
            <text:p>8763</text:p>
          </table:table-cell>
          <table:table-cell table:formula="of:=[.D868]/([.$I$1]+1)" office:value-type="float" office:value="547656.25" calcext:value-type="float">
            <text:p>547656.25</text:p>
          </table:table-cell>
          <table:table-cell table:formula="of:=ROUND([.F868]/1000;2)" office:value-type="float" office:value="547.66" calcext:value-type="float">
            <text:p>547.66</text:p>
          </table:table-cell>
          <table:table-cell table:number-columns-repeated="11"/>
        </table:table-row>
        <table:table-row table:style-name="ro1">
          <table:table-cell table:formula="of:=1+[.A868]" office:value-type="float" office:value="867" calcext:value-type="float">
            <text:p>867</text:p>
          </table:table-cell>
          <table:table-cell table:formula="of:=[.$I$3]+([.A869]*[.$I$2])" office:value-type="float" office:value="35055000" calcext:value-type="float">
            <text:p>35055000</text:p>
          </table:table-cell>
          <table:table-cell table:formula="of:=ROUND([.B869]/1000;0)" office:value-type="float" office:value="35055" calcext:value-type="float">
            <text:p>35055</text:p>
          </table:table-cell>
          <table:table-cell table:formula="of:=[.B869]/[.$I$4]" office:value-type="float" office:value="8763750" calcext:value-type="float">
            <text:p>8763750</text:p>
          </table:table-cell>
          <table:table-cell table:formula="of:=ROUND([.D869]/1000;0)" office:value-type="float" office:value="8764" calcext:value-type="float">
            <text:p>8764</text:p>
          </table:table-cell>
          <table:table-cell table:formula="of:=[.D869]/([.$I$1]+1)" office:value-type="float" office:value="547734.375" calcext:value-type="float">
            <text:p>547734.375</text:p>
          </table:table-cell>
          <table:table-cell table:formula="of:=ROUND([.F869]/1000;2)" office:value-type="float" office:value="547.73" calcext:value-type="float">
            <text:p>547.73</text:p>
          </table:table-cell>
          <table:table-cell table:number-columns-repeated="11"/>
        </table:table-row>
        <table:table-row table:style-name="ro1">
          <table:table-cell table:formula="of:=1+[.A869]" office:value-type="float" office:value="868" calcext:value-type="float">
            <text:p>868</text:p>
          </table:table-cell>
          <table:table-cell table:formula="of:=[.$I$3]+([.A870]*[.$I$2])" office:value-type="float" office:value="35060000" calcext:value-type="float">
            <text:p>35060000</text:p>
          </table:table-cell>
          <table:table-cell table:formula="of:=ROUND([.B870]/1000;0)" office:value-type="float" office:value="35060" calcext:value-type="float">
            <text:p>35060</text:p>
          </table:table-cell>
          <table:table-cell table:formula="of:=[.B870]/[.$I$4]" office:value-type="float" office:value="8765000" calcext:value-type="float">
            <text:p>8765000</text:p>
          </table:table-cell>
          <table:table-cell table:formula="of:=ROUND([.D870]/1000;0)" office:value-type="float" office:value="8765" calcext:value-type="float">
            <text:p>8765</text:p>
          </table:table-cell>
          <table:table-cell table:formula="of:=[.D870]/([.$I$1]+1)" office:value-type="float" office:value="547812.5" calcext:value-type="float">
            <text:p>547812.5</text:p>
          </table:table-cell>
          <table:table-cell table:formula="of:=ROUND([.F870]/1000;2)" office:value-type="float" office:value="547.81" calcext:value-type="float">
            <text:p>547.81</text:p>
          </table:table-cell>
          <table:table-cell table:number-columns-repeated="11"/>
        </table:table-row>
        <table:table-row table:style-name="ro1">
          <table:table-cell table:formula="of:=1+[.A870]" office:value-type="float" office:value="869" calcext:value-type="float">
            <text:p>869</text:p>
          </table:table-cell>
          <table:table-cell table:formula="of:=[.$I$3]+([.A871]*[.$I$2])" office:value-type="float" office:value="35065000" calcext:value-type="float">
            <text:p>35065000</text:p>
          </table:table-cell>
          <table:table-cell table:formula="of:=ROUND([.B871]/1000;0)" office:value-type="float" office:value="35065" calcext:value-type="float">
            <text:p>35065</text:p>
          </table:table-cell>
          <table:table-cell table:formula="of:=[.B871]/[.$I$4]" office:value-type="float" office:value="8766250" calcext:value-type="float">
            <text:p>8766250</text:p>
          </table:table-cell>
          <table:table-cell table:formula="of:=ROUND([.D871]/1000;0)" office:value-type="float" office:value="8766" calcext:value-type="float">
            <text:p>8766</text:p>
          </table:table-cell>
          <table:table-cell table:formula="of:=[.D871]/([.$I$1]+1)" office:value-type="float" office:value="547890.625" calcext:value-type="float">
            <text:p>547890.625</text:p>
          </table:table-cell>
          <table:table-cell table:formula="of:=ROUND([.F871]/1000;2)" office:value-type="float" office:value="547.89" calcext:value-type="float">
            <text:p>547.89</text:p>
          </table:table-cell>
          <table:table-cell table:number-columns-repeated="11"/>
        </table:table-row>
        <table:table-row table:style-name="ro1">
          <table:table-cell table:formula="of:=1+[.A871]" office:value-type="float" office:value="870" calcext:value-type="float">
            <text:p>870</text:p>
          </table:table-cell>
          <table:table-cell table:formula="of:=[.$I$3]+([.A872]*[.$I$2])" office:value-type="float" office:value="35070000" calcext:value-type="float">
            <text:p>35070000</text:p>
          </table:table-cell>
          <table:table-cell table:formula="of:=ROUND([.B872]/1000;0)" office:value-type="float" office:value="35070" calcext:value-type="float">
            <text:p>35070</text:p>
          </table:table-cell>
          <table:table-cell table:formula="of:=[.B872]/[.$I$4]" office:value-type="float" office:value="8767500" calcext:value-type="float">
            <text:p>8767500</text:p>
          </table:table-cell>
          <table:table-cell table:formula="of:=ROUND([.D872]/1000;0)" office:value-type="float" office:value="8768" calcext:value-type="float">
            <text:p>8768</text:p>
          </table:table-cell>
          <table:table-cell table:formula="of:=[.D872]/([.$I$1]+1)" office:value-type="float" office:value="547968.75" calcext:value-type="float">
            <text:p>547968.75</text:p>
          </table:table-cell>
          <table:table-cell table:formula="of:=ROUND([.F872]/1000;2)" office:value-type="float" office:value="547.97" calcext:value-type="float">
            <text:p>547.97</text:p>
          </table:table-cell>
          <table:table-cell table:number-columns-repeated="11"/>
        </table:table-row>
        <table:table-row table:style-name="ro1">
          <table:table-cell table:formula="of:=1+[.A872]" office:value-type="float" office:value="871" calcext:value-type="float">
            <text:p>871</text:p>
          </table:table-cell>
          <table:table-cell table:formula="of:=[.$I$3]+([.A873]*[.$I$2])" office:value-type="float" office:value="35075000" calcext:value-type="float">
            <text:p>35075000</text:p>
          </table:table-cell>
          <table:table-cell table:formula="of:=ROUND([.B873]/1000;0)" office:value-type="float" office:value="35075" calcext:value-type="float">
            <text:p>35075</text:p>
          </table:table-cell>
          <table:table-cell table:formula="of:=[.B873]/[.$I$4]" office:value-type="float" office:value="8768750" calcext:value-type="float">
            <text:p>8768750</text:p>
          </table:table-cell>
          <table:table-cell table:formula="of:=ROUND([.D873]/1000;0)" office:value-type="float" office:value="8769" calcext:value-type="float">
            <text:p>8769</text:p>
          </table:table-cell>
          <table:table-cell table:formula="of:=[.D873]/([.$I$1]+1)" office:value-type="float" office:value="548046.875" calcext:value-type="float">
            <text:p>548046.875</text:p>
          </table:table-cell>
          <table:table-cell table:formula="of:=ROUND([.F873]/1000;2)" office:value-type="float" office:value="548.05" calcext:value-type="float">
            <text:p>548.05</text:p>
          </table:table-cell>
          <table:table-cell table:number-columns-repeated="11"/>
        </table:table-row>
        <table:table-row table:style-name="ro1">
          <table:table-cell table:formula="of:=1+[.A873]" office:value-type="float" office:value="872" calcext:value-type="float">
            <text:p>872</text:p>
          </table:table-cell>
          <table:table-cell table:formula="of:=[.$I$3]+([.A874]*[.$I$2])" office:value-type="float" office:value="35080000" calcext:value-type="float">
            <text:p>35080000</text:p>
          </table:table-cell>
          <table:table-cell table:formula="of:=ROUND([.B874]/1000;0)" office:value-type="float" office:value="35080" calcext:value-type="float">
            <text:p>35080</text:p>
          </table:table-cell>
          <table:table-cell table:formula="of:=[.B874]/[.$I$4]" office:value-type="float" office:value="8770000" calcext:value-type="float">
            <text:p>8770000</text:p>
          </table:table-cell>
          <table:table-cell table:formula="of:=ROUND([.D874]/1000;0)" office:value-type="float" office:value="8770" calcext:value-type="float">
            <text:p>8770</text:p>
          </table:table-cell>
          <table:table-cell table:formula="of:=[.D874]/([.$I$1]+1)" office:value-type="float" office:value="548125" calcext:value-type="float">
            <text:p>548125</text:p>
          </table:table-cell>
          <table:table-cell table:formula="of:=ROUND([.F874]/1000;2)" office:value-type="float" office:value="548.13" calcext:value-type="float">
            <text:p>548.13</text:p>
          </table:table-cell>
          <table:table-cell table:number-columns-repeated="11"/>
        </table:table-row>
        <table:table-row table:style-name="ro1">
          <table:table-cell table:formula="of:=1+[.A874]" office:value-type="float" office:value="873" calcext:value-type="float">
            <text:p>873</text:p>
          </table:table-cell>
          <table:table-cell table:formula="of:=[.$I$3]+([.A875]*[.$I$2])" office:value-type="float" office:value="35085000" calcext:value-type="float">
            <text:p>35085000</text:p>
          </table:table-cell>
          <table:table-cell table:formula="of:=ROUND([.B875]/1000;0)" office:value-type="float" office:value="35085" calcext:value-type="float">
            <text:p>35085</text:p>
          </table:table-cell>
          <table:table-cell table:formula="of:=[.B875]/[.$I$4]" office:value-type="float" office:value="8771250" calcext:value-type="float">
            <text:p>8771250</text:p>
          </table:table-cell>
          <table:table-cell table:formula="of:=ROUND([.D875]/1000;0)" office:value-type="float" office:value="8771" calcext:value-type="float">
            <text:p>8771</text:p>
          </table:table-cell>
          <table:table-cell table:formula="of:=[.D875]/([.$I$1]+1)" office:value-type="float" office:value="548203.125" calcext:value-type="float">
            <text:p>548203.125</text:p>
          </table:table-cell>
          <table:table-cell table:formula="of:=ROUND([.F875]/1000;2)" office:value-type="float" office:value="548.2" calcext:value-type="float">
            <text:p>548.2</text:p>
          </table:table-cell>
          <table:table-cell table:number-columns-repeated="11"/>
        </table:table-row>
        <table:table-row table:style-name="ro1">
          <table:table-cell table:formula="of:=1+[.A875]" office:value-type="float" office:value="874" calcext:value-type="float">
            <text:p>874</text:p>
          </table:table-cell>
          <table:table-cell table:formula="of:=[.$I$3]+([.A876]*[.$I$2])" office:value-type="float" office:value="35090000" calcext:value-type="float">
            <text:p>35090000</text:p>
          </table:table-cell>
          <table:table-cell table:formula="of:=ROUND([.B876]/1000;0)" office:value-type="float" office:value="35090" calcext:value-type="float">
            <text:p>35090</text:p>
          </table:table-cell>
          <table:table-cell table:formula="of:=[.B876]/[.$I$4]" office:value-type="float" office:value="8772500" calcext:value-type="float">
            <text:p>8772500</text:p>
          </table:table-cell>
          <table:table-cell table:formula="of:=ROUND([.D876]/1000;0)" office:value-type="float" office:value="8773" calcext:value-type="float">
            <text:p>8773</text:p>
          </table:table-cell>
          <table:table-cell table:formula="of:=[.D876]/([.$I$1]+1)" office:value-type="float" office:value="548281.25" calcext:value-type="float">
            <text:p>548281.25</text:p>
          </table:table-cell>
          <table:table-cell table:formula="of:=ROUND([.F876]/1000;2)" office:value-type="float" office:value="548.28" calcext:value-type="float">
            <text:p>548.28</text:p>
          </table:table-cell>
          <table:table-cell table:number-columns-repeated="11"/>
        </table:table-row>
        <table:table-row table:style-name="ro1">
          <table:table-cell table:formula="of:=1+[.A876]" office:value-type="float" office:value="875" calcext:value-type="float">
            <text:p>875</text:p>
          </table:table-cell>
          <table:table-cell table:formula="of:=[.$I$3]+([.A877]*[.$I$2])" office:value-type="float" office:value="35095000" calcext:value-type="float">
            <text:p>35095000</text:p>
          </table:table-cell>
          <table:table-cell table:formula="of:=ROUND([.B877]/1000;0)" office:value-type="float" office:value="35095" calcext:value-type="float">
            <text:p>35095</text:p>
          </table:table-cell>
          <table:table-cell table:formula="of:=[.B877]/[.$I$4]" office:value-type="float" office:value="8773750" calcext:value-type="float">
            <text:p>8773750</text:p>
          </table:table-cell>
          <table:table-cell table:formula="of:=ROUND([.D877]/1000;0)" office:value-type="float" office:value="8774" calcext:value-type="float">
            <text:p>8774</text:p>
          </table:table-cell>
          <table:table-cell table:formula="of:=[.D877]/([.$I$1]+1)" office:value-type="float" office:value="548359.375" calcext:value-type="float">
            <text:p>548359.375</text:p>
          </table:table-cell>
          <table:table-cell table:formula="of:=ROUND([.F877]/1000;2)" office:value-type="float" office:value="548.36" calcext:value-type="float">
            <text:p>548.36</text:p>
          </table:table-cell>
          <table:table-cell table:number-columns-repeated="11"/>
        </table:table-row>
        <table:table-row table:style-name="ro1">
          <table:table-cell table:formula="of:=1+[.A877]" office:value-type="float" office:value="876" calcext:value-type="float">
            <text:p>876</text:p>
          </table:table-cell>
          <table:table-cell table:formula="of:=[.$I$3]+([.A878]*[.$I$2])" office:value-type="float" office:value="35100000" calcext:value-type="float">
            <text:p>35100000</text:p>
          </table:table-cell>
          <table:table-cell table:formula="of:=ROUND([.B878]/1000;0)" office:value-type="float" office:value="35100" calcext:value-type="float">
            <text:p>35100</text:p>
          </table:table-cell>
          <table:table-cell table:formula="of:=[.B878]/[.$I$4]" office:value-type="float" office:value="8775000" calcext:value-type="float">
            <text:p>8775000</text:p>
          </table:table-cell>
          <table:table-cell table:formula="of:=ROUND([.D878]/1000;0)" office:value-type="float" office:value="8775" calcext:value-type="float">
            <text:p>8775</text:p>
          </table:table-cell>
          <table:table-cell table:formula="of:=[.D878]/([.$I$1]+1)" office:value-type="float" office:value="548437.5" calcext:value-type="float">
            <text:p>548437.5</text:p>
          </table:table-cell>
          <table:table-cell table:formula="of:=ROUND([.F878]/1000;2)" office:value-type="float" office:value="548.44" calcext:value-type="float">
            <text:p>548.44</text:p>
          </table:table-cell>
          <table:table-cell table:number-columns-repeated="11"/>
        </table:table-row>
        <table:table-row table:style-name="ro1">
          <table:table-cell table:formula="of:=1+[.A878]" office:value-type="float" office:value="877" calcext:value-type="float">
            <text:p>877</text:p>
          </table:table-cell>
          <table:table-cell table:formula="of:=[.$I$3]+([.A879]*[.$I$2])" office:value-type="float" office:value="35105000" calcext:value-type="float">
            <text:p>35105000</text:p>
          </table:table-cell>
          <table:table-cell table:formula="of:=ROUND([.B879]/1000;0)" office:value-type="float" office:value="35105" calcext:value-type="float">
            <text:p>35105</text:p>
          </table:table-cell>
          <table:table-cell table:formula="of:=[.B879]/[.$I$4]" office:value-type="float" office:value="8776250" calcext:value-type="float">
            <text:p>8776250</text:p>
          </table:table-cell>
          <table:table-cell table:formula="of:=ROUND([.D879]/1000;0)" office:value-type="float" office:value="8776" calcext:value-type="float">
            <text:p>8776</text:p>
          </table:table-cell>
          <table:table-cell table:formula="of:=[.D879]/([.$I$1]+1)" office:value-type="float" office:value="548515.625" calcext:value-type="float">
            <text:p>548515.625</text:p>
          </table:table-cell>
          <table:table-cell table:formula="of:=ROUND([.F879]/1000;2)" office:value-type="float" office:value="548.52" calcext:value-type="float">
            <text:p>548.52</text:p>
          </table:table-cell>
          <table:table-cell table:number-columns-repeated="11"/>
        </table:table-row>
        <table:table-row table:style-name="ro1">
          <table:table-cell table:formula="of:=1+[.A879]" office:value-type="float" office:value="878" calcext:value-type="float">
            <text:p>878</text:p>
          </table:table-cell>
          <table:table-cell table:formula="of:=[.$I$3]+([.A880]*[.$I$2])" office:value-type="float" office:value="35110000" calcext:value-type="float">
            <text:p>35110000</text:p>
          </table:table-cell>
          <table:table-cell table:formula="of:=ROUND([.B880]/1000;0)" office:value-type="float" office:value="35110" calcext:value-type="float">
            <text:p>35110</text:p>
          </table:table-cell>
          <table:table-cell table:formula="of:=[.B880]/[.$I$4]" office:value-type="float" office:value="8777500" calcext:value-type="float">
            <text:p>8777500</text:p>
          </table:table-cell>
          <table:table-cell table:formula="of:=ROUND([.D880]/1000;0)" office:value-type="float" office:value="8778" calcext:value-type="float">
            <text:p>8778</text:p>
          </table:table-cell>
          <table:table-cell table:formula="of:=[.D880]/([.$I$1]+1)" office:value-type="float" office:value="548593.75" calcext:value-type="float">
            <text:p>548593.75</text:p>
          </table:table-cell>
          <table:table-cell table:formula="of:=ROUND([.F880]/1000;2)" office:value-type="float" office:value="548.59" calcext:value-type="float">
            <text:p>548.59</text:p>
          </table:table-cell>
          <table:table-cell table:number-columns-repeated="11"/>
        </table:table-row>
        <table:table-row table:style-name="ro1">
          <table:table-cell table:formula="of:=1+[.A880]" office:value-type="float" office:value="879" calcext:value-type="float">
            <text:p>879</text:p>
          </table:table-cell>
          <table:table-cell table:formula="of:=[.$I$3]+([.A881]*[.$I$2])" office:value-type="float" office:value="35115000" calcext:value-type="float">
            <text:p>35115000</text:p>
          </table:table-cell>
          <table:table-cell table:formula="of:=ROUND([.B881]/1000;0)" office:value-type="float" office:value="35115" calcext:value-type="float">
            <text:p>35115</text:p>
          </table:table-cell>
          <table:table-cell table:formula="of:=[.B881]/[.$I$4]" office:value-type="float" office:value="8778750" calcext:value-type="float">
            <text:p>8778750</text:p>
          </table:table-cell>
          <table:table-cell table:formula="of:=ROUND([.D881]/1000;0)" office:value-type="float" office:value="8779" calcext:value-type="float">
            <text:p>8779</text:p>
          </table:table-cell>
          <table:table-cell table:formula="of:=[.D881]/([.$I$1]+1)" office:value-type="float" office:value="548671.875" calcext:value-type="float">
            <text:p>548671.875</text:p>
          </table:table-cell>
          <table:table-cell table:formula="of:=ROUND([.F881]/1000;2)" office:value-type="float" office:value="548.67" calcext:value-type="float">
            <text:p>548.67</text:p>
          </table:table-cell>
          <table:table-cell table:number-columns-repeated="11"/>
        </table:table-row>
        <table:table-row table:style-name="ro1">
          <table:table-cell table:formula="of:=1+[.A881]" office:value-type="float" office:value="880" calcext:value-type="float">
            <text:p>880</text:p>
          </table:table-cell>
          <table:table-cell table:formula="of:=[.$I$3]+([.A882]*[.$I$2])" office:value-type="float" office:value="35120000" calcext:value-type="float">
            <text:p>35120000</text:p>
          </table:table-cell>
          <table:table-cell table:formula="of:=ROUND([.B882]/1000;0)" office:value-type="float" office:value="35120" calcext:value-type="float">
            <text:p>35120</text:p>
          </table:table-cell>
          <table:table-cell table:formula="of:=[.B882]/[.$I$4]" office:value-type="float" office:value="8780000" calcext:value-type="float">
            <text:p>8780000</text:p>
          </table:table-cell>
          <table:table-cell table:formula="of:=ROUND([.D882]/1000;0)" office:value-type="float" office:value="8780" calcext:value-type="float">
            <text:p>8780</text:p>
          </table:table-cell>
          <table:table-cell table:formula="of:=[.D882]/([.$I$1]+1)" office:value-type="float" office:value="548750" calcext:value-type="float">
            <text:p>548750</text:p>
          </table:table-cell>
          <table:table-cell table:formula="of:=ROUND([.F882]/1000;2)" office:value-type="float" office:value="548.75" calcext:value-type="float">
            <text:p>548.75</text:p>
          </table:table-cell>
          <table:table-cell table:number-columns-repeated="11"/>
        </table:table-row>
        <table:table-row table:style-name="ro1">
          <table:table-cell table:formula="of:=1+[.A882]" office:value-type="float" office:value="881" calcext:value-type="float">
            <text:p>881</text:p>
          </table:table-cell>
          <table:table-cell table:formula="of:=[.$I$3]+([.A883]*[.$I$2])" office:value-type="float" office:value="35125000" calcext:value-type="float">
            <text:p>35125000</text:p>
          </table:table-cell>
          <table:table-cell table:formula="of:=ROUND([.B883]/1000;0)" office:value-type="float" office:value="35125" calcext:value-type="float">
            <text:p>35125</text:p>
          </table:table-cell>
          <table:table-cell table:formula="of:=[.B883]/[.$I$4]" office:value-type="float" office:value="8781250" calcext:value-type="float">
            <text:p>8781250</text:p>
          </table:table-cell>
          <table:table-cell table:formula="of:=ROUND([.D883]/1000;0)" office:value-type="float" office:value="8781" calcext:value-type="float">
            <text:p>8781</text:p>
          </table:table-cell>
          <table:table-cell table:formula="of:=[.D883]/([.$I$1]+1)" office:value-type="float" office:value="548828.125" calcext:value-type="float">
            <text:p>548828.125</text:p>
          </table:table-cell>
          <table:table-cell table:formula="of:=ROUND([.F883]/1000;2)" office:value-type="float" office:value="548.83" calcext:value-type="float">
            <text:p>548.83</text:p>
          </table:table-cell>
          <table:table-cell table:number-columns-repeated="11"/>
        </table:table-row>
        <table:table-row table:style-name="ro1">
          <table:table-cell table:formula="of:=1+[.A883]" office:value-type="float" office:value="882" calcext:value-type="float">
            <text:p>882</text:p>
          </table:table-cell>
          <table:table-cell table:formula="of:=[.$I$3]+([.A884]*[.$I$2])" office:value-type="float" office:value="35130000" calcext:value-type="float">
            <text:p>35130000</text:p>
          </table:table-cell>
          <table:table-cell table:formula="of:=ROUND([.B884]/1000;0)" office:value-type="float" office:value="35130" calcext:value-type="float">
            <text:p>35130</text:p>
          </table:table-cell>
          <table:table-cell table:formula="of:=[.B884]/[.$I$4]" office:value-type="float" office:value="8782500" calcext:value-type="float">
            <text:p>8782500</text:p>
          </table:table-cell>
          <table:table-cell table:formula="of:=ROUND([.D884]/1000;0)" office:value-type="float" office:value="8783" calcext:value-type="float">
            <text:p>8783</text:p>
          </table:table-cell>
          <table:table-cell table:formula="of:=[.D884]/([.$I$1]+1)" office:value-type="float" office:value="548906.25" calcext:value-type="float">
            <text:p>548906.25</text:p>
          </table:table-cell>
          <table:table-cell table:formula="of:=ROUND([.F884]/1000;2)" office:value-type="float" office:value="548.91" calcext:value-type="float">
            <text:p>548.91</text:p>
          </table:table-cell>
          <table:table-cell table:number-columns-repeated="11"/>
        </table:table-row>
        <table:table-row table:style-name="ro1">
          <table:table-cell table:formula="of:=1+[.A884]" office:value-type="float" office:value="883" calcext:value-type="float">
            <text:p>883</text:p>
          </table:table-cell>
          <table:table-cell table:formula="of:=[.$I$3]+([.A885]*[.$I$2])" office:value-type="float" office:value="35135000" calcext:value-type="float">
            <text:p>35135000</text:p>
          </table:table-cell>
          <table:table-cell table:formula="of:=ROUND([.B885]/1000;0)" office:value-type="float" office:value="35135" calcext:value-type="float">
            <text:p>35135</text:p>
          </table:table-cell>
          <table:table-cell table:formula="of:=[.B885]/[.$I$4]" office:value-type="float" office:value="8783750" calcext:value-type="float">
            <text:p>8783750</text:p>
          </table:table-cell>
          <table:table-cell table:formula="of:=ROUND([.D885]/1000;0)" office:value-type="float" office:value="8784" calcext:value-type="float">
            <text:p>8784</text:p>
          </table:table-cell>
          <table:table-cell table:formula="of:=[.D885]/([.$I$1]+1)" office:value-type="float" office:value="548984.375" calcext:value-type="float">
            <text:p>548984.375</text:p>
          </table:table-cell>
          <table:table-cell table:formula="of:=ROUND([.F885]/1000;2)" office:value-type="float" office:value="548.98" calcext:value-type="float">
            <text:p>548.98</text:p>
          </table:table-cell>
          <table:table-cell table:number-columns-repeated="11"/>
        </table:table-row>
        <table:table-row table:style-name="ro1">
          <table:table-cell table:formula="of:=1+[.A885]" office:value-type="float" office:value="884" calcext:value-type="float">
            <text:p>884</text:p>
          </table:table-cell>
          <table:table-cell table:formula="of:=[.$I$3]+([.A886]*[.$I$2])" office:value-type="float" office:value="35140000" calcext:value-type="float">
            <text:p>35140000</text:p>
          </table:table-cell>
          <table:table-cell table:formula="of:=ROUND([.B886]/1000;0)" office:value-type="float" office:value="35140" calcext:value-type="float">
            <text:p>35140</text:p>
          </table:table-cell>
          <table:table-cell table:formula="of:=[.B886]/[.$I$4]" office:value-type="float" office:value="8785000" calcext:value-type="float">
            <text:p>8785000</text:p>
          </table:table-cell>
          <table:table-cell table:formula="of:=ROUND([.D886]/1000;0)" office:value-type="float" office:value="8785" calcext:value-type="float">
            <text:p>8785</text:p>
          </table:table-cell>
          <table:table-cell table:formula="of:=[.D886]/([.$I$1]+1)" office:value-type="float" office:value="549062.5" calcext:value-type="float">
            <text:p>549062.5</text:p>
          </table:table-cell>
          <table:table-cell table:formula="of:=ROUND([.F886]/1000;2)" office:value-type="float" office:value="549.06" calcext:value-type="float">
            <text:p>549.06</text:p>
          </table:table-cell>
          <table:table-cell table:number-columns-repeated="11"/>
        </table:table-row>
        <table:table-row table:style-name="ro1">
          <table:table-cell table:formula="of:=1+[.A886]" office:value-type="float" office:value="885" calcext:value-type="float">
            <text:p>885</text:p>
          </table:table-cell>
          <table:table-cell table:formula="of:=[.$I$3]+([.A887]*[.$I$2])" office:value-type="float" office:value="35145000" calcext:value-type="float">
            <text:p>35145000</text:p>
          </table:table-cell>
          <table:table-cell table:formula="of:=ROUND([.B887]/1000;0)" office:value-type="float" office:value="35145" calcext:value-type="float">
            <text:p>35145</text:p>
          </table:table-cell>
          <table:table-cell table:formula="of:=[.B887]/[.$I$4]" office:value-type="float" office:value="8786250" calcext:value-type="float">
            <text:p>8786250</text:p>
          </table:table-cell>
          <table:table-cell table:formula="of:=ROUND([.D887]/1000;0)" office:value-type="float" office:value="8786" calcext:value-type="float">
            <text:p>8786</text:p>
          </table:table-cell>
          <table:table-cell table:formula="of:=[.D887]/([.$I$1]+1)" office:value-type="float" office:value="549140.625" calcext:value-type="float">
            <text:p>549140.625</text:p>
          </table:table-cell>
          <table:table-cell table:formula="of:=ROUND([.F887]/1000;2)" office:value-type="float" office:value="549.14" calcext:value-type="float">
            <text:p>549.14</text:p>
          </table:table-cell>
          <table:table-cell table:number-columns-repeated="11"/>
        </table:table-row>
        <table:table-row table:style-name="ro1">
          <table:table-cell table:formula="of:=1+[.A887]" office:value-type="float" office:value="886" calcext:value-type="float">
            <text:p>886</text:p>
          </table:table-cell>
          <table:table-cell table:formula="of:=[.$I$3]+([.A888]*[.$I$2])" office:value-type="float" office:value="35150000" calcext:value-type="float">
            <text:p>35150000</text:p>
          </table:table-cell>
          <table:table-cell table:formula="of:=ROUND([.B888]/1000;0)" office:value-type="float" office:value="35150" calcext:value-type="float">
            <text:p>35150</text:p>
          </table:table-cell>
          <table:table-cell table:formula="of:=[.B888]/[.$I$4]" office:value-type="float" office:value="8787500" calcext:value-type="float">
            <text:p>8787500</text:p>
          </table:table-cell>
          <table:table-cell table:formula="of:=ROUND([.D888]/1000;0)" office:value-type="float" office:value="8788" calcext:value-type="float">
            <text:p>8788</text:p>
          </table:table-cell>
          <table:table-cell table:formula="of:=[.D888]/([.$I$1]+1)" office:value-type="float" office:value="549218.75" calcext:value-type="float">
            <text:p>549218.75</text:p>
          </table:table-cell>
          <table:table-cell table:formula="of:=ROUND([.F888]/1000;2)" office:value-type="float" office:value="549.22" calcext:value-type="float">
            <text:p>549.22</text:p>
          </table:table-cell>
          <table:table-cell table:number-columns-repeated="11"/>
        </table:table-row>
        <table:table-row table:style-name="ro1">
          <table:table-cell table:formula="of:=1+[.A888]" office:value-type="float" office:value="887" calcext:value-type="float">
            <text:p>887</text:p>
          </table:table-cell>
          <table:table-cell table:formula="of:=[.$I$3]+([.A889]*[.$I$2])" office:value-type="float" office:value="35155000" calcext:value-type="float">
            <text:p>35155000</text:p>
          </table:table-cell>
          <table:table-cell table:formula="of:=ROUND([.B889]/1000;0)" office:value-type="float" office:value="35155" calcext:value-type="float">
            <text:p>35155</text:p>
          </table:table-cell>
          <table:table-cell table:formula="of:=[.B889]/[.$I$4]" office:value-type="float" office:value="8788750" calcext:value-type="float">
            <text:p>8788750</text:p>
          </table:table-cell>
          <table:table-cell table:formula="of:=ROUND([.D889]/1000;0)" office:value-type="float" office:value="8789" calcext:value-type="float">
            <text:p>8789</text:p>
          </table:table-cell>
          <table:table-cell table:formula="of:=[.D889]/([.$I$1]+1)" office:value-type="float" office:value="549296.875" calcext:value-type="float">
            <text:p>549296.875</text:p>
          </table:table-cell>
          <table:table-cell table:formula="of:=ROUND([.F889]/1000;2)" office:value-type="float" office:value="549.3" calcext:value-type="float">
            <text:p>549.3</text:p>
          </table:table-cell>
          <table:table-cell table:number-columns-repeated="11"/>
        </table:table-row>
        <table:table-row table:style-name="ro1">
          <table:table-cell table:formula="of:=1+[.A889]" office:value-type="float" office:value="888" calcext:value-type="float">
            <text:p>888</text:p>
          </table:table-cell>
          <table:table-cell table:formula="of:=[.$I$3]+([.A890]*[.$I$2])" office:value-type="float" office:value="35160000" calcext:value-type="float">
            <text:p>35160000</text:p>
          </table:table-cell>
          <table:table-cell table:formula="of:=ROUND([.B890]/1000;0)" office:value-type="float" office:value="35160" calcext:value-type="float">
            <text:p>35160</text:p>
          </table:table-cell>
          <table:table-cell table:formula="of:=[.B890]/[.$I$4]" office:value-type="float" office:value="8790000" calcext:value-type="float">
            <text:p>8790000</text:p>
          </table:table-cell>
          <table:table-cell table:formula="of:=ROUND([.D890]/1000;0)" office:value-type="float" office:value="8790" calcext:value-type="float">
            <text:p>8790</text:p>
          </table:table-cell>
          <table:table-cell table:formula="of:=[.D890]/([.$I$1]+1)" office:value-type="float" office:value="549375" calcext:value-type="float">
            <text:p>549375</text:p>
          </table:table-cell>
          <table:table-cell table:formula="of:=ROUND([.F890]/1000;2)" office:value-type="float" office:value="549.38" calcext:value-type="float">
            <text:p>549.38</text:p>
          </table:table-cell>
          <table:table-cell table:number-columns-repeated="11"/>
        </table:table-row>
        <table:table-row table:style-name="ro1">
          <table:table-cell table:formula="of:=1+[.A890]" office:value-type="float" office:value="889" calcext:value-type="float">
            <text:p>889</text:p>
          </table:table-cell>
          <table:table-cell table:formula="of:=[.$I$3]+([.A891]*[.$I$2])" office:value-type="float" office:value="35165000" calcext:value-type="float">
            <text:p>35165000</text:p>
          </table:table-cell>
          <table:table-cell table:formula="of:=ROUND([.B891]/1000;0)" office:value-type="float" office:value="35165" calcext:value-type="float">
            <text:p>35165</text:p>
          </table:table-cell>
          <table:table-cell table:formula="of:=[.B891]/[.$I$4]" office:value-type="float" office:value="8791250" calcext:value-type="float">
            <text:p>8791250</text:p>
          </table:table-cell>
          <table:table-cell table:formula="of:=ROUND([.D891]/1000;0)" office:value-type="float" office:value="8791" calcext:value-type="float">
            <text:p>8791</text:p>
          </table:table-cell>
          <table:table-cell table:formula="of:=[.D891]/([.$I$1]+1)" office:value-type="float" office:value="549453.125" calcext:value-type="float">
            <text:p>549453.125</text:p>
          </table:table-cell>
          <table:table-cell table:formula="of:=ROUND([.F891]/1000;2)" office:value-type="float" office:value="549.45" calcext:value-type="float">
            <text:p>549.45</text:p>
          </table:table-cell>
          <table:table-cell table:number-columns-repeated="11"/>
        </table:table-row>
        <table:table-row table:style-name="ro1">
          <table:table-cell table:formula="of:=1+[.A891]" office:value-type="float" office:value="890" calcext:value-type="float">
            <text:p>890</text:p>
          </table:table-cell>
          <table:table-cell table:formula="of:=[.$I$3]+([.A892]*[.$I$2])" office:value-type="float" office:value="35170000" calcext:value-type="float">
            <text:p>35170000</text:p>
          </table:table-cell>
          <table:table-cell table:formula="of:=ROUND([.B892]/1000;0)" office:value-type="float" office:value="35170" calcext:value-type="float">
            <text:p>35170</text:p>
          </table:table-cell>
          <table:table-cell table:formula="of:=[.B892]/[.$I$4]" office:value-type="float" office:value="8792500" calcext:value-type="float">
            <text:p>8792500</text:p>
          </table:table-cell>
          <table:table-cell table:formula="of:=ROUND([.D892]/1000;0)" office:value-type="float" office:value="8793" calcext:value-type="float">
            <text:p>8793</text:p>
          </table:table-cell>
          <table:table-cell table:formula="of:=[.D892]/([.$I$1]+1)" office:value-type="float" office:value="549531.25" calcext:value-type="float">
            <text:p>549531.25</text:p>
          </table:table-cell>
          <table:table-cell table:formula="of:=ROUND([.F892]/1000;2)" office:value-type="float" office:value="549.53" calcext:value-type="float">
            <text:p>549.53</text:p>
          </table:table-cell>
          <table:table-cell table:number-columns-repeated="11"/>
        </table:table-row>
        <table:table-row table:style-name="ro1">
          <table:table-cell table:formula="of:=1+[.A892]" office:value-type="float" office:value="891" calcext:value-type="float">
            <text:p>891</text:p>
          </table:table-cell>
          <table:table-cell table:formula="of:=[.$I$3]+([.A893]*[.$I$2])" office:value-type="float" office:value="35175000" calcext:value-type="float">
            <text:p>35175000</text:p>
          </table:table-cell>
          <table:table-cell table:formula="of:=ROUND([.B893]/1000;0)" office:value-type="float" office:value="35175" calcext:value-type="float">
            <text:p>35175</text:p>
          </table:table-cell>
          <table:table-cell table:formula="of:=[.B893]/[.$I$4]" office:value-type="float" office:value="8793750" calcext:value-type="float">
            <text:p>8793750</text:p>
          </table:table-cell>
          <table:table-cell table:formula="of:=ROUND([.D893]/1000;0)" office:value-type="float" office:value="8794" calcext:value-type="float">
            <text:p>8794</text:p>
          </table:table-cell>
          <table:table-cell table:formula="of:=[.D893]/([.$I$1]+1)" office:value-type="float" office:value="549609.375" calcext:value-type="float">
            <text:p>549609.375</text:p>
          </table:table-cell>
          <table:table-cell table:formula="of:=ROUND([.F893]/1000;2)" office:value-type="float" office:value="549.61" calcext:value-type="float">
            <text:p>549.61</text:p>
          </table:table-cell>
          <table:table-cell table:number-columns-repeated="11"/>
        </table:table-row>
        <table:table-row table:style-name="ro1">
          <table:table-cell table:formula="of:=1+[.A893]" office:value-type="float" office:value="892" calcext:value-type="float">
            <text:p>892</text:p>
          </table:table-cell>
          <table:table-cell table:formula="of:=[.$I$3]+([.A894]*[.$I$2])" office:value-type="float" office:value="35180000" calcext:value-type="float">
            <text:p>35180000</text:p>
          </table:table-cell>
          <table:table-cell table:formula="of:=ROUND([.B894]/1000;0)" office:value-type="float" office:value="35180" calcext:value-type="float">
            <text:p>35180</text:p>
          </table:table-cell>
          <table:table-cell table:formula="of:=[.B894]/[.$I$4]" office:value-type="float" office:value="8795000" calcext:value-type="float">
            <text:p>8795000</text:p>
          </table:table-cell>
          <table:table-cell table:formula="of:=ROUND([.D894]/1000;0)" office:value-type="float" office:value="8795" calcext:value-type="float">
            <text:p>8795</text:p>
          </table:table-cell>
          <table:table-cell table:formula="of:=[.D894]/([.$I$1]+1)" office:value-type="float" office:value="549687.5" calcext:value-type="float">
            <text:p>549687.5</text:p>
          </table:table-cell>
          <table:table-cell table:formula="of:=ROUND([.F894]/1000;2)" office:value-type="float" office:value="549.69" calcext:value-type="float">
            <text:p>549.69</text:p>
          </table:table-cell>
          <table:table-cell table:number-columns-repeated="11"/>
        </table:table-row>
        <table:table-row table:style-name="ro1">
          <table:table-cell table:formula="of:=1+[.A894]" office:value-type="float" office:value="893" calcext:value-type="float">
            <text:p>893</text:p>
          </table:table-cell>
          <table:table-cell table:formula="of:=[.$I$3]+([.A895]*[.$I$2])" office:value-type="float" office:value="35185000" calcext:value-type="float">
            <text:p>35185000</text:p>
          </table:table-cell>
          <table:table-cell table:formula="of:=ROUND([.B895]/1000;0)" office:value-type="float" office:value="35185" calcext:value-type="float">
            <text:p>35185</text:p>
          </table:table-cell>
          <table:table-cell table:formula="of:=[.B895]/[.$I$4]" office:value-type="float" office:value="8796250" calcext:value-type="float">
            <text:p>8796250</text:p>
          </table:table-cell>
          <table:table-cell table:formula="of:=ROUND([.D895]/1000;0)" office:value-type="float" office:value="8796" calcext:value-type="float">
            <text:p>8796</text:p>
          </table:table-cell>
          <table:table-cell table:formula="of:=[.D895]/([.$I$1]+1)" office:value-type="float" office:value="549765.625" calcext:value-type="float">
            <text:p>549765.625</text:p>
          </table:table-cell>
          <table:table-cell table:formula="of:=ROUND([.F895]/1000;2)" office:value-type="float" office:value="549.77" calcext:value-type="float">
            <text:p>549.77</text:p>
          </table:table-cell>
          <table:table-cell table:number-columns-repeated="11"/>
        </table:table-row>
        <table:table-row table:style-name="ro1">
          <table:table-cell table:formula="of:=1+[.A895]" office:value-type="float" office:value="894" calcext:value-type="float">
            <text:p>894</text:p>
          </table:table-cell>
          <table:table-cell table:formula="of:=[.$I$3]+([.A896]*[.$I$2])" office:value-type="float" office:value="35190000" calcext:value-type="float">
            <text:p>35190000</text:p>
          </table:table-cell>
          <table:table-cell table:formula="of:=ROUND([.B896]/1000;0)" office:value-type="float" office:value="35190" calcext:value-type="float">
            <text:p>35190</text:p>
          </table:table-cell>
          <table:table-cell table:formula="of:=[.B896]/[.$I$4]" office:value-type="float" office:value="8797500" calcext:value-type="float">
            <text:p>8797500</text:p>
          </table:table-cell>
          <table:table-cell table:formula="of:=ROUND([.D896]/1000;0)" office:value-type="float" office:value="8798" calcext:value-type="float">
            <text:p>8798</text:p>
          </table:table-cell>
          <table:table-cell table:formula="of:=[.D896]/([.$I$1]+1)" office:value-type="float" office:value="549843.75" calcext:value-type="float">
            <text:p>549843.75</text:p>
          </table:table-cell>
          <table:table-cell table:formula="of:=ROUND([.F896]/1000;2)" office:value-type="float" office:value="549.84" calcext:value-type="float">
            <text:p>549.84</text:p>
          </table:table-cell>
          <table:table-cell table:number-columns-repeated="11"/>
        </table:table-row>
        <table:table-row table:style-name="ro1">
          <table:table-cell table:formula="of:=1+[.A896]" office:value-type="float" office:value="895" calcext:value-type="float">
            <text:p>895</text:p>
          </table:table-cell>
          <table:table-cell table:formula="of:=[.$I$3]+([.A897]*[.$I$2])" office:value-type="float" office:value="35195000" calcext:value-type="float">
            <text:p>35195000</text:p>
          </table:table-cell>
          <table:table-cell table:formula="of:=ROUND([.B897]/1000;0)" office:value-type="float" office:value="35195" calcext:value-type="float">
            <text:p>35195</text:p>
          </table:table-cell>
          <table:table-cell table:formula="of:=[.B897]/[.$I$4]" office:value-type="float" office:value="8798750" calcext:value-type="float">
            <text:p>8798750</text:p>
          </table:table-cell>
          <table:table-cell table:formula="of:=ROUND([.D897]/1000;0)" office:value-type="float" office:value="8799" calcext:value-type="float">
            <text:p>8799</text:p>
          </table:table-cell>
          <table:table-cell table:formula="of:=[.D897]/([.$I$1]+1)" office:value-type="float" office:value="549921.875" calcext:value-type="float">
            <text:p>549921.875</text:p>
          </table:table-cell>
          <table:table-cell table:formula="of:=ROUND([.F897]/1000;2)" office:value-type="float" office:value="549.92" calcext:value-type="float">
            <text:p>549.92</text:p>
          </table:table-cell>
          <table:table-cell table:number-columns-repeated="11"/>
        </table:table-row>
        <table:table-row table:style-name="ro1">
          <table:table-cell table:formula="of:=1+[.A897]" office:value-type="float" office:value="896" calcext:value-type="float">
            <text:p>896</text:p>
          </table:table-cell>
          <table:table-cell table:formula="of:=[.$I$3]+([.A898]*[.$I$2])" office:value-type="float" office:value="35200000" calcext:value-type="float">
            <text:p>35200000</text:p>
          </table:table-cell>
          <table:table-cell table:formula="of:=ROUND([.B898]/1000;0)" office:value-type="float" office:value="35200" calcext:value-type="float">
            <text:p>35200</text:p>
          </table:table-cell>
          <table:table-cell table:formula="of:=[.B898]/[.$I$4]" office:value-type="float" office:value="8800000" calcext:value-type="float">
            <text:p>8800000</text:p>
          </table:table-cell>
          <table:table-cell table:formula="of:=ROUND([.D898]/1000;0)" office:value-type="float" office:value="8800" calcext:value-type="float">
            <text:p>8800</text:p>
          </table:table-cell>
          <table:table-cell table:formula="of:=[.D898]/([.$I$1]+1)" office:value-type="float" office:value="550000" calcext:value-type="float">
            <text:p>550000</text:p>
          </table:table-cell>
          <table:table-cell table:formula="of:=ROUND([.F898]/1000;2)" office:value-type="float" office:value="550" calcext:value-type="float">
            <text:p>550</text:p>
          </table:table-cell>
          <table:table-cell table:number-columns-repeated="11"/>
        </table:table-row>
        <table:table-row table:style-name="ro1">
          <table:table-cell table:formula="of:=1+[.A898]" office:value-type="float" office:value="897" calcext:value-type="float">
            <text:p>897</text:p>
          </table:table-cell>
          <table:table-cell table:formula="of:=[.$I$3]+([.A899]*[.$I$2])" office:value-type="float" office:value="35205000" calcext:value-type="float">
            <text:p>35205000</text:p>
          </table:table-cell>
          <table:table-cell table:formula="of:=ROUND([.B899]/1000;0)" office:value-type="float" office:value="35205" calcext:value-type="float">
            <text:p>35205</text:p>
          </table:table-cell>
          <table:table-cell table:formula="of:=[.B899]/[.$I$4]" office:value-type="float" office:value="8801250" calcext:value-type="float">
            <text:p>8801250</text:p>
          </table:table-cell>
          <table:table-cell table:formula="of:=ROUND([.D899]/1000;0)" office:value-type="float" office:value="8801" calcext:value-type="float">
            <text:p>8801</text:p>
          </table:table-cell>
          <table:table-cell table:formula="of:=[.D899]/([.$I$1]+1)" office:value-type="float" office:value="550078.125" calcext:value-type="float">
            <text:p>550078.125</text:p>
          </table:table-cell>
          <table:table-cell table:formula="of:=ROUND([.F899]/1000;2)" office:value-type="float" office:value="550.08" calcext:value-type="float">
            <text:p>550.08</text:p>
          </table:table-cell>
          <table:table-cell table:number-columns-repeated="11"/>
        </table:table-row>
        <table:table-row table:style-name="ro1">
          <table:table-cell table:formula="of:=1+[.A899]" office:value-type="float" office:value="898" calcext:value-type="float">
            <text:p>898</text:p>
          </table:table-cell>
          <table:table-cell table:formula="of:=[.$I$3]+([.A900]*[.$I$2])" office:value-type="float" office:value="35210000" calcext:value-type="float">
            <text:p>35210000</text:p>
          </table:table-cell>
          <table:table-cell table:formula="of:=ROUND([.B900]/1000;0)" office:value-type="float" office:value="35210" calcext:value-type="float">
            <text:p>35210</text:p>
          </table:table-cell>
          <table:table-cell table:formula="of:=[.B900]/[.$I$4]" office:value-type="float" office:value="8802500" calcext:value-type="float">
            <text:p>8802500</text:p>
          </table:table-cell>
          <table:table-cell table:formula="of:=ROUND([.D900]/1000;0)" office:value-type="float" office:value="8803" calcext:value-type="float">
            <text:p>8803</text:p>
          </table:table-cell>
          <table:table-cell table:formula="of:=[.D900]/([.$I$1]+1)" office:value-type="float" office:value="550156.25" calcext:value-type="float">
            <text:p>550156.25</text:p>
          </table:table-cell>
          <table:table-cell table:formula="of:=ROUND([.F900]/1000;2)" office:value-type="float" office:value="550.16" calcext:value-type="float">
            <text:p>550.16</text:p>
          </table:table-cell>
          <table:table-cell table:number-columns-repeated="11"/>
        </table:table-row>
        <table:table-row table:style-name="ro1">
          <table:table-cell table:formula="of:=1+[.A900]" office:value-type="float" office:value="899" calcext:value-type="float">
            <text:p>899</text:p>
          </table:table-cell>
          <table:table-cell table:formula="of:=[.$I$3]+([.A901]*[.$I$2])" office:value-type="float" office:value="35215000" calcext:value-type="float">
            <text:p>35215000</text:p>
          </table:table-cell>
          <table:table-cell table:formula="of:=ROUND([.B901]/1000;0)" office:value-type="float" office:value="35215" calcext:value-type="float">
            <text:p>35215</text:p>
          </table:table-cell>
          <table:table-cell table:formula="of:=[.B901]/[.$I$4]" office:value-type="float" office:value="8803750" calcext:value-type="float">
            <text:p>8803750</text:p>
          </table:table-cell>
          <table:table-cell table:formula="of:=ROUND([.D901]/1000;0)" office:value-type="float" office:value="8804" calcext:value-type="float">
            <text:p>8804</text:p>
          </table:table-cell>
          <table:table-cell table:formula="of:=[.D901]/([.$I$1]+1)" office:value-type="float" office:value="550234.375" calcext:value-type="float">
            <text:p>550234.375</text:p>
          </table:table-cell>
          <table:table-cell table:formula="of:=ROUND([.F901]/1000;2)" office:value-type="float" office:value="550.23" calcext:value-type="float">
            <text:p>550.23</text:p>
          </table:table-cell>
          <table:table-cell table:number-columns-repeated="11"/>
        </table:table-row>
        <table:table-row table:style-name="ro1">
          <table:table-cell table:formula="of:=1+[.A901]" office:value-type="float" office:value="900" calcext:value-type="float">
            <text:p>900</text:p>
          </table:table-cell>
          <table:table-cell table:formula="of:=[.$I$3]+([.A902]*[.$I$2])" office:value-type="float" office:value="35220000" calcext:value-type="float">
            <text:p>35220000</text:p>
          </table:table-cell>
          <table:table-cell table:formula="of:=ROUND([.B902]/1000;0)" office:value-type="float" office:value="35220" calcext:value-type="float">
            <text:p>35220</text:p>
          </table:table-cell>
          <table:table-cell table:formula="of:=[.B902]/[.$I$4]" office:value-type="float" office:value="8805000" calcext:value-type="float">
            <text:p>8805000</text:p>
          </table:table-cell>
          <table:table-cell table:formula="of:=ROUND([.D902]/1000;0)" office:value-type="float" office:value="8805" calcext:value-type="float">
            <text:p>8805</text:p>
          </table:table-cell>
          <table:table-cell table:formula="of:=[.D902]/([.$I$1]+1)" office:value-type="float" office:value="550312.5" calcext:value-type="float">
            <text:p>550312.5</text:p>
          </table:table-cell>
          <table:table-cell table:formula="of:=ROUND([.F902]/1000;2)" office:value-type="float" office:value="550.31" calcext:value-type="float">
            <text:p>550.31</text:p>
          </table:table-cell>
          <table:table-cell table:number-columns-repeated="11"/>
        </table:table-row>
        <table:table-row table:style-name="ro1">
          <table:table-cell table:formula="of:=1+[.A902]" office:value-type="float" office:value="901" calcext:value-type="float">
            <text:p>901</text:p>
          </table:table-cell>
          <table:table-cell table:formula="of:=[.$I$3]+([.A903]*[.$I$2])" office:value-type="float" office:value="35225000" calcext:value-type="float">
            <text:p>35225000</text:p>
          </table:table-cell>
          <table:table-cell table:formula="of:=ROUND([.B903]/1000;0)" office:value-type="float" office:value="35225" calcext:value-type="float">
            <text:p>35225</text:p>
          </table:table-cell>
          <table:table-cell table:formula="of:=[.B903]/[.$I$4]" office:value-type="float" office:value="8806250" calcext:value-type="float">
            <text:p>8806250</text:p>
          </table:table-cell>
          <table:table-cell table:formula="of:=ROUND([.D903]/1000;0)" office:value-type="float" office:value="8806" calcext:value-type="float">
            <text:p>8806</text:p>
          </table:table-cell>
          <table:table-cell table:formula="of:=[.D903]/([.$I$1]+1)" office:value-type="float" office:value="550390.625" calcext:value-type="float">
            <text:p>550390.625</text:p>
          </table:table-cell>
          <table:table-cell table:formula="of:=ROUND([.F903]/1000;2)" office:value-type="float" office:value="550.39" calcext:value-type="float">
            <text:p>550.39</text:p>
          </table:table-cell>
          <table:table-cell table:number-columns-repeated="11"/>
        </table:table-row>
        <table:table-row table:style-name="ro1">
          <table:table-cell table:formula="of:=1+[.A903]" office:value-type="float" office:value="902" calcext:value-type="float">
            <text:p>902</text:p>
          </table:table-cell>
          <table:table-cell table:formula="of:=[.$I$3]+([.A904]*[.$I$2])" office:value-type="float" office:value="35230000" calcext:value-type="float">
            <text:p>35230000</text:p>
          </table:table-cell>
          <table:table-cell table:formula="of:=ROUND([.B904]/1000;0)" office:value-type="float" office:value="35230" calcext:value-type="float">
            <text:p>35230</text:p>
          </table:table-cell>
          <table:table-cell table:formula="of:=[.B904]/[.$I$4]" office:value-type="float" office:value="8807500" calcext:value-type="float">
            <text:p>8807500</text:p>
          </table:table-cell>
          <table:table-cell table:formula="of:=ROUND([.D904]/1000;0)" office:value-type="float" office:value="8808" calcext:value-type="float">
            <text:p>8808</text:p>
          </table:table-cell>
          <table:table-cell table:formula="of:=[.D904]/([.$I$1]+1)" office:value-type="float" office:value="550468.75" calcext:value-type="float">
            <text:p>550468.75</text:p>
          </table:table-cell>
          <table:table-cell table:formula="of:=ROUND([.F904]/1000;2)" office:value-type="float" office:value="550.47" calcext:value-type="float">
            <text:p>550.47</text:p>
          </table:table-cell>
          <table:table-cell table:number-columns-repeated="11"/>
        </table:table-row>
        <table:table-row table:style-name="ro1">
          <table:table-cell table:formula="of:=1+[.A904]" office:value-type="float" office:value="903" calcext:value-type="float">
            <text:p>903</text:p>
          </table:table-cell>
          <table:table-cell table:formula="of:=[.$I$3]+([.A905]*[.$I$2])" office:value-type="float" office:value="35235000" calcext:value-type="float">
            <text:p>35235000</text:p>
          </table:table-cell>
          <table:table-cell table:formula="of:=ROUND([.B905]/1000;0)" office:value-type="float" office:value="35235" calcext:value-type="float">
            <text:p>35235</text:p>
          </table:table-cell>
          <table:table-cell table:formula="of:=[.B905]/[.$I$4]" office:value-type="float" office:value="8808750" calcext:value-type="float">
            <text:p>8808750</text:p>
          </table:table-cell>
          <table:table-cell table:formula="of:=ROUND([.D905]/1000;0)" office:value-type="float" office:value="8809" calcext:value-type="float">
            <text:p>8809</text:p>
          </table:table-cell>
          <table:table-cell table:formula="of:=[.D905]/([.$I$1]+1)" office:value-type="float" office:value="550546.875" calcext:value-type="float">
            <text:p>550546.875</text:p>
          </table:table-cell>
          <table:table-cell table:formula="of:=ROUND([.F905]/1000;2)" office:value-type="float" office:value="550.55" calcext:value-type="float">
            <text:p>550.55</text:p>
          </table:table-cell>
          <table:table-cell table:number-columns-repeated="11"/>
        </table:table-row>
        <table:table-row table:style-name="ro1">
          <table:table-cell table:formula="of:=1+[.A905]" office:value-type="float" office:value="904" calcext:value-type="float">
            <text:p>904</text:p>
          </table:table-cell>
          <table:table-cell table:formula="of:=[.$I$3]+([.A906]*[.$I$2])" office:value-type="float" office:value="35240000" calcext:value-type="float">
            <text:p>35240000</text:p>
          </table:table-cell>
          <table:table-cell table:formula="of:=ROUND([.B906]/1000;0)" office:value-type="float" office:value="35240" calcext:value-type="float">
            <text:p>35240</text:p>
          </table:table-cell>
          <table:table-cell table:formula="of:=[.B906]/[.$I$4]" office:value-type="float" office:value="8810000" calcext:value-type="float">
            <text:p>8810000</text:p>
          </table:table-cell>
          <table:table-cell table:formula="of:=ROUND([.D906]/1000;0)" office:value-type="float" office:value="8810" calcext:value-type="float">
            <text:p>8810</text:p>
          </table:table-cell>
          <table:table-cell table:formula="of:=[.D906]/([.$I$1]+1)" office:value-type="float" office:value="550625" calcext:value-type="float">
            <text:p>550625</text:p>
          </table:table-cell>
          <table:table-cell table:formula="of:=ROUND([.F906]/1000;2)" office:value-type="float" office:value="550.63" calcext:value-type="float">
            <text:p>550.63</text:p>
          </table:table-cell>
          <table:table-cell table:number-columns-repeated="11"/>
        </table:table-row>
        <table:table-row table:style-name="ro1">
          <table:table-cell table:formula="of:=1+[.A906]" office:value-type="float" office:value="905" calcext:value-type="float">
            <text:p>905</text:p>
          </table:table-cell>
          <table:table-cell table:formula="of:=[.$I$3]+([.A907]*[.$I$2])" office:value-type="float" office:value="35245000" calcext:value-type="float">
            <text:p>35245000</text:p>
          </table:table-cell>
          <table:table-cell table:formula="of:=ROUND([.B907]/1000;0)" office:value-type="float" office:value="35245" calcext:value-type="float">
            <text:p>35245</text:p>
          </table:table-cell>
          <table:table-cell table:formula="of:=[.B907]/[.$I$4]" office:value-type="float" office:value="8811250" calcext:value-type="float">
            <text:p>8811250</text:p>
          </table:table-cell>
          <table:table-cell table:formula="of:=ROUND([.D907]/1000;0)" office:value-type="float" office:value="8811" calcext:value-type="float">
            <text:p>8811</text:p>
          </table:table-cell>
          <table:table-cell table:formula="of:=[.D907]/([.$I$1]+1)" office:value-type="float" office:value="550703.125" calcext:value-type="float">
            <text:p>550703.125</text:p>
          </table:table-cell>
          <table:table-cell table:formula="of:=ROUND([.F907]/1000;2)" office:value-type="float" office:value="550.7" calcext:value-type="float">
            <text:p>550.7</text:p>
          </table:table-cell>
          <table:table-cell table:number-columns-repeated="11"/>
        </table:table-row>
        <table:table-row table:style-name="ro1">
          <table:table-cell table:formula="of:=1+[.A907]" office:value-type="float" office:value="906" calcext:value-type="float">
            <text:p>906</text:p>
          </table:table-cell>
          <table:table-cell table:formula="of:=[.$I$3]+([.A908]*[.$I$2])" office:value-type="float" office:value="35250000" calcext:value-type="float">
            <text:p>35250000</text:p>
          </table:table-cell>
          <table:table-cell table:formula="of:=ROUND([.B908]/1000;0)" office:value-type="float" office:value="35250" calcext:value-type="float">
            <text:p>35250</text:p>
          </table:table-cell>
          <table:table-cell table:formula="of:=[.B908]/[.$I$4]" office:value-type="float" office:value="8812500" calcext:value-type="float">
            <text:p>8812500</text:p>
          </table:table-cell>
          <table:table-cell table:formula="of:=ROUND([.D908]/1000;0)" office:value-type="float" office:value="8813" calcext:value-type="float">
            <text:p>8813</text:p>
          </table:table-cell>
          <table:table-cell table:formula="of:=[.D908]/([.$I$1]+1)" office:value-type="float" office:value="550781.25" calcext:value-type="float">
            <text:p>550781.25</text:p>
          </table:table-cell>
          <table:table-cell table:formula="of:=ROUND([.F908]/1000;2)" office:value-type="float" office:value="550.78" calcext:value-type="float">
            <text:p>550.78</text:p>
          </table:table-cell>
          <table:table-cell table:number-columns-repeated="11"/>
        </table:table-row>
        <table:table-row table:style-name="ro1">
          <table:table-cell table:formula="of:=1+[.A908]" office:value-type="float" office:value="907" calcext:value-type="float">
            <text:p>907</text:p>
          </table:table-cell>
          <table:table-cell table:formula="of:=[.$I$3]+([.A909]*[.$I$2])" office:value-type="float" office:value="35255000" calcext:value-type="float">
            <text:p>35255000</text:p>
          </table:table-cell>
          <table:table-cell table:formula="of:=ROUND([.B909]/1000;0)" office:value-type="float" office:value="35255" calcext:value-type="float">
            <text:p>35255</text:p>
          </table:table-cell>
          <table:table-cell table:formula="of:=[.B909]/[.$I$4]" office:value-type="float" office:value="8813750" calcext:value-type="float">
            <text:p>8813750</text:p>
          </table:table-cell>
          <table:table-cell table:formula="of:=ROUND([.D909]/1000;0)" office:value-type="float" office:value="8814" calcext:value-type="float">
            <text:p>8814</text:p>
          </table:table-cell>
          <table:table-cell table:formula="of:=[.D909]/([.$I$1]+1)" office:value-type="float" office:value="550859.375" calcext:value-type="float">
            <text:p>550859.375</text:p>
          </table:table-cell>
          <table:table-cell table:formula="of:=ROUND([.F909]/1000;2)" office:value-type="float" office:value="550.86" calcext:value-type="float">
            <text:p>550.86</text:p>
          </table:table-cell>
          <table:table-cell table:number-columns-repeated="11"/>
        </table:table-row>
        <table:table-row table:style-name="ro1">
          <table:table-cell table:formula="of:=1+[.A909]" office:value-type="float" office:value="908" calcext:value-type="float">
            <text:p>908</text:p>
          </table:table-cell>
          <table:table-cell table:formula="of:=[.$I$3]+([.A910]*[.$I$2])" office:value-type="float" office:value="35260000" calcext:value-type="float">
            <text:p>35260000</text:p>
          </table:table-cell>
          <table:table-cell table:formula="of:=ROUND([.B910]/1000;0)" office:value-type="float" office:value="35260" calcext:value-type="float">
            <text:p>35260</text:p>
          </table:table-cell>
          <table:table-cell table:formula="of:=[.B910]/[.$I$4]" office:value-type="float" office:value="8815000" calcext:value-type="float">
            <text:p>8815000</text:p>
          </table:table-cell>
          <table:table-cell table:formula="of:=ROUND([.D910]/1000;0)" office:value-type="float" office:value="8815" calcext:value-type="float">
            <text:p>8815</text:p>
          </table:table-cell>
          <table:table-cell table:formula="of:=[.D910]/([.$I$1]+1)" office:value-type="float" office:value="550937.5" calcext:value-type="float">
            <text:p>550937.5</text:p>
          </table:table-cell>
          <table:table-cell table:formula="of:=ROUND([.F910]/1000;2)" office:value-type="float" office:value="550.94" calcext:value-type="float">
            <text:p>550.94</text:p>
          </table:table-cell>
          <table:table-cell table:number-columns-repeated="11"/>
        </table:table-row>
        <table:table-row table:style-name="ro1">
          <table:table-cell table:formula="of:=1+[.A910]" office:value-type="float" office:value="909" calcext:value-type="float">
            <text:p>909</text:p>
          </table:table-cell>
          <table:table-cell table:formula="of:=[.$I$3]+([.A911]*[.$I$2])" office:value-type="float" office:value="35265000" calcext:value-type="float">
            <text:p>35265000</text:p>
          </table:table-cell>
          <table:table-cell table:formula="of:=ROUND([.B911]/1000;0)" office:value-type="float" office:value="35265" calcext:value-type="float">
            <text:p>35265</text:p>
          </table:table-cell>
          <table:table-cell table:formula="of:=[.B911]/[.$I$4]" office:value-type="float" office:value="8816250" calcext:value-type="float">
            <text:p>8816250</text:p>
          </table:table-cell>
          <table:table-cell table:formula="of:=ROUND([.D911]/1000;0)" office:value-type="float" office:value="8816" calcext:value-type="float">
            <text:p>8816</text:p>
          </table:table-cell>
          <table:table-cell table:formula="of:=[.D911]/([.$I$1]+1)" office:value-type="float" office:value="551015.625" calcext:value-type="float">
            <text:p>551015.625</text:p>
          </table:table-cell>
          <table:table-cell table:formula="of:=ROUND([.F911]/1000;2)" office:value-type="float" office:value="551.02" calcext:value-type="float">
            <text:p>551.02</text:p>
          </table:table-cell>
          <table:table-cell table:number-columns-repeated="11"/>
        </table:table-row>
        <table:table-row table:style-name="ro1">
          <table:table-cell table:formula="of:=1+[.A911]" office:value-type="float" office:value="910" calcext:value-type="float">
            <text:p>910</text:p>
          </table:table-cell>
          <table:table-cell table:formula="of:=[.$I$3]+([.A912]*[.$I$2])" office:value-type="float" office:value="35270000" calcext:value-type="float">
            <text:p>35270000</text:p>
          </table:table-cell>
          <table:table-cell table:formula="of:=ROUND([.B912]/1000;0)" office:value-type="float" office:value="35270" calcext:value-type="float">
            <text:p>35270</text:p>
          </table:table-cell>
          <table:table-cell table:formula="of:=[.B912]/[.$I$4]" office:value-type="float" office:value="8817500" calcext:value-type="float">
            <text:p>8817500</text:p>
          </table:table-cell>
          <table:table-cell table:formula="of:=ROUND([.D912]/1000;0)" office:value-type="float" office:value="8818" calcext:value-type="float">
            <text:p>8818</text:p>
          </table:table-cell>
          <table:table-cell table:formula="of:=[.D912]/([.$I$1]+1)" office:value-type="float" office:value="551093.75" calcext:value-type="float">
            <text:p>551093.75</text:p>
          </table:table-cell>
          <table:table-cell table:formula="of:=ROUND([.F912]/1000;2)" office:value-type="float" office:value="551.09" calcext:value-type="float">
            <text:p>551.09</text:p>
          </table:table-cell>
          <table:table-cell table:number-columns-repeated="11"/>
        </table:table-row>
        <table:table-row table:style-name="ro1">
          <table:table-cell table:formula="of:=1+[.A912]" office:value-type="float" office:value="911" calcext:value-type="float">
            <text:p>911</text:p>
          </table:table-cell>
          <table:table-cell table:formula="of:=[.$I$3]+([.A913]*[.$I$2])" office:value-type="float" office:value="35275000" calcext:value-type="float">
            <text:p>35275000</text:p>
          </table:table-cell>
          <table:table-cell table:formula="of:=ROUND([.B913]/1000;0)" office:value-type="float" office:value="35275" calcext:value-type="float">
            <text:p>35275</text:p>
          </table:table-cell>
          <table:table-cell table:formula="of:=[.B913]/[.$I$4]" office:value-type="float" office:value="8818750" calcext:value-type="float">
            <text:p>8818750</text:p>
          </table:table-cell>
          <table:table-cell table:formula="of:=ROUND([.D913]/1000;0)" office:value-type="float" office:value="8819" calcext:value-type="float">
            <text:p>8819</text:p>
          </table:table-cell>
          <table:table-cell table:formula="of:=[.D913]/([.$I$1]+1)" office:value-type="float" office:value="551171.875" calcext:value-type="float">
            <text:p>551171.875</text:p>
          </table:table-cell>
          <table:table-cell table:formula="of:=ROUND([.F913]/1000;2)" office:value-type="float" office:value="551.17" calcext:value-type="float">
            <text:p>551.17</text:p>
          </table:table-cell>
          <table:table-cell table:number-columns-repeated="11"/>
        </table:table-row>
        <table:table-row table:style-name="ro1">
          <table:table-cell table:formula="of:=1+[.A913]" office:value-type="float" office:value="912" calcext:value-type="float">
            <text:p>912</text:p>
          </table:table-cell>
          <table:table-cell table:formula="of:=[.$I$3]+([.A914]*[.$I$2])" office:value-type="float" office:value="35280000" calcext:value-type="float">
            <text:p>35280000</text:p>
          </table:table-cell>
          <table:table-cell table:formula="of:=ROUND([.B914]/1000;0)" office:value-type="float" office:value="35280" calcext:value-type="float">
            <text:p>35280</text:p>
          </table:table-cell>
          <table:table-cell table:formula="of:=[.B914]/[.$I$4]" office:value-type="float" office:value="8820000" calcext:value-type="float">
            <text:p>8820000</text:p>
          </table:table-cell>
          <table:table-cell table:formula="of:=ROUND([.D914]/1000;0)" office:value-type="float" office:value="8820" calcext:value-type="float">
            <text:p>8820</text:p>
          </table:table-cell>
          <table:table-cell table:formula="of:=[.D914]/([.$I$1]+1)" office:value-type="float" office:value="551250" calcext:value-type="float">
            <text:p>551250</text:p>
          </table:table-cell>
          <table:table-cell table:formula="of:=ROUND([.F914]/1000;2)" office:value-type="float" office:value="551.25" calcext:value-type="float">
            <text:p>551.25</text:p>
          </table:table-cell>
          <table:table-cell table:number-columns-repeated="11"/>
        </table:table-row>
        <table:table-row table:style-name="ro1">
          <table:table-cell table:formula="of:=1+[.A914]" office:value-type="float" office:value="913" calcext:value-type="float">
            <text:p>913</text:p>
          </table:table-cell>
          <table:table-cell table:formula="of:=[.$I$3]+([.A915]*[.$I$2])" office:value-type="float" office:value="35285000" calcext:value-type="float">
            <text:p>35285000</text:p>
          </table:table-cell>
          <table:table-cell table:formula="of:=ROUND([.B915]/1000;0)" office:value-type="float" office:value="35285" calcext:value-type="float">
            <text:p>35285</text:p>
          </table:table-cell>
          <table:table-cell table:formula="of:=[.B915]/[.$I$4]" office:value-type="float" office:value="8821250" calcext:value-type="float">
            <text:p>8821250</text:p>
          </table:table-cell>
          <table:table-cell table:formula="of:=ROUND([.D915]/1000;0)" office:value-type="float" office:value="8821" calcext:value-type="float">
            <text:p>8821</text:p>
          </table:table-cell>
          <table:table-cell table:formula="of:=[.D915]/([.$I$1]+1)" office:value-type="float" office:value="551328.125" calcext:value-type="float">
            <text:p>551328.125</text:p>
          </table:table-cell>
          <table:table-cell table:formula="of:=ROUND([.F915]/1000;2)" office:value-type="float" office:value="551.33" calcext:value-type="float">
            <text:p>551.33</text:p>
          </table:table-cell>
          <table:table-cell table:number-columns-repeated="11"/>
        </table:table-row>
        <table:table-row table:style-name="ro1">
          <table:table-cell table:formula="of:=1+[.A915]" office:value-type="float" office:value="914" calcext:value-type="float">
            <text:p>914</text:p>
          </table:table-cell>
          <table:table-cell table:formula="of:=[.$I$3]+([.A916]*[.$I$2])" office:value-type="float" office:value="35290000" calcext:value-type="float">
            <text:p>35290000</text:p>
          </table:table-cell>
          <table:table-cell table:formula="of:=ROUND([.B916]/1000;0)" office:value-type="float" office:value="35290" calcext:value-type="float">
            <text:p>35290</text:p>
          </table:table-cell>
          <table:table-cell table:formula="of:=[.B916]/[.$I$4]" office:value-type="float" office:value="8822500" calcext:value-type="float">
            <text:p>8822500</text:p>
          </table:table-cell>
          <table:table-cell table:formula="of:=ROUND([.D916]/1000;0)" office:value-type="float" office:value="8823" calcext:value-type="float">
            <text:p>8823</text:p>
          </table:table-cell>
          <table:table-cell table:formula="of:=[.D916]/([.$I$1]+1)" office:value-type="float" office:value="551406.25" calcext:value-type="float">
            <text:p>551406.25</text:p>
          </table:table-cell>
          <table:table-cell table:formula="of:=ROUND([.F916]/1000;2)" office:value-type="float" office:value="551.41" calcext:value-type="float">
            <text:p>551.41</text:p>
          </table:table-cell>
          <table:table-cell table:number-columns-repeated="11"/>
        </table:table-row>
        <table:table-row table:style-name="ro1">
          <table:table-cell table:formula="of:=1+[.A916]" office:value-type="float" office:value="915" calcext:value-type="float">
            <text:p>915</text:p>
          </table:table-cell>
          <table:table-cell table:formula="of:=[.$I$3]+([.A917]*[.$I$2])" office:value-type="float" office:value="35295000" calcext:value-type="float">
            <text:p>35295000</text:p>
          </table:table-cell>
          <table:table-cell table:formula="of:=ROUND([.B917]/1000;0)" office:value-type="float" office:value="35295" calcext:value-type="float">
            <text:p>35295</text:p>
          </table:table-cell>
          <table:table-cell table:formula="of:=[.B917]/[.$I$4]" office:value-type="float" office:value="8823750" calcext:value-type="float">
            <text:p>8823750</text:p>
          </table:table-cell>
          <table:table-cell table:formula="of:=ROUND([.D917]/1000;0)" office:value-type="float" office:value="8824" calcext:value-type="float">
            <text:p>8824</text:p>
          </table:table-cell>
          <table:table-cell table:formula="of:=[.D917]/([.$I$1]+1)" office:value-type="float" office:value="551484.375" calcext:value-type="float">
            <text:p>551484.375</text:p>
          </table:table-cell>
          <table:table-cell table:formula="of:=ROUND([.F917]/1000;2)" office:value-type="float" office:value="551.48" calcext:value-type="float">
            <text:p>551.48</text:p>
          </table:table-cell>
          <table:table-cell table:number-columns-repeated="11"/>
        </table:table-row>
        <table:table-row table:style-name="ro1">
          <table:table-cell table:formula="of:=1+[.A917]" office:value-type="float" office:value="916" calcext:value-type="float">
            <text:p>916</text:p>
          </table:table-cell>
          <table:table-cell table:formula="of:=[.$I$3]+([.A918]*[.$I$2])" office:value-type="float" office:value="35300000" calcext:value-type="float">
            <text:p>35300000</text:p>
          </table:table-cell>
          <table:table-cell table:formula="of:=ROUND([.B918]/1000;0)" office:value-type="float" office:value="35300" calcext:value-type="float">
            <text:p>35300</text:p>
          </table:table-cell>
          <table:table-cell table:formula="of:=[.B918]/[.$I$4]" office:value-type="float" office:value="8825000" calcext:value-type="float">
            <text:p>8825000</text:p>
          </table:table-cell>
          <table:table-cell table:formula="of:=ROUND([.D918]/1000;0)" office:value-type="float" office:value="8825" calcext:value-type="float">
            <text:p>8825</text:p>
          </table:table-cell>
          <table:table-cell table:formula="of:=[.D918]/([.$I$1]+1)" office:value-type="float" office:value="551562.5" calcext:value-type="float">
            <text:p>551562.5</text:p>
          </table:table-cell>
          <table:table-cell table:formula="of:=ROUND([.F918]/1000;2)" office:value-type="float" office:value="551.56" calcext:value-type="float">
            <text:p>551.56</text:p>
          </table:table-cell>
          <table:table-cell table:number-columns-repeated="11"/>
        </table:table-row>
        <table:table-row table:style-name="ro1">
          <table:table-cell table:formula="of:=1+[.A918]" office:value-type="float" office:value="917" calcext:value-type="float">
            <text:p>917</text:p>
          </table:table-cell>
          <table:table-cell table:formula="of:=[.$I$3]+([.A919]*[.$I$2])" office:value-type="float" office:value="35305000" calcext:value-type="float">
            <text:p>35305000</text:p>
          </table:table-cell>
          <table:table-cell table:formula="of:=ROUND([.B919]/1000;0)" office:value-type="float" office:value="35305" calcext:value-type="float">
            <text:p>35305</text:p>
          </table:table-cell>
          <table:table-cell table:formula="of:=[.B919]/[.$I$4]" office:value-type="float" office:value="8826250" calcext:value-type="float">
            <text:p>8826250</text:p>
          </table:table-cell>
          <table:table-cell table:formula="of:=ROUND([.D919]/1000;0)" office:value-type="float" office:value="8826" calcext:value-type="float">
            <text:p>8826</text:p>
          </table:table-cell>
          <table:table-cell table:formula="of:=[.D919]/([.$I$1]+1)" office:value-type="float" office:value="551640.625" calcext:value-type="float">
            <text:p>551640.625</text:p>
          </table:table-cell>
          <table:table-cell table:formula="of:=ROUND([.F919]/1000;2)" office:value-type="float" office:value="551.64" calcext:value-type="float">
            <text:p>551.64</text:p>
          </table:table-cell>
          <table:table-cell table:number-columns-repeated="11"/>
        </table:table-row>
        <table:table-row table:style-name="ro1">
          <table:table-cell table:formula="of:=1+[.A919]" office:value-type="float" office:value="918" calcext:value-type="float">
            <text:p>918</text:p>
          </table:table-cell>
          <table:table-cell table:formula="of:=[.$I$3]+([.A920]*[.$I$2])" office:value-type="float" office:value="35310000" calcext:value-type="float">
            <text:p>35310000</text:p>
          </table:table-cell>
          <table:table-cell table:formula="of:=ROUND([.B920]/1000;0)" office:value-type="float" office:value="35310" calcext:value-type="float">
            <text:p>35310</text:p>
          </table:table-cell>
          <table:table-cell table:formula="of:=[.B920]/[.$I$4]" office:value-type="float" office:value="8827500" calcext:value-type="float">
            <text:p>8827500</text:p>
          </table:table-cell>
          <table:table-cell table:formula="of:=ROUND([.D920]/1000;0)" office:value-type="float" office:value="8828" calcext:value-type="float">
            <text:p>8828</text:p>
          </table:table-cell>
          <table:table-cell table:formula="of:=[.D920]/([.$I$1]+1)" office:value-type="float" office:value="551718.75" calcext:value-type="float">
            <text:p>551718.75</text:p>
          </table:table-cell>
          <table:table-cell table:formula="of:=ROUND([.F920]/1000;2)" office:value-type="float" office:value="551.72" calcext:value-type="float">
            <text:p>551.72</text:p>
          </table:table-cell>
          <table:table-cell table:number-columns-repeated="11"/>
        </table:table-row>
        <table:table-row table:style-name="ro1">
          <table:table-cell table:formula="of:=1+[.A920]" office:value-type="float" office:value="919" calcext:value-type="float">
            <text:p>919</text:p>
          </table:table-cell>
          <table:table-cell table:formula="of:=[.$I$3]+([.A921]*[.$I$2])" office:value-type="float" office:value="35315000" calcext:value-type="float">
            <text:p>35315000</text:p>
          </table:table-cell>
          <table:table-cell table:formula="of:=ROUND([.B921]/1000;0)" office:value-type="float" office:value="35315" calcext:value-type="float">
            <text:p>35315</text:p>
          </table:table-cell>
          <table:table-cell table:formula="of:=[.B921]/[.$I$4]" office:value-type="float" office:value="8828750" calcext:value-type="float">
            <text:p>8828750</text:p>
          </table:table-cell>
          <table:table-cell table:formula="of:=ROUND([.D921]/1000;0)" office:value-type="float" office:value="8829" calcext:value-type="float">
            <text:p>8829</text:p>
          </table:table-cell>
          <table:table-cell table:formula="of:=[.D921]/([.$I$1]+1)" office:value-type="float" office:value="551796.875" calcext:value-type="float">
            <text:p>551796.875</text:p>
          </table:table-cell>
          <table:table-cell table:formula="of:=ROUND([.F921]/1000;2)" office:value-type="float" office:value="551.8" calcext:value-type="float">
            <text:p>551.8</text:p>
          </table:table-cell>
          <table:table-cell table:number-columns-repeated="11"/>
        </table:table-row>
        <table:table-row table:style-name="ro1">
          <table:table-cell table:formula="of:=1+[.A921]" office:value-type="float" office:value="920" calcext:value-type="float">
            <text:p>920</text:p>
          </table:table-cell>
          <table:table-cell table:formula="of:=[.$I$3]+([.A922]*[.$I$2])" office:value-type="float" office:value="35320000" calcext:value-type="float">
            <text:p>35320000</text:p>
          </table:table-cell>
          <table:table-cell table:formula="of:=ROUND([.B922]/1000;0)" office:value-type="float" office:value="35320" calcext:value-type="float">
            <text:p>35320</text:p>
          </table:table-cell>
          <table:table-cell table:formula="of:=[.B922]/[.$I$4]" office:value-type="float" office:value="8830000" calcext:value-type="float">
            <text:p>8830000</text:p>
          </table:table-cell>
          <table:table-cell table:formula="of:=ROUND([.D922]/1000;0)" office:value-type="float" office:value="8830" calcext:value-type="float">
            <text:p>8830</text:p>
          </table:table-cell>
          <table:table-cell table:formula="of:=[.D922]/([.$I$1]+1)" office:value-type="float" office:value="551875" calcext:value-type="float">
            <text:p>551875</text:p>
          </table:table-cell>
          <table:table-cell table:formula="of:=ROUND([.F922]/1000;2)" office:value-type="float" office:value="551.88" calcext:value-type="float">
            <text:p>551.88</text:p>
          </table:table-cell>
          <table:table-cell table:number-columns-repeated="11"/>
        </table:table-row>
        <table:table-row table:style-name="ro1">
          <table:table-cell table:formula="of:=1+[.A922]" office:value-type="float" office:value="921" calcext:value-type="float">
            <text:p>921</text:p>
          </table:table-cell>
          <table:table-cell table:formula="of:=[.$I$3]+([.A923]*[.$I$2])" office:value-type="float" office:value="35325000" calcext:value-type="float">
            <text:p>35325000</text:p>
          </table:table-cell>
          <table:table-cell table:formula="of:=ROUND([.B923]/1000;0)" office:value-type="float" office:value="35325" calcext:value-type="float">
            <text:p>35325</text:p>
          </table:table-cell>
          <table:table-cell table:formula="of:=[.B923]/[.$I$4]" office:value-type="float" office:value="8831250" calcext:value-type="float">
            <text:p>8831250</text:p>
          </table:table-cell>
          <table:table-cell table:formula="of:=ROUND([.D923]/1000;0)" office:value-type="float" office:value="8831" calcext:value-type="float">
            <text:p>8831</text:p>
          </table:table-cell>
          <table:table-cell table:formula="of:=[.D923]/([.$I$1]+1)" office:value-type="float" office:value="551953.125" calcext:value-type="float">
            <text:p>551953.125</text:p>
          </table:table-cell>
          <table:table-cell table:formula="of:=ROUND([.F923]/1000;2)" office:value-type="float" office:value="551.95" calcext:value-type="float">
            <text:p>551.95</text:p>
          </table:table-cell>
          <table:table-cell table:number-columns-repeated="11"/>
        </table:table-row>
        <table:table-row table:style-name="ro1">
          <table:table-cell table:formula="of:=1+[.A923]" office:value-type="float" office:value="922" calcext:value-type="float">
            <text:p>922</text:p>
          </table:table-cell>
          <table:table-cell table:formula="of:=[.$I$3]+([.A924]*[.$I$2])" office:value-type="float" office:value="35330000" calcext:value-type="float">
            <text:p>35330000</text:p>
          </table:table-cell>
          <table:table-cell table:formula="of:=ROUND([.B924]/1000;0)" office:value-type="float" office:value="35330" calcext:value-type="float">
            <text:p>35330</text:p>
          </table:table-cell>
          <table:table-cell table:formula="of:=[.B924]/[.$I$4]" office:value-type="float" office:value="8832500" calcext:value-type="float">
            <text:p>8832500</text:p>
          </table:table-cell>
          <table:table-cell table:formula="of:=ROUND([.D924]/1000;0)" office:value-type="float" office:value="8833" calcext:value-type="float">
            <text:p>8833</text:p>
          </table:table-cell>
          <table:table-cell table:formula="of:=[.D924]/([.$I$1]+1)" office:value-type="float" office:value="552031.25" calcext:value-type="float">
            <text:p>552031.25</text:p>
          </table:table-cell>
          <table:table-cell table:formula="of:=ROUND([.F924]/1000;2)" office:value-type="float" office:value="552.03" calcext:value-type="float">
            <text:p>552.03</text:p>
          </table:table-cell>
          <table:table-cell table:number-columns-repeated="11"/>
        </table:table-row>
        <table:table-row table:style-name="ro1">
          <table:table-cell table:formula="of:=1+[.A924]" office:value-type="float" office:value="923" calcext:value-type="float">
            <text:p>923</text:p>
          </table:table-cell>
          <table:table-cell table:formula="of:=[.$I$3]+([.A925]*[.$I$2])" office:value-type="float" office:value="35335000" calcext:value-type="float">
            <text:p>35335000</text:p>
          </table:table-cell>
          <table:table-cell table:formula="of:=ROUND([.B925]/1000;0)" office:value-type="float" office:value="35335" calcext:value-type="float">
            <text:p>35335</text:p>
          </table:table-cell>
          <table:table-cell table:formula="of:=[.B925]/[.$I$4]" office:value-type="float" office:value="8833750" calcext:value-type="float">
            <text:p>8833750</text:p>
          </table:table-cell>
          <table:table-cell table:formula="of:=ROUND([.D925]/1000;0)" office:value-type="float" office:value="8834" calcext:value-type="float">
            <text:p>8834</text:p>
          </table:table-cell>
          <table:table-cell table:formula="of:=[.D925]/([.$I$1]+1)" office:value-type="float" office:value="552109.375" calcext:value-type="float">
            <text:p>552109.375</text:p>
          </table:table-cell>
          <table:table-cell table:formula="of:=ROUND([.F925]/1000;2)" office:value-type="float" office:value="552.11" calcext:value-type="float">
            <text:p>552.11</text:p>
          </table:table-cell>
          <table:table-cell table:number-columns-repeated="11"/>
        </table:table-row>
        <table:table-row table:style-name="ro1">
          <table:table-cell table:formula="of:=1+[.A925]" office:value-type="float" office:value="924" calcext:value-type="float">
            <text:p>924</text:p>
          </table:table-cell>
          <table:table-cell table:formula="of:=[.$I$3]+([.A926]*[.$I$2])" office:value-type="float" office:value="35340000" calcext:value-type="float">
            <text:p>35340000</text:p>
          </table:table-cell>
          <table:table-cell table:formula="of:=ROUND([.B926]/1000;0)" office:value-type="float" office:value="35340" calcext:value-type="float">
            <text:p>35340</text:p>
          </table:table-cell>
          <table:table-cell table:formula="of:=[.B926]/[.$I$4]" office:value-type="float" office:value="8835000" calcext:value-type="float">
            <text:p>8835000</text:p>
          </table:table-cell>
          <table:table-cell table:formula="of:=ROUND([.D926]/1000;0)" office:value-type="float" office:value="8835" calcext:value-type="float">
            <text:p>8835</text:p>
          </table:table-cell>
          <table:table-cell table:formula="of:=[.D926]/([.$I$1]+1)" office:value-type="float" office:value="552187.5" calcext:value-type="float">
            <text:p>552187.5</text:p>
          </table:table-cell>
          <table:table-cell table:formula="of:=ROUND([.F926]/1000;2)" office:value-type="float" office:value="552.19" calcext:value-type="float">
            <text:p>552.19</text:p>
          </table:table-cell>
          <table:table-cell table:number-columns-repeated="11"/>
        </table:table-row>
        <table:table-row table:style-name="ro1">
          <table:table-cell table:formula="of:=1+[.A926]" office:value-type="float" office:value="925" calcext:value-type="float">
            <text:p>925</text:p>
          </table:table-cell>
          <table:table-cell table:formula="of:=[.$I$3]+([.A927]*[.$I$2])" office:value-type="float" office:value="35345000" calcext:value-type="float">
            <text:p>35345000</text:p>
          </table:table-cell>
          <table:table-cell table:formula="of:=ROUND([.B927]/1000;0)" office:value-type="float" office:value="35345" calcext:value-type="float">
            <text:p>35345</text:p>
          </table:table-cell>
          <table:table-cell table:formula="of:=[.B927]/[.$I$4]" office:value-type="float" office:value="8836250" calcext:value-type="float">
            <text:p>8836250</text:p>
          </table:table-cell>
          <table:table-cell table:formula="of:=ROUND([.D927]/1000;0)" office:value-type="float" office:value="8836" calcext:value-type="float">
            <text:p>8836</text:p>
          </table:table-cell>
          <table:table-cell table:formula="of:=[.D927]/([.$I$1]+1)" office:value-type="float" office:value="552265.625" calcext:value-type="float">
            <text:p>552265.625</text:p>
          </table:table-cell>
          <table:table-cell table:formula="of:=ROUND([.F927]/1000;2)" office:value-type="float" office:value="552.27" calcext:value-type="float">
            <text:p>552.27</text:p>
          </table:table-cell>
          <table:table-cell table:number-columns-repeated="11"/>
        </table:table-row>
        <table:table-row table:style-name="ro1">
          <table:table-cell table:formula="of:=1+[.A927]" office:value-type="float" office:value="926" calcext:value-type="float">
            <text:p>926</text:p>
          </table:table-cell>
          <table:table-cell table:formula="of:=[.$I$3]+([.A928]*[.$I$2])" office:value-type="float" office:value="35350000" calcext:value-type="float">
            <text:p>35350000</text:p>
          </table:table-cell>
          <table:table-cell table:formula="of:=ROUND([.B928]/1000;0)" office:value-type="float" office:value="35350" calcext:value-type="float">
            <text:p>35350</text:p>
          </table:table-cell>
          <table:table-cell table:formula="of:=[.B928]/[.$I$4]" office:value-type="float" office:value="8837500" calcext:value-type="float">
            <text:p>8837500</text:p>
          </table:table-cell>
          <table:table-cell table:formula="of:=ROUND([.D928]/1000;0)" office:value-type="float" office:value="8838" calcext:value-type="float">
            <text:p>8838</text:p>
          </table:table-cell>
          <table:table-cell table:formula="of:=[.D928]/([.$I$1]+1)" office:value-type="float" office:value="552343.75" calcext:value-type="float">
            <text:p>552343.75</text:p>
          </table:table-cell>
          <table:table-cell table:formula="of:=ROUND([.F928]/1000;2)" office:value-type="float" office:value="552.34" calcext:value-type="float">
            <text:p>552.34</text:p>
          </table:table-cell>
          <table:table-cell table:number-columns-repeated="11"/>
        </table:table-row>
        <table:table-row table:style-name="ro1">
          <table:table-cell table:formula="of:=1+[.A928]" office:value-type="float" office:value="927" calcext:value-type="float">
            <text:p>927</text:p>
          </table:table-cell>
          <table:table-cell table:formula="of:=[.$I$3]+([.A929]*[.$I$2])" office:value-type="float" office:value="35355000" calcext:value-type="float">
            <text:p>35355000</text:p>
          </table:table-cell>
          <table:table-cell table:formula="of:=ROUND([.B929]/1000;0)" office:value-type="float" office:value="35355" calcext:value-type="float">
            <text:p>35355</text:p>
          </table:table-cell>
          <table:table-cell table:formula="of:=[.B929]/[.$I$4]" office:value-type="float" office:value="8838750" calcext:value-type="float">
            <text:p>8838750</text:p>
          </table:table-cell>
          <table:table-cell table:formula="of:=ROUND([.D929]/1000;0)" office:value-type="float" office:value="8839" calcext:value-type="float">
            <text:p>8839</text:p>
          </table:table-cell>
          <table:table-cell table:formula="of:=[.D929]/([.$I$1]+1)" office:value-type="float" office:value="552421.875" calcext:value-type="float">
            <text:p>552421.875</text:p>
          </table:table-cell>
          <table:table-cell table:formula="of:=ROUND([.F929]/1000;2)" office:value-type="float" office:value="552.42" calcext:value-type="float">
            <text:p>552.42</text:p>
          </table:table-cell>
          <table:table-cell table:number-columns-repeated="11"/>
        </table:table-row>
        <table:table-row table:style-name="ro1">
          <table:table-cell table:formula="of:=1+[.A929]" office:value-type="float" office:value="928" calcext:value-type="float">
            <text:p>928</text:p>
          </table:table-cell>
          <table:table-cell table:formula="of:=[.$I$3]+([.A930]*[.$I$2])" office:value-type="float" office:value="35360000" calcext:value-type="float">
            <text:p>35360000</text:p>
          </table:table-cell>
          <table:table-cell table:formula="of:=ROUND([.B930]/1000;0)" office:value-type="float" office:value="35360" calcext:value-type="float">
            <text:p>35360</text:p>
          </table:table-cell>
          <table:table-cell table:formula="of:=[.B930]/[.$I$4]" office:value-type="float" office:value="8840000" calcext:value-type="float">
            <text:p>8840000</text:p>
          </table:table-cell>
          <table:table-cell table:formula="of:=ROUND([.D930]/1000;0)" office:value-type="float" office:value="8840" calcext:value-type="float">
            <text:p>8840</text:p>
          </table:table-cell>
          <table:table-cell table:formula="of:=[.D930]/([.$I$1]+1)" office:value-type="float" office:value="552500" calcext:value-type="float">
            <text:p>552500</text:p>
          </table:table-cell>
          <table:table-cell table:formula="of:=ROUND([.F930]/1000;2)" office:value-type="float" office:value="552.5" calcext:value-type="float">
            <text:p>552.5</text:p>
          </table:table-cell>
          <table:table-cell table:number-columns-repeated="11"/>
        </table:table-row>
        <table:table-row table:style-name="ro1">
          <table:table-cell table:formula="of:=1+[.A930]" office:value-type="float" office:value="929" calcext:value-type="float">
            <text:p>929</text:p>
          </table:table-cell>
          <table:table-cell table:formula="of:=[.$I$3]+([.A931]*[.$I$2])" office:value-type="float" office:value="35365000" calcext:value-type="float">
            <text:p>35365000</text:p>
          </table:table-cell>
          <table:table-cell table:formula="of:=ROUND([.B931]/1000;0)" office:value-type="float" office:value="35365" calcext:value-type="float">
            <text:p>35365</text:p>
          </table:table-cell>
          <table:table-cell table:formula="of:=[.B931]/[.$I$4]" office:value-type="float" office:value="8841250" calcext:value-type="float">
            <text:p>8841250</text:p>
          </table:table-cell>
          <table:table-cell table:formula="of:=ROUND([.D931]/1000;0)" office:value-type="float" office:value="8841" calcext:value-type="float">
            <text:p>8841</text:p>
          </table:table-cell>
          <table:table-cell table:formula="of:=[.D931]/([.$I$1]+1)" office:value-type="float" office:value="552578.125" calcext:value-type="float">
            <text:p>552578.125</text:p>
          </table:table-cell>
          <table:table-cell table:formula="of:=ROUND([.F931]/1000;2)" office:value-type="float" office:value="552.58" calcext:value-type="float">
            <text:p>552.58</text:p>
          </table:table-cell>
          <table:table-cell table:number-columns-repeated="11"/>
        </table:table-row>
        <table:table-row table:style-name="ro1">
          <table:table-cell table:formula="of:=1+[.A931]" office:value-type="float" office:value="930" calcext:value-type="float">
            <text:p>930</text:p>
          </table:table-cell>
          <table:table-cell table:formula="of:=[.$I$3]+([.A932]*[.$I$2])" office:value-type="float" office:value="35370000" calcext:value-type="float">
            <text:p>35370000</text:p>
          </table:table-cell>
          <table:table-cell table:formula="of:=ROUND([.B932]/1000;0)" office:value-type="float" office:value="35370" calcext:value-type="float">
            <text:p>35370</text:p>
          </table:table-cell>
          <table:table-cell table:formula="of:=[.B932]/[.$I$4]" office:value-type="float" office:value="8842500" calcext:value-type="float">
            <text:p>8842500</text:p>
          </table:table-cell>
          <table:table-cell table:formula="of:=ROUND([.D932]/1000;0)" office:value-type="float" office:value="8843" calcext:value-type="float">
            <text:p>8843</text:p>
          </table:table-cell>
          <table:table-cell table:formula="of:=[.D932]/([.$I$1]+1)" office:value-type="float" office:value="552656.25" calcext:value-type="float">
            <text:p>552656.25</text:p>
          </table:table-cell>
          <table:table-cell table:formula="of:=ROUND([.F932]/1000;2)" office:value-type="float" office:value="552.66" calcext:value-type="float">
            <text:p>552.66</text:p>
          </table:table-cell>
          <table:table-cell table:number-columns-repeated="11"/>
        </table:table-row>
        <table:table-row table:style-name="ro1">
          <table:table-cell table:formula="of:=1+[.A932]" office:value-type="float" office:value="931" calcext:value-type="float">
            <text:p>931</text:p>
          </table:table-cell>
          <table:table-cell table:formula="of:=[.$I$3]+([.A933]*[.$I$2])" office:value-type="float" office:value="35375000" calcext:value-type="float">
            <text:p>35375000</text:p>
          </table:table-cell>
          <table:table-cell table:formula="of:=ROUND([.B933]/1000;0)" office:value-type="float" office:value="35375" calcext:value-type="float">
            <text:p>35375</text:p>
          </table:table-cell>
          <table:table-cell table:formula="of:=[.B933]/[.$I$4]" office:value-type="float" office:value="8843750" calcext:value-type="float">
            <text:p>8843750</text:p>
          </table:table-cell>
          <table:table-cell table:formula="of:=ROUND([.D933]/1000;0)" office:value-type="float" office:value="8844" calcext:value-type="float">
            <text:p>8844</text:p>
          </table:table-cell>
          <table:table-cell table:formula="of:=[.D933]/([.$I$1]+1)" office:value-type="float" office:value="552734.375" calcext:value-type="float">
            <text:p>552734.375</text:p>
          </table:table-cell>
          <table:table-cell table:formula="of:=ROUND([.F933]/1000;2)" office:value-type="float" office:value="552.73" calcext:value-type="float">
            <text:p>552.73</text:p>
          </table:table-cell>
          <table:table-cell table:number-columns-repeated="11"/>
        </table:table-row>
        <table:table-row table:style-name="ro1">
          <table:table-cell table:formula="of:=1+[.A933]" office:value-type="float" office:value="932" calcext:value-type="float">
            <text:p>932</text:p>
          </table:table-cell>
          <table:table-cell table:formula="of:=[.$I$3]+([.A934]*[.$I$2])" office:value-type="float" office:value="35380000" calcext:value-type="float">
            <text:p>35380000</text:p>
          </table:table-cell>
          <table:table-cell table:formula="of:=ROUND([.B934]/1000;0)" office:value-type="float" office:value="35380" calcext:value-type="float">
            <text:p>35380</text:p>
          </table:table-cell>
          <table:table-cell table:formula="of:=[.B934]/[.$I$4]" office:value-type="float" office:value="8845000" calcext:value-type="float">
            <text:p>8845000</text:p>
          </table:table-cell>
          <table:table-cell table:formula="of:=ROUND([.D934]/1000;0)" office:value-type="float" office:value="8845" calcext:value-type="float">
            <text:p>8845</text:p>
          </table:table-cell>
          <table:table-cell table:formula="of:=[.D934]/([.$I$1]+1)" office:value-type="float" office:value="552812.5" calcext:value-type="float">
            <text:p>552812.5</text:p>
          </table:table-cell>
          <table:table-cell table:formula="of:=ROUND([.F934]/1000;2)" office:value-type="float" office:value="552.81" calcext:value-type="float">
            <text:p>552.81</text:p>
          </table:table-cell>
          <table:table-cell table:number-columns-repeated="11"/>
        </table:table-row>
        <table:table-row table:style-name="ro1">
          <table:table-cell table:formula="of:=1+[.A934]" office:value-type="float" office:value="933" calcext:value-type="float">
            <text:p>933</text:p>
          </table:table-cell>
          <table:table-cell table:formula="of:=[.$I$3]+([.A935]*[.$I$2])" office:value-type="float" office:value="35385000" calcext:value-type="float">
            <text:p>35385000</text:p>
          </table:table-cell>
          <table:table-cell table:formula="of:=ROUND([.B935]/1000;0)" office:value-type="float" office:value="35385" calcext:value-type="float">
            <text:p>35385</text:p>
          </table:table-cell>
          <table:table-cell table:formula="of:=[.B935]/[.$I$4]" office:value-type="float" office:value="8846250" calcext:value-type="float">
            <text:p>8846250</text:p>
          </table:table-cell>
          <table:table-cell table:formula="of:=ROUND([.D935]/1000;0)" office:value-type="float" office:value="8846" calcext:value-type="float">
            <text:p>8846</text:p>
          </table:table-cell>
          <table:table-cell table:formula="of:=[.D935]/([.$I$1]+1)" office:value-type="float" office:value="552890.625" calcext:value-type="float">
            <text:p>552890.625</text:p>
          </table:table-cell>
          <table:table-cell table:formula="of:=ROUND([.F935]/1000;2)" office:value-type="float" office:value="552.89" calcext:value-type="float">
            <text:p>552.89</text:p>
          </table:table-cell>
          <table:table-cell table:number-columns-repeated="11"/>
        </table:table-row>
        <table:table-row table:style-name="ro1">
          <table:table-cell table:formula="of:=1+[.A935]" office:value-type="float" office:value="934" calcext:value-type="float">
            <text:p>934</text:p>
          </table:table-cell>
          <table:table-cell table:formula="of:=[.$I$3]+([.A936]*[.$I$2])" office:value-type="float" office:value="35390000" calcext:value-type="float">
            <text:p>35390000</text:p>
          </table:table-cell>
          <table:table-cell table:formula="of:=ROUND([.B936]/1000;0)" office:value-type="float" office:value="35390" calcext:value-type="float">
            <text:p>35390</text:p>
          </table:table-cell>
          <table:table-cell table:formula="of:=[.B936]/[.$I$4]" office:value-type="float" office:value="8847500" calcext:value-type="float">
            <text:p>8847500</text:p>
          </table:table-cell>
          <table:table-cell table:formula="of:=ROUND([.D936]/1000;0)" office:value-type="float" office:value="8848" calcext:value-type="float">
            <text:p>8848</text:p>
          </table:table-cell>
          <table:table-cell table:formula="of:=[.D936]/([.$I$1]+1)" office:value-type="float" office:value="552968.75" calcext:value-type="float">
            <text:p>552968.75</text:p>
          </table:table-cell>
          <table:table-cell table:formula="of:=ROUND([.F936]/1000;2)" office:value-type="float" office:value="552.97" calcext:value-type="float">
            <text:p>552.97</text:p>
          </table:table-cell>
          <table:table-cell table:number-columns-repeated="11"/>
        </table:table-row>
        <table:table-row table:style-name="ro1">
          <table:table-cell table:formula="of:=1+[.A936]" office:value-type="float" office:value="935" calcext:value-type="float">
            <text:p>935</text:p>
          </table:table-cell>
          <table:table-cell table:formula="of:=[.$I$3]+([.A937]*[.$I$2])" office:value-type="float" office:value="35395000" calcext:value-type="float">
            <text:p>35395000</text:p>
          </table:table-cell>
          <table:table-cell table:formula="of:=ROUND([.B937]/1000;0)" office:value-type="float" office:value="35395" calcext:value-type="float">
            <text:p>35395</text:p>
          </table:table-cell>
          <table:table-cell table:formula="of:=[.B937]/[.$I$4]" office:value-type="float" office:value="8848750" calcext:value-type="float">
            <text:p>8848750</text:p>
          </table:table-cell>
          <table:table-cell table:formula="of:=ROUND([.D937]/1000;0)" office:value-type="float" office:value="8849" calcext:value-type="float">
            <text:p>8849</text:p>
          </table:table-cell>
          <table:table-cell table:formula="of:=[.D937]/([.$I$1]+1)" office:value-type="float" office:value="553046.875" calcext:value-type="float">
            <text:p>553046.875</text:p>
          </table:table-cell>
          <table:table-cell table:formula="of:=ROUND([.F937]/1000;2)" office:value-type="float" office:value="553.05" calcext:value-type="float">
            <text:p>553.05</text:p>
          </table:table-cell>
          <table:table-cell table:number-columns-repeated="11"/>
        </table:table-row>
        <table:table-row table:style-name="ro1">
          <table:table-cell table:formula="of:=1+[.A937]" office:value-type="float" office:value="936" calcext:value-type="float">
            <text:p>936</text:p>
          </table:table-cell>
          <table:table-cell table:formula="of:=[.$I$3]+([.A938]*[.$I$2])" office:value-type="float" office:value="35400000" calcext:value-type="float">
            <text:p>35400000</text:p>
          </table:table-cell>
          <table:table-cell table:formula="of:=ROUND([.B938]/1000;0)" office:value-type="float" office:value="35400" calcext:value-type="float">
            <text:p>35400</text:p>
          </table:table-cell>
          <table:table-cell table:formula="of:=[.B938]/[.$I$4]" office:value-type="float" office:value="8850000" calcext:value-type="float">
            <text:p>8850000</text:p>
          </table:table-cell>
          <table:table-cell table:formula="of:=ROUND([.D938]/1000;0)" office:value-type="float" office:value="8850" calcext:value-type="float">
            <text:p>8850</text:p>
          </table:table-cell>
          <table:table-cell table:formula="of:=[.D938]/([.$I$1]+1)" office:value-type="float" office:value="553125" calcext:value-type="float">
            <text:p>553125</text:p>
          </table:table-cell>
          <table:table-cell table:formula="of:=ROUND([.F938]/1000;2)" office:value-type="float" office:value="553.13" calcext:value-type="float">
            <text:p>553.13</text:p>
          </table:table-cell>
          <table:table-cell table:number-columns-repeated="11"/>
        </table:table-row>
        <table:table-row table:style-name="ro1">
          <table:table-cell table:formula="of:=1+[.A938]" office:value-type="float" office:value="937" calcext:value-type="float">
            <text:p>937</text:p>
          </table:table-cell>
          <table:table-cell table:formula="of:=[.$I$3]+([.A939]*[.$I$2])" office:value-type="float" office:value="35405000" calcext:value-type="float">
            <text:p>35405000</text:p>
          </table:table-cell>
          <table:table-cell table:formula="of:=ROUND([.B939]/1000;0)" office:value-type="float" office:value="35405" calcext:value-type="float">
            <text:p>35405</text:p>
          </table:table-cell>
          <table:table-cell table:formula="of:=[.B939]/[.$I$4]" office:value-type="float" office:value="8851250" calcext:value-type="float">
            <text:p>8851250</text:p>
          </table:table-cell>
          <table:table-cell table:formula="of:=ROUND([.D939]/1000;0)" office:value-type="float" office:value="8851" calcext:value-type="float">
            <text:p>8851</text:p>
          </table:table-cell>
          <table:table-cell table:formula="of:=[.D939]/([.$I$1]+1)" office:value-type="float" office:value="553203.125" calcext:value-type="float">
            <text:p>553203.125</text:p>
          </table:table-cell>
          <table:table-cell table:formula="of:=ROUND([.F939]/1000;2)" office:value-type="float" office:value="553.2" calcext:value-type="float">
            <text:p>553.2</text:p>
          </table:table-cell>
          <table:table-cell table:number-columns-repeated="11"/>
        </table:table-row>
        <table:table-row table:style-name="ro1">
          <table:table-cell table:formula="of:=1+[.A939]" office:value-type="float" office:value="938" calcext:value-type="float">
            <text:p>938</text:p>
          </table:table-cell>
          <table:table-cell table:formula="of:=[.$I$3]+([.A940]*[.$I$2])" office:value-type="float" office:value="35410000" calcext:value-type="float">
            <text:p>35410000</text:p>
          </table:table-cell>
          <table:table-cell table:formula="of:=ROUND([.B940]/1000;0)" office:value-type="float" office:value="35410" calcext:value-type="float">
            <text:p>35410</text:p>
          </table:table-cell>
          <table:table-cell table:formula="of:=[.B940]/[.$I$4]" office:value-type="float" office:value="8852500" calcext:value-type="float">
            <text:p>8852500</text:p>
          </table:table-cell>
          <table:table-cell table:formula="of:=ROUND([.D940]/1000;0)" office:value-type="float" office:value="8853" calcext:value-type="float">
            <text:p>8853</text:p>
          </table:table-cell>
          <table:table-cell table:formula="of:=[.D940]/([.$I$1]+1)" office:value-type="float" office:value="553281.25" calcext:value-type="float">
            <text:p>553281.25</text:p>
          </table:table-cell>
          <table:table-cell table:formula="of:=ROUND([.F940]/1000;2)" office:value-type="float" office:value="553.28" calcext:value-type="float">
            <text:p>553.28</text:p>
          </table:table-cell>
          <table:table-cell table:number-columns-repeated="11"/>
        </table:table-row>
        <table:table-row table:style-name="ro1">
          <table:table-cell table:formula="of:=1+[.A940]" office:value-type="float" office:value="939" calcext:value-type="float">
            <text:p>939</text:p>
          </table:table-cell>
          <table:table-cell table:formula="of:=[.$I$3]+([.A941]*[.$I$2])" office:value-type="float" office:value="35415000" calcext:value-type="float">
            <text:p>35415000</text:p>
          </table:table-cell>
          <table:table-cell table:formula="of:=ROUND([.B941]/1000;0)" office:value-type="float" office:value="35415" calcext:value-type="float">
            <text:p>35415</text:p>
          </table:table-cell>
          <table:table-cell table:formula="of:=[.B941]/[.$I$4]" office:value-type="float" office:value="8853750" calcext:value-type="float">
            <text:p>8853750</text:p>
          </table:table-cell>
          <table:table-cell table:formula="of:=ROUND([.D941]/1000;0)" office:value-type="float" office:value="8854" calcext:value-type="float">
            <text:p>8854</text:p>
          </table:table-cell>
          <table:table-cell table:formula="of:=[.D941]/([.$I$1]+1)" office:value-type="float" office:value="553359.375" calcext:value-type="float">
            <text:p>553359.375</text:p>
          </table:table-cell>
          <table:table-cell table:formula="of:=ROUND([.F941]/1000;2)" office:value-type="float" office:value="553.36" calcext:value-type="float">
            <text:p>553.36</text:p>
          </table:table-cell>
          <table:table-cell table:number-columns-repeated="11"/>
        </table:table-row>
        <table:table-row table:style-name="ro1">
          <table:table-cell table:formula="of:=1+[.A941]" office:value-type="float" office:value="940" calcext:value-type="float">
            <text:p>940</text:p>
          </table:table-cell>
          <table:table-cell table:formula="of:=[.$I$3]+([.A942]*[.$I$2])" office:value-type="float" office:value="35420000" calcext:value-type="float">
            <text:p>35420000</text:p>
          </table:table-cell>
          <table:table-cell table:formula="of:=ROUND([.B942]/1000;0)" office:value-type="float" office:value="35420" calcext:value-type="float">
            <text:p>35420</text:p>
          </table:table-cell>
          <table:table-cell table:formula="of:=[.B942]/[.$I$4]" office:value-type="float" office:value="8855000" calcext:value-type="float">
            <text:p>8855000</text:p>
          </table:table-cell>
          <table:table-cell table:formula="of:=ROUND([.D942]/1000;0)" office:value-type="float" office:value="8855" calcext:value-type="float">
            <text:p>8855</text:p>
          </table:table-cell>
          <table:table-cell table:formula="of:=[.D942]/([.$I$1]+1)" office:value-type="float" office:value="553437.5" calcext:value-type="float">
            <text:p>553437.5</text:p>
          </table:table-cell>
          <table:table-cell table:formula="of:=ROUND([.F942]/1000;2)" office:value-type="float" office:value="553.44" calcext:value-type="float">
            <text:p>553.44</text:p>
          </table:table-cell>
          <table:table-cell table:number-columns-repeated="11"/>
        </table:table-row>
        <table:table-row table:style-name="ro1">
          <table:table-cell table:formula="of:=1+[.A942]" office:value-type="float" office:value="941" calcext:value-type="float">
            <text:p>941</text:p>
          </table:table-cell>
          <table:table-cell table:formula="of:=[.$I$3]+([.A943]*[.$I$2])" office:value-type="float" office:value="35425000" calcext:value-type="float">
            <text:p>35425000</text:p>
          </table:table-cell>
          <table:table-cell table:formula="of:=ROUND([.B943]/1000;0)" office:value-type="float" office:value="35425" calcext:value-type="float">
            <text:p>35425</text:p>
          </table:table-cell>
          <table:table-cell table:formula="of:=[.B943]/[.$I$4]" office:value-type="float" office:value="8856250" calcext:value-type="float">
            <text:p>8856250</text:p>
          </table:table-cell>
          <table:table-cell table:formula="of:=ROUND([.D943]/1000;0)" office:value-type="float" office:value="8856" calcext:value-type="float">
            <text:p>8856</text:p>
          </table:table-cell>
          <table:table-cell table:formula="of:=[.D943]/([.$I$1]+1)" office:value-type="float" office:value="553515.625" calcext:value-type="float">
            <text:p>553515.625</text:p>
          </table:table-cell>
          <table:table-cell table:formula="of:=ROUND([.F943]/1000;2)" office:value-type="float" office:value="553.52" calcext:value-type="float">
            <text:p>553.52</text:p>
          </table:table-cell>
          <table:table-cell table:number-columns-repeated="11"/>
        </table:table-row>
        <table:table-row table:style-name="ro1">
          <table:table-cell table:formula="of:=1+[.A943]" office:value-type="float" office:value="942" calcext:value-type="float">
            <text:p>942</text:p>
          </table:table-cell>
          <table:table-cell table:formula="of:=[.$I$3]+([.A944]*[.$I$2])" office:value-type="float" office:value="35430000" calcext:value-type="float">
            <text:p>35430000</text:p>
          </table:table-cell>
          <table:table-cell table:formula="of:=ROUND([.B944]/1000;0)" office:value-type="float" office:value="35430" calcext:value-type="float">
            <text:p>35430</text:p>
          </table:table-cell>
          <table:table-cell table:formula="of:=[.B944]/[.$I$4]" office:value-type="float" office:value="8857500" calcext:value-type="float">
            <text:p>8857500</text:p>
          </table:table-cell>
          <table:table-cell table:formula="of:=ROUND([.D944]/1000;0)" office:value-type="float" office:value="8858" calcext:value-type="float">
            <text:p>8858</text:p>
          </table:table-cell>
          <table:table-cell table:formula="of:=[.D944]/([.$I$1]+1)" office:value-type="float" office:value="553593.75" calcext:value-type="float">
            <text:p>553593.75</text:p>
          </table:table-cell>
          <table:table-cell table:formula="of:=ROUND([.F944]/1000;2)" office:value-type="float" office:value="553.59" calcext:value-type="float">
            <text:p>553.59</text:p>
          </table:table-cell>
          <table:table-cell table:number-columns-repeated="11"/>
        </table:table-row>
        <table:table-row table:style-name="ro1">
          <table:table-cell table:formula="of:=1+[.A944]" office:value-type="float" office:value="943" calcext:value-type="float">
            <text:p>943</text:p>
          </table:table-cell>
          <table:table-cell table:formula="of:=[.$I$3]+([.A945]*[.$I$2])" office:value-type="float" office:value="35435000" calcext:value-type="float">
            <text:p>35435000</text:p>
          </table:table-cell>
          <table:table-cell table:formula="of:=ROUND([.B945]/1000;0)" office:value-type="float" office:value="35435" calcext:value-type="float">
            <text:p>35435</text:p>
          </table:table-cell>
          <table:table-cell table:formula="of:=[.B945]/[.$I$4]" office:value-type="float" office:value="8858750" calcext:value-type="float">
            <text:p>8858750</text:p>
          </table:table-cell>
          <table:table-cell table:formula="of:=ROUND([.D945]/1000;0)" office:value-type="float" office:value="8859" calcext:value-type="float">
            <text:p>8859</text:p>
          </table:table-cell>
          <table:table-cell table:formula="of:=[.D945]/([.$I$1]+1)" office:value-type="float" office:value="553671.875" calcext:value-type="float">
            <text:p>553671.875</text:p>
          </table:table-cell>
          <table:table-cell table:formula="of:=ROUND([.F945]/1000;2)" office:value-type="float" office:value="553.67" calcext:value-type="float">
            <text:p>553.67</text:p>
          </table:table-cell>
          <table:table-cell table:number-columns-repeated="11"/>
        </table:table-row>
        <table:table-row table:style-name="ro1">
          <table:table-cell table:formula="of:=1+[.A945]" office:value-type="float" office:value="944" calcext:value-type="float">
            <text:p>944</text:p>
          </table:table-cell>
          <table:table-cell table:formula="of:=[.$I$3]+([.A946]*[.$I$2])" office:value-type="float" office:value="35440000" calcext:value-type="float">
            <text:p>35440000</text:p>
          </table:table-cell>
          <table:table-cell table:formula="of:=ROUND([.B946]/1000;0)" office:value-type="float" office:value="35440" calcext:value-type="float">
            <text:p>35440</text:p>
          </table:table-cell>
          <table:table-cell table:formula="of:=[.B946]/[.$I$4]" office:value-type="float" office:value="8860000" calcext:value-type="float">
            <text:p>8860000</text:p>
          </table:table-cell>
          <table:table-cell table:formula="of:=ROUND([.D946]/1000;0)" office:value-type="float" office:value="8860" calcext:value-type="float">
            <text:p>8860</text:p>
          </table:table-cell>
          <table:table-cell table:formula="of:=[.D946]/([.$I$1]+1)" office:value-type="float" office:value="553750" calcext:value-type="float">
            <text:p>553750</text:p>
          </table:table-cell>
          <table:table-cell table:formula="of:=ROUND([.F946]/1000;2)" office:value-type="float" office:value="553.75" calcext:value-type="float">
            <text:p>553.75</text:p>
          </table:table-cell>
          <table:table-cell table:number-columns-repeated="11"/>
        </table:table-row>
        <table:table-row table:style-name="ro1">
          <table:table-cell table:formula="of:=1+[.A946]" office:value-type="float" office:value="945" calcext:value-type="float">
            <text:p>945</text:p>
          </table:table-cell>
          <table:table-cell table:formula="of:=[.$I$3]+([.A947]*[.$I$2])" office:value-type="float" office:value="35445000" calcext:value-type="float">
            <text:p>35445000</text:p>
          </table:table-cell>
          <table:table-cell table:formula="of:=ROUND([.B947]/1000;0)" office:value-type="float" office:value="35445" calcext:value-type="float">
            <text:p>35445</text:p>
          </table:table-cell>
          <table:table-cell table:formula="of:=[.B947]/[.$I$4]" office:value-type="float" office:value="8861250" calcext:value-type="float">
            <text:p>8861250</text:p>
          </table:table-cell>
          <table:table-cell table:formula="of:=ROUND([.D947]/1000;0)" office:value-type="float" office:value="8861" calcext:value-type="float">
            <text:p>8861</text:p>
          </table:table-cell>
          <table:table-cell table:formula="of:=[.D947]/([.$I$1]+1)" office:value-type="float" office:value="553828.125" calcext:value-type="float">
            <text:p>553828.125</text:p>
          </table:table-cell>
          <table:table-cell table:formula="of:=ROUND([.F947]/1000;2)" office:value-type="float" office:value="553.83" calcext:value-type="float">
            <text:p>553.83</text:p>
          </table:table-cell>
          <table:table-cell table:number-columns-repeated="11"/>
        </table:table-row>
        <table:table-row table:style-name="ro1">
          <table:table-cell table:formula="of:=1+[.A947]" office:value-type="float" office:value="946" calcext:value-type="float">
            <text:p>946</text:p>
          </table:table-cell>
          <table:table-cell table:formula="of:=[.$I$3]+([.A948]*[.$I$2])" office:value-type="float" office:value="35450000" calcext:value-type="float">
            <text:p>35450000</text:p>
          </table:table-cell>
          <table:table-cell table:formula="of:=ROUND([.B948]/1000;0)" office:value-type="float" office:value="35450" calcext:value-type="float">
            <text:p>35450</text:p>
          </table:table-cell>
          <table:table-cell table:formula="of:=[.B948]/[.$I$4]" office:value-type="float" office:value="8862500" calcext:value-type="float">
            <text:p>8862500</text:p>
          </table:table-cell>
          <table:table-cell table:formula="of:=ROUND([.D948]/1000;0)" office:value-type="float" office:value="8863" calcext:value-type="float">
            <text:p>8863</text:p>
          </table:table-cell>
          <table:table-cell table:formula="of:=[.D948]/([.$I$1]+1)" office:value-type="float" office:value="553906.25" calcext:value-type="float">
            <text:p>553906.25</text:p>
          </table:table-cell>
          <table:table-cell table:formula="of:=ROUND([.F948]/1000;2)" office:value-type="float" office:value="553.91" calcext:value-type="float">
            <text:p>553.91</text:p>
          </table:table-cell>
          <table:table-cell table:number-columns-repeated="11"/>
        </table:table-row>
        <table:table-row table:style-name="ro1">
          <table:table-cell table:formula="of:=1+[.A948]" office:value-type="float" office:value="947" calcext:value-type="float">
            <text:p>947</text:p>
          </table:table-cell>
          <table:table-cell table:formula="of:=[.$I$3]+([.A949]*[.$I$2])" office:value-type="float" office:value="35455000" calcext:value-type="float">
            <text:p>35455000</text:p>
          </table:table-cell>
          <table:table-cell table:formula="of:=ROUND([.B949]/1000;0)" office:value-type="float" office:value="35455" calcext:value-type="float">
            <text:p>35455</text:p>
          </table:table-cell>
          <table:table-cell table:formula="of:=[.B949]/[.$I$4]" office:value-type="float" office:value="8863750" calcext:value-type="float">
            <text:p>8863750</text:p>
          </table:table-cell>
          <table:table-cell table:formula="of:=ROUND([.D949]/1000;0)" office:value-type="float" office:value="8864" calcext:value-type="float">
            <text:p>8864</text:p>
          </table:table-cell>
          <table:table-cell table:formula="of:=[.D949]/([.$I$1]+1)" office:value-type="float" office:value="553984.375" calcext:value-type="float">
            <text:p>553984.375</text:p>
          </table:table-cell>
          <table:table-cell table:formula="of:=ROUND([.F949]/1000;2)" office:value-type="float" office:value="553.98" calcext:value-type="float">
            <text:p>553.98</text:p>
          </table:table-cell>
          <table:table-cell table:number-columns-repeated="11"/>
        </table:table-row>
        <table:table-row table:style-name="ro1">
          <table:table-cell table:formula="of:=1+[.A949]" office:value-type="float" office:value="948" calcext:value-type="float">
            <text:p>948</text:p>
          </table:table-cell>
          <table:table-cell table:formula="of:=[.$I$3]+([.A950]*[.$I$2])" office:value-type="float" office:value="35460000" calcext:value-type="float">
            <text:p>35460000</text:p>
          </table:table-cell>
          <table:table-cell table:formula="of:=ROUND([.B950]/1000;0)" office:value-type="float" office:value="35460" calcext:value-type="float">
            <text:p>35460</text:p>
          </table:table-cell>
          <table:table-cell table:formula="of:=[.B950]/[.$I$4]" office:value-type="float" office:value="8865000" calcext:value-type="float">
            <text:p>8865000</text:p>
          </table:table-cell>
          <table:table-cell table:formula="of:=ROUND([.D950]/1000;0)" office:value-type="float" office:value="8865" calcext:value-type="float">
            <text:p>8865</text:p>
          </table:table-cell>
          <table:table-cell table:formula="of:=[.D950]/([.$I$1]+1)" office:value-type="float" office:value="554062.5" calcext:value-type="float">
            <text:p>554062.5</text:p>
          </table:table-cell>
          <table:table-cell table:formula="of:=ROUND([.F950]/1000;2)" office:value-type="float" office:value="554.06" calcext:value-type="float">
            <text:p>554.06</text:p>
          </table:table-cell>
          <table:table-cell table:number-columns-repeated="11"/>
        </table:table-row>
        <table:table-row table:style-name="ro1">
          <table:table-cell table:formula="of:=1+[.A950]" office:value-type="float" office:value="949" calcext:value-type="float">
            <text:p>949</text:p>
          </table:table-cell>
          <table:table-cell table:formula="of:=[.$I$3]+([.A951]*[.$I$2])" office:value-type="float" office:value="35465000" calcext:value-type="float">
            <text:p>35465000</text:p>
          </table:table-cell>
          <table:table-cell table:formula="of:=ROUND([.B951]/1000;0)" office:value-type="float" office:value="35465" calcext:value-type="float">
            <text:p>35465</text:p>
          </table:table-cell>
          <table:table-cell table:formula="of:=[.B951]/[.$I$4]" office:value-type="float" office:value="8866250" calcext:value-type="float">
            <text:p>8866250</text:p>
          </table:table-cell>
          <table:table-cell table:formula="of:=ROUND([.D951]/1000;0)" office:value-type="float" office:value="8866" calcext:value-type="float">
            <text:p>8866</text:p>
          </table:table-cell>
          <table:table-cell table:formula="of:=[.D951]/([.$I$1]+1)" office:value-type="float" office:value="554140.625" calcext:value-type="float">
            <text:p>554140.625</text:p>
          </table:table-cell>
          <table:table-cell table:formula="of:=ROUND([.F951]/1000;2)" office:value-type="float" office:value="554.14" calcext:value-type="float">
            <text:p>554.14</text:p>
          </table:table-cell>
          <table:table-cell table:number-columns-repeated="11"/>
        </table:table-row>
        <table:table-row table:style-name="ro1">
          <table:table-cell table:formula="of:=1+[.A951]" office:value-type="float" office:value="950" calcext:value-type="float">
            <text:p>950</text:p>
          </table:table-cell>
          <table:table-cell table:formula="of:=[.$I$3]+([.A952]*[.$I$2])" office:value-type="float" office:value="35470000" calcext:value-type="float">
            <text:p>35470000</text:p>
          </table:table-cell>
          <table:table-cell table:formula="of:=ROUND([.B952]/1000;0)" office:value-type="float" office:value="35470" calcext:value-type="float">
            <text:p>35470</text:p>
          </table:table-cell>
          <table:table-cell table:formula="of:=[.B952]/[.$I$4]" office:value-type="float" office:value="8867500" calcext:value-type="float">
            <text:p>8867500</text:p>
          </table:table-cell>
          <table:table-cell table:formula="of:=ROUND([.D952]/1000;0)" office:value-type="float" office:value="8868" calcext:value-type="float">
            <text:p>8868</text:p>
          </table:table-cell>
          <table:table-cell table:formula="of:=[.D952]/([.$I$1]+1)" office:value-type="float" office:value="554218.75" calcext:value-type="float">
            <text:p>554218.75</text:p>
          </table:table-cell>
          <table:table-cell table:formula="of:=ROUND([.F952]/1000;2)" office:value-type="float" office:value="554.22" calcext:value-type="float">
            <text:p>554.22</text:p>
          </table:table-cell>
          <table:table-cell table:number-columns-repeated="11"/>
        </table:table-row>
        <table:table-row table:style-name="ro1">
          <table:table-cell table:formula="of:=1+[.A952]" office:value-type="float" office:value="951" calcext:value-type="float">
            <text:p>951</text:p>
          </table:table-cell>
          <table:table-cell table:formula="of:=[.$I$3]+([.A953]*[.$I$2])" office:value-type="float" office:value="35475000" calcext:value-type="float">
            <text:p>35475000</text:p>
          </table:table-cell>
          <table:table-cell table:formula="of:=ROUND([.B953]/1000;0)" office:value-type="float" office:value="35475" calcext:value-type="float">
            <text:p>35475</text:p>
          </table:table-cell>
          <table:table-cell table:formula="of:=[.B953]/[.$I$4]" office:value-type="float" office:value="8868750" calcext:value-type="float">
            <text:p>8868750</text:p>
          </table:table-cell>
          <table:table-cell table:formula="of:=ROUND([.D953]/1000;0)" office:value-type="float" office:value="8869" calcext:value-type="float">
            <text:p>8869</text:p>
          </table:table-cell>
          <table:table-cell table:formula="of:=[.D953]/([.$I$1]+1)" office:value-type="float" office:value="554296.875" calcext:value-type="float">
            <text:p>554296.875</text:p>
          </table:table-cell>
          <table:table-cell table:formula="of:=ROUND([.F953]/1000;2)" office:value-type="float" office:value="554.3" calcext:value-type="float">
            <text:p>554.3</text:p>
          </table:table-cell>
          <table:table-cell table:number-columns-repeated="11"/>
        </table:table-row>
        <table:table-row table:style-name="ro1">
          <table:table-cell table:formula="of:=1+[.A953]" office:value-type="float" office:value="952" calcext:value-type="float">
            <text:p>952</text:p>
          </table:table-cell>
          <table:table-cell table:formula="of:=[.$I$3]+([.A954]*[.$I$2])" office:value-type="float" office:value="35480000" calcext:value-type="float">
            <text:p>35480000</text:p>
          </table:table-cell>
          <table:table-cell table:formula="of:=ROUND([.B954]/1000;0)" office:value-type="float" office:value="35480" calcext:value-type="float">
            <text:p>35480</text:p>
          </table:table-cell>
          <table:table-cell table:formula="of:=[.B954]/[.$I$4]" office:value-type="float" office:value="8870000" calcext:value-type="float">
            <text:p>8870000</text:p>
          </table:table-cell>
          <table:table-cell table:formula="of:=ROUND([.D954]/1000;0)" office:value-type="float" office:value="8870" calcext:value-type="float">
            <text:p>8870</text:p>
          </table:table-cell>
          <table:table-cell table:formula="of:=[.D954]/([.$I$1]+1)" office:value-type="float" office:value="554375" calcext:value-type="float">
            <text:p>554375</text:p>
          </table:table-cell>
          <table:table-cell table:formula="of:=ROUND([.F954]/1000;2)" office:value-type="float" office:value="554.38" calcext:value-type="float">
            <text:p>554.38</text:p>
          </table:table-cell>
          <table:table-cell table:number-columns-repeated="11"/>
        </table:table-row>
        <table:table-row table:style-name="ro1">
          <table:table-cell table:formula="of:=1+[.A954]" office:value-type="float" office:value="953" calcext:value-type="float">
            <text:p>953</text:p>
          </table:table-cell>
          <table:table-cell table:formula="of:=[.$I$3]+([.A955]*[.$I$2])" office:value-type="float" office:value="35485000" calcext:value-type="float">
            <text:p>35485000</text:p>
          </table:table-cell>
          <table:table-cell table:formula="of:=ROUND([.B955]/1000;0)" office:value-type="float" office:value="35485" calcext:value-type="float">
            <text:p>35485</text:p>
          </table:table-cell>
          <table:table-cell table:formula="of:=[.B955]/[.$I$4]" office:value-type="float" office:value="8871250" calcext:value-type="float">
            <text:p>8871250</text:p>
          </table:table-cell>
          <table:table-cell table:formula="of:=ROUND([.D955]/1000;0)" office:value-type="float" office:value="8871" calcext:value-type="float">
            <text:p>8871</text:p>
          </table:table-cell>
          <table:table-cell table:formula="of:=[.D955]/([.$I$1]+1)" office:value-type="float" office:value="554453.125" calcext:value-type="float">
            <text:p>554453.125</text:p>
          </table:table-cell>
          <table:table-cell table:formula="of:=ROUND([.F955]/1000;2)" office:value-type="float" office:value="554.45" calcext:value-type="float">
            <text:p>554.45</text:p>
          </table:table-cell>
          <table:table-cell table:number-columns-repeated="11"/>
        </table:table-row>
        <table:table-row table:style-name="ro1">
          <table:table-cell table:formula="of:=1+[.A955]" office:value-type="float" office:value="954" calcext:value-type="float">
            <text:p>954</text:p>
          </table:table-cell>
          <table:table-cell table:formula="of:=[.$I$3]+([.A956]*[.$I$2])" office:value-type="float" office:value="35490000" calcext:value-type="float">
            <text:p>35490000</text:p>
          </table:table-cell>
          <table:table-cell table:formula="of:=ROUND([.B956]/1000;0)" office:value-type="float" office:value="35490" calcext:value-type="float">
            <text:p>35490</text:p>
          </table:table-cell>
          <table:table-cell table:formula="of:=[.B956]/[.$I$4]" office:value-type="float" office:value="8872500" calcext:value-type="float">
            <text:p>8872500</text:p>
          </table:table-cell>
          <table:table-cell table:formula="of:=ROUND([.D956]/1000;0)" office:value-type="float" office:value="8873" calcext:value-type="float">
            <text:p>8873</text:p>
          </table:table-cell>
          <table:table-cell table:formula="of:=[.D956]/([.$I$1]+1)" office:value-type="float" office:value="554531.25" calcext:value-type="float">
            <text:p>554531.25</text:p>
          </table:table-cell>
          <table:table-cell table:formula="of:=ROUND([.F956]/1000;2)" office:value-type="float" office:value="554.53" calcext:value-type="float">
            <text:p>554.53</text:p>
          </table:table-cell>
          <table:table-cell table:number-columns-repeated="11"/>
        </table:table-row>
        <table:table-row table:style-name="ro1">
          <table:table-cell table:formula="of:=1+[.A956]" office:value-type="float" office:value="955" calcext:value-type="float">
            <text:p>955</text:p>
          </table:table-cell>
          <table:table-cell table:formula="of:=[.$I$3]+([.A957]*[.$I$2])" office:value-type="float" office:value="35495000" calcext:value-type="float">
            <text:p>35495000</text:p>
          </table:table-cell>
          <table:table-cell table:formula="of:=ROUND([.B957]/1000;0)" office:value-type="float" office:value="35495" calcext:value-type="float">
            <text:p>35495</text:p>
          </table:table-cell>
          <table:table-cell table:formula="of:=[.B957]/[.$I$4]" office:value-type="float" office:value="8873750" calcext:value-type="float">
            <text:p>8873750</text:p>
          </table:table-cell>
          <table:table-cell table:formula="of:=ROUND([.D957]/1000;0)" office:value-type="float" office:value="8874" calcext:value-type="float">
            <text:p>8874</text:p>
          </table:table-cell>
          <table:table-cell table:formula="of:=[.D957]/([.$I$1]+1)" office:value-type="float" office:value="554609.375" calcext:value-type="float">
            <text:p>554609.375</text:p>
          </table:table-cell>
          <table:table-cell table:formula="of:=ROUND([.F957]/1000;2)" office:value-type="float" office:value="554.61" calcext:value-type="float">
            <text:p>554.61</text:p>
          </table:table-cell>
          <table:table-cell table:number-columns-repeated="11"/>
        </table:table-row>
        <table:table-row table:style-name="ro1">
          <table:table-cell table:formula="of:=1+[.A957]" office:value-type="float" office:value="956" calcext:value-type="float">
            <text:p>956</text:p>
          </table:table-cell>
          <table:table-cell table:formula="of:=[.$I$3]+([.A958]*[.$I$2])" office:value-type="float" office:value="35500000" calcext:value-type="float">
            <text:p>35500000</text:p>
          </table:table-cell>
          <table:table-cell table:formula="of:=ROUND([.B958]/1000;0)" office:value-type="float" office:value="35500" calcext:value-type="float">
            <text:p>35500</text:p>
          </table:table-cell>
          <table:table-cell table:formula="of:=[.B958]/[.$I$4]" office:value-type="float" office:value="8875000" calcext:value-type="float">
            <text:p>8875000</text:p>
          </table:table-cell>
          <table:table-cell table:formula="of:=ROUND([.D958]/1000;0)" office:value-type="float" office:value="8875" calcext:value-type="float">
            <text:p>8875</text:p>
          </table:table-cell>
          <table:table-cell table:formula="of:=[.D958]/([.$I$1]+1)" office:value-type="float" office:value="554687.5" calcext:value-type="float">
            <text:p>554687.5</text:p>
          </table:table-cell>
          <table:table-cell table:formula="of:=ROUND([.F958]/1000;2)" office:value-type="float" office:value="554.69" calcext:value-type="float">
            <text:p>554.69</text:p>
          </table:table-cell>
          <table:table-cell table:number-columns-repeated="11"/>
        </table:table-row>
        <table:table-row table:style-name="ro1">
          <table:table-cell table:formula="of:=1+[.A958]" office:value-type="float" office:value="957" calcext:value-type="float">
            <text:p>957</text:p>
          </table:table-cell>
          <table:table-cell table:formula="of:=[.$I$3]+([.A959]*[.$I$2])" office:value-type="float" office:value="35505000" calcext:value-type="float">
            <text:p>35505000</text:p>
          </table:table-cell>
          <table:table-cell table:formula="of:=ROUND([.B959]/1000;0)" office:value-type="float" office:value="35505" calcext:value-type="float">
            <text:p>35505</text:p>
          </table:table-cell>
          <table:table-cell table:formula="of:=[.B959]/[.$I$4]" office:value-type="float" office:value="8876250" calcext:value-type="float">
            <text:p>8876250</text:p>
          </table:table-cell>
          <table:table-cell table:formula="of:=ROUND([.D959]/1000;0)" office:value-type="float" office:value="8876" calcext:value-type="float">
            <text:p>8876</text:p>
          </table:table-cell>
          <table:table-cell table:formula="of:=[.D959]/([.$I$1]+1)" office:value-type="float" office:value="554765.625" calcext:value-type="float">
            <text:p>554765.625</text:p>
          </table:table-cell>
          <table:table-cell table:formula="of:=ROUND([.F959]/1000;2)" office:value-type="float" office:value="554.77" calcext:value-type="float">
            <text:p>554.77</text:p>
          </table:table-cell>
          <table:table-cell table:number-columns-repeated="11"/>
        </table:table-row>
        <table:table-row table:style-name="ro1">
          <table:table-cell table:formula="of:=1+[.A959]" office:value-type="float" office:value="958" calcext:value-type="float">
            <text:p>958</text:p>
          </table:table-cell>
          <table:table-cell table:formula="of:=[.$I$3]+([.A960]*[.$I$2])" office:value-type="float" office:value="35510000" calcext:value-type="float">
            <text:p>35510000</text:p>
          </table:table-cell>
          <table:table-cell table:formula="of:=ROUND([.B960]/1000;0)" office:value-type="float" office:value="35510" calcext:value-type="float">
            <text:p>35510</text:p>
          </table:table-cell>
          <table:table-cell table:formula="of:=[.B960]/[.$I$4]" office:value-type="float" office:value="8877500" calcext:value-type="float">
            <text:p>8877500</text:p>
          </table:table-cell>
          <table:table-cell table:formula="of:=ROUND([.D960]/1000;0)" office:value-type="float" office:value="8878" calcext:value-type="float">
            <text:p>8878</text:p>
          </table:table-cell>
          <table:table-cell table:formula="of:=[.D960]/([.$I$1]+1)" office:value-type="float" office:value="554843.75" calcext:value-type="float">
            <text:p>554843.75</text:p>
          </table:table-cell>
          <table:table-cell table:formula="of:=ROUND([.F960]/1000;2)" office:value-type="float" office:value="554.84" calcext:value-type="float">
            <text:p>554.84</text:p>
          </table:table-cell>
          <table:table-cell table:number-columns-repeated="11"/>
        </table:table-row>
        <table:table-row table:style-name="ro1">
          <table:table-cell table:formula="of:=1+[.A960]" office:value-type="float" office:value="959" calcext:value-type="float">
            <text:p>959</text:p>
          </table:table-cell>
          <table:table-cell table:formula="of:=[.$I$3]+([.A961]*[.$I$2])" office:value-type="float" office:value="35515000" calcext:value-type="float">
            <text:p>35515000</text:p>
          </table:table-cell>
          <table:table-cell table:formula="of:=ROUND([.B961]/1000;0)" office:value-type="float" office:value="35515" calcext:value-type="float">
            <text:p>35515</text:p>
          </table:table-cell>
          <table:table-cell table:formula="of:=[.B961]/[.$I$4]" office:value-type="float" office:value="8878750" calcext:value-type="float">
            <text:p>8878750</text:p>
          </table:table-cell>
          <table:table-cell table:formula="of:=ROUND([.D961]/1000;0)" office:value-type="float" office:value="8879" calcext:value-type="float">
            <text:p>8879</text:p>
          </table:table-cell>
          <table:table-cell table:formula="of:=[.D961]/([.$I$1]+1)" office:value-type="float" office:value="554921.875" calcext:value-type="float">
            <text:p>554921.875</text:p>
          </table:table-cell>
          <table:table-cell table:formula="of:=ROUND([.F961]/1000;2)" office:value-type="float" office:value="554.92" calcext:value-type="float">
            <text:p>554.92</text:p>
          </table:table-cell>
          <table:table-cell table:number-columns-repeated="11"/>
        </table:table-row>
        <table:table-row table:style-name="ro1">
          <table:table-cell table:formula="of:=1+[.A961]" office:value-type="float" office:value="960" calcext:value-type="float">
            <text:p>960</text:p>
          </table:table-cell>
          <table:table-cell table:formula="of:=[.$I$3]+([.A962]*[.$I$2])" office:value-type="float" office:value="35520000" calcext:value-type="float">
            <text:p>35520000</text:p>
          </table:table-cell>
          <table:table-cell table:formula="of:=ROUND([.B962]/1000;0)" office:value-type="float" office:value="35520" calcext:value-type="float">
            <text:p>35520</text:p>
          </table:table-cell>
          <table:table-cell table:formula="of:=[.B962]/[.$I$4]" office:value-type="float" office:value="8880000" calcext:value-type="float">
            <text:p>8880000</text:p>
          </table:table-cell>
          <table:table-cell table:formula="of:=ROUND([.D962]/1000;0)" office:value-type="float" office:value="8880" calcext:value-type="float">
            <text:p>8880</text:p>
          </table:table-cell>
          <table:table-cell table:formula="of:=[.D962]/([.$I$1]+1)" office:value-type="float" office:value="555000" calcext:value-type="float">
            <text:p>555000</text:p>
          </table:table-cell>
          <table:table-cell table:formula="of:=ROUND([.F962]/1000;2)" office:value-type="float" office:value="555" calcext:value-type="float">
            <text:p>555</text:p>
          </table:table-cell>
          <table:table-cell table:number-columns-repeated="11"/>
        </table:table-row>
        <table:table-row table:style-name="ro1">
          <table:table-cell table:formula="of:=1+[.A962]" office:value-type="float" office:value="961" calcext:value-type="float">
            <text:p>961</text:p>
          </table:table-cell>
          <table:table-cell table:formula="of:=[.$I$3]+([.A963]*[.$I$2])" office:value-type="float" office:value="35525000" calcext:value-type="float">
            <text:p>35525000</text:p>
          </table:table-cell>
          <table:table-cell table:formula="of:=ROUND([.B963]/1000;0)" office:value-type="float" office:value="35525" calcext:value-type="float">
            <text:p>35525</text:p>
          </table:table-cell>
          <table:table-cell table:formula="of:=[.B963]/[.$I$4]" office:value-type="float" office:value="8881250" calcext:value-type="float">
            <text:p>8881250</text:p>
          </table:table-cell>
          <table:table-cell table:formula="of:=ROUND([.D963]/1000;0)" office:value-type="float" office:value="8881" calcext:value-type="float">
            <text:p>8881</text:p>
          </table:table-cell>
          <table:table-cell table:formula="of:=[.D963]/([.$I$1]+1)" office:value-type="float" office:value="555078.125" calcext:value-type="float">
            <text:p>555078.125</text:p>
          </table:table-cell>
          <table:table-cell table:formula="of:=ROUND([.F963]/1000;2)" office:value-type="float" office:value="555.08" calcext:value-type="float">
            <text:p>555.08</text:p>
          </table:table-cell>
          <table:table-cell table:number-columns-repeated="11"/>
        </table:table-row>
        <table:table-row table:style-name="ro1">
          <table:table-cell table:formula="of:=1+[.A963]" office:value-type="float" office:value="962" calcext:value-type="float">
            <text:p>962</text:p>
          </table:table-cell>
          <table:table-cell table:formula="of:=[.$I$3]+([.A964]*[.$I$2])" office:value-type="float" office:value="35530000" calcext:value-type="float">
            <text:p>35530000</text:p>
          </table:table-cell>
          <table:table-cell table:formula="of:=ROUND([.B964]/1000;0)" office:value-type="float" office:value="35530" calcext:value-type="float">
            <text:p>35530</text:p>
          </table:table-cell>
          <table:table-cell table:formula="of:=[.B964]/[.$I$4]" office:value-type="float" office:value="8882500" calcext:value-type="float">
            <text:p>8882500</text:p>
          </table:table-cell>
          <table:table-cell table:formula="of:=ROUND([.D964]/1000;0)" office:value-type="float" office:value="8883" calcext:value-type="float">
            <text:p>8883</text:p>
          </table:table-cell>
          <table:table-cell table:formula="of:=[.D964]/([.$I$1]+1)" office:value-type="float" office:value="555156.25" calcext:value-type="float">
            <text:p>555156.25</text:p>
          </table:table-cell>
          <table:table-cell table:formula="of:=ROUND([.F964]/1000;2)" office:value-type="float" office:value="555.16" calcext:value-type="float">
            <text:p>555.16</text:p>
          </table:table-cell>
          <table:table-cell table:number-columns-repeated="11"/>
        </table:table-row>
        <table:table-row table:style-name="ro1">
          <table:table-cell table:formula="of:=1+[.A964]" office:value-type="float" office:value="963" calcext:value-type="float">
            <text:p>963</text:p>
          </table:table-cell>
          <table:table-cell table:formula="of:=[.$I$3]+([.A965]*[.$I$2])" office:value-type="float" office:value="35535000" calcext:value-type="float">
            <text:p>35535000</text:p>
          </table:table-cell>
          <table:table-cell table:formula="of:=ROUND([.B965]/1000;0)" office:value-type="float" office:value="35535" calcext:value-type="float">
            <text:p>35535</text:p>
          </table:table-cell>
          <table:table-cell table:formula="of:=[.B965]/[.$I$4]" office:value-type="float" office:value="8883750" calcext:value-type="float">
            <text:p>8883750</text:p>
          </table:table-cell>
          <table:table-cell table:formula="of:=ROUND([.D965]/1000;0)" office:value-type="float" office:value="8884" calcext:value-type="float">
            <text:p>8884</text:p>
          </table:table-cell>
          <table:table-cell table:formula="of:=[.D965]/([.$I$1]+1)" office:value-type="float" office:value="555234.375" calcext:value-type="float">
            <text:p>555234.375</text:p>
          </table:table-cell>
          <table:table-cell table:formula="of:=ROUND([.F965]/1000;2)" office:value-type="float" office:value="555.23" calcext:value-type="float">
            <text:p>555.23</text:p>
          </table:table-cell>
          <table:table-cell table:number-columns-repeated="11"/>
        </table:table-row>
        <table:table-row table:style-name="ro1">
          <table:table-cell table:formula="of:=1+[.A965]" office:value-type="float" office:value="964" calcext:value-type="float">
            <text:p>964</text:p>
          </table:table-cell>
          <table:table-cell table:formula="of:=[.$I$3]+([.A966]*[.$I$2])" office:value-type="float" office:value="35540000" calcext:value-type="float">
            <text:p>35540000</text:p>
          </table:table-cell>
          <table:table-cell table:formula="of:=ROUND([.B966]/1000;0)" office:value-type="float" office:value="35540" calcext:value-type="float">
            <text:p>35540</text:p>
          </table:table-cell>
          <table:table-cell table:formula="of:=[.B966]/[.$I$4]" office:value-type="float" office:value="8885000" calcext:value-type="float">
            <text:p>8885000</text:p>
          </table:table-cell>
          <table:table-cell table:formula="of:=ROUND([.D966]/1000;0)" office:value-type="float" office:value="8885" calcext:value-type="float">
            <text:p>8885</text:p>
          </table:table-cell>
          <table:table-cell table:formula="of:=[.D966]/([.$I$1]+1)" office:value-type="float" office:value="555312.5" calcext:value-type="float">
            <text:p>555312.5</text:p>
          </table:table-cell>
          <table:table-cell table:formula="of:=ROUND([.F966]/1000;2)" office:value-type="float" office:value="555.31" calcext:value-type="float">
            <text:p>555.31</text:p>
          </table:table-cell>
          <table:table-cell table:number-columns-repeated="11"/>
        </table:table-row>
        <table:table-row table:style-name="ro1">
          <table:table-cell table:formula="of:=1+[.A966]" office:value-type="float" office:value="965" calcext:value-type="float">
            <text:p>965</text:p>
          </table:table-cell>
          <table:table-cell table:formula="of:=[.$I$3]+([.A967]*[.$I$2])" office:value-type="float" office:value="35545000" calcext:value-type="float">
            <text:p>35545000</text:p>
          </table:table-cell>
          <table:table-cell table:formula="of:=ROUND([.B967]/1000;0)" office:value-type="float" office:value="35545" calcext:value-type="float">
            <text:p>35545</text:p>
          </table:table-cell>
          <table:table-cell table:formula="of:=[.B967]/[.$I$4]" office:value-type="float" office:value="8886250" calcext:value-type="float">
            <text:p>8886250</text:p>
          </table:table-cell>
          <table:table-cell table:formula="of:=ROUND([.D967]/1000;0)" office:value-type="float" office:value="8886" calcext:value-type="float">
            <text:p>8886</text:p>
          </table:table-cell>
          <table:table-cell table:formula="of:=[.D967]/([.$I$1]+1)" office:value-type="float" office:value="555390.625" calcext:value-type="float">
            <text:p>555390.625</text:p>
          </table:table-cell>
          <table:table-cell table:formula="of:=ROUND([.F967]/1000;2)" office:value-type="float" office:value="555.39" calcext:value-type="float">
            <text:p>555.39</text:p>
          </table:table-cell>
          <table:table-cell table:number-columns-repeated="11"/>
        </table:table-row>
        <table:table-row table:style-name="ro1">
          <table:table-cell table:formula="of:=1+[.A967]" office:value-type="float" office:value="966" calcext:value-type="float">
            <text:p>966</text:p>
          </table:table-cell>
          <table:table-cell table:formula="of:=[.$I$3]+([.A968]*[.$I$2])" office:value-type="float" office:value="35550000" calcext:value-type="float">
            <text:p>35550000</text:p>
          </table:table-cell>
          <table:table-cell table:formula="of:=ROUND([.B968]/1000;0)" office:value-type="float" office:value="35550" calcext:value-type="float">
            <text:p>35550</text:p>
          </table:table-cell>
          <table:table-cell table:formula="of:=[.B968]/[.$I$4]" office:value-type="float" office:value="8887500" calcext:value-type="float">
            <text:p>8887500</text:p>
          </table:table-cell>
          <table:table-cell table:formula="of:=ROUND([.D968]/1000;0)" office:value-type="float" office:value="8888" calcext:value-type="float">
            <text:p>8888</text:p>
          </table:table-cell>
          <table:table-cell table:formula="of:=[.D968]/([.$I$1]+1)" office:value-type="float" office:value="555468.75" calcext:value-type="float">
            <text:p>555468.75</text:p>
          </table:table-cell>
          <table:table-cell table:formula="of:=ROUND([.F968]/1000;2)" office:value-type="float" office:value="555.47" calcext:value-type="float">
            <text:p>555.47</text:p>
          </table:table-cell>
          <table:table-cell table:number-columns-repeated="11"/>
        </table:table-row>
        <table:table-row table:style-name="ro1">
          <table:table-cell table:formula="of:=1+[.A968]" office:value-type="float" office:value="967" calcext:value-type="float">
            <text:p>967</text:p>
          </table:table-cell>
          <table:table-cell table:formula="of:=[.$I$3]+([.A969]*[.$I$2])" office:value-type="float" office:value="35555000" calcext:value-type="float">
            <text:p>35555000</text:p>
          </table:table-cell>
          <table:table-cell table:formula="of:=ROUND([.B969]/1000;0)" office:value-type="float" office:value="35555" calcext:value-type="float">
            <text:p>35555</text:p>
          </table:table-cell>
          <table:table-cell table:formula="of:=[.B969]/[.$I$4]" office:value-type="float" office:value="8888750" calcext:value-type="float">
            <text:p>8888750</text:p>
          </table:table-cell>
          <table:table-cell table:formula="of:=ROUND([.D969]/1000;0)" office:value-type="float" office:value="8889" calcext:value-type="float">
            <text:p>8889</text:p>
          </table:table-cell>
          <table:table-cell table:formula="of:=[.D969]/([.$I$1]+1)" office:value-type="float" office:value="555546.875" calcext:value-type="float">
            <text:p>555546.875</text:p>
          </table:table-cell>
          <table:table-cell table:formula="of:=ROUND([.F969]/1000;2)" office:value-type="float" office:value="555.55" calcext:value-type="float">
            <text:p>555.55</text:p>
          </table:table-cell>
          <table:table-cell table:number-columns-repeated="11"/>
        </table:table-row>
        <table:table-row table:style-name="ro1">
          <table:table-cell table:formula="of:=1+[.A969]" office:value-type="float" office:value="968" calcext:value-type="float">
            <text:p>968</text:p>
          </table:table-cell>
          <table:table-cell table:formula="of:=[.$I$3]+([.A970]*[.$I$2])" office:value-type="float" office:value="35560000" calcext:value-type="float">
            <text:p>35560000</text:p>
          </table:table-cell>
          <table:table-cell table:formula="of:=ROUND([.B970]/1000;0)" office:value-type="float" office:value="35560" calcext:value-type="float">
            <text:p>35560</text:p>
          </table:table-cell>
          <table:table-cell table:formula="of:=[.B970]/[.$I$4]" office:value-type="float" office:value="8890000" calcext:value-type="float">
            <text:p>8890000</text:p>
          </table:table-cell>
          <table:table-cell table:formula="of:=ROUND([.D970]/1000;0)" office:value-type="float" office:value="8890" calcext:value-type="float">
            <text:p>8890</text:p>
          </table:table-cell>
          <table:table-cell table:formula="of:=[.D970]/([.$I$1]+1)" office:value-type="float" office:value="555625" calcext:value-type="float">
            <text:p>555625</text:p>
          </table:table-cell>
          <table:table-cell table:formula="of:=ROUND([.F970]/1000;2)" office:value-type="float" office:value="555.63" calcext:value-type="float">
            <text:p>555.63</text:p>
          </table:table-cell>
          <table:table-cell table:number-columns-repeated="11"/>
        </table:table-row>
        <table:table-row table:style-name="ro1">
          <table:table-cell table:formula="of:=1+[.A970]" office:value-type="float" office:value="969" calcext:value-type="float">
            <text:p>969</text:p>
          </table:table-cell>
          <table:table-cell table:formula="of:=[.$I$3]+([.A971]*[.$I$2])" office:value-type="float" office:value="35565000" calcext:value-type="float">
            <text:p>35565000</text:p>
          </table:table-cell>
          <table:table-cell table:formula="of:=ROUND([.B971]/1000;0)" office:value-type="float" office:value="35565" calcext:value-type="float">
            <text:p>35565</text:p>
          </table:table-cell>
          <table:table-cell table:formula="of:=[.B971]/[.$I$4]" office:value-type="float" office:value="8891250" calcext:value-type="float">
            <text:p>8891250</text:p>
          </table:table-cell>
          <table:table-cell table:formula="of:=ROUND([.D971]/1000;0)" office:value-type="float" office:value="8891" calcext:value-type="float">
            <text:p>8891</text:p>
          </table:table-cell>
          <table:table-cell table:formula="of:=[.D971]/([.$I$1]+1)" office:value-type="float" office:value="555703.125" calcext:value-type="float">
            <text:p>555703.125</text:p>
          </table:table-cell>
          <table:table-cell table:formula="of:=ROUND([.F971]/1000;2)" office:value-type="float" office:value="555.7" calcext:value-type="float">
            <text:p>555.7</text:p>
          </table:table-cell>
          <table:table-cell table:number-columns-repeated="11"/>
        </table:table-row>
        <table:table-row table:style-name="ro1">
          <table:table-cell table:formula="of:=1+[.A971]" office:value-type="float" office:value="970" calcext:value-type="float">
            <text:p>970</text:p>
          </table:table-cell>
          <table:table-cell table:formula="of:=[.$I$3]+([.A972]*[.$I$2])" office:value-type="float" office:value="35570000" calcext:value-type="float">
            <text:p>35570000</text:p>
          </table:table-cell>
          <table:table-cell table:formula="of:=ROUND([.B972]/1000;0)" office:value-type="float" office:value="35570" calcext:value-type="float">
            <text:p>35570</text:p>
          </table:table-cell>
          <table:table-cell table:formula="of:=[.B972]/[.$I$4]" office:value-type="float" office:value="8892500" calcext:value-type="float">
            <text:p>8892500</text:p>
          </table:table-cell>
          <table:table-cell table:formula="of:=ROUND([.D972]/1000;0)" office:value-type="float" office:value="8893" calcext:value-type="float">
            <text:p>8893</text:p>
          </table:table-cell>
          <table:table-cell table:formula="of:=[.D972]/([.$I$1]+1)" office:value-type="float" office:value="555781.25" calcext:value-type="float">
            <text:p>555781.25</text:p>
          </table:table-cell>
          <table:table-cell table:formula="of:=ROUND([.F972]/1000;2)" office:value-type="float" office:value="555.78" calcext:value-type="float">
            <text:p>555.78</text:p>
          </table:table-cell>
          <table:table-cell table:number-columns-repeated="11"/>
        </table:table-row>
        <table:table-row table:style-name="ro1">
          <table:table-cell table:formula="of:=1+[.A972]" office:value-type="float" office:value="971" calcext:value-type="float">
            <text:p>971</text:p>
          </table:table-cell>
          <table:table-cell table:formula="of:=[.$I$3]+([.A973]*[.$I$2])" office:value-type="float" office:value="35575000" calcext:value-type="float">
            <text:p>35575000</text:p>
          </table:table-cell>
          <table:table-cell table:formula="of:=ROUND([.B973]/1000;0)" office:value-type="float" office:value="35575" calcext:value-type="float">
            <text:p>35575</text:p>
          </table:table-cell>
          <table:table-cell table:formula="of:=[.B973]/[.$I$4]" office:value-type="float" office:value="8893750" calcext:value-type="float">
            <text:p>8893750</text:p>
          </table:table-cell>
          <table:table-cell table:formula="of:=ROUND([.D973]/1000;0)" office:value-type="float" office:value="8894" calcext:value-type="float">
            <text:p>8894</text:p>
          </table:table-cell>
          <table:table-cell table:formula="of:=[.D973]/([.$I$1]+1)" office:value-type="float" office:value="555859.375" calcext:value-type="float">
            <text:p>555859.375</text:p>
          </table:table-cell>
          <table:table-cell table:formula="of:=ROUND([.F973]/1000;2)" office:value-type="float" office:value="555.86" calcext:value-type="float">
            <text:p>555.86</text:p>
          </table:table-cell>
          <table:table-cell table:number-columns-repeated="11"/>
        </table:table-row>
        <table:table-row table:style-name="ro1">
          <table:table-cell table:formula="of:=1+[.A973]" office:value-type="float" office:value="972" calcext:value-type="float">
            <text:p>972</text:p>
          </table:table-cell>
          <table:table-cell table:formula="of:=[.$I$3]+([.A974]*[.$I$2])" office:value-type="float" office:value="35580000" calcext:value-type="float">
            <text:p>35580000</text:p>
          </table:table-cell>
          <table:table-cell table:formula="of:=ROUND([.B974]/1000;0)" office:value-type="float" office:value="35580" calcext:value-type="float">
            <text:p>35580</text:p>
          </table:table-cell>
          <table:table-cell table:formula="of:=[.B974]/[.$I$4]" office:value-type="float" office:value="8895000" calcext:value-type="float">
            <text:p>8895000</text:p>
          </table:table-cell>
          <table:table-cell table:formula="of:=ROUND([.D974]/1000;0)" office:value-type="float" office:value="8895" calcext:value-type="float">
            <text:p>8895</text:p>
          </table:table-cell>
          <table:table-cell table:formula="of:=[.D974]/([.$I$1]+1)" office:value-type="float" office:value="555937.5" calcext:value-type="float">
            <text:p>555937.5</text:p>
          </table:table-cell>
          <table:table-cell table:formula="of:=ROUND([.F974]/1000;2)" office:value-type="float" office:value="555.94" calcext:value-type="float">
            <text:p>555.94</text:p>
          </table:table-cell>
          <table:table-cell table:number-columns-repeated="11"/>
        </table:table-row>
        <table:table-row table:style-name="ro1">
          <table:table-cell table:formula="of:=1+[.A974]" office:value-type="float" office:value="973" calcext:value-type="float">
            <text:p>973</text:p>
          </table:table-cell>
          <table:table-cell table:formula="of:=[.$I$3]+([.A975]*[.$I$2])" office:value-type="float" office:value="35585000" calcext:value-type="float">
            <text:p>35585000</text:p>
          </table:table-cell>
          <table:table-cell table:formula="of:=ROUND([.B975]/1000;0)" office:value-type="float" office:value="35585" calcext:value-type="float">
            <text:p>35585</text:p>
          </table:table-cell>
          <table:table-cell table:formula="of:=[.B975]/[.$I$4]" office:value-type="float" office:value="8896250" calcext:value-type="float">
            <text:p>8896250</text:p>
          </table:table-cell>
          <table:table-cell table:formula="of:=ROUND([.D975]/1000;0)" office:value-type="float" office:value="8896" calcext:value-type="float">
            <text:p>8896</text:p>
          </table:table-cell>
          <table:table-cell table:formula="of:=[.D975]/([.$I$1]+1)" office:value-type="float" office:value="556015.625" calcext:value-type="float">
            <text:p>556015.625</text:p>
          </table:table-cell>
          <table:table-cell table:formula="of:=ROUND([.F975]/1000;2)" office:value-type="float" office:value="556.02" calcext:value-type="float">
            <text:p>556.02</text:p>
          </table:table-cell>
          <table:table-cell table:number-columns-repeated="11"/>
        </table:table-row>
        <table:table-row table:style-name="ro1">
          <table:table-cell table:formula="of:=1+[.A975]" office:value-type="float" office:value="974" calcext:value-type="float">
            <text:p>974</text:p>
          </table:table-cell>
          <table:table-cell table:formula="of:=[.$I$3]+([.A976]*[.$I$2])" office:value-type="float" office:value="35590000" calcext:value-type="float">
            <text:p>35590000</text:p>
          </table:table-cell>
          <table:table-cell table:formula="of:=ROUND([.B976]/1000;0)" office:value-type="float" office:value="35590" calcext:value-type="float">
            <text:p>35590</text:p>
          </table:table-cell>
          <table:table-cell table:formula="of:=[.B976]/[.$I$4]" office:value-type="float" office:value="8897500" calcext:value-type="float">
            <text:p>8897500</text:p>
          </table:table-cell>
          <table:table-cell table:formula="of:=ROUND([.D976]/1000;0)" office:value-type="float" office:value="8898" calcext:value-type="float">
            <text:p>8898</text:p>
          </table:table-cell>
          <table:table-cell table:formula="of:=[.D976]/([.$I$1]+1)" office:value-type="float" office:value="556093.75" calcext:value-type="float">
            <text:p>556093.75</text:p>
          </table:table-cell>
          <table:table-cell table:formula="of:=ROUND([.F976]/1000;2)" office:value-type="float" office:value="556.09" calcext:value-type="float">
            <text:p>556.09</text:p>
          </table:table-cell>
          <table:table-cell table:number-columns-repeated="11"/>
        </table:table-row>
        <table:table-row table:style-name="ro1">
          <table:table-cell table:formula="of:=1+[.A976]" office:value-type="float" office:value="975" calcext:value-type="float">
            <text:p>975</text:p>
          </table:table-cell>
          <table:table-cell table:formula="of:=[.$I$3]+([.A977]*[.$I$2])" office:value-type="float" office:value="35595000" calcext:value-type="float">
            <text:p>35595000</text:p>
          </table:table-cell>
          <table:table-cell table:formula="of:=ROUND([.B977]/1000;0)" office:value-type="float" office:value="35595" calcext:value-type="float">
            <text:p>35595</text:p>
          </table:table-cell>
          <table:table-cell table:formula="of:=[.B977]/[.$I$4]" office:value-type="float" office:value="8898750" calcext:value-type="float">
            <text:p>8898750</text:p>
          </table:table-cell>
          <table:table-cell table:formula="of:=ROUND([.D977]/1000;0)" office:value-type="float" office:value="8899" calcext:value-type="float">
            <text:p>8899</text:p>
          </table:table-cell>
          <table:table-cell table:formula="of:=[.D977]/([.$I$1]+1)" office:value-type="float" office:value="556171.875" calcext:value-type="float">
            <text:p>556171.875</text:p>
          </table:table-cell>
          <table:table-cell table:formula="of:=ROUND([.F977]/1000;2)" office:value-type="float" office:value="556.17" calcext:value-type="float">
            <text:p>556.17</text:p>
          </table:table-cell>
          <table:table-cell table:number-columns-repeated="11"/>
        </table:table-row>
        <table:table-row table:style-name="ro1">
          <table:table-cell table:formula="of:=1+[.A977]" office:value-type="float" office:value="976" calcext:value-type="float">
            <text:p>976</text:p>
          </table:table-cell>
          <table:table-cell table:formula="of:=[.$I$3]+([.A978]*[.$I$2])" office:value-type="float" office:value="35600000" calcext:value-type="float">
            <text:p>35600000</text:p>
          </table:table-cell>
          <table:table-cell table:formula="of:=ROUND([.B978]/1000;0)" office:value-type="float" office:value="35600" calcext:value-type="float">
            <text:p>35600</text:p>
          </table:table-cell>
          <table:table-cell table:formula="of:=[.B978]/[.$I$4]" office:value-type="float" office:value="8900000" calcext:value-type="float">
            <text:p>8900000</text:p>
          </table:table-cell>
          <table:table-cell table:formula="of:=ROUND([.D978]/1000;0)" office:value-type="float" office:value="8900" calcext:value-type="float">
            <text:p>8900</text:p>
          </table:table-cell>
          <table:table-cell table:formula="of:=[.D978]/([.$I$1]+1)" office:value-type="float" office:value="556250" calcext:value-type="float">
            <text:p>556250</text:p>
          </table:table-cell>
          <table:table-cell table:formula="of:=ROUND([.F978]/1000;2)" office:value-type="float" office:value="556.25" calcext:value-type="float">
            <text:p>556.25</text:p>
          </table:table-cell>
          <table:table-cell table:number-columns-repeated="11"/>
        </table:table-row>
        <table:table-row table:style-name="ro1">
          <table:table-cell table:formula="of:=1+[.A978]" office:value-type="float" office:value="977" calcext:value-type="float">
            <text:p>977</text:p>
          </table:table-cell>
          <table:table-cell table:formula="of:=[.$I$3]+([.A979]*[.$I$2])" office:value-type="float" office:value="35605000" calcext:value-type="float">
            <text:p>35605000</text:p>
          </table:table-cell>
          <table:table-cell table:formula="of:=ROUND([.B979]/1000;0)" office:value-type="float" office:value="35605" calcext:value-type="float">
            <text:p>35605</text:p>
          </table:table-cell>
          <table:table-cell table:formula="of:=[.B979]/[.$I$4]" office:value-type="float" office:value="8901250" calcext:value-type="float">
            <text:p>8901250</text:p>
          </table:table-cell>
          <table:table-cell table:formula="of:=ROUND([.D979]/1000;0)" office:value-type="float" office:value="8901" calcext:value-type="float">
            <text:p>8901</text:p>
          </table:table-cell>
          <table:table-cell table:formula="of:=[.D979]/([.$I$1]+1)" office:value-type="float" office:value="556328.125" calcext:value-type="float">
            <text:p>556328.125</text:p>
          </table:table-cell>
          <table:table-cell table:formula="of:=ROUND([.F979]/1000;2)" office:value-type="float" office:value="556.33" calcext:value-type="float">
            <text:p>556.33</text:p>
          </table:table-cell>
          <table:table-cell table:number-columns-repeated="11"/>
        </table:table-row>
        <table:table-row table:style-name="ro1">
          <table:table-cell table:formula="of:=1+[.A979]" office:value-type="float" office:value="978" calcext:value-type="float">
            <text:p>978</text:p>
          </table:table-cell>
          <table:table-cell table:formula="of:=[.$I$3]+([.A980]*[.$I$2])" office:value-type="float" office:value="35610000" calcext:value-type="float">
            <text:p>35610000</text:p>
          </table:table-cell>
          <table:table-cell table:formula="of:=ROUND([.B980]/1000;0)" office:value-type="float" office:value="35610" calcext:value-type="float">
            <text:p>35610</text:p>
          </table:table-cell>
          <table:table-cell table:formula="of:=[.B980]/[.$I$4]" office:value-type="float" office:value="8902500" calcext:value-type="float">
            <text:p>8902500</text:p>
          </table:table-cell>
          <table:table-cell table:formula="of:=ROUND([.D980]/1000;0)" office:value-type="float" office:value="8903" calcext:value-type="float">
            <text:p>8903</text:p>
          </table:table-cell>
          <table:table-cell table:formula="of:=[.D980]/([.$I$1]+1)" office:value-type="float" office:value="556406.25" calcext:value-type="float">
            <text:p>556406.25</text:p>
          </table:table-cell>
          <table:table-cell table:formula="of:=ROUND([.F980]/1000;2)" office:value-type="float" office:value="556.41" calcext:value-type="float">
            <text:p>556.41</text:p>
          </table:table-cell>
          <table:table-cell table:number-columns-repeated="11"/>
        </table:table-row>
        <table:table-row table:style-name="ro1">
          <table:table-cell table:formula="of:=1+[.A980]" office:value-type="float" office:value="979" calcext:value-type="float">
            <text:p>979</text:p>
          </table:table-cell>
          <table:table-cell table:formula="of:=[.$I$3]+([.A981]*[.$I$2])" office:value-type="float" office:value="35615000" calcext:value-type="float">
            <text:p>35615000</text:p>
          </table:table-cell>
          <table:table-cell table:formula="of:=ROUND([.B981]/1000;0)" office:value-type="float" office:value="35615" calcext:value-type="float">
            <text:p>35615</text:p>
          </table:table-cell>
          <table:table-cell table:formula="of:=[.B981]/[.$I$4]" office:value-type="float" office:value="8903750" calcext:value-type="float">
            <text:p>8903750</text:p>
          </table:table-cell>
          <table:table-cell table:formula="of:=ROUND([.D981]/1000;0)" office:value-type="float" office:value="8904" calcext:value-type="float">
            <text:p>8904</text:p>
          </table:table-cell>
          <table:table-cell table:formula="of:=[.D981]/([.$I$1]+1)" office:value-type="float" office:value="556484.375" calcext:value-type="float">
            <text:p>556484.375</text:p>
          </table:table-cell>
          <table:table-cell table:formula="of:=ROUND([.F981]/1000;2)" office:value-type="float" office:value="556.48" calcext:value-type="float">
            <text:p>556.48</text:p>
          </table:table-cell>
          <table:table-cell table:number-columns-repeated="11"/>
        </table:table-row>
        <table:table-row table:style-name="ro1">
          <table:table-cell table:formula="of:=1+[.A981]" office:value-type="float" office:value="980" calcext:value-type="float">
            <text:p>980</text:p>
          </table:table-cell>
          <table:table-cell table:formula="of:=[.$I$3]+([.A982]*[.$I$2])" office:value-type="float" office:value="35620000" calcext:value-type="float">
            <text:p>35620000</text:p>
          </table:table-cell>
          <table:table-cell table:formula="of:=ROUND([.B982]/1000;0)" office:value-type="float" office:value="35620" calcext:value-type="float">
            <text:p>35620</text:p>
          </table:table-cell>
          <table:table-cell table:formula="of:=[.B982]/[.$I$4]" office:value-type="float" office:value="8905000" calcext:value-type="float">
            <text:p>8905000</text:p>
          </table:table-cell>
          <table:table-cell table:formula="of:=ROUND([.D982]/1000;0)" office:value-type="float" office:value="8905" calcext:value-type="float">
            <text:p>8905</text:p>
          </table:table-cell>
          <table:table-cell table:formula="of:=[.D982]/([.$I$1]+1)" office:value-type="float" office:value="556562.5" calcext:value-type="float">
            <text:p>556562.5</text:p>
          </table:table-cell>
          <table:table-cell table:formula="of:=ROUND([.F982]/1000;2)" office:value-type="float" office:value="556.56" calcext:value-type="float">
            <text:p>556.56</text:p>
          </table:table-cell>
          <table:table-cell table:number-columns-repeated="11"/>
        </table:table-row>
        <table:table-row table:style-name="ro1">
          <table:table-cell table:formula="of:=1+[.A982]" office:value-type="float" office:value="981" calcext:value-type="float">
            <text:p>981</text:p>
          </table:table-cell>
          <table:table-cell table:formula="of:=[.$I$3]+([.A983]*[.$I$2])" office:value-type="float" office:value="35625000" calcext:value-type="float">
            <text:p>35625000</text:p>
          </table:table-cell>
          <table:table-cell table:formula="of:=ROUND([.B983]/1000;0)" office:value-type="float" office:value="35625" calcext:value-type="float">
            <text:p>35625</text:p>
          </table:table-cell>
          <table:table-cell table:formula="of:=[.B983]/[.$I$4]" office:value-type="float" office:value="8906250" calcext:value-type="float">
            <text:p>8906250</text:p>
          </table:table-cell>
          <table:table-cell table:formula="of:=ROUND([.D983]/1000;0)" office:value-type="float" office:value="8906" calcext:value-type="float">
            <text:p>8906</text:p>
          </table:table-cell>
          <table:table-cell table:formula="of:=[.D983]/([.$I$1]+1)" office:value-type="float" office:value="556640.625" calcext:value-type="float">
            <text:p>556640.625</text:p>
          </table:table-cell>
          <table:table-cell table:formula="of:=ROUND([.F983]/1000;2)" office:value-type="float" office:value="556.64" calcext:value-type="float">
            <text:p>556.64</text:p>
          </table:table-cell>
          <table:table-cell table:number-columns-repeated="11"/>
        </table:table-row>
        <table:table-row table:style-name="ro1">
          <table:table-cell table:formula="of:=1+[.A983]" office:value-type="float" office:value="982" calcext:value-type="float">
            <text:p>982</text:p>
          </table:table-cell>
          <table:table-cell table:formula="of:=[.$I$3]+([.A984]*[.$I$2])" office:value-type="float" office:value="35630000" calcext:value-type="float">
            <text:p>35630000</text:p>
          </table:table-cell>
          <table:table-cell table:formula="of:=ROUND([.B984]/1000;0)" office:value-type="float" office:value="35630" calcext:value-type="float">
            <text:p>35630</text:p>
          </table:table-cell>
          <table:table-cell table:formula="of:=[.B984]/[.$I$4]" office:value-type="float" office:value="8907500" calcext:value-type="float">
            <text:p>8907500</text:p>
          </table:table-cell>
          <table:table-cell table:formula="of:=ROUND([.D984]/1000;0)" office:value-type="float" office:value="8908" calcext:value-type="float">
            <text:p>8908</text:p>
          </table:table-cell>
          <table:table-cell table:formula="of:=[.D984]/([.$I$1]+1)" office:value-type="float" office:value="556718.75" calcext:value-type="float">
            <text:p>556718.75</text:p>
          </table:table-cell>
          <table:table-cell table:formula="of:=ROUND([.F984]/1000;2)" office:value-type="float" office:value="556.72" calcext:value-type="float">
            <text:p>556.72</text:p>
          </table:table-cell>
          <table:table-cell table:number-columns-repeated="11"/>
        </table:table-row>
        <table:table-row table:style-name="ro1">
          <table:table-cell table:formula="of:=1+[.A984]" office:value-type="float" office:value="983" calcext:value-type="float">
            <text:p>983</text:p>
          </table:table-cell>
          <table:table-cell table:formula="of:=[.$I$3]+([.A985]*[.$I$2])" office:value-type="float" office:value="35635000" calcext:value-type="float">
            <text:p>35635000</text:p>
          </table:table-cell>
          <table:table-cell table:formula="of:=ROUND([.B985]/1000;0)" office:value-type="float" office:value="35635" calcext:value-type="float">
            <text:p>35635</text:p>
          </table:table-cell>
          <table:table-cell table:formula="of:=[.B985]/[.$I$4]" office:value-type="float" office:value="8908750" calcext:value-type="float">
            <text:p>8908750</text:p>
          </table:table-cell>
          <table:table-cell table:formula="of:=ROUND([.D985]/1000;0)" office:value-type="float" office:value="8909" calcext:value-type="float">
            <text:p>8909</text:p>
          </table:table-cell>
          <table:table-cell table:formula="of:=[.D985]/([.$I$1]+1)" office:value-type="float" office:value="556796.875" calcext:value-type="float">
            <text:p>556796.875</text:p>
          </table:table-cell>
          <table:table-cell table:formula="of:=ROUND([.F985]/1000;2)" office:value-type="float" office:value="556.8" calcext:value-type="float">
            <text:p>556.8</text:p>
          </table:table-cell>
          <table:table-cell table:number-columns-repeated="11"/>
        </table:table-row>
        <table:table-row table:style-name="ro1">
          <table:table-cell table:formula="of:=1+[.A985]" office:value-type="float" office:value="984" calcext:value-type="float">
            <text:p>984</text:p>
          </table:table-cell>
          <table:table-cell table:formula="of:=[.$I$3]+([.A986]*[.$I$2])" office:value-type="float" office:value="35640000" calcext:value-type="float">
            <text:p>35640000</text:p>
          </table:table-cell>
          <table:table-cell table:formula="of:=ROUND([.B986]/1000;0)" office:value-type="float" office:value="35640" calcext:value-type="float">
            <text:p>35640</text:p>
          </table:table-cell>
          <table:table-cell table:formula="of:=[.B986]/[.$I$4]" office:value-type="float" office:value="8910000" calcext:value-type="float">
            <text:p>8910000</text:p>
          </table:table-cell>
          <table:table-cell table:formula="of:=ROUND([.D986]/1000;0)" office:value-type="float" office:value="8910" calcext:value-type="float">
            <text:p>8910</text:p>
          </table:table-cell>
          <table:table-cell table:formula="of:=[.D986]/([.$I$1]+1)" office:value-type="float" office:value="556875" calcext:value-type="float">
            <text:p>556875</text:p>
          </table:table-cell>
          <table:table-cell table:formula="of:=ROUND([.F986]/1000;2)" office:value-type="float" office:value="556.88" calcext:value-type="float">
            <text:p>556.88</text:p>
          </table:table-cell>
          <table:table-cell table:number-columns-repeated="11"/>
        </table:table-row>
        <table:table-row table:style-name="ro1">
          <table:table-cell table:formula="of:=1+[.A986]" office:value-type="float" office:value="985" calcext:value-type="float">
            <text:p>985</text:p>
          </table:table-cell>
          <table:table-cell table:formula="of:=[.$I$3]+([.A987]*[.$I$2])" office:value-type="float" office:value="35645000" calcext:value-type="float">
            <text:p>35645000</text:p>
          </table:table-cell>
          <table:table-cell table:formula="of:=ROUND([.B987]/1000;0)" office:value-type="float" office:value="35645" calcext:value-type="float">
            <text:p>35645</text:p>
          </table:table-cell>
          <table:table-cell table:formula="of:=[.B987]/[.$I$4]" office:value-type="float" office:value="8911250" calcext:value-type="float">
            <text:p>8911250</text:p>
          </table:table-cell>
          <table:table-cell table:formula="of:=ROUND([.D987]/1000;0)" office:value-type="float" office:value="8911" calcext:value-type="float">
            <text:p>8911</text:p>
          </table:table-cell>
          <table:table-cell table:formula="of:=[.D987]/([.$I$1]+1)" office:value-type="float" office:value="556953.125" calcext:value-type="float">
            <text:p>556953.125</text:p>
          </table:table-cell>
          <table:table-cell table:formula="of:=ROUND([.F987]/1000;2)" office:value-type="float" office:value="556.95" calcext:value-type="float">
            <text:p>556.95</text:p>
          </table:table-cell>
          <table:table-cell table:number-columns-repeated="11"/>
        </table:table-row>
        <table:table-row table:style-name="ro1">
          <table:table-cell table:formula="of:=1+[.A987]" office:value-type="float" office:value="986" calcext:value-type="float">
            <text:p>986</text:p>
          </table:table-cell>
          <table:table-cell table:formula="of:=[.$I$3]+([.A988]*[.$I$2])" office:value-type="float" office:value="35650000" calcext:value-type="float">
            <text:p>35650000</text:p>
          </table:table-cell>
          <table:table-cell table:formula="of:=ROUND([.B988]/1000;0)" office:value-type="float" office:value="35650" calcext:value-type="float">
            <text:p>35650</text:p>
          </table:table-cell>
          <table:table-cell table:formula="of:=[.B988]/[.$I$4]" office:value-type="float" office:value="8912500" calcext:value-type="float">
            <text:p>8912500</text:p>
          </table:table-cell>
          <table:table-cell table:formula="of:=ROUND([.D988]/1000;0)" office:value-type="float" office:value="8913" calcext:value-type="float">
            <text:p>8913</text:p>
          </table:table-cell>
          <table:table-cell table:formula="of:=[.D988]/([.$I$1]+1)" office:value-type="float" office:value="557031.25" calcext:value-type="float">
            <text:p>557031.25</text:p>
          </table:table-cell>
          <table:table-cell table:formula="of:=ROUND([.F988]/1000;2)" office:value-type="float" office:value="557.03" calcext:value-type="float">
            <text:p>557.03</text:p>
          </table:table-cell>
          <table:table-cell table:number-columns-repeated="11"/>
        </table:table-row>
        <table:table-row table:style-name="ro1">
          <table:table-cell table:formula="of:=1+[.A988]" office:value-type="float" office:value="987" calcext:value-type="float">
            <text:p>987</text:p>
          </table:table-cell>
          <table:table-cell table:formula="of:=[.$I$3]+([.A989]*[.$I$2])" office:value-type="float" office:value="35655000" calcext:value-type="float">
            <text:p>35655000</text:p>
          </table:table-cell>
          <table:table-cell table:formula="of:=ROUND([.B989]/1000;0)" office:value-type="float" office:value="35655" calcext:value-type="float">
            <text:p>35655</text:p>
          </table:table-cell>
          <table:table-cell table:formula="of:=[.B989]/[.$I$4]" office:value-type="float" office:value="8913750" calcext:value-type="float">
            <text:p>8913750</text:p>
          </table:table-cell>
          <table:table-cell table:formula="of:=ROUND([.D989]/1000;0)" office:value-type="float" office:value="8914" calcext:value-type="float">
            <text:p>8914</text:p>
          </table:table-cell>
          <table:table-cell table:formula="of:=[.D989]/([.$I$1]+1)" office:value-type="float" office:value="557109.375" calcext:value-type="float">
            <text:p>557109.375</text:p>
          </table:table-cell>
          <table:table-cell table:formula="of:=ROUND([.F989]/1000;2)" office:value-type="float" office:value="557.11" calcext:value-type="float">
            <text:p>557.11</text:p>
          </table:table-cell>
          <table:table-cell table:number-columns-repeated="11"/>
        </table:table-row>
        <table:table-row table:style-name="ro1">
          <table:table-cell table:formula="of:=1+[.A989]" office:value-type="float" office:value="988" calcext:value-type="float">
            <text:p>988</text:p>
          </table:table-cell>
          <table:table-cell table:formula="of:=[.$I$3]+([.A990]*[.$I$2])" office:value-type="float" office:value="35660000" calcext:value-type="float">
            <text:p>35660000</text:p>
          </table:table-cell>
          <table:table-cell table:formula="of:=ROUND([.B990]/1000;0)" office:value-type="float" office:value="35660" calcext:value-type="float">
            <text:p>35660</text:p>
          </table:table-cell>
          <table:table-cell table:formula="of:=[.B990]/[.$I$4]" office:value-type="float" office:value="8915000" calcext:value-type="float">
            <text:p>8915000</text:p>
          </table:table-cell>
          <table:table-cell table:formula="of:=ROUND([.D990]/1000;0)" office:value-type="float" office:value="8915" calcext:value-type="float">
            <text:p>8915</text:p>
          </table:table-cell>
          <table:table-cell table:formula="of:=[.D990]/([.$I$1]+1)" office:value-type="float" office:value="557187.5" calcext:value-type="float">
            <text:p>557187.5</text:p>
          </table:table-cell>
          <table:table-cell table:formula="of:=ROUND([.F990]/1000;2)" office:value-type="float" office:value="557.19" calcext:value-type="float">
            <text:p>557.19</text:p>
          </table:table-cell>
          <table:table-cell table:number-columns-repeated="11"/>
        </table:table-row>
        <table:table-row table:style-name="ro1">
          <table:table-cell table:formula="of:=1+[.A990]" office:value-type="float" office:value="989" calcext:value-type="float">
            <text:p>989</text:p>
          </table:table-cell>
          <table:table-cell table:formula="of:=[.$I$3]+([.A991]*[.$I$2])" office:value-type="float" office:value="35665000" calcext:value-type="float">
            <text:p>35665000</text:p>
          </table:table-cell>
          <table:table-cell table:formula="of:=ROUND([.B991]/1000;0)" office:value-type="float" office:value="35665" calcext:value-type="float">
            <text:p>35665</text:p>
          </table:table-cell>
          <table:table-cell table:formula="of:=[.B991]/[.$I$4]" office:value-type="float" office:value="8916250" calcext:value-type="float">
            <text:p>8916250</text:p>
          </table:table-cell>
          <table:table-cell table:formula="of:=ROUND([.D991]/1000;0)" office:value-type="float" office:value="8916" calcext:value-type="float">
            <text:p>8916</text:p>
          </table:table-cell>
          <table:table-cell table:formula="of:=[.D991]/([.$I$1]+1)" office:value-type="float" office:value="557265.625" calcext:value-type="float">
            <text:p>557265.625</text:p>
          </table:table-cell>
          <table:table-cell table:formula="of:=ROUND([.F991]/1000;2)" office:value-type="float" office:value="557.27" calcext:value-type="float">
            <text:p>557.27</text:p>
          </table:table-cell>
          <table:table-cell table:number-columns-repeated="11"/>
        </table:table-row>
        <table:table-row table:style-name="ro1">
          <table:table-cell table:formula="of:=1+[.A991]" office:value-type="float" office:value="990" calcext:value-type="float">
            <text:p>990</text:p>
          </table:table-cell>
          <table:table-cell table:formula="of:=[.$I$3]+([.A992]*[.$I$2])" office:value-type="float" office:value="35670000" calcext:value-type="float">
            <text:p>35670000</text:p>
          </table:table-cell>
          <table:table-cell table:formula="of:=ROUND([.B992]/1000;0)" office:value-type="float" office:value="35670" calcext:value-type="float">
            <text:p>35670</text:p>
          </table:table-cell>
          <table:table-cell table:formula="of:=[.B992]/[.$I$4]" office:value-type="float" office:value="8917500" calcext:value-type="float">
            <text:p>8917500</text:p>
          </table:table-cell>
          <table:table-cell table:formula="of:=ROUND([.D992]/1000;0)" office:value-type="float" office:value="8918" calcext:value-type="float">
            <text:p>8918</text:p>
          </table:table-cell>
          <table:table-cell table:formula="of:=[.D992]/([.$I$1]+1)" office:value-type="float" office:value="557343.75" calcext:value-type="float">
            <text:p>557343.75</text:p>
          </table:table-cell>
          <table:table-cell table:formula="of:=ROUND([.F992]/1000;2)" office:value-type="float" office:value="557.34" calcext:value-type="float">
            <text:p>557.34</text:p>
          </table:table-cell>
          <table:table-cell table:number-columns-repeated="11"/>
        </table:table-row>
        <table:table-row table:style-name="ro1">
          <table:table-cell table:formula="of:=1+[.A992]" office:value-type="float" office:value="991" calcext:value-type="float">
            <text:p>991</text:p>
          </table:table-cell>
          <table:table-cell table:formula="of:=[.$I$3]+([.A993]*[.$I$2])" office:value-type="float" office:value="35675000" calcext:value-type="float">
            <text:p>35675000</text:p>
          </table:table-cell>
          <table:table-cell table:formula="of:=ROUND([.B993]/1000;0)" office:value-type="float" office:value="35675" calcext:value-type="float">
            <text:p>35675</text:p>
          </table:table-cell>
          <table:table-cell table:formula="of:=[.B993]/[.$I$4]" office:value-type="float" office:value="8918750" calcext:value-type="float">
            <text:p>8918750</text:p>
          </table:table-cell>
          <table:table-cell table:formula="of:=ROUND([.D993]/1000;0)" office:value-type="float" office:value="8919" calcext:value-type="float">
            <text:p>8919</text:p>
          </table:table-cell>
          <table:table-cell table:formula="of:=[.D993]/([.$I$1]+1)" office:value-type="float" office:value="557421.875" calcext:value-type="float">
            <text:p>557421.875</text:p>
          </table:table-cell>
          <table:table-cell table:formula="of:=ROUND([.F993]/1000;2)" office:value-type="float" office:value="557.42" calcext:value-type="float">
            <text:p>557.42</text:p>
          </table:table-cell>
          <table:table-cell table:number-columns-repeated="11"/>
        </table:table-row>
        <table:table-row table:style-name="ro1">
          <table:table-cell table:formula="of:=1+[.A993]" office:value-type="float" office:value="992" calcext:value-type="float">
            <text:p>992</text:p>
          </table:table-cell>
          <table:table-cell table:formula="of:=[.$I$3]+([.A994]*[.$I$2])" office:value-type="float" office:value="35680000" calcext:value-type="float">
            <text:p>35680000</text:p>
          </table:table-cell>
          <table:table-cell table:formula="of:=ROUND([.B994]/1000;0)" office:value-type="float" office:value="35680" calcext:value-type="float">
            <text:p>35680</text:p>
          </table:table-cell>
          <table:table-cell table:formula="of:=[.B994]/[.$I$4]" office:value-type="float" office:value="8920000" calcext:value-type="float">
            <text:p>8920000</text:p>
          </table:table-cell>
          <table:table-cell table:formula="of:=ROUND([.D994]/1000;0)" office:value-type="float" office:value="8920" calcext:value-type="float">
            <text:p>8920</text:p>
          </table:table-cell>
          <table:table-cell table:formula="of:=[.D994]/([.$I$1]+1)" office:value-type="float" office:value="557500" calcext:value-type="float">
            <text:p>557500</text:p>
          </table:table-cell>
          <table:table-cell table:formula="of:=ROUND([.F994]/1000;2)" office:value-type="float" office:value="557.5" calcext:value-type="float">
            <text:p>557.5</text:p>
          </table:table-cell>
          <table:table-cell table:number-columns-repeated="11"/>
        </table:table-row>
        <table:table-row table:style-name="ro1">
          <table:table-cell table:formula="of:=1+[.A994]" office:value-type="float" office:value="993" calcext:value-type="float">
            <text:p>993</text:p>
          </table:table-cell>
          <table:table-cell table:formula="of:=[.$I$3]+([.A995]*[.$I$2])" office:value-type="float" office:value="35685000" calcext:value-type="float">
            <text:p>35685000</text:p>
          </table:table-cell>
          <table:table-cell table:formula="of:=ROUND([.B995]/1000;0)" office:value-type="float" office:value="35685" calcext:value-type="float">
            <text:p>35685</text:p>
          </table:table-cell>
          <table:table-cell table:formula="of:=[.B995]/[.$I$4]" office:value-type="float" office:value="8921250" calcext:value-type="float">
            <text:p>8921250</text:p>
          </table:table-cell>
          <table:table-cell table:formula="of:=ROUND([.D995]/1000;0)" office:value-type="float" office:value="8921" calcext:value-type="float">
            <text:p>8921</text:p>
          </table:table-cell>
          <table:table-cell table:formula="of:=[.D995]/([.$I$1]+1)" office:value-type="float" office:value="557578.125" calcext:value-type="float">
            <text:p>557578.125</text:p>
          </table:table-cell>
          <table:table-cell table:formula="of:=ROUND([.F995]/1000;2)" office:value-type="float" office:value="557.58" calcext:value-type="float">
            <text:p>557.58</text:p>
          </table:table-cell>
          <table:table-cell table:number-columns-repeated="11"/>
        </table:table-row>
        <table:table-row table:style-name="ro1">
          <table:table-cell table:formula="of:=1+[.A995]" office:value-type="float" office:value="994" calcext:value-type="float">
            <text:p>994</text:p>
          </table:table-cell>
          <table:table-cell table:formula="of:=[.$I$3]+([.A996]*[.$I$2])" office:value-type="float" office:value="35690000" calcext:value-type="float">
            <text:p>35690000</text:p>
          </table:table-cell>
          <table:table-cell table:formula="of:=ROUND([.B996]/1000;0)" office:value-type="float" office:value="35690" calcext:value-type="float">
            <text:p>35690</text:p>
          </table:table-cell>
          <table:table-cell table:formula="of:=[.B996]/[.$I$4]" office:value-type="float" office:value="8922500" calcext:value-type="float">
            <text:p>8922500</text:p>
          </table:table-cell>
          <table:table-cell table:formula="of:=ROUND([.D996]/1000;0)" office:value-type="float" office:value="8923" calcext:value-type="float">
            <text:p>8923</text:p>
          </table:table-cell>
          <table:table-cell table:formula="of:=[.D996]/([.$I$1]+1)" office:value-type="float" office:value="557656.25" calcext:value-type="float">
            <text:p>557656.25</text:p>
          </table:table-cell>
          <table:table-cell table:formula="of:=ROUND([.F996]/1000;2)" office:value-type="float" office:value="557.66" calcext:value-type="float">
            <text:p>557.66</text:p>
          </table:table-cell>
          <table:table-cell table:number-columns-repeated="11"/>
        </table:table-row>
        <table:table-row table:style-name="ro1">
          <table:table-cell table:formula="of:=1+[.A996]" office:value-type="float" office:value="995" calcext:value-type="float">
            <text:p>995</text:p>
          </table:table-cell>
          <table:table-cell table:formula="of:=[.$I$3]+([.A997]*[.$I$2])" office:value-type="float" office:value="35695000" calcext:value-type="float">
            <text:p>35695000</text:p>
          </table:table-cell>
          <table:table-cell table:formula="of:=ROUND([.B997]/1000;0)" office:value-type="float" office:value="35695" calcext:value-type="float">
            <text:p>35695</text:p>
          </table:table-cell>
          <table:table-cell table:formula="of:=[.B997]/[.$I$4]" office:value-type="float" office:value="8923750" calcext:value-type="float">
            <text:p>8923750</text:p>
          </table:table-cell>
          <table:table-cell table:formula="of:=ROUND([.D997]/1000;0)" office:value-type="float" office:value="8924" calcext:value-type="float">
            <text:p>8924</text:p>
          </table:table-cell>
          <table:table-cell table:formula="of:=[.D997]/([.$I$1]+1)" office:value-type="float" office:value="557734.375" calcext:value-type="float">
            <text:p>557734.375</text:p>
          </table:table-cell>
          <table:table-cell table:formula="of:=ROUND([.F997]/1000;2)" office:value-type="float" office:value="557.73" calcext:value-type="float">
            <text:p>557.73</text:p>
          </table:table-cell>
          <table:table-cell table:number-columns-repeated="11"/>
        </table:table-row>
        <table:table-row table:style-name="ro1">
          <table:table-cell table:formula="of:=1+[.A997]" office:value-type="float" office:value="996" calcext:value-type="float">
            <text:p>996</text:p>
          </table:table-cell>
          <table:table-cell table:formula="of:=[.$I$3]+([.A998]*[.$I$2])" office:value-type="float" office:value="35700000" calcext:value-type="float">
            <text:p>35700000</text:p>
          </table:table-cell>
          <table:table-cell table:formula="of:=ROUND([.B998]/1000;0)" office:value-type="float" office:value="35700" calcext:value-type="float">
            <text:p>35700</text:p>
          </table:table-cell>
          <table:table-cell table:formula="of:=[.B998]/[.$I$4]" office:value-type="float" office:value="8925000" calcext:value-type="float">
            <text:p>8925000</text:p>
          </table:table-cell>
          <table:table-cell table:formula="of:=ROUND([.D998]/1000;0)" office:value-type="float" office:value="8925" calcext:value-type="float">
            <text:p>8925</text:p>
          </table:table-cell>
          <table:table-cell table:formula="of:=[.D998]/([.$I$1]+1)" office:value-type="float" office:value="557812.5" calcext:value-type="float">
            <text:p>557812.5</text:p>
          </table:table-cell>
          <table:table-cell table:formula="of:=ROUND([.F998]/1000;2)" office:value-type="float" office:value="557.81" calcext:value-type="float">
            <text:p>557.81</text:p>
          </table:table-cell>
          <table:table-cell table:number-columns-repeated="11"/>
        </table:table-row>
        <table:table-row table:style-name="ro1">
          <table:table-cell table:formula="of:=1+[.A998]" office:value-type="float" office:value="997" calcext:value-type="float">
            <text:p>997</text:p>
          </table:table-cell>
          <table:table-cell table:formula="of:=[.$I$3]+([.A999]*[.$I$2])" office:value-type="float" office:value="35705000" calcext:value-type="float">
            <text:p>35705000</text:p>
          </table:table-cell>
          <table:table-cell table:formula="of:=ROUND([.B999]/1000;0)" office:value-type="float" office:value="35705" calcext:value-type="float">
            <text:p>35705</text:p>
          </table:table-cell>
          <table:table-cell table:formula="of:=[.B999]/[.$I$4]" office:value-type="float" office:value="8926250" calcext:value-type="float">
            <text:p>8926250</text:p>
          </table:table-cell>
          <table:table-cell table:formula="of:=ROUND([.D999]/1000;0)" office:value-type="float" office:value="8926" calcext:value-type="float">
            <text:p>8926</text:p>
          </table:table-cell>
          <table:table-cell table:formula="of:=[.D999]/([.$I$1]+1)" office:value-type="float" office:value="557890.625" calcext:value-type="float">
            <text:p>557890.625</text:p>
          </table:table-cell>
          <table:table-cell table:formula="of:=ROUND([.F999]/1000;2)" office:value-type="float" office:value="557.89" calcext:value-type="float">
            <text:p>557.89</text:p>
          </table:table-cell>
          <table:table-cell table:number-columns-repeated="11"/>
        </table:table-row>
        <table:table-row table:style-name="ro1">
          <table:table-cell table:formula="of:=1+[.A999]" office:value-type="float" office:value="998" calcext:value-type="float">
            <text:p>998</text:p>
          </table:table-cell>
          <table:table-cell table:formula="of:=[.$I$3]+([.A1000]*[.$I$2])" office:value-type="float" office:value="35710000" calcext:value-type="float">
            <text:p>35710000</text:p>
          </table:table-cell>
          <table:table-cell table:formula="of:=ROUND([.B1000]/1000;0)" office:value-type="float" office:value="35710" calcext:value-type="float">
            <text:p>35710</text:p>
          </table:table-cell>
          <table:table-cell table:formula="of:=[.B1000]/[.$I$4]" office:value-type="float" office:value="8927500" calcext:value-type="float">
            <text:p>8927500</text:p>
          </table:table-cell>
          <table:table-cell table:formula="of:=ROUND([.D1000]/1000;0)" office:value-type="float" office:value="8928" calcext:value-type="float">
            <text:p>8928</text:p>
          </table:table-cell>
          <table:table-cell table:formula="of:=[.D1000]/([.$I$1]+1)" office:value-type="float" office:value="557968.75" calcext:value-type="float">
            <text:p>557968.75</text:p>
          </table:table-cell>
          <table:table-cell table:formula="of:=ROUND([.F1000]/1000;2)" office:value-type="float" office:value="557.97" calcext:value-type="float">
            <text:p>557.97</text:p>
          </table:table-cell>
          <table:table-cell table:number-columns-repeated="11"/>
        </table:table-row>
        <table:table-row table:style-name="ro1">
          <table:table-cell table:formula="of:=1+[.A1000]" office:value-type="float" office:value="999" calcext:value-type="float">
            <text:p>999</text:p>
          </table:table-cell>
          <table:table-cell table:formula="of:=[.$I$3]+([.A1001]*[.$I$2])" office:value-type="float" office:value="35715000" calcext:value-type="float">
            <text:p>35715000</text:p>
          </table:table-cell>
          <table:table-cell table:formula="of:=ROUND([.B1001]/1000;0)" office:value-type="float" office:value="35715" calcext:value-type="float">
            <text:p>35715</text:p>
          </table:table-cell>
          <table:table-cell table:formula="of:=[.B1001]/[.$I$4]" office:value-type="float" office:value="8928750" calcext:value-type="float">
            <text:p>8928750</text:p>
          </table:table-cell>
          <table:table-cell table:formula="of:=ROUND([.D1001]/1000;0)" office:value-type="float" office:value="8929" calcext:value-type="float">
            <text:p>8929</text:p>
          </table:table-cell>
          <table:table-cell table:formula="of:=[.D1001]/([.$I$1]+1)" office:value-type="float" office:value="558046.875" calcext:value-type="float">
            <text:p>558046.875</text:p>
          </table:table-cell>
          <table:table-cell table:formula="of:=ROUND([.F1001]/1000;2)" office:value-type="float" office:value="558.05" calcext:value-type="float">
            <text:p>558.05</text:p>
          </table:table-cell>
          <table:table-cell table:number-columns-repeated="11"/>
        </table:table-row>
        <table:table-row table:style-name="ro1">
          <table:table-cell table:formula="of:=1+[.A1001]" office:value-type="float" office:value="1000" calcext:value-type="float">
            <text:p>1000</text:p>
          </table:table-cell>
          <table:table-cell table:formula="of:=[.$I$3]+([.A1002]*[.$I$2])" office:value-type="float" office:value="35720000" calcext:value-type="float">
            <text:p>35720000</text:p>
          </table:table-cell>
          <table:table-cell table:formula="of:=ROUND([.B1002]/1000;0)" office:value-type="float" office:value="35720" calcext:value-type="float">
            <text:p>35720</text:p>
          </table:table-cell>
          <table:table-cell table:formula="of:=[.B1002]/[.$I$4]" office:value-type="float" office:value="8930000" calcext:value-type="float">
            <text:p>8930000</text:p>
          </table:table-cell>
          <table:table-cell table:formula="of:=ROUND([.D1002]/1000;0)" office:value-type="float" office:value="8930" calcext:value-type="float">
            <text:p>8930</text:p>
          </table:table-cell>
          <table:table-cell table:formula="of:=[.D1002]/([.$I$1]+1)" office:value-type="float" office:value="558125" calcext:value-type="float">
            <text:p>558125</text:p>
          </table:table-cell>
          <table:table-cell table:formula="of:=ROUND([.F1002]/1000;2)" office:value-type="float" office:value="558.13" calcext:value-type="float">
            <text:p>558.13</text:p>
          </table:table-cell>
          <table:table-cell table:number-columns-repeated="11"/>
        </table:table-row>
        <table:table-row table:style-name="ro1">
          <table:table-cell table:formula="of:=1+[.A1002]" office:value-type="float" office:value="1001" calcext:value-type="float">
            <text:p>1001</text:p>
          </table:table-cell>
          <table:table-cell table:formula="of:=[.$I$3]+([.A1003]*[.$I$2])" office:value-type="float" office:value="35725000" calcext:value-type="float">
            <text:p>35725000</text:p>
          </table:table-cell>
          <table:table-cell table:formula="of:=ROUND([.B1003]/1000;0)" office:value-type="float" office:value="35725" calcext:value-type="float">
            <text:p>35725</text:p>
          </table:table-cell>
          <table:table-cell table:formula="of:=[.B1003]/[.$I$4]" office:value-type="float" office:value="8931250" calcext:value-type="float">
            <text:p>8931250</text:p>
          </table:table-cell>
          <table:table-cell table:formula="of:=ROUND([.D1003]/1000;0)" office:value-type="float" office:value="8931" calcext:value-type="float">
            <text:p>8931</text:p>
          </table:table-cell>
          <table:table-cell table:formula="of:=[.D1003]/([.$I$1]+1)" office:value-type="float" office:value="558203.125" calcext:value-type="float">
            <text:p>558203.125</text:p>
          </table:table-cell>
          <table:table-cell table:formula="of:=ROUND([.F1003]/1000;2)" office:value-type="float" office:value="558.2" calcext:value-type="float">
            <text:p>558.2</text:p>
          </table:table-cell>
          <table:table-cell table:number-columns-repeated="11"/>
        </table:table-row>
        <table:table-row table:style-name="ro1">
          <table:table-cell table:formula="of:=1+[.A1003]" office:value-type="float" office:value="1002" calcext:value-type="float">
            <text:p>1002</text:p>
          </table:table-cell>
          <table:table-cell table:formula="of:=[.$I$3]+([.A1004]*[.$I$2])" office:value-type="float" office:value="35730000" calcext:value-type="float">
            <text:p>35730000</text:p>
          </table:table-cell>
          <table:table-cell table:formula="of:=ROUND([.B1004]/1000;0)" office:value-type="float" office:value="35730" calcext:value-type="float">
            <text:p>35730</text:p>
          </table:table-cell>
          <table:table-cell table:formula="of:=[.B1004]/[.$I$4]" office:value-type="float" office:value="8932500" calcext:value-type="float">
            <text:p>8932500</text:p>
          </table:table-cell>
          <table:table-cell table:formula="of:=ROUND([.D1004]/1000;0)" office:value-type="float" office:value="8933" calcext:value-type="float">
            <text:p>8933</text:p>
          </table:table-cell>
          <table:table-cell table:formula="of:=[.D1004]/([.$I$1]+1)" office:value-type="float" office:value="558281.25" calcext:value-type="float">
            <text:p>558281.25</text:p>
          </table:table-cell>
          <table:table-cell table:formula="of:=ROUND([.F1004]/1000;2)" office:value-type="float" office:value="558.28" calcext:value-type="float">
            <text:p>558.28</text:p>
          </table:table-cell>
          <table:table-cell table:number-columns-repeated="11"/>
        </table:table-row>
        <table:table-row table:style-name="ro1">
          <table:table-cell table:formula="of:=1+[.A1004]" office:value-type="float" office:value="1003" calcext:value-type="float">
            <text:p>1003</text:p>
          </table:table-cell>
          <table:table-cell table:formula="of:=[.$I$3]+([.A1005]*[.$I$2])" office:value-type="float" office:value="35735000" calcext:value-type="float">
            <text:p>35735000</text:p>
          </table:table-cell>
          <table:table-cell table:formula="of:=ROUND([.B1005]/1000;0)" office:value-type="float" office:value="35735" calcext:value-type="float">
            <text:p>35735</text:p>
          </table:table-cell>
          <table:table-cell table:formula="of:=[.B1005]/[.$I$4]" office:value-type="float" office:value="8933750" calcext:value-type="float">
            <text:p>8933750</text:p>
          </table:table-cell>
          <table:table-cell table:formula="of:=ROUND([.D1005]/1000;0)" office:value-type="float" office:value="8934" calcext:value-type="float">
            <text:p>8934</text:p>
          </table:table-cell>
          <table:table-cell table:formula="of:=[.D1005]/([.$I$1]+1)" office:value-type="float" office:value="558359.375" calcext:value-type="float">
            <text:p>558359.375</text:p>
          </table:table-cell>
          <table:table-cell table:formula="of:=ROUND([.F1005]/1000;2)" office:value-type="float" office:value="558.36" calcext:value-type="float">
            <text:p>558.36</text:p>
          </table:table-cell>
          <table:table-cell table:number-columns-repeated="11"/>
        </table:table-row>
        <table:table-row table:style-name="ro1">
          <table:table-cell table:formula="of:=1+[.A1005]" office:value-type="float" office:value="1004" calcext:value-type="float">
            <text:p>1004</text:p>
          </table:table-cell>
          <table:table-cell table:formula="of:=[.$I$3]+([.A1006]*[.$I$2])" office:value-type="float" office:value="35740000" calcext:value-type="float">
            <text:p>35740000</text:p>
          </table:table-cell>
          <table:table-cell table:formula="of:=ROUND([.B1006]/1000;0)" office:value-type="float" office:value="35740" calcext:value-type="float">
            <text:p>35740</text:p>
          </table:table-cell>
          <table:table-cell table:formula="of:=[.B1006]/[.$I$4]" office:value-type="float" office:value="8935000" calcext:value-type="float">
            <text:p>8935000</text:p>
          </table:table-cell>
          <table:table-cell table:formula="of:=ROUND([.D1006]/1000;0)" office:value-type="float" office:value="8935" calcext:value-type="float">
            <text:p>8935</text:p>
          </table:table-cell>
          <table:table-cell table:formula="of:=[.D1006]/([.$I$1]+1)" office:value-type="float" office:value="558437.5" calcext:value-type="float">
            <text:p>558437.5</text:p>
          </table:table-cell>
          <table:table-cell table:formula="of:=ROUND([.F1006]/1000;2)" office:value-type="float" office:value="558.44" calcext:value-type="float">
            <text:p>558.44</text:p>
          </table:table-cell>
          <table:table-cell table:number-columns-repeated="11"/>
        </table:table-row>
        <table:table-row table:style-name="ro1">
          <table:table-cell table:formula="of:=1+[.A1006]" office:value-type="float" office:value="1005" calcext:value-type="float">
            <text:p>1005</text:p>
          </table:table-cell>
          <table:table-cell table:formula="of:=[.$I$3]+([.A1007]*[.$I$2])" office:value-type="float" office:value="35745000" calcext:value-type="float">
            <text:p>35745000</text:p>
          </table:table-cell>
          <table:table-cell table:formula="of:=ROUND([.B1007]/1000;0)" office:value-type="float" office:value="35745" calcext:value-type="float">
            <text:p>35745</text:p>
          </table:table-cell>
          <table:table-cell table:formula="of:=[.B1007]/[.$I$4]" office:value-type="float" office:value="8936250" calcext:value-type="float">
            <text:p>8936250</text:p>
          </table:table-cell>
          <table:table-cell table:formula="of:=ROUND([.D1007]/1000;0)" office:value-type="float" office:value="8936" calcext:value-type="float">
            <text:p>8936</text:p>
          </table:table-cell>
          <table:table-cell table:formula="of:=[.D1007]/([.$I$1]+1)" office:value-type="float" office:value="558515.625" calcext:value-type="float">
            <text:p>558515.625</text:p>
          </table:table-cell>
          <table:table-cell table:formula="of:=ROUND([.F1007]/1000;2)" office:value-type="float" office:value="558.52" calcext:value-type="float">
            <text:p>558.52</text:p>
          </table:table-cell>
          <table:table-cell table:number-columns-repeated="11"/>
        </table:table-row>
        <table:table-row table:style-name="ro1">
          <table:table-cell table:formula="of:=1+[.A1007]" office:value-type="float" office:value="1006" calcext:value-type="float">
            <text:p>1006</text:p>
          </table:table-cell>
          <table:table-cell table:formula="of:=[.$I$3]+([.A1008]*[.$I$2])" office:value-type="float" office:value="35750000" calcext:value-type="float">
            <text:p>35750000</text:p>
          </table:table-cell>
          <table:table-cell table:formula="of:=ROUND([.B1008]/1000;0)" office:value-type="float" office:value="35750" calcext:value-type="float">
            <text:p>35750</text:p>
          </table:table-cell>
          <table:table-cell table:formula="of:=[.B1008]/[.$I$4]" office:value-type="float" office:value="8937500" calcext:value-type="float">
            <text:p>8937500</text:p>
          </table:table-cell>
          <table:table-cell table:formula="of:=ROUND([.D1008]/1000;0)" office:value-type="float" office:value="8938" calcext:value-type="float">
            <text:p>8938</text:p>
          </table:table-cell>
          <table:table-cell table:formula="of:=[.D1008]/([.$I$1]+1)" office:value-type="float" office:value="558593.75" calcext:value-type="float">
            <text:p>558593.75</text:p>
          </table:table-cell>
          <table:table-cell table:formula="of:=ROUND([.F1008]/1000;2)" office:value-type="float" office:value="558.59" calcext:value-type="float">
            <text:p>558.59</text:p>
          </table:table-cell>
          <table:table-cell table:number-columns-repeated="11"/>
        </table:table-row>
        <table:table-row table:style-name="ro1">
          <table:table-cell table:formula="of:=1+[.A1008]" office:value-type="float" office:value="1007" calcext:value-type="float">
            <text:p>1007</text:p>
          </table:table-cell>
          <table:table-cell table:formula="of:=[.$I$3]+([.A1009]*[.$I$2])" office:value-type="float" office:value="35755000" calcext:value-type="float">
            <text:p>35755000</text:p>
          </table:table-cell>
          <table:table-cell table:formula="of:=ROUND([.B1009]/1000;0)" office:value-type="float" office:value="35755" calcext:value-type="float">
            <text:p>35755</text:p>
          </table:table-cell>
          <table:table-cell table:formula="of:=[.B1009]/[.$I$4]" office:value-type="float" office:value="8938750" calcext:value-type="float">
            <text:p>8938750</text:p>
          </table:table-cell>
          <table:table-cell table:formula="of:=ROUND([.D1009]/1000;0)" office:value-type="float" office:value="8939" calcext:value-type="float">
            <text:p>8939</text:p>
          </table:table-cell>
          <table:table-cell table:formula="of:=[.D1009]/([.$I$1]+1)" office:value-type="float" office:value="558671.875" calcext:value-type="float">
            <text:p>558671.875</text:p>
          </table:table-cell>
          <table:table-cell table:formula="of:=ROUND([.F1009]/1000;2)" office:value-type="float" office:value="558.67" calcext:value-type="float">
            <text:p>558.67</text:p>
          </table:table-cell>
          <table:table-cell table:number-columns-repeated="11"/>
        </table:table-row>
        <table:table-row table:style-name="ro1">
          <table:table-cell table:formula="of:=1+[.A1009]" office:value-type="float" office:value="1008" calcext:value-type="float">
            <text:p>1008</text:p>
          </table:table-cell>
          <table:table-cell table:formula="of:=[.$I$3]+([.A1010]*[.$I$2])" office:value-type="float" office:value="35760000" calcext:value-type="float">
            <text:p>35760000</text:p>
          </table:table-cell>
          <table:table-cell table:formula="of:=ROUND([.B1010]/1000;0)" office:value-type="float" office:value="35760" calcext:value-type="float">
            <text:p>35760</text:p>
          </table:table-cell>
          <table:table-cell table:formula="of:=[.B1010]/[.$I$4]" office:value-type="float" office:value="8940000" calcext:value-type="float">
            <text:p>8940000</text:p>
          </table:table-cell>
          <table:table-cell table:formula="of:=ROUND([.D1010]/1000;0)" office:value-type="float" office:value="8940" calcext:value-type="float">
            <text:p>8940</text:p>
          </table:table-cell>
          <table:table-cell table:formula="of:=[.D1010]/([.$I$1]+1)" office:value-type="float" office:value="558750" calcext:value-type="float">
            <text:p>558750</text:p>
          </table:table-cell>
          <table:table-cell table:formula="of:=ROUND([.F1010]/1000;2)" office:value-type="float" office:value="558.75" calcext:value-type="float">
            <text:p>558.75</text:p>
          </table:table-cell>
          <table:table-cell table:number-columns-repeated="11"/>
        </table:table-row>
        <table:table-row table:style-name="ro1">
          <table:table-cell table:formula="of:=1+[.A1010]" office:value-type="float" office:value="1009" calcext:value-type="float">
            <text:p>1009</text:p>
          </table:table-cell>
          <table:table-cell table:formula="of:=[.$I$3]+([.A1011]*[.$I$2])" office:value-type="float" office:value="35765000" calcext:value-type="float">
            <text:p>35765000</text:p>
          </table:table-cell>
          <table:table-cell table:formula="of:=ROUND([.B1011]/1000;0)" office:value-type="float" office:value="35765" calcext:value-type="float">
            <text:p>35765</text:p>
          </table:table-cell>
          <table:table-cell table:formula="of:=[.B1011]/[.$I$4]" office:value-type="float" office:value="8941250" calcext:value-type="float">
            <text:p>8941250</text:p>
          </table:table-cell>
          <table:table-cell table:formula="of:=ROUND([.D1011]/1000;0)" office:value-type="float" office:value="8941" calcext:value-type="float">
            <text:p>8941</text:p>
          </table:table-cell>
          <table:table-cell table:formula="of:=[.D1011]/([.$I$1]+1)" office:value-type="float" office:value="558828.125" calcext:value-type="float">
            <text:p>558828.125</text:p>
          </table:table-cell>
          <table:table-cell table:formula="of:=ROUND([.F1011]/1000;2)" office:value-type="float" office:value="558.83" calcext:value-type="float">
            <text:p>558.83</text:p>
          </table:table-cell>
          <table:table-cell table:number-columns-repeated="11"/>
        </table:table-row>
        <table:table-row table:style-name="ro1">
          <table:table-cell table:formula="of:=1+[.A1011]" office:value-type="float" office:value="1010" calcext:value-type="float">
            <text:p>1010</text:p>
          </table:table-cell>
          <table:table-cell table:formula="of:=[.$I$3]+([.A1012]*[.$I$2])" office:value-type="float" office:value="35770000" calcext:value-type="float">
            <text:p>35770000</text:p>
          </table:table-cell>
          <table:table-cell table:formula="of:=ROUND([.B1012]/1000;0)" office:value-type="float" office:value="35770" calcext:value-type="float">
            <text:p>35770</text:p>
          </table:table-cell>
          <table:table-cell table:formula="of:=[.B1012]/[.$I$4]" office:value-type="float" office:value="8942500" calcext:value-type="float">
            <text:p>8942500</text:p>
          </table:table-cell>
          <table:table-cell table:formula="of:=ROUND([.D1012]/1000;0)" office:value-type="float" office:value="8943" calcext:value-type="float">
            <text:p>8943</text:p>
          </table:table-cell>
          <table:table-cell table:formula="of:=[.D1012]/([.$I$1]+1)" office:value-type="float" office:value="558906.25" calcext:value-type="float">
            <text:p>558906.25</text:p>
          </table:table-cell>
          <table:table-cell table:formula="of:=ROUND([.F1012]/1000;2)" office:value-type="float" office:value="558.91" calcext:value-type="float">
            <text:p>558.91</text:p>
          </table:table-cell>
          <table:table-cell table:number-columns-repeated="11"/>
        </table:table-row>
        <table:table-row table:style-name="ro1">
          <table:table-cell table:formula="of:=1+[.A1012]" office:value-type="float" office:value="1011" calcext:value-type="float">
            <text:p>1011</text:p>
          </table:table-cell>
          <table:table-cell table:formula="of:=[.$I$3]+([.A1013]*[.$I$2])" office:value-type="float" office:value="35775000" calcext:value-type="float">
            <text:p>35775000</text:p>
          </table:table-cell>
          <table:table-cell table:formula="of:=ROUND([.B1013]/1000;0)" office:value-type="float" office:value="35775" calcext:value-type="float">
            <text:p>35775</text:p>
          </table:table-cell>
          <table:table-cell table:formula="of:=[.B1013]/[.$I$4]" office:value-type="float" office:value="8943750" calcext:value-type="float">
            <text:p>8943750</text:p>
          </table:table-cell>
          <table:table-cell table:formula="of:=ROUND([.D1013]/1000;0)" office:value-type="float" office:value="8944" calcext:value-type="float">
            <text:p>8944</text:p>
          </table:table-cell>
          <table:table-cell table:formula="of:=[.D1013]/([.$I$1]+1)" office:value-type="float" office:value="558984.375" calcext:value-type="float">
            <text:p>558984.375</text:p>
          </table:table-cell>
          <table:table-cell table:formula="of:=ROUND([.F1013]/1000;2)" office:value-type="float" office:value="558.98" calcext:value-type="float">
            <text:p>558.98</text:p>
          </table:table-cell>
          <table:table-cell table:number-columns-repeated="11"/>
        </table:table-row>
        <table:table-row table:style-name="ro1">
          <table:table-cell table:formula="of:=1+[.A1013]" office:value-type="float" office:value="1012" calcext:value-type="float">
            <text:p>1012</text:p>
          </table:table-cell>
          <table:table-cell table:formula="of:=[.$I$3]+([.A1014]*[.$I$2])" office:value-type="float" office:value="35780000" calcext:value-type="float">
            <text:p>35780000</text:p>
          </table:table-cell>
          <table:table-cell table:formula="of:=ROUND([.B1014]/1000;0)" office:value-type="float" office:value="35780" calcext:value-type="float">
            <text:p>35780</text:p>
          </table:table-cell>
          <table:table-cell table:formula="of:=[.B1014]/[.$I$4]" office:value-type="float" office:value="8945000" calcext:value-type="float">
            <text:p>8945000</text:p>
          </table:table-cell>
          <table:table-cell table:formula="of:=ROUND([.D1014]/1000;0)" office:value-type="float" office:value="8945" calcext:value-type="float">
            <text:p>8945</text:p>
          </table:table-cell>
          <table:table-cell table:formula="of:=[.D1014]/([.$I$1]+1)" office:value-type="float" office:value="559062.5" calcext:value-type="float">
            <text:p>559062.5</text:p>
          </table:table-cell>
          <table:table-cell table:formula="of:=ROUND([.F1014]/1000;2)" office:value-type="float" office:value="559.06" calcext:value-type="float">
            <text:p>559.06</text:p>
          </table:table-cell>
          <table:table-cell table:number-columns-repeated="11"/>
        </table:table-row>
        <table:table-row table:style-name="ro1">
          <table:table-cell table:formula="of:=1+[.A1014]" office:value-type="float" office:value="1013" calcext:value-type="float">
            <text:p>1013</text:p>
          </table:table-cell>
          <table:table-cell table:formula="of:=[.$I$3]+([.A1015]*[.$I$2])" office:value-type="float" office:value="35785000" calcext:value-type="float">
            <text:p>35785000</text:p>
          </table:table-cell>
          <table:table-cell table:formula="of:=ROUND([.B1015]/1000;0)" office:value-type="float" office:value="35785" calcext:value-type="float">
            <text:p>35785</text:p>
          </table:table-cell>
          <table:table-cell table:formula="of:=[.B1015]/[.$I$4]" office:value-type="float" office:value="8946250" calcext:value-type="float">
            <text:p>8946250</text:p>
          </table:table-cell>
          <table:table-cell table:formula="of:=ROUND([.D1015]/1000;0)" office:value-type="float" office:value="8946" calcext:value-type="float">
            <text:p>8946</text:p>
          </table:table-cell>
          <table:table-cell table:formula="of:=[.D1015]/([.$I$1]+1)" office:value-type="float" office:value="559140.625" calcext:value-type="float">
            <text:p>559140.625</text:p>
          </table:table-cell>
          <table:table-cell table:formula="of:=ROUND([.F1015]/1000;2)" office:value-type="float" office:value="559.14" calcext:value-type="float">
            <text:p>559.14</text:p>
          </table:table-cell>
          <table:table-cell table:number-columns-repeated="11"/>
        </table:table-row>
        <table:table-row table:style-name="ro1">
          <table:table-cell table:formula="of:=1+[.A1015]" office:value-type="float" office:value="1014" calcext:value-type="float">
            <text:p>1014</text:p>
          </table:table-cell>
          <table:table-cell table:formula="of:=[.$I$3]+([.A1016]*[.$I$2])" office:value-type="float" office:value="35790000" calcext:value-type="float">
            <text:p>35790000</text:p>
          </table:table-cell>
          <table:table-cell table:formula="of:=ROUND([.B1016]/1000;0)" office:value-type="float" office:value="35790" calcext:value-type="float">
            <text:p>35790</text:p>
          </table:table-cell>
          <table:table-cell table:formula="of:=[.B1016]/[.$I$4]" office:value-type="float" office:value="8947500" calcext:value-type="float">
            <text:p>8947500</text:p>
          </table:table-cell>
          <table:table-cell table:formula="of:=ROUND([.D1016]/1000;0)" office:value-type="float" office:value="8948" calcext:value-type="float">
            <text:p>8948</text:p>
          </table:table-cell>
          <table:table-cell table:formula="of:=[.D1016]/([.$I$1]+1)" office:value-type="float" office:value="559218.75" calcext:value-type="float">
            <text:p>559218.75</text:p>
          </table:table-cell>
          <table:table-cell table:formula="of:=ROUND([.F1016]/1000;2)" office:value-type="float" office:value="559.22" calcext:value-type="float">
            <text:p>559.22</text:p>
          </table:table-cell>
          <table:table-cell table:number-columns-repeated="11"/>
        </table:table-row>
        <table:table-row table:style-name="ro1">
          <table:table-cell table:formula="of:=1+[.A1016]" office:value-type="float" office:value="1015" calcext:value-type="float">
            <text:p>1015</text:p>
          </table:table-cell>
          <table:table-cell table:formula="of:=[.$I$3]+([.A1017]*[.$I$2])" office:value-type="float" office:value="35795000" calcext:value-type="float">
            <text:p>35795000</text:p>
          </table:table-cell>
          <table:table-cell table:formula="of:=ROUND([.B1017]/1000;0)" office:value-type="float" office:value="35795" calcext:value-type="float">
            <text:p>35795</text:p>
          </table:table-cell>
          <table:table-cell table:formula="of:=[.B1017]/[.$I$4]" office:value-type="float" office:value="8948750" calcext:value-type="float">
            <text:p>8948750</text:p>
          </table:table-cell>
          <table:table-cell table:formula="of:=ROUND([.D1017]/1000;0)" office:value-type="float" office:value="8949" calcext:value-type="float">
            <text:p>8949</text:p>
          </table:table-cell>
          <table:table-cell table:formula="of:=[.D1017]/([.$I$1]+1)" office:value-type="float" office:value="559296.875" calcext:value-type="float">
            <text:p>559296.875</text:p>
          </table:table-cell>
          <table:table-cell table:formula="of:=ROUND([.F1017]/1000;2)" office:value-type="float" office:value="559.3" calcext:value-type="float">
            <text:p>559.3</text:p>
          </table:table-cell>
          <table:table-cell table:number-columns-repeated="11"/>
        </table:table-row>
        <table:table-row table:style-name="ro1">
          <table:table-cell table:formula="of:=1+[.A1017]" office:value-type="float" office:value="1016" calcext:value-type="float">
            <text:p>1016</text:p>
          </table:table-cell>
          <table:table-cell table:formula="of:=[.$I$3]+([.A1018]*[.$I$2])" office:value-type="float" office:value="35800000" calcext:value-type="float">
            <text:p>35800000</text:p>
          </table:table-cell>
          <table:table-cell table:formula="of:=ROUND([.B1018]/1000;0)" office:value-type="float" office:value="35800" calcext:value-type="float">
            <text:p>35800</text:p>
          </table:table-cell>
          <table:table-cell table:formula="of:=[.B1018]/[.$I$4]" office:value-type="float" office:value="8950000" calcext:value-type="float">
            <text:p>8950000</text:p>
          </table:table-cell>
          <table:table-cell table:formula="of:=ROUND([.D1018]/1000;0)" office:value-type="float" office:value="8950" calcext:value-type="float">
            <text:p>8950</text:p>
          </table:table-cell>
          <table:table-cell table:formula="of:=[.D1018]/([.$I$1]+1)" office:value-type="float" office:value="559375" calcext:value-type="float">
            <text:p>559375</text:p>
          </table:table-cell>
          <table:table-cell table:formula="of:=ROUND([.F1018]/1000;2)" office:value-type="float" office:value="559.38" calcext:value-type="float">
            <text:p>559.38</text:p>
          </table:table-cell>
          <table:table-cell table:number-columns-repeated="11"/>
        </table:table-row>
        <table:table-row table:style-name="ro1">
          <table:table-cell table:formula="of:=1+[.A1018]" office:value-type="float" office:value="1017" calcext:value-type="float">
            <text:p>1017</text:p>
          </table:table-cell>
          <table:table-cell table:formula="of:=[.$I$3]+([.A1019]*[.$I$2])" office:value-type="float" office:value="35805000" calcext:value-type="float">
            <text:p>35805000</text:p>
          </table:table-cell>
          <table:table-cell table:formula="of:=ROUND([.B1019]/1000;0)" office:value-type="float" office:value="35805" calcext:value-type="float">
            <text:p>35805</text:p>
          </table:table-cell>
          <table:table-cell table:formula="of:=[.B1019]/[.$I$4]" office:value-type="float" office:value="8951250" calcext:value-type="float">
            <text:p>8951250</text:p>
          </table:table-cell>
          <table:table-cell table:formula="of:=ROUND([.D1019]/1000;0)" office:value-type="float" office:value="8951" calcext:value-type="float">
            <text:p>8951</text:p>
          </table:table-cell>
          <table:table-cell table:formula="of:=[.D1019]/([.$I$1]+1)" office:value-type="float" office:value="559453.125" calcext:value-type="float">
            <text:p>559453.125</text:p>
          </table:table-cell>
          <table:table-cell table:formula="of:=ROUND([.F1019]/1000;2)" office:value-type="float" office:value="559.45" calcext:value-type="float">
            <text:p>559.45</text:p>
          </table:table-cell>
          <table:table-cell table:number-columns-repeated="11"/>
        </table:table-row>
        <table:table-row table:style-name="ro1">
          <table:table-cell table:formula="of:=1+[.A1019]" office:value-type="float" office:value="1018" calcext:value-type="float">
            <text:p>1018</text:p>
          </table:table-cell>
          <table:table-cell table:formula="of:=[.$I$3]+([.A1020]*[.$I$2])" office:value-type="float" office:value="35810000" calcext:value-type="float">
            <text:p>35810000</text:p>
          </table:table-cell>
          <table:table-cell table:formula="of:=ROUND([.B1020]/1000;0)" office:value-type="float" office:value="35810" calcext:value-type="float">
            <text:p>35810</text:p>
          </table:table-cell>
          <table:table-cell table:formula="of:=[.B1020]/[.$I$4]" office:value-type="float" office:value="8952500" calcext:value-type="float">
            <text:p>8952500</text:p>
          </table:table-cell>
          <table:table-cell table:formula="of:=ROUND([.D1020]/1000;0)" office:value-type="float" office:value="8953" calcext:value-type="float">
            <text:p>8953</text:p>
          </table:table-cell>
          <table:table-cell table:formula="of:=[.D1020]/([.$I$1]+1)" office:value-type="float" office:value="559531.25" calcext:value-type="float">
            <text:p>559531.25</text:p>
          </table:table-cell>
          <table:table-cell table:formula="of:=ROUND([.F1020]/1000;2)" office:value-type="float" office:value="559.53" calcext:value-type="float">
            <text:p>559.53</text:p>
          </table:table-cell>
          <table:table-cell table:number-columns-repeated="11"/>
        </table:table-row>
        <table:table-row table:style-name="ro1">
          <table:table-cell table:formula="of:=1+[.A1020]" office:value-type="float" office:value="1019" calcext:value-type="float">
            <text:p>1019</text:p>
          </table:table-cell>
          <table:table-cell table:formula="of:=[.$I$3]+([.A1021]*[.$I$2])" office:value-type="float" office:value="35815000" calcext:value-type="float">
            <text:p>35815000</text:p>
          </table:table-cell>
          <table:table-cell table:formula="of:=ROUND([.B1021]/1000;0)" office:value-type="float" office:value="35815" calcext:value-type="float">
            <text:p>35815</text:p>
          </table:table-cell>
          <table:table-cell table:formula="of:=[.B1021]/[.$I$4]" office:value-type="float" office:value="8953750" calcext:value-type="float">
            <text:p>8953750</text:p>
          </table:table-cell>
          <table:table-cell table:formula="of:=ROUND([.D1021]/1000;0)" office:value-type="float" office:value="8954" calcext:value-type="float">
            <text:p>8954</text:p>
          </table:table-cell>
          <table:table-cell table:formula="of:=[.D1021]/([.$I$1]+1)" office:value-type="float" office:value="559609.375" calcext:value-type="float">
            <text:p>559609.375</text:p>
          </table:table-cell>
          <table:table-cell table:formula="of:=ROUND([.F1021]/1000;2)" office:value-type="float" office:value="559.61" calcext:value-type="float">
            <text:p>559.61</text:p>
          </table:table-cell>
          <table:table-cell table:number-columns-repeated="11"/>
        </table:table-row>
        <table:table-row table:style-name="ro1">
          <table:table-cell table:formula="of:=1+[.A1021]" office:value-type="float" office:value="1020" calcext:value-type="float">
            <text:p>1020</text:p>
          </table:table-cell>
          <table:table-cell table:formula="of:=[.$I$3]+([.A1022]*[.$I$2])" office:value-type="float" office:value="35820000" calcext:value-type="float">
            <text:p>35820000</text:p>
          </table:table-cell>
          <table:table-cell table:formula="of:=ROUND([.B1022]/1000;0)" office:value-type="float" office:value="35820" calcext:value-type="float">
            <text:p>35820</text:p>
          </table:table-cell>
          <table:table-cell table:formula="of:=[.B1022]/[.$I$4]" office:value-type="float" office:value="8955000" calcext:value-type="float">
            <text:p>8955000</text:p>
          </table:table-cell>
          <table:table-cell table:formula="of:=ROUND([.D1022]/1000;0)" office:value-type="float" office:value="8955" calcext:value-type="float">
            <text:p>8955</text:p>
          </table:table-cell>
          <table:table-cell table:formula="of:=[.D1022]/([.$I$1]+1)" office:value-type="float" office:value="559687.5" calcext:value-type="float">
            <text:p>559687.5</text:p>
          </table:table-cell>
          <table:table-cell table:formula="of:=ROUND([.F1022]/1000;2)" office:value-type="float" office:value="559.69" calcext:value-type="float">
            <text:p>559.69</text:p>
          </table:table-cell>
          <table:table-cell table:number-columns-repeated="11"/>
        </table:table-row>
        <table:table-row table:style-name="ro1">
          <table:table-cell table:formula="of:=1+[.A1022]" office:value-type="float" office:value="1021" calcext:value-type="float">
            <text:p>1021</text:p>
          </table:table-cell>
          <table:table-cell table:formula="of:=[.$I$3]+([.A1023]*[.$I$2])" office:value-type="float" office:value="35825000" calcext:value-type="float">
            <text:p>35825000</text:p>
          </table:table-cell>
          <table:table-cell table:formula="of:=ROUND([.B1023]/1000;0)" office:value-type="float" office:value="35825" calcext:value-type="float">
            <text:p>35825</text:p>
          </table:table-cell>
          <table:table-cell table:formula="of:=[.B1023]/[.$I$4]" office:value-type="float" office:value="8956250" calcext:value-type="float">
            <text:p>8956250</text:p>
          </table:table-cell>
          <table:table-cell table:formula="of:=ROUND([.D1023]/1000;0)" office:value-type="float" office:value="8956" calcext:value-type="float">
            <text:p>8956</text:p>
          </table:table-cell>
          <table:table-cell table:formula="of:=[.D1023]/([.$I$1]+1)" office:value-type="float" office:value="559765.625" calcext:value-type="float">
            <text:p>559765.625</text:p>
          </table:table-cell>
          <table:table-cell table:formula="of:=ROUND([.F1023]/1000;2)" office:value-type="float" office:value="559.77" calcext:value-type="float">
            <text:p>559.77</text:p>
          </table:table-cell>
          <table:table-cell table:number-columns-repeated="11"/>
        </table:table-row>
        <table:table-row table:style-name="ro1">
          <table:table-cell table:formula="of:=1+[.A1023]" office:value-type="float" office:value="1022" calcext:value-type="float">
            <text:p>1022</text:p>
          </table:table-cell>
          <table:table-cell table:formula="of:=[.$I$3]+([.A1024]*[.$I$2])" office:value-type="float" office:value="35830000" calcext:value-type="float">
            <text:p>35830000</text:p>
          </table:table-cell>
          <table:table-cell table:formula="of:=ROUND([.B1024]/1000;0)" office:value-type="float" office:value="35830" calcext:value-type="float">
            <text:p>35830</text:p>
          </table:table-cell>
          <table:table-cell table:formula="of:=[.B1024]/[.$I$4]" office:value-type="float" office:value="8957500" calcext:value-type="float">
            <text:p>8957500</text:p>
          </table:table-cell>
          <table:table-cell table:formula="of:=ROUND([.D1024]/1000;0)" office:value-type="float" office:value="8958" calcext:value-type="float">
            <text:p>8958</text:p>
          </table:table-cell>
          <table:table-cell table:formula="of:=[.D1024]/([.$I$1]+1)" office:value-type="float" office:value="559843.75" calcext:value-type="float">
            <text:p>559843.75</text:p>
          </table:table-cell>
          <table:table-cell table:formula="of:=ROUND([.F1024]/1000;2)" office:value-type="float" office:value="559.84" calcext:value-type="float">
            <text:p>559.84</text:p>
          </table:table-cell>
          <table:table-cell table:number-columns-repeated="11"/>
        </table:table-row>
        <table:table-row table:style-name="ro1">
          <table:table-cell table:formula="of:=1+[.A1024]" office:value-type="float" office:value="1023" calcext:value-type="float">
            <text:p>1023</text:p>
          </table:table-cell>
          <table:table-cell table:formula="of:=[.$I$3]+([.A1025]*[.$I$2])" office:value-type="float" office:value="35835000" calcext:value-type="float">
            <text:p>35835000</text:p>
          </table:table-cell>
          <table:table-cell table:formula="of:=ROUND([.B1025]/1000;0)" office:value-type="float" office:value="35835" calcext:value-type="float">
            <text:p>35835</text:p>
          </table:table-cell>
          <table:table-cell table:formula="of:=[.B1025]/[.$I$4]" office:value-type="float" office:value="8958750" calcext:value-type="float">
            <text:p>8958750</text:p>
          </table:table-cell>
          <table:table-cell table:formula="of:=ROUND([.D1025]/1000;0)" office:value-type="float" office:value="8959" calcext:value-type="float">
            <text:p>8959</text:p>
          </table:table-cell>
          <table:table-cell table:formula="of:=[.D1025]/([.$I$1]+1)" office:value-type="float" office:value="559921.875" calcext:value-type="float">
            <text:p>559921.875</text:p>
          </table:table-cell>
          <table:table-cell table:formula="of:=ROUND([.F1025]/1000;2)" office:value-type="float" office:value="559.92" calcext:value-type="float">
            <text:p>559.9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 style:data-style-name="N2" text:time-value="16:05:01.822810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5T08:23:55.101735800</meta:creation-date>
    <dc:date>2023-03-29T11:14:24.812901660</dc:date>
    <meta:editing-duration>P1DT19H11M59S</meta:editing-duration>
    <meta:editing-cycles>15</meta:editing-cycles>
    <meta:generator>LibreOffice/6.4.7.2$Linux_X86_64 LibreOffice_project/40$Build-2</meta:generator>
    <meta:document-statistic meta:table-count="1" meta:cell-count="7377" meta:object-count="0"/>
  </office:meta>
</office:document-meta>
</file>